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8.76pt"/>
    </style:style>
    <style:style style:name="co2" style:family="table-column">
      <style:table-column-properties fo:break-before="auto" style:column-width="103.61pt"/>
    </style:style>
    <style:style style:name="co3" style:family="table-column">
      <style:table-column-properties fo:break-before="auto" style:column-width="72.26pt"/>
    </style:style>
    <style:style style:name="co4" style:family="table-column">
      <style:table-column-properties fo:break-before="auto" style:column-width="66.76pt"/>
    </style:style>
    <style:style style:name="co5" style:family="table-column">
      <style:table-column-properties fo:break-before="auto" style:column-width="11.9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librateCSV_20191118_2007_100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12" table:default-cell-style-name="Default"/>
        <table:table-column table:style-name="co3" table:number-columns-repeated="8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Seconds</text:p>
          </table:table-cell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TempC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ad2</text:p>
          </table:table-cell>
          <table:table-cell office:value-type="string" calcext:value-type="string">
            <text:p><text:s/>ad4</text:p>
          </table:table-cell>
          <table:table-cell office:value-type="string" calcext:value-type="string">
            <text:p><text:s/>ad5</text:p>
          </table:table-cell>
          <table:table-cell office:value-type="string" calcext:value-type="string">
            <text:p><text:s/>ad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m1.0</text:p>
          </table:table-cell>
          <table:table-cell office:value-type="string" calcext:value-type="string">
            <text:p><text:s/>m1.1</text:p>
          </table:table-cell>
          <table:table-cell office:value-type="string" calcext:value-type="string">
            <text:p><text:s/>m1.2</text:p>
          </table:table-cell>
          <table:table-cell office:value-type="string" calcext:value-type="string">
            <text:p><text:s/>m1.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mv.0</text:p>
          </table:table-cell>
          <table:table-cell office:value-type="string" calcext:value-type="string">
            <text:p><text:s/>mv.1</text:p>
          </table:table-cell>
          <table:table-cell office:value-type="string" calcext:value-type="string">
            <text:p><text:s/>mv.2</text:p>
          </table:table-cell>
          <table:table-cell office:value-type="string" calcext:value-type="string">
            <text:p><text:s/>mv.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KR.0</text:p>
          </table:table-cell>
          <table:table-cell office:value-type="string" calcext:value-type="string">
            <text:p><text:s/>KR.1</text:p>
          </table:table-cell>
          <table:table-cell office:value-type="string" calcext:value-type="string">
            <text:p><text:s/>KR.2</text:p>
          </table:table-cell>
          <table:table-cell office:value-type="string" calcext:value-type="string">
            <text:p><text:s/>KR.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K0.0</text:p>
          </table:table-cell>
          <table:table-cell office:value-type="string" calcext:value-type="string">
            <text:p><text:s/>K0.1</text:p>
          </table:table-cell>
          <table:table-cell office:value-type="string" calcext:value-type="string">
            <text:p><text:s/>K0.2</text:p>
          </table:table-cell>
          <table:table-cell office:value-type="string" calcext:value-type="string">
            <text:p><text:s/>K0.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2019-11-18 20:07:07</text:p>
          </table:table-cell>
          <table:table-cell office:value-type="float" office:value="25.25131" calcext:value-type="float">
            <text:p>25.25131</text:p>
          </table:table-cell>
          <table:table-cell office:value-type="string" calcext:value-type="string">
            <text:p><text:s/></text:p>
          </table:table-cell>
          <table:table-cell office:value-type="float" office:value="0.571543046" calcext:value-type="float">
            <text:p>0.571543046</text:p>
          </table:table-cell>
          <table:table-cell office:value-type="float" office:value="0.42003875" calcext:value-type="float">
            <text:p>0.42003875</text:p>
          </table:table-cell>
          <table:table-cell office:value-type="float" office:value="0.534877245" calcext:value-type="float">
            <text:p>0.534877245</text:p>
          </table:table-cell>
          <table:table-cell office:value-type="float" office:value="0.478829203" calcext:value-type="float">
            <text:p>0.478829203</text:p>
          </table:table-cell>
          <table:table-cell/>
          <table:table-cell office:value-type="float" office:value="0.004669469" calcext:value-type="float">
            <text:p>0.004669469</text:p>
          </table:table-cell>
          <table:table-cell office:value-type="float" office:value="0.003431689" calcext:value-type="float">
            <text:p>0.003431689</text:p>
          </table:table-cell>
          <table:table-cell office:value-type="float" office:value="0.004369912" calcext:value-type="float">
            <text:p>0.004369912</text:p>
          </table:table-cell>
          <table:table-cell office:value-type="float" office:value="0.003912003" calcext:value-type="float">
            <text:p>0.003912003</text:p>
          </table:table-cell>
          <table:table-cell/>
          <table:table-cell office:value-type="float" office:value="0.003630867" calcext:value-type="float">
            <text:p>0.003630867</text:p>
          </table:table-cell>
          <table:table-cell office:value-type="float" office:value="0.002393086" calcext:value-type="float">
            <text:p>0.002393086</text:p>
          </table:table-cell>
          <table:table-cell office:value-type="float" office:value="0.003331309" calcext:value-type="float">
            <text:p>0.003331309</text:p>
          </table:table-cell>
          <table:table-cell office:value-type="float" office:value="0.002873401" calcext:value-type="float">
            <text:p>0.002873401</text:p>
          </table:table-cell>
          <table:table-cell/>
          <table:table-cell office:value-type="float" office:value="25.34089659" calcext:value-type="float">
            <text:p>25.34089659</text:p>
          </table:table-cell>
          <table:table-cell office:value-type="float" office:value="25.310356397" calcext:value-type="float">
            <text:p>25.310356397</text:p>
          </table:table-cell>
          <table:table-cell office:value-type="float" office:value="25.333505585" calcext:value-type="float">
            <text:p>25.333505585</text:p>
          </table:table-cell>
          <table:table-cell office:value-type="float" office:value="25.322207459" calcext:value-type="float">
            <text:p>25.322207459</text:p>
          </table:table-cell>
          <table:table-cell/>
          <table:table-cell office:value-type="float" office:value="0.092031585" calcext:value-type="float">
            <text:p>0.092031585</text:p>
          </table:table-cell>
          <table:table-cell office:value-type="float" office:value="0.060658727" calcext:value-type="float">
            <text:p>0.060658727</text:p>
          </table:table-cell>
          <table:table-cell office:value-type="float" office:value="0.0844391" calcext:value-type="float">
            <text:p>0.0844391</text:p>
          </table:table-cell>
          <table:table-cell office:value-type="float" office:value="0.072832946" calcext:value-type="float">
            <text:p>0.0728329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2019-11-18 20:07:09</text:p>
          </table:table-cell>
          <table:table-cell office:value-type="float" office:value="25.2412" calcext:value-type="float">
            <text:p>25.2412</text:p>
          </table:table-cell>
          <table:table-cell office:value-type="string" calcext:value-type="string">
            <text:p><text:s/></text:p>
          </table:table-cell>
          <table:table-cell office:value-type="float" office:value="0.572034785" calcext:value-type="float">
            <text:p>0.572034785</text:p>
          </table:table-cell>
          <table:table-cell office:value-type="float" office:value="0.414879968" calcext:value-type="float">
            <text:p>0.414879968</text:p>
          </table:table-cell>
          <table:table-cell office:value-type="float" office:value="0.540953939" calcext:value-type="float">
            <text:p>0.540953939</text:p>
          </table:table-cell>
          <table:table-cell office:value-type="float" office:value="0.480027256" calcext:value-type="float">
            <text:p>0.480027256</text:p>
          </table:table-cell>
          <table:table-cell/>
          <table:table-cell office:value-type="float" office:value="0.004673487" calcext:value-type="float">
            <text:p>0.004673487</text:p>
          </table:table-cell>
          <table:table-cell office:value-type="float" office:value="0.003389542" calcext:value-type="float">
            <text:p>0.003389542</text:p>
          </table:table-cell>
          <table:table-cell office:value-type="float" office:value="0.004419558" calcext:value-type="float">
            <text:p>0.004419558</text:p>
          </table:table-cell>
          <table:table-cell office:value-type="float" office:value="0.003921791" calcext:value-type="float">
            <text:p>0.003921791</text:p>
          </table:table-cell>
          <table:table-cell/>
          <table:table-cell office:value-type="float" office:value="0.003634884" calcext:value-type="float">
            <text:p>0.003634884</text:p>
          </table:table-cell>
          <table:table-cell office:value-type="float" office:value="0.002350939" calcext:value-type="float">
            <text:p>0.002350939</text:p>
          </table:table-cell>
          <table:table-cell office:value-type="float" office:value="0.003380956" calcext:value-type="float">
            <text:p>0.003380956</text:p>
          </table:table-cell>
          <table:table-cell office:value-type="float" office:value="0.002883189" calcext:value-type="float">
            <text:p>0.002883189</text:p>
          </table:table-cell>
          <table:table-cell/>
          <table:table-cell office:value-type="float" office:value="25.330888483" calcext:value-type="float">
            <text:p>25.330888483</text:p>
          </table:table-cell>
          <table:table-cell office:value-type="float" office:value="25.29920896" calcext:value-type="float">
            <text:p>25.29920896</text:p>
          </table:table-cell>
          <table:table-cell office:value-type="float" office:value="25.324623227" calcext:value-type="float">
            <text:p>25.324623227</text:p>
          </table:table-cell>
          <table:table-cell office:value-type="float" office:value="25.312341565" calcext:value-type="float">
            <text:p>25.312341565</text:p>
          </table:table-cell>
          <table:table-cell/>
          <table:table-cell office:value-type="float" office:value="0.09213341" calcext:value-type="float">
            <text:p>0.09213341</text:p>
          </table:table-cell>
          <table:table-cell office:value-type="float" office:value="0.059590448" calcext:value-type="float">
            <text:p>0.059590448</text:p>
          </table:table-cell>
          <table:table-cell office:value-type="float" office:value="0.085697422" calcext:value-type="float">
            <text:p>0.085697422</text:p>
          </table:table-cell>
          <table:table-cell office:value-type="float" office:value="0.073081035" calcext:value-type="float">
            <text:p>0.0730810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2019-11-18 20:07:10</text:p>
          </table:table-cell>
          <table:table-cell office:value-type="float" office:value="25.23615" calcext:value-type="float">
            <text:p>25.23615</text:p>
          </table:table-cell>
          <table:table-cell office:value-type="string" calcext:value-type="string">
            <text:p><text:s/></text:p>
          </table:table-cell>
          <table:table-cell office:value-type="float" office:value="0.572243401" calcext:value-type="float">
            <text:p>0.572243401</text:p>
          </table:table-cell>
          <table:table-cell office:value-type="float" office:value="0.417643239" calcext:value-type="float">
            <text:p>0.417643239</text:p>
          </table:table-cell>
          <table:table-cell office:value-type="float" office:value="0.535656874" calcext:value-type="float">
            <text:p>0.535656874</text:p>
          </table:table-cell>
          <table:table-cell office:value-type="float" office:value="0.479995666" calcext:value-type="float">
            <text:p>0.479995666</text:p>
          </table:table-cell>
          <table:table-cell/>
          <table:table-cell office:value-type="float" office:value="0.004675191" calcext:value-type="float">
            <text:p>0.004675191</text:p>
          </table:table-cell>
          <table:table-cell office:value-type="float" office:value="0.003412118" calcext:value-type="float">
            <text:p>0.003412118</text:p>
          </table:table-cell>
          <table:table-cell office:value-type="float" office:value="0.004376282" calcext:value-type="float">
            <text:p>0.004376282</text:p>
          </table:table-cell>
          <table:table-cell office:value-type="float" office:value="0.003921533" calcext:value-type="float">
            <text:p>0.003921533</text:p>
          </table:table-cell>
          <table:table-cell/>
          <table:table-cell office:value-type="float" office:value="0.003636588" calcext:value-type="float">
            <text:p>0.003636588</text:p>
          </table:table-cell>
          <table:table-cell office:value-type="float" office:value="0.002373515" calcext:value-type="float">
            <text:p>0.002373515</text:p>
          </table:table-cell>
          <table:table-cell office:value-type="float" office:value="0.003337679" calcext:value-type="float">
            <text:p>0.003337679</text:p>
          </table:table-cell>
          <table:table-cell office:value-type="float" office:value="0.00288293" calcext:value-type="float">
            <text:p>0.00288293</text:p>
          </table:table-cell>
          <table:table-cell/>
          <table:table-cell office:value-type="float" office:value="25.325876921" calcext:value-type="float">
            <text:p>25.325876921</text:p>
          </table:table-cell>
          <table:table-cell office:value-type="float" office:value="25.294712237" calcext:value-type="float">
            <text:p>25.294712237</text:p>
          </table:table-cell>
          <table:table-cell office:value-type="float" office:value="25.318501797" calcext:value-type="float">
            <text:p>25.318501797</text:p>
          </table:table-cell>
          <table:table-cell office:value-type="float" office:value="25.307281498" calcext:value-type="float">
            <text:p>25.307281498</text:p>
          </table:table-cell>
          <table:table-cell/>
          <table:table-cell office:value-type="float" office:value="0.092176609" calcext:value-type="float">
            <text:p>0.092176609</text:p>
          </table:table-cell>
          <table:table-cell office:value-type="float" office:value="0.060162666" calcext:value-type="float">
            <text:p>0.060162666</text:p>
          </table:table-cell>
          <table:table-cell office:value-type="float" office:value="0.084600541" calcext:value-type="float">
            <text:p>0.084600541</text:p>
          </table:table-cell>
          <table:table-cell office:value-type="float" office:value="0.073074493" calcext:value-type="float">
            <text:p>0.0730744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2019-11-18 20:07:11</text:p>
          </table:table-cell>
          <table:table-cell office:value-type="float" office:value="25.23109" calcext:value-type="float">
            <text:p>25.23109</text:p>
          </table:table-cell>
          <table:table-cell office:value-type="string" calcext:value-type="string">
            <text:p><text:s/></text:p>
          </table:table-cell>
          <table:table-cell office:value-type="float" office:value="0.574625799" calcext:value-type="float">
            <text:p>0.574625799</text:p>
          </table:table-cell>
          <table:table-cell office:value-type="float" office:value="0.414296438" calcext:value-type="float">
            <text:p>0.414296438</text:p>
          </table:table-cell>
          <table:table-cell office:value-type="float" office:value="0.550196832" calcext:value-type="float">
            <text:p>0.550196832</text:p>
          </table:table-cell>
          <table:table-cell office:value-type="float" office:value="0.479851422" calcext:value-type="float">
            <text:p>0.479851422</text:p>
          </table:table-cell>
          <table:table-cell/>
          <table:table-cell office:value-type="float" office:value="0.004694655" calcext:value-type="float">
            <text:p>0.004694655</text:p>
          </table:table-cell>
          <table:table-cell office:value-type="float" office:value="0.003384775" calcext:value-type="float">
            <text:p>0.003384775</text:p>
          </table:table-cell>
          <table:table-cell office:value-type="float" office:value="0.004495072" calcext:value-type="float">
            <text:p>0.004495072</text:p>
          </table:table-cell>
          <table:table-cell office:value-type="float" office:value="0.003920355" calcext:value-type="float">
            <text:p>0.003920355</text:p>
          </table:table-cell>
          <table:table-cell/>
          <table:table-cell office:value-type="float" office:value="0.003656052" calcext:value-type="float">
            <text:p>0.003656052</text:p>
          </table:table-cell>
          <table:table-cell office:value-type="float" office:value="0.002346172" calcext:value-type="float">
            <text:p>0.002346172</text:p>
          </table:table-cell>
          <table:table-cell office:value-type="float" office:value="0.003456469" calcext:value-type="float">
            <text:p>0.003456469</text:p>
          </table:table-cell>
          <table:table-cell office:value-type="float" office:value="0.002881752" calcext:value-type="float">
            <text:p>0.002881752</text:p>
          </table:table-cell>
          <table:table-cell/>
          <table:table-cell office:value-type="float" office:value="25.321303552" calcext:value-type="float">
            <text:p>25.321303552</text:p>
          </table:table-cell>
          <table:table-cell office:value-type="float" office:value="25.288983813" calcext:value-type="float">
            <text:p>25.288983813</text:p>
          </table:table-cell>
          <table:table-cell office:value-type="float" office:value="25.316379138" calcext:value-type="float">
            <text:p>25.316379138</text:p>
          </table:table-cell>
          <table:table-cell office:value-type="float" office:value="25.302198723" calcext:value-type="float">
            <text:p>25.302198723</text:p>
          </table:table-cell>
          <table:table-cell/>
          <table:table-cell office:value-type="float" office:value="0.092669935" calcext:value-type="float">
            <text:p>0.092669935</text:p>
          </table:table-cell>
          <table:table-cell office:value-type="float" office:value="0.05946961" calcext:value-type="float">
            <text:p>0.05946961</text:p>
          </table:table-cell>
          <table:table-cell office:value-type="float" office:value="0.087611377" calcext:value-type="float">
            <text:p>0.087611377</text:p>
          </table:table-cell>
          <table:table-cell office:value-type="float" office:value="0.073044624" calcext:value-type="float">
            <text:p>0.0730446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2019-11-18 20:07:12</text:p>
          </table:table-cell>
          <table:table-cell office:value-type="float" office:value="25.22604" calcext:value-type="float">
            <text:p>25.22604</text:p>
          </table:table-cell>
          <table:table-cell office:value-type="string" calcext:value-type="string">
            <text:p><text:s/></text:p>
          </table:table-cell>
          <table:table-cell office:value-type="float" office:value="0.572725007" calcext:value-type="float">
            <text:p>0.572725007</text:p>
          </table:table-cell>
          <table:table-cell office:value-type="float" office:value="0.419914773" calcext:value-type="float">
            <text:p>0.419914773</text:p>
          </table:table-cell>
          <table:table-cell office:value-type="float" office:value="0.534550611" calcext:value-type="float">
            <text:p>0.534550611</text:p>
          </table:table-cell>
          <table:table-cell office:value-type="float" office:value="0.479512272" calcext:value-type="float">
            <text:p>0.479512272</text:p>
          </table:table-cell>
          <table:table-cell/>
          <table:table-cell office:value-type="float" office:value="0.004679126" calcext:value-type="float">
            <text:p>0.004679126</text:p>
          </table:table-cell>
          <table:table-cell office:value-type="float" office:value="0.003430676" calcext:value-type="float">
            <text:p>0.003430676</text:p>
          </table:table-cell>
          <table:table-cell office:value-type="float" office:value="0.004367244" calcext:value-type="float">
            <text:p>0.004367244</text:p>
          </table:table-cell>
          <table:table-cell office:value-type="float" office:value="0.003917584" calcext:value-type="float">
            <text:p>0.003917584</text:p>
          </table:table-cell>
          <table:table-cell/>
          <table:table-cell office:value-type="float" office:value="0.003640523" calcext:value-type="float">
            <text:p>0.003640523</text:p>
          </table:table-cell>
          <table:table-cell office:value-type="float" office:value="0.002392074" calcext:value-type="float">
            <text:p>0.002392074</text:p>
          </table:table-cell>
          <table:table-cell office:value-type="float" office:value="0.003328641" calcext:value-type="float">
            <text:p>0.003328641</text:p>
          </table:table-cell>
          <table:table-cell office:value-type="float" office:value="0.002878981" calcext:value-type="float">
            <text:p>0.002878981</text:p>
          </table:table-cell>
          <table:table-cell/>
          <table:table-cell office:value-type="float" office:value="25.315866776" calcext:value-type="float">
            <text:p>25.315866776</text:p>
          </table:table-cell>
          <table:table-cell office:value-type="float" office:value="25.285062639" calcext:value-type="float">
            <text:p>25.285062639</text:p>
          </table:table-cell>
          <table:table-cell office:value-type="float" office:value="25.308171498" calcext:value-type="float">
            <text:p>25.308171498</text:p>
          </table:table-cell>
          <table:table-cell office:value-type="float" office:value="25.297076657" calcext:value-type="float">
            <text:p>25.297076657</text:p>
          </table:table-cell>
          <table:table-cell/>
          <table:table-cell office:value-type="float" office:value="0.092276335" calcext:value-type="float">
            <text:p>0.092276335</text:p>
          </table:table-cell>
          <table:table-cell office:value-type="float" office:value="0.060633054" calcext:value-type="float">
            <text:p>0.060633054</text:p>
          </table:table-cell>
          <table:table-cell office:value-type="float" office:value="0.084371463" calcext:value-type="float">
            <text:p>0.084371463</text:p>
          </table:table-cell>
          <table:table-cell office:value-type="float" office:value="0.072974393" calcext:value-type="float">
            <text:p>0.0729743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2019-11-18 20:07:14</text:p>
          </table:table-cell>
          <table:table-cell office:value-type="float" office:value="25.23109" calcext:value-type="float">
            <text:p>25.23109</text:p>
          </table:table-cell>
          <table:table-cell office:value-type="string" calcext:value-type="string">
            <text:p><text:s/></text:p>
          </table:table-cell>
          <table:table-cell office:value-type="float" office:value="0.572201082" calcext:value-type="float">
            <text:p>0.572201082</text:p>
          </table:table-cell>
          <table:table-cell office:value-type="float" office:value="0.419932058" calcext:value-type="float">
            <text:p>0.419932058</text:p>
          </table:table-cell>
          <table:table-cell office:value-type="float" office:value="0.537645881" calcext:value-type="float">
            <text:p>0.537645881</text:p>
          </table:table-cell>
          <table:table-cell office:value-type="float" office:value="0.480116067" calcext:value-type="float">
            <text:p>0.480116067</text:p>
          </table:table-cell>
          <table:table-cell/>
          <table:table-cell office:value-type="float" office:value="0.004674845" calcext:value-type="float">
            <text:p>0.004674845</text:p>
          </table:table-cell>
          <table:table-cell office:value-type="float" office:value="0.003430817" calcext:value-type="float">
            <text:p>0.003430817</text:p>
          </table:table-cell>
          <table:table-cell office:value-type="float" office:value="0.004392532" calcext:value-type="float">
            <text:p>0.004392532</text:p>
          </table:table-cell>
          <table:table-cell office:value-type="float" office:value="0.003922517" calcext:value-type="float">
            <text:p>0.003922517</text:p>
          </table:table-cell>
          <table:table-cell/>
          <table:table-cell office:value-type="float" office:value="0.003636243" calcext:value-type="float">
            <text:p>0.003636243</text:p>
          </table:table-cell>
          <table:table-cell office:value-type="float" office:value="0.002392215" calcext:value-type="float">
            <text:p>0.002392215</text:p>
          </table:table-cell>
          <table:table-cell office:value-type="float" office:value="0.003353929" calcext:value-type="float">
            <text:p>0.003353929</text:p>
          </table:table-cell>
          <table:table-cell office:value-type="float" office:value="0.002883914" calcext:value-type="float">
            <text:p>0.002883914</text:p>
          </table:table-cell>
          <table:table-cell/>
          <table:table-cell office:value-type="float" office:value="25.320814776" calcext:value-type="float">
            <text:p>25.320814776</text:p>
          </table:table-cell>
          <table:table-cell office:value-type="float" office:value="25.290119876" calcext:value-type="float">
            <text:p>25.290119876</text:p>
          </table:table-cell>
          <table:table-cell office:value-type="float" office:value="25.313849097" calcext:value-type="float">
            <text:p>25.313849097</text:p>
          </table:table-cell>
          <table:table-cell office:value-type="float" office:value="25.302252071" calcext:value-type="float">
            <text:p>25.302252071</text:p>
          </table:table-cell>
          <table:table-cell/>
          <table:table-cell office:value-type="float" office:value="0.092167845" calcext:value-type="float">
            <text:p>0.092167845</text:p>
          </table:table-cell>
          <table:table-cell office:value-type="float" office:value="0.060636634" calcext:value-type="float">
            <text:p>0.060636634</text:p>
          </table:table-cell>
          <table:table-cell office:value-type="float" office:value="0.085012412" calcext:value-type="float">
            <text:p>0.085012412</text:p>
          </table:table-cell>
          <table:table-cell office:value-type="float" office:value="0.073099425" calcext:value-type="float">
            <text:p>0.0730994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2019-11-18 20:07:15</text:p>
          </table:table-cell>
          <table:table-cell office:value-type="float" office:value="25.22604" calcext:value-type="float">
            <text:p>25.22604</text:p>
          </table:table-cell>
          <table:table-cell office:value-type="string" calcext:value-type="string">
            <text:p><text:s/></text:p>
          </table:table-cell>
          <table:table-cell office:value-type="float" office:value="0.571336814" calcext:value-type="float">
            <text:p>0.571336814</text:p>
          </table:table-cell>
          <table:table-cell office:value-type="float" office:value="0.421538403" calcext:value-type="float">
            <text:p>0.421538403</text:p>
          </table:table-cell>
          <table:table-cell office:value-type="float" office:value="0.542748039" calcext:value-type="float">
            <text:p>0.542748039</text:p>
          </table:table-cell>
          <table:table-cell office:value-type="float" office:value="0.480310378" calcext:value-type="float">
            <text:p>0.480310378</text:p>
          </table:table-cell>
          <table:table-cell/>
          <table:table-cell office:value-type="float" office:value="0.004667784" calcext:value-type="float">
            <text:p>0.004667784</text:p>
          </table:table-cell>
          <table:table-cell office:value-type="float" office:value="0.003443941" calcext:value-type="float">
            <text:p>0.003443941</text:p>
          </table:table-cell>
          <table:table-cell office:value-type="float" office:value="0.004434216" calcext:value-type="float">
            <text:p>0.004434216</text:p>
          </table:table-cell>
          <table:table-cell office:value-type="float" office:value="0.003924104" calcext:value-type="float">
            <text:p>0.003924104</text:p>
          </table:table-cell>
          <table:table-cell/>
          <table:table-cell office:value-type="float" office:value="0.003629182" calcext:value-type="float">
            <text:p>0.003629182</text:p>
          </table:table-cell>
          <table:table-cell office:value-type="float" office:value="0.002405338" calcext:value-type="float">
            <text:p>0.002405338</text:p>
          </table:table-cell>
          <table:table-cell office:value-type="float" office:value="0.003395613" calcext:value-type="float">
            <text:p>0.003395613</text:p>
          </table:table-cell>
          <table:table-cell office:value-type="float" office:value="0.002885502" calcext:value-type="float">
            <text:p>0.002885502</text:p>
          </table:table-cell>
          <table:table-cell/>
          <table:table-cell office:value-type="float" office:value="25.315586942" calcext:value-type="float">
            <text:p>25.315586942</text:p>
          </table:table-cell>
          <table:table-cell office:value-type="float" office:value="25.285389942" calcext:value-type="float">
            <text:p>25.285389942</text:p>
          </table:table-cell>
          <table:table-cell office:value-type="float" office:value="25.309823958" calcext:value-type="float">
            <text:p>25.309823958</text:p>
          </table:table-cell>
          <table:table-cell office:value-type="float" office:value="25.297237544" calcext:value-type="float">
            <text:p>25.297237544</text:p>
          </table:table-cell>
          <table:table-cell/>
          <table:table-cell office:value-type="float" office:value="0.09198888" calcext:value-type="float">
            <text:p>0.09198888</text:p>
          </table:table-cell>
          <table:table-cell office:value-type="float" office:value="0.060969275" calcext:value-type="float">
            <text:p>0.060969275</text:p>
          </table:table-cell>
          <table:table-cell office:value-type="float" office:value="0.086068933" calcext:value-type="float">
            <text:p>0.086068933</text:p>
          </table:table-cell>
          <table:table-cell office:value-type="float" office:value="0.073139663" calcext:value-type="float">
            <text:p>0.0731396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2019-11-18 20:07:16</text:p>
          </table:table-cell>
          <table:table-cell office:value-type="float" office:value="25.21593" calcext:value-type="float">
            <text:p>25.21593</text:p>
          </table:table-cell>
          <table:table-cell office:value-type="string" calcext:value-type="string">
            <text:p><text:s/></text:p>
          </table:table-cell>
          <table:table-cell office:value-type="float" office:value="0.571155616" calcext:value-type="float">
            <text:p>0.571155616</text:p>
          </table:table-cell>
          <table:table-cell office:value-type="float" office:value="0.423511913" calcext:value-type="float">
            <text:p>0.423511913</text:p>
          </table:table-cell>
          <table:table-cell office:value-type="float" office:value="0.53879029" calcext:value-type="float">
            <text:p>0.53879029</text:p>
          </table:table-cell>
          <table:table-cell office:value-type="float" office:value="0.479779897" calcext:value-type="float">
            <text:p>0.479779897</text:p>
          </table:table-cell>
          <table:table-cell/>
          <table:table-cell office:value-type="float" office:value="0.004666304" calcext:value-type="float">
            <text:p>0.004666304</text:p>
          </table:table-cell>
          <table:table-cell office:value-type="float" office:value="0.003460065" calcext:value-type="float">
            <text:p>0.003460065</text:p>
          </table:table-cell>
          <table:table-cell office:value-type="float" office:value="0.004401881" calcext:value-type="float">
            <text:p>0.004401881</text:p>
          </table:table-cell>
          <table:table-cell office:value-type="float" office:value="0.00391977" calcext:value-type="float">
            <text:p>0.00391977</text:p>
          </table:table-cell>
          <table:table-cell/>
          <table:table-cell office:value-type="float" office:value="0.003627701" calcext:value-type="float">
            <text:p>0.003627701</text:p>
          </table:table-cell>
          <table:table-cell office:value-type="float" office:value="0.002421462" calcext:value-type="float">
            <text:p>0.002421462</text:p>
          </table:table-cell>
          <table:table-cell office:value-type="float" office:value="0.003363279" calcext:value-type="float">
            <text:p>0.003363279</text:p>
          </table:table-cell>
          <table:table-cell office:value-type="float" office:value="0.002881168" calcext:value-type="float">
            <text:p>0.002881168</text:p>
          </table:table-cell>
          <table:table-cell/>
          <table:table-cell office:value-type="float" office:value="25.305443187" calcext:value-type="float">
            <text:p>25.305443187</text:p>
          </table:table-cell>
          <table:table-cell office:value-type="float" office:value="25.275680278" calcext:value-type="float">
            <text:p>25.275680278</text:p>
          </table:table-cell>
          <table:table-cell office:value-type="float" office:value="25.298918857" calcext:value-type="float">
            <text:p>25.298918857</text:p>
          </table:table-cell>
          <table:table-cell office:value-type="float" office:value="25.287023211" calcext:value-type="float">
            <text:p>25.287023211</text:p>
          </table:table-cell>
          <table:table-cell/>
          <table:table-cell office:value-type="float" office:value="0.091951359" calcext:value-type="float">
            <text:p>0.091951359</text:p>
          </table:table-cell>
          <table:table-cell office:value-type="float" office:value="0.061377949" calcext:value-type="float">
            <text:p>0.061377949</text:p>
          </table:table-cell>
          <table:table-cell office:value-type="float" office:value="0.085249388" calcext:value-type="float">
            <text:p>0.085249388</text:p>
          </table:table-cell>
          <table:table-cell office:value-type="float" office:value="0.073029812" calcext:value-type="float">
            <text:p>0.0730298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2019-11-18 20:07:17</text:p>
          </table:table-cell>
          <table:table-cell office:value-type="float" office:value="25.22604" calcext:value-type="float">
            <text:p>25.22604</text:p>
          </table:table-cell>
          <table:table-cell office:value-type="string" calcext:value-type="string">
            <text:p><text:s/></text:p>
          </table:table-cell>
          <table:table-cell office:value-type="float" office:value="0.571470329" calcext:value-type="float">
            <text:p>0.571470329</text:p>
          </table:table-cell>
          <table:table-cell office:value-type="float" office:value="0.42372947" calcext:value-type="float">
            <text:p>0.42372947</text:p>
          </table:table-cell>
          <table:table-cell office:value-type="float" office:value="0.539991324" calcext:value-type="float">
            <text:p>0.539991324</text:p>
          </table:table-cell>
          <table:table-cell office:value-type="float" office:value="0.480452237" calcext:value-type="float">
            <text:p>0.480452237</text:p>
          </table:table-cell>
          <table:table-cell/>
          <table:table-cell office:value-type="float" office:value="0.004668875" calcext:value-type="float">
            <text:p>0.004668875</text:p>
          </table:table-cell>
          <table:table-cell office:value-type="float" office:value="0.003461842" calcext:value-type="float">
            <text:p>0.003461842</text:p>
          </table:table-cell>
          <table:table-cell office:value-type="float" office:value="0.004411694" calcext:value-type="float">
            <text:p>0.004411694</text:p>
          </table:table-cell>
          <table:table-cell office:value-type="float" office:value="0.003925263" calcext:value-type="float">
            <text:p>0.003925263</text:p>
          </table:table-cell>
          <table:table-cell/>
          <table:table-cell office:value-type="float" office:value="0.003630272" calcext:value-type="float">
            <text:p>0.003630272</text:p>
          </table:table-cell>
          <table:table-cell office:value-type="float" office:value="0.002423239" calcext:value-type="float">
            <text:p>0.002423239</text:p>
          </table:table-cell>
          <table:table-cell office:value-type="float" office:value="0.003373091" calcext:value-type="float">
            <text:p>0.003373091</text:p>
          </table:table-cell>
          <table:table-cell office:value-type="float" office:value="0.002886661" calcext:value-type="float">
            <text:p>0.002886661</text:p>
          </table:table-cell>
          <table:table-cell/>
          <table:table-cell office:value-type="float" office:value="25.315613856" calcext:value-type="float">
            <text:p>25.315613856</text:p>
          </table:table-cell>
          <table:table-cell office:value-type="float" office:value="25.285831633" calcext:value-type="float">
            <text:p>25.285831633</text:p>
          </table:table-cell>
          <table:table-cell office:value-type="float" office:value="25.309268252" calcext:value-type="float">
            <text:p>25.309268252</text:p>
          </table:table-cell>
          <table:table-cell office:value-type="float" office:value="25.29726614" calcext:value-type="float">
            <text:p>25.29726614</text:p>
          </table:table-cell>
          <table:table-cell/>
          <table:table-cell office:value-type="float" office:value="0.092016527" calcext:value-type="float">
            <text:p>0.092016527</text:p>
          </table:table-cell>
          <table:table-cell office:value-type="float" office:value="0.061423" calcext:value-type="float">
            <text:p>0.061423</text:p>
          </table:table-cell>
          <table:table-cell office:value-type="float" office:value="0.08549809" calcext:value-type="float">
            <text:p>0.08549809</text:p>
          </table:table-cell>
          <table:table-cell office:value-type="float" office:value="0.073169038" calcext:value-type="float">
            <text:p>0.0731690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2019-11-18 20:07:19</text:p>
          </table:table-cell>
          <table:table-cell office:value-type="float" office:value="25.22604" calcext:value-type="float">
            <text:p>25.22604</text:p>
          </table:table-cell>
          <table:table-cell office:value-type="string" calcext:value-type="string">
            <text:p><text:s/></text:p>
          </table:table-cell>
          <table:table-cell office:value-type="float" office:value="0.572927066" calcext:value-type="float">
            <text:p>0.572927066</text:p>
          </table:table-cell>
          <table:table-cell office:value-type="float" office:value="0.420562675" calcext:value-type="float">
            <text:p>0.420562675</text:p>
          </table:table-cell>
          <table:table-cell office:value-type="float" office:value="0.543473428" calcext:value-type="float">
            <text:p>0.543473428</text:p>
          </table:table-cell>
          <table:table-cell office:value-type="float" office:value="0.480805693" calcext:value-type="float">
            <text:p>0.480805693</text:p>
          </table:table-cell>
          <table:table-cell/>
          <table:table-cell office:value-type="float" office:value="0.004680777" calcext:value-type="float">
            <text:p>0.004680777</text:p>
          </table:table-cell>
          <table:table-cell office:value-type="float" office:value="0.00343597" calcext:value-type="float">
            <text:p>0.00343597</text:p>
          </table:table-cell>
          <table:table-cell office:value-type="float" office:value="0.004440142" calcext:value-type="float">
            <text:p>0.004440142</text:p>
          </table:table-cell>
          <table:table-cell office:value-type="float" office:value="0.003928151" calcext:value-type="float">
            <text:p>0.003928151</text:p>
          </table:table-cell>
          <table:table-cell/>
          <table:table-cell office:value-type="float" office:value="0.003642174" calcext:value-type="float">
            <text:p>0.003642174</text:p>
          </table:table-cell>
          <table:table-cell office:value-type="float" office:value="0.002397367" calcext:value-type="float">
            <text:p>0.002397367</text:p>
          </table:table-cell>
          <table:table-cell office:value-type="float" office:value="0.00340154" calcext:value-type="float">
            <text:p>0.00340154</text:p>
          </table:table-cell>
          <table:table-cell office:value-type="float" office:value="0.002889548" calcext:value-type="float">
            <text:p>0.002889548</text:p>
          </table:table-cell>
          <table:table-cell/>
          <table:table-cell office:value-type="float" office:value="25.315907507" calcext:value-type="float">
            <text:p>25.315907507</text:p>
          </table:table-cell>
          <table:table-cell office:value-type="float" office:value="25.285193248" calcext:value-type="float">
            <text:p>25.285193248</text:p>
          </table:table-cell>
          <table:table-cell office:value-type="float" office:value="25.309970184" calcext:value-type="float">
            <text:p>25.309970184</text:p>
          </table:table-cell>
          <table:table-cell office:value-type="float" office:value="25.297337391" calcext:value-type="float">
            <text:p>25.297337391</text:p>
          </table:table-cell>
          <table:table-cell/>
          <table:table-cell office:value-type="float" office:value="0.092318176" calcext:value-type="float">
            <text:p>0.092318176</text:p>
          </table:table-cell>
          <table:table-cell office:value-type="float" office:value="0.060767222" calcext:value-type="float">
            <text:p>0.060767222</text:p>
          </table:table-cell>
          <table:table-cell office:value-type="float" office:value="0.086219141" calcext:value-type="float">
            <text:p>0.086219141</text:p>
          </table:table-cell>
          <table:table-cell office:value-type="float" office:value="0.073242231" calcext:value-type="float">
            <text:p>0.0732422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2019-11-18 20:07:20</text:p>
          </table:table-cell>
          <table:table-cell office:value-type="float" office:value="25.21593" calcext:value-type="float">
            <text:p>25.21593</text:p>
          </table:table-cell>
          <table:table-cell office:value-type="string" calcext:value-type="string">
            <text:p><text:s/></text:p>
          </table:table-cell>
          <table:table-cell office:value-type="float" office:value="0.57294614" calcext:value-type="float">
            <text:p>0.57294614</text:p>
          </table:table-cell>
          <table:table-cell office:value-type="float" office:value="0.423463633" calcext:value-type="float">
            <text:p>0.423463633</text:p>
          </table:table-cell>
          <table:table-cell office:value-type="float" office:value="0.544231003" calcext:value-type="float">
            <text:p>0.544231003</text:p>
          </table:table-cell>
          <table:table-cell office:value-type="float" office:value="0.481413064" calcext:value-type="float">
            <text:p>0.481413064</text:p>
          </table:table-cell>
          <table:table-cell/>
          <table:table-cell office:value-type="float" office:value="0.004680933" calcext:value-type="float">
            <text:p>0.004680933</text:p>
          </table:table-cell>
          <table:table-cell office:value-type="float" office:value="0.00345967" calcext:value-type="float">
            <text:p>0.00345967</text:p>
          </table:table-cell>
          <table:table-cell office:value-type="float" office:value="0.004446332" calcext:value-type="float">
            <text:p>0.004446332</text:p>
          </table:table-cell>
          <table:table-cell office:value-type="float" office:value="0.003933113" calcext:value-type="float">
            <text:p>0.003933113</text:p>
          </table:table-cell>
          <table:table-cell/>
          <table:table-cell office:value-type="float" office:value="0.00364233" calcext:value-type="float">
            <text:p>0.00364233</text:p>
          </table:table-cell>
          <table:table-cell office:value-type="float" office:value="0.002421067" calcext:value-type="float">
            <text:p>0.002421067</text:p>
          </table:table-cell>
          <table:table-cell office:value-type="float" office:value="0.003407729" calcext:value-type="float">
            <text:p>0.003407729</text:p>
          </table:table-cell>
          <table:table-cell office:value-type="float" office:value="0.002894511" calcext:value-type="float">
            <text:p>0.002894511</text:p>
          </table:table-cell>
          <table:table-cell/>
          <table:table-cell office:value-type="float" office:value="25.305804127" calcext:value-type="float">
            <text:p>25.305804127</text:p>
          </table:table-cell>
          <table:table-cell office:value-type="float" office:value="25.275670545" calcext:value-type="float">
            <text:p>25.275670545</text:p>
          </table:table-cell>
          <table:table-cell office:value-type="float" office:value="25.30001562" calcext:value-type="float">
            <text:p>25.30001562</text:p>
          </table:table-cell>
          <table:table-cell office:value-type="float" office:value="25.287352436" calcext:value-type="float">
            <text:p>25.287352436</text:p>
          </table:table-cell>
          <table:table-cell/>
          <table:table-cell office:value-type="float" office:value="0.092322126" calcext:value-type="float">
            <text:p>0.092322126</text:p>
          </table:table-cell>
          <table:table-cell office:value-type="float" office:value="0.061367951" calcext:value-type="float">
            <text:p>0.061367951</text:p>
          </table:table-cell>
          <table:table-cell office:value-type="float" office:value="0.086376015" calcext:value-type="float">
            <text:p>0.086376015</text:p>
          </table:table-cell>
          <table:table-cell office:value-type="float" office:value="0.073368003" calcext:value-type="float">
            <text:p>0.0733680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2019-11-18 20:07:21</text:p>
          </table:table-cell>
          <table:table-cell office:value-type="float" office:value="25.21593" calcext:value-type="float">
            <text:p>25.21593</text:p>
          </table:table-cell>
          <table:table-cell office:value-type="string" calcext:value-type="string">
            <text:p><text:s/></text:p>
          </table:table-cell>
          <table:table-cell office:value-type="float" office:value="0.576869914" calcext:value-type="float">
            <text:p>0.576869914</text:p>
          </table:table-cell>
          <table:table-cell office:value-type="float" office:value="0.416511943" calcext:value-type="float">
            <text:p>0.416511943</text:p>
          </table:table-cell>
          <table:table-cell office:value-type="float" office:value="0.566210218" calcext:value-type="float">
            <text:p>0.566210218</text:p>
          </table:table-cell>
          <table:table-cell office:value-type="float" office:value="0.481927452" calcext:value-type="float">
            <text:p>0.481927452</text:p>
          </table:table-cell>
          <table:table-cell/>
          <table:table-cell office:value-type="float" office:value="0.004712989" calcext:value-type="float">
            <text:p>0.004712989</text:p>
          </table:table-cell>
          <table:table-cell office:value-type="float" office:value="0.003402875" calcext:value-type="float">
            <text:p>0.003402875</text:p>
          </table:table-cell>
          <table:table-cell office:value-type="float" office:value="0.0046259" calcext:value-type="float">
            <text:p>0.0046259</text:p>
          </table:table-cell>
          <table:table-cell office:value-type="float" office:value="0.003937316" calcext:value-type="float">
            <text:p>0.003937316</text:p>
          </table:table-cell>
          <table:table-cell/>
          <table:table-cell office:value-type="float" office:value="0.003674387" calcext:value-type="float">
            <text:p>0.003674387</text:p>
          </table:table-cell>
          <table:table-cell office:value-type="float" office:value="0.002364273" calcext:value-type="float">
            <text:p>0.002364273</text:p>
          </table:table-cell>
          <table:table-cell office:value-type="float" office:value="0.003587298" calcext:value-type="float">
            <text:p>0.003587298</text:p>
          </table:table-cell>
          <table:table-cell office:value-type="float" office:value="0.002898713" calcext:value-type="float">
            <text:p>0.002898713</text:p>
          </table:table-cell>
          <table:table-cell/>
          <table:table-cell office:value-type="float" office:value="25.306595094" calcext:value-type="float">
            <text:p>25.306595094</text:p>
          </table:table-cell>
          <table:table-cell office:value-type="float" office:value="25.274269162" calcext:value-type="float">
            <text:p>25.274269162</text:p>
          </table:table-cell>
          <table:table-cell office:value-type="float" office:value="25.304446277" calcext:value-type="float">
            <text:p>25.304446277</text:p>
          </table:table-cell>
          <table:table-cell office:value-type="float" office:value="25.28745613" calcext:value-type="float">
            <text:p>25.28745613</text:p>
          </table:table-cell>
          <table:table-cell/>
          <table:table-cell office:value-type="float" office:value="0.093134628" calcext:value-type="float">
            <text:p>0.093134628</text:p>
          </table:table-cell>
          <table:table-cell office:value-type="float" office:value="0.059928397" calcext:value-type="float">
            <text:p>0.059928397</text:p>
          </table:table-cell>
          <table:table-cell office:value-type="float" office:value="0.090927307" calcext:value-type="float">
            <text:p>0.090927307</text:p>
          </table:table-cell>
          <table:table-cell office:value-type="float" office:value="0.073474521" calcext:value-type="float">
            <text:p>0.0734745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2019-11-18 20:07:22</text:p>
          </table:table-cell>
          <table:table-cell office:value-type="float" office:value="25.21593" calcext:value-type="float">
            <text:p>25.21593</text:p>
          </table:table-cell>
          <table:table-cell office:value-type="string" calcext:value-type="string">
            <text:p><text:s/></text:p>
          </table:table-cell>
          <table:table-cell office:value-type="float" office:value="0.574930975" calcext:value-type="float">
            <text:p>0.574930975</text:p>
          </table:table-cell>
          <table:table-cell office:value-type="float" office:value="0.421734503" calcext:value-type="float">
            <text:p>0.421734503</text:p>
          </table:table-cell>
          <table:table-cell office:value-type="float" office:value="0.55042631" calcext:value-type="float">
            <text:p>0.55042631</text:p>
          </table:table-cell>
          <table:table-cell office:value-type="float" office:value="0.482038913" calcext:value-type="float">
            <text:p>0.482038913</text:p>
          </table:table-cell>
          <table:table-cell/>
          <table:table-cell office:value-type="float" office:value="0.004697148" calcext:value-type="float">
            <text:p>0.004697148</text:p>
          </table:table-cell>
          <table:table-cell office:value-type="float" office:value="0.003445543" calcext:value-type="float">
            <text:p>0.003445543</text:p>
          </table:table-cell>
          <table:table-cell office:value-type="float" office:value="0.004496947" calcext:value-type="float">
            <text:p>0.004496947</text:p>
          </table:table-cell>
          <table:table-cell office:value-type="float" office:value="0.003938226" calcext:value-type="float">
            <text:p>0.003938226</text:p>
          </table:table-cell>
          <table:table-cell/>
          <table:table-cell office:value-type="float" office:value="0.003658546" calcext:value-type="float">
            <text:p>0.003658546</text:p>
          </table:table-cell>
          <table:table-cell office:value-type="float" office:value="0.002406941" calcext:value-type="float">
            <text:p>0.002406941</text:p>
          </table:table-cell>
          <table:table-cell office:value-type="float" office:value="0.003458344" calcext:value-type="float">
            <text:p>0.003458344</text:p>
          </table:table-cell>
          <table:table-cell office:value-type="float" office:value="0.002899624" calcext:value-type="float">
            <text:p>0.002899624</text:p>
          </table:table-cell>
          <table:table-cell/>
          <table:table-cell office:value-type="float" office:value="25.306204236" calcext:value-type="float">
            <text:p>25.306204236</text:p>
          </table:table-cell>
          <table:table-cell office:value-type="float" office:value="25.275321972" calcext:value-type="float">
            <text:p>25.275321972</text:p>
          </table:table-cell>
          <table:table-cell office:value-type="float" office:value="25.301264496" calcext:value-type="float">
            <text:p>25.301264496</text:p>
          </table:table-cell>
          <table:table-cell office:value-type="float" office:value="25.287478599" calcext:value-type="float">
            <text:p>25.287478599</text:p>
          </table:table-cell>
          <table:table-cell/>
          <table:table-cell office:value-type="float" office:value="0.092733129" calcext:value-type="float">
            <text:p>0.092733129</text:p>
          </table:table-cell>
          <table:table-cell office:value-type="float" office:value="0.061009883" calcext:value-type="float">
            <text:p>0.061009883</text:p>
          </table:table-cell>
          <table:table-cell office:value-type="float" office:value="0.087658895" calcext:value-type="float">
            <text:p>0.087658895</text:p>
          </table:table-cell>
          <table:table-cell office:value-type="float" office:value="0.073497601" calcext:value-type="float">
            <text:p>0.0734976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2019-11-18 20:07:24</text:p>
          </table:table-cell>
          <table:table-cell office:value-type="float" office:value="25.22098" calcext:value-type="float">
            <text:p>25.22098</text:p>
          </table:table-cell>
          <table:table-cell office:value-type="string" calcext:value-type="string">
            <text:p><text:s/></text:p>
          </table:table-cell>
          <table:table-cell office:value-type="float" office:value="0.574947068" calcext:value-type="float">
            <text:p>0.574947068</text:p>
          </table:table-cell>
          <table:table-cell office:value-type="float" office:value="0.424439362" calcext:value-type="float">
            <text:p>0.424439362</text:p>
          </table:table-cell>
          <table:table-cell office:value-type="float" office:value="0.546364253" calcext:value-type="float">
            <text:p>0.546364253</text:p>
          </table:table-cell>
          <table:table-cell office:value-type="float" office:value="0.481964407" calcext:value-type="float">
            <text:p>0.481964407</text:p>
          </table:table-cell>
          <table:table-cell/>
          <table:table-cell office:value-type="float" office:value="0.00469728" calcext:value-type="float">
            <text:p>0.00469728</text:p>
          </table:table-cell>
          <table:table-cell office:value-type="float" office:value="0.003467642" calcext:value-type="float">
            <text:p>0.003467642</text:p>
          </table:table-cell>
          <table:table-cell office:value-type="float" office:value="0.00446376" calcext:value-type="float">
            <text:p>0.00446376</text:p>
          </table:table-cell>
          <table:table-cell office:value-type="float" office:value="0.003937618" calcext:value-type="float">
            <text:p>0.003937618</text:p>
          </table:table-cell>
          <table:table-cell/>
          <table:table-cell office:value-type="float" office:value="0.003658677" calcext:value-type="float">
            <text:p>0.003658677</text:p>
          </table:table-cell>
          <table:table-cell office:value-type="float" office:value="0.002429039" calcext:value-type="float">
            <text:p>0.002429039</text:p>
          </table:table-cell>
          <table:table-cell office:value-type="float" office:value="0.003425157" calcext:value-type="float">
            <text:p>0.003425157</text:p>
          </table:table-cell>
          <table:table-cell office:value-type="float" office:value="0.002899015" calcext:value-type="float">
            <text:p>0.002899015</text:p>
          </table:table-cell>
          <table:table-cell/>
          <table:table-cell office:value-type="float" office:value="25.311261091" calcext:value-type="float">
            <text:p>25.311261091</text:p>
          </table:table-cell>
          <table:table-cell office:value-type="float" office:value="25.280920989" calcext:value-type="float">
            <text:p>25.280920989</text:p>
          </table:table-cell>
          <table:table-cell office:value-type="float" office:value="25.305499287" calcext:value-type="float">
            <text:p>25.305499287</text:p>
          </table:table-cell>
          <table:table-cell office:value-type="float" office:value="25.292517275" calcext:value-type="float">
            <text:p>25.292517275</text:p>
          </table:table-cell>
          <table:table-cell/>
          <table:table-cell office:value-type="float" office:value="0.092736461" calcext:value-type="float">
            <text:p>0.092736461</text:p>
          </table:table-cell>
          <table:table-cell office:value-type="float" office:value="0.061570004" calcext:value-type="float">
            <text:p>0.061570004</text:p>
          </table:table-cell>
          <table:table-cell office:value-type="float" office:value="0.086817753" calcext:value-type="float">
            <text:p>0.086817753</text:p>
          </table:table-cell>
          <table:table-cell office:value-type="float" office:value="0.073482173" calcext:value-type="float">
            <text:p>0.0734821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2019-11-18 20:07:25</text:p>
          </table:table-cell>
          <table:table-cell office:value-type="float" office:value="25.21593" calcext:value-type="float">
            <text:p>25.21593</text:p>
          </table:table-cell>
          <table:table-cell office:value-type="string" calcext:value-type="string">
            <text:p><text:s/></text:p>
          </table:table-cell>
          <table:table-cell office:value-type="float" office:value="0.578461358" calcext:value-type="float">
            <text:p>0.578461358</text:p>
          </table:table-cell>
          <table:table-cell office:value-type="float" office:value="0.416899373" calcext:value-type="float">
            <text:p>0.416899373</text:p>
          </table:table-cell>
          <table:table-cell office:value-type="float" office:value="0.567953654" calcext:value-type="float">
            <text:p>0.567953654</text:p>
          </table:table-cell>
          <table:table-cell office:value-type="float" office:value="0.4824329" calcext:value-type="float">
            <text:p>0.4824329</text:p>
          </table:table-cell>
          <table:table-cell/>
          <table:table-cell office:value-type="float" office:value="0.004725991" calcext:value-type="float">
            <text:p>0.004725991</text:p>
          </table:table-cell>
          <table:table-cell office:value-type="float" office:value="0.003406041" calcext:value-type="float">
            <text:p>0.003406041</text:p>
          </table:table-cell>
          <table:table-cell office:value-type="float" office:value="0.004640144" calcext:value-type="float">
            <text:p>0.004640144</text:p>
          </table:table-cell>
          <table:table-cell office:value-type="float" office:value="0.003941445" calcext:value-type="float">
            <text:p>0.003941445</text:p>
          </table:table-cell>
          <table:table-cell/>
          <table:table-cell office:value-type="float" office:value="0.003687389" calcext:value-type="float">
            <text:p>0.003687389</text:p>
          </table:table-cell>
          <table:table-cell office:value-type="float" office:value="0.002367438" calcext:value-type="float">
            <text:p>0.002367438</text:p>
          </table:table-cell>
          <table:table-cell office:value-type="float" office:value="0.003601541" calcext:value-type="float">
            <text:p>0.003601541</text:p>
          </table:table-cell>
          <table:table-cell office:value-type="float" office:value="0.002902843" calcext:value-type="float">
            <text:p>0.002902843</text:p>
          </table:table-cell>
          <table:table-cell/>
          <table:table-cell office:value-type="float" office:value="25.306915902" calcext:value-type="float">
            <text:p>25.306915902</text:p>
          </table:table-cell>
          <table:table-cell office:value-type="float" office:value="25.274347264" calcext:value-type="float">
            <text:p>25.274347264</text:p>
          </table:table-cell>
          <table:table-cell office:value-type="float" office:value="25.304797725" calcext:value-type="float">
            <text:p>25.304797725</text:p>
          </table:table-cell>
          <table:table-cell office:value-type="float" office:value="25.287558021" calcext:value-type="float">
            <text:p>25.287558021</text:p>
          </table:table-cell>
          <table:table-cell/>
          <table:table-cell office:value-type="float" office:value="0.09346417" calcext:value-type="float">
            <text:p>0.09346417</text:p>
          </table:table-cell>
          <table:table-cell office:value-type="float" office:value="0.060008626" calcext:value-type="float">
            <text:p>0.060008626</text:p>
          </table:table-cell>
          <table:table-cell office:value-type="float" office:value="0.091288323" calcext:value-type="float">
            <text:p>0.091288323</text:p>
          </table:table-cell>
          <table:table-cell office:value-type="float" office:value="0.073579187" calcext:value-type="float">
            <text:p>0.0735791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2019-11-18 20:07:26</text:p>
          </table:table-cell>
          <table:table-cell office:value-type="float" office:value="25.21088" calcext:value-type="float">
            <text:p>25.21088</text:p>
          </table:table-cell>
          <table:table-cell office:value-type="string" calcext:value-type="string">
            <text:p><text:s/></text:p>
          </table:table-cell>
          <table:table-cell office:value-type="float" office:value="0.578802893" calcext:value-type="float">
            <text:p>0.578802893</text:p>
          </table:table-cell>
          <table:table-cell office:value-type="float" office:value="0.418458631" calcext:value-type="float">
            <text:p>0.418458631</text:p>
          </table:table-cell>
          <table:table-cell office:value-type="float" office:value="0.564429827" calcext:value-type="float">
            <text:p>0.564429827</text:p>
          </table:table-cell>
          <table:table-cell office:value-type="float" office:value="0.482158718" calcext:value-type="float">
            <text:p>0.482158718</text:p>
          </table:table-cell>
          <table:table-cell/>
          <table:table-cell office:value-type="float" office:value="0.004728782" calcext:value-type="float">
            <text:p>0.004728782</text:p>
          </table:table-cell>
          <table:table-cell office:value-type="float" office:value="0.00341878" calcext:value-type="float">
            <text:p>0.00341878</text:p>
          </table:table-cell>
          <table:table-cell office:value-type="float" office:value="0.004611355" calcext:value-type="float">
            <text:p>0.004611355</text:p>
          </table:table-cell>
          <table:table-cell office:value-type="float" office:value="0.003939205" calcext:value-type="float">
            <text:p>0.003939205</text:p>
          </table:table-cell>
          <table:table-cell/>
          <table:table-cell office:value-type="float" office:value="0.003690179" calcext:value-type="float">
            <text:p>0.003690179</text:p>
          </table:table-cell>
          <table:table-cell office:value-type="float" office:value="0.002380177" calcext:value-type="float">
            <text:p>0.002380177</text:p>
          </table:table-cell>
          <table:table-cell office:value-type="float" office:value="0.003572752" calcext:value-type="float">
            <text:p>0.003572752</text:p>
          </table:table-cell>
          <table:table-cell office:value-type="float" office:value="0.002900602" calcext:value-type="float">
            <text:p>0.002900602</text:p>
          </table:table-cell>
          <table:table-cell/>
          <table:table-cell office:value-type="float" office:value="25.301931143" calcext:value-type="float">
            <text:p>25.301931143</text:p>
          </table:table-cell>
          <table:table-cell office:value-type="float" office:value="25.26960784" calcext:value-type="float">
            <text:p>25.26960784</text:p>
          </table:table-cell>
          <table:table-cell office:value-type="float" office:value="25.299033759" calcext:value-type="float">
            <text:p>25.299033759</text:p>
          </table:table-cell>
          <table:table-cell office:value-type="float" office:value="25.282449055" calcext:value-type="float">
            <text:p>25.282449055</text:p>
          </table:table-cell>
          <table:table-cell/>
          <table:table-cell office:value-type="float" office:value="0.093534892" calcext:value-type="float">
            <text:p>0.093534892</text:p>
          </table:table-cell>
          <table:table-cell office:value-type="float" office:value="0.060331517" calcext:value-type="float">
            <text:p>0.060331517</text:p>
          </table:table-cell>
          <table:table-cell office:value-type="float" office:value="0.090558637" calcext:value-type="float">
            <text:p>0.090558637</text:p>
          </table:table-cell>
          <table:table-cell office:value-type="float" office:value="0.07352241" calcext:value-type="float">
            <text:p>0.073522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2019-11-18 20:07:27</text:p>
          </table:table-cell>
          <table:table-cell office:value-type="float" office:value="25.21593" calcext:value-type="float">
            <text:p>25.21593</text:p>
          </table:table-cell>
          <table:table-cell office:value-type="string" calcext:value-type="string">
            <text:p><text:s/></text:p>
          </table:table-cell>
          <table:table-cell office:value-type="float" office:value="0.576886007" calcext:value-type="float">
            <text:p>0.576886007</text:p>
          </table:table-cell>
          <table:table-cell office:value-type="float" office:value="0.42327111" calcext:value-type="float">
            <text:p>0.42327111</text:p>
          </table:table-cell>
          <table:table-cell office:value-type="float" office:value="0.546294516" calcext:value-type="float">
            <text:p>0.546294516</text:p>
          </table:table-cell>
          <table:table-cell office:value-type="float" office:value="0.482034145" calcext:value-type="float">
            <text:p>0.482034145</text:p>
          </table:table-cell>
          <table:table-cell/>
          <table:table-cell office:value-type="float" office:value="0.004713121" calcext:value-type="float">
            <text:p>0.004713121</text:p>
          </table:table-cell>
          <table:table-cell office:value-type="float" office:value="0.003458097" calcext:value-type="float">
            <text:p>0.003458097</text:p>
          </table:table-cell>
          <table:table-cell office:value-type="float" office:value="0.00446319" calcext:value-type="float">
            <text:p>0.00446319</text:p>
          </table:table-cell>
          <table:table-cell office:value-type="float" office:value="0.003938187" calcext:value-type="float">
            <text:p>0.003938187</text:p>
          </table:table-cell>
          <table:table-cell/>
          <table:table-cell office:value-type="float" office:value="0.003674518" calcext:value-type="float">
            <text:p>0.003674518</text:p>
          </table:table-cell>
          <table:table-cell office:value-type="float" office:value="0.002419495" calcext:value-type="float">
            <text:p>0.002419495</text:p>
          </table:table-cell>
          <table:table-cell office:value-type="float" office:value="0.003424588" calcext:value-type="float">
            <text:p>0.003424588</text:p>
          </table:table-cell>
          <table:table-cell office:value-type="float" office:value="0.002899585" calcext:value-type="float">
            <text:p>0.002899585</text:p>
          </table:table-cell>
          <table:table-cell/>
          <table:table-cell office:value-type="float" office:value="25.306598338" calcext:value-type="float">
            <text:p>25.306598338</text:p>
          </table:table-cell>
          <table:table-cell office:value-type="float" office:value="25.275631735" calcext:value-type="float">
            <text:p>25.275631735</text:p>
          </table:table-cell>
          <table:table-cell office:value-type="float" office:value="25.300431592" calcext:value-type="float">
            <text:p>25.300431592</text:p>
          </table:table-cell>
          <table:table-cell office:value-type="float" office:value="25.287477638" calcext:value-type="float">
            <text:p>25.287477638</text:p>
          </table:table-cell>
          <table:table-cell/>
          <table:table-cell office:value-type="float" office:value="0.09313796" calcext:value-type="float">
            <text:p>0.09313796</text:p>
          </table:table-cell>
          <table:table-cell office:value-type="float" office:value="0.061328083" calcext:value-type="float">
            <text:p>0.061328083</text:p>
          </table:table-cell>
          <table:table-cell office:value-type="float" office:value="0.086803313" calcext:value-type="float">
            <text:p>0.086803313</text:p>
          </table:table-cell>
          <table:table-cell office:value-type="float" office:value="0.073496614" calcext:value-type="float">
            <text:p>0.0734966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2019-11-18 20:07:29</text:p>
          </table:table-cell>
          <table:table-cell office:value-type="float" office:value="25.21088" calcext:value-type="float">
            <text:p>25.21088</text:p>
          </table:table-cell>
          <table:table-cell office:value-type="string" calcext:value-type="string">
            <text:p><text:s/></text:p>
          </table:table-cell>
          <table:table-cell office:value-type="float" office:value="0.577195952" calcext:value-type="float">
            <text:p>0.577195952</text:p>
          </table:table-cell>
          <table:table-cell office:value-type="float" office:value="0.422172001" calcext:value-type="float">
            <text:p>0.422172001</text:p>
          </table:table-cell>
          <table:table-cell office:value-type="float" office:value="0.546778506" calcext:value-type="float">
            <text:p>0.546778506</text:p>
          </table:table-cell>
          <table:table-cell office:value-type="float" office:value="0.481659827" calcext:value-type="float">
            <text:p>0.481659827</text:p>
          </table:table-cell>
          <table:table-cell/>
          <table:table-cell office:value-type="float" office:value="0.004715653" calcext:value-type="float">
            <text:p>0.004715653</text:p>
          </table:table-cell>
          <table:table-cell office:value-type="float" office:value="0.003449118" calcext:value-type="float">
            <text:p>0.003449118</text:p>
          </table:table-cell>
          <table:table-cell office:value-type="float" office:value="0.004467145" calcext:value-type="float">
            <text:p>0.004467145</text:p>
          </table:table-cell>
          <table:table-cell office:value-type="float" office:value="0.003935129" calcext:value-type="float">
            <text:p>0.003935129</text:p>
          </table:table-cell>
          <table:table-cell/>
          <table:table-cell office:value-type="float" office:value="0.00367705" calcext:value-type="float">
            <text:p>0.00367705</text:p>
          </table:table-cell>
          <table:table-cell office:value-type="float" office:value="0.002410515" calcext:value-type="float">
            <text:p>0.002410515</text:p>
          </table:table-cell>
          <table:table-cell office:value-type="float" office:value="0.003428542" calcext:value-type="float">
            <text:p>0.003428542</text:p>
          </table:table-cell>
          <table:table-cell office:value-type="float" office:value="0.002896527" calcext:value-type="float">
            <text:p>0.002896527</text:p>
          </table:table-cell>
          <table:table-cell/>
          <table:table-cell office:value-type="float" office:value="25.301607209" calcext:value-type="float">
            <text:p>25.301607209</text:p>
          </table:table-cell>
          <table:table-cell office:value-type="float" office:value="25.270356417" calcext:value-type="float">
            <text:p>25.270356417</text:p>
          </table:table-cell>
          <table:table-cell office:value-type="float" office:value="25.29547552" calcext:value-type="float">
            <text:p>25.29547552</text:p>
          </table:table-cell>
          <table:table-cell office:value-type="float" office:value="25.282348485" calcext:value-type="float">
            <text:p>25.282348485</text:p>
          </table:table-cell>
          <table:table-cell/>
          <table:table-cell office:value-type="float" office:value="0.093202141" calcext:value-type="float">
            <text:p>0.093202141</text:p>
          </table:table-cell>
          <table:table-cell office:value-type="float" office:value="0.06110048" calcext:value-type="float">
            <text:p>0.06110048</text:p>
          </table:table-cell>
          <table:table-cell office:value-type="float" office:value="0.086903534" calcext:value-type="float">
            <text:p>0.086903534</text:p>
          </table:table-cell>
          <table:table-cell office:value-type="float" office:value="0.073419102" calcext:value-type="float">
            <text:p>0.0734191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2019-11-18 20:07:30</text:p>
          </table:table-cell>
          <table:table-cell office:value-type="float" office:value="25.20582" calcext:value-type="float">
            <text:p>25.20582</text:p>
          </table:table-cell>
          <table:table-cell office:value-type="string" calcext:value-type="string">
            <text:p><text:s/></text:p>
          </table:table-cell>
          <table:table-cell office:value-type="float" office:value="0.577103564" calcext:value-type="float">
            <text:p>0.577103564</text:p>
          </table:table-cell>
          <table:table-cell office:value-type="float" office:value="0.42398875" calcext:value-type="float">
            <text:p>0.42398875</text:p>
          </table:table-cell>
          <table:table-cell office:value-type="float" office:value="0.550637311" calcext:value-type="float">
            <text:p>0.550637311</text:p>
          </table:table-cell>
          <table:table-cell office:value-type="float" office:value="0.482469855" calcext:value-type="float">
            <text:p>0.482469855</text:p>
          </table:table-cell>
          <table:table-cell/>
          <table:table-cell office:value-type="float" office:value="0.004714898" calcext:value-type="float">
            <text:p>0.004714898</text:p>
          </table:table-cell>
          <table:table-cell office:value-type="float" office:value="0.00346396" calcext:value-type="float">
            <text:p>0.00346396</text:p>
          </table:table-cell>
          <table:table-cell office:value-type="float" office:value="0.004498671" calcext:value-type="float">
            <text:p>0.004498671</text:p>
          </table:table-cell>
          <table:table-cell office:value-type="float" office:value="0.003941747" calcext:value-type="float">
            <text:p>0.003941747</text:p>
          </table:table-cell>
          <table:table-cell/>
          <table:table-cell office:value-type="float" office:value="0.003676296" calcext:value-type="float">
            <text:p>0.003676296</text:p>
          </table:table-cell>
          <table:table-cell office:value-type="float" office:value="0.002425358" calcext:value-type="float">
            <text:p>0.002425358</text:p>
          </table:table-cell>
          <table:table-cell office:value-type="float" office:value="0.003460068" calcext:value-type="float">
            <text:p>0.003460068</text:p>
          </table:table-cell>
          <table:table-cell office:value-type="float" office:value="0.002903144" calcext:value-type="float">
            <text:p>0.002903144</text:p>
          </table:table-cell>
          <table:table-cell/>
          <table:table-cell office:value-type="float" office:value="25.296534977" calcext:value-type="float">
            <text:p>25.296534977</text:p>
          </table:table-cell>
          <table:table-cell office:value-type="float" office:value="25.265668907" calcext:value-type="float">
            <text:p>25.265668907</text:p>
          </table:table-cell>
          <table:table-cell office:value-type="float" office:value="25.291199766" calcext:value-type="float">
            <text:p>25.291199766</text:p>
          </table:table-cell>
          <table:table-cell office:value-type="float" office:value="25.277458082" calcext:value-type="float">
            <text:p>25.277458082</text:p>
          </table:table-cell>
          <table:table-cell/>
          <table:table-cell office:value-type="float" office:value="0.09318301" calcext:value-type="float">
            <text:p>0.09318301</text:p>
          </table:table-cell>
          <table:table-cell office:value-type="float" office:value="0.061476692" calcext:value-type="float">
            <text:p>0.061476692</text:p>
          </table:table-cell>
          <table:table-cell office:value-type="float" office:value="0.087702588" calcext:value-type="float">
            <text:p>0.087702588</text:p>
          </table:table-cell>
          <table:table-cell office:value-type="float" office:value="0.073586839" calcext:value-type="float">
            <text:p>0.0735868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2019-11-18 20:07:31</text:p>
          </table:table-cell>
          <table:table-cell office:value-type="float" office:value="25.21088" calcext:value-type="float">
            <text:p>25.21088</text:p>
          </table:table-cell>
          <table:table-cell office:value-type="string" calcext:value-type="string">
            <text:p><text:s/></text:p>
          </table:table-cell>
          <table:table-cell office:value-type="float" office:value="0.579338143" calcext:value-type="float">
            <text:p>0.579338143</text:p>
          </table:table-cell>
          <table:table-cell office:value-type="float" office:value="0.418047359" calcext:value-type="float">
            <text:p>0.418047359</text:p>
          </table:table-cell>
          <table:table-cell office:value-type="float" office:value="0.563943453" calcext:value-type="float">
            <text:p>0.563943453</text:p>
          </table:table-cell>
          <table:table-cell office:value-type="float" office:value="0.482355414" calcext:value-type="float">
            <text:p>0.482355414</text:p>
          </table:table-cell>
          <table:table-cell/>
          <table:table-cell office:value-type="float" office:value="0.004733155" calcext:value-type="float">
            <text:p>0.004733155</text:p>
          </table:table-cell>
          <table:table-cell office:value-type="float" office:value="0.00341542" calcext:value-type="float">
            <text:p>0.00341542</text:p>
          </table:table-cell>
          <table:table-cell office:value-type="float" office:value="0.004607381" calcext:value-type="float">
            <text:p>0.004607381</text:p>
          </table:table-cell>
          <table:table-cell office:value-type="float" office:value="0.003940812" calcext:value-type="float">
            <text:p>0.003940812</text:p>
          </table:table-cell>
          <table:table-cell/>
          <table:table-cell office:value-type="float" office:value="0.003694552" calcext:value-type="float">
            <text:p>0.003694552</text:p>
          </table:table-cell>
          <table:table-cell office:value-type="float" office:value="0.002376817" calcext:value-type="float">
            <text:p>0.002376817</text:p>
          </table:table-cell>
          <table:table-cell office:value-type="float" office:value="0.003568778" calcext:value-type="float">
            <text:p>0.003568778</text:p>
          </table:table-cell>
          <table:table-cell office:value-type="float" office:value="0.002902209" calcext:value-type="float">
            <text:p>0.002902209</text:p>
          </table:table-cell>
          <table:table-cell/>
          <table:table-cell office:value-type="float" office:value="25.302039041" calcext:value-type="float">
            <text:p>25.302039041</text:p>
          </table:table-cell>
          <table:table-cell office:value-type="float" office:value="25.269524932" calcext:value-type="float">
            <text:p>25.269524932</text:p>
          </table:table-cell>
          <table:table-cell office:value-type="float" office:value="25.298935714" calcext:value-type="float">
            <text:p>25.298935714</text:p>
          </table:table-cell>
          <table:table-cell office:value-type="float" office:value="25.282488706" calcext:value-type="float">
            <text:p>25.282488706</text:p>
          </table:table-cell>
          <table:table-cell/>
          <table:table-cell office:value-type="float" office:value="0.093645727" calcext:value-type="float">
            <text:p>0.093645727</text:p>
          </table:table-cell>
          <table:table-cell office:value-type="float" office:value="0.060246351" calcext:value-type="float">
            <text:p>0.060246351</text:p>
          </table:table-cell>
          <table:table-cell office:value-type="float" office:value="0.090457923" calcext:value-type="float">
            <text:p>0.090457923</text:p>
          </table:table-cell>
          <table:table-cell office:value-type="float" office:value="0.073563141" calcext:value-type="float">
            <text:p>0.0735631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2019-11-18 20:07:33</text:p>
          </table:table-cell>
          <table:table-cell office:value-type="float" office:value="25.21593" calcext:value-type="float">
            <text:p>25.21593</text:p>
          </table:table-cell>
          <table:table-cell office:value-type="string" calcext:value-type="string">
            <text:p><text:s/></text:p>
          </table:table-cell>
          <table:table-cell office:value-type="float" office:value="0.580851505" calcext:value-type="float">
            <text:p>0.580851505</text:p>
          </table:table-cell>
          <table:table-cell office:value-type="float" office:value="0.419166734" calcext:value-type="float">
            <text:p>0.419166734</text:p>
          </table:table-cell>
          <table:table-cell office:value-type="float" office:value="0.560698576" calcext:value-type="float">
            <text:p>0.560698576</text:p>
          </table:table-cell>
          <table:table-cell office:value-type="float" office:value="0.482332168" calcext:value-type="float">
            <text:p>0.482332168</text:p>
          </table:table-cell>
          <table:table-cell/>
          <table:table-cell office:value-type="float" office:value="0.004745519" calcext:value-type="float">
            <text:p>0.004745519</text:p>
          </table:table-cell>
          <table:table-cell office:value-type="float" office:value="0.003424565" calcext:value-type="float">
            <text:p>0.003424565</text:p>
          </table:table-cell>
          <table:table-cell office:value-type="float" office:value="0.004580871" calcext:value-type="float">
            <text:p>0.004580871</text:p>
          </table:table-cell>
          <table:table-cell office:value-type="float" office:value="0.003940622" calcext:value-type="float">
            <text:p>0.003940622</text:p>
          </table:table-cell>
          <table:table-cell/>
          <table:table-cell office:value-type="float" office:value="0.003706916" calcext:value-type="float">
            <text:p>0.003706916</text:p>
          </table:table-cell>
          <table:table-cell office:value-type="float" office:value="0.002385962" calcext:value-type="float">
            <text:p>0.002385962</text:p>
          </table:table-cell>
          <table:table-cell office:value-type="float" office:value="0.003542268" calcext:value-type="float">
            <text:p>0.003542268</text:p>
          </table:table-cell>
          <table:table-cell office:value-type="float" office:value="0.00290202" calcext:value-type="float">
            <text:p>0.00290202</text:p>
          </table:table-cell>
          <table:table-cell/>
          <table:table-cell office:value-type="float" office:value="25.307397715" calcext:value-type="float">
            <text:p>25.307397715</text:p>
          </table:table-cell>
          <table:table-cell office:value-type="float" office:value="25.274804339" calcext:value-type="float">
            <text:p>25.274804339</text:p>
          </table:table-cell>
          <table:table-cell office:value-type="float" office:value="25.30333522" calcext:value-type="float">
            <text:p>25.30333522</text:p>
          </table:table-cell>
          <table:table-cell office:value-type="float" office:value="25.287537715" calcext:value-type="float">
            <text:p>25.287537715</text:p>
          </table:table-cell>
          <table:table-cell/>
          <table:table-cell office:value-type="float" office:value="0.093959101" calcext:value-type="float">
            <text:p>0.093959101</text:p>
          </table:table-cell>
          <table:table-cell office:value-type="float" office:value="0.060478151" calcext:value-type="float">
            <text:p>0.060478151</text:p>
          </table:table-cell>
          <table:table-cell office:value-type="float" office:value="0.089785999" calcext:value-type="float">
            <text:p>0.089785999</text:p>
          </table:table-cell>
          <table:table-cell office:value-type="float" office:value="0.073558328" calcext:value-type="float">
            <text:p>0.0735583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2019-11-18 20:07:34</text:p>
          </table:table-cell>
          <table:table-cell office:value-type="float" office:value="25.21088" calcext:value-type="float">
            <text:p>25.21088</text:p>
          </table:table-cell>
          <table:table-cell office:value-type="string" calcext:value-type="string">
            <text:p><text:s/></text:p>
          </table:table-cell>
          <table:table-cell office:value-type="float" office:value="0.581083963" calcext:value-type="float">
            <text:p>0.581083963</text:p>
          </table:table-cell>
          <table:table-cell office:value-type="float" office:value="0.416833808" calcext:value-type="float">
            <text:p>0.416833808</text:p>
          </table:table-cell>
          <table:table-cell office:value-type="float" office:value="0.568180748" calcext:value-type="float">
            <text:p>0.568180748</text:p>
          </table:table-cell>
          <table:table-cell office:value-type="float" office:value="0.482232032" calcext:value-type="float">
            <text:p>0.482232032</text:p>
          </table:table-cell>
          <table:table-cell/>
          <table:table-cell office:value-type="float" office:value="0.004747418" calcext:value-type="float">
            <text:p>0.004747418</text:p>
          </table:table-cell>
          <table:table-cell office:value-type="float" office:value="0.003405505" calcext:value-type="float">
            <text:p>0.003405505</text:p>
          </table:table-cell>
          <table:table-cell office:value-type="float" office:value="0.004642" calcext:value-type="float">
            <text:p>0.004642</text:p>
          </table:table-cell>
          <table:table-cell office:value-type="float" office:value="0.003939804" calcext:value-type="float">
            <text:p>0.003939804</text:p>
          </table:table-cell>
          <table:table-cell/>
          <table:table-cell office:value-type="float" office:value="0.003708815" calcext:value-type="float">
            <text:p>0.003708815</text:p>
          </table:table-cell>
          <table:table-cell office:value-type="float" office:value="0.002366902" calcext:value-type="float">
            <text:p>0.002366902</text:p>
          </table:table-cell>
          <table:table-cell office:value-type="float" office:value="0.003603397" calcext:value-type="float">
            <text:p>0.003603397</text:p>
          </table:table-cell>
          <table:table-cell office:value-type="float" office:value="0.002901201" calcext:value-type="float">
            <text:p>0.002901201</text:p>
          </table:table-cell>
          <table:table-cell/>
          <table:table-cell office:value-type="float" office:value="25.30239097" calcext:value-type="float">
            <text:p>25.30239097</text:p>
          </table:table-cell>
          <table:table-cell office:value-type="float" office:value="25.269280292" calcext:value-type="float">
            <text:p>25.269280292</text:p>
          </table:table-cell>
          <table:table-cell office:value-type="float" office:value="25.299789886" calcext:value-type="float">
            <text:p>25.299789886</text:p>
          </table:table-cell>
          <table:table-cell office:value-type="float" office:value="25.282463834" calcext:value-type="float">
            <text:p>25.282463834</text:p>
          </table:table-cell>
          <table:table-cell/>
          <table:table-cell office:value-type="float" office:value="0.094007236" calcext:value-type="float">
            <text:p>0.094007236</text:p>
          </table:table-cell>
          <table:table-cell office:value-type="float" office:value="0.059995049" calcext:value-type="float">
            <text:p>0.059995049</text:p>
          </table:table-cell>
          <table:table-cell office:value-type="float" office:value="0.091335348" calcext:value-type="float">
            <text:p>0.091335348</text:p>
          </table:table-cell>
          <table:table-cell office:value-type="float" office:value="0.073537592" calcext:value-type="float">
            <text:p>0.07353759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2019-11-18 20:07:35</text:p>
          </table:table-cell>
          <table:table-cell office:value-type="float" office:value="25.20582" calcext:value-type="float">
            <text:p>25.20582</text:p>
          </table:table-cell>
          <table:table-cell office:value-type="string" calcext:value-type="string">
            <text:p><text:s/></text:p>
          </table:table-cell>
          <table:table-cell office:value-type="float" office:value="0.578576395" calcext:value-type="float">
            <text:p>0.578576395</text:p>
          </table:table-cell>
          <table:table-cell office:value-type="float" office:value="0.423759869" calcext:value-type="float">
            <text:p>0.423759869</text:p>
          </table:table-cell>
          <table:table-cell office:value-type="float" office:value="0.552182859" calcext:value-type="float">
            <text:p>0.552182859</text:p>
          </table:table-cell>
          <table:table-cell office:value-type="float" office:value="0.482400117" calcext:value-type="float">
            <text:p>0.482400117</text:p>
          </table:table-cell>
          <table:table-cell/>
          <table:table-cell office:value-type="float" office:value="0.004726931" calcext:value-type="float">
            <text:p>0.004726931</text:p>
          </table:table-cell>
          <table:table-cell office:value-type="float" office:value="0.00346209" calcext:value-type="float">
            <text:p>0.00346209</text:p>
          </table:table-cell>
          <table:table-cell office:value-type="float" office:value="0.004511298" calcext:value-type="float">
            <text:p>0.004511298</text:p>
          </table:table-cell>
          <table:table-cell office:value-type="float" office:value="0.003941177" calcext:value-type="float">
            <text:p>0.003941177</text:p>
          </table:table-cell>
          <table:table-cell/>
          <table:table-cell office:value-type="float" office:value="0.003688329" calcext:value-type="float">
            <text:p>0.003688329</text:p>
          </table:table-cell>
          <table:table-cell office:value-type="float" office:value="0.002423488" calcext:value-type="float">
            <text:p>0.002423488</text:p>
          </table:table-cell>
          <table:table-cell office:value-type="float" office:value="0.003472695" calcext:value-type="float">
            <text:p>0.003472695</text:p>
          </table:table-cell>
          <table:table-cell office:value-type="float" office:value="0.002902575" calcext:value-type="float">
            <text:p>0.002902575</text:p>
          </table:table-cell>
          <table:table-cell/>
          <table:table-cell office:value-type="float" office:value="25.296831878" calcext:value-type="float">
            <text:p>25.296831878</text:p>
          </table:table-cell>
          <table:table-cell office:value-type="float" office:value="25.265622767" calcext:value-type="float">
            <text:p>25.265622767</text:p>
          </table:table-cell>
          <table:table-cell office:value-type="float" office:value="25.291511327" calcext:value-type="float">
            <text:p>25.291511327</text:p>
          </table:table-cell>
          <table:table-cell office:value-type="float" office:value="25.277444024" calcext:value-type="float">
            <text:p>25.277444024</text:p>
          </table:table-cell>
          <table:table-cell/>
          <table:table-cell office:value-type="float" office:value="0.093487991" calcext:value-type="float">
            <text:p>0.093487991</text:p>
          </table:table-cell>
          <table:table-cell office:value-type="float" office:value="0.061429295" calcext:value-type="float">
            <text:p>0.061429295</text:p>
          </table:table-cell>
          <table:table-cell office:value-type="float" office:value="0.088022629" calcext:value-type="float">
            <text:p>0.088022629</text:p>
          </table:table-cell>
          <table:table-cell office:value-type="float" office:value="0.073572398" calcext:value-type="float">
            <text:p>0.07357239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2019-11-18 20:07:36</text:p>
          </table:table-cell>
          <table:table-cell office:value-type="float" office:value="25.21088" calcext:value-type="float">
            <text:p>25.21088</text:p>
          </table:table-cell>
          <table:table-cell office:value-type="string" calcext:value-type="string">
            <text:p><text:s/></text:p>
          </table:table-cell>
          <table:table-cell office:value-type="float" office:value="0.577702591" calcext:value-type="float">
            <text:p>0.577702591</text:p>
          </table:table-cell>
          <table:table-cell office:value-type="float" office:value="0.425291708" calcext:value-type="float">
            <text:p>0.425291708</text:p>
          </table:table-cell>
          <table:table-cell office:value-type="float" office:value="0.544673269" calcext:value-type="float">
            <text:p>0.544673269</text:p>
          </table:table-cell>
          <table:table-cell office:value-type="float" office:value="0.481834469" calcext:value-type="float">
            <text:p>0.481834469</text:p>
          </table:table-cell>
          <table:table-cell/>
          <table:table-cell office:value-type="float" office:value="0.004719792" calcext:value-type="float">
            <text:p>0.004719792</text:p>
          </table:table-cell>
          <table:table-cell office:value-type="float" office:value="0.003474605" calcext:value-type="float">
            <text:p>0.003474605</text:p>
          </table:table-cell>
          <table:table-cell office:value-type="float" office:value="0.004449945" calcext:value-type="float">
            <text:p>0.004449945</text:p>
          </table:table-cell>
          <table:table-cell office:value-type="float" office:value="0.003936556" calcext:value-type="float">
            <text:p>0.003936556</text:p>
          </table:table-cell>
          <table:table-cell/>
          <table:table-cell office:value-type="float" office:value="0.00368119" calcext:value-type="float">
            <text:p>0.00368119</text:p>
          </table:table-cell>
          <table:table-cell office:value-type="float" office:value="0.002436003" calcext:value-type="float">
            <text:p>0.002436003</text:p>
          </table:table-cell>
          <table:table-cell office:value-type="float" office:value="0.003411342" calcext:value-type="float">
            <text:p>0.003411342</text:p>
          </table:table-cell>
          <table:table-cell office:value-type="float" office:value="0.002897953" calcext:value-type="float">
            <text:p>0.002897953</text:p>
          </table:table-cell>
          <table:table-cell/>
          <table:table-cell office:value-type="float" office:value="25.301709339" calcext:value-type="float">
            <text:p>25.301709339</text:p>
          </table:table-cell>
          <table:table-cell office:value-type="float" office:value="25.270985318" calcext:value-type="float">
            <text:p>25.270985318</text:p>
          </table:table-cell>
          <table:table-cell office:value-type="float" office:value="25.295051136" calcext:value-type="float">
            <text:p>25.295051136</text:p>
          </table:table-cell>
          <table:table-cell office:value-type="float" office:value="25.28238369" calcext:value-type="float">
            <text:p>25.28238369</text:p>
          </table:table-cell>
          <table:table-cell/>
          <table:table-cell office:value-type="float" office:value="0.093307051" calcext:value-type="float">
            <text:p>0.093307051</text:p>
          </table:table-cell>
          <table:table-cell office:value-type="float" office:value="0.061746508" calcext:value-type="float">
            <text:p>0.061746508</text:p>
          </table:table-cell>
          <table:table-cell office:value-type="float" office:value="0.086467596" calcext:value-type="float">
            <text:p>0.086467596</text:p>
          </table:table-cell>
          <table:table-cell office:value-type="float" office:value="0.073455266" calcext:value-type="float">
            <text:p>0.0734552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2019-11-18 20:07:38</text:p>
          </table:table-cell>
          <table:table-cell office:value-type="float" office:value="25.21593" calcext:value-type="float">
            <text:p>25.21593</text:p>
          </table:table-cell>
          <table:table-cell office:value-type="string" calcext:value-type="string">
            <text:p><text:s/></text:p>
          </table:table-cell>
          <table:table-cell office:value-type="float" office:value="0.578065583" calcext:value-type="float">
            <text:p>0.578065583</text:p>
          </table:table-cell>
          <table:table-cell office:value-type="float" office:value="0.42511647" calcext:value-type="float">
            <text:p>0.42511647</text:p>
          </table:table-cell>
          <table:table-cell office:value-type="float" office:value="0.546554392" calcext:value-type="float">
            <text:p>0.546554392</text:p>
          </table:table-cell>
          <table:table-cell office:value-type="float" office:value="0.482258258" calcext:value-type="float">
            <text:p>0.482258258</text:p>
          </table:table-cell>
          <table:table-cell/>
          <table:table-cell office:value-type="float" office:value="0.004722758" calcext:value-type="float">
            <text:p>0.004722758</text:p>
          </table:table-cell>
          <table:table-cell office:value-type="float" office:value="0.003473174" calcext:value-type="float">
            <text:p>0.003473174</text:p>
          </table:table-cell>
          <table:table-cell office:value-type="float" office:value="0.004465314" calcext:value-type="float">
            <text:p>0.004465314</text:p>
          </table:table-cell>
          <table:table-cell office:value-type="float" office:value="0.003940018" calcext:value-type="float">
            <text:p>0.003940018</text:p>
          </table:table-cell>
          <table:table-cell/>
          <table:table-cell office:value-type="float" office:value="0.003684155" calcext:value-type="float">
            <text:p>0.003684155</text:p>
          </table:table-cell>
          <table:table-cell office:value-type="float" office:value="0.002434571" calcext:value-type="float">
            <text:p>0.002434571</text:p>
          </table:table-cell>
          <table:table-cell office:value-type="float" office:value="0.003426711" calcext:value-type="float">
            <text:p>0.003426711</text:p>
          </table:table-cell>
          <table:table-cell office:value-type="float" office:value="0.002901416" calcext:value-type="float">
            <text:p>0.002901416</text:p>
          </table:table-cell>
          <table:table-cell/>
          <table:table-cell office:value-type="float" office:value="25.306836121" calcext:value-type="float">
            <text:p>25.306836121</text:p>
          </table:table-cell>
          <table:table-cell office:value-type="float" office:value="25.276003739" calcext:value-type="float">
            <text:p>25.276003739</text:p>
          </table:table-cell>
          <table:table-cell office:value-type="float" office:value="25.300483979" calcext:value-type="float">
            <text:p>25.300483979</text:p>
          </table:table-cell>
          <table:table-cell office:value-type="float" office:value="25.287522816" calcext:value-type="float">
            <text:p>25.287522816</text:p>
          </table:table-cell>
          <table:table-cell/>
          <table:table-cell office:value-type="float" office:value="0.093382217" calcext:value-type="float">
            <text:p>0.093382217</text:p>
          </table:table-cell>
          <table:table-cell office:value-type="float" office:value="0.06171022" calcext:value-type="float">
            <text:p>0.06171022</text:p>
          </table:table-cell>
          <table:table-cell office:value-type="float" office:value="0.086857126" calcext:value-type="float">
            <text:p>0.086857126</text:p>
          </table:table-cell>
          <table:table-cell office:value-type="float" office:value="0.073543023" calcext:value-type="float">
            <text:p>0.0735430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2019-11-18 20:07:39</text:p>
          </table:table-cell>
          <table:table-cell office:value-type="float" office:value="25.20582" calcext:value-type="float">
            <text:p>25.20582</text:p>
          </table:table-cell>
          <table:table-cell office:value-type="string" calcext:value-type="string">
            <text:p><text:s/></text:p>
          </table:table-cell>
          <table:table-cell office:value-type="float" office:value="0.578953097" calcext:value-type="float">
            <text:p>0.578953097</text:p>
          </table:table-cell>
          <table:table-cell office:value-type="float" office:value="0.42139714" calcext:value-type="float">
            <text:p>0.42139714</text:p>
          </table:table-cell>
          <table:table-cell office:value-type="float" office:value="0.554907388" calcext:value-type="float">
            <text:p>0.554907388</text:p>
          </table:table-cell>
          <table:table-cell office:value-type="float" office:value="0.48210567" calcext:value-type="float">
            <text:p>0.48210567</text:p>
          </table:table-cell>
          <table:table-cell/>
          <table:table-cell office:value-type="float" office:value="0.004730009" calcext:value-type="float">
            <text:p>0.004730009</text:p>
          </table:table-cell>
          <table:table-cell office:value-type="float" office:value="0.003442787" calcext:value-type="float">
            <text:p>0.003442787</text:p>
          </table:table-cell>
          <table:table-cell office:value-type="float" office:value="0.004533557" calcext:value-type="float">
            <text:p>0.004533557</text:p>
          </table:table-cell>
          <table:table-cell office:value-type="float" office:value="0.003938772" calcext:value-type="float">
            <text:p>0.003938772</text:p>
          </table:table-cell>
          <table:table-cell/>
          <table:table-cell office:value-type="float" office:value="0.003691406" calcext:value-type="float">
            <text:p>0.003691406</text:p>
          </table:table-cell>
          <table:table-cell office:value-type="float" office:value="0.002404184" calcext:value-type="float">
            <text:p>0.002404184</text:p>
          </table:table-cell>
          <table:table-cell office:value-type="float" office:value="0.003494954" calcext:value-type="float">
            <text:p>0.003494954</text:p>
          </table:table-cell>
          <table:table-cell office:value-type="float" office:value="0.002900169" calcext:value-type="float">
            <text:p>0.002900169</text:p>
          </table:table-cell>
          <table:table-cell/>
          <table:table-cell office:value-type="float" office:value="25.296907815" calcext:value-type="float">
            <text:p>25.296907815</text:p>
          </table:table-cell>
          <table:table-cell office:value-type="float" office:value="25.265146463" calcext:value-type="float">
            <text:p>25.265146463</text:p>
          </table:table-cell>
          <table:table-cell office:value-type="float" office:value="25.292060553" calcext:value-type="float">
            <text:p>25.292060553</text:p>
          </table:table-cell>
          <table:table-cell office:value-type="float" office:value="25.277384666" calcext:value-type="float">
            <text:p>25.277384666</text:p>
          </table:table-cell>
          <table:table-cell/>
          <table:table-cell office:value-type="float" office:value="0.093565995" calcext:value-type="float">
            <text:p>0.093565995</text:p>
          </table:table-cell>
          <table:table-cell office:value-type="float" office:value="0.060940022" calcext:value-type="float">
            <text:p>0.060940022</text:p>
          </table:table-cell>
          <table:table-cell office:value-type="float" office:value="0.088586804" calcext:value-type="float">
            <text:p>0.088586804</text:p>
          </table:table-cell>
          <table:table-cell office:value-type="float" office:value="0.073511425" calcext:value-type="float">
            <text:p>0.0735114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2019-11-18 20:07:40</text:p>
          </table:table-cell>
          <table:table-cell office:value-type="float" office:value="25.20582" calcext:value-type="float">
            <text:p>25.20582</text:p>
          </table:table-cell>
          <table:table-cell office:value-type="string" calcext:value-type="string">
            <text:p><text:s/></text:p>
          </table:table-cell>
          <table:table-cell office:value-type="float" office:value="0.581553648" calcext:value-type="float">
            <text:p>0.581553648</text:p>
          </table:table-cell>
          <table:table-cell office:value-type="float" office:value="0.416282465" calcext:value-type="float">
            <text:p>0.416282465</text:p>
          </table:table-cell>
          <table:table-cell office:value-type="float" office:value="0.568639704" calcext:value-type="float">
            <text:p>0.568639704</text:p>
          </table:table-cell>
          <table:table-cell office:value-type="float" office:value="0.48223382" calcext:value-type="float">
            <text:p>0.48223382</text:p>
          </table:table-cell>
          <table:table-cell/>
          <table:table-cell office:value-type="float" office:value="0.004751255" calcext:value-type="float">
            <text:p>0.004751255</text:p>
          </table:table-cell>
          <table:table-cell office:value-type="float" office:value="0.003401001" calcext:value-type="float">
            <text:p>0.003401001</text:p>
          </table:table-cell>
          <table:table-cell office:value-type="float" office:value="0.004645749" calcext:value-type="float">
            <text:p>0.004645749</text:p>
          </table:table-cell>
          <table:table-cell office:value-type="float" office:value="0.003939819" calcext:value-type="float">
            <text:p>0.003939819</text:p>
          </table:table-cell>
          <table:table-cell/>
          <table:table-cell office:value-type="float" office:value="0.003712653" calcext:value-type="float">
            <text:p>0.003712653</text:p>
          </table:table-cell>
          <table:table-cell office:value-type="float" office:value="0.002362398" calcext:value-type="float">
            <text:p>0.002362398</text:p>
          </table:table-cell>
          <table:table-cell office:value-type="float" office:value="0.003607146" calcext:value-type="float">
            <text:p>0.003607146</text:p>
          </table:table-cell>
          <table:table-cell office:value-type="float" office:value="0.002901216" calcext:value-type="float">
            <text:p>0.002901216</text:p>
          </table:table-cell>
          <table:table-cell/>
          <table:table-cell office:value-type="float" office:value="25.297432047" calcext:value-type="float">
            <text:p>25.297432047</text:p>
          </table:table-cell>
          <table:table-cell office:value-type="float" office:value="25.264115392" calcext:value-type="float">
            <text:p>25.264115392</text:p>
          </table:table-cell>
          <table:table-cell office:value-type="float" office:value="25.294828789" calcext:value-type="float">
            <text:p>25.294828789</text:p>
          </table:table-cell>
          <table:table-cell office:value-type="float" office:value="25.2774105" calcext:value-type="float">
            <text:p>25.2774105</text:p>
          </table:table-cell>
          <table:table-cell/>
          <table:table-cell office:value-type="float" office:value="0.094104494" calcext:value-type="float">
            <text:p>0.094104494</text:p>
          </table:table-cell>
          <table:table-cell office:value-type="float" office:value="0.059880877" calcext:value-type="float">
            <text:p>0.059880877</text:p>
          </table:table-cell>
          <table:table-cell office:value-type="float" office:value="0.091430385" calcext:value-type="float">
            <text:p>0.091430385</text:p>
          </table:table-cell>
          <table:table-cell office:value-type="float" office:value="0.073537962" calcext:value-type="float">
            <text:p>0.0735379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2019-11-18 20:07:41</text:p>
          </table:table-cell>
          <table:table-cell office:value-type="float" office:value="25.22098" calcext:value-type="float">
            <text:p>25.22098</text:p>
          </table:table-cell>
          <table:table-cell office:value-type="string" calcext:value-type="string">
            <text:p><text:s/></text:p>
          </table:table-cell>
          <table:table-cell office:value-type="float" office:value="0.577320525" calcext:value-type="float">
            <text:p>0.577320525</text:p>
          </table:table-cell>
          <table:table-cell office:value-type="float" office:value="0.426912955" calcext:value-type="float">
            <text:p>0.426912955</text:p>
          </table:table-cell>
          <table:table-cell office:value-type="float" office:value="0.544505184" calcext:value-type="float">
            <text:p>0.544505184</text:p>
          </table:table-cell>
          <table:table-cell office:value-type="float" office:value="0.482034145" calcext:value-type="float">
            <text:p>0.482034145</text:p>
          </table:table-cell>
          <table:table-cell/>
          <table:table-cell office:value-type="float" office:value="0.004716671" calcext:value-type="float">
            <text:p>0.004716671</text:p>
          </table:table-cell>
          <table:table-cell office:value-type="float" office:value="0.003487851" calcext:value-type="float">
            <text:p>0.003487851</text:p>
          </table:table-cell>
          <table:table-cell office:value-type="float" office:value="0.004448572" calcext:value-type="float">
            <text:p>0.004448572</text:p>
          </table:table-cell>
          <table:table-cell office:value-type="float" office:value="0.003938187" calcext:value-type="float">
            <text:p>0.003938187</text:p>
          </table:table-cell>
          <table:table-cell/>
          <table:table-cell office:value-type="float" office:value="0.003678068" calcext:value-type="float">
            <text:p>0.003678068</text:p>
          </table:table-cell>
          <table:table-cell office:value-type="float" office:value="0.002449248" calcext:value-type="float">
            <text:p>0.002449248</text:p>
          </table:table-cell>
          <table:table-cell office:value-type="float" office:value="0.003409969" calcext:value-type="float">
            <text:p>0.003409969</text:p>
          </table:table-cell>
          <table:table-cell office:value-type="float" office:value="0.002899585" calcext:value-type="float">
            <text:p>0.002899585</text:p>
          </table:table-cell>
          <table:table-cell/>
          <table:table-cell office:value-type="float" office:value="25.311739538" calcext:value-type="float">
            <text:p>25.311739538</text:p>
          </table:table-cell>
          <table:table-cell office:value-type="float" office:value="25.281419635" calcext:value-type="float">
            <text:p>25.281419635</text:p>
          </table:table-cell>
          <table:table-cell office:value-type="float" office:value="25.305124529" calcext:value-type="float">
            <text:p>25.305124529</text:p>
          </table:table-cell>
          <table:table-cell office:value-type="float" office:value="25.292531333" calcext:value-type="float">
            <text:p>25.292531333</text:p>
          </table:table-cell>
          <table:table-cell/>
          <table:table-cell office:value-type="float" office:value="0.093227936" calcext:value-type="float">
            <text:p>0.093227936</text:p>
          </table:table-cell>
          <table:table-cell office:value-type="float" office:value="0.062082235" calcext:value-type="float">
            <text:p>0.062082235</text:p>
          </table:table-cell>
          <table:table-cell office:value-type="float" office:value="0.08643279" calcext:value-type="float">
            <text:p>0.08643279</text:p>
          </table:table-cell>
          <table:table-cell office:value-type="float" office:value="0.073496614" calcext:value-type="float">
            <text:p>0.0734966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2019-11-18 20:07:43</text:p>
          </table:table-cell>
          <table:table-cell office:value-type="float" office:value="25.22604" calcext:value-type="float">
            <text:p>25.22604</text:p>
          </table:table-cell>
          <table:table-cell office:value-type="string" calcext:value-type="string">
            <text:p><text:s/></text:p>
          </table:table-cell>
          <table:table-cell office:value-type="float" office:value="0.579317281" calcext:value-type="float">
            <text:p>0.579317281</text:p>
          </table:table-cell>
          <table:table-cell office:value-type="float" office:value="0.422004512" calcext:value-type="float">
            <text:p>0.422004512</text:p>
          </table:table-cell>
          <table:table-cell office:value-type="float" office:value="0.546836322" calcext:value-type="float">
            <text:p>0.546836322</text:p>
          </table:table-cell>
          <table:table-cell office:value-type="float" office:value="0.481357036" calcext:value-type="float">
            <text:p>0.481357036</text:p>
          </table:table-cell>
          <table:table-cell/>
          <table:table-cell office:value-type="float" office:value="0.004732984" calcext:value-type="float">
            <text:p>0.004732984</text:p>
          </table:table-cell>
          <table:table-cell office:value-type="float" office:value="0.003447749" calcext:value-type="float">
            <text:p>0.003447749</text:p>
          </table:table-cell>
          <table:table-cell office:value-type="float" office:value="0.004467617" calcext:value-type="float">
            <text:p>0.004467617</text:p>
          </table:table-cell>
          <table:table-cell office:value-type="float" office:value="0.003932656" calcext:value-type="float">
            <text:p>0.003932656</text:p>
          </table:table-cell>
          <table:table-cell/>
          <table:table-cell office:value-type="float" office:value="0.003694382" calcext:value-type="float">
            <text:p>0.003694382</text:p>
          </table:table-cell>
          <table:table-cell office:value-type="float" office:value="0.002409147" calcext:value-type="float">
            <text:p>0.002409147</text:p>
          </table:table-cell>
          <table:table-cell office:value-type="float" office:value="0.003429014" calcext:value-type="float">
            <text:p>0.003429014</text:p>
          </table:table-cell>
          <table:table-cell office:value-type="float" office:value="0.002894053" calcext:value-type="float">
            <text:p>0.002894053</text:p>
          </table:table-cell>
          <table:table-cell/>
          <table:table-cell office:value-type="float" office:value="25.317195656" calcext:value-type="float">
            <text:p>25.317195656</text:p>
          </table:table-cell>
          <table:table-cell office:value-type="float" office:value="25.285483903" calcext:value-type="float">
            <text:p>25.285483903</text:p>
          </table:table-cell>
          <table:table-cell office:value-type="float" office:value="25.310648084" calcext:value-type="float">
            <text:p>25.310648084</text:p>
          </table:table-cell>
          <table:table-cell office:value-type="float" office:value="25.297448534" calcext:value-type="float">
            <text:p>25.297448534</text:p>
          </table:table-cell>
          <table:table-cell/>
          <table:table-cell office:value-type="float" office:value="0.093641407" calcext:value-type="float">
            <text:p>0.093641407</text:p>
          </table:table-cell>
          <table:table-cell office:value-type="float" office:value="0.061065797" calcext:value-type="float">
            <text:p>0.061065797</text:p>
          </table:table-cell>
          <table:table-cell office:value-type="float" office:value="0.086915506" calcext:value-type="float">
            <text:p>0.086915506</text:p>
          </table:table-cell>
          <table:table-cell office:value-type="float" office:value="0.073356401" calcext:value-type="float">
            <text:p>0.0733564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2019-11-18 20:07:44</text:p>
          </table:table-cell>
          <table:table-cell office:value-type="float" office:value="25.22604" calcext:value-type="float">
            <text:p>25.22604</text:p>
          </table:table-cell>
          <table:table-cell office:value-type="string" calcext:value-type="string">
            <text:p><text:s/></text:p>
          </table:table-cell>
          <table:table-cell office:value-type="float" office:value="0.579189727" calcext:value-type="float">
            <text:p>0.579189727</text:p>
          </table:table-cell>
          <table:table-cell office:value-type="float" office:value="0.421721986" calcext:value-type="float">
            <text:p>0.421721986</text:p>
          </table:table-cell>
          <table:table-cell office:value-type="float" office:value="0.546419686" calcext:value-type="float">
            <text:p>0.546419686</text:p>
          </table:table-cell>
          <table:table-cell office:value-type="float" office:value="0.481451211" calcext:value-type="float">
            <text:p>0.481451211</text:p>
          </table:table-cell>
          <table:table-cell/>
          <table:table-cell office:value-type="float" office:value="0.004731942" calcext:value-type="float">
            <text:p>0.004731942</text:p>
          </table:table-cell>
          <table:table-cell office:value-type="float" office:value="0.003445441" calcext:value-type="float">
            <text:p>0.003445441</text:p>
          </table:table-cell>
          <table:table-cell office:value-type="float" office:value="0.004464213" calcext:value-type="float">
            <text:p>0.004464213</text:p>
          </table:table-cell>
          <table:table-cell office:value-type="float" office:value="0.003933425" calcext:value-type="float">
            <text:p>0.003933425</text:p>
          </table:table-cell>
          <table:table-cell/>
          <table:table-cell office:value-type="float" office:value="0.003693339" calcext:value-type="float">
            <text:p>0.003693339</text:p>
          </table:table-cell>
          <table:table-cell office:value-type="float" office:value="0.002406838" calcext:value-type="float">
            <text:p>0.002406838</text:p>
          </table:table-cell>
          <table:table-cell office:value-type="float" office:value="0.00342561" calcext:value-type="float">
            <text:p>0.00342561</text:p>
          </table:table-cell>
          <table:table-cell office:value-type="float" office:value="0.002894822" calcext:value-type="float">
            <text:p>0.002894822</text:p>
          </table:table-cell>
          <table:table-cell/>
          <table:table-cell office:value-type="float" office:value="25.317169943" calcext:value-type="float">
            <text:p>25.317169943</text:p>
          </table:table-cell>
          <table:table-cell office:value-type="float" office:value="25.28542695" calcext:value-type="float">
            <text:p>25.28542695</text:p>
          </table:table-cell>
          <table:table-cell office:value-type="float" office:value="25.310564098" calcext:value-type="float">
            <text:p>25.310564098</text:p>
          </table:table-cell>
          <table:table-cell office:value-type="float" office:value="25.297467518" calcext:value-type="float">
            <text:p>25.297467518</text:p>
          </table:table-cell>
          <table:table-cell/>
          <table:table-cell office:value-type="float" office:value="0.093614994" calcext:value-type="float">
            <text:p>0.093614994</text:p>
          </table:table-cell>
          <table:table-cell office:value-type="float" office:value="0.061007291" calcext:value-type="float">
            <text:p>0.061007291</text:p>
          </table:table-cell>
          <table:table-cell office:value-type="float" office:value="0.086829232" calcext:value-type="float">
            <text:p>0.086829232</text:p>
          </table:table-cell>
          <table:table-cell office:value-type="float" office:value="0.073375902" calcext:value-type="float">
            <text:p>0.0733759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2019-11-18 20:07:45</text:p>
          </table:table-cell>
          <table:table-cell office:value-type="float" office:value="25.22098" calcext:value-type="float">
            <text:p>25.22098</text:p>
          </table:table-cell>
          <table:table-cell office:value-type="string" calcext:value-type="string">
            <text:p><text:s/></text:p>
          </table:table-cell>
          <table:table-cell office:value-type="float" office:value="0.578267643" calcext:value-type="float">
            <text:p>0.578267643</text:p>
          </table:table-cell>
          <table:table-cell office:value-type="float" office:value="0.424152663" calcext:value-type="float">
            <text:p>0.424152663</text:p>
          </table:table-cell>
          <table:table-cell office:value-type="float" office:value="0.545355743" calcext:value-type="float">
            <text:p>0.545355743</text:p>
          </table:table-cell>
          <table:table-cell office:value-type="float" office:value="0.481636582" calcext:value-type="float">
            <text:p>0.481636582</text:p>
          </table:table-cell>
          <table:table-cell/>
          <table:table-cell office:value-type="float" office:value="0.004724409" calcext:value-type="float">
            <text:p>0.004724409</text:p>
          </table:table-cell>
          <table:table-cell office:value-type="float" office:value="0.0034653" calcext:value-type="float">
            <text:p>0.0034653</text:p>
          </table:table-cell>
          <table:table-cell office:value-type="float" office:value="0.004455521" calcext:value-type="float">
            <text:p>0.004455521</text:p>
          </table:table-cell>
          <table:table-cell office:value-type="float" office:value="0.003934939" calcext:value-type="float">
            <text:p>0.003934939</text:p>
          </table:table-cell>
          <table:table-cell/>
          <table:table-cell office:value-type="float" office:value="0.003685806" calcext:value-type="float">
            <text:p>0.003685806</text:p>
          </table:table-cell>
          <table:table-cell office:value-type="float" office:value="0.002426697" calcext:value-type="float">
            <text:p>0.002426697</text:p>
          </table:table-cell>
          <table:table-cell office:value-type="float" office:value="0.003416918" calcext:value-type="float">
            <text:p>0.003416918</text:p>
          </table:table-cell>
          <table:table-cell office:value-type="float" office:value="0.002896337" calcext:value-type="float">
            <text:p>0.002896337</text:p>
          </table:table-cell>
          <table:table-cell/>
          <table:table-cell office:value-type="float" office:value="25.31193046" calcext:value-type="float">
            <text:p>25.31193046</text:p>
          </table:table-cell>
          <table:table-cell office:value-type="float" office:value="25.280863194" calcext:value-type="float">
            <text:p>25.280863194</text:p>
          </table:table-cell>
          <table:table-cell office:value-type="float" office:value="25.305295988" calcext:value-type="float">
            <text:p>25.305295988</text:p>
          </table:table-cell>
          <table:table-cell office:value-type="float" office:value="25.29245119" calcext:value-type="float">
            <text:p>25.29245119</text:p>
          </table:table-cell>
          <table:table-cell/>
          <table:table-cell office:value-type="float" office:value="0.093424057" calcext:value-type="float">
            <text:p>0.093424057</text:p>
          </table:table-cell>
          <table:table-cell office:value-type="float" office:value="0.061510635" calcext:value-type="float">
            <text:p>0.061510635</text:p>
          </table:table-cell>
          <table:table-cell office:value-type="float" office:value="0.086608918" calcext:value-type="float">
            <text:p>0.086608918</text:p>
          </table:table-cell>
          <table:table-cell office:value-type="float" office:value="0.073414288" calcext:value-type="float">
            <text:p>0.07341428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2019-11-18 20:07:46</text:p>
          </table:table-cell>
          <table:table-cell office:value-type="float" office:value="25.22604" calcext:value-type="float">
            <text:p>25.22604</text:p>
          </table:table-cell>
          <table:table-cell office:value-type="string" calcext:value-type="string">
            <text:p><text:s/></text:p>
          </table:table-cell>
          <table:table-cell office:value-type="float" office:value="0.578184197" calcext:value-type="float">
            <text:p>0.578184197</text:p>
          </table:table-cell>
          <table:table-cell office:value-type="float" office:value="0.423257401" calcext:value-type="float">
            <text:p>0.423257401</text:p>
          </table:table-cell>
          <table:table-cell office:value-type="float" office:value="0.546189016" calcext:value-type="float">
            <text:p>0.546189016</text:p>
          </table:table-cell>
          <table:table-cell office:value-type="float" office:value="0.481602011" calcext:value-type="float">
            <text:p>0.481602011</text:p>
          </table:table-cell>
          <table:table-cell/>
          <table:table-cell office:value-type="float" office:value="0.004723727" calcext:value-type="float">
            <text:p>0.004723727</text:p>
          </table:table-cell>
          <table:table-cell office:value-type="float" office:value="0.003457985" calcext:value-type="float">
            <text:p>0.003457985</text:p>
          </table:table-cell>
          <table:table-cell office:value-type="float" office:value="0.004462329" calcext:value-type="float">
            <text:p>0.004462329</text:p>
          </table:table-cell>
          <table:table-cell office:value-type="float" office:value="0.003934657" calcext:value-type="float">
            <text:p>0.003934657</text:p>
          </table:table-cell>
          <table:table-cell/>
          <table:table-cell office:value-type="float" office:value="0.003685124" calcext:value-type="float">
            <text:p>0.003685124</text:p>
          </table:table-cell>
          <table:table-cell office:value-type="float" office:value="0.002419383" calcext:value-type="float">
            <text:p>0.002419383</text:p>
          </table:table-cell>
          <table:table-cell office:value-type="float" office:value="0.003423726" calcext:value-type="float">
            <text:p>0.003423726</text:p>
          </table:table-cell>
          <table:table-cell office:value-type="float" office:value="0.002896054" calcext:value-type="float">
            <text:p>0.002896054</text:p>
          </table:table-cell>
          <table:table-cell/>
          <table:table-cell office:value-type="float" office:value="25.316967247" calcext:value-type="float">
            <text:p>25.316967247</text:p>
          </table:table-cell>
          <table:table-cell office:value-type="float" office:value="25.28573647" calcext:value-type="float">
            <text:p>25.28573647</text:p>
          </table:table-cell>
          <table:table-cell office:value-type="float" office:value="25.310517599" calcext:value-type="float">
            <text:p>25.310517599</text:p>
          </table:table-cell>
          <table:table-cell office:value-type="float" office:value="25.297497917" calcext:value-type="float">
            <text:p>25.297497917</text:p>
          </table:table-cell>
          <table:table-cell/>
          <table:table-cell office:value-type="float" office:value="0.093406778" calcext:value-type="float">
            <text:p>0.093406778</text:p>
          </table:table-cell>
          <table:table-cell office:value-type="float" office:value="0.061325245" calcext:value-type="float">
            <text:p>0.061325245</text:p>
          </table:table-cell>
          <table:table-cell office:value-type="float" office:value="0.086781466" calcext:value-type="float">
            <text:p>0.086781466</text:p>
          </table:table-cell>
          <table:table-cell office:value-type="float" office:value="0.073407129" calcext:value-type="float">
            <text:p>0.0734071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2019-11-18 20:07:48</text:p>
          </table:table-cell>
          <table:table-cell office:value-type="float" office:value="25.22098" calcext:value-type="float">
            <text:p>25.22098</text:p>
          </table:table-cell>
          <table:table-cell office:value-type="string" calcext:value-type="string">
            <text:p><text:s/></text:p>
          </table:table-cell>
          <table:table-cell office:value-type="float" office:value="0.576880643" calcext:value-type="float">
            <text:p>0.576880643</text:p>
          </table:table-cell>
          <table:table-cell office:value-type="float" office:value="0.426989249" calcext:value-type="float">
            <text:p>0.426989249</text:p>
          </table:table-cell>
          <table:table-cell office:value-type="float" office:value="0.542082851" calcext:value-type="float">
            <text:p>0.542082851</text:p>
          </table:table-cell>
          <table:table-cell office:value-type="float" office:value="0.481931625" calcext:value-type="float">
            <text:p>0.481931625</text:p>
          </table:table-cell>
          <table:table-cell/>
          <table:table-cell office:value-type="float" office:value="0.004713077" calcext:value-type="float">
            <text:p>0.004713077</text:p>
          </table:table-cell>
          <table:table-cell office:value-type="float" office:value="0.003488474" calcext:value-type="float">
            <text:p>0.003488474</text:p>
          </table:table-cell>
          <table:table-cell office:value-type="float" office:value="0.004428781" calcext:value-type="float">
            <text:p>0.004428781</text:p>
          </table:table-cell>
          <table:table-cell office:value-type="float" office:value="0.00393735" calcext:value-type="float">
            <text:p>0.00393735</text:p>
          </table:table-cell>
          <table:table-cell/>
          <table:table-cell office:value-type="float" office:value="0.003674474" calcext:value-type="float">
            <text:p>0.003674474</text:p>
          </table:table-cell>
          <table:table-cell office:value-type="float" office:value="0.002449872" calcext:value-type="float">
            <text:p>0.002449872</text:p>
          </table:table-cell>
          <table:table-cell office:value-type="float" office:value="0.003390179" calcext:value-type="float">
            <text:p>0.003390179</text:p>
          </table:table-cell>
          <table:table-cell office:value-type="float" office:value="0.002898747" calcext:value-type="float">
            <text:p>0.002898747</text:p>
          </table:table-cell>
          <table:table-cell/>
          <table:table-cell office:value-type="float" office:value="25.311650866" calcext:value-type="float">
            <text:p>25.311650866</text:p>
          </table:table-cell>
          <table:table-cell office:value-type="float" office:value="25.281435015" calcext:value-type="float">
            <text:p>25.281435015</text:p>
          </table:table-cell>
          <table:table-cell office:value-type="float" office:value="25.304636227" calcext:value-type="float">
            <text:p>25.304636227</text:p>
          </table:table-cell>
          <table:table-cell office:value-type="float" office:value="25.292510666" calcext:value-type="float">
            <text:p>25.292510666</text:p>
          </table:table-cell>
          <table:table-cell/>
          <table:table-cell office:value-type="float" office:value="0.093136849" calcext:value-type="float">
            <text:p>0.093136849</text:p>
          </table:table-cell>
          <table:table-cell office:value-type="float" office:value="0.062098033" calcext:value-type="float">
            <text:p>0.062098033</text:p>
          </table:table-cell>
          <table:table-cell office:value-type="float" office:value="0.08593119" calcext:value-type="float">
            <text:p>0.08593119</text:p>
          </table:table-cell>
          <table:table-cell office:value-type="float" office:value="0.073475385" calcext:value-type="float">
            <text:p>0.07347538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2019-11-18 20:07:49</text:p>
          </table:table-cell>
          <table:table-cell office:value-type="float" office:value="25.23615" calcext:value-type="float">
            <text:p>25.23615</text:p>
          </table:table-cell>
          <table:table-cell office:value-type="string" calcext:value-type="string">
            <text:p><text:s/></text:p>
          </table:table-cell>
          <table:table-cell office:value-type="float" office:value="0.57794101" calcext:value-type="float">
            <text:p>0.57794101</text:p>
          </table:table-cell>
          <table:table-cell office:value-type="float" office:value="0.423359921" calcext:value-type="float">
            <text:p>0.423359921</text:p>
          </table:table-cell>
          <table:table-cell office:value-type="float" office:value="0.5449099" calcext:value-type="float">
            <text:p>0.5449099</text:p>
          </table:table-cell>
          <table:table-cell office:value-type="float" office:value="0.481309352" calcext:value-type="float">
            <text:p>0.481309352</text:p>
          </table:table-cell>
          <table:table-cell/>
          <table:table-cell office:value-type="float" office:value="0.00472174" calcext:value-type="float">
            <text:p>0.00472174</text:p>
          </table:table-cell>
          <table:table-cell office:value-type="float" office:value="0.003458823" calcext:value-type="float">
            <text:p>0.003458823</text:p>
          </table:table-cell>
          <table:table-cell office:value-type="float" office:value="0.004451878" calcext:value-type="float">
            <text:p>0.004451878</text:p>
          </table:table-cell>
          <table:table-cell office:value-type="float" office:value="0.003932266" calcext:value-type="float">
            <text:p>0.003932266</text:p>
          </table:table-cell>
          <table:table-cell/>
          <table:table-cell office:value-type="float" office:value="0.003683138" calcext:value-type="float">
            <text:p>0.003683138</text:p>
          </table:table-cell>
          <table:table-cell office:value-type="float" office:value="0.00242022" calcext:value-type="float">
            <text:p>0.00242022</text:p>
          </table:table-cell>
          <table:table-cell office:value-type="float" office:value="0.003413276" calcext:value-type="float">
            <text:p>0.003413276</text:p>
          </table:table-cell>
          <table:table-cell office:value-type="float" office:value="0.002893663" calcext:value-type="float">
            <text:p>0.002893663</text:p>
          </table:table-cell>
          <table:table-cell/>
          <table:table-cell office:value-type="float" office:value="25.327025443" calcext:value-type="float">
            <text:p>25.327025443</text:p>
          </table:table-cell>
          <table:table-cell office:value-type="float" office:value="25.295864636" calcext:value-type="float">
            <text:p>25.295864636</text:p>
          </table:table-cell>
          <table:table-cell office:value-type="float" office:value="25.320367029" calcext:value-type="float">
            <text:p>25.320367029</text:p>
          </table:table-cell>
          <table:table-cell office:value-type="float" office:value="25.307546315" calcext:value-type="float">
            <text:p>25.307546315</text:p>
          </table:table-cell>
          <table:table-cell/>
          <table:table-cell office:value-type="float" office:value="0.093356421" calcext:value-type="float">
            <text:p>0.093356421</text:p>
          </table:table-cell>
          <table:table-cell office:value-type="float" office:value="0.061346474" calcext:value-type="float">
            <text:p>0.061346474</text:p>
          </table:table-cell>
          <table:table-cell office:value-type="float" office:value="0.086516596" calcext:value-type="float">
            <text:p>0.086516596</text:p>
          </table:table-cell>
          <table:table-cell office:value-type="float" office:value="0.073346527" calcext:value-type="float">
            <text:p>0.07334652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2019-11-18 20:07:50</text:p>
          </table:table-cell>
          <table:table-cell office:value-type="float" office:value="25.22604" calcext:value-type="float">
            <text:p>25.22604</text:p>
          </table:table-cell>
          <table:table-cell office:value-type="string" calcext:value-type="string">
            <text:p><text:s/></text:p>
          </table:table-cell>
          <table:table-cell office:value-type="float" office:value="0.578244993" calcext:value-type="float">
            <text:p>0.578244993</text:p>
          </table:table-cell>
          <table:table-cell office:value-type="float" office:value="0.423158458" calcext:value-type="float">
            <text:p>0.423158458</text:p>
          </table:table-cell>
          <table:table-cell office:value-type="float" office:value="0.544351404" calcext:value-type="float">
            <text:p>0.544351404</text:p>
          </table:table-cell>
          <table:table-cell office:value-type="float" office:value="0.481720624" calcext:value-type="float">
            <text:p>0.481720624</text:p>
          </table:table-cell>
          <table:table-cell/>
          <table:table-cell office:value-type="float" office:value="0.004724224" calcext:value-type="float">
            <text:p>0.004724224</text:p>
          </table:table-cell>
          <table:table-cell office:value-type="float" office:value="0.003457177" calcext:value-type="float">
            <text:p>0.003457177</text:p>
          </table:table-cell>
          <table:table-cell office:value-type="float" office:value="0.004447315" calcext:value-type="float">
            <text:p>0.004447315</text:p>
          </table:table-cell>
          <table:table-cell office:value-type="float" office:value="0.003935626" calcext:value-type="float">
            <text:p>0.003935626</text:p>
          </table:table-cell>
          <table:table-cell/>
          <table:table-cell office:value-type="float" office:value="0.003685621" calcext:value-type="float">
            <text:p>0.003685621</text:p>
          </table:table-cell>
          <table:table-cell office:value-type="float" office:value="0.002418574" calcext:value-type="float">
            <text:p>0.002418574</text:p>
          </table:table-cell>
          <table:table-cell office:value-type="float" office:value="0.003408713" calcext:value-type="float">
            <text:p>0.003408713</text:p>
          </table:table-cell>
          <table:table-cell office:value-type="float" office:value="0.002897023" calcext:value-type="float">
            <text:p>0.002897023</text:p>
          </table:table-cell>
          <table:table-cell/>
          <table:table-cell office:value-type="float" office:value="25.316979502" calcext:value-type="float">
            <text:p>25.316979502</text:p>
          </table:table-cell>
          <table:table-cell office:value-type="float" office:value="25.285716524" calcext:value-type="float">
            <text:p>25.285716524</text:p>
          </table:table-cell>
          <table:table-cell office:value-type="float" office:value="25.310147169" calcext:value-type="float">
            <text:p>25.310147169</text:p>
          </table:table-cell>
          <table:table-cell office:value-type="float" office:value="25.297521828" calcext:value-type="float">
            <text:p>25.297521828</text:p>
          </table:table-cell>
          <table:table-cell/>
          <table:table-cell office:value-type="float" office:value="0.093419367" calcext:value-type="float">
            <text:p>0.093419367</text:p>
          </table:table-cell>
          <table:table-cell office:value-type="float" office:value="0.061304755" calcext:value-type="float">
            <text:p>0.061304755</text:p>
          </table:table-cell>
          <table:table-cell office:value-type="float" office:value="0.086400946" calcext:value-type="float">
            <text:p>0.086400946</text:p>
          </table:table-cell>
          <table:table-cell office:value-type="float" office:value="0.073431691" calcext:value-type="float">
            <text:p>0.07343169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2019-11-18 20:07:52</text:p>
          </table:table-cell>
          <table:table-cell office:value-type="float" office:value="25.23109" calcext:value-type="float">
            <text:p>25.23109</text:p>
          </table:table-cell>
          <table:table-cell office:value-type="string" calcext:value-type="string">
            <text:p><text:s/></text:p>
          </table:table-cell>
          <table:table-cell office:value-type="float" office:value="0.579155157" calcext:value-type="float">
            <text:p>0.579155157</text:p>
          </table:table-cell>
          <table:table-cell office:value-type="float" office:value="0.423049977" calcext:value-type="float">
            <text:p>0.423049977</text:p>
          </table:table-cell>
          <table:table-cell office:value-type="float" office:value="0.545801585" calcext:value-type="float">
            <text:p>0.545801585</text:p>
          </table:table-cell>
          <table:table-cell office:value-type="float" office:value="0.4817695" calcext:value-type="float">
            <text:p>0.4817695</text:p>
          </table:table-cell>
          <table:table-cell/>
          <table:table-cell office:value-type="float" office:value="0.00473166" calcext:value-type="float">
            <text:p>0.00473166</text:p>
          </table:table-cell>
          <table:table-cell office:value-type="float" office:value="0.003456291" calcext:value-type="float">
            <text:p>0.003456291</text:p>
          </table:table-cell>
          <table:table-cell office:value-type="float" office:value="0.004459163" calcext:value-type="float">
            <text:p>0.004459163</text:p>
          </table:table-cell>
          <table:table-cell office:value-type="float" office:value="0.003936025" calcext:value-type="float">
            <text:p>0.003936025</text:p>
          </table:table-cell>
          <table:table-cell/>
          <table:table-cell office:value-type="float" office:value="0.003693057" calcext:value-type="float">
            <text:p>0.003693057</text:p>
          </table:table-cell>
          <table:table-cell office:value-type="float" office:value="0.002417688" calcext:value-type="float">
            <text:p>0.002417688</text:p>
          </table:table-cell>
          <table:table-cell office:value-type="float" office:value="0.003420561" calcext:value-type="float">
            <text:p>0.003420561</text:p>
          </table:table-cell>
          <table:table-cell office:value-type="float" office:value="0.002897423" calcext:value-type="float">
            <text:p>0.002897423</text:p>
          </table:table-cell>
          <table:table-cell/>
          <table:table-cell office:value-type="float" office:value="25.322216582" calcext:value-type="float">
            <text:p>25.322216582</text:p>
          </table:table-cell>
          <table:table-cell office:value-type="float" office:value="25.290748405" calcext:value-type="float">
            <text:p>25.290748405</text:p>
          </table:table-cell>
          <table:table-cell office:value-type="float" office:value="25.315493138" calcext:value-type="float">
            <text:p>25.315493138</text:p>
          </table:table-cell>
          <table:table-cell office:value-type="float" office:value="25.302585377" calcext:value-type="float">
            <text:p>25.302585377</text:p>
          </table:table-cell>
          <table:table-cell/>
          <table:table-cell office:value-type="float" office:value="0.093607836" calcext:value-type="float">
            <text:p>0.093607836</text:p>
          </table:table-cell>
          <table:table-cell office:value-type="float" office:value="0.061282291" calcext:value-type="float">
            <text:p>0.061282291</text:p>
          </table:table-cell>
          <table:table-cell office:value-type="float" office:value="0.08670124" calcext:value-type="float">
            <text:p>0.08670124</text:p>
          </table:table-cell>
          <table:table-cell office:value-type="float" office:value="0.073441812" calcext:value-type="float">
            <text:p>0.0734418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2019-11-18 20:07:53</text:p>
          </table:table-cell>
          <table:table-cell office:value-type="float" office:value="25.23109" calcext:value-type="float">
            <text:p>25.23109</text:p>
          </table:table-cell>
          <table:table-cell office:value-type="string" calcext:value-type="string">
            <text:p><text:s/></text:p>
          </table:table-cell>
          <table:table-cell office:value-type="float" office:value="0.578832695" calcext:value-type="float">
            <text:p>0.578832695</text:p>
          </table:table-cell>
          <table:table-cell office:value-type="float" office:value="0.421615889" calcext:value-type="float">
            <text:p>0.421615889</text:p>
          </table:table-cell>
          <table:table-cell office:value-type="float" office:value="0.545676416" calcext:value-type="float">
            <text:p>0.545676416</text:p>
          </table:table-cell>
          <table:table-cell office:value-type="float" office:value="0.48178917" calcext:value-type="float">
            <text:p>0.48178917</text:p>
          </table:table-cell>
          <table:table-cell/>
          <table:table-cell office:value-type="float" office:value="0.004729025" calcext:value-type="float">
            <text:p>0.004729025</text:p>
          </table:table-cell>
          <table:table-cell office:value-type="float" office:value="0.003444574" calcext:value-type="float">
            <text:p>0.003444574</text:p>
          </table:table-cell>
          <table:table-cell office:value-type="float" office:value="0.004458141" calcext:value-type="float">
            <text:p>0.004458141</text:p>
          </table:table-cell>
          <table:table-cell office:value-type="float" office:value="0.003936186" calcext:value-type="float">
            <text:p>0.003936186</text:p>
          </table:table-cell>
          <table:table-cell/>
          <table:table-cell office:value-type="float" office:value="0.003690423" calcext:value-type="float">
            <text:p>0.003690423</text:p>
          </table:table-cell>
          <table:table-cell office:value-type="float" office:value="0.002405972" calcext:value-type="float">
            <text:p>0.002405972</text:p>
          </table:table-cell>
          <table:table-cell office:value-type="float" office:value="0.003419538" calcext:value-type="float">
            <text:p>0.003419538</text:p>
          </table:table-cell>
          <table:table-cell office:value-type="float" office:value="0.002897583" calcext:value-type="float">
            <text:p>0.002897583</text:p>
          </table:table-cell>
          <table:table-cell/>
          <table:table-cell office:value-type="float" office:value="25.32215158" calcext:value-type="float">
            <text:p>25.32215158</text:p>
          </table:table-cell>
          <table:table-cell office:value-type="float" office:value="25.290459313" calcext:value-type="float">
            <text:p>25.290459313</text:p>
          </table:table-cell>
          <table:table-cell office:value-type="float" office:value="25.315467906" calcext:value-type="float">
            <text:p>25.315467906</text:p>
          </table:table-cell>
          <table:table-cell office:value-type="float" office:value="25.302589342" calcext:value-type="float">
            <text:p>25.302589342</text:p>
          </table:table-cell>
          <table:table-cell/>
          <table:table-cell office:value-type="float" office:value="0.093541063" calcext:value-type="float">
            <text:p>0.093541063</text:p>
          </table:table-cell>
          <table:table-cell office:value-type="float" office:value="0.060985321" calcext:value-type="float">
            <text:p>0.060985321</text:p>
          </table:table-cell>
          <table:table-cell office:value-type="float" office:value="0.086675321" calcext:value-type="float">
            <text:p>0.086675321</text:p>
          </table:table-cell>
          <table:table-cell office:value-type="float" office:value="0.073445886" calcext:value-type="float">
            <text:p>0.07344588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2019-11-18 20:07:54</text:p>
          </table:table-cell>
          <table:table-cell office:value-type="float" office:value="25.23615" calcext:value-type="float">
            <text:p>25.23615</text:p>
          </table:table-cell>
          <table:table-cell office:value-type="string" calcext:value-type="string">
            <text:p><text:s/></text:p>
          </table:table-cell>
          <table:table-cell office:value-type="float" office:value="0.578543017" calcext:value-type="float">
            <text:p>0.578543017</text:p>
          </table:table-cell>
          <table:table-cell office:value-type="float" office:value="0.423077991" calcext:value-type="float">
            <text:p>0.423077991</text:p>
          </table:table-cell>
          <table:table-cell office:value-type="float" office:value="0.544791883" calcext:value-type="float">
            <text:p>0.544791883</text:p>
          </table:table-cell>
          <table:table-cell office:value-type="float" office:value="0.481857119" calcext:value-type="float">
            <text:p>0.481857119</text:p>
          </table:table-cell>
          <table:table-cell/>
          <table:table-cell office:value-type="float" office:value="0.004726659" calcext:value-type="float">
            <text:p>0.004726659</text:p>
          </table:table-cell>
          <table:table-cell office:value-type="float" office:value="0.00345652" calcext:value-type="float">
            <text:p>0.00345652</text:p>
          </table:table-cell>
          <table:table-cell office:value-type="float" office:value="0.004450914" calcext:value-type="float">
            <text:p>0.004450914</text:p>
          </table:table-cell>
          <table:table-cell office:value-type="float" office:value="0.003936741" calcext:value-type="float">
            <text:p>0.003936741</text:p>
          </table:table-cell>
          <table:table-cell/>
          <table:table-cell office:value-type="float" office:value="0.003688056" calcext:value-type="float">
            <text:p>0.003688056</text:p>
          </table:table-cell>
          <table:table-cell office:value-type="float" office:value="0.002417917" calcext:value-type="float">
            <text:p>0.002417917</text:p>
          </table:table-cell>
          <table:table-cell office:value-type="float" office:value="0.003412311" calcext:value-type="float">
            <text:p>0.003412311</text:p>
          </table:table-cell>
          <table:table-cell office:value-type="float" office:value="0.002898138" calcext:value-type="float">
            <text:p>0.002898138</text:p>
          </table:table-cell>
          <table:table-cell/>
          <table:table-cell office:value-type="float" office:value="25.327146795" calcext:value-type="float">
            <text:p>25.327146795</text:p>
          </table:table-cell>
          <table:table-cell office:value-type="float" office:value="25.295807803" calcext:value-type="float">
            <text:p>25.295807803</text:p>
          </table:table-cell>
          <table:table-cell office:value-type="float" office:value="25.320343239" calcext:value-type="float">
            <text:p>25.320343239</text:p>
          </table:table-cell>
          <table:table-cell office:value-type="float" office:value="25.307656736" calcext:value-type="float">
            <text:p>25.307656736</text:p>
          </table:table-cell>
          <table:table-cell/>
          <table:table-cell office:value-type="float" office:value="0.093481079" calcext:value-type="float">
            <text:p>0.093481079</text:p>
          </table:table-cell>
          <table:table-cell office:value-type="float" office:value="0.061288092" calcext:value-type="float">
            <text:p>0.061288092</text:p>
          </table:table-cell>
          <table:table-cell office:value-type="float" office:value="0.086492158" calcext:value-type="float">
            <text:p>0.086492158</text:p>
          </table:table-cell>
          <table:table-cell office:value-type="float" office:value="0.073459956" calcext:value-type="float">
            <text:p>0.07345995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2019-11-18 20:07:55</text:p>
          </table:table-cell>
          <table:table-cell office:value-type="float" office:value="25.23615" calcext:value-type="float">
            <text:p>25.23615</text:p>
          </table:table-cell>
          <table:table-cell office:value-type="string" calcext:value-type="string">
            <text:p><text:s/></text:p>
          </table:table-cell>
          <table:table-cell office:value-type="float" office:value="0.578115055" calcext:value-type="float">
            <text:p>0.578115055</text:p>
          </table:table-cell>
          <table:table-cell office:value-type="float" office:value="0.424624136" calcext:value-type="float">
            <text:p>0.424624136</text:p>
          </table:table-cell>
          <table:table-cell office:value-type="float" office:value="0.546323722" calcext:value-type="float">
            <text:p>0.546323722</text:p>
          </table:table-cell>
          <table:table-cell office:value-type="float" office:value="0.482409654" calcext:value-type="float">
            <text:p>0.482409654</text:p>
          </table:table-cell>
          <table:table-cell/>
          <table:table-cell office:value-type="float" office:value="0.004723162" calcext:value-type="float">
            <text:p>0.004723162</text:p>
          </table:table-cell>
          <table:table-cell office:value-type="float" office:value="0.003469151" calcext:value-type="float">
            <text:p>0.003469151</text:p>
          </table:table-cell>
          <table:table-cell office:value-type="float" office:value="0.004463429" calcext:value-type="float">
            <text:p>0.004463429</text:p>
          </table:table-cell>
          <table:table-cell office:value-type="float" office:value="0.003941255" calcext:value-type="float">
            <text:p>0.003941255</text:p>
          </table:table-cell>
          <table:table-cell/>
          <table:table-cell office:value-type="float" office:value="0.003684559" calcext:value-type="float">
            <text:p>0.003684559</text:p>
          </table:table-cell>
          <table:table-cell office:value-type="float" office:value="0.002430549" calcext:value-type="float">
            <text:p>0.002430549</text:p>
          </table:table-cell>
          <table:table-cell office:value-type="float" office:value="0.003424826" calcext:value-type="float">
            <text:p>0.003424826</text:p>
          </table:table-cell>
          <table:table-cell office:value-type="float" office:value="0.002902653" calcext:value-type="float">
            <text:p>0.002902653</text:p>
          </table:table-cell>
          <table:table-cell/>
          <table:table-cell office:value-type="float" office:value="25.327060527" calcext:value-type="float">
            <text:p>25.327060527</text:p>
          </table:table-cell>
          <table:table-cell office:value-type="float" office:value="25.296119482" calcext:value-type="float">
            <text:p>25.296119482</text:p>
          </table:table-cell>
          <table:table-cell office:value-type="float" office:value="25.320652029" calcext:value-type="float">
            <text:p>25.320652029</text:p>
          </table:table-cell>
          <table:table-cell office:value-type="float" office:value="25.307768117" calcext:value-type="float">
            <text:p>25.307768117</text:p>
          </table:table-cell>
          <table:table-cell/>
          <table:table-cell office:value-type="float" office:value="0.093392461" calcext:value-type="float">
            <text:p>0.093392461</text:p>
          </table:table-cell>
          <table:table-cell office:value-type="float" office:value="0.061608267" calcext:value-type="float">
            <text:p>0.061608267</text:p>
          </table:table-cell>
          <table:table-cell office:value-type="float" office:value="0.08680936" calcext:value-type="float">
            <text:p>0.08680936</text:p>
          </table:table-cell>
          <table:table-cell office:value-type="float" office:value="0.073574373" calcext:value-type="float">
            <text:p>0.07357437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2019-11-18 20:07:57</text:p>
          </table:table-cell>
          <table:table-cell office:value-type="float" office:value="25.23615" calcext:value-type="float">
            <text:p>25.23615</text:p>
          </table:table-cell>
          <table:table-cell office:value-type="string" calcext:value-type="string">
            <text:p><text:s/></text:p>
          </table:table-cell>
          <table:table-cell office:value-type="float" office:value="0.581473181" calcext:value-type="float">
            <text:p>0.581473181</text:p>
          </table:table-cell>
          <table:table-cell office:value-type="float" office:value="0.416705062" calcext:value-type="float">
            <text:p>0.416705062</text:p>
          </table:table-cell>
          <table:table-cell office:value-type="float" office:value="0.566725798" calcext:value-type="float">
            <text:p>0.566725798</text:p>
          </table:table-cell>
          <table:table-cell office:value-type="float" office:value="0.48266357" calcext:value-type="float">
            <text:p>0.48266357</text:p>
          </table:table-cell>
          <table:table-cell/>
          <table:table-cell office:value-type="float" office:value="0.004750598" calcext:value-type="float">
            <text:p>0.004750598</text:p>
          </table:table-cell>
          <table:table-cell office:value-type="float" office:value="0.003404453" calcext:value-type="float">
            <text:p>0.003404453</text:p>
          </table:table-cell>
          <table:table-cell office:value-type="float" office:value="0.004630113" calcext:value-type="float">
            <text:p>0.004630113</text:p>
          </table:table-cell>
          <table:table-cell office:value-type="float" office:value="0.00394333" calcext:value-type="float">
            <text:p>0.00394333</text:p>
          </table:table-cell>
          <table:table-cell/>
          <table:table-cell office:value-type="float" office:value="0.003711995" calcext:value-type="float">
            <text:p>0.003711995</text:p>
          </table:table-cell>
          <table:table-cell office:value-type="float" office:value="0.00236585" calcext:value-type="float">
            <text:p>0.00236585</text:p>
          </table:table-cell>
          <table:table-cell office:value-type="float" office:value="0.00359151" calcext:value-type="float">
            <text:p>0.00359151</text:p>
          </table:table-cell>
          <table:table-cell office:value-type="float" office:value="0.002904727" calcext:value-type="float">
            <text:p>0.002904727</text:p>
          </table:table-cell>
          <table:table-cell/>
          <table:table-cell office:value-type="float" office:value="25.327737456" calcext:value-type="float">
            <text:p>25.327737456</text:p>
          </table:table-cell>
          <table:table-cell office:value-type="float" office:value="25.294523114" calcext:value-type="float">
            <text:p>25.294523114</text:p>
          </table:table-cell>
          <table:table-cell office:value-type="float" office:value="25.324764684" calcext:value-type="float">
            <text:p>25.324764684</text:p>
          </table:table-cell>
          <table:table-cell office:value-type="float" office:value="25.307819302" calcext:value-type="float">
            <text:p>25.307819302</text:p>
          </table:table-cell>
          <table:table-cell/>
          <table:table-cell office:value-type="float" office:value="0.094087832" calcext:value-type="float">
            <text:p>0.094087832</text:p>
          </table:table-cell>
          <table:table-cell office:value-type="float" office:value="0.059968388" calcext:value-type="float">
            <text:p>0.059968388</text:p>
          </table:table-cell>
          <table:table-cell office:value-type="float" office:value="0.091034069" calcext:value-type="float">
            <text:p>0.091034069</text:p>
          </table:table-cell>
          <table:table-cell office:value-type="float" office:value="0.073626953" calcext:value-type="float">
            <text:p>0.07362695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2019-11-18 20:07:58</text:p>
          </table:table-cell>
          <table:table-cell office:value-type="float" office:value="25.22604" calcext:value-type="float">
            <text:p>25.22604</text:p>
          </table:table-cell>
          <table:table-cell office:value-type="string" calcext:value-type="string">
            <text:p><text:s/></text:p>
          </table:table-cell>
          <table:table-cell office:value-type="float" office:value="0.580813954" calcext:value-type="float">
            <text:p>0.580813954</text:p>
          </table:table-cell>
          <table:table-cell office:value-type="float" office:value="0.416471412" calcext:value-type="float">
            <text:p>0.416471412</text:p>
          </table:table-cell>
          <table:table-cell office:value-type="float" office:value="0.5673135" calcext:value-type="float">
            <text:p>0.5673135</text:p>
          </table:table-cell>
          <table:table-cell office:value-type="float" office:value="0.482721982" calcext:value-type="float">
            <text:p>0.482721982</text:p>
          </table:table-cell>
          <table:table-cell/>
          <table:table-cell office:value-type="float" office:value="0.004745212" calcext:value-type="float">
            <text:p>0.004745212</text:p>
          </table:table-cell>
          <table:table-cell office:value-type="float" office:value="0.003402544" calcext:value-type="float">
            <text:p>0.003402544</text:p>
          </table:table-cell>
          <table:table-cell office:value-type="float" office:value="0.004634914" calcext:value-type="float">
            <text:p>0.004634914</text:p>
          </table:table-cell>
          <table:table-cell office:value-type="float" office:value="0.003943807" calcext:value-type="float">
            <text:p>0.003943807</text:p>
          </table:table-cell>
          <table:table-cell/>
          <table:table-cell office:value-type="float" office:value="0.003706609" calcext:value-type="float">
            <text:p>0.003706609</text:p>
          </table:table-cell>
          <table:table-cell office:value-type="float" office:value="0.002363941" calcext:value-type="float">
            <text:p>0.002363941</text:p>
          </table:table-cell>
          <table:table-cell office:value-type="float" office:value="0.003596311" calcext:value-type="float">
            <text:p>0.003596311</text:p>
          </table:table-cell>
          <table:table-cell office:value-type="float" office:value="0.002905204" calcext:value-type="float">
            <text:p>0.002905204</text:p>
          </table:table-cell>
          <table:table-cell/>
          <table:table-cell office:value-type="float" office:value="25.317497357" calcext:value-type="float">
            <text:p>25.317497357</text:p>
          </table:table-cell>
          <table:table-cell office:value-type="float" office:value="25.284368502" calcext:value-type="float">
            <text:p>25.284368502</text:p>
          </table:table-cell>
          <table:table-cell office:value-type="float" office:value="25.314775916" calcext:value-type="float">
            <text:p>25.314775916</text:p>
          </table:table-cell>
          <table:table-cell office:value-type="float" office:value="25.297723686" calcext:value-type="float">
            <text:p>25.297723686</text:p>
          </table:table-cell>
          <table:table-cell/>
          <table:table-cell office:value-type="float" office:value="0.093951325" calcext:value-type="float">
            <text:p>0.093951325</text:p>
          </table:table-cell>
          <table:table-cell office:value-type="float" office:value="0.059920004" calcext:value-type="float">
            <text:p>0.059920004</text:p>
          </table:table-cell>
          <table:table-cell office:value-type="float" office:value="0.091155765" calcext:value-type="float">
            <text:p>0.091155765</text:p>
          </table:table-cell>
          <table:table-cell office:value-type="float" office:value="0.073639049" calcext:value-type="float">
            <text:p>0.07363904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2019-11-18 20:07:59</text:p>
          </table:table-cell>
          <table:table-cell office:value-type="float" office:value="25.23109" calcext:value-type="float">
            <text:p>25.23109</text:p>
          </table:table-cell>
          <table:table-cell office:value-type="string" calcext:value-type="string">
            <text:p><text:s/></text:p>
          </table:table-cell>
          <table:table-cell office:value-type="float" office:value="0.576754877" calcext:value-type="float">
            <text:p>0.576754877</text:p>
          </table:table-cell>
          <table:table-cell office:value-type="float" office:value="0.424622348" calcext:value-type="float">
            <text:p>0.424622348</text:p>
          </table:table-cell>
          <table:table-cell office:value-type="float" office:value="0.54729945" calcext:value-type="float">
            <text:p>0.54729945</text:p>
          </table:table-cell>
          <table:table-cell office:value-type="float" office:value="0.48231369" calcext:value-type="float">
            <text:p>0.48231369</text:p>
          </table:table-cell>
          <table:table-cell/>
          <table:table-cell office:value-type="float" office:value="0.00471205" calcext:value-type="float">
            <text:p>0.00471205</text:p>
          </table:table-cell>
          <table:table-cell office:value-type="float" office:value="0.003469137" calcext:value-type="float">
            <text:p>0.003469137</text:p>
          </table:table-cell>
          <table:table-cell office:value-type="float" office:value="0.004471401" calcext:value-type="float">
            <text:p>0.004471401</text:p>
          </table:table-cell>
          <table:table-cell office:value-type="float" office:value="0.003940471" calcext:value-type="float">
            <text:p>0.003940471</text:p>
          </table:table-cell>
          <table:table-cell/>
          <table:table-cell office:value-type="float" office:value="0.003673447" calcext:value-type="float">
            <text:p>0.003673447</text:p>
          </table:table-cell>
          <table:table-cell office:value-type="float" office:value="0.002430534" calcext:value-type="float">
            <text:p>0.002430534</text:p>
          </table:table-cell>
          <table:table-cell office:value-type="float" office:value="0.003432798" calcext:value-type="float">
            <text:p>0.003432798</text:p>
          </table:table-cell>
          <table:table-cell office:value-type="float" office:value="0.002901869" calcext:value-type="float">
            <text:p>0.002901869</text:p>
          </table:table-cell>
          <table:table-cell/>
          <table:table-cell office:value-type="float" office:value="25.321732733" calcext:value-type="float">
            <text:p>25.321732733</text:p>
          </table:table-cell>
          <table:table-cell office:value-type="float" office:value="25.291065373" calcext:value-type="float">
            <text:p>25.291065373</text:p>
          </table:table-cell>
          <table:table-cell office:value-type="float" office:value="25.31579508" calcext:value-type="float">
            <text:p>25.31579508</text:p>
          </table:table-cell>
          <table:table-cell office:value-type="float" office:value="25.302695077" calcext:value-type="float">
            <text:p>25.302695077</text:p>
          </table:table-cell>
          <table:table-cell/>
          <table:table-cell office:value-type="float" office:value="0.093110807" calcext:value-type="float">
            <text:p>0.093110807</text:p>
          </table:table-cell>
          <table:table-cell office:value-type="float" office:value="0.061607897" calcext:value-type="float">
            <text:p>0.061607897</text:p>
          </table:table-cell>
          <table:table-cell office:value-type="float" office:value="0.087011407" calcext:value-type="float">
            <text:p>0.087011407</text:p>
          </table:table-cell>
          <table:table-cell office:value-type="float" office:value="0.073554501" calcext:value-type="float">
            <text:p>0.0735545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2019-11-18 20:08:00</text:p>
          </table:table-cell>
          <table:table-cell office:value-type="float" office:value="25.23109" calcext:value-type="float">
            <text:p>25.23109</text:p>
          </table:table-cell>
          <table:table-cell office:value-type="string" calcext:value-type="string">
            <text:p><text:s/></text:p>
          </table:table-cell>
          <table:table-cell office:value-type="float" office:value="0.577192375" calcext:value-type="float">
            <text:p>0.577192375</text:p>
          </table:table-cell>
          <table:table-cell office:value-type="float" office:value="0.42279785" calcext:value-type="float">
            <text:p>0.42279785</text:p>
          </table:table-cell>
          <table:table-cell office:value-type="float" office:value="0.544745391" calcext:value-type="float">
            <text:p>0.544745391</text:p>
          </table:table-cell>
          <table:table-cell office:value-type="float" office:value="0.481957851" calcext:value-type="float">
            <text:p>0.481957851</text:p>
          </table:table-cell>
          <table:table-cell/>
          <table:table-cell office:value-type="float" office:value="0.004715624" calcext:value-type="float">
            <text:p>0.004715624</text:p>
          </table:table-cell>
          <table:table-cell office:value-type="float" office:value="0.003454231" calcext:value-type="float">
            <text:p>0.003454231</text:p>
          </table:table-cell>
          <table:table-cell office:value-type="float" office:value="0.004450534" calcext:value-type="float">
            <text:p>0.004450534</text:p>
          </table:table-cell>
          <table:table-cell office:value-type="float" office:value="0.003937564" calcext:value-type="float">
            <text:p>0.003937564</text:p>
          </table:table-cell>
          <table:table-cell/>
          <table:table-cell office:value-type="float" office:value="0.003677021" calcext:value-type="float">
            <text:p>0.003677021</text:p>
          </table:table-cell>
          <table:table-cell office:value-type="float" office:value="0.002415628" calcext:value-type="float">
            <text:p>0.002415628</text:p>
          </table:table-cell>
          <table:table-cell office:value-type="float" office:value="0.003411931" calcext:value-type="float">
            <text:p>0.003411931</text:p>
          </table:table-cell>
          <table:table-cell office:value-type="float" office:value="0.002898961" calcext:value-type="float">
            <text:p>0.002898961</text:p>
          </table:table-cell>
          <table:table-cell/>
          <table:table-cell office:value-type="float" office:value="25.321820924" calcext:value-type="float">
            <text:p>25.321820924</text:p>
          </table:table-cell>
          <table:table-cell office:value-type="float" office:value="25.29069758" calcext:value-type="float">
            <text:p>25.29069758</text:p>
          </table:table-cell>
          <table:table-cell office:value-type="float" office:value="25.315280228" calcext:value-type="float">
            <text:p>25.315280228</text:p>
          </table:table-cell>
          <table:table-cell office:value-type="float" office:value="25.302623345" calcext:value-type="float">
            <text:p>25.302623345</text:p>
          </table:table-cell>
          <table:table-cell/>
          <table:table-cell office:value-type="float" office:value="0.0932014" calcext:value-type="float">
            <text:p>0.0932014</text:p>
          </table:table-cell>
          <table:table-cell office:value-type="float" office:value="0.061230081" calcext:value-type="float">
            <text:p>0.061230081</text:p>
          </table:table-cell>
          <table:table-cell office:value-type="float" office:value="0.08648253" calcext:value-type="float">
            <text:p>0.08648253</text:p>
          </table:table-cell>
          <table:table-cell office:value-type="float" office:value="0.073480815" calcext:value-type="float">
            <text:p>0.0734808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2019-11-18 20:08:02</text:p>
          </table:table-cell>
          <table:table-cell office:value-type="float" office:value="25.21593" calcext:value-type="float">
            <text:p>25.21593</text:p>
          </table:table-cell>
          <table:table-cell office:value-type="string" calcext:value-type="string">
            <text:p><text:s/></text:p>
          </table:table-cell>
          <table:table-cell office:value-type="float" office:value="0.576590368" calcext:value-type="float">
            <text:p>0.576590368</text:p>
          </table:table-cell>
          <table:table-cell office:value-type="float" office:value="0.424648574" calcext:value-type="float">
            <text:p>0.424648574</text:p>
          </table:table-cell>
          <table:table-cell office:value-type="float" office:value="0.545792645" calcext:value-type="float">
            <text:p>0.545792645</text:p>
          </table:table-cell>
          <table:table-cell office:value-type="float" office:value="0.482265411" calcext:value-type="float">
            <text:p>0.482265411</text:p>
          </table:table-cell>
          <table:table-cell/>
          <table:table-cell office:value-type="float" office:value="0.004710706" calcext:value-type="float">
            <text:p>0.004710706</text:p>
          </table:table-cell>
          <table:table-cell office:value-type="float" office:value="0.003469351" calcext:value-type="float">
            <text:p>0.003469351</text:p>
          </table:table-cell>
          <table:table-cell office:value-type="float" office:value="0.00445909" calcext:value-type="float">
            <text:p>0.00445909</text:p>
          </table:table-cell>
          <table:table-cell office:value-type="float" office:value="0.003940077" calcext:value-type="float">
            <text:p>0.003940077</text:p>
          </table:table-cell>
          <table:table-cell/>
          <table:table-cell office:value-type="float" office:value="0.003672103" calcext:value-type="float">
            <text:p>0.003672103</text:p>
          </table:table-cell>
          <table:table-cell office:value-type="float" office:value="0.002430748" calcext:value-type="float">
            <text:p>0.002430748</text:p>
          </table:table-cell>
          <table:table-cell office:value-type="float" office:value="0.003420487" calcext:value-type="float">
            <text:p>0.003420487</text:p>
          </table:table-cell>
          <table:table-cell office:value-type="float" office:value="0.002901474" calcext:value-type="float">
            <text:p>0.002901474</text:p>
          </table:table-cell>
          <table:table-cell/>
          <table:table-cell office:value-type="float" office:value="25.306538742" calcext:value-type="float">
            <text:p>25.306538742</text:p>
          </table:table-cell>
          <table:table-cell office:value-type="float" office:value="25.275909416" calcext:value-type="float">
            <text:p>25.275909416</text:p>
          </table:table-cell>
          <table:table-cell office:value-type="float" office:value="25.300330422" calcext:value-type="float">
            <text:p>25.300330422</text:p>
          </table:table-cell>
          <table:table-cell office:value-type="float" office:value="25.287524258" calcext:value-type="float">
            <text:p>25.287524258</text:p>
          </table:table-cell>
          <table:table-cell/>
          <table:table-cell office:value-type="float" office:value="0.093076742" calcext:value-type="float">
            <text:p>0.093076742</text:p>
          </table:table-cell>
          <table:table-cell office:value-type="float" office:value="0.061613328" calcext:value-type="float">
            <text:p>0.061613328</text:p>
          </table:table-cell>
          <table:table-cell office:value-type="float" office:value="0.086699389" calcext:value-type="float">
            <text:p>0.086699389</text:p>
          </table:table-cell>
          <table:table-cell office:value-type="float" office:value="0.073544504" calcext:value-type="float">
            <text:p>0.07354450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2019-11-18 20:08:03</text:p>
          </table:table-cell>
          <table:table-cell office:value-type="float" office:value="25.22604" calcext:value-type="float">
            <text:p>25.22604</text:p>
          </table:table-cell>
          <table:table-cell office:value-type="string" calcext:value-type="string">
            <text:p><text:s/></text:p>
          </table:table-cell>
          <table:table-cell office:value-type="float" office:value="0.575798819" calcext:value-type="float">
            <text:p>0.575798819</text:p>
          </table:table-cell>
          <table:table-cell office:value-type="float" office:value="0.426706127" calcext:value-type="float">
            <text:p>0.426706127</text:p>
          </table:table-cell>
          <table:table-cell office:value-type="float" office:value="0.541889732" calcext:value-type="float">
            <text:p>0.541889732</text:p>
          </table:table-cell>
          <table:table-cell office:value-type="float" office:value="0.48222488" calcext:value-type="float">
            <text:p>0.48222488</text:p>
          </table:table-cell>
          <table:table-cell/>
          <table:table-cell office:value-type="float" office:value="0.004704239" calcext:value-type="float">
            <text:p>0.004704239</text:p>
          </table:table-cell>
          <table:table-cell office:value-type="float" office:value="0.003486161" calcext:value-type="float">
            <text:p>0.003486161</text:p>
          </table:table-cell>
          <table:table-cell office:value-type="float" office:value="0.004427204" calcext:value-type="float">
            <text:p>0.004427204</text:p>
          </table:table-cell>
          <table:table-cell office:value-type="float" office:value="0.003939746" calcext:value-type="float">
            <text:p>0.003939746</text:p>
          </table:table-cell>
          <table:table-cell/>
          <table:table-cell office:value-type="float" office:value="0.003665636" calcext:value-type="float">
            <text:p>0.003665636</text:p>
          </table:table-cell>
          <table:table-cell office:value-type="float" office:value="0.002447558" calcext:value-type="float">
            <text:p>0.002447558</text:p>
          </table:table-cell>
          <table:table-cell office:value-type="float" office:value="0.003388601" calcext:value-type="float">
            <text:p>0.003388601</text:p>
          </table:table-cell>
          <table:table-cell office:value-type="float" office:value="0.002901143" calcext:value-type="float">
            <text:p>0.002901143</text:p>
          </table:table-cell>
          <table:table-cell/>
          <table:table-cell office:value-type="float" office:value="25.316486399" calcext:value-type="float">
            <text:p>25.316486399</text:p>
          </table:table-cell>
          <table:table-cell office:value-type="float" office:value="25.286431687" calcext:value-type="float">
            <text:p>25.286431687</text:p>
          </table:table-cell>
          <table:table-cell office:value-type="float" office:value="25.309650938" calcext:value-type="float">
            <text:p>25.309650938</text:p>
          </table:table-cell>
          <table:table-cell office:value-type="float" office:value="25.297623478" calcext:value-type="float">
            <text:p>25.297623478</text:p>
          </table:table-cell>
          <table:table-cell/>
          <table:table-cell office:value-type="float" office:value="0.092912834" calcext:value-type="float">
            <text:p>0.092912834</text:p>
          </table:table-cell>
          <table:table-cell office:value-type="float" office:value="0.062039405" calcext:value-type="float">
            <text:p>0.062039405</text:p>
          </table:table-cell>
          <table:table-cell office:value-type="float" office:value="0.0858912" calcext:value-type="float">
            <text:p>0.0858912</text:p>
          </table:table-cell>
          <table:table-cell office:value-type="float" office:value="0.073536111" calcext:value-type="float">
            <text:p>0.0735361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2019-11-18 20:08:04</text:p>
          </table:table-cell>
          <table:table-cell office:value-type="float" office:value="25.22098" calcext:value-type="float">
            <text:p>25.22098</text:p>
          </table:table-cell>
          <table:table-cell office:value-type="string" calcext:value-type="string">
            <text:p><text:s/></text:p>
          </table:table-cell>
          <table:table-cell office:value-type="float" office:value="0.575850079" calcext:value-type="float">
            <text:p>0.575850079</text:p>
          </table:table-cell>
          <table:table-cell office:value-type="float" office:value="0.424880436" calcext:value-type="float">
            <text:p>0.424880436</text:p>
          </table:table-cell>
          <table:table-cell office:value-type="float" office:value="0.54396755" calcext:value-type="float">
            <text:p>0.54396755</text:p>
          </table:table-cell>
          <table:table-cell office:value-type="float" office:value="0.481779633" calcext:value-type="float">
            <text:p>0.481779633</text:p>
          </table:table-cell>
          <table:table-cell/>
          <table:table-cell office:value-type="float" office:value="0.004704658" calcext:value-type="float">
            <text:p>0.004704658</text:p>
          </table:table-cell>
          <table:table-cell office:value-type="float" office:value="0.003471245" calcext:value-type="float">
            <text:p>0.003471245</text:p>
          </table:table-cell>
          <table:table-cell office:value-type="float" office:value="0.004444179" calcext:value-type="float">
            <text:p>0.004444179</text:p>
          </table:table-cell>
          <table:table-cell office:value-type="float" office:value="0.003936108" calcext:value-type="float">
            <text:p>0.003936108</text:p>
          </table:table-cell>
          <table:table-cell/>
          <table:table-cell office:value-type="float" office:value="0.003666055" calcext:value-type="float">
            <text:p>0.003666055</text:p>
          </table:table-cell>
          <table:table-cell office:value-type="float" office:value="0.002432643" calcext:value-type="float">
            <text:p>0.002432643</text:p>
          </table:table-cell>
          <table:table-cell office:value-type="float" office:value="0.003405577" calcext:value-type="float">
            <text:p>0.003405577</text:p>
          </table:table-cell>
          <table:table-cell office:value-type="float" office:value="0.002897505" calcext:value-type="float">
            <text:p>0.002897505</text:p>
          </table:table-cell>
          <table:table-cell/>
          <table:table-cell office:value-type="float" office:value="25.311443122" calcext:value-type="float">
            <text:p>25.311443122</text:p>
          </table:table-cell>
          <table:table-cell office:value-type="float" office:value="25.281009904" calcext:value-type="float">
            <text:p>25.281009904</text:p>
          </table:table-cell>
          <table:table-cell office:value-type="float" office:value="25.305016151" calcext:value-type="float">
            <text:p>25.305016151</text:p>
          </table:table-cell>
          <table:table-cell office:value-type="float" office:value="25.292480027" calcext:value-type="float">
            <text:p>25.292480027</text:p>
          </table:table-cell>
          <table:table-cell/>
          <table:table-cell office:value-type="float" office:value="0.092923449" calcext:value-type="float">
            <text:p>0.092923449</text:p>
          </table:table-cell>
          <table:table-cell office:value-type="float" office:value="0.061661342" calcext:value-type="float">
            <text:p>0.061661342</text:p>
          </table:table-cell>
          <table:table-cell office:value-type="float" office:value="0.086321461" calcext:value-type="float">
            <text:p>0.086321461</text:p>
          </table:table-cell>
          <table:table-cell office:value-type="float" office:value="0.073443911" calcext:value-type="float">
            <text:p>0.07344391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2019-11-18 20:08:05</text:p>
          </table:table-cell>
          <table:table-cell office:value-type="float" office:value="25.22098" calcext:value-type="float">
            <text:p>25.22098</text:p>
          </table:table-cell>
          <table:table-cell office:value-type="string" calcext:value-type="string">
            <text:p><text:s/></text:p>
          </table:table-cell>
          <table:table-cell office:value-type="float" office:value="0.576704213" calcext:value-type="float">
            <text:p>0.576704213</text:p>
          </table:table-cell>
          <table:table-cell office:value-type="float" office:value="0.422048619" calcext:value-type="float">
            <text:p>0.422048619</text:p>
          </table:table-cell>
          <table:table-cell office:value-type="float" office:value="0.54575569" calcext:value-type="float">
            <text:p>0.54575569</text:p>
          </table:table-cell>
          <table:table-cell office:value-type="float" office:value="0.481888113" calcext:value-type="float">
            <text:p>0.481888113</text:p>
          </table:table-cell>
          <table:table-cell/>
          <table:table-cell office:value-type="float" office:value="0.004711636" calcext:value-type="float">
            <text:p>0.004711636</text:p>
          </table:table-cell>
          <table:table-cell office:value-type="float" office:value="0.00344811" calcext:value-type="float">
            <text:p>0.00344811</text:p>
          </table:table-cell>
          <table:table-cell office:value-type="float" office:value="0.004458788" calcext:value-type="float">
            <text:p>0.004458788</text:p>
          </table:table-cell>
          <table:table-cell office:value-type="float" office:value="0.003936994" calcext:value-type="float">
            <text:p>0.003936994</text:p>
          </table:table-cell>
          <table:table-cell/>
          <table:table-cell office:value-type="float" office:value="0.003673033" calcext:value-type="float">
            <text:p>0.003673033</text:p>
          </table:table-cell>
          <table:table-cell office:value-type="float" office:value="0.002409507" calcext:value-type="float">
            <text:p>0.002409507</text:p>
          </table:table-cell>
          <table:table-cell office:value-type="float" office:value="0.003420186" calcext:value-type="float">
            <text:p>0.003420186</text:p>
          </table:table-cell>
          <table:table-cell office:value-type="float" office:value="0.002898392" calcext:value-type="float">
            <text:p>0.002898392</text:p>
          </table:table-cell>
          <table:table-cell/>
          <table:table-cell office:value-type="float" office:value="25.3116153" calcext:value-type="float">
            <text:p>25.3116153</text:p>
          </table:table-cell>
          <table:table-cell office:value-type="float" office:value="25.280439045" calcext:value-type="float">
            <text:p>25.280439045</text:p>
          </table:table-cell>
          <table:table-cell office:value-type="float" office:value="25.30537661" calcext:value-type="float">
            <text:p>25.30537661</text:p>
          </table:table-cell>
          <table:table-cell office:value-type="float" office:value="25.292501895" calcext:value-type="float">
            <text:p>25.292501895</text:p>
          </table:table-cell>
          <table:table-cell/>
          <table:table-cell office:value-type="float" office:value="0.093100316" calcext:value-type="float">
            <text:p>0.093100316</text:p>
          </table:table-cell>
          <table:table-cell office:value-type="float" office:value="0.06107493" calcext:value-type="float">
            <text:p>0.06107493</text:p>
          </table:table-cell>
          <table:table-cell office:value-type="float" office:value="0.086691736" calcext:value-type="float">
            <text:p>0.086691736</text:p>
          </table:table-cell>
          <table:table-cell office:value-type="float" office:value="0.073466374" calcext:value-type="float">
            <text:p>0.07346637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2019-11-18 20:08:07</text:p>
          </table:table-cell>
          <table:table-cell office:value-type="float" office:value="25.22604" calcext:value-type="float">
            <text:p>25.22604</text:p>
          </table:table-cell>
          <table:table-cell office:value-type="string" calcext:value-type="string">
            <text:p><text:s/></text:p>
          </table:table-cell>
          <table:table-cell office:value-type="float" office:value="0.576208303" calcext:value-type="float">
            <text:p>0.576208303</text:p>
          </table:table-cell>
          <table:table-cell office:value-type="float" office:value="0.423415354" calcext:value-type="float">
            <text:p>0.423415354</text:p>
          </table:table-cell>
          <table:table-cell office:value-type="float" office:value="0.54541952" calcext:value-type="float">
            <text:p>0.54541952</text:p>
          </table:table-cell>
          <table:table-cell office:value-type="float" office:value="0.482197461" calcext:value-type="float">
            <text:p>0.482197461</text:p>
          </table:table-cell>
          <table:table-cell/>
          <table:table-cell office:value-type="float" office:value="0.004707584" calcext:value-type="float">
            <text:p>0.004707584</text:p>
          </table:table-cell>
          <table:table-cell office:value-type="float" office:value="0.003459276" calcext:value-type="float">
            <text:p>0.003459276</text:p>
          </table:table-cell>
          <table:table-cell office:value-type="float" office:value="0.004456042" calcext:value-type="float">
            <text:p>0.004456042</text:p>
          </table:table-cell>
          <table:table-cell office:value-type="float" office:value="0.003939522" calcext:value-type="float">
            <text:p>0.003939522</text:p>
          </table:table-cell>
          <table:table-cell/>
          <table:table-cell office:value-type="float" office:value="0.003668981" calcext:value-type="float">
            <text:p>0.003668981</text:p>
          </table:table-cell>
          <table:table-cell office:value-type="float" office:value="0.002420673" calcext:value-type="float">
            <text:p>0.002420673</text:p>
          </table:table-cell>
          <table:table-cell office:value-type="float" office:value="0.003417439" calcext:value-type="float">
            <text:p>0.003417439</text:p>
          </table:table-cell>
          <table:table-cell office:value-type="float" office:value="0.002900919" calcext:value-type="float">
            <text:p>0.002900919</text:p>
          </table:table-cell>
          <table:table-cell/>
          <table:table-cell office:value-type="float" office:value="25.316568944" calcext:value-type="float">
            <text:p>25.316568944</text:p>
          </table:table-cell>
          <table:table-cell office:value-type="float" office:value="25.285768311" calcext:value-type="float">
            <text:p>25.285768311</text:p>
          </table:table-cell>
          <table:table-cell office:value-type="float" office:value="25.310362482" calcext:value-type="float">
            <text:p>25.310362482</text:p>
          </table:table-cell>
          <table:table-cell office:value-type="float" office:value="25.297617951" calcext:value-type="float">
            <text:p>25.297617951</text:p>
          </table:table-cell>
          <table:table-cell/>
          <table:table-cell office:value-type="float" office:value="0.092997627" calcext:value-type="float">
            <text:p>0.092997627</text:p>
          </table:table-cell>
          <table:table-cell office:value-type="float" office:value="0.061357953" calcext:value-type="float">
            <text:p>0.061357953</text:p>
          </table:table-cell>
          <table:table-cell office:value-type="float" office:value="0.086622124" calcext:value-type="float">
            <text:p>0.086622124</text:p>
          </table:table-cell>
          <table:table-cell office:value-type="float" office:value="0.073530433" calcext:value-type="float">
            <text:p>0.0735304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2019-11-18 20:08:08</text:p>
          </table:table-cell>
          <table:table-cell office:value-type="float" office:value="25.23615" calcext:value-type="float">
            <text:p>25.23615</text:p>
          </table:table-cell>
          <table:table-cell office:value-type="string" calcext:value-type="string">
            <text:p><text:s/></text:p>
          </table:table-cell>
          <table:table-cell office:value-type="float" office:value="0.576292941" calcext:value-type="float">
            <text:p>0.576292941</text:p>
          </table:table-cell>
          <table:table-cell office:value-type="float" office:value="0.422913483" calcext:value-type="float">
            <text:p>0.422913483</text:p>
          </table:table-cell>
          <table:table-cell office:value-type="float" office:value="0.54539985" calcext:value-type="float">
            <text:p>0.54539985</text:p>
          </table:table-cell>
          <table:table-cell office:value-type="float" office:value="0.482030568" calcext:value-type="float">
            <text:p>0.482030568</text:p>
          </table:table-cell>
          <table:table-cell/>
          <table:table-cell office:value-type="float" office:value="0.004708276" calcext:value-type="float">
            <text:p>0.004708276</text:p>
          </table:table-cell>
          <table:table-cell office:value-type="float" office:value="0.003455176" calcext:value-type="float">
            <text:p>0.003455176</text:p>
          </table:table-cell>
          <table:table-cell office:value-type="float" office:value="0.004455881" calcext:value-type="float">
            <text:p>0.004455881</text:p>
          </table:table-cell>
          <table:table-cell office:value-type="float" office:value="0.003938158" calcext:value-type="float">
            <text:p>0.003938158</text:p>
          </table:table-cell>
          <table:table-cell/>
          <table:table-cell office:value-type="float" office:value="0.003669673" calcext:value-type="float">
            <text:p>0.003669673</text:p>
          </table:table-cell>
          <table:table-cell office:value-type="float" office:value="0.002416573" calcext:value-type="float">
            <text:p>0.002416573</text:p>
          </table:table-cell>
          <table:table-cell office:value-type="float" office:value="0.003417278" calcext:value-type="float">
            <text:p>0.003417278</text:p>
          </table:table-cell>
          <table:table-cell office:value-type="float" office:value="0.002899555" calcext:value-type="float">
            <text:p>0.002899555</text:p>
          </table:table-cell>
          <table:table-cell/>
          <table:table-cell office:value-type="float" office:value="25.326693226" calcext:value-type="float">
            <text:p>25.326693226</text:p>
          </table:table-cell>
          <table:table-cell office:value-type="float" office:value="25.29577464" calcext:value-type="float">
            <text:p>25.29577464</text:p>
          </table:table-cell>
          <table:table-cell office:value-type="float" office:value="25.320465794" calcext:value-type="float">
            <text:p>25.320465794</text:p>
          </table:table-cell>
          <table:table-cell office:value-type="float" office:value="25.3076917" calcext:value-type="float">
            <text:p>25.3076917</text:p>
          </table:table-cell>
          <table:table-cell/>
          <table:table-cell office:value-type="float" office:value="0.093015153" calcext:value-type="float">
            <text:p>0.093015153</text:p>
          </table:table-cell>
          <table:table-cell office:value-type="float" office:value="0.061254026" calcext:value-type="float">
            <text:p>0.061254026</text:p>
          </table:table-cell>
          <table:table-cell office:value-type="float" office:value="0.086618051" calcext:value-type="float">
            <text:p>0.086618051</text:p>
          </table:table-cell>
          <table:table-cell office:value-type="float" office:value="0.073495874" calcext:value-type="float">
            <text:p>0.07349587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2019-11-18 20:08:09</text:p>
          </table:table-cell>
          <table:table-cell office:value-type="float" office:value="25.22604" calcext:value-type="float">
            <text:p>25.22604</text:p>
          </table:table-cell>
          <table:table-cell office:value-type="string" calcext:value-type="string">
            <text:p><text:s/></text:p>
          </table:table-cell>
          <table:table-cell office:value-type="float" office:value="0.576699445" calcext:value-type="float">
            <text:p>0.576699445</text:p>
          </table:table-cell>
          <table:table-cell office:value-type="float" office:value="0.423213294" calcext:value-type="float">
            <text:p>0.423213294</text:p>
          </table:table-cell>
          <table:table-cell office:value-type="float" office:value="0.545117324" calcext:value-type="float">
            <text:p>0.545117324</text:p>
          </table:table-cell>
          <table:table-cell office:value-type="float" office:value="0.48208004" calcext:value-type="float">
            <text:p>0.48208004</text:p>
          </table:table-cell>
          <table:table-cell/>
          <table:table-cell office:value-type="float" office:value="0.004711597" calcext:value-type="float">
            <text:p>0.004711597</text:p>
          </table:table-cell>
          <table:table-cell office:value-type="float" office:value="0.003457625" calcext:value-type="float">
            <text:p>0.003457625</text:p>
          </table:table-cell>
          <table:table-cell office:value-type="float" office:value="0.004453573" calcext:value-type="float">
            <text:p>0.004453573</text:p>
          </table:table-cell>
          <table:table-cell office:value-type="float" office:value="0.003938562" calcext:value-type="float">
            <text:p>0.003938562</text:p>
          </table:table-cell>
          <table:table-cell/>
          <table:table-cell office:value-type="float" office:value="0.003672994" calcext:value-type="float">
            <text:p>0.003672994</text:p>
          </table:table-cell>
          <table:table-cell office:value-type="float" office:value="0.002419022" calcext:value-type="float">
            <text:p>0.002419022</text:p>
          </table:table-cell>
          <table:table-cell office:value-type="float" office:value="0.00341497" calcext:value-type="float">
            <text:p>0.00341497</text:p>
          </table:table-cell>
          <table:table-cell office:value-type="float" office:value="0.00289996" calcext:value-type="float">
            <text:p>0.00289996</text:p>
          </table:table-cell>
          <table:table-cell/>
          <table:table-cell office:value-type="float" office:value="25.316667949" calcext:value-type="float">
            <text:p>25.316667949</text:p>
          </table:table-cell>
          <table:table-cell office:value-type="float" office:value="25.285727578" calcext:value-type="float">
            <text:p>25.285727578</text:p>
          </table:table-cell>
          <table:table-cell office:value-type="float" office:value="25.310301565" calcext:value-type="float">
            <text:p>25.310301565</text:p>
          </table:table-cell>
          <table:table-cell office:value-type="float" office:value="25.297594281" calcext:value-type="float">
            <text:p>25.297594281</text:p>
          </table:table-cell>
          <table:table-cell/>
          <table:table-cell office:value-type="float" office:value="0.093099328" calcext:value-type="float">
            <text:p>0.093099328</text:p>
          </table:table-cell>
          <table:table-cell office:value-type="float" office:value="0.061316111" calcext:value-type="float">
            <text:p>0.061316111</text:p>
          </table:table-cell>
          <table:table-cell office:value-type="float" office:value="0.086559548" calcext:value-type="float">
            <text:p>0.086559548</text:p>
          </table:table-cell>
          <table:table-cell office:value-type="float" office:value="0.073506118" calcext:value-type="float">
            <text:p>0.0735061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2019-11-18 20:08:10</text:p>
          </table:table-cell>
          <table:table-cell office:value-type="float" office:value="25.22098" calcext:value-type="float">
            <text:p>25.22098</text:p>
          </table:table-cell>
          <table:table-cell office:value-type="string" calcext:value-type="string">
            <text:p><text:s/></text:p>
          </table:table-cell>
          <table:table-cell office:value-type="float" office:value="0.578568051" calcext:value-type="float">
            <text:p>0.578568051</text:p>
          </table:table-cell>
          <table:table-cell office:value-type="float" office:value="0.418432405" calcext:value-type="float">
            <text:p>0.418432405</text:p>
          </table:table-cell>
          <table:table-cell office:value-type="float" office:value="0.562838979" calcext:value-type="float">
            <text:p>0.562838979</text:p>
          </table:table-cell>
          <table:table-cell office:value-type="float" office:value="0.483024774" calcext:value-type="float">
            <text:p>0.483024774</text:p>
          </table:table-cell>
          <table:table-cell/>
          <table:table-cell office:value-type="float" office:value="0.004726863" calcext:value-type="float">
            <text:p>0.004726863</text:p>
          </table:table-cell>
          <table:table-cell office:value-type="float" office:value="0.003418565" calcext:value-type="float">
            <text:p>0.003418565</text:p>
          </table:table-cell>
          <table:table-cell office:value-type="float" office:value="0.004598358" calcext:value-type="float">
            <text:p>0.004598358</text:p>
          </table:table-cell>
          <table:table-cell office:value-type="float" office:value="0.003946281" calcext:value-type="float">
            <text:p>0.003946281</text:p>
          </table:table-cell>
          <table:table-cell/>
          <table:table-cell office:value-type="float" office:value="0.00368826" calcext:value-type="float">
            <text:p>0.00368826</text:p>
          </table:table-cell>
          <table:table-cell office:value-type="float" office:value="0.002379963" calcext:value-type="float">
            <text:p>0.002379963</text:p>
          </table:table-cell>
          <table:table-cell office:value-type="float" office:value="0.003559755" calcext:value-type="float">
            <text:p>0.003559755</text:p>
          </table:table-cell>
          <table:table-cell office:value-type="float" office:value="0.002907678" calcext:value-type="float">
            <text:p>0.002907678</text:p>
          </table:table-cell>
          <table:table-cell/>
          <table:table-cell office:value-type="float" office:value="25.311991017" calcext:value-type="float">
            <text:p>25.311991017</text:p>
          </table:table-cell>
          <table:table-cell office:value-type="float" office:value="25.279710059" calcext:value-type="float">
            <text:p>25.279710059</text:p>
          </table:table-cell>
          <table:table-cell office:value-type="float" office:value="25.308820312" calcext:value-type="float">
            <text:p>25.308820312</text:p>
          </table:table-cell>
          <table:table-cell office:value-type="float" office:value="25.29273103" calcext:value-type="float">
            <text:p>25.29273103</text:p>
          </table:table-cell>
          <table:table-cell/>
          <table:table-cell office:value-type="float" office:value="0.093486263" calcext:value-type="float">
            <text:p>0.093486263</text:p>
          </table:table-cell>
          <table:table-cell office:value-type="float" office:value="0.060326086" calcext:value-type="float">
            <text:p>0.060326086</text:p>
          </table:table-cell>
          <table:table-cell office:value-type="float" office:value="0.090229217" calcext:value-type="float">
            <text:p>0.090229217</text:p>
          </table:table-cell>
          <table:table-cell office:value-type="float" office:value="0.07370175" calcext:value-type="float">
            <text:p>0.0737017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2019-11-18 20:08:12</text:p>
          </table:table-cell>
          <table:table-cell office:value-type="float" office:value="25.22604" calcext:value-type="float">
            <text:p>25.22604</text:p>
          </table:table-cell>
          <table:table-cell office:value-type="string" calcext:value-type="string">
            <text:p><text:s/></text:p>
          </table:table-cell>
          <table:table-cell office:value-type="float" office:value="0.577936837" calcext:value-type="float">
            <text:p>0.577936837</text:p>
          </table:table-cell>
          <table:table-cell office:value-type="float" office:value="0.419915965" calcext:value-type="float">
            <text:p>0.419915965</text:p>
          </table:table-cell>
          <table:table-cell office:value-type="float" office:value="0.557158656" calcext:value-type="float">
            <text:p>0.557158656</text:p>
          </table:table-cell>
          <table:table-cell office:value-type="float" office:value="0.48284894" calcext:value-type="float">
            <text:p>0.48284894</text:p>
          </table:table-cell>
          <table:table-cell/>
          <table:table-cell office:value-type="float" office:value="0.004721706" calcext:value-type="float">
            <text:p>0.004721706</text:p>
          </table:table-cell>
          <table:table-cell office:value-type="float" office:value="0.003430686" calcext:value-type="float">
            <text:p>0.003430686</text:p>
          </table:table-cell>
          <table:table-cell office:value-type="float" office:value="0.00455195" calcext:value-type="float">
            <text:p>0.00455195</text:p>
          </table:table-cell>
          <table:table-cell office:value-type="float" office:value="0.003944844" calcext:value-type="float">
            <text:p>0.003944844</text:p>
          </table:table-cell>
          <table:table-cell/>
          <table:table-cell office:value-type="float" office:value="0.003683103" calcext:value-type="float">
            <text:p>0.003683103</text:p>
          </table:table-cell>
          <table:table-cell office:value-type="float" office:value="0.002392083" calcext:value-type="float">
            <text:p>0.002392083</text:p>
          </table:table-cell>
          <table:table-cell office:value-type="float" office:value="0.003513347" calcext:value-type="float">
            <text:p>0.003513347</text:p>
          </table:table-cell>
          <table:table-cell office:value-type="float" office:value="0.002906242" calcext:value-type="float">
            <text:p>0.002906242</text:p>
          </table:table-cell>
          <table:table-cell/>
          <table:table-cell office:value-type="float" office:value="25.316917384" calcext:value-type="float">
            <text:p>25.316917384</text:p>
          </table:table-cell>
          <table:table-cell office:value-type="float" office:value="25.28506288" calcext:value-type="float">
            <text:p>25.28506288</text:p>
          </table:table-cell>
          <table:table-cell office:value-type="float" office:value="25.312728884" calcext:value-type="float">
            <text:p>25.312728884</text:p>
          </table:table-cell>
          <table:table-cell office:value-type="float" office:value="25.297749279" calcext:value-type="float">
            <text:p>25.297749279</text:p>
          </table:table-cell>
          <table:table-cell/>
          <table:table-cell office:value-type="float" office:value="0.093355557" calcext:value-type="float">
            <text:p>0.093355557</text:p>
          </table:table-cell>
          <table:table-cell office:value-type="float" office:value="0.060633301" calcext:value-type="float">
            <text:p>0.060633301</text:p>
          </table:table-cell>
          <table:table-cell office:value-type="float" office:value="0.08905298" calcext:value-type="float">
            <text:p>0.08905298</text:p>
          </table:table-cell>
          <table:table-cell office:value-type="float" office:value="0.073665339" calcext:value-type="float">
            <text:p>0.07366533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2019-11-18 20:08:13</text:p>
          </table:table-cell>
          <table:table-cell office:value-type="float" office:value="25.21593" calcext:value-type="float">
            <text:p>25.21593</text:p>
          </table:table-cell>
          <table:table-cell office:value-type="string" calcext:value-type="string">
            <text:p><text:s/></text:p>
          </table:table-cell>
          <table:table-cell office:value-type="float" office:value="0.577626297" calcext:value-type="float">
            <text:p>0.577626297</text:p>
          </table:table-cell>
          <table:table-cell office:value-type="float" office:value="0.422279289" calcext:value-type="float">
            <text:p>0.422279289</text:p>
          </table:table-cell>
          <table:table-cell office:value-type="float" office:value="0.553064412" calcext:value-type="float">
            <text:p>0.553064412</text:p>
          </table:table-cell>
          <table:table-cell office:value-type="float" office:value="0.482826887" calcext:value-type="float">
            <text:p>0.482826887</text:p>
          </table:table-cell>
          <table:table-cell/>
          <table:table-cell office:value-type="float" office:value="0.004719169" calcext:value-type="float">
            <text:p>0.004719169</text:p>
          </table:table-cell>
          <table:table-cell office:value-type="float" office:value="0.003449994" calcext:value-type="float">
            <text:p>0.003449994</text:p>
          </table:table-cell>
          <table:table-cell office:value-type="float" office:value="0.0045185" calcext:value-type="float">
            <text:p>0.0045185</text:p>
          </table:table-cell>
          <table:table-cell office:value-type="float" office:value="0.003944664" calcext:value-type="float">
            <text:p>0.003944664</text:p>
          </table:table-cell>
          <table:table-cell/>
          <table:table-cell office:value-type="float" office:value="0.003680566" calcext:value-type="float">
            <text:p>0.003680566</text:p>
          </table:table-cell>
          <table:table-cell office:value-type="float" office:value="0.002411391" calcext:value-type="float">
            <text:p>0.002411391</text:p>
          </table:table-cell>
          <table:table-cell office:value-type="float" office:value="0.003479897" calcext:value-type="float">
            <text:p>0.003479897</text:p>
          </table:table-cell>
          <table:table-cell office:value-type="float" office:value="0.002906061" calcext:value-type="float">
            <text:p>0.002906061</text:p>
          </table:table-cell>
          <table:table-cell/>
          <table:table-cell office:value-type="float" office:value="25.306747568" calcext:value-type="float">
            <text:p>25.306747568</text:p>
          </table:table-cell>
          <table:table-cell office:value-type="float" office:value="25.275431795" calcext:value-type="float">
            <text:p>25.275431795</text:p>
          </table:table-cell>
          <table:table-cell office:value-type="float" office:value="25.301796296" calcext:value-type="float">
            <text:p>25.301796296</text:p>
          </table:table-cell>
          <table:table-cell office:value-type="float" office:value="25.287637444" calcext:value-type="float">
            <text:p>25.287637444</text:p>
          </table:table-cell>
          <table:table-cell/>
          <table:table-cell office:value-type="float" office:value="0.093291253" calcext:value-type="float">
            <text:p>0.093291253</text:p>
          </table:table-cell>
          <table:table-cell office:value-type="float" office:value="0.061122697" calcext:value-type="float">
            <text:p>0.061122697</text:p>
          </table:table-cell>
          <table:table-cell office:value-type="float" office:value="0.088205174" calcext:value-type="float">
            <text:p>0.088205174</text:p>
          </table:table-cell>
          <table:table-cell office:value-type="float" office:value="0.073660772" calcext:value-type="float">
            <text:p>0.07366077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2019-11-18 20:08:14</text:p>
          </table:table-cell>
          <table:table-cell office:value-type="float" office:value="25.22098" calcext:value-type="float">
            <text:p>25.22098</text:p>
          </table:table-cell>
          <table:table-cell office:value-type="string" calcext:value-type="string">
            <text:p><text:s/></text:p>
          </table:table-cell>
          <table:table-cell office:value-type="float" office:value="0.580691168" calcext:value-type="float">
            <text:p>0.580691168</text:p>
          </table:table-cell>
          <table:table-cell office:value-type="float" office:value="0.417367866" calcext:value-type="float">
            <text:p>0.417367866</text:p>
          </table:table-cell>
          <table:table-cell office:value-type="float" office:value="0.567008325" calcext:value-type="float">
            <text:p>0.567008325</text:p>
          </table:table-cell>
          <table:table-cell office:value-type="float" office:value="0.482940731" calcext:value-type="float">
            <text:p>0.482940731</text:p>
          </table:table-cell>
          <table:table-cell/>
          <table:table-cell office:value-type="float" office:value="0.004744209" calcext:value-type="float">
            <text:p>0.004744209</text:p>
          </table:table-cell>
          <table:table-cell office:value-type="float" office:value="0.003409868" calcext:value-type="float">
            <text:p>0.003409868</text:p>
          </table:table-cell>
          <table:table-cell office:value-type="float" office:value="0.004632421" calcext:value-type="float">
            <text:p>0.004632421</text:p>
          </table:table-cell>
          <table:table-cell office:value-type="float" office:value="0.003945594" calcext:value-type="float">
            <text:p>0.003945594</text:p>
          </table:table-cell>
          <table:table-cell/>
          <table:table-cell office:value-type="float" office:value="0.003705606" calcext:value-type="float">
            <text:p>0.003705606</text:p>
          </table:table-cell>
          <table:table-cell office:value-type="float" office:value="0.002371265" calcext:value-type="float">
            <text:p>0.002371265</text:p>
          </table:table-cell>
          <table:table-cell office:value-type="float" office:value="0.003593818" calcext:value-type="float">
            <text:p>0.003593818</text:p>
          </table:table-cell>
          <table:table-cell office:value-type="float" office:value="0.002906991" calcext:value-type="float">
            <text:p>0.002906991</text:p>
          </table:table-cell>
          <table:table-cell/>
          <table:table-cell office:value-type="float" office:value="25.312419" calcext:value-type="float">
            <text:p>25.312419</text:p>
          </table:table-cell>
          <table:table-cell office:value-type="float" office:value="25.279495461" calcext:value-type="float">
            <text:p>25.279495461</text:p>
          </table:table-cell>
          <table:table-cell office:value-type="float" office:value="25.30966078" calcext:value-type="float">
            <text:p>25.30966078</text:p>
          </table:table-cell>
          <table:table-cell office:value-type="float" office:value="25.292714088" calcext:value-type="float">
            <text:p>25.292714088</text:p>
          </table:table-cell>
          <table:table-cell/>
          <table:table-cell office:value-type="float" office:value="0.0939259" calcext:value-type="float">
            <text:p>0.0939259</text:p>
          </table:table-cell>
          <table:table-cell office:value-type="float" office:value="0.060105641" calcext:value-type="float">
            <text:p>0.060105641</text:p>
          </table:table-cell>
          <table:table-cell office:value-type="float" office:value="0.091092572" calcext:value-type="float">
            <text:p>0.091092572</text:p>
          </table:table-cell>
          <table:table-cell office:value-type="float" office:value="0.073684347" calcext:value-type="float">
            <text:p>0.07368434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2019-11-18 20:08:16</text:p>
          </table:table-cell>
          <table:table-cell office:value-type="float" office:value="25.23109" calcext:value-type="float">
            <text:p>25.23109</text:p>
          </table:table-cell>
          <table:table-cell office:value-type="string" calcext:value-type="string">
            <text:p><text:s/></text:p>
          </table:table-cell>
          <table:table-cell office:value-type="float" office:value="0.579636762" calcext:value-type="float">
            <text:p>0.579636762</text:p>
          </table:table-cell>
          <table:table-cell office:value-type="float" office:value="0.420199683" calcext:value-type="float">
            <text:p>0.420199683</text:p>
          </table:table-cell>
          <table:table-cell office:value-type="float" office:value="0.562699504" calcext:value-type="float">
            <text:p>0.562699504</text:p>
          </table:table-cell>
          <table:table-cell office:value-type="float" office:value="0.482773242" calcext:value-type="float">
            <text:p>0.482773242</text:p>
          </table:table-cell>
          <table:table-cell/>
          <table:table-cell office:value-type="float" office:value="0.004735594" calcext:value-type="float">
            <text:p>0.004735594</text:p>
          </table:table-cell>
          <table:table-cell office:value-type="float" office:value="0.003433004" calcext:value-type="float">
            <text:p>0.003433004</text:p>
          </table:table-cell>
          <table:table-cell office:value-type="float" office:value="0.004597218" calcext:value-type="float">
            <text:p>0.004597218</text:p>
          </table:table-cell>
          <table:table-cell office:value-type="float" office:value="0.003944226" calcext:value-type="float">
            <text:p>0.003944226</text:p>
          </table:table-cell>
          <table:table-cell/>
          <table:table-cell office:value-type="float" office:value="0.003696992" calcext:value-type="float">
            <text:p>0.003696992</text:p>
          </table:table-cell>
          <table:table-cell office:value-type="float" office:value="0.002394401" calcext:value-type="float">
            <text:p>0.002394401</text:p>
          </table:table-cell>
          <table:table-cell office:value-type="float" office:value="0.003558615" calcext:value-type="float">
            <text:p>0.003558615</text:p>
          </table:table-cell>
          <table:table-cell office:value-type="float" office:value="0.002905623" calcext:value-type="float">
            <text:p>0.002905623</text:p>
          </table:table-cell>
          <table:table-cell/>
          <table:table-cell office:value-type="float" office:value="25.322313664" calcext:value-type="float">
            <text:p>25.322313664</text:p>
          </table:table-cell>
          <table:table-cell office:value-type="float" office:value="25.290173826" calcext:value-type="float">
            <text:p>25.290173826</text:p>
          </table:table-cell>
          <table:table-cell office:value-type="float" office:value="25.318899441" calcext:value-type="float">
            <text:p>25.318899441</text:p>
          </table:table-cell>
          <table:table-cell office:value-type="float" office:value="25.302787715" calcext:value-type="float">
            <text:p>25.302787715</text:p>
          </table:table-cell>
          <table:table-cell/>
          <table:table-cell office:value-type="float" office:value="0.093707563" calcext:value-type="float">
            <text:p>0.093707563</text:p>
          </table:table-cell>
          <table:table-cell office:value-type="float" office:value="0.060692053" calcext:value-type="float">
            <text:p>0.060692053</text:p>
          </table:table-cell>
          <table:table-cell office:value-type="float" office:value="0.090200336" calcext:value-type="float">
            <text:p>0.090200336</text:p>
          </table:table-cell>
          <table:table-cell office:value-type="float" office:value="0.073649664" calcext:value-type="float">
            <text:p>0.07364966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2019-11-18 20:08:17</text:p>
          </table:table-cell>
          <table:table-cell office:value-type="float" office:value="25.22604" calcext:value-type="float">
            <text:p>25.22604</text:p>
          </table:table-cell>
          <table:table-cell office:value-type="string" calcext:value-type="string">
            <text:p><text:s/></text:p>
          </table:table-cell>
          <table:table-cell office:value-type="float" office:value="0.57650871" calcext:value-type="float">
            <text:p>0.57650871</text:p>
          </table:table-cell>
          <table:table-cell office:value-type="float" office:value="0.426859907" calcext:value-type="float">
            <text:p>0.426859907</text:p>
          </table:table-cell>
          <table:table-cell office:value-type="float" office:value="0.546221798" calcext:value-type="float">
            <text:p>0.546221798</text:p>
          </table:table-cell>
          <table:table-cell office:value-type="float" office:value="0.482718406" calcext:value-type="float">
            <text:p>0.482718406</text:p>
          </table:table-cell>
          <table:table-cell/>
          <table:table-cell office:value-type="float" office:value="0.004710038" calcext:value-type="float">
            <text:p>0.004710038</text:p>
          </table:table-cell>
          <table:table-cell office:value-type="float" office:value="0.003487418" calcext:value-type="float">
            <text:p>0.003487418</text:p>
          </table:table-cell>
          <table:table-cell office:value-type="float" office:value="0.004462596" calcext:value-type="float">
            <text:p>0.004462596</text:p>
          </table:table-cell>
          <table:table-cell office:value-type="float" office:value="0.003943778" calcext:value-type="float">
            <text:p>0.003943778</text:p>
          </table:table-cell>
          <table:table-cell/>
          <table:table-cell office:value-type="float" office:value="0.003671436" calcext:value-type="float">
            <text:p>0.003671436</text:p>
          </table:table-cell>
          <table:table-cell office:value-type="float" office:value="0.002448815" calcext:value-type="float">
            <text:p>0.002448815</text:p>
          </table:table-cell>
          <table:table-cell office:value-type="float" office:value="0.003423994" calcext:value-type="float">
            <text:p>0.003423994</text:p>
          </table:table-cell>
          <table:table-cell office:value-type="float" office:value="0.002905175" calcext:value-type="float">
            <text:p>0.002905175</text:p>
          </table:table-cell>
          <table:table-cell/>
          <table:table-cell office:value-type="float" office:value="25.3166295" calcext:value-type="float">
            <text:p>25.3166295</text:p>
          </table:table-cell>
          <table:table-cell office:value-type="float" office:value="25.286462687" calcext:value-type="float">
            <text:p>25.286462687</text:p>
          </table:table-cell>
          <table:table-cell office:value-type="float" office:value="25.310524207" calcext:value-type="float">
            <text:p>25.310524207</text:p>
          </table:table-cell>
          <table:table-cell office:value-type="float" office:value="25.297722965" calcext:value-type="float">
            <text:p>25.297722965</text:p>
          </table:table-cell>
          <table:table-cell/>
          <table:table-cell office:value-type="float" office:value="0.093059833" calcext:value-type="float">
            <text:p>0.093059833</text:p>
          </table:table-cell>
          <table:table-cell office:value-type="float" office:value="0.062071249" calcext:value-type="float">
            <text:p>0.062071249</text:p>
          </table:table-cell>
          <table:table-cell office:value-type="float" office:value="0.086788255" calcext:value-type="float">
            <text:p>0.086788255</text:p>
          </table:table-cell>
          <table:table-cell office:value-type="float" office:value="0.073638308" calcext:value-type="float">
            <text:p>0.07363830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/>2019-11-18 20:08:18</text:p>
          </table:table-cell>
          <table:table-cell office:value-type="float" office:value="25.22604" calcext:value-type="float">
            <text:p>25.22604</text:p>
          </table:table-cell>
          <table:table-cell office:value-type="string" calcext:value-type="string">
            <text:p><text:s/></text:p>
          </table:table-cell>
          <table:table-cell office:value-type="float" office:value="0.577604243" calcext:value-type="float">
            <text:p>0.577604243</text:p>
          </table:table-cell>
          <table:table-cell office:value-type="float" office:value="0.42450135" calcext:value-type="float">
            <text:p>0.42450135</text:p>
          </table:table-cell>
          <table:table-cell office:value-type="float" office:value="0.545747941" calcext:value-type="float">
            <text:p>0.545747941</text:p>
          </table:table-cell>
          <table:table-cell office:value-type="float" office:value="0.482040701" calcext:value-type="float">
            <text:p>0.482040701</text:p>
          </table:table-cell>
          <table:table-cell/>
          <table:table-cell office:value-type="float" office:value="0.004718989" calcext:value-type="float">
            <text:p>0.004718989</text:p>
          </table:table-cell>
          <table:table-cell office:value-type="float" office:value="0.003468148" calcext:value-type="float">
            <text:p>0.003468148</text:p>
          </table:table-cell>
          <table:table-cell office:value-type="float" office:value="0.004458725" calcext:value-type="float">
            <text:p>0.004458725</text:p>
          </table:table-cell>
          <table:table-cell office:value-type="float" office:value="0.003938241" calcext:value-type="float">
            <text:p>0.003938241</text:p>
          </table:table-cell>
          <table:table-cell/>
          <table:table-cell office:value-type="float" office:value="0.003680386" calcext:value-type="float">
            <text:p>0.003680386</text:p>
          </table:table-cell>
          <table:table-cell office:value-type="float" office:value="0.002429546" calcext:value-type="float">
            <text:p>0.002429546</text:p>
          </table:table-cell>
          <table:table-cell office:value-type="float" office:value="0.003420122" calcext:value-type="float">
            <text:p>0.003420122</text:p>
          </table:table-cell>
          <table:table-cell office:value-type="float" office:value="0.002899638" calcext:value-type="float">
            <text:p>0.002899638</text:p>
          </table:table-cell>
          <table:table-cell/>
          <table:table-cell office:value-type="float" office:value="25.316850339" calcext:value-type="float">
            <text:p>25.316850339</text:p>
          </table:table-cell>
          <table:table-cell office:value-type="float" office:value="25.285987233" calcext:value-type="float">
            <text:p>25.285987233</text:p>
          </table:table-cell>
          <table:table-cell office:value-type="float" office:value="25.310428686" calcext:value-type="float">
            <text:p>25.310428686</text:p>
          </table:table-cell>
          <table:table-cell office:value-type="float" office:value="25.29758635" calcext:value-type="float">
            <text:p>25.29758635</text:p>
          </table:table-cell>
          <table:table-cell/>
          <table:table-cell office:value-type="float" office:value="0.093286686" calcext:value-type="float">
            <text:p>0.093286686</text:p>
          </table:table-cell>
          <table:table-cell office:value-type="float" office:value="0.061582841" calcext:value-type="float">
            <text:p>0.061582841</text:p>
          </table:table-cell>
          <table:table-cell office:value-type="float" office:value="0.086690132" calcext:value-type="float">
            <text:p>0.086690132</text:p>
          </table:table-cell>
          <table:table-cell office:value-type="float" office:value="0.073497972" calcext:value-type="float">
            <text:p>0.07349797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2019-11-18 20:08:19</text:p>
          </table:table-cell>
          <table:table-cell office:value-type="float" office:value="25.23109" calcext:value-type="float">
            <text:p>25.23109</text:p>
          </table:table-cell>
          <table:table-cell office:value-type="string" calcext:value-type="string">
            <text:p><text:s/></text:p>
          </table:table-cell>
          <table:table-cell office:value-type="float" office:value="0.578723023" calcext:value-type="float">
            <text:p>0.578723023</text:p>
          </table:table-cell>
          <table:table-cell office:value-type="float" office:value="0.422816923" calcext:value-type="float">
            <text:p>0.422816923</text:p>
          </table:table-cell>
          <table:table-cell office:value-type="float" office:value="0.546962684" calcext:value-type="float">
            <text:p>0.546962684</text:p>
          </table:table-cell>
          <table:table-cell office:value-type="float" office:value="0.482397733" calcext:value-type="float">
            <text:p>0.482397733</text:p>
          </table:table-cell>
          <table:table-cell/>
          <table:table-cell office:value-type="float" office:value="0.004728129" calcext:value-type="float">
            <text:p>0.004728129</text:p>
          </table:table-cell>
          <table:table-cell office:value-type="float" office:value="0.003454387" calcext:value-type="float">
            <text:p>0.003454387</text:p>
          </table:table-cell>
          <table:table-cell office:value-type="float" office:value="0.004468649" calcext:value-type="float">
            <text:p>0.004468649</text:p>
          </table:table-cell>
          <table:table-cell office:value-type="float" office:value="0.003941158" calcext:value-type="float">
            <text:p>0.003941158</text:p>
          </table:table-cell>
          <table:table-cell/>
          <table:table-cell office:value-type="float" office:value="0.003689527" calcext:value-type="float">
            <text:p>0.003689527</text:p>
          </table:table-cell>
          <table:table-cell office:value-type="float" office:value="0.002415784" calcext:value-type="float">
            <text:p>0.002415784</text:p>
          </table:table-cell>
          <table:table-cell office:value-type="float" office:value="0.003430047" calcext:value-type="float">
            <text:p>0.003430047</text:p>
          </table:table-cell>
          <table:table-cell office:value-type="float" office:value="0.002902555" calcext:value-type="float">
            <text:p>0.002902555</text:p>
          </table:table-cell>
          <table:table-cell/>
          <table:table-cell office:value-type="float" office:value="25.322129472" calcext:value-type="float">
            <text:p>25.322129472</text:p>
          </table:table-cell>
          <table:table-cell office:value-type="float" office:value="25.290701425" calcext:value-type="float">
            <text:p>25.290701425</text:p>
          </table:table-cell>
          <table:table-cell office:value-type="float" office:value="25.315727194" calcext:value-type="float">
            <text:p>25.315727194</text:p>
          </table:table-cell>
          <table:table-cell office:value-type="float" office:value="25.302712018" calcext:value-type="float">
            <text:p>25.302712018</text:p>
          </table:table-cell>
          <table:table-cell/>
          <table:table-cell office:value-type="float" office:value="0.093518353" calcext:value-type="float">
            <text:p>0.093518353</text:p>
          </table:table-cell>
          <table:table-cell office:value-type="float" office:value="0.06123403" calcext:value-type="float">
            <text:p>0.06123403</text:p>
          </table:table-cell>
          <table:table-cell office:value-type="float" office:value="0.086941672" calcext:value-type="float">
            <text:p>0.086941672</text:p>
          </table:table-cell>
          <table:table-cell office:value-type="float" office:value="0.073571905" calcext:value-type="float">
            <text:p>0.07357190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2019-11-18 20:08:21</text:p>
          </table:table-cell>
          <table:table-cell office:value-type="float" office:value="25.23109" calcext:value-type="float">
            <text:p>25.23109</text:p>
          </table:table-cell>
          <table:table-cell office:value-type="string" calcext:value-type="string">
            <text:p><text:s/></text:p>
          </table:table-cell>
          <table:table-cell office:value-type="float" office:value="0.578273604" calcext:value-type="float">
            <text:p>0.578273604</text:p>
          </table:table-cell>
          <table:table-cell office:value-type="float" office:value="0.424277237" calcext:value-type="float">
            <text:p>0.424277237</text:p>
          </table:table-cell>
          <table:table-cell office:value-type="float" office:value="0.546612805" calcext:value-type="float">
            <text:p>0.546612805</text:p>
          </table:table-cell>
          <table:table-cell office:value-type="float" office:value="0.482655225" calcext:value-type="float">
            <text:p>0.482655225</text:p>
          </table:table-cell>
          <table:table-cell/>
          <table:table-cell office:value-type="float" office:value="0.004724458" calcext:value-type="float">
            <text:p>0.004724458</text:p>
          </table:table-cell>
          <table:table-cell office:value-type="float" office:value="0.003466317" calcext:value-type="float">
            <text:p>0.003466317</text:p>
          </table:table-cell>
          <table:table-cell office:value-type="float" office:value="0.004465791" calcext:value-type="float">
            <text:p>0.004465791</text:p>
          </table:table-cell>
          <table:table-cell office:value-type="float" office:value="0.003943262" calcext:value-type="float">
            <text:p>0.003943262</text:p>
          </table:table-cell>
          <table:table-cell/>
          <table:table-cell office:value-type="float" office:value="0.003685855" calcext:value-type="float">
            <text:p>0.003685855</text:p>
          </table:table-cell>
          <table:table-cell office:value-type="float" office:value="0.002427715" calcext:value-type="float">
            <text:p>0.002427715</text:p>
          </table:table-cell>
          <table:table-cell office:value-type="float" office:value="0.003427188" calcext:value-type="float">
            <text:p>0.003427188</text:p>
          </table:table-cell>
          <table:table-cell office:value-type="float" office:value="0.002904659" calcext:value-type="float">
            <text:p>0.002904659</text:p>
          </table:table-cell>
          <table:table-cell/>
          <table:table-cell office:value-type="float" office:value="25.322038878" calcext:value-type="float">
            <text:p>25.322038878</text:p>
          </table:table-cell>
          <table:table-cell office:value-type="float" office:value="25.290995804" calcext:value-type="float">
            <text:p>25.290995804</text:p>
          </table:table-cell>
          <table:table-cell office:value-type="float" office:value="25.315656665" calcext:value-type="float">
            <text:p>25.315656665</text:p>
          </table:table-cell>
          <table:table-cell office:value-type="float" office:value="25.302763925" calcext:value-type="float">
            <text:p>25.302763925</text:p>
          </table:table-cell>
          <table:table-cell/>
          <table:table-cell office:value-type="float" office:value="0.093425292" calcext:value-type="float">
            <text:p>0.093425292</text:p>
          </table:table-cell>
          <table:table-cell office:value-type="float" office:value="0.061536432" calcext:value-type="float">
            <text:p>0.061536432</text:p>
          </table:table-cell>
          <table:table-cell office:value-type="float" office:value="0.086869222" calcext:value-type="float">
            <text:p>0.086869222</text:p>
          </table:table-cell>
          <table:table-cell office:value-type="float" office:value="0.073625225" calcext:value-type="float">
            <text:p>0.0736252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2019-11-18 20:08:22</text:p>
          </table:table-cell>
          <table:table-cell office:value-type="float" office:value="25.23109" calcext:value-type="float">
            <text:p>25.23109</text:p>
          </table:table-cell>
          <table:table-cell office:value-type="string" calcext:value-type="string">
            <text:p><text:s/></text:p>
          </table:table-cell>
          <table:table-cell office:value-type="float" office:value="0.577355096" calcext:value-type="float">
            <text:p>0.577355096</text:p>
          </table:table-cell>
          <table:table-cell office:value-type="float" office:value="0.425002626" calcext:value-type="float">
            <text:p>0.425002626</text:p>
          </table:table-cell>
          <table:table-cell office:value-type="float" office:value="0.549665159" calcext:value-type="float">
            <text:p>0.549665159</text:p>
          </table:table-cell>
          <table:table-cell office:value-type="float" office:value="0.482965169" calcext:value-type="float">
            <text:p>0.482965169</text:p>
          </table:table-cell>
          <table:table-cell/>
          <table:table-cell office:value-type="float" office:value="0.004716953" calcext:value-type="float">
            <text:p>0.004716953</text:p>
          </table:table-cell>
          <table:table-cell office:value-type="float" office:value="0.003472244" calcext:value-type="float">
            <text:p>0.003472244</text:p>
          </table:table-cell>
          <table:table-cell office:value-type="float" office:value="0.004490728" calcext:value-type="float">
            <text:p>0.004490728</text:p>
          </table:table-cell>
          <table:table-cell office:value-type="float" office:value="0.003945794" calcext:value-type="float">
            <text:p>0.003945794</text:p>
          </table:table-cell>
          <table:table-cell/>
          <table:table-cell office:value-type="float" office:value="0.003678351" calcext:value-type="float">
            <text:p>0.003678351</text:p>
          </table:table-cell>
          <table:table-cell office:value-type="float" office:value="0.002433641" calcext:value-type="float">
            <text:p>0.002433641</text:p>
          </table:table-cell>
          <table:table-cell office:value-type="float" office:value="0.003452126" calcext:value-type="float">
            <text:p>0.003452126</text:p>
          </table:table-cell>
          <table:table-cell office:value-type="float" office:value="0.002907191" calcext:value-type="float">
            <text:p>0.002907191</text:p>
          </table:table-cell>
          <table:table-cell/>
          <table:table-cell office:value-type="float" office:value="25.321853725" calcext:value-type="float">
            <text:p>25.321853725</text:p>
          </table:table-cell>
          <table:table-cell office:value-type="float" office:value="25.291142032" calcext:value-type="float">
            <text:p>25.291142032</text:p>
          </table:table-cell>
          <table:table-cell office:value-type="float" office:value="25.316271963" calcext:value-type="float">
            <text:p>25.316271963</text:p>
          </table:table-cell>
          <table:table-cell office:value-type="float" office:value="25.302826404" calcext:value-type="float">
            <text:p>25.302826404</text:p>
          </table:table-cell>
          <table:table-cell/>
          <table:table-cell office:value-type="float" office:value="0.093235095" calcext:value-type="float">
            <text:p>0.093235095</text:p>
          </table:table-cell>
          <table:table-cell office:value-type="float" office:value="0.061686645" calcext:value-type="float">
            <text:p>0.061686645</text:p>
          </table:table-cell>
          <table:table-cell office:value-type="float" office:value="0.087501281" calcext:value-type="float">
            <text:p>0.087501281</text:p>
          </table:table-cell>
          <table:table-cell office:value-type="float" office:value="0.073689407" calcext:value-type="float">
            <text:p>0.07368940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2019-11-18 20:08:23</text:p>
          </table:table-cell>
          <table:table-cell office:value-type="float" office:value="25.23615" calcext:value-type="float">
            <text:p>25.23615</text:p>
          </table:table-cell>
          <table:table-cell office:value-type="string" calcext:value-type="string">
            <text:p><text:s/></text:p>
          </table:table-cell>
          <table:table-cell office:value-type="float" office:value="0.577640602" calcext:value-type="float">
            <text:p>0.577640602</text:p>
          </table:table-cell>
          <table:table-cell office:value-type="float" office:value="0.42555218" calcext:value-type="float">
            <text:p>0.42555218</text:p>
          </table:table-cell>
          <table:table-cell office:value-type="float" office:value="0.546535915" calcext:value-type="float">
            <text:p>0.546535915</text:p>
          </table:table-cell>
          <table:table-cell office:value-type="float" office:value="0.482637344" calcext:value-type="float">
            <text:p>0.482637344</text:p>
          </table:table-cell>
          <table:table-cell/>
          <table:table-cell office:value-type="float" office:value="0.004719286" calcext:value-type="float">
            <text:p>0.004719286</text:p>
          </table:table-cell>
          <table:table-cell office:value-type="float" office:value="0.003476734" calcext:value-type="float">
            <text:p>0.003476734</text:p>
          </table:table-cell>
          <table:table-cell office:value-type="float" office:value="0.004465163" calcext:value-type="float">
            <text:p>0.004465163</text:p>
          </table:table-cell>
          <table:table-cell office:value-type="float" office:value="0.003943116" calcext:value-type="float">
            <text:p>0.003943116</text:p>
          </table:table-cell>
          <table:table-cell/>
          <table:table-cell office:value-type="float" office:value="0.003680683" calcext:value-type="float">
            <text:p>0.003680683</text:p>
          </table:table-cell>
          <table:table-cell office:value-type="float" office:value="0.002438131" calcext:value-type="float">
            <text:p>0.002438131</text:p>
          </table:table-cell>
          <table:table-cell office:value-type="float" office:value="0.00342656" calcext:value-type="float">
            <text:p>0.00342656</text:p>
          </table:table-cell>
          <table:table-cell office:value-type="float" office:value="0.002904513" calcext:value-type="float">
            <text:p>0.002904513</text:p>
          </table:table-cell>
          <table:table-cell/>
          <table:table-cell office:value-type="float" office:value="25.326964887" calcext:value-type="float">
            <text:p>25.326964887</text:p>
          </table:table-cell>
          <table:table-cell office:value-type="float" office:value="25.296306562" calcext:value-type="float">
            <text:p>25.296306562</text:p>
          </table:table-cell>
          <table:table-cell office:value-type="float" office:value="25.320694803" calcext:value-type="float">
            <text:p>25.320694803</text:p>
          </table:table-cell>
          <table:table-cell office:value-type="float" office:value="25.307814016" calcext:value-type="float">
            <text:p>25.307814016</text:p>
          </table:table-cell>
          <table:table-cell/>
          <table:table-cell office:value-type="float" office:value="0.093294215" calcext:value-type="float">
            <text:p>0.093294215</text:p>
          </table:table-cell>
          <table:table-cell office:value-type="float" office:value="0.061800446" calcext:value-type="float">
            <text:p>0.061800446</text:p>
          </table:table-cell>
          <table:table-cell office:value-type="float" office:value="0.0868533" calcext:value-type="float">
            <text:p>0.0868533</text:p>
          </table:table-cell>
          <table:table-cell office:value-type="float" office:value="0.073621522" calcext:value-type="float">
            <text:p>0.07362152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/>2019-11-18 20:08:24</text:p>
          </table:table-cell>
          <table:table-cell office:value-type="float" office:value="25.23615" calcext:value-type="float">
            <text:p>25.23615</text:p>
          </table:table-cell>
          <table:table-cell office:value-type="string" calcext:value-type="string">
            <text:p><text:s/></text:p>
          </table:table-cell>
          <table:table-cell office:value-type="float" office:value="0.577085087" calcext:value-type="float">
            <text:p>0.577085087</text:p>
          </table:table-cell>
          <table:table-cell office:value-type="float" office:value="0.425590327" calcext:value-type="float">
            <text:p>0.425590327</text:p>
          </table:table-cell>
          <table:table-cell office:value-type="float" office:value="0.547207063" calcext:value-type="float">
            <text:p>0.547207063</text:p>
          </table:table-cell>
          <table:table-cell office:value-type="float" office:value="0.482574163" calcext:value-type="float">
            <text:p>0.482574163</text:p>
          </table:table-cell>
          <table:table-cell/>
          <table:table-cell office:value-type="float" office:value="0.004714747" calcext:value-type="float">
            <text:p>0.004714747</text:p>
          </table:table-cell>
          <table:table-cell office:value-type="float" office:value="0.003477045" calcext:value-type="float">
            <text:p>0.003477045</text:p>
          </table:table-cell>
          <table:table-cell office:value-type="float" office:value="0.004470646" calcext:value-type="float">
            <text:p>0.004470646</text:p>
          </table:table-cell>
          <table:table-cell office:value-type="float" office:value="0.003942599" calcext:value-type="float">
            <text:p>0.003942599</text:p>
          </table:table-cell>
          <table:table-cell/>
          <table:table-cell office:value-type="float" office:value="0.003676145" calcext:value-type="float">
            <text:p>0.003676145</text:p>
          </table:table-cell>
          <table:table-cell office:value-type="float" office:value="0.002438442" calcext:value-type="float">
            <text:p>0.002438442</text:p>
          </table:table-cell>
          <table:table-cell office:value-type="float" office:value="0.003432043" calcext:value-type="float">
            <text:p>0.003432043</text:p>
          </table:table-cell>
          <table:table-cell office:value-type="float" office:value="0.002903997" calcext:value-type="float">
            <text:p>0.002903997</text:p>
          </table:table-cell>
          <table:table-cell/>
          <table:table-cell office:value-type="float" office:value="25.326852906" calcext:value-type="float">
            <text:p>25.326852906</text:p>
          </table:table-cell>
          <table:table-cell office:value-type="float" office:value="25.296314252" calcext:value-type="float">
            <text:p>25.296314252</text:p>
          </table:table-cell>
          <table:table-cell office:value-type="float" office:value="25.320830093" calcext:value-type="float">
            <text:p>25.320830093</text:p>
          </table:table-cell>
          <table:table-cell office:value-type="float" office:value="25.30780128" calcext:value-type="float">
            <text:p>25.30780128</text:p>
          </table:table-cell>
          <table:table-cell/>
          <table:table-cell office:value-type="float" office:value="0.093179184" calcext:value-type="float">
            <text:p>0.093179184</text:p>
          </table:table-cell>
          <table:table-cell office:value-type="float" office:value="0.061808346" calcext:value-type="float">
            <text:p>0.061808346</text:p>
          </table:table-cell>
          <table:table-cell office:value-type="float" office:value="0.086992276" calcext:value-type="float">
            <text:p>0.086992276</text:p>
          </table:table-cell>
          <table:table-cell office:value-type="float" office:value="0.073608439" calcext:value-type="float">
            <text:p>0.07360843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/>2019-11-18 20:08:26</text:p>
          </table:table-cell>
          <table:table-cell office:value-type="float" office:value="25.23109" calcext:value-type="float">
            <text:p>25.23109</text:p>
          </table:table-cell>
          <table:table-cell office:value-type="string" calcext:value-type="string">
            <text:p><text:s/></text:p>
          </table:table-cell>
          <table:table-cell office:value-type="float" office:value="0.580226252" calcext:value-type="float">
            <text:p>0.580226252</text:p>
          </table:table-cell>
          <table:table-cell office:value-type="float" office:value="0.417241504" calcext:value-type="float">
            <text:p>0.417241504</text:p>
          </table:table-cell>
          <table:table-cell office:value-type="float" office:value="0.569216081" calcext:value-type="float">
            <text:p>0.569216081</text:p>
          </table:table-cell>
          <table:table-cell office:value-type="float" office:value="0.483000932" calcext:value-type="float">
            <text:p>0.483000932</text:p>
          </table:table-cell>
          <table:table-cell/>
          <table:table-cell office:value-type="float" office:value="0.004740411" calcext:value-type="float">
            <text:p>0.004740411</text:p>
          </table:table-cell>
          <table:table-cell office:value-type="float" office:value="0.003408836" calcext:value-type="float">
            <text:p>0.003408836</text:p>
          </table:table-cell>
          <table:table-cell office:value-type="float" office:value="0.004650458" calcext:value-type="float">
            <text:p>0.004650458</text:p>
          </table:table-cell>
          <table:table-cell office:value-type="float" office:value="0.003946086" calcext:value-type="float">
            <text:p>0.003946086</text:p>
          </table:table-cell>
          <table:table-cell/>
          <table:table-cell office:value-type="float" office:value="0.003701808" calcext:value-type="float">
            <text:p>0.003701808</text:p>
          </table:table-cell>
          <table:table-cell office:value-type="float" office:value="0.002370233" calcext:value-type="float">
            <text:p>0.002370233</text:p>
          </table:table-cell>
          <table:table-cell office:value-type="float" office:value="0.003611855" calcext:value-type="float">
            <text:p>0.003611855</text:p>
          </table:table-cell>
          <table:table-cell office:value-type="float" office:value="0.002907483" calcext:value-type="float">
            <text:p>0.002907483</text:p>
          </table:table-cell>
          <table:table-cell/>
          <table:table-cell office:value-type="float" office:value="25.322432494" calcext:value-type="float">
            <text:p>25.322432494</text:p>
          </table:table-cell>
          <table:table-cell office:value-type="float" office:value="25.289577498" calcext:value-type="float">
            <text:p>25.289577498</text:p>
          </table:table-cell>
          <table:table-cell office:value-type="float" office:value="25.320213058" calcext:value-type="float">
            <text:p>25.320213058</text:p>
          </table:table-cell>
          <table:table-cell office:value-type="float" office:value="25.302833613" calcext:value-type="float">
            <text:p>25.302833613</text:p>
          </table:table-cell>
          <table:table-cell/>
          <table:table-cell office:value-type="float" office:value="0.093829629" calcext:value-type="float">
            <text:p>0.093829629</text:p>
          </table:table-cell>
          <table:table-cell office:value-type="float" office:value="0.060079474" calcext:value-type="float">
            <text:p>0.060079474</text:p>
          </table:table-cell>
          <table:table-cell office:value-type="float" office:value="0.091549736" calcext:value-type="float">
            <text:p>0.091549736</text:p>
          </table:table-cell>
          <table:table-cell office:value-type="float" office:value="0.073696813" calcext:value-type="float">
            <text:p>0.07369681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/>2019-11-18 20:08:27</text:p>
          </table:table-cell>
          <table:table-cell office:value-type="float" office:value="25.23615" calcext:value-type="float">
            <text:p>25.23615</text:p>
          </table:table-cell>
          <table:table-cell office:value-type="string" calcext:value-type="string">
            <text:p><text:s/></text:p>
          </table:table-cell>
          <table:table-cell office:value-type="float" office:value="0.580216715" calcext:value-type="float">
            <text:p>0.580216715</text:p>
          </table:table-cell>
          <table:table-cell office:value-type="float" office:value="0.418381741" calcext:value-type="float">
            <text:p>0.418381741</text:p>
          </table:table-cell>
          <table:table-cell office:value-type="float" office:value="0.567190715" calcext:value-type="float">
            <text:p>0.567190715</text:p>
          </table:table-cell>
          <table:table-cell office:value-type="float" office:value="0.483036099" calcext:value-type="float">
            <text:p>0.483036099</text:p>
          </table:table-cell>
          <table:table-cell/>
          <table:table-cell office:value-type="float" office:value="0.004740333" calcext:value-type="float">
            <text:p>0.004740333</text:p>
          </table:table-cell>
          <table:table-cell office:value-type="float" office:value="0.003418151" calcext:value-type="float">
            <text:p>0.003418151</text:p>
          </table:table-cell>
          <table:table-cell office:value-type="float" office:value="0.004633911" calcext:value-type="float">
            <text:p>0.004633911</text:p>
          </table:table-cell>
          <table:table-cell office:value-type="float" office:value="0.003946373" calcext:value-type="float">
            <text:p>0.003946373</text:p>
          </table:table-cell>
          <table:table-cell/>
          <table:table-cell office:value-type="float" office:value="0.00370173" calcext:value-type="float">
            <text:p>0.00370173</text:p>
          </table:table-cell>
          <table:table-cell office:value-type="float" office:value="0.002379549" calcext:value-type="float">
            <text:p>0.002379549</text:p>
          </table:table-cell>
          <table:table-cell office:value-type="float" office:value="0.003595308" calcext:value-type="float">
            <text:p>0.003595308</text:p>
          </table:table-cell>
          <table:table-cell office:value-type="float" office:value="0.002907771" calcext:value-type="float">
            <text:p>0.002907771</text:p>
          </table:table-cell>
          <table:table-cell/>
          <table:table-cell office:value-type="float" office:value="25.327484178" calcext:value-type="float">
            <text:p>25.327484178</text:p>
          </table:table-cell>
          <table:table-cell office:value-type="float" office:value="25.294861108" calcext:value-type="float">
            <text:p>25.294861108</text:p>
          </table:table-cell>
          <table:table-cell office:value-type="float" office:value="25.324858402" calcext:value-type="float">
            <text:p>25.324858402</text:p>
          </table:table-cell>
          <table:table-cell office:value-type="float" office:value="25.307894398" calcext:value-type="float">
            <text:p>25.307894398</text:p>
          </table:table-cell>
          <table:table-cell/>
          <table:table-cell office:value-type="float" office:value="0.093827654" calcext:value-type="float">
            <text:p>0.093827654</text:p>
          </table:table-cell>
          <table:table-cell office:value-type="float" office:value="0.060315594" calcext:value-type="float">
            <text:p>0.060315594</text:p>
          </table:table-cell>
          <table:table-cell office:value-type="float" office:value="0.09113034" calcext:value-type="float">
            <text:p>0.09113034</text:p>
          </table:table-cell>
          <table:table-cell office:value-type="float" office:value="0.073704095" calcext:value-type="float">
            <text:p>0.07370409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2019-11-18 20:08:28</text:p>
          </table:table-cell>
          <table:table-cell office:value-type="float" office:value="25.22098" calcext:value-type="float">
            <text:p>25.22098</text:p>
          </table:table-cell>
          <table:table-cell office:value-type="string" calcext:value-type="string">
            <text:p><text:s/></text:p>
          </table:table-cell>
          <table:table-cell office:value-type="float" office:value="0.577986309" calcext:value-type="float">
            <text:p>0.577986309</text:p>
          </table:table-cell>
          <table:table-cell office:value-type="float" office:value="0.422751358" calcext:value-type="float">
            <text:p>0.422751358</text:p>
          </table:table-cell>
          <table:table-cell office:value-type="float" office:value="0.556326575" calcext:value-type="float">
            <text:p>0.556326575</text:p>
          </table:table-cell>
          <table:table-cell office:value-type="float" office:value="0.482970534" calcext:value-type="float">
            <text:p>0.482970534</text:p>
          </table:table-cell>
          <table:table-cell/>
          <table:table-cell office:value-type="float" office:value="0.00472211" calcext:value-type="float">
            <text:p>0.00472211</text:p>
          </table:table-cell>
          <table:table-cell office:value-type="float" office:value="0.003453851" calcext:value-type="float">
            <text:p>0.003453851</text:p>
          </table:table-cell>
          <table:table-cell office:value-type="float" office:value="0.004545152" calcext:value-type="float">
            <text:p>0.004545152</text:p>
          </table:table-cell>
          <table:table-cell office:value-type="float" office:value="0.003945838" calcext:value-type="float">
            <text:p>0.003945838</text:p>
          </table:table-cell>
          <table:table-cell/>
          <table:table-cell office:value-type="float" office:value="0.003683508" calcext:value-type="float">
            <text:p>0.003683508</text:p>
          </table:table-cell>
          <table:table-cell office:value-type="float" office:value="0.002415248" calcext:value-type="float">
            <text:p>0.002415248</text:p>
          </table:table-cell>
          <table:table-cell office:value-type="float" office:value="0.003506549" calcext:value-type="float">
            <text:p>0.003506549</text:p>
          </table:table-cell>
          <table:table-cell office:value-type="float" office:value="0.002907235" calcext:value-type="float">
            <text:p>0.002907235</text:p>
          </table:table-cell>
          <table:table-cell/>
          <table:table-cell office:value-type="float" office:value="25.311873748" calcext:value-type="float">
            <text:p>25.311873748</text:p>
          </table:table-cell>
          <table:table-cell office:value-type="float" office:value="25.280580708" calcext:value-type="float">
            <text:p>25.280580708</text:p>
          </table:table-cell>
          <table:table-cell office:value-type="float" office:value="25.307507523" calcext:value-type="float">
            <text:p>25.307507523</text:p>
          </table:table-cell>
          <table:table-cell office:value-type="float" office:value="25.292720096" calcext:value-type="float">
            <text:p>25.292720096</text:p>
          </table:table-cell>
          <table:table-cell/>
          <table:table-cell office:value-type="float" office:value="0.093365801" calcext:value-type="float">
            <text:p>0.093365801</text:p>
          </table:table-cell>
          <table:table-cell office:value-type="float" office:value="0.061220453" calcext:value-type="float">
            <text:p>0.061220453</text:p>
          </table:table-cell>
          <table:table-cell office:value-type="float" office:value="0.088880679" calcext:value-type="float">
            <text:p>0.088880679</text:p>
          </table:table-cell>
          <table:table-cell office:value-type="float" office:value="0.073690518" calcext:value-type="float">
            <text:p>0.07369051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/>2019-11-18 20:08:29</text:p>
          </table:table-cell>
          <table:table-cell office:value-type="float" office:value="25.23615" calcext:value-type="float">
            <text:p>25.23615</text:p>
          </table:table-cell>
          <table:table-cell office:value-type="string" calcext:value-type="string">
            <text:p><text:s/></text:p>
          </table:table-cell>
          <table:table-cell office:value-type="float" office:value="0.575584838" calcext:value-type="float">
            <text:p>0.575584838</text:p>
          </table:table-cell>
          <table:table-cell office:value-type="float" office:value="0.427847556" calcext:value-type="float">
            <text:p>0.427847556</text:p>
          </table:table-cell>
          <table:table-cell office:value-type="float" office:value="0.54465062" calcext:value-type="float">
            <text:p>0.54465062</text:p>
          </table:table-cell>
          <table:table-cell office:value-type="float" office:value="0.482459722" calcext:value-type="float">
            <text:p>0.482459722</text:p>
          </table:table-cell>
          <table:table-cell/>
          <table:table-cell office:value-type="float" office:value="0.004702491" calcext:value-type="float">
            <text:p>0.004702491</text:p>
          </table:table-cell>
          <table:table-cell office:value-type="float" office:value="0.003495487" calcext:value-type="float">
            <text:p>0.003495487</text:p>
          </table:table-cell>
          <table:table-cell office:value-type="float" office:value="0.00444976" calcext:value-type="float">
            <text:p>0.00444976</text:p>
          </table:table-cell>
          <table:table-cell office:value-type="float" office:value="0.003941664" calcext:value-type="float">
            <text:p>0.003941664</text:p>
          </table:table-cell>
          <table:table-cell/>
          <table:table-cell office:value-type="float" office:value="0.003663888" calcext:value-type="float">
            <text:p>0.003663888</text:p>
          </table:table-cell>
          <table:table-cell office:value-type="float" office:value="0.002456884" calcext:value-type="float">
            <text:p>0.002456884</text:p>
          </table:table-cell>
          <table:table-cell office:value-type="float" office:value="0.003411157" calcext:value-type="float">
            <text:p>0.003411157</text:p>
          </table:table-cell>
          <table:table-cell office:value-type="float" office:value="0.002903062" calcext:value-type="float">
            <text:p>0.002903062</text:p>
          </table:table-cell>
          <table:table-cell/>
          <table:table-cell office:value-type="float" office:value="25.326550487" calcext:value-type="float">
            <text:p>25.326550487</text:p>
          </table:table-cell>
          <table:table-cell office:value-type="float" office:value="25.296769275" calcext:value-type="float">
            <text:p>25.296769275</text:p>
          </table:table-cell>
          <table:table-cell office:value-type="float" office:value="25.320314764" calcext:value-type="float">
            <text:p>25.320314764</text:p>
          </table:table-cell>
          <table:table-cell office:value-type="float" office:value="25.30777821" calcext:value-type="float">
            <text:p>25.30777821</text:p>
          </table:table-cell>
          <table:table-cell/>
          <table:table-cell office:value-type="float" office:value="0.092868525" calcext:value-type="float">
            <text:p>0.092868525</text:p>
          </table:table-cell>
          <table:table-cell office:value-type="float" office:value="0.062275771" calcext:value-type="float">
            <text:p>0.062275771</text:p>
          </table:table-cell>
          <table:table-cell office:value-type="float" office:value="0.086462906" calcext:value-type="float">
            <text:p>0.086462906</text:p>
          </table:table-cell>
          <table:table-cell office:value-type="float" office:value="0.073584741" calcext:value-type="float">
            <text:p>0.07358474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/>2019-11-18 20:08:31</text:p>
          </table:table-cell>
          <table:table-cell office:value-type="float" office:value="25.23615" calcext:value-type="float">
            <text:p>25.23615</text:p>
          </table:table-cell>
          <table:table-cell office:value-type="string" calcext:value-type="string">
            <text:p><text:s/></text:p>
          </table:table-cell>
          <table:table-cell office:value-type="float" office:value="0.575928161" calcext:value-type="float">
            <text:p>0.575928161</text:p>
          </table:table-cell>
          <table:table-cell office:value-type="float" office:value="0.427438072" calcext:value-type="float">
            <text:p>0.427438072</text:p>
          </table:table-cell>
          <table:table-cell office:value-type="float" office:value="0.545610851" calcext:value-type="float">
            <text:p>0.545610851</text:p>
          </table:table-cell>
          <table:table-cell office:value-type="float" office:value="0.482852517" calcext:value-type="float">
            <text:p>0.482852517</text:p>
          </table:table-cell>
          <table:table-cell/>
          <table:table-cell office:value-type="float" office:value="0.004705295" calcext:value-type="float">
            <text:p>0.004705295</text:p>
          </table:table-cell>
          <table:table-cell office:value-type="float" office:value="0.003492141" calcext:value-type="float">
            <text:p>0.003492141</text:p>
          </table:table-cell>
          <table:table-cell office:value-type="float" office:value="0.004457605" calcext:value-type="float">
            <text:p>0.004457605</text:p>
          </table:table-cell>
          <table:table-cell office:value-type="float" office:value="0.003944874" calcext:value-type="float">
            <text:p>0.003944874</text:p>
          </table:table-cell>
          <table:table-cell/>
          <table:table-cell office:value-type="float" office:value="0.003666693" calcext:value-type="float">
            <text:p>0.003666693</text:p>
          </table:table-cell>
          <table:table-cell office:value-type="float" office:value="0.002453538" calcext:value-type="float">
            <text:p>0.002453538</text:p>
          </table:table-cell>
          <table:table-cell office:value-type="float" office:value="0.003419002" calcext:value-type="float">
            <text:p>0.003419002</text:p>
          </table:table-cell>
          <table:table-cell office:value-type="float" office:value="0.002906271" calcext:value-type="float">
            <text:p>0.002906271</text:p>
          </table:table-cell>
          <table:table-cell/>
          <table:table-cell office:value-type="float" office:value="25.326619694" calcext:value-type="float">
            <text:p>25.326619694</text:p>
          </table:table-cell>
          <table:table-cell office:value-type="float" office:value="25.29668673" calcext:value-type="float">
            <text:p>25.29668673</text:p>
          </table:table-cell>
          <table:table-cell office:value-type="float" office:value="25.320508328" calcext:value-type="float">
            <text:p>25.320508328</text:p>
          </table:table-cell>
          <table:table-cell office:value-type="float" office:value="25.307857391" calcext:value-type="float">
            <text:p>25.307857391</text:p>
          </table:table-cell>
          <table:table-cell/>
          <table:table-cell office:value-type="float" office:value="0.092939617" calcext:value-type="float">
            <text:p>0.092939617</text:p>
          </table:table-cell>
          <table:table-cell office:value-type="float" office:value="0.062190975" calcext:value-type="float">
            <text:p>0.062190975</text:p>
          </table:table-cell>
          <table:table-cell office:value-type="float" office:value="0.086661744" calcext:value-type="float">
            <text:p>0.086661744</text:p>
          </table:table-cell>
          <table:table-cell office:value-type="float" office:value="0.07366608" calcext:value-type="float">
            <text:p>0.0736660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/>2019-11-18 20:08:32</text:p>
          </table:table-cell>
          <table:table-cell office:value-type="float" office:value="25.23109" calcext:value-type="float">
            <text:p>25.23109</text:p>
          </table:table-cell>
          <table:table-cell office:value-type="string" calcext:value-type="string">
            <text:p><text:s/></text:p>
          </table:table-cell>
          <table:table-cell office:value-type="float" office:value="0.576431224" calcext:value-type="float">
            <text:p>0.576431224</text:p>
          </table:table-cell>
          <table:table-cell office:value-type="float" office:value="0.427510789" calcext:value-type="float">
            <text:p>0.427510789</text:p>
          </table:table-cell>
          <table:table-cell office:value-type="float" office:value="0.545227593" calcext:value-type="float">
            <text:p>0.545227593</text:p>
          </table:table-cell>
          <table:table-cell office:value-type="float" office:value="0.482536016" calcext:value-type="float">
            <text:p>0.482536016</text:p>
          </table:table-cell>
          <table:table-cell/>
          <table:table-cell office:value-type="float" office:value="0.004709405" calcext:value-type="float">
            <text:p>0.004709405</text:p>
          </table:table-cell>
          <table:table-cell office:value-type="float" office:value="0.003492735" calcext:value-type="float">
            <text:p>0.003492735</text:p>
          </table:table-cell>
          <table:table-cell office:value-type="float" office:value="0.004454474" calcext:value-type="float">
            <text:p>0.004454474</text:p>
          </table:table-cell>
          <table:table-cell office:value-type="float" office:value="0.003942288" calcext:value-type="float">
            <text:p>0.003942288</text:p>
          </table:table-cell>
          <table:table-cell/>
          <table:table-cell office:value-type="float" office:value="0.003670803" calcext:value-type="float">
            <text:p>0.003670803</text:p>
          </table:table-cell>
          <table:table-cell office:value-type="float" office:value="0.002454132" calcext:value-type="float">
            <text:p>0.002454132</text:p>
          </table:table-cell>
          <table:table-cell office:value-type="float" office:value="0.003415871" calcext:value-type="float">
            <text:p>0.003415871</text:p>
          </table:table-cell>
          <table:table-cell office:value-type="float" office:value="0.002903685" calcext:value-type="float">
            <text:p>0.002903685</text:p>
          </table:table-cell>
          <table:table-cell/>
          <table:table-cell office:value-type="float" office:value="25.32166749" calcext:value-type="float">
            <text:p>25.32166749</text:p>
          </table:table-cell>
          <table:table-cell office:value-type="float" office:value="25.291647642" calcext:value-type="float">
            <text:p>25.291647642</text:p>
          </table:table-cell>
          <table:table-cell office:value-type="float" office:value="25.315377431" calcext:value-type="float">
            <text:p>25.315377431</text:p>
          </table:table-cell>
          <table:table-cell office:value-type="float" office:value="25.302739894" calcext:value-type="float">
            <text:p>25.302739894</text:p>
          </table:table-cell>
          <table:table-cell/>
          <table:table-cell office:value-type="float" office:value="0.093043787" calcext:value-type="float">
            <text:p>0.093043787</text:p>
          </table:table-cell>
          <table:table-cell office:value-type="float" office:value="0.062206034" calcext:value-type="float">
            <text:p>0.062206034</text:p>
          </table:table-cell>
          <table:table-cell office:value-type="float" office:value="0.086582381" calcext:value-type="float">
            <text:p>0.086582381</text:p>
          </table:table-cell>
          <table:table-cell office:value-type="float" office:value="0.07360054" calcext:value-type="float">
            <text:p>0.0736005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/>2019-11-18 20:08:33</text:p>
          </table:table-cell>
          <table:table-cell office:value-type="float" office:value="25.2412" calcext:value-type="float">
            <text:p>25.2412</text:p>
          </table:table-cell>
          <table:table-cell office:value-type="string" calcext:value-type="string">
            <text:p><text:s/></text:p>
          </table:table-cell>
          <table:table-cell office:value-type="float" office:value="0.57589061" calcext:value-type="float">
            <text:p>0.57589061</text:p>
          </table:table-cell>
          <table:table-cell office:value-type="float" office:value="0.42767351" calcext:value-type="float">
            <text:p>0.42767351</text:p>
          </table:table-cell>
          <table:table-cell office:value-type="float" office:value="0.544105833" calcext:value-type="float">
            <text:p>0.544105833</text:p>
          </table:table-cell>
          <table:table-cell office:value-type="float" office:value="0.482488928" calcext:value-type="float">
            <text:p>0.482488928</text:p>
          </table:table-cell>
          <table:table-cell/>
          <table:table-cell office:value-type="float" office:value="0.004704989" calcext:value-type="float">
            <text:p>0.004704989</text:p>
          </table:table-cell>
          <table:table-cell office:value-type="float" office:value="0.003494065" calcext:value-type="float">
            <text:p>0.003494065</text:p>
          </table:table-cell>
          <table:table-cell office:value-type="float" office:value="0.004445309" calcext:value-type="float">
            <text:p>0.004445309</text:p>
          </table:table-cell>
          <table:table-cell office:value-type="float" office:value="0.003941903" calcext:value-type="float">
            <text:p>0.003941903</text:p>
          </table:table-cell>
          <table:table-cell/>
          <table:table-cell office:value-type="float" office:value="0.003666386" calcext:value-type="float">
            <text:p>0.003666386</text:p>
          </table:table-cell>
          <table:table-cell office:value-type="float" office:value="0.002455462" calcext:value-type="float">
            <text:p>0.002455462</text:p>
          </table:table-cell>
          <table:table-cell office:value-type="float" office:value="0.003406706" calcext:value-type="float">
            <text:p>0.003406706</text:p>
          </table:table-cell>
          <table:table-cell office:value-type="float" office:value="0.0029033" calcext:value-type="float">
            <text:p>0.0029033</text:p>
          </table:table-cell>
          <table:table-cell/>
          <table:table-cell office:value-type="float" office:value="25.331665735" calcext:value-type="float">
            <text:p>25.331665735</text:p>
          </table:table-cell>
          <table:table-cell office:value-type="float" office:value="25.301787937" calcext:value-type="float">
            <text:p>25.301787937</text:p>
          </table:table-cell>
          <table:table-cell office:value-type="float" office:value="25.325258585" calcext:value-type="float">
            <text:p>25.325258585</text:p>
          </table:table-cell>
          <table:table-cell office:value-type="float" office:value="25.312837794" calcext:value-type="float">
            <text:p>25.312837794</text:p>
          </table:table-cell>
          <table:table-cell/>
          <table:table-cell office:value-type="float" office:value="0.092931842" calcext:value-type="float">
            <text:p>0.092931842</text:p>
          </table:table-cell>
          <table:table-cell office:value-type="float" office:value="0.06223973" calcext:value-type="float">
            <text:p>0.06223973</text:p>
          </table:table-cell>
          <table:table-cell office:value-type="float" office:value="0.086350095" calcext:value-type="float">
            <text:p>0.086350095</text:p>
          </table:table-cell>
          <table:table-cell office:value-type="float" office:value="0.073590789" calcext:value-type="float">
            <text:p>0.07359078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/>2019-11-18 20:08:35</text:p>
          </table:table-cell>
          <table:table-cell office:value-type="float" office:value="25.2412" calcext:value-type="float">
            <text:p>25.2412</text:p>
          </table:table-cell>
          <table:table-cell office:value-type="string" calcext:value-type="string">
            <text:p><text:s/></text:p>
          </table:table-cell>
          <table:table-cell office:value-type="float" office:value="0.576317379" calcext:value-type="float">
            <text:p>0.576317379</text:p>
          </table:table-cell>
          <table:table-cell office:value-type="float" office:value="0.426945141" calcext:value-type="float">
            <text:p>0.426945141</text:p>
          </table:table-cell>
          <table:table-cell office:value-type="float" office:value="0.544570749" calcext:value-type="float">
            <text:p>0.544570749</text:p>
          </table:table-cell>
          <table:table-cell office:value-type="float" office:value="0.48222488" calcext:value-type="float">
            <text:p>0.48222488</text:p>
          </table:table-cell>
          <table:table-cell/>
          <table:table-cell office:value-type="float" office:value="0.004708475" calcext:value-type="float">
            <text:p>0.004708475</text:p>
          </table:table-cell>
          <table:table-cell office:value-type="float" office:value="0.003488114" calcext:value-type="float">
            <text:p>0.003488114</text:p>
          </table:table-cell>
          <table:table-cell office:value-type="float" office:value="0.004449107" calcext:value-type="float">
            <text:p>0.004449107</text:p>
          </table:table-cell>
          <table:table-cell office:value-type="float" office:value="0.003939746" calcext:value-type="float">
            <text:p>0.003939746</text:p>
          </table:table-cell>
          <table:table-cell/>
          <table:table-cell office:value-type="float" office:value="0.003669873" calcext:value-type="float">
            <text:p>0.003669873</text:p>
          </table:table-cell>
          <table:table-cell office:value-type="float" office:value="0.002449511" calcext:value-type="float">
            <text:p>0.002449511</text:p>
          </table:table-cell>
          <table:table-cell office:value-type="float" office:value="0.003410505" calcext:value-type="float">
            <text:p>0.003410505</text:p>
          </table:table-cell>
          <table:table-cell office:value-type="float" office:value="0.002901143" calcext:value-type="float">
            <text:p>0.002901143</text:p>
          </table:table-cell>
          <table:table-cell/>
          <table:table-cell office:value-type="float" office:value="25.331751763" calcext:value-type="float">
            <text:p>25.331751763</text:p>
          </table:table-cell>
          <table:table-cell office:value-type="float" office:value="25.301641109" calcext:value-type="float">
            <text:p>25.301641109</text:p>
          </table:table-cell>
          <table:table-cell office:value-type="float" office:value="25.325352303" calcext:value-type="float">
            <text:p>25.325352303</text:p>
          </table:table-cell>
          <table:table-cell office:value-type="float" office:value="25.312784567" calcext:value-type="float">
            <text:p>25.312784567</text:p>
          </table:table-cell>
          <table:table-cell/>
          <table:table-cell office:value-type="float" office:value="0.093020213" calcext:value-type="float">
            <text:p>0.093020213</text:p>
          </table:table-cell>
          <table:table-cell office:value-type="float" office:value="0.0620889" calcext:value-type="float">
            <text:p>0.0620889</text:p>
          </table:table-cell>
          <table:table-cell office:value-type="float" office:value="0.086446367" calcext:value-type="float">
            <text:p>0.086446367</text:p>
          </table:table-cell>
          <table:table-cell office:value-type="float" office:value="0.073536111" calcext:value-type="float">
            <text:p>0.0735361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/>2019-11-18 20:08:36</text:p>
          </table:table-cell>
          <table:table-cell office:value-type="float" office:value="25.22604" calcext:value-type="float">
            <text:p>25.22604</text:p>
          </table:table-cell>
          <table:table-cell office:value-type="string" calcext:value-type="string">
            <text:p><text:s/></text:p>
          </table:table-cell>
          <table:table-cell office:value-type="float" office:value="0.577879617" calcext:value-type="float">
            <text:p>0.577879617</text:p>
          </table:table-cell>
          <table:table-cell office:value-type="float" office:value="0.423041633" calcext:value-type="float">
            <text:p>0.423041633</text:p>
          </table:table-cell>
          <table:table-cell office:value-type="float" office:value="0.54606027" calcext:value-type="float">
            <text:p>0.54606027</text:p>
          </table:table-cell>
          <table:table-cell office:value-type="float" office:value="0.482451377" calcext:value-type="float">
            <text:p>0.482451377</text:p>
          </table:table-cell>
          <table:table-cell/>
          <table:table-cell office:value-type="float" office:value="0.004721239" calcext:value-type="float">
            <text:p>0.004721239</text:p>
          </table:table-cell>
          <table:table-cell office:value-type="float" office:value="0.003456222" calcext:value-type="float">
            <text:p>0.003456222</text:p>
          </table:table-cell>
          <table:table-cell office:value-type="float" office:value="0.004461277" calcext:value-type="float">
            <text:p>0.004461277</text:p>
          </table:table-cell>
          <table:table-cell office:value-type="float" office:value="0.003941596" calcext:value-type="float">
            <text:p>0.003941596</text:p>
          </table:table-cell>
          <table:table-cell/>
          <table:table-cell office:value-type="float" office:value="0.003682636" calcext:value-type="float">
            <text:p>0.003682636</text:p>
          </table:table-cell>
          <table:table-cell office:value-type="float" office:value="0.00241762" calcext:value-type="float">
            <text:p>0.00241762</text:p>
          </table:table-cell>
          <table:table-cell office:value-type="float" office:value="0.003422674" calcext:value-type="float">
            <text:p>0.003422674</text:p>
          </table:table-cell>
          <table:table-cell office:value-type="float" office:value="0.002902993" calcext:value-type="float">
            <text:p>0.002902993</text:p>
          </table:table-cell>
          <table:table-cell/>
          <table:table-cell office:value-type="float" office:value="25.316905849" calcext:value-type="float">
            <text:p>25.316905849</text:p>
          </table:table-cell>
          <table:table-cell office:value-type="float" office:value="25.285692973" calcext:value-type="float">
            <text:p>25.285692973</text:p>
          </table:table-cell>
          <table:table-cell office:value-type="float" office:value="25.310491646" calcext:value-type="float">
            <text:p>25.310491646</text:p>
          </table:table-cell>
          <table:table-cell office:value-type="float" office:value="25.297669136" calcext:value-type="float">
            <text:p>25.297669136</text:p>
          </table:table-cell>
          <table:table-cell/>
          <table:table-cell office:value-type="float" office:value="0.093343708" calcext:value-type="float">
            <text:p>0.093343708</text:p>
          </table:table-cell>
          <table:table-cell office:value-type="float" office:value="0.061280563" calcext:value-type="float">
            <text:p>0.061280563</text:p>
          </table:table-cell>
          <table:table-cell office:value-type="float" office:value="0.086754806" calcext:value-type="float">
            <text:p>0.086754806</text:p>
          </table:table-cell>
          <table:table-cell office:value-type="float" office:value="0.073583013" calcext:value-type="float">
            <text:p>0.07358301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/>2019-11-18 20:08:37</text:p>
          </table:table-cell>
          <table:table-cell office:value-type="float" office:value="25.23109" calcext:value-type="float">
            <text:p>25.23109</text:p>
          </table:table-cell>
          <table:table-cell office:value-type="string" calcext:value-type="string">
            <text:p><text:s/></text:p>
          </table:table-cell>
          <table:table-cell office:value-type="float" office:value="0.577625701" calcext:value-type="float">
            <text:p>0.577625701</text:p>
          </table:table-cell>
          <table:table-cell office:value-type="float" office:value="0.424090674" calcext:value-type="float">
            <text:p>0.424090674</text:p>
          </table:table-cell>
          <table:table-cell office:value-type="float" office:value="0.545466607" calcext:value-type="float">
            <text:p>0.545466607</text:p>
          </table:table-cell>
          <table:table-cell office:value-type="float" office:value="0.48235601" calcext:value-type="float">
            <text:p>0.48235601</text:p>
          </table:table-cell>
          <table:table-cell/>
          <table:table-cell office:value-type="float" office:value="0.004719164" calcext:value-type="float">
            <text:p>0.004719164</text:p>
          </table:table-cell>
          <table:table-cell office:value-type="float" office:value="0.003464793" calcext:value-type="float">
            <text:p>0.003464793</text:p>
          </table:table-cell>
          <table:table-cell office:value-type="float" office:value="0.004456427" calcext:value-type="float">
            <text:p>0.004456427</text:p>
          </table:table-cell>
          <table:table-cell office:value-type="float" office:value="0.003940817" calcext:value-type="float">
            <text:p>0.003940817</text:p>
          </table:table-cell>
          <table:table-cell/>
          <table:table-cell office:value-type="float" office:value="0.003680561" calcext:value-type="float">
            <text:p>0.003680561</text:p>
          </table:table-cell>
          <table:table-cell office:value-type="float" office:value="0.00242619" calcext:value-type="float">
            <text:p>0.00242619</text:p>
          </table:table-cell>
          <table:table-cell office:value-type="float" office:value="0.003417824" calcext:value-type="float">
            <text:p>0.003417824</text:p>
          </table:table-cell>
          <table:table-cell office:value-type="float" office:value="0.002902214" calcext:value-type="float">
            <text:p>0.002902214</text:p>
          </table:table-cell>
          <table:table-cell/>
          <table:table-cell office:value-type="float" office:value="25.321908274" calcext:value-type="float">
            <text:p>25.321908274</text:p>
          </table:table-cell>
          <table:table-cell office:value-type="float" office:value="25.290958195" calcext:value-type="float">
            <text:p>25.290958195</text:p>
          </table:table-cell>
          <table:table-cell office:value-type="float" office:value="25.315425612" calcext:value-type="float">
            <text:p>25.315425612</text:p>
          </table:table-cell>
          <table:table-cell office:value-type="float" office:value="25.302703608" calcext:value-type="float">
            <text:p>25.302703608</text:p>
          </table:table-cell>
          <table:table-cell/>
          <table:table-cell office:value-type="float" office:value="0.09329113" calcext:value-type="float">
            <text:p>0.09329113</text:p>
          </table:table-cell>
          <table:table-cell office:value-type="float" office:value="0.061497798" calcext:value-type="float">
            <text:p>0.061497798</text:p>
          </table:table-cell>
          <table:table-cell office:value-type="float" office:value="0.086631875" calcext:value-type="float">
            <text:p>0.086631875</text:p>
          </table:table-cell>
          <table:table-cell office:value-type="float" office:value="0.073563265" calcext:value-type="float">
            <text:p>0.07356326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/>2019-11-18 20:08:38</text:p>
          </table:table-cell>
          <table:table-cell office:value-type="float" office:value="25.23615" calcext:value-type="float">
            <text:p>25.23615</text:p>
          </table:table-cell>
          <table:table-cell office:value-type="string" calcext:value-type="string">
            <text:p><text:s/></text:p>
          </table:table-cell>
          <table:table-cell office:value-type="float" office:value="0.57791836" calcext:value-type="float">
            <text:p>0.57791836</text:p>
          </table:table-cell>
          <table:table-cell office:value-type="float" office:value="0.425200513" calcext:value-type="float">
            <text:p>0.425200513</text:p>
          </table:table-cell>
          <table:table-cell office:value-type="float" office:value="0.545495218" calcext:value-type="float">
            <text:p>0.545495218</text:p>
          </table:table-cell>
          <table:table-cell office:value-type="float" office:value="0.482306538" calcext:value-type="float">
            <text:p>0.482306538</text:p>
          </table:table-cell>
          <table:table-cell/>
          <table:table-cell office:value-type="float" office:value="0.004721555" calcext:value-type="float">
            <text:p>0.004721555</text:p>
          </table:table-cell>
          <table:table-cell office:value-type="float" office:value="0.00347386" calcext:value-type="float">
            <text:p>0.00347386</text:p>
          </table:table-cell>
          <table:table-cell office:value-type="float" office:value="0.00445666" calcext:value-type="float">
            <text:p>0.00445666</text:p>
          </table:table-cell>
          <table:table-cell office:value-type="float" office:value="0.003940413" calcext:value-type="float">
            <text:p>0.003940413</text:p>
          </table:table-cell>
          <table:table-cell/>
          <table:table-cell office:value-type="float" office:value="0.003682952" calcext:value-type="float">
            <text:p>0.003682952</text:p>
          </table:table-cell>
          <table:table-cell office:value-type="float" office:value="0.002435258" calcext:value-type="float">
            <text:p>0.002435258</text:p>
          </table:table-cell>
          <table:table-cell office:value-type="float" office:value="0.003418058" calcext:value-type="float">
            <text:p>0.003418058</text:p>
          </table:table-cell>
          <table:table-cell office:value-type="float" office:value="0.00290181" calcext:value-type="float">
            <text:p>0.00290181</text:p>
          </table:table-cell>
          <table:table-cell/>
          <table:table-cell office:value-type="float" office:value="25.327020877" calcext:value-type="float">
            <text:p>25.327020877</text:p>
          </table:table-cell>
          <table:table-cell office:value-type="float" office:value="25.296235671" calcext:value-type="float">
            <text:p>25.296235671</text:p>
          </table:table-cell>
          <table:table-cell office:value-type="float" office:value="25.320485018" calcext:value-type="float">
            <text:p>25.320485018</text:p>
          </table:table-cell>
          <table:table-cell office:value-type="float" office:value="25.307747331" calcext:value-type="float">
            <text:p>25.307747331</text:p>
          </table:table-cell>
          <table:table-cell/>
          <table:table-cell office:value-type="float" office:value="0.093351731" calcext:value-type="float">
            <text:p>0.093351731</text:p>
          </table:table-cell>
          <table:table-cell office:value-type="float" office:value="0.061727623" calcext:value-type="float">
            <text:p>0.061727623</text:p>
          </table:table-cell>
          <table:table-cell office:value-type="float" office:value="0.086637799" calcext:value-type="float">
            <text:p>0.086637799</text:p>
          </table:table-cell>
          <table:table-cell office:value-type="float" office:value="0.07355302" calcext:value-type="float">
            <text:p>0.0735530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/>2019-11-18 20:08:40</text:p>
          </table:table-cell>
          <table:table-cell office:value-type="float" office:value="25.23615" calcext:value-type="float">
            <text:p>25.23615</text:p>
          </table:table-cell>
          <table:table-cell office:value-type="string" calcext:value-type="string">
            <text:p><text:s/></text:p>
          </table:table-cell>
          <table:table-cell office:value-type="float" office:value="0.578543613" calcext:value-type="float">
            <text:p>0.578543613</text:p>
          </table:table-cell>
          <table:table-cell office:value-type="float" office:value="0.421424558" calcext:value-type="float">
            <text:p>0.421424558</text:p>
          </table:table-cell>
          <table:table-cell office:value-type="float" office:value="0.555045671" calcext:value-type="float">
            <text:p>0.555045671</text:p>
          </table:table-cell>
          <table:table-cell office:value-type="float" office:value="0.482702313" calcext:value-type="float">
            <text:p>0.482702313</text:p>
          </table:table-cell>
          <table:table-cell/>
          <table:table-cell office:value-type="float" office:value="0.004726664" calcext:value-type="float">
            <text:p>0.004726664</text:p>
          </table:table-cell>
          <table:table-cell office:value-type="float" office:value="0.003443011" calcext:value-type="float">
            <text:p>0.003443011</text:p>
          </table:table-cell>
          <table:table-cell office:value-type="float" office:value="0.004534687" calcext:value-type="float">
            <text:p>0.004534687</text:p>
          </table:table-cell>
          <table:table-cell office:value-type="float" office:value="0.003943646" calcext:value-type="float">
            <text:p>0.003943646</text:p>
          </table:table-cell>
          <table:table-cell/>
          <table:table-cell office:value-type="float" office:value="0.003688061" calcext:value-type="float">
            <text:p>0.003688061</text:p>
          </table:table-cell>
          <table:table-cell office:value-type="float" office:value="0.002404408" calcext:value-type="float">
            <text:p>0.002404408</text:p>
          </table:table-cell>
          <table:table-cell office:value-type="float" office:value="0.003496084" calcext:value-type="float">
            <text:p>0.003496084</text:p>
          </table:table-cell>
          <table:table-cell office:value-type="float" office:value="0.002905044" calcext:value-type="float">
            <text:p>0.002905044</text:p>
          </table:table-cell>
          <table:table-cell/>
          <table:table-cell office:value-type="float" office:value="25.327146915" calcext:value-type="float">
            <text:p>25.327146915</text:p>
          </table:table-cell>
          <table:table-cell office:value-type="float" office:value="25.295474495" calcext:value-type="float">
            <text:p>25.295474495</text:p>
          </table:table-cell>
          <table:table-cell office:value-type="float" office:value="25.322410203" calcext:value-type="float">
            <text:p>25.322410203</text:p>
          </table:table-cell>
          <table:table-cell office:value-type="float" office:value="25.307827112" calcext:value-type="float">
            <text:p>25.307827112</text:p>
          </table:table-cell>
          <table:table-cell/>
          <table:table-cell office:value-type="float" office:value="0.093481203" calcext:value-type="float">
            <text:p>0.093481203</text:p>
          </table:table-cell>
          <table:table-cell office:value-type="float" office:value="0.0609457" calcext:value-type="float">
            <text:p>0.0609457</text:p>
          </table:table-cell>
          <table:table-cell office:value-type="float" office:value="0.088615439" calcext:value-type="float">
            <text:p>0.088615439</text:p>
          </table:table-cell>
          <table:table-cell office:value-type="float" office:value="0.073634976" calcext:value-type="float">
            <text:p>0.07363497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s/>2019-11-18 20:08:41</text:p>
          </table:table-cell>
          <table:table-cell office:value-type="float" office:value="25.23615" calcext:value-type="float">
            <text:p>25.23615</text:p>
          </table:table-cell>
          <table:table-cell office:value-type="string" calcext:value-type="string">
            <text:p><text:s/></text:p>
          </table:table-cell>
          <table:table-cell office:value-type="float" office:value="0.581471989" calcext:value-type="float">
            <text:p>0.581471989</text:p>
          </table:table-cell>
          <table:table-cell office:value-type="float" office:value="0.416688373" calcext:value-type="float">
            <text:p>0.416688373</text:p>
          </table:table-cell>
          <table:table-cell office:value-type="float" office:value="0.568336316" calcext:value-type="float">
            <text:p>0.568336316</text:p>
          </table:table-cell>
          <table:table-cell office:value-type="float" office:value="0.48295146" calcext:value-type="float">
            <text:p>0.48295146</text:p>
          </table:table-cell>
          <table:table-cell/>
          <table:table-cell office:value-type="float" office:value="0.004750588" calcext:value-type="float">
            <text:p>0.004750588</text:p>
          </table:table-cell>
          <table:table-cell office:value-type="float" office:value="0.003404317" calcext:value-type="float">
            <text:p>0.003404317</text:p>
          </table:table-cell>
          <table:table-cell office:value-type="float" office:value="0.004643271" calcext:value-type="float">
            <text:p>0.004643271</text:p>
          </table:table-cell>
          <table:table-cell office:value-type="float" office:value="0.003945682" calcext:value-type="float">
            <text:p>0.003945682</text:p>
          </table:table-cell>
          <table:table-cell/>
          <table:table-cell office:value-type="float" office:value="0.003711985" calcext:value-type="float">
            <text:p>0.003711985</text:p>
          </table:table-cell>
          <table:table-cell office:value-type="float" office:value="0.002365714" calcext:value-type="float">
            <text:p>0.002365714</text:p>
          </table:table-cell>
          <table:table-cell office:value-type="float" office:value="0.003604668" calcext:value-type="float">
            <text:p>0.003604668</text:p>
          </table:table-cell>
          <table:table-cell office:value-type="float" office:value="0.002907079" calcext:value-type="float">
            <text:p>0.002907079</text:p>
          </table:table-cell>
          <table:table-cell/>
          <table:table-cell office:value-type="float" office:value="25.327737215" calcext:value-type="float">
            <text:p>25.327737215</text:p>
          </table:table-cell>
          <table:table-cell office:value-type="float" office:value="25.29451975" calcext:value-type="float">
            <text:p>25.29451975</text:p>
          </table:table-cell>
          <table:table-cell office:value-type="float" office:value="25.325089332" calcext:value-type="float">
            <text:p>25.325089332</text:p>
          </table:table-cell>
          <table:table-cell office:value-type="float" office:value="25.307877336" calcext:value-type="float">
            <text:p>25.307877336</text:p>
          </table:table-cell>
          <table:table-cell/>
          <table:table-cell office:value-type="float" office:value="0.094087585" calcext:value-type="float">
            <text:p>0.094087585</text:p>
          </table:table-cell>
          <table:table-cell office:value-type="float" office:value="0.059964932" calcext:value-type="float">
            <text:p>0.059964932</text:p>
          </table:table-cell>
          <table:table-cell office:value-type="float" office:value="0.091367562" calcext:value-type="float">
            <text:p>0.091367562</text:p>
          </table:table-cell>
          <table:table-cell office:value-type="float" office:value="0.073686568" calcext:value-type="float">
            <text:p>0.07368656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s/>2019-11-18 20:08:42</text:p>
          </table:table-cell>
          <table:table-cell office:value-type="float" office:value="25.23615" calcext:value-type="float">
            <text:p>25.23615</text:p>
          </table:table-cell>
          <table:table-cell office:value-type="string" calcext:value-type="string">
            <text:p><text:s/></text:p>
          </table:table-cell>
          <table:table-cell office:value-type="float" office:value="0.578089425" calcext:value-type="float">
            <text:p>0.578089425</text:p>
          </table:table-cell>
          <table:table-cell office:value-type="float" office:value="0.423007062" calcext:value-type="float">
            <text:p>0.423007062</text:p>
          </table:table-cell>
          <table:table-cell office:value-type="float" office:value="0.552619165" calcext:value-type="float">
            <text:p>0.552619165</text:p>
          </table:table-cell>
          <table:table-cell office:value-type="float" office:value="0.482276736" calcext:value-type="float">
            <text:p>0.482276736</text:p>
          </table:table-cell>
          <table:table-cell/>
          <table:table-cell office:value-type="float" office:value="0.004722953" calcext:value-type="float">
            <text:p>0.004722953</text:p>
          </table:table-cell>
          <table:table-cell office:value-type="float" office:value="0.00345594" calcext:value-type="float">
            <text:p>0.00345594</text:p>
          </table:table-cell>
          <table:table-cell office:value-type="float" office:value="0.004514862" calcext:value-type="float">
            <text:p>0.004514862</text:p>
          </table:table-cell>
          <table:table-cell office:value-type="float" office:value="0.003940169" calcext:value-type="float">
            <text:p>0.003940169</text:p>
          </table:table-cell>
          <table:table-cell/>
          <table:table-cell office:value-type="float" office:value="0.00368435" calcext:value-type="float">
            <text:p>0.00368435</text:p>
          </table:table-cell>
          <table:table-cell office:value-type="float" office:value="0.002417337" calcext:value-type="float">
            <text:p>0.002417337</text:p>
          </table:table-cell>
          <table:table-cell office:value-type="float" office:value="0.00347626" calcext:value-type="float">
            <text:p>0.00347626</text:p>
          </table:table-cell>
          <table:table-cell office:value-type="float" office:value="0.002901567" calcext:value-type="float">
            <text:p>0.002901567</text:p>
          </table:table-cell>
          <table:table-cell/>
          <table:table-cell office:value-type="float" office:value="25.32705536" calcext:value-type="float">
            <text:p>25.32705536</text:p>
          </table:table-cell>
          <table:table-cell office:value-type="float" office:value="25.295793504" calcext:value-type="float">
            <text:p>25.295793504</text:p>
          </table:table-cell>
          <table:table-cell office:value-type="float" office:value="25.321921067" calcext:value-type="float">
            <text:p>25.321921067</text:p>
          </table:table-cell>
          <table:table-cell office:value-type="float" office:value="25.307741323" calcext:value-type="float">
            <text:p>25.307741323</text:p>
          </table:table-cell>
          <table:table-cell/>
          <table:table-cell office:value-type="float" office:value="0.093387153" calcext:value-type="float">
            <text:p>0.093387153</text:p>
          </table:table-cell>
          <table:table-cell office:value-type="float" office:value="0.061273404" calcext:value-type="float">
            <text:p>0.061273404</text:p>
          </table:table-cell>
          <table:table-cell office:value-type="float" office:value="0.088112976" calcext:value-type="float">
            <text:p>0.088112976</text:p>
          </table:table-cell>
          <table:table-cell office:value-type="float" office:value="0.073546849" calcext:value-type="float">
            <text:p>0.07354684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s/>2019-11-18 20:08:43</text:p>
          </table:table-cell>
          <table:table-cell office:value-type="float" office:value="25.2412" calcext:value-type="float">
            <text:p>25.2412</text:p>
          </table:table-cell>
          <table:table-cell office:value-type="string" calcext:value-type="string">
            <text:p><text:s/></text:p>
          </table:table-cell>
          <table:table-cell office:value-type="float" office:value="0.577343175" calcext:value-type="float">
            <text:p>0.577343175</text:p>
          </table:table-cell>
          <table:table-cell office:value-type="float" office:value="0.426272801" calcext:value-type="float">
            <text:p>0.426272801</text:p>
          </table:table-cell>
          <table:table-cell office:value-type="float" office:value="0.544527834" calcext:value-type="float">
            <text:p>0.544527834</text:p>
          </table:table-cell>
          <table:table-cell office:value-type="float" office:value="0.482252298" calcext:value-type="float">
            <text:p>0.482252298</text:p>
          </table:table-cell>
          <table:table-cell/>
          <table:table-cell office:value-type="float" office:value="0.004716856" calcext:value-type="float">
            <text:p>0.004716856</text:p>
          </table:table-cell>
          <table:table-cell office:value-type="float" office:value="0.003482621" calcext:value-type="float">
            <text:p>0.003482621</text:p>
          </table:table-cell>
          <table:table-cell office:value-type="float" office:value="0.004448757" calcext:value-type="float">
            <text:p>0.004448757</text:p>
          </table:table-cell>
          <table:table-cell office:value-type="float" office:value="0.00393997" calcext:value-type="float">
            <text:p>0.00393997</text:p>
          </table:table-cell>
          <table:table-cell/>
          <table:table-cell office:value-type="float" office:value="0.003678253" calcext:value-type="float">
            <text:p>0.003678253</text:p>
          </table:table-cell>
          <table:table-cell office:value-type="float" office:value="0.002444018" calcext:value-type="float">
            <text:p>0.002444018</text:p>
          </table:table-cell>
          <table:table-cell office:value-type="float" office:value="0.003410154" calcext:value-type="float">
            <text:p>0.003410154</text:p>
          </table:table-cell>
          <table:table-cell office:value-type="float" office:value="0.002901367" calcext:value-type="float">
            <text:p>0.002901367</text:p>
          </table:table-cell>
          <table:table-cell/>
          <table:table-cell office:value-type="float" office:value="25.331958541" calcext:value-type="float">
            <text:p>25.331958541</text:p>
          </table:table-cell>
          <table:table-cell office:value-type="float" office:value="25.301505576" calcext:value-type="float">
            <text:p>25.301505576</text:p>
          </table:table-cell>
          <table:table-cell office:value-type="float" office:value="25.325343652" calcext:value-type="float">
            <text:p>25.325343652</text:p>
          </table:table-cell>
          <table:table-cell office:value-type="float" office:value="25.312790094" calcext:value-type="float">
            <text:p>25.312790094</text:p>
          </table:table-cell>
          <table:table-cell/>
          <table:table-cell office:value-type="float" office:value="0.093232626" calcext:value-type="float">
            <text:p>0.093232626</text:p>
          </table:table-cell>
          <table:table-cell office:value-type="float" office:value="0.061949672" calcext:value-type="float">
            <text:p>0.061949672</text:p>
          </table:table-cell>
          <table:table-cell office:value-type="float" office:value="0.08643748" calcext:value-type="float">
            <text:p>0.08643748</text:p>
          </table:table-cell>
          <table:table-cell office:value-type="float" office:value="0.073541788" calcext:value-type="float">
            <text:p>0.07354178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s/>2019-11-18 20:08:45</text:p>
          </table:table-cell>
          <table:table-cell office:value-type="float" office:value="25.22604" calcext:value-type="float">
            <text:p>25.22604</text:p>
          </table:table-cell>
          <table:table-cell office:value-type="string" calcext:value-type="string">
            <text:p><text:s/></text:p>
          </table:table-cell>
          <table:table-cell office:value-type="float" office:value="0.578534672" calcext:value-type="float">
            <text:p>0.578534672</text:p>
          </table:table-cell>
          <table:table-cell office:value-type="float" office:value="0.424265316" calcext:value-type="float">
            <text:p>0.424265316</text:p>
          </table:table-cell>
          <table:table-cell office:value-type="float" office:value="0.546505516" calcext:value-type="float">
            <text:p>0.546505516</text:p>
          </table:table-cell>
          <table:table-cell office:value-type="float" office:value="0.48243588" calcext:value-type="float">
            <text:p>0.48243588</text:p>
          </table:table-cell>
          <table:table-cell/>
          <table:table-cell office:value-type="float" office:value="0.00472659" calcext:value-type="float">
            <text:p>0.00472659</text:p>
          </table:table-cell>
          <table:table-cell office:value-type="float" office:value="0.00346622" calcext:value-type="float">
            <text:p>0.00346622</text:p>
          </table:table-cell>
          <table:table-cell office:value-type="float" office:value="0.004464914" calcext:value-type="float">
            <text:p>0.004464914</text:p>
          </table:table-cell>
          <table:table-cell office:value-type="float" office:value="0.00394147" calcext:value-type="float">
            <text:p>0.00394147</text:p>
          </table:table-cell>
          <table:table-cell/>
          <table:table-cell office:value-type="float" office:value="0.003687988" calcext:value-type="float">
            <text:p>0.003687988</text:p>
          </table:table-cell>
          <table:table-cell office:value-type="float" office:value="0.002427617" calcext:value-type="float">
            <text:p>0.002427617</text:p>
          </table:table-cell>
          <table:table-cell office:value-type="float" office:value="0.003426312" calcext:value-type="float">
            <text:p>0.003426312</text:p>
          </table:table-cell>
          <table:table-cell office:value-type="float" office:value="0.002902867" calcext:value-type="float">
            <text:p>0.002902867</text:p>
          </table:table-cell>
          <table:table-cell/>
          <table:table-cell office:value-type="float" office:value="25.317037896" calcext:value-type="float">
            <text:p>25.317037896</text:p>
          </table:table-cell>
          <table:table-cell office:value-type="float" office:value="25.285939652" calcext:value-type="float">
            <text:p>25.285939652</text:p>
          </table:table-cell>
          <table:table-cell office:value-type="float" office:value="25.3105814" calcext:value-type="float">
            <text:p>25.3105814</text:p>
          </table:table-cell>
          <table:table-cell office:value-type="float" office:value="25.297666012" calcext:value-type="float">
            <text:p>25.297666012</text:p>
          </table:table-cell>
          <table:table-cell/>
          <table:table-cell office:value-type="float" office:value="0.093479351" calcext:value-type="float">
            <text:p>0.093479351</text:p>
          </table:table-cell>
          <table:table-cell office:value-type="float" office:value="0.061533963" calcext:value-type="float">
            <text:p>0.061533963</text:p>
          </table:table-cell>
          <table:table-cell office:value-type="float" office:value="0.086847005" calcext:value-type="float">
            <text:p>0.086847005</text:p>
          </table:table-cell>
          <table:table-cell office:value-type="float" office:value="0.073579804" calcext:value-type="float">
            <text:p>0.07357980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s/>2019-11-18 20:08:46</text:p>
          </table:table-cell>
          <table:table-cell office:value-type="float" office:value="25.23615" calcext:value-type="float">
            <text:p>25.23615</text:p>
          </table:table-cell>
          <table:table-cell office:value-type="string" calcext:value-type="string">
            <text:p><text:s/></text:p>
          </table:table-cell>
          <table:table-cell office:value-type="float" office:value="0.57802088" calcext:value-type="float">
            <text:p>0.57802088</text:p>
          </table:table-cell>
          <table:table-cell office:value-type="float" office:value="0.42566841" calcext:value-type="float">
            <text:p>0.42566841</text:p>
          </table:table-cell>
          <table:table-cell office:value-type="float" office:value="0.546636051" calcext:value-type="float">
            <text:p>0.546636051</text:p>
          </table:table-cell>
          <table:table-cell office:value-type="float" office:value="0.482412634" calcext:value-type="float">
            <text:p>0.482412634</text:p>
          </table:table-cell>
          <table:table-cell/>
          <table:table-cell office:value-type="float" office:value="0.004722393" calcext:value-type="float">
            <text:p>0.004722393</text:p>
          </table:table-cell>
          <table:table-cell office:value-type="float" office:value="0.003477683" calcext:value-type="float">
            <text:p>0.003477683</text:p>
          </table:table-cell>
          <table:table-cell office:value-type="float" office:value="0.004465981" calcext:value-type="float">
            <text:p>0.004465981</text:p>
          </table:table-cell>
          <table:table-cell office:value-type="float" office:value="0.00394128" calcext:value-type="float">
            <text:p>0.00394128</text:p>
          </table:table-cell>
          <table:table-cell/>
          <table:table-cell office:value-type="float" office:value="0.00368379" calcext:value-type="float">
            <text:p>0.00368379</text:p>
          </table:table-cell>
          <table:table-cell office:value-type="float" office:value="0.00243908" calcext:value-type="float">
            <text:p>0.00243908</text:p>
          </table:table-cell>
          <table:table-cell office:value-type="float" office:value="0.003427378" calcext:value-type="float">
            <text:p>0.003427378</text:p>
          </table:table-cell>
          <table:table-cell office:value-type="float" office:value="0.002902677" calcext:value-type="float">
            <text:p>0.002902677</text:p>
          </table:table-cell>
          <table:table-cell/>
          <table:table-cell office:value-type="float" office:value="25.327041543" calcext:value-type="float">
            <text:p>25.327041543</text:p>
          </table:table-cell>
          <table:table-cell office:value-type="float" office:value="25.296329992" calcext:value-type="float">
            <text:p>25.296329992</text:p>
          </table:table-cell>
          <table:table-cell office:value-type="float" office:value="25.320714988" calcext:value-type="float">
            <text:p>25.320714988</text:p>
          </table:table-cell>
          <table:table-cell office:value-type="float" office:value="25.307768718" calcext:value-type="float">
            <text:p>25.307768718</text:p>
          </table:table-cell>
          <table:table-cell/>
          <table:table-cell office:value-type="float" office:value="0.09337296" calcext:value-type="float">
            <text:p>0.09337296</text:p>
          </table:table-cell>
          <table:table-cell office:value-type="float" office:value="0.061824515" calcext:value-type="float">
            <text:p>0.061824515</text:p>
          </table:table-cell>
          <table:table-cell office:value-type="float" office:value="0.086874035" calcext:value-type="float">
            <text:p>0.086874035</text:p>
          </table:table-cell>
          <table:table-cell office:value-type="float" office:value="0.07357499" calcext:value-type="float">
            <text:p>0.073574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s/>2019-11-18 20:08:47</text:p>
          </table:table-cell>
          <table:table-cell office:value-type="float" office:value="25.2412" calcext:value-type="float">
            <text:p>25.2412</text:p>
          </table:table-cell>
          <table:table-cell office:value-type="string" calcext:value-type="string">
            <text:p><text:s/></text:p>
          </table:table-cell>
          <table:table-cell office:value-type="float" office:value="0.578952501" calcext:value-type="float">
            <text:p>0.578952501</text:p>
          </table:table-cell>
          <table:table-cell office:value-type="float" office:value="0.424734405" calcext:value-type="float">
            <text:p>0.424734405</text:p>
          </table:table-cell>
          <table:table-cell office:value-type="float" office:value="0.546620553" calcext:value-type="float">
            <text:p>0.546620553</text:p>
          </table:table-cell>
          <table:table-cell office:value-type="float" office:value="0.482320247" calcext:value-type="float">
            <text:p>0.482320247</text:p>
          </table:table-cell>
          <table:table-cell/>
          <table:table-cell office:value-type="float" office:value="0.004730004" calcext:value-type="float">
            <text:p>0.004730004</text:p>
          </table:table-cell>
          <table:table-cell office:value-type="float" office:value="0.003470052" calcext:value-type="float">
            <text:p>0.003470052</text:p>
          </table:table-cell>
          <table:table-cell office:value-type="float" office:value="0.004465854" calcext:value-type="float">
            <text:p>0.004465854</text:p>
          </table:table-cell>
          <table:table-cell office:value-type="float" office:value="0.003940525" calcext:value-type="float">
            <text:p>0.003940525</text:p>
          </table:table-cell>
          <table:table-cell/>
          <table:table-cell office:value-type="float" office:value="0.003691401" calcext:value-type="float">
            <text:p>0.003691401</text:p>
          </table:table-cell>
          <table:table-cell office:value-type="float" office:value="0.00243145" calcext:value-type="float">
            <text:p>0.00243145</text:p>
          </table:table-cell>
          <table:table-cell office:value-type="float" office:value="0.003427251" calcext:value-type="float">
            <text:p>0.003427251</text:p>
          </table:table-cell>
          <table:table-cell office:value-type="float" office:value="0.002901922" calcext:value-type="float">
            <text:p>0.002901922</text:p>
          </table:table-cell>
          <table:table-cell/>
          <table:table-cell office:value-type="float" office:value="25.332282947" calcext:value-type="float">
            <text:p>25.332282947</text:p>
          </table:table-cell>
          <table:table-cell office:value-type="float" office:value="25.30119546" calcext:value-type="float">
            <text:p>25.30119546</text:p>
          </table:table-cell>
          <table:table-cell office:value-type="float" office:value="25.325765502" calcext:value-type="float">
            <text:p>25.325765502</text:p>
          </table:table-cell>
          <table:table-cell office:value-type="float" office:value="25.312803791" calcext:value-type="float">
            <text:p>25.312803791</text:p>
          </table:table-cell>
          <table:table-cell/>
          <table:table-cell office:value-type="float" office:value="0.093565872" calcext:value-type="float">
            <text:p>0.093565872</text:p>
          </table:table-cell>
          <table:table-cell office:value-type="float" office:value="0.061631102" calcext:value-type="float">
            <text:p>0.061631102</text:p>
          </table:table-cell>
          <table:table-cell office:value-type="float" office:value="0.086870826" calcext:value-type="float">
            <text:p>0.086870826</text:p>
          </table:table-cell>
          <table:table-cell office:value-type="float" office:value="0.073555859" calcext:value-type="float">
            <text:p>0.07355585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s/>2019-11-18 20:08:48</text:p>
          </table:table-cell>
          <table:table-cell office:value-type="float" office:value="25.23615" calcext:value-type="float">
            <text:p>25.23615</text:p>
          </table:table-cell>
          <table:table-cell office:value-type="string" calcext:value-type="string">
            <text:p><text:s/></text:p>
          </table:table-cell>
          <table:table-cell office:value-type="float" office:value="0.578442881" calcext:value-type="float">
            <text:p>0.578442881</text:p>
          </table:table-cell>
          <table:table-cell office:value-type="float" office:value="0.422011664" calcext:value-type="float">
            <text:p>0.422011664</text:p>
          </table:table-cell>
          <table:table-cell office:value-type="float" office:value="0.546972817" calcext:value-type="float">
            <text:p>0.546972817</text:p>
          </table:table-cell>
          <table:table-cell office:value-type="float" office:value="0.482258258" calcext:value-type="float">
            <text:p>0.482258258</text:p>
          </table:table-cell>
          <table:table-cell/>
          <table:table-cell office:value-type="float" office:value="0.004725841" calcext:value-type="float">
            <text:p>0.004725841</text:p>
          </table:table-cell>
          <table:table-cell office:value-type="float" office:value="0.003447808" calcext:value-type="float">
            <text:p>0.003447808</text:p>
          </table:table-cell>
          <table:table-cell office:value-type="float" office:value="0.004468732" calcext:value-type="float">
            <text:p>0.004468732</text:p>
          </table:table-cell>
          <table:table-cell office:value-type="float" office:value="0.003940018" calcext:value-type="float">
            <text:p>0.003940018</text:p>
          </table:table-cell>
          <table:table-cell/>
          <table:table-cell office:value-type="float" office:value="0.003687238" calcext:value-type="float">
            <text:p>0.003687238</text:p>
          </table:table-cell>
          <table:table-cell office:value-type="float" office:value="0.002409205" calcext:value-type="float">
            <text:p>0.002409205</text:p>
          </table:table-cell>
          <table:table-cell office:value-type="float" office:value="0.003430129" calcext:value-type="float">
            <text:p>0.003430129</text:p>
          </table:table-cell>
          <table:table-cell office:value-type="float" office:value="0.002901416" calcext:value-type="float">
            <text:p>0.002901416</text:p>
          </table:table-cell>
          <table:table-cell/>
          <table:table-cell office:value-type="float" office:value="25.32712661" calcext:value-type="float">
            <text:p>25.32712661</text:p>
          </table:table-cell>
          <table:table-cell office:value-type="float" office:value="25.295592847" calcext:value-type="float">
            <text:p>25.295592847</text:p>
          </table:table-cell>
          <table:table-cell office:value-type="float" office:value="25.320782874" calcext:value-type="float">
            <text:p>25.320782874</text:p>
          </table:table-cell>
          <table:table-cell office:value-type="float" office:value="25.307737599" calcext:value-type="float">
            <text:p>25.307737599</text:p>
          </table:table-cell>
          <table:table-cell/>
          <table:table-cell office:value-type="float" office:value="0.093460344" calcext:value-type="float">
            <text:p>0.093460344</text:p>
          </table:table-cell>
          <table:table-cell office:value-type="float" office:value="0.061067278" calcext:value-type="float">
            <text:p>0.061067278</text:p>
          </table:table-cell>
          <table:table-cell office:value-type="float" office:value="0.08694377" calcext:value-type="float">
            <text:p>0.08694377</text:p>
          </table:table-cell>
          <table:table-cell office:value-type="float" office:value="0.073543023" calcext:value-type="float">
            <text:p>0.07354302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s/>2019-11-18 20:08:50</text:p>
          </table:table-cell>
          <table:table-cell office:value-type="float" office:value="25.23615" calcext:value-type="float">
            <text:p>25.23615</text:p>
          </table:table-cell>
          <table:table-cell office:value-type="string" calcext:value-type="string">
            <text:p><text:s/></text:p>
          </table:table-cell>
          <table:table-cell office:value-type="float" office:value="0.579006741" calcext:value-type="float">
            <text:p>0.579006741</text:p>
          </table:table-cell>
          <table:table-cell office:value-type="float" office:value="0.422425916" calcext:value-type="float">
            <text:p>0.422425916</text:p>
          </table:table-cell>
          <table:table-cell office:value-type="float" office:value="0.547515815" calcext:value-type="float">
            <text:p>0.547515815</text:p>
          </table:table-cell>
          <table:table-cell office:value-type="float" office:value="0.482188521" calcext:value-type="float">
            <text:p>0.482188521</text:p>
          </table:table-cell>
          <table:table-cell/>
          <table:table-cell office:value-type="float" office:value="0.004730447" calcext:value-type="float">
            <text:p>0.004730447</text:p>
          </table:table-cell>
          <table:table-cell office:value-type="float" office:value="0.003451192" calcext:value-type="float">
            <text:p>0.003451192</text:p>
          </table:table-cell>
          <table:table-cell office:value-type="float" office:value="0.004473168" calcext:value-type="float">
            <text:p>0.004473168</text:p>
          </table:table-cell>
          <table:table-cell office:value-type="float" office:value="0.003939449" calcext:value-type="float">
            <text:p>0.003939449</text:p>
          </table:table-cell>
          <table:table-cell/>
          <table:table-cell office:value-type="float" office:value="0.003691844" calcext:value-type="float">
            <text:p>0.003691844</text:p>
          </table:table-cell>
          <table:table-cell office:value-type="float" office:value="0.002412589" calcext:value-type="float">
            <text:p>0.002412589</text:p>
          </table:table-cell>
          <table:table-cell office:value-type="float" office:value="0.003434566" calcext:value-type="float">
            <text:p>0.003434566</text:p>
          </table:table-cell>
          <table:table-cell office:value-type="float" office:value="0.002900846" calcext:value-type="float">
            <text:p>0.002900846</text:p>
          </table:table-cell>
          <table:table-cell/>
          <table:table-cell office:value-type="float" office:value="25.327240272" calcext:value-type="float">
            <text:p>25.327240272</text:p>
          </table:table-cell>
          <table:table-cell office:value-type="float" office:value="25.295676354" calcext:value-type="float">
            <text:p>25.295676354</text:p>
          </table:table-cell>
          <table:table-cell office:value-type="float" office:value="25.320892331" calcext:value-type="float">
            <text:p>25.320892331</text:p>
          </table:table-cell>
          <table:table-cell office:value-type="float" office:value="25.307723541" calcext:value-type="float">
            <text:p>25.307723541</text:p>
          </table:table-cell>
          <table:table-cell/>
          <table:table-cell office:value-type="float" office:value="0.093577103" calcext:value-type="float">
            <text:p>0.093577103</text:p>
          </table:table-cell>
          <table:table-cell office:value-type="float" office:value="0.061153061" calcext:value-type="float">
            <text:p>0.061153061</text:p>
          </table:table-cell>
          <table:table-cell office:value-type="float" office:value="0.087056211" calcext:value-type="float">
            <text:p>0.087056211</text:p>
          </table:table-cell>
          <table:table-cell office:value-type="float" office:value="0.073528582" calcext:value-type="float">
            <text:p>0.07352858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s/>2019-11-18 20:08:51</text:p>
          </table:table-cell>
          <table:table-cell office:value-type="float" office:value="25.23615" calcext:value-type="float">
            <text:p>25.23615</text:p>
          </table:table-cell>
          <table:table-cell office:value-type="string" calcext:value-type="string">
            <text:p><text:s/></text:p>
          </table:table-cell>
          <table:table-cell office:value-type="float" office:value="0.57775862" calcext:value-type="float">
            <text:p>0.57775862</text:p>
          </table:table-cell>
          <table:table-cell office:value-type="float" office:value="0.425076535" calcext:value-type="float">
            <text:p>0.425076535</text:p>
          </table:table-cell>
          <table:table-cell office:value-type="float" office:value="0.547268456" calcext:value-type="float">
            <text:p>0.547268456</text:p>
          </table:table-cell>
          <table:table-cell office:value-type="float" office:value="0.482662378" calcext:value-type="float">
            <text:p>0.482662378</text:p>
          </table:table-cell>
          <table:table-cell/>
          <table:table-cell office:value-type="float" office:value="0.00472025" calcext:value-type="float">
            <text:p>0.00472025</text:p>
          </table:table-cell>
          <table:table-cell office:value-type="float" office:value="0.003472848" calcext:value-type="float">
            <text:p>0.003472848</text:p>
          </table:table-cell>
          <table:table-cell office:value-type="float" office:value="0.004471148" calcext:value-type="float">
            <text:p>0.004471148</text:p>
          </table:table-cell>
          <table:table-cell office:value-type="float" office:value="0.00394332" calcext:value-type="float">
            <text:p>0.00394332</text:p>
          </table:table-cell>
          <table:table-cell/>
          <table:table-cell office:value-type="float" office:value="0.003681647" calcext:value-type="float">
            <text:p>0.003681647</text:p>
          </table:table-cell>
          <table:table-cell office:value-type="float" office:value="0.002434245" calcext:value-type="float">
            <text:p>0.002434245</text:p>
          </table:table-cell>
          <table:table-cell office:value-type="float" office:value="0.003432545" calcext:value-type="float">
            <text:p>0.003432545</text:p>
          </table:table-cell>
          <table:table-cell office:value-type="float" office:value="0.002904717" calcext:value-type="float">
            <text:p>0.002904717</text:p>
          </table:table-cell>
          <table:table-cell/>
          <table:table-cell office:value-type="float" office:value="25.326988677" calcext:value-type="float">
            <text:p>25.326988677</text:p>
          </table:table-cell>
          <table:table-cell office:value-type="float" office:value="25.296210679" calcext:value-type="float">
            <text:p>25.296210679</text:p>
          </table:table-cell>
          <table:table-cell office:value-type="float" office:value="25.320842469" calcext:value-type="float">
            <text:p>25.320842469</text:p>
          </table:table-cell>
          <table:table-cell office:value-type="float" office:value="25.307819062" calcext:value-type="float">
            <text:p>25.307819062</text:p>
          </table:table-cell>
          <table:table-cell/>
          <table:table-cell office:value-type="float" office:value="0.093318653" calcext:value-type="float">
            <text:p>0.093318653</text:p>
          </table:table-cell>
          <table:table-cell office:value-type="float" office:value="0.06170195" calcext:value-type="float">
            <text:p>0.06170195</text:p>
          </table:table-cell>
          <table:table-cell office:value-type="float" office:value="0.087004989" calcext:value-type="float">
            <text:p>0.087004989</text:p>
          </table:table-cell>
          <table:table-cell office:value-type="float" office:value="0.073626706" calcext:value-type="float">
            <text:p>0.07362670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s/>2019-11-18 20:08:52</text:p>
          </table:table-cell>
          <table:table-cell office:value-type="float" office:value="25.24625" calcext:value-type="float">
            <text:p>25.24625</text:p>
          </table:table-cell>
          <table:table-cell office:value-type="string" calcext:value-type="string">
            <text:p><text:s/></text:p>
          </table:table-cell>
          <table:table-cell office:value-type="float" office:value="0.581026743" calcext:value-type="float">
            <text:p>0.581026743</text:p>
          </table:table-cell>
          <table:table-cell office:value-type="float" office:value="0.416680028" calcext:value-type="float">
            <text:p>0.416680028</text:p>
          </table:table-cell>
          <table:table-cell office:value-type="float" office:value="0.569433638" calcext:value-type="float">
            <text:p>0.569433638</text:p>
          </table:table-cell>
          <table:table-cell office:value-type="float" office:value="0.482790528" calcext:value-type="float">
            <text:p>0.482790528</text:p>
          </table:table-cell>
          <table:table-cell/>
          <table:table-cell office:value-type="float" office:value="0.004746951" calcext:value-type="float">
            <text:p>0.004746951</text:p>
          </table:table-cell>
          <table:table-cell office:value-type="float" office:value="0.003404249" calcext:value-type="float">
            <text:p>0.003404249</text:p>
          </table:table-cell>
          <table:table-cell office:value-type="float" office:value="0.004652236" calcext:value-type="float">
            <text:p>0.004652236</text:p>
          </table:table-cell>
          <table:table-cell office:value-type="float" office:value="0.003944367" calcext:value-type="float">
            <text:p>0.003944367</text:p>
          </table:table-cell>
          <table:table-cell/>
          <table:table-cell office:value-type="float" office:value="0.003708348" calcext:value-type="float">
            <text:p>0.003708348</text:p>
          </table:table-cell>
          <table:table-cell office:value-type="float" office:value="0.002365646" calcext:value-type="float">
            <text:p>0.002365646</text:p>
          </table:table-cell>
          <table:table-cell office:value-type="float" office:value="0.003613633" calcext:value-type="float">
            <text:p>0.003613633</text:p>
          </table:table-cell>
          <table:table-cell office:value-type="float" office:value="0.002905764" calcext:value-type="float">
            <text:p>0.002905764</text:p>
          </table:table-cell>
          <table:table-cell/>
          <table:table-cell office:value-type="float" office:value="25.337754676" calcext:value-type="float">
            <text:p>25.337754676</text:p>
          </table:table-cell>
          <table:table-cell office:value-type="float" office:value="25.304625581" calcext:value-type="float">
            <text:p>25.304625581</text:p>
          </table:table-cell>
          <table:table-cell office:value-type="float" office:value="25.335417764" calcext:value-type="float">
            <text:p>25.335417764</text:p>
          </table:table-cell>
          <table:table-cell office:value-type="float" office:value="25.317952287" calcext:value-type="float">
            <text:p>25.317952287</text:p>
          </table:table-cell>
          <table:table-cell/>
          <table:table-cell office:value-type="float" office:value="0.093995387" calcext:value-type="float">
            <text:p>0.093995387</text:p>
          </table:table-cell>
          <table:table-cell office:value-type="float" office:value="0.059963204" calcext:value-type="float">
            <text:p>0.059963204</text:p>
          </table:table-cell>
          <table:table-cell office:value-type="float" office:value="0.091594786" calcext:value-type="float">
            <text:p>0.091594786</text:p>
          </table:table-cell>
          <table:table-cell office:value-type="float" office:value="0.073653243" calcext:value-type="float">
            <text:p>0.07365324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s/>2019-11-18 20:08:53</text:p>
          </table:table-cell>
          <table:table-cell office:value-type="float" office:value="25.2412" calcext:value-type="float">
            <text:p>25.2412</text:p>
          </table:table-cell>
          <table:table-cell office:value-type="string" calcext:value-type="string">
            <text:p><text:s/></text:p>
          </table:table-cell>
          <table:table-cell office:value-type="float" office:value="0.577652523" calcext:value-type="float">
            <text:p>0.577652523</text:p>
          </table:table-cell>
          <table:table-cell office:value-type="float" office:value="0.423603704" calcext:value-type="float">
            <text:p>0.423603704</text:p>
          </table:table-cell>
          <table:table-cell office:value-type="float" office:value="0.550441808" calcext:value-type="float">
            <text:p>0.550441808</text:p>
          </table:table-cell>
          <table:table-cell office:value-type="float" office:value="0.482757745" calcext:value-type="float">
            <text:p>0.482757745</text:p>
          </table:table-cell>
          <table:table-cell/>
          <table:table-cell office:value-type="float" office:value="0.004719383" calcext:value-type="float">
            <text:p>0.004719383</text:p>
          </table:table-cell>
          <table:table-cell office:value-type="float" office:value="0.003460815" calcext:value-type="float">
            <text:p>0.003460815</text:p>
          </table:table-cell>
          <table:table-cell office:value-type="float" office:value="0.004497074" calcext:value-type="float">
            <text:p>0.004497074</text:p>
          </table:table-cell>
          <table:table-cell office:value-type="float" office:value="0.003944099" calcext:value-type="float">
            <text:p>0.003944099</text:p>
          </table:table-cell>
          <table:table-cell/>
          <table:table-cell office:value-type="float" office:value="0.003680781" calcext:value-type="float">
            <text:p>0.003680781</text:p>
          </table:table-cell>
          <table:table-cell office:value-type="float" office:value="0.002422212" calcext:value-type="float">
            <text:p>0.002422212</text:p>
          </table:table-cell>
          <table:table-cell office:value-type="float" office:value="0.003458471" calcext:value-type="float">
            <text:p>0.003458471</text:p>
          </table:table-cell>
          <table:table-cell office:value-type="float" office:value="0.002905496" calcext:value-type="float">
            <text:p>0.002905496</text:p>
          </table:table-cell>
          <table:table-cell/>
          <table:table-cell office:value-type="float" office:value="25.332020899" calcext:value-type="float">
            <text:p>25.332020899</text:p>
          </table:table-cell>
          <table:table-cell office:value-type="float" office:value="25.300967529" calcext:value-type="float">
            <text:p>25.300967529</text:p>
          </table:table-cell>
          <table:table-cell office:value-type="float" office:value="25.326535789" calcext:value-type="float">
            <text:p>25.326535789</text:p>
          </table:table-cell>
          <table:table-cell office:value-type="float" office:value="25.312891983" calcext:value-type="float">
            <text:p>25.312891983</text:p>
          </table:table-cell>
          <table:table-cell/>
          <table:table-cell office:value-type="float" office:value="0.093296684" calcext:value-type="float">
            <text:p>0.093296684</text:p>
          </table:table-cell>
          <table:table-cell office:value-type="float" office:value="0.061396957" calcext:value-type="float">
            <text:p>0.061396957</text:p>
          </table:table-cell>
          <table:table-cell office:value-type="float" office:value="0.087662104" calcext:value-type="float">
            <text:p>0.087662104</text:p>
          </table:table-cell>
          <table:table-cell office:value-type="float" office:value="0.073646455" calcext:value-type="float">
            <text:p>0.07364645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s/>2019-11-18 20:08:55</text:p>
          </table:table-cell>
          <table:table-cell office:value-type="float" office:value="25.24625" calcext:value-type="float">
            <text:p>25.24625</text:p>
          </table:table-cell>
          <table:table-cell office:value-type="string" calcext:value-type="string">
            <text:p><text:s/></text:p>
          </table:table-cell>
          <table:table-cell office:value-type="float" office:value="0.578209231" calcext:value-type="float">
            <text:p>0.578209231</text:p>
          </table:table-cell>
          <table:table-cell office:value-type="float" office:value="0.421398332" calcext:value-type="float">
            <text:p>0.421398332</text:p>
          </table:table-cell>
          <table:table-cell office:value-type="float" office:value="0.555340118" calcext:value-type="float">
            <text:p>0.555340118</text:p>
          </table:table-cell>
          <table:table-cell office:value-type="float" office:value="0.482549129" calcext:value-type="float">
            <text:p>0.482549129</text:p>
          </table:table-cell>
          <table:table-cell/>
          <table:table-cell office:value-type="float" office:value="0.004723932" calcext:value-type="float">
            <text:p>0.004723932</text:p>
          </table:table-cell>
          <table:table-cell office:value-type="float" office:value="0.003442797" calcext:value-type="float">
            <text:p>0.003442797</text:p>
          </table:table-cell>
          <table:table-cell office:value-type="float" office:value="0.004537092" calcext:value-type="float">
            <text:p>0.004537092</text:p>
          </table:table-cell>
          <table:table-cell office:value-type="float" office:value="0.003942395" calcext:value-type="float">
            <text:p>0.003942395</text:p>
          </table:table-cell>
          <table:table-cell/>
          <table:table-cell office:value-type="float" office:value="0.003685329" calcext:value-type="float">
            <text:p>0.003685329</text:p>
          </table:table-cell>
          <table:table-cell office:value-type="float" office:value="0.002404194" calcext:value-type="float">
            <text:p>0.002404194</text:p>
          </table:table-cell>
          <table:table-cell office:value-type="float" office:value="0.00349849" calcext:value-type="float">
            <text:p>0.00349849</text:p>
          </table:table-cell>
          <table:table-cell office:value-type="float" office:value="0.002903792" calcext:value-type="float">
            <text:p>0.002903792</text:p>
          </table:table-cell>
          <table:table-cell/>
          <table:table-cell office:value-type="float" office:value="25.337186729" calcext:value-type="float">
            <text:p>25.337186729</text:p>
          </table:table-cell>
          <table:table-cell office:value-type="float" office:value="25.305576713" calcext:value-type="float">
            <text:p>25.305576713</text:p>
          </table:table-cell>
          <table:table-cell office:value-type="float" office:value="25.332576818" calcext:value-type="float">
            <text:p>25.332576818</text:p>
          </table:table-cell>
          <table:table-cell office:value-type="float" office:value="25.317903626" calcext:value-type="float">
            <text:p>25.317903626</text:p>
          </table:table-cell>
          <table:table-cell/>
          <table:table-cell office:value-type="float" office:value="0.093411962" calcext:value-type="float">
            <text:p>0.093411962</text:p>
          </table:table-cell>
          <table:table-cell office:value-type="float" office:value="0.060940269" calcext:value-type="float">
            <text:p>0.060940269</text:p>
          </table:table-cell>
          <table:table-cell office:value-type="float" office:value="0.08867641" calcext:value-type="float">
            <text:p>0.08867641</text:p>
          </table:table-cell>
          <table:table-cell office:value-type="float" office:value="0.073603255" calcext:value-type="float">
            <text:p>0.07360325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s/>2019-11-18 20:08:56</text:p>
          </table:table-cell>
          <table:table-cell office:value-type="float" office:value="25.23109" calcext:value-type="float">
            <text:p>25.23109</text:p>
          </table:table-cell>
          <table:table-cell office:value-type="string" calcext:value-type="string">
            <text:p><text:s/></text:p>
          </table:table-cell>
          <table:table-cell office:value-type="float" office:value="0.579639742" calcext:value-type="float">
            <text:p>0.579639742</text:p>
          </table:table-cell>
          <table:table-cell office:value-type="float" office:value="0.416971495" calcext:value-type="float">
            <text:p>0.416971495</text:p>
          </table:table-cell>
          <table:table-cell office:value-type="float" office:value="0.564379759" calcext:value-type="float">
            <text:p>0.564379759</text:p>
          </table:table-cell>
          <table:table-cell office:value-type="float" office:value="0.483169613" calcext:value-type="float">
            <text:p>0.483169613</text:p>
          </table:table-cell>
          <table:table-cell/>
          <table:table-cell office:value-type="float" office:value="0.004735619" calcext:value-type="float">
            <text:p>0.004735619</text:p>
          </table:table-cell>
          <table:table-cell office:value-type="float" office:value="0.00340663" calcext:value-type="float">
            <text:p>0.00340663</text:p>
          </table:table-cell>
          <table:table-cell office:value-type="float" office:value="0.004610946" calcext:value-type="float">
            <text:p>0.004610946</text:p>
          </table:table-cell>
          <table:table-cell office:value-type="float" office:value="0.003947464" calcext:value-type="float">
            <text:p>0.003947464</text:p>
          </table:table-cell>
          <table:table-cell/>
          <table:table-cell office:value-type="float" office:value="0.003697016" calcext:value-type="float">
            <text:p>0.003697016</text:p>
          </table:table-cell>
          <table:table-cell office:value-type="float" office:value="0.002368027" calcext:value-type="float">
            <text:p>0.002368027</text:p>
          </table:table-cell>
          <table:table-cell office:value-type="float" office:value="0.003572343" calcext:value-type="float">
            <text:p>0.003572343</text:p>
          </table:table-cell>
          <table:table-cell office:value-type="float" office:value="0.002908861" calcext:value-type="float">
            <text:p>0.002908861</text:p>
          </table:table-cell>
          <table:table-cell/>
          <table:table-cell office:value-type="float" office:value="25.322314265" calcext:value-type="float">
            <text:p>25.322314265</text:p>
          </table:table-cell>
          <table:table-cell office:value-type="float" office:value="25.289523068" calcext:value-type="float">
            <text:p>25.289523068</text:p>
          </table:table-cell>
          <table:table-cell office:value-type="float" office:value="25.319238148" calcext:value-type="float">
            <text:p>25.319238148</text:p>
          </table:table-cell>
          <table:table-cell office:value-type="float" office:value="25.302867617" calcext:value-type="float">
            <text:p>25.302867617</text:p>
          </table:table-cell>
          <table:table-cell/>
          <table:table-cell office:value-type="float" office:value="0.09370818" calcext:value-type="float">
            <text:p>0.09370818</text:p>
          </table:table-cell>
          <table:table-cell office:value-type="float" office:value="0.060023561" calcext:value-type="float">
            <text:p>0.060023561</text:p>
          </table:table-cell>
          <table:table-cell office:value-type="float" office:value="0.09054827" calcext:value-type="float">
            <text:p>0.09054827</text:p>
          </table:table-cell>
          <table:table-cell office:value-type="float" office:value="0.073731743" calcext:value-type="float">
            <text:p>0.07373174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s/>2019-11-18 20:08:57</text:p>
          </table:table-cell>
          <table:table-cell office:value-type="float" office:value="25.23615" calcext:value-type="float">
            <text:p>25.23615</text:p>
          </table:table-cell>
          <table:table-cell office:value-type="string" calcext:value-type="string">
            <text:p><text:s/></text:p>
          </table:table-cell>
          <table:table-cell office:value-type="float" office:value="0.577161977" calcext:value-type="float">
            <text:p>0.577161977</text:p>
          </table:table-cell>
          <table:table-cell office:value-type="float" office:value="0.42459195" calcext:value-type="float">
            <text:p>0.42459195</text:p>
          </table:table-cell>
          <table:table-cell office:value-type="float" office:value="0.54773516" calcext:value-type="float">
            <text:p>0.54773516</text:p>
          </table:table-cell>
          <table:table-cell office:value-type="float" office:value="0.482552705" calcext:value-type="float">
            <text:p>0.482552705</text:p>
          </table:table-cell>
          <table:table-cell/>
          <table:table-cell office:value-type="float" office:value="0.004715376" calcext:value-type="float">
            <text:p>0.004715376</text:p>
          </table:table-cell>
          <table:table-cell office:value-type="float" office:value="0.003468888" calcext:value-type="float">
            <text:p>0.003468888</text:p>
          </table:table-cell>
          <table:table-cell office:value-type="float" office:value="0.00447496" calcext:value-type="float">
            <text:p>0.00447496</text:p>
          </table:table-cell>
          <table:table-cell office:value-type="float" office:value="0.003942424" calcext:value-type="float">
            <text:p>0.003942424</text:p>
          </table:table-cell>
          <table:table-cell/>
          <table:table-cell office:value-type="float" office:value="0.003676773" calcext:value-type="float">
            <text:p>0.003676773</text:p>
          </table:table-cell>
          <table:table-cell office:value-type="float" office:value="0.002430286" calcext:value-type="float">
            <text:p>0.002430286</text:p>
          </table:table-cell>
          <table:table-cell office:value-type="float" office:value="0.003436358" calcext:value-type="float">
            <text:p>0.003436358</text:p>
          </table:table-cell>
          <table:table-cell office:value-type="float" office:value="0.002903821" calcext:value-type="float">
            <text:p>0.002903821</text:p>
          </table:table-cell>
          <table:table-cell/>
          <table:table-cell office:value-type="float" office:value="25.326868406" calcext:value-type="float">
            <text:p>25.326868406</text:p>
          </table:table-cell>
          <table:table-cell office:value-type="float" office:value="25.296112994" calcext:value-type="float">
            <text:p>25.296112994</text:p>
          </table:table-cell>
          <table:table-cell office:value-type="float" office:value="25.320936547" calcext:value-type="float">
            <text:p>25.320936547</text:p>
          </table:table-cell>
          <table:table-cell office:value-type="float" office:value="25.307796954" calcext:value-type="float">
            <text:p>25.307796954</text:p>
          </table:table-cell>
          <table:table-cell/>
          <table:table-cell office:value-type="float" office:value="0.093195106" calcext:value-type="float">
            <text:p>0.093195106</text:p>
          </table:table-cell>
          <table:table-cell office:value-type="float" office:value="0.061601602" calcext:value-type="float">
            <text:p>0.061601602</text:p>
          </table:table-cell>
          <table:table-cell office:value-type="float" office:value="0.087101631" calcext:value-type="float">
            <text:p>0.087101631</text:p>
          </table:table-cell>
          <table:table-cell office:value-type="float" office:value="0.073603996" calcext:value-type="float">
            <text:p>0.07360399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s/>2019-11-18 20:08:59</text:p>
          </table:table-cell>
          <table:table-cell office:value-type="float" office:value="25.24625" calcext:value-type="float">
            <text:p>25.24625</text:p>
          </table:table-cell>
          <table:table-cell office:value-type="string" calcext:value-type="string">
            <text:p><text:s/></text:p>
          </table:table-cell>
          <table:table-cell office:value-type="float" office:value="0.577840874" calcext:value-type="float">
            <text:p>0.577840874</text:p>
          </table:table-cell>
          <table:table-cell office:value-type="float" office:value="0.421646288" calcext:value-type="float">
            <text:p>0.421646288</text:p>
          </table:table-cell>
          <table:table-cell office:value-type="float" office:value="0.546259945" calcext:value-type="float">
            <text:p>0.546259945</text:p>
          </table:table-cell>
          <table:table-cell office:value-type="float" office:value="0.482223091" calcext:value-type="float">
            <text:p>0.482223091</text:p>
          </table:table-cell>
          <table:table-cell/>
          <table:table-cell office:value-type="float" office:value="0.004720922" calcext:value-type="float">
            <text:p>0.004720922</text:p>
          </table:table-cell>
          <table:table-cell office:value-type="float" office:value="0.003444823" calcext:value-type="float">
            <text:p>0.003444823</text:p>
          </table:table-cell>
          <table:table-cell office:value-type="float" office:value="0.004462908" calcext:value-type="float">
            <text:p>0.004462908</text:p>
          </table:table-cell>
          <table:table-cell office:value-type="float" office:value="0.003939731" calcext:value-type="float">
            <text:p>0.003939731</text:p>
          </table:table-cell>
          <table:table-cell/>
          <table:table-cell office:value-type="float" office:value="0.003682319" calcext:value-type="float">
            <text:p>0.003682319</text:p>
          </table:table-cell>
          <table:table-cell office:value-type="float" office:value="0.00240622" calcext:value-type="float">
            <text:p>0.00240622</text:p>
          </table:table-cell>
          <table:table-cell office:value-type="float" office:value="0.003424305" calcext:value-type="float">
            <text:p>0.003424305</text:p>
          </table:table-cell>
          <table:table-cell office:value-type="float" office:value="0.002901128" calcext:value-type="float">
            <text:p>0.002901128</text:p>
          </table:table-cell>
          <table:table-cell/>
          <table:table-cell office:value-type="float" office:value="25.337112477" calcext:value-type="float">
            <text:p>25.337112477</text:p>
          </table:table-cell>
          <table:table-cell office:value-type="float" office:value="25.305626696" calcext:value-type="float">
            <text:p>25.305626696</text:p>
          </table:table-cell>
          <table:table-cell office:value-type="float" office:value="25.330746449" calcext:value-type="float">
            <text:p>25.330746449</text:p>
          </table:table-cell>
          <table:table-cell office:value-type="float" office:value="25.317837903" calcext:value-type="float">
            <text:p>25.317837903</text:p>
          </table:table-cell>
          <table:table-cell/>
          <table:table-cell office:value-type="float" office:value="0.093335686" calcext:value-type="float">
            <text:p>0.093335686</text:p>
          </table:table-cell>
          <table:table-cell office:value-type="float" office:value="0.060991616" calcext:value-type="float">
            <text:p>0.060991616</text:p>
          </table:table-cell>
          <table:table-cell office:value-type="float" office:value="0.086796154" calcext:value-type="float">
            <text:p>0.086796154</text:p>
          </table:table-cell>
          <table:table-cell office:value-type="float" office:value="0.07353574" calcext:value-type="float">
            <text:p>0.0735357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s/>2019-11-18 20:09:00</text:p>
          </table:table-cell>
          <table:table-cell office:value-type="float" office:value="25.23615" calcext:value-type="float">
            <text:p>25.23615</text:p>
          </table:table-cell>
          <table:table-cell office:value-type="string" calcext:value-type="string">
            <text:p><text:s/></text:p>
          </table:table-cell>
          <table:table-cell office:value-type="float" office:value="0.578183005" calcext:value-type="float">
            <text:p>0.578183005</text:p>
          </table:table-cell>
          <table:table-cell office:value-type="float" office:value="0.421883514" calcext:value-type="float">
            <text:p>0.421883514</text:p>
          </table:table-cell>
          <table:table-cell office:value-type="float" office:value="0.546449488" calcext:value-type="float">
            <text:p>0.546449488</text:p>
          </table:table-cell>
          <table:table-cell office:value-type="float" office:value="0.482192097" calcext:value-type="float">
            <text:p>0.482192097</text:p>
          </table:table-cell>
          <table:table-cell/>
          <table:table-cell office:value-type="float" office:value="0.004723717" calcext:value-type="float">
            <text:p>0.004723717</text:p>
          </table:table-cell>
          <table:table-cell office:value-type="float" office:value="0.003446761" calcext:value-type="float">
            <text:p>0.003446761</text:p>
          </table:table-cell>
          <table:table-cell office:value-type="float" office:value="0.004464457" calcext:value-type="float">
            <text:p>0.004464457</text:p>
          </table:table-cell>
          <table:table-cell office:value-type="float" office:value="0.003939478" calcext:value-type="float">
            <text:p>0.003939478</text:p>
          </table:table-cell>
          <table:table-cell/>
          <table:table-cell office:value-type="float" office:value="0.003685115" calcext:value-type="float">
            <text:p>0.003685115</text:p>
          </table:table-cell>
          <table:table-cell office:value-type="float" office:value="0.002408158" calcext:value-type="float">
            <text:p>0.002408158</text:p>
          </table:table-cell>
          <table:table-cell office:value-type="float" office:value="0.003425854" calcext:value-type="float">
            <text:p>0.003425854</text:p>
          </table:table-cell>
          <table:table-cell office:value-type="float" office:value="0.002900875" calcext:value-type="float">
            <text:p>0.002900875</text:p>
          </table:table-cell>
          <table:table-cell/>
          <table:table-cell office:value-type="float" office:value="25.327074224" calcext:value-type="float">
            <text:p>25.327074224</text:p>
          </table:table-cell>
          <table:table-cell office:value-type="float" office:value="25.295567014" calcext:value-type="float">
            <text:p>25.295567014</text:p>
          </table:table-cell>
          <table:table-cell office:value-type="float" office:value="25.320677381" calcext:value-type="float">
            <text:p>25.320677381</text:p>
          </table:table-cell>
          <table:table-cell office:value-type="float" office:value="25.307724262" calcext:value-type="float">
            <text:p>25.307724262</text:p>
          </table:table-cell>
          <table:table-cell/>
          <table:table-cell office:value-type="float" office:value="0.093406531" calcext:value-type="float">
            <text:p>0.093406531</text:p>
          </table:table-cell>
          <table:table-cell office:value-type="float" office:value="0.061040741" calcext:value-type="float">
            <text:p>0.061040741</text:p>
          </table:table-cell>
          <table:table-cell office:value-type="float" office:value="0.086835403" calcext:value-type="float">
            <text:p>0.086835403</text:p>
          </table:table-cell>
          <table:table-cell office:value-type="float" office:value="0.073529322" calcext:value-type="float">
            <text:p>0.07352932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s/>2019-11-18 20:09:01</text:p>
          </table:table-cell>
          <table:table-cell office:value-type="float" office:value="25.2412" calcext:value-type="float">
            <text:p>25.2412</text:p>
          </table:table-cell>
          <table:table-cell office:value-type="string" calcext:value-type="string">
            <text:p><text:s/></text:p>
          </table:table-cell>
          <table:table-cell office:value-type="float" office:value="0.578241417" calcext:value-type="float">
            <text:p>0.578241417</text:p>
          </table:table-cell>
          <table:table-cell office:value-type="float" office:value="0.423610261" calcext:value-type="float">
            <text:p>0.423610261</text:p>
          </table:table-cell>
          <table:table-cell office:value-type="float" office:value="0.546957916" calcext:value-type="float">
            <text:p>0.546957916</text:p>
          </table:table-cell>
          <table:table-cell office:value-type="float" office:value="0.48235601" calcext:value-type="float">
            <text:p>0.48235601</text:p>
          </table:table-cell>
          <table:table-cell/>
          <table:table-cell office:value-type="float" office:value="0.004724195" calcext:value-type="float">
            <text:p>0.004724195</text:p>
          </table:table-cell>
          <table:table-cell office:value-type="float" office:value="0.003460868" calcext:value-type="float">
            <text:p>0.003460868</text:p>
          </table:table-cell>
          <table:table-cell office:value-type="float" office:value="0.00446861" calcext:value-type="float">
            <text:p>0.00446861</text:p>
          </table:table-cell>
          <table:table-cell office:value-type="float" office:value="0.003940817" calcext:value-type="float">
            <text:p>0.003940817</text:p>
          </table:table-cell>
          <table:table-cell/>
          <table:table-cell office:value-type="float" office:value="0.003685592" calcext:value-type="float">
            <text:p>0.003685592</text:p>
          </table:table-cell>
          <table:table-cell office:value-type="float" office:value="0.002422265" calcext:value-type="float">
            <text:p>0.002422265</text:p>
          </table:table-cell>
          <table:table-cell office:value-type="float" office:value="0.003430008" calcext:value-type="float">
            <text:p>0.003430008</text:p>
          </table:table-cell>
          <table:table-cell office:value-type="float" office:value="0.002902214" calcext:value-type="float">
            <text:p>0.002902214</text:p>
          </table:table-cell>
          <table:table-cell/>
          <table:table-cell office:value-type="float" office:value="25.332139608" calcext:value-type="float">
            <text:p>25.332139608</text:p>
          </table:table-cell>
          <table:table-cell office:value-type="float" office:value="25.30096885" calcext:value-type="float">
            <text:p>25.30096885</text:p>
          </table:table-cell>
          <table:table-cell office:value-type="float" office:value="25.325833507" calcext:value-type="float">
            <text:p>25.325833507</text:p>
          </table:table-cell>
          <table:table-cell office:value-type="float" office:value="25.312811" calcext:value-type="float">
            <text:p>25.312811</text:p>
          </table:table-cell>
          <table:table-cell/>
          <table:table-cell office:value-type="float" office:value="0.093418627" calcext:value-type="float">
            <text:p>0.093418627</text:p>
          </table:table-cell>
          <table:table-cell office:value-type="float" office:value="0.061398315" calcext:value-type="float">
            <text:p>0.061398315</text:p>
          </table:table-cell>
          <table:table-cell office:value-type="float" office:value="0.086940685" calcext:value-type="float">
            <text:p>0.086940685</text:p>
          </table:table-cell>
          <table:table-cell office:value-type="float" office:value="0.073563265" calcext:value-type="float">
            <text:p>0.07356326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s/>2019-11-18 20:09:02</text:p>
          </table:table-cell>
          <table:table-cell office:value-type="float" office:value="25.2412" calcext:value-type="float">
            <text:p>25.2412</text:p>
          </table:table-cell>
          <table:table-cell office:value-type="string" calcext:value-type="string">
            <text:p><text:s/></text:p>
          </table:table-cell>
          <table:table-cell office:value-type="float" office:value="0.577855179" calcext:value-type="float">
            <text:p>0.577855179</text:p>
          </table:table-cell>
          <table:table-cell office:value-type="float" office:value="0.423609069" calcext:value-type="float">
            <text:p>0.423609069</text:p>
          </table:table-cell>
          <table:table-cell office:value-type="float" office:value="0.549895233" calcext:value-type="float">
            <text:p>0.549895233</text:p>
          </table:table-cell>
          <table:table-cell office:value-type="float" office:value="0.482856093" calcext:value-type="float">
            <text:p>0.482856093</text:p>
          </table:table-cell>
          <table:table-cell/>
          <table:table-cell office:value-type="float" office:value="0.004721039" calcext:value-type="float">
            <text:p>0.004721039</text:p>
          </table:table-cell>
          <table:table-cell office:value-type="float" office:value="0.003460858" calcext:value-type="float">
            <text:p>0.003460858</text:p>
          </table:table-cell>
          <table:table-cell office:value-type="float" office:value="0.004492608" calcext:value-type="float">
            <text:p>0.004492608</text:p>
          </table:table-cell>
          <table:table-cell office:value-type="float" office:value="0.003944903" calcext:value-type="float">
            <text:p>0.003944903</text:p>
          </table:table-cell>
          <table:table-cell/>
          <table:table-cell office:value-type="float" office:value="0.003682436" calcext:value-type="float">
            <text:p>0.003682436</text:p>
          </table:table-cell>
          <table:table-cell office:value-type="float" office:value="0.002422256" calcext:value-type="float">
            <text:p>0.002422256</text:p>
          </table:table-cell>
          <table:table-cell office:value-type="float" office:value="0.003454005" calcext:value-type="float">
            <text:p>0.003454005</text:p>
          </table:table-cell>
          <table:table-cell office:value-type="float" office:value="0.0029063" calcext:value-type="float">
            <text:p>0.0029063</text:p>
          </table:table-cell>
          <table:table-cell/>
          <table:table-cell office:value-type="float" office:value="25.33206175" calcext:value-type="float">
            <text:p>25.33206175</text:p>
          </table:table-cell>
          <table:table-cell office:value-type="float" office:value="25.30096861" calcext:value-type="float">
            <text:p>25.30096861</text:p>
          </table:table-cell>
          <table:table-cell office:value-type="float" office:value="25.326425611" calcext:value-type="float">
            <text:p>25.326425611</text:p>
          </table:table-cell>
          <table:table-cell office:value-type="float" office:value="25.312911808" calcext:value-type="float">
            <text:p>25.312911808</text:p>
          </table:table-cell>
          <table:table-cell/>
          <table:table-cell office:value-type="float" office:value="0.093338648" calcext:value-type="float">
            <text:p>0.093338648</text:p>
          </table:table-cell>
          <table:table-cell office:value-type="float" office:value="0.061398068" calcext:value-type="float">
            <text:p>0.061398068</text:p>
          </table:table-cell>
          <table:table-cell office:value-type="float" office:value="0.087548923" calcext:value-type="float">
            <text:p>0.087548923</text:p>
          </table:table-cell>
          <table:table-cell office:value-type="float" office:value="0.07366682" calcext:value-type="float">
            <text:p>0.0736668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s/>2019-11-18 20:09:04</text:p>
          </table:table-cell>
          <table:table-cell office:value-type="float" office:value="25.2412" calcext:value-type="float">
            <text:p>25.2412</text:p>
          </table:table-cell>
          <table:table-cell office:value-type="string" calcext:value-type="string">
            <text:p><text:s/></text:p>
          </table:table-cell>
          <table:table-cell office:value-type="float" office:value="0.577935049" calcext:value-type="float">
            <text:p>0.577935049</text:p>
          </table:table-cell>
          <table:table-cell office:value-type="float" office:value="0.424465588" calcext:value-type="float">
            <text:p>0.424465588</text:p>
          </table:table-cell>
          <table:table-cell office:value-type="float" office:value="0.546144908" calcext:value-type="float">
            <text:p>0.546144908</text:p>
          </table:table-cell>
          <table:table-cell office:value-type="float" office:value="0.482499061" calcext:value-type="float">
            <text:p>0.482499061</text:p>
          </table:table-cell>
          <table:table-cell/>
          <table:table-cell office:value-type="float" office:value="0.004721692" calcext:value-type="float">
            <text:p>0.004721692</text:p>
          </table:table-cell>
          <table:table-cell office:value-type="float" office:value="0.003467856" calcext:value-type="float">
            <text:p>0.003467856</text:p>
          </table:table-cell>
          <table:table-cell office:value-type="float" office:value="0.004461968" calcext:value-type="float">
            <text:p>0.004461968</text:p>
          </table:table-cell>
          <table:table-cell office:value-type="float" office:value="0.003941986" calcext:value-type="float">
            <text:p>0.003941986</text:p>
          </table:table-cell>
          <table:table-cell/>
          <table:table-cell office:value-type="float" office:value="0.003683089" calcext:value-type="float">
            <text:p>0.003683089</text:p>
          </table:table-cell>
          <table:table-cell office:value-type="float" office:value="0.002429253" calcext:value-type="float">
            <text:p>0.002429253</text:p>
          </table:table-cell>
          <table:table-cell office:value-type="float" office:value="0.003423365" calcext:value-type="float">
            <text:p>0.003423365</text:p>
          </table:table-cell>
          <table:table-cell office:value-type="float" office:value="0.002903383" calcext:value-type="float">
            <text:p>0.002903383</text:p>
          </table:table-cell>
          <table:table-cell/>
          <table:table-cell office:value-type="float" office:value="25.332077851" calcext:value-type="float">
            <text:p>25.332077851</text:p>
          </table:table-cell>
          <table:table-cell office:value-type="float" office:value="25.301141271" calcext:value-type="float">
            <text:p>25.301141271</text:p>
          </table:table-cell>
          <table:table-cell office:value-type="float" office:value="25.325669621" calcext:value-type="float">
            <text:p>25.325669621</text:p>
          </table:table-cell>
          <table:table-cell office:value-type="float" office:value="25.312839837" calcext:value-type="float">
            <text:p>25.312839837</text:p>
          </table:table-cell>
          <table:table-cell/>
          <table:table-cell office:value-type="float" office:value="0.093355187" calcext:value-type="float">
            <text:p>0.093355187</text:p>
          </table:table-cell>
          <table:table-cell office:value-type="float" office:value="0.061575435" calcext:value-type="float">
            <text:p>0.061575435</text:p>
          </table:table-cell>
          <table:table-cell office:value-type="float" office:value="0.086772333" calcext:value-type="float">
            <text:p>0.086772333</text:p>
          </table:table-cell>
          <table:table-cell office:value-type="float" office:value="0.073592887" calcext:value-type="float">
            <text:p>0.07359288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s/>2019-11-18 20:09:05</text:p>
          </table:table-cell>
          <table:table-cell office:value-type="float" office:value="25.24625" calcext:value-type="float">
            <text:p>25.24625</text:p>
          </table:table-cell>
          <table:table-cell office:value-type="string" calcext:value-type="string">
            <text:p><text:s/></text:p>
          </table:table-cell>
          <table:table-cell office:value-type="float" office:value="0.577159593" calcext:value-type="float">
            <text:p>0.577159593</text:p>
          </table:table-cell>
          <table:table-cell office:value-type="float" office:value="0.424473336" calcext:value-type="float">
            <text:p>0.424473336</text:p>
          </table:table-cell>
          <table:table-cell office:value-type="float" office:value="0.547660058" calcext:value-type="float">
            <text:p>0.547660058</text:p>
          </table:table-cell>
          <table:table-cell office:value-type="float" office:value="0.482398925" calcext:value-type="float">
            <text:p>0.482398925</text:p>
          </table:table-cell>
          <table:table-cell/>
          <table:table-cell office:value-type="float" office:value="0.004715356" calcext:value-type="float">
            <text:p>0.004715356</text:p>
          </table:table-cell>
          <table:table-cell office:value-type="float" office:value="0.003467919" calcext:value-type="float">
            <text:p>0.003467919</text:p>
          </table:table-cell>
          <table:table-cell office:value-type="float" office:value="0.004474347" calcext:value-type="float">
            <text:p>0.004474347</text:p>
          </table:table-cell>
          <table:table-cell office:value-type="float" office:value="0.003941168" calcext:value-type="float">
            <text:p>0.003941168</text:p>
          </table:table-cell>
          <table:table-cell/>
          <table:table-cell office:value-type="float" office:value="0.003676753" calcext:value-type="float">
            <text:p>0.003676753</text:p>
          </table:table-cell>
          <table:table-cell office:value-type="float" office:value="0.002429317" calcext:value-type="float">
            <text:p>0.002429317</text:p>
          </table:table-cell>
          <table:table-cell office:value-type="float" office:value="0.003435744" calcext:value-type="float">
            <text:p>0.003435744</text:p>
          </table:table-cell>
          <table:table-cell office:value-type="float" office:value="0.002902565" calcext:value-type="float">
            <text:p>0.002902565</text:p>
          </table:table-cell>
          <table:table-cell/>
          <table:table-cell office:value-type="float" office:value="25.336975145" calcext:value-type="float">
            <text:p>25.336975145</text:p>
          </table:table-cell>
          <table:table-cell office:value-type="float" office:value="25.306196582" calcext:value-type="float">
            <text:p>25.306196582</text:p>
          </table:table-cell>
          <table:table-cell office:value-type="float" office:value="25.331028682" calcext:value-type="float">
            <text:p>25.331028682</text:p>
          </table:table-cell>
          <table:table-cell office:value-type="float" office:value="25.317873348" calcext:value-type="float">
            <text:p>25.317873348</text:p>
          </table:table-cell>
          <table:table-cell/>
          <table:table-cell office:value-type="float" office:value="0.093194612" calcext:value-type="float">
            <text:p>0.093194612</text:p>
          </table:table-cell>
          <table:table-cell office:value-type="float" office:value="0.06157704" calcext:value-type="float">
            <text:p>0.06157704</text:p>
          </table:table-cell>
          <table:table-cell office:value-type="float" office:value="0.087086079" calcext:value-type="float">
            <text:p>0.087086079</text:p>
          </table:table-cell>
          <table:table-cell office:value-type="float" office:value="0.073572152" calcext:value-type="float">
            <text:p>0.07357215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s/>2019-11-18 20:09:06</text:p>
          </table:table-cell>
          <table:table-cell office:value-type="float" office:value="25.23615" calcext:value-type="float">
            <text:p>25.23615</text:p>
          </table:table-cell>
          <table:table-cell office:value-type="string" calcext:value-type="string">
            <text:p><text:s/></text:p>
          </table:table-cell>
          <table:table-cell office:value-type="float" office:value="0.578899453" calcext:value-type="float">
            <text:p>0.578899453</text:p>
          </table:table-cell>
          <table:table-cell office:value-type="float" office:value="0.418940236" calcext:value-type="float">
            <text:p>0.418940236</text:p>
          </table:table-cell>
          <table:table-cell office:value-type="float" office:value="0.561730929" calcext:value-type="float">
            <text:p>0.561730929</text:p>
          </table:table-cell>
          <table:table-cell office:value-type="float" office:value="0.482347069" calcext:value-type="float">
            <text:p>0.482347069</text:p>
          </table:table-cell>
          <table:table-cell/>
          <table:table-cell office:value-type="float" office:value="0.004729571" calcext:value-type="float">
            <text:p>0.004729571</text:p>
          </table:table-cell>
          <table:table-cell office:value-type="float" office:value="0.003422714" calcext:value-type="float">
            <text:p>0.003422714</text:p>
          </table:table-cell>
          <table:table-cell office:value-type="float" office:value="0.004589305" calcext:value-type="float">
            <text:p>0.004589305</text:p>
          </table:table-cell>
          <table:table-cell office:value-type="float" office:value="0.003940744" calcext:value-type="float">
            <text:p>0.003940744</text:p>
          </table:table-cell>
          <table:table-cell/>
          <table:table-cell office:value-type="float" office:value="0.003690968" calcext:value-type="float">
            <text:p>0.003690968</text:p>
          </table:table-cell>
          <table:table-cell office:value-type="float" office:value="0.002384112" calcext:value-type="float">
            <text:p>0.002384112</text:p>
          </table:table-cell>
          <table:table-cell office:value-type="float" office:value="0.003550702" calcext:value-type="float">
            <text:p>0.003550702</text:p>
          </table:table-cell>
          <table:table-cell office:value-type="float" office:value="0.002902141" calcext:value-type="float">
            <text:p>0.002902141</text:p>
          </table:table-cell>
          <table:table-cell/>
          <table:table-cell office:value-type="float" office:value="25.327218645" calcext:value-type="float">
            <text:p>25.327218645</text:p>
          </table:table-cell>
          <table:table-cell office:value-type="float" office:value="25.294973693" calcext:value-type="float">
            <text:p>25.294973693</text:p>
          </table:table-cell>
          <table:table-cell office:value-type="float" office:value="25.323757818" calcext:value-type="float">
            <text:p>25.323757818</text:p>
          </table:table-cell>
          <table:table-cell office:value-type="float" office:value="25.307755501" calcext:value-type="float">
            <text:p>25.307755501</text:p>
          </table:table-cell>
          <table:table-cell/>
          <table:table-cell office:value-type="float" office:value="0.093554887" calcext:value-type="float">
            <text:p>0.093554887</text:p>
          </table:table-cell>
          <table:table-cell office:value-type="float" office:value="0.060431248" calcext:value-type="float">
            <text:p>0.060431248</text:p>
          </table:table-cell>
          <table:table-cell office:value-type="float" office:value="0.089999771" calcext:value-type="float">
            <text:p>0.089999771</text:p>
          </table:table-cell>
          <table:table-cell office:value-type="float" office:value="0.073561413" calcext:value-type="float">
            <text:p>0.07356141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s/>2019-11-18 20:09:07</text:p>
          </table:table-cell>
          <table:table-cell office:value-type="float" office:value="25.23615" calcext:value-type="float">
            <text:p>25.23615</text:p>
          </table:table-cell>
          <table:table-cell office:value-type="string" calcext:value-type="string">
            <text:p><text:s/></text:p>
          </table:table-cell>
          <table:table-cell office:value-type="float" office:value="0.581057737" calcext:value-type="float">
            <text:p>0.581057737</text:p>
          </table:table-cell>
          <table:table-cell office:value-type="float" office:value="0.416942289" calcext:value-type="float">
            <text:p>0.416942289</text:p>
          </table:table-cell>
          <table:table-cell office:value-type="float" office:value="0.56841559" calcext:value-type="float">
            <text:p>0.56841559</text:p>
          </table:table-cell>
          <table:table-cell office:value-type="float" office:value="0.482585488" calcext:value-type="float">
            <text:p>0.482585488</text:p>
          </table:table-cell>
          <table:table-cell/>
          <table:table-cell office:value-type="float" office:value="0.004747204" calcext:value-type="float">
            <text:p>0.004747204</text:p>
          </table:table-cell>
          <table:table-cell office:value-type="float" office:value="0.003406391" calcext:value-type="float">
            <text:p>0.003406391</text:p>
          </table:table-cell>
          <table:table-cell office:value-type="float" office:value="0.004643918" calcext:value-type="float">
            <text:p>0.004643918</text:p>
          </table:table-cell>
          <table:table-cell office:value-type="float" office:value="0.003942692" calcext:value-type="float">
            <text:p>0.003942692</text:p>
          </table:table-cell>
          <table:table-cell/>
          <table:table-cell office:value-type="float" office:value="0.003708601" calcext:value-type="float">
            <text:p>0.003708601</text:p>
          </table:table-cell>
          <table:table-cell office:value-type="float" office:value="0.002367789" calcext:value-type="float">
            <text:p>0.002367789</text:p>
          </table:table-cell>
          <table:table-cell office:value-type="float" office:value="0.003605315" calcext:value-type="float">
            <text:p>0.003605315</text:p>
          </table:table-cell>
          <table:table-cell office:value-type="float" office:value="0.002904089" calcext:value-type="float">
            <text:p>0.002904089</text:p>
          </table:table-cell>
          <table:table-cell/>
          <table:table-cell office:value-type="float" office:value="25.327653711" calcext:value-type="float">
            <text:p>25.327653711</text:p>
          </table:table-cell>
          <table:table-cell office:value-type="float" office:value="25.294570936" calcext:value-type="float">
            <text:p>25.294570936</text:p>
          </table:table-cell>
          <table:table-cell office:value-type="float" office:value="25.325105312" calcext:value-type="float">
            <text:p>25.325105312</text:p>
          </table:table-cell>
          <table:table-cell office:value-type="float" office:value="25.307803562" calcext:value-type="float">
            <text:p>25.307803562</text:p>
          </table:table-cell>
          <table:table-cell/>
          <table:table-cell office:value-type="float" office:value="0.094001806" calcext:value-type="float">
            <text:p>0.094001806</text:p>
          </table:table-cell>
          <table:table-cell office:value-type="float" office:value="0.060017513" calcext:value-type="float">
            <text:p>0.060017513</text:p>
          </table:table-cell>
          <table:table-cell office:value-type="float" office:value="0.091383977" calcext:value-type="float">
            <text:p>0.091383977</text:p>
          </table:table-cell>
          <table:table-cell office:value-type="float" office:value="0.073610784" calcext:value-type="float">
            <text:p>0.07361078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s/>2019-11-18 20:09:09</text:p>
          </table:table-cell>
          <table:table-cell office:value-type="float" office:value="25.23109" calcext:value-type="float">
            <text:p>25.23109</text:p>
          </table:table-cell>
          <table:table-cell office:value-type="string" calcext:value-type="string">
            <text:p><text:s/></text:p>
          </table:table-cell>
          <table:table-cell office:value-type="float" office:value="0.580772827" calcext:value-type="float">
            <text:p>0.580772827</text:p>
          </table:table-cell>
          <table:table-cell office:value-type="float" office:value="0.41729038" calcext:value-type="float">
            <text:p>0.41729038</text:p>
          </table:table-cell>
          <table:table-cell office:value-type="float" office:value="0.566725202" calcext:value-type="float">
            <text:p>0.566725202</text:p>
          </table:table-cell>
          <table:table-cell office:value-type="float" office:value="0.482883511" calcext:value-type="float">
            <text:p>0.482883511</text:p>
          </table:table-cell>
          <table:table-cell/>
          <table:table-cell office:value-type="float" office:value="0.004744876" calcext:value-type="float">
            <text:p>0.004744876</text:p>
          </table:table-cell>
          <table:table-cell office:value-type="float" office:value="0.003409235" calcext:value-type="float">
            <text:p>0.003409235</text:p>
          </table:table-cell>
          <table:table-cell office:value-type="float" office:value="0.004630108" calcext:value-type="float">
            <text:p>0.004630108</text:p>
          </table:table-cell>
          <table:table-cell office:value-type="float" office:value="0.003945127" calcext:value-type="float">
            <text:p>0.003945127</text:p>
          </table:table-cell>
          <table:table-cell/>
          <table:table-cell office:value-type="float" office:value="0.003706273" calcext:value-type="float">
            <text:p>0.003706273</text:p>
          </table:table-cell>
          <table:table-cell office:value-type="float" office:value="0.002370632" calcext:value-type="float">
            <text:p>0.002370632</text:p>
          </table:table-cell>
          <table:table-cell office:value-type="float" office:value="0.003591505" calcext:value-type="float">
            <text:p>0.003591505</text:p>
          </table:table-cell>
          <table:table-cell office:value-type="float" office:value="0.002906524" calcext:value-type="float">
            <text:p>0.002906524</text:p>
          </table:table-cell>
          <table:table-cell/>
          <table:table-cell office:value-type="float" office:value="25.322542672" calcext:value-type="float">
            <text:p>25.322542672</text:p>
          </table:table-cell>
          <table:table-cell office:value-type="float" office:value="25.289587351" calcext:value-type="float">
            <text:p>25.289587351</text:p>
          </table:table-cell>
          <table:table-cell office:value-type="float" office:value="25.319710945" calcext:value-type="float">
            <text:p>25.319710945</text:p>
          </table:table-cell>
          <table:table-cell office:value-type="float" office:value="25.302809943" calcext:value-type="float">
            <text:p>25.302809943</text:p>
          </table:table-cell>
          <table:table-cell/>
          <table:table-cell office:value-type="float" office:value="0.093942809" calcext:value-type="float">
            <text:p>0.093942809</text:p>
          </table:table-cell>
          <table:table-cell office:value-type="float" office:value="0.060089595" calcext:value-type="float">
            <text:p>0.060089595</text:p>
          </table:table-cell>
          <table:table-cell office:value-type="float" office:value="0.091033945" calcext:value-type="float">
            <text:p>0.091033945</text:p>
          </table:table-cell>
          <table:table-cell office:value-type="float" office:value="0.073672498" calcext:value-type="float">
            <text:p>0.07367249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s/>2019-11-18 20:09:10</text:p>
          </table:table-cell>
          <table:table-cell office:value-type="float" office:value="25.2412" calcext:value-type="float">
            <text:p>25.2412</text:p>
          </table:table-cell>
          <table:table-cell office:value-type="string" calcext:value-type="string">
            <text:p><text:s/></text:p>
          </table:table-cell>
          <table:table-cell office:value-type="float" office:value="0.577416489" calcext:value-type="float">
            <text:p>0.577416489</text:p>
          </table:table-cell>
          <table:table-cell office:value-type="float" office:value="0.426385454" calcext:value-type="float">
            <text:p>0.426385454</text:p>
          </table:table-cell>
          <table:table-cell office:value-type="float" office:value="0.544983214" calcext:value-type="float">
            <text:p>0.544983214</text:p>
          </table:table-cell>
          <table:table-cell office:value-type="float" office:value="0.482453165" calcext:value-type="float">
            <text:p>0.482453165</text:p>
          </table:table-cell>
          <table:table-cell/>
          <table:table-cell office:value-type="float" office:value="0.004717455" calcext:value-type="float">
            <text:p>0.004717455</text:p>
          </table:table-cell>
          <table:table-cell office:value-type="float" office:value="0.003483541" calcext:value-type="float">
            <text:p>0.003483541</text:p>
          </table:table-cell>
          <table:table-cell office:value-type="float" office:value="0.004452477" calcext:value-type="float">
            <text:p>0.004452477</text:p>
          </table:table-cell>
          <table:table-cell office:value-type="float" office:value="0.003941611" calcext:value-type="float">
            <text:p>0.003941611</text:p>
          </table:table-cell>
          <table:table-cell/>
          <table:table-cell office:value-type="float" office:value="0.003678852" calcext:value-type="float">
            <text:p>0.003678852</text:p>
          </table:table-cell>
          <table:table-cell office:value-type="float" office:value="0.002444939" calcext:value-type="float">
            <text:p>0.002444939</text:p>
          </table:table-cell>
          <table:table-cell office:value-type="float" office:value="0.003413874" calcext:value-type="float">
            <text:p>0.003413874</text:p>
          </table:table-cell>
          <table:table-cell office:value-type="float" office:value="0.002903008" calcext:value-type="float">
            <text:p>0.002903008</text:p>
          </table:table-cell>
          <table:table-cell/>
          <table:table-cell office:value-type="float" office:value="25.33197332" calcext:value-type="float">
            <text:p>25.33197332</text:p>
          </table:table-cell>
          <table:table-cell office:value-type="float" office:value="25.301528285" calcext:value-type="float">
            <text:p>25.301528285</text:p>
          </table:table-cell>
          <table:table-cell office:value-type="float" office:value="25.325435447" calcext:value-type="float">
            <text:p>25.325435447</text:p>
          </table:table-cell>
          <table:table-cell office:value-type="float" office:value="25.312830585" calcext:value-type="float">
            <text:p>25.312830585</text:p>
          </table:table-cell>
          <table:table-cell/>
          <table:table-cell office:value-type="float" office:value="0.093247808" calcext:value-type="float">
            <text:p>0.093247808</text:p>
          </table:table-cell>
          <table:table-cell office:value-type="float" office:value="0.061973" calcext:value-type="float">
            <text:p>0.061973</text:p>
          </table:table-cell>
          <table:table-cell office:value-type="float" office:value="0.086531777" calcext:value-type="float">
            <text:p>0.086531777</text:p>
          </table:table-cell>
          <table:table-cell office:value-type="float" office:value="0.073583383" calcext:value-type="float">
            <text:p>0.07358338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<text:s/>2019-11-18 20:09:11</text:p>
          </table:table-cell>
          <table:table-cell office:value-type="float" office:value="25.24625" calcext:value-type="float">
            <text:p>25.24625</text:p>
          </table:table-cell>
          <table:table-cell office:value-type="string" calcext:value-type="string">
            <text:p><text:s/></text:p>
          </table:table-cell>
          <table:table-cell office:value-type="float" office:value="0.578467319" calcext:value-type="float">
            <text:p>0.578467319</text:p>
          </table:table-cell>
          <table:table-cell office:value-type="float" office:value="0.423106006" calcext:value-type="float">
            <text:p>0.423106006</text:p>
          </table:table-cell>
          <table:table-cell office:value-type="float" office:value="0.547235673" calcext:value-type="float">
            <text:p>0.547235673</text:p>
          </table:table-cell>
          <table:table-cell office:value-type="float" office:value="0.482108054" calcext:value-type="float">
            <text:p>0.482108054</text:p>
          </table:table-cell>
          <table:table-cell/>
          <table:table-cell office:value-type="float" office:value="0.00472604" calcext:value-type="float">
            <text:p>0.00472604</text:p>
          </table:table-cell>
          <table:table-cell office:value-type="float" office:value="0.003456748" calcext:value-type="float">
            <text:p>0.003456748</text:p>
          </table:table-cell>
          <table:table-cell office:value-type="float" office:value="0.00447088" calcext:value-type="float">
            <text:p>0.00447088</text:p>
          </table:table-cell>
          <table:table-cell office:value-type="float" office:value="0.003938791" calcext:value-type="float">
            <text:p>0.003938791</text:p>
          </table:table-cell>
          <table:table-cell/>
          <table:table-cell office:value-type="float" office:value="0.003687437" calcext:value-type="float">
            <text:p>0.003687437</text:p>
          </table:table-cell>
          <table:table-cell office:value-type="float" office:value="0.002418146" calcext:value-type="float">
            <text:p>0.002418146</text:p>
          </table:table-cell>
          <table:table-cell office:value-type="float" office:value="0.003432277" calcext:value-type="float">
            <text:p>0.003432277</text:p>
          </table:table-cell>
          <table:table-cell office:value-type="float" office:value="0.002900189" calcext:value-type="float">
            <text:p>0.002900189</text:p>
          </table:table-cell>
          <table:table-cell/>
          <table:table-cell office:value-type="float" office:value="25.337238754" calcext:value-type="float">
            <text:p>25.337238754</text:p>
          </table:table-cell>
          <table:table-cell office:value-type="float" office:value="25.305920951" calcext:value-type="float">
            <text:p>25.305920951</text:p>
          </table:table-cell>
          <table:table-cell office:value-type="float" office:value="25.330943135" calcext:value-type="float">
            <text:p>25.330943135</text:p>
          </table:table-cell>
          <table:table-cell office:value-type="float" office:value="25.317814714" calcext:value-type="float">
            <text:p>25.317814714</text:p>
          </table:table-cell>
          <table:table-cell/>
          <table:table-cell office:value-type="float" office:value="0.093465404" calcext:value-type="float">
            <text:p>0.093465404</text:p>
          </table:table-cell>
          <table:table-cell office:value-type="float" office:value="0.061293894" calcext:value-type="float">
            <text:p>0.061293894</text:p>
          </table:table-cell>
          <table:table-cell office:value-type="float" office:value="0.086998201" calcext:value-type="float">
            <text:p>0.086998201</text:p>
          </table:table-cell>
          <table:table-cell office:value-type="float" office:value="0.073511919" calcext:value-type="float">
            <text:p>0.07351191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s/>2019-11-18 20:09:12</text:p>
          </table:table-cell>
          <table:table-cell office:value-type="float" office:value="25.23615" calcext:value-type="float">
            <text:p>25.23615</text:p>
          </table:table-cell>
          <table:table-cell office:value-type="string" calcext:value-type="string">
            <text:p><text:s/></text:p>
          </table:table-cell>
          <table:table-cell office:value-type="float" office:value="0.57825155" calcext:value-type="float">
            <text:p>0.57825155</text:p>
          </table:table-cell>
          <table:table-cell office:value-type="float" office:value="0.421156933" calcext:value-type="float">
            <text:p>0.421156933</text:p>
          </table:table-cell>
          <table:table-cell office:value-type="float" office:value="0.546745723" calcext:value-type="float">
            <text:p>0.546745723</text:p>
          </table:table-cell>
          <table:table-cell office:value-type="float" office:value="0.481839237" calcext:value-type="float">
            <text:p>0.481839237</text:p>
          </table:table-cell>
          <table:table-cell/>
          <table:table-cell office:value-type="float" office:value="0.004724277" calcext:value-type="float">
            <text:p>0.004724277</text:p>
          </table:table-cell>
          <table:table-cell office:value-type="float" office:value="0.003440825" calcext:value-type="float">
            <text:p>0.003440825</text:p>
          </table:table-cell>
          <table:table-cell office:value-type="float" office:value="0.004466877" calcext:value-type="float">
            <text:p>0.004466877</text:p>
          </table:table-cell>
          <table:table-cell office:value-type="float" office:value="0.003936595" calcext:value-type="float">
            <text:p>0.003936595</text:p>
          </table:table-cell>
          <table:table-cell/>
          <table:table-cell office:value-type="float" office:value="0.003685675" calcext:value-type="float">
            <text:p>0.003685675</text:p>
          </table:table-cell>
          <table:table-cell office:value-type="float" office:value="0.002402222" calcext:value-type="float">
            <text:p>0.002402222</text:p>
          </table:table-cell>
          <table:table-cell office:value-type="float" office:value="0.003428274" calcext:value-type="float">
            <text:p>0.003428274</text:p>
          </table:table-cell>
          <table:table-cell office:value-type="float" office:value="0.002897992" calcext:value-type="float">
            <text:p>0.002897992</text:p>
          </table:table-cell>
          <table:table-cell/>
          <table:table-cell office:value-type="float" office:value="25.327088041" calcext:value-type="float">
            <text:p>25.327088041</text:p>
          </table:table-cell>
          <table:table-cell office:value-type="float" office:value="25.295420546" calcext:value-type="float">
            <text:p>25.295420546</text:p>
          </table:table-cell>
          <table:table-cell office:value-type="float" office:value="25.320737096" calcext:value-type="float">
            <text:p>25.320737096</text:p>
          </table:table-cell>
          <table:table-cell office:value-type="float" office:value="25.307653131" calcext:value-type="float">
            <text:p>25.307653131</text:p>
          </table:table-cell>
          <table:table-cell/>
          <table:table-cell office:value-type="float" office:value="0.093420725" calcext:value-type="float">
            <text:p>0.093420725</text:p>
          </table:table-cell>
          <table:table-cell office:value-type="float" office:value="0.060890281" calcext:value-type="float">
            <text:p>0.060890281</text:p>
          </table:table-cell>
          <table:table-cell office:value-type="float" office:value="0.086896745" calcext:value-type="float">
            <text:p>0.086896745</text:p>
          </table:table-cell>
          <table:table-cell office:value-type="float" office:value="0.073456253" calcext:value-type="float">
            <text:p>0.0734562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s/>2019-11-18 20:09:14</text:p>
          </table:table-cell>
          <table:table-cell office:value-type="float" office:value="25.24625" calcext:value-type="float">
            <text:p>25.24625</text:p>
          </table:table-cell>
          <table:table-cell office:value-type="string" calcext:value-type="string">
            <text:p><text:s/></text:p>
          </table:table-cell>
          <table:table-cell office:value-type="float" office:value="0.578592489" calcext:value-type="float">
            <text:p>0.578592489</text:p>
          </table:table-cell>
          <table:table-cell office:value-type="float" office:value="0.422551086" calcext:value-type="float">
            <text:p>0.422551086</text:p>
          </table:table-cell>
          <table:table-cell office:value-type="float" office:value="0.547387665" calcext:value-type="float">
            <text:p>0.547387665</text:p>
          </table:table-cell>
          <table:table-cell office:value-type="float" office:value="0.48200017" calcext:value-type="float">
            <text:p>0.48200017</text:p>
          </table:table-cell>
          <table:table-cell/>
          <table:table-cell office:value-type="float" office:value="0.004727063" calcext:value-type="float">
            <text:p>0.004727063</text:p>
          </table:table-cell>
          <table:table-cell office:value-type="float" office:value="0.003452215" calcext:value-type="float">
            <text:p>0.003452215</text:p>
          </table:table-cell>
          <table:table-cell office:value-type="float" office:value="0.004472121" calcext:value-type="float">
            <text:p>0.004472121</text:p>
          </table:table-cell>
          <table:table-cell office:value-type="float" office:value="0.00393791" calcext:value-type="float">
            <text:p>0.00393791</text:p>
          </table:table-cell>
          <table:table-cell/>
          <table:table-cell office:value-type="float" office:value="0.00368846" calcext:value-type="float">
            <text:p>0.00368846</text:p>
          </table:table-cell>
          <table:table-cell office:value-type="float" office:value="0.002413612" calcext:value-type="float">
            <text:p>0.002413612</text:p>
          </table:table-cell>
          <table:table-cell office:value-type="float" office:value="0.003433519" calcext:value-type="float">
            <text:p>0.003433519</text:p>
          </table:table-cell>
          <table:table-cell office:value-type="float" office:value="0.002899307" calcext:value-type="float">
            <text:p>0.002899307</text:p>
          </table:table-cell>
          <table:table-cell/>
          <table:table-cell office:value-type="float" office:value="25.337263985" calcext:value-type="float">
            <text:p>25.337263985</text:p>
          </table:table-cell>
          <table:table-cell office:value-type="float" office:value="25.305809089" calcext:value-type="float">
            <text:p>25.305809089</text:p>
          </table:table-cell>
          <table:table-cell office:value-type="float" office:value="25.330973774" calcext:value-type="float">
            <text:p>25.330973774</text:p>
          </table:table-cell>
          <table:table-cell office:value-type="float" office:value="25.317792966" calcext:value-type="float">
            <text:p>25.317792966</text:p>
          </table:table-cell>
          <table:table-cell/>
          <table:table-cell office:value-type="float" office:value="0.093491323" calcext:value-type="float">
            <text:p>0.093491323</text:p>
          </table:table-cell>
          <table:table-cell office:value-type="float" office:value="0.061178981" calcext:value-type="float">
            <text:p>0.061178981</text:p>
          </table:table-cell>
          <table:table-cell office:value-type="float" office:value="0.087029674" calcext:value-type="float">
            <text:p>0.087029674</text:p>
          </table:table-cell>
          <table:table-cell office:value-type="float" office:value="0.073489579" calcext:value-type="float">
            <text:p>0.07348957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s/>2019-11-18 20:09:15</text:p>
          </table:table-cell>
          <table:table-cell office:value-type="float" office:value="25.25131" calcext:value-type="float">
            <text:p>25.25131</text:p>
          </table:table-cell>
          <table:table-cell office:value-type="string" calcext:value-type="string">
            <text:p><text:s/></text:p>
          </table:table-cell>
          <table:table-cell office:value-type="float" office:value="0.577821204" calcext:value-type="float">
            <text:p>0.577821204</text:p>
          </table:table-cell>
          <table:table-cell office:value-type="float" office:value="0.424490026" calcext:value-type="float">
            <text:p>0.424490026</text:p>
          </table:table-cell>
          <table:table-cell office:value-type="float" office:value="0.547339981" calcext:value-type="float">
            <text:p>0.547339981</text:p>
          </table:table-cell>
          <table:table-cell office:value-type="float" office:value="0.482298193" calcext:value-type="float">
            <text:p>0.482298193</text:p>
          </table:table-cell>
          <table:table-cell/>
          <table:table-cell office:value-type="float" office:value="0.004720761" calcext:value-type="float">
            <text:p>0.004720761</text:p>
          </table:table-cell>
          <table:table-cell office:value-type="float" office:value="0.003468056" calcext:value-type="float">
            <text:p>0.003468056</text:p>
          </table:table-cell>
          <table:table-cell office:value-type="float" office:value="0.004471732" calcext:value-type="float">
            <text:p>0.004471732</text:p>
          </table:table-cell>
          <table:table-cell office:value-type="float" office:value="0.003940345" calcext:value-type="float">
            <text:p>0.003940345</text:p>
          </table:table-cell>
          <table:table-cell/>
          <table:table-cell office:value-type="float" office:value="0.003682159" calcext:value-type="float">
            <text:p>0.003682159</text:p>
          </table:table-cell>
          <table:table-cell office:value-type="float" office:value="0.002429453" calcext:value-type="float">
            <text:p>0.002429453</text:p>
          </table:table-cell>
          <table:table-cell office:value-type="float" office:value="0.003433129" calcext:value-type="float">
            <text:p>0.003433129</text:p>
          </table:table-cell>
          <table:table-cell office:value-type="float" office:value="0.002901742" calcext:value-type="float">
            <text:p>0.002901742</text:p>
          </table:table-cell>
          <table:table-cell/>
          <table:table-cell office:value-type="float" office:value="25.342162122" calcext:value-type="float">
            <text:p>25.342162122</text:p>
          </table:table-cell>
          <table:table-cell office:value-type="float" office:value="25.311253696" calcext:value-type="float">
            <text:p>25.311253696</text:p>
          </table:table-cell>
          <table:table-cell office:value-type="float" office:value="25.336017799" calcext:value-type="float">
            <text:p>25.336017799</text:p>
          </table:table-cell>
          <table:table-cell office:value-type="float" office:value="25.322906739" calcext:value-type="float">
            <text:p>25.322906739</text:p>
          </table:table-cell>
          <table:table-cell/>
          <table:table-cell office:value-type="float" office:value="0.093331613" calcext:value-type="float">
            <text:p>0.093331613</text:p>
          </table:table-cell>
          <table:table-cell office:value-type="float" office:value="0.061580496" calcext:value-type="float">
            <text:p>0.061580496</text:p>
          </table:table-cell>
          <table:table-cell office:value-type="float" office:value="0.0870198" calcext:value-type="float">
            <text:p>0.0870198</text:p>
          </table:table-cell>
          <table:table-cell office:value-type="float" office:value="0.073551292" calcext:value-type="float">
            <text:p>0.07355129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s/>2019-11-18 20:09:16</text:p>
          </table:table-cell>
          <table:table-cell office:value-type="float" office:value="25.2412" calcext:value-type="float">
            <text:p>25.2412</text:p>
          </table:table-cell>
          <table:table-cell office:value-type="string" calcext:value-type="string">
            <text:p><text:s/></text:p>
          </table:table-cell>
          <table:table-cell office:value-type="float" office:value="0.580774019" calcext:value-type="float">
            <text:p>0.580774019</text:p>
          </table:table-cell>
          <table:table-cell office:value-type="float" office:value="0.417653372" calcext:value-type="float">
            <text:p>0.417653372</text:p>
          </table:table-cell>
          <table:table-cell office:value-type="float" office:value="0.566333004" calcext:value-type="float">
            <text:p>0.566333004</text:p>
          </table:table-cell>
          <table:table-cell office:value-type="float" office:value="0.482806621" calcext:value-type="float">
            <text:p>0.482806621</text:p>
          </table:table-cell>
          <table:table-cell/>
          <table:table-cell office:value-type="float" office:value="0.004744886" calcext:value-type="float">
            <text:p>0.004744886</text:p>
          </table:table-cell>
          <table:table-cell office:value-type="float" office:value="0.003412201" calcext:value-type="float">
            <text:p>0.003412201</text:p>
          </table:table-cell>
          <table:table-cell office:value-type="float" office:value="0.004626904" calcext:value-type="float">
            <text:p>0.004626904</text:p>
          </table:table-cell>
          <table:table-cell office:value-type="float" office:value="0.003944499" calcext:value-type="float">
            <text:p>0.003944499</text:p>
          </table:table-cell>
          <table:table-cell/>
          <table:table-cell office:value-type="float" office:value="0.003706283" calcext:value-type="float">
            <text:p>0.003706283</text:p>
          </table:table-cell>
          <table:table-cell office:value-type="float" office:value="0.002373598" calcext:value-type="float">
            <text:p>0.002373598</text:p>
          </table:table-cell>
          <table:table-cell office:value-type="float" office:value="0.003588301" calcext:value-type="float">
            <text:p>0.003588301</text:p>
          </table:table-cell>
          <table:table-cell office:value-type="float" office:value="0.002905896" calcext:value-type="float">
            <text:p>0.002905896</text:p>
          </table:table-cell>
          <table:table-cell/>
          <table:table-cell office:value-type="float" office:value="25.332650126" calcext:value-type="float">
            <text:p>25.332650126</text:p>
          </table:table-cell>
          <table:table-cell office:value-type="float" office:value="25.299768035" calcext:value-type="float">
            <text:p>25.299768035</text:p>
          </table:table-cell>
          <table:table-cell office:value-type="float" office:value="25.329739125" calcext:value-type="float">
            <text:p>25.329739125</text:p>
          </table:table-cell>
          <table:table-cell office:value-type="float" office:value="25.312901835" calcext:value-type="float">
            <text:p>25.312901835</text:p>
          </table:table-cell>
          <table:table-cell/>
          <table:table-cell office:value-type="float" office:value="0.093943056" calcext:value-type="float">
            <text:p>0.093943056</text:p>
          </table:table-cell>
          <table:table-cell office:value-type="float" office:value="0.060164764" calcext:value-type="float">
            <text:p>0.060164764</text:p>
          </table:table-cell>
          <table:table-cell office:value-type="float" office:value="0.090952732" calcext:value-type="float">
            <text:p>0.090952732</text:p>
          </table:table-cell>
          <table:table-cell office:value-type="float" office:value="0.073656576" calcext:value-type="float">
            <text:p>0.07365657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s/>2019-11-18 20:09:18</text:p>
          </table:table-cell>
          <table:table-cell office:value-type="float" office:value="25.2412" calcext:value-type="float">
            <text:p>25.2412</text:p>
          </table:table-cell>
          <table:table-cell office:value-type="string" calcext:value-type="string">
            <text:p><text:s/></text:p>
          </table:table-cell>
          <table:table-cell office:value-type="float" office:value="0.577244827" calcext:value-type="float">
            <text:p>0.577244827</text:p>
          </table:table-cell>
          <table:table-cell office:value-type="float" office:value="0.426019481" calcext:value-type="float">
            <text:p>0.426019481</text:p>
          </table:table-cell>
          <table:table-cell office:value-type="float" office:value="0.545728868" calcext:value-type="float">
            <text:p>0.545728868</text:p>
          </table:table-cell>
          <table:table-cell office:value-type="float" office:value="0.482100902" calcext:value-type="float">
            <text:p>0.482100902</text:p>
          </table:table-cell>
          <table:table-cell/>
          <table:table-cell office:value-type="float" office:value="0.004716053" calcext:value-type="float">
            <text:p>0.004716053</text:p>
          </table:table-cell>
          <table:table-cell office:value-type="float" office:value="0.003480551" calcext:value-type="float">
            <text:p>0.003480551</text:p>
          </table:table-cell>
          <table:table-cell office:value-type="float" office:value="0.004458569" calcext:value-type="float">
            <text:p>0.004458569</text:p>
          </table:table-cell>
          <table:table-cell office:value-type="float" office:value="0.003938733" calcext:value-type="float">
            <text:p>0.003938733</text:p>
          </table:table-cell>
          <table:table-cell/>
          <table:table-cell office:value-type="float" office:value="0.00367745" calcext:value-type="float">
            <text:p>0.00367745</text:p>
          </table:table-cell>
          <table:table-cell office:value-type="float" office:value="0.002441949" calcext:value-type="float">
            <text:p>0.002441949</text:p>
          </table:table-cell>
          <table:table-cell office:value-type="float" office:value="0.003419966" calcext:value-type="float">
            <text:p>0.003419966</text:p>
          </table:table-cell>
          <table:table-cell office:value-type="float" office:value="0.00290013" calcext:value-type="float">
            <text:p>0.00290013</text:p>
          </table:table-cell>
          <table:table-cell/>
          <table:table-cell office:value-type="float" office:value="25.331938717" calcext:value-type="float">
            <text:p>25.331938717</text:p>
          </table:table-cell>
          <table:table-cell office:value-type="float" office:value="25.301454511" calcext:value-type="float">
            <text:p>25.301454511</text:p>
          </table:table-cell>
          <table:table-cell office:value-type="float" office:value="25.325585756" calcext:value-type="float">
            <text:p>25.325585756</text:p>
          </table:table-cell>
          <table:table-cell office:value-type="float" office:value="25.312759575" calcext:value-type="float">
            <text:p>25.312759575</text:p>
          </table:table-cell>
          <table:table-cell/>
          <table:table-cell office:value-type="float" office:value="0.093212261" calcext:value-type="float">
            <text:p>0.093212261</text:p>
          </table:table-cell>
          <table:table-cell office:value-type="float" office:value="0.061897215" calcext:value-type="float">
            <text:p>0.061897215</text:p>
          </table:table-cell>
          <table:table-cell office:value-type="float" office:value="0.086686182" calcext:value-type="float">
            <text:p>0.086686182</text:p>
          </table:table-cell>
          <table:table-cell office:value-type="float" office:value="0.073510438" calcext:value-type="float">
            <text:p>0.07351043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s/>2019-11-18 20:09:19</text:p>
          </table:table-cell>
          <table:table-cell office:value-type="float" office:value="25.25131" calcext:value-type="float">
            <text:p>25.25131</text:p>
          </table:table-cell>
          <table:table-cell office:value-type="string" calcext:value-type="string">
            <text:p><text:s/></text:p>
          </table:table-cell>
          <table:table-cell office:value-type="float" office:value="0.577445695" calcext:value-type="float">
            <text:p>0.577445695</text:p>
          </table:table-cell>
          <table:table-cell office:value-type="float" office:value="0.42669659" calcext:value-type="float">
            <text:p>0.42669659</text:p>
          </table:table-cell>
          <table:table-cell office:value-type="float" office:value="0.544614261" calcext:value-type="float">
            <text:p>0.544614261</text:p>
          </table:table-cell>
          <table:table-cell office:value-type="float" office:value="0.482314883" calcext:value-type="float">
            <text:p>0.482314883</text:p>
          </table:table-cell>
          <table:table-cell/>
          <table:table-cell office:value-type="float" office:value="0.004717694" calcext:value-type="float">
            <text:p>0.004717694</text:p>
          </table:table-cell>
          <table:table-cell office:value-type="float" office:value="0.003486083" calcext:value-type="float">
            <text:p>0.003486083</text:p>
          </table:table-cell>
          <table:table-cell office:value-type="float" office:value="0.004449463" calcext:value-type="float">
            <text:p>0.004449463</text:p>
          </table:table-cell>
          <table:table-cell office:value-type="float" office:value="0.003940481" calcext:value-type="float">
            <text:p>0.003940481</text:p>
          </table:table-cell>
          <table:table-cell/>
          <table:table-cell office:value-type="float" office:value="0.003679091" calcext:value-type="float">
            <text:p>0.003679091</text:p>
          </table:table-cell>
          <table:table-cell office:value-type="float" office:value="0.002447481" calcext:value-type="float">
            <text:p>0.002447481</text:p>
          </table:table-cell>
          <table:table-cell office:value-type="float" office:value="0.00341086" calcext:value-type="float">
            <text:p>0.00341086</text:p>
          </table:table-cell>
          <table:table-cell office:value-type="float" office:value="0.002901878" calcext:value-type="float">
            <text:p>0.002901878</text:p>
          </table:table-cell>
          <table:table-cell/>
          <table:table-cell office:value-type="float" office:value="25.342086428" calcext:value-type="float">
            <text:p>25.342086428</text:p>
          </table:table-cell>
          <table:table-cell office:value-type="float" office:value="25.3116985" calcext:value-type="float">
            <text:p>25.3116985</text:p>
          </table:table-cell>
          <table:table-cell office:value-type="float" office:value="25.335468354" calcext:value-type="float">
            <text:p>25.335468354</text:p>
          </table:table-cell>
          <table:table-cell office:value-type="float" office:value="25.322910103" calcext:value-type="float">
            <text:p>25.322910103</text:p>
          </table:table-cell>
          <table:table-cell/>
          <table:table-cell office:value-type="float" office:value="0.093253855" calcext:value-type="float">
            <text:p>0.093253855</text:p>
          </table:table-cell>
          <table:table-cell office:value-type="float" office:value="0.06203743" calcext:value-type="float">
            <text:p>0.06203743</text:p>
          </table:table-cell>
          <table:table-cell office:value-type="float" office:value="0.086455377" calcext:value-type="float">
            <text:p>0.086455377</text:p>
          </table:table-cell>
          <table:table-cell office:value-type="float" office:value="0.073554748" calcext:value-type="float">
            <text:p>0.07355474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s/>2019-11-18 20:09:20</text:p>
          </table:table-cell>
          <table:table-cell office:value-type="float" office:value="25.25131" calcext:value-type="float">
            <text:p>25.25131</text:p>
          </table:table-cell>
          <table:table-cell office:value-type="string" calcext:value-type="string">
            <text:p><text:s/></text:p>
          </table:table-cell>
          <table:table-cell office:value-type="float" office:value="0.577712128" calcext:value-type="float">
            <text:p>0.577712128</text:p>
          </table:table-cell>
          <table:table-cell office:value-type="float" office:value="0.425974777" calcext:value-type="float">
            <text:p>0.425974777</text:p>
          </table:table-cell>
          <table:table-cell office:value-type="float" office:value="0.545283025" calcext:value-type="float">
            <text:p>0.545283025</text:p>
          </table:table-cell>
          <table:table-cell office:value-type="float" office:value="0.482090173" calcext:value-type="float">
            <text:p>0.482090173</text:p>
          </table:table-cell>
          <table:table-cell/>
          <table:table-cell office:value-type="float" office:value="0.00471987" calcext:value-type="float">
            <text:p>0.00471987</text:p>
          </table:table-cell>
          <table:table-cell office:value-type="float" office:value="0.003480186" calcext:value-type="float">
            <text:p>0.003480186</text:p>
          </table:table-cell>
          <table:table-cell office:value-type="float" office:value="0.004454927" calcext:value-type="float">
            <text:p>0.004454927</text:p>
          </table:table-cell>
          <table:table-cell office:value-type="float" office:value="0.003938645" calcext:value-type="float">
            <text:p>0.003938645</text:p>
          </table:table-cell>
          <table:table-cell/>
          <table:table-cell office:value-type="float" office:value="0.003681268" calcext:value-type="float">
            <text:p>0.003681268</text:p>
          </table:table-cell>
          <table:table-cell office:value-type="float" office:value="0.002441583" calcext:value-type="float">
            <text:p>0.002441583</text:p>
          </table:table-cell>
          <table:table-cell office:value-type="float" office:value="0.003416324" calcext:value-type="float">
            <text:p>0.003416324</text:p>
          </table:table-cell>
          <table:table-cell office:value-type="float" office:value="0.002900042" calcext:value-type="float">
            <text:p>0.002900042</text:p>
          </table:table-cell>
          <table:table-cell/>
          <table:table-cell office:value-type="float" office:value="25.342140134" calcext:value-type="float">
            <text:p>25.342140134</text:p>
          </table:table-cell>
          <table:table-cell office:value-type="float" office:value="25.311552996" calcext:value-type="float">
            <text:p>25.311552996</text:p>
          </table:table-cell>
          <table:table-cell office:value-type="float" office:value="25.335603162" calcext:value-type="float">
            <text:p>25.335603162</text:p>
          </table:table-cell>
          <table:table-cell office:value-type="float" office:value="25.322864806" calcext:value-type="float">
            <text:p>25.322864806</text:p>
          </table:table-cell>
          <table:table-cell/>
          <table:table-cell office:value-type="float" office:value="0.093309026" calcext:value-type="float">
            <text:p>0.093309026</text:p>
          </table:table-cell>
          <table:table-cell office:value-type="float" office:value="0.061887957" calcext:value-type="float">
            <text:p>0.061887957</text:p>
          </table:table-cell>
          <table:table-cell office:value-type="float" office:value="0.08659386" calcext:value-type="float">
            <text:p>0.08659386</text:p>
          </table:table-cell>
          <table:table-cell office:value-type="float" office:value="0.073508216" calcext:value-type="float">
            <text:p>0.07350821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2019-11-18 20:09:21</text:p>
          </table:table-cell>
          <table:table-cell office:value-type="float" office:value="25.24625" calcext:value-type="float">
            <text:p>25.24625</text:p>
          </table:table-cell>
          <table:table-cell office:value-type="string" calcext:value-type="string">
            <text:p><text:s/></text:p>
          </table:table-cell>
          <table:table-cell office:value-type="float" office:value="0.579173038" calcext:value-type="float">
            <text:p>0.579173038</text:p>
          </table:table-cell>
          <table:table-cell office:value-type="float" office:value="0.424134782" calcext:value-type="float">
            <text:p>0.424134782</text:p>
          </table:table-cell>
          <table:table-cell office:value-type="float" office:value="0.546426838" calcext:value-type="float">
            <text:p>0.546426838</text:p>
          </table:table-cell>
          <table:table-cell office:value-type="float" office:value="0.482391177" calcext:value-type="float">
            <text:p>0.482391177</text:p>
          </table:table-cell>
          <table:table-cell/>
          <table:table-cell office:value-type="float" office:value="0.004731806" calcext:value-type="float">
            <text:p>0.004731806</text:p>
          </table:table-cell>
          <table:table-cell office:value-type="float" office:value="0.003465153" calcext:value-type="float">
            <text:p>0.003465153</text:p>
          </table:table-cell>
          <table:table-cell office:value-type="float" office:value="0.004464272" calcext:value-type="float">
            <text:p>0.004464272</text:p>
          </table:table-cell>
          <table:table-cell office:value-type="float" office:value="0.003941104" calcext:value-type="float">
            <text:p>0.003941104</text:p>
          </table:table-cell>
          <table:table-cell/>
          <table:table-cell office:value-type="float" office:value="0.003693203" calcext:value-type="float">
            <text:p>0.003693203</text:p>
          </table:table-cell>
          <table:table-cell office:value-type="float" office:value="0.002426551" calcext:value-type="float">
            <text:p>0.002426551</text:p>
          </table:table-cell>
          <table:table-cell office:value-type="float" office:value="0.003425669" calcext:value-type="float">
            <text:p>0.003425669</text:p>
          </table:table-cell>
          <table:table-cell office:value-type="float" office:value="0.002902502" calcext:value-type="float">
            <text:p>0.002902502</text:p>
          </table:table-cell>
          <table:table-cell/>
          <table:table-cell office:value-type="float" office:value="25.337381011" calcext:value-type="float">
            <text:p>25.337381011</text:p>
          </table:table-cell>
          <table:table-cell office:value-type="float" office:value="25.306128335" calcext:value-type="float">
            <text:p>25.306128335</text:p>
          </table:table-cell>
          <table:table-cell office:value-type="float" office:value="25.330780091" calcext:value-type="float">
            <text:p>25.330780091</text:p>
          </table:table-cell>
          <table:table-cell office:value-type="float" office:value="25.317871786" calcext:value-type="float">
            <text:p>25.317871786</text:p>
          </table:table-cell>
          <table:table-cell/>
          <table:table-cell office:value-type="float" office:value="0.093611539" calcext:value-type="float">
            <text:p>0.093611539</text:p>
          </table:table-cell>
          <table:table-cell office:value-type="float" office:value="0.061506932" calcext:value-type="float">
            <text:p>0.061506932</text:p>
          </table:table-cell>
          <table:table-cell office:value-type="float" office:value="0.086830713" calcext:value-type="float">
            <text:p>0.086830713</text:p>
          </table:table-cell>
          <table:table-cell office:value-type="float" office:value="0.073570547" calcext:value-type="float">
            <text:p>0.07357054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s/>2019-11-18 20:09:23</text:p>
          </table:table-cell>
          <table:table-cell office:value-type="float" office:value="25.25636" calcext:value-type="float">
            <text:p>25.25636</text:p>
          </table:table-cell>
          <table:table-cell office:value-type="string" calcext:value-type="string">
            <text:p><text:s/></text:p>
          </table:table-cell>
          <table:table-cell office:value-type="float" office:value="0.582102011" calcext:value-type="float">
            <text:p>0.582102011</text:p>
          </table:table-cell>
          <table:table-cell office:value-type="float" office:value="0.417010238" calcext:value-type="float">
            <text:p>0.417010238</text:p>
          </table:table-cell>
          <table:table-cell office:value-type="float" office:value="0.568109818" calcext:value-type="float">
            <text:p>0.568109818</text:p>
          </table:table-cell>
          <table:table-cell office:value-type="float" office:value="0.482879935" calcext:value-type="float">
            <text:p>0.482879935</text:p>
          </table:table-cell>
          <table:table-cell/>
          <table:table-cell office:value-type="float" office:value="0.004755735" calcext:value-type="float">
            <text:p>0.004755735</text:p>
          </table:table-cell>
          <table:table-cell office:value-type="float" office:value="0.003406946" calcext:value-type="float">
            <text:p>0.003406946</text:p>
          </table:table-cell>
          <table:table-cell office:value-type="float" office:value="0.00464142" calcext:value-type="float">
            <text:p>0.00464142</text:p>
          </table:table-cell>
          <table:table-cell office:value-type="float" office:value="0.003945098" calcext:value-type="float">
            <text:p>0.003945098</text:p>
          </table:table-cell>
          <table:table-cell/>
          <table:table-cell office:value-type="float" office:value="0.003717133" calcext:value-type="float">
            <text:p>0.003717133</text:p>
          </table:table-cell>
          <table:table-cell office:value-type="float" office:value="0.002368344" calcext:value-type="float">
            <text:p>0.002368344</text:p>
          </table:table-cell>
          <table:table-cell office:value-type="float" office:value="0.003602817" calcext:value-type="float">
            <text:p>0.003602817</text:p>
          </table:table-cell>
          <table:table-cell office:value-type="float" office:value="0.002906495" calcext:value-type="float">
            <text:p>0.002906495</text:p>
          </table:table-cell>
          <table:table-cell/>
          <table:table-cell office:value-type="float" office:value="25.348078639" calcext:value-type="float">
            <text:p>25.348078639</text:p>
          </table:table-cell>
          <table:table-cell office:value-type="float" office:value="25.314799659" calcext:value-type="float">
            <text:p>25.314799659</text:p>
          </table:table-cell>
          <table:table-cell office:value-type="float" office:value="25.34525815" calcext:value-type="float">
            <text:p>25.34525815</text:p>
          </table:table-cell>
          <table:table-cell office:value-type="float" office:value="25.328077703" calcext:value-type="float">
            <text:p>25.328077703</text:p>
          </table:table-cell>
          <table:table-cell/>
          <table:table-cell office:value-type="float" office:value="0.094218044" calcext:value-type="float">
            <text:p>0.094218044</text:p>
          </table:table-cell>
          <table:table-cell office:value-type="float" office:value="0.060031584" calcext:value-type="float">
            <text:p>0.060031584</text:p>
          </table:table-cell>
          <table:table-cell office:value-type="float" office:value="0.09132066" calcext:value-type="float">
            <text:p>0.09132066</text:p>
          </table:table-cell>
          <table:table-cell office:value-type="float" office:value="0.073671757" calcext:value-type="float">
            <text:p>0.07367175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s/>2019-11-18 20:09:24</text:p>
          </table:table-cell>
          <table:table-cell office:value-type="float" office:value="25.25131" calcext:value-type="float">
            <text:p>25.25131</text:p>
          </table:table-cell>
          <table:table-cell office:value-type="string" calcext:value-type="string">
            <text:p><text:s/></text:p>
          </table:table-cell>
          <table:table-cell office:value-type="float" office:value="0.579320261" calcext:value-type="float">
            <text:p>0.579320261</text:p>
          </table:table-cell>
          <table:table-cell office:value-type="float" office:value="0.423087528" calcext:value-type="float">
            <text:p>0.423087528</text:p>
          </table:table-cell>
          <table:table-cell office:value-type="float" office:value="0.547021693" calcext:value-type="float">
            <text:p>0.547021693</text:p>
          </table:table-cell>
          <table:table-cell office:value-type="float" office:value="0.482015071" calcext:value-type="float">
            <text:p>0.482015071</text:p>
          </table:table-cell>
          <table:table-cell/>
          <table:table-cell office:value-type="float" office:value="0.004733009" calcext:value-type="float">
            <text:p>0.004733009</text:p>
          </table:table-cell>
          <table:table-cell office:value-type="float" office:value="0.003456597" calcext:value-type="float">
            <text:p>0.003456597</text:p>
          </table:table-cell>
          <table:table-cell office:value-type="float" office:value="0.004469131" calcext:value-type="float">
            <text:p>0.004469131</text:p>
          </table:table-cell>
          <table:table-cell office:value-type="float" office:value="0.003938032" calcext:value-type="float">
            <text:p>0.003938032</text:p>
          </table:table-cell>
          <table:table-cell/>
          <table:table-cell office:value-type="float" office:value="0.003694406" calcext:value-type="float">
            <text:p>0.003694406</text:p>
          </table:table-cell>
          <table:table-cell office:value-type="float" office:value="0.002417995" calcext:value-type="float">
            <text:p>0.002417995</text:p>
          </table:table-cell>
          <table:table-cell office:value-type="float" office:value="0.003430529" calcext:value-type="float">
            <text:p>0.003430529</text:p>
          </table:table-cell>
          <table:table-cell office:value-type="float" office:value="0.002899429" calcext:value-type="float">
            <text:p>0.002899429</text:p>
          </table:table-cell>
          <table:table-cell/>
          <table:table-cell office:value-type="float" office:value="25.342464297" calcext:value-type="float">
            <text:p>25.342464297</text:p>
          </table:table-cell>
          <table:table-cell office:value-type="float" office:value="25.310970977" calcext:value-type="float">
            <text:p>25.310970977</text:p>
          </table:table-cell>
          <table:table-cell office:value-type="float" office:value="25.335953639" calcext:value-type="float">
            <text:p>25.335953639</text:p>
          </table:table-cell>
          <table:table-cell office:value-type="float" office:value="25.322849667" calcext:value-type="float">
            <text:p>25.322849667</text:p>
          </table:table-cell>
          <table:table-cell/>
          <table:table-cell office:value-type="float" office:value="0.093642024" calcext:value-type="float">
            <text:p>0.093642024</text:p>
          </table:table-cell>
          <table:table-cell office:value-type="float" office:value="0.061290067" calcext:value-type="float">
            <text:p>0.061290067</text:p>
          </table:table-cell>
          <table:table-cell office:value-type="float" office:value="0.086953891" calcext:value-type="float">
            <text:p>0.086953891</text:p>
          </table:table-cell>
          <table:table-cell office:value-type="float" office:value="0.073492664" calcext:value-type="float">
            <text:p>0.07349266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s/>2019-11-18 20:09:25</text:p>
          </table:table-cell>
          <table:table-cell office:value-type="float" office:value="25.25636" calcext:value-type="float">
            <text:p>25.25636</text:p>
          </table:table-cell>
          <table:table-cell office:value-type="string" calcext:value-type="string">
            <text:p><text:s/></text:p>
          </table:table-cell>
          <table:table-cell office:value-type="float" office:value="0.579191515" calcext:value-type="float">
            <text:p>0.579191515</text:p>
          </table:table-cell>
          <table:table-cell office:value-type="float" office:value="0.424789241" calcext:value-type="float">
            <text:p>0.424789241</text:p>
          </table:table-cell>
          <table:table-cell office:value-type="float" office:value="0.54652459" calcext:value-type="float">
            <text:p>0.54652459</text:p>
          </table:table-cell>
          <table:table-cell office:value-type="float" office:value="0.482476411" calcext:value-type="float">
            <text:p>0.482476411</text:p>
          </table:table-cell>
          <table:table-cell/>
          <table:table-cell office:value-type="float" office:value="0.004731957" calcext:value-type="float">
            <text:p>0.004731957</text:p>
          </table:table-cell>
          <table:table-cell office:value-type="float" office:value="0.0034705" calcext:value-type="float">
            <text:p>0.0034705</text:p>
          </table:table-cell>
          <table:table-cell office:value-type="float" office:value="0.00446507" calcext:value-type="float">
            <text:p>0.00446507</text:p>
          </table:table-cell>
          <table:table-cell office:value-type="float" office:value="0.003941801" calcext:value-type="float">
            <text:p>0.003941801</text:p>
          </table:table-cell>
          <table:table-cell/>
          <table:table-cell office:value-type="float" office:value="0.003693354" calcext:value-type="float">
            <text:p>0.003693354</text:p>
          </table:table-cell>
          <table:table-cell office:value-type="float" office:value="0.002431898" calcext:value-type="float">
            <text:p>0.002431898</text:p>
          </table:table-cell>
          <table:table-cell office:value-type="float" office:value="0.003426467" calcext:value-type="float">
            <text:p>0.003426467</text:p>
          </table:table-cell>
          <table:table-cell office:value-type="float" office:value="0.002903198" calcext:value-type="float">
            <text:p>0.002903198</text:p>
          </table:table-cell>
          <table:table-cell/>
          <table:table-cell office:value-type="float" office:value="25.347491954" calcext:value-type="float">
            <text:p>25.347491954</text:p>
          </table:table-cell>
          <table:table-cell office:value-type="float" office:value="25.316367762" calcext:value-type="float">
            <text:p>25.316367762</text:p>
          </table:table-cell>
          <table:table-cell office:value-type="float" office:value="25.340907073" calcext:value-type="float">
            <text:p>25.340907073</text:p>
          </table:table-cell>
          <table:table-cell office:value-type="float" office:value="25.327996361" calcext:value-type="float">
            <text:p>25.327996361</text:p>
          </table:table-cell>
          <table:table-cell/>
          <table:table-cell office:value-type="float" office:value="0.093615365" calcext:value-type="float">
            <text:p>0.093615365</text:p>
          </table:table-cell>
          <table:table-cell office:value-type="float" office:value="0.061642457" calcext:value-type="float">
            <text:p>0.061642457</text:p>
          </table:table-cell>
          <table:table-cell office:value-type="float" office:value="0.086850955" calcext:value-type="float">
            <text:p>0.086850955</text:p>
          </table:table-cell>
          <table:table-cell office:value-type="float" office:value="0.073588197" calcext:value-type="float">
            <text:p>0.07358819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/>2019-11-18 20:09:26</text:p>
          </table:table-cell>
          <table:table-cell office:value-type="float" office:value="25.27152" calcext:value-type="float">
            <text:p>25.27152</text:p>
          </table:table-cell>
          <table:table-cell office:value-type="string" calcext:value-type="string">
            <text:p><text:s/></text:p>
          </table:table-cell>
          <table:table-cell office:value-type="float" office:value="0.579636166" calcext:value-type="float">
            <text:p>0.579636166</text:p>
          </table:table-cell>
          <table:table-cell office:value-type="float" office:value="0.421706488" calcext:value-type="float">
            <text:p>0.421706488</text:p>
          </table:table-cell>
          <table:table-cell office:value-type="float" office:value="0.554897851" calcext:value-type="float">
            <text:p>0.554897851</text:p>
          </table:table-cell>
          <table:table-cell office:value-type="float" office:value="0.482686816" calcext:value-type="float">
            <text:p>0.482686816</text:p>
          </table:table-cell>
          <table:table-cell/>
          <table:table-cell office:value-type="float" office:value="0.00473559" calcext:value-type="float">
            <text:p>0.00473559</text:p>
          </table:table-cell>
          <table:table-cell office:value-type="float" office:value="0.003445314" calcext:value-type="float">
            <text:p>0.003445314</text:p>
          </table:table-cell>
          <table:table-cell office:value-type="float" office:value="0.004533479" calcext:value-type="float">
            <text:p>0.004533479</text:p>
          </table:table-cell>
          <table:table-cell office:value-type="float" office:value="0.00394352" calcext:value-type="float">
            <text:p>0.00394352</text:p>
          </table:table-cell>
          <table:table-cell/>
          <table:table-cell office:value-type="float" office:value="0.003696987" calcext:value-type="float">
            <text:p>0.003696987</text:p>
          </table:table-cell>
          <table:table-cell office:value-type="float" office:value="0.002406712" calcext:value-type="float">
            <text:p>0.002406712</text:p>
          </table:table-cell>
          <table:table-cell office:value-type="float" office:value="0.003494876" calcext:value-type="float">
            <text:p>0.003494876</text:p>
          </table:table-cell>
          <table:table-cell office:value-type="float" office:value="0.002904917" calcext:value-type="float">
            <text:p>0.002904917</text:p>
          </table:table-cell>
          <table:table-cell/>
          <table:table-cell office:value-type="float" office:value="25.362742413" calcext:value-type="float">
            <text:p>25.362742413</text:p>
          </table:table-cell>
          <table:table-cell office:value-type="float" office:value="25.330907596" calcext:value-type="float">
            <text:p>25.330907596</text:p>
          </table:table-cell>
          <table:table-cell office:value-type="float" office:value="25.357755825" calcext:value-type="float">
            <text:p>25.357755825</text:p>
          </table:table-cell>
          <table:table-cell office:value-type="float" office:value="25.343199868" calcext:value-type="float">
            <text:p>25.343199868</text:p>
          </table:table-cell>
          <table:table-cell/>
          <table:table-cell office:value-type="float" office:value="0.093707439" calcext:value-type="float">
            <text:p>0.093707439</text:p>
          </table:table-cell>
          <table:table-cell office:value-type="float" office:value="0.061004082" calcext:value-type="float">
            <text:p>0.061004082</text:p>
          </table:table-cell>
          <table:table-cell office:value-type="float" office:value="0.088584829" calcext:value-type="float">
            <text:p>0.088584829</text:p>
          </table:table-cell>
          <table:table-cell office:value-type="float" office:value="0.073631767" calcext:value-type="float">
            <text:p>0.07363176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<text:s/>2019-11-18 20:09:28</text:p>
          </table:table-cell>
          <table:table-cell office:value-type="float" office:value="25.26647" calcext:value-type="float">
            <text:p>25.26647</text:p>
          </table:table-cell>
          <table:table-cell office:value-type="string" calcext:value-type="string">
            <text:p><text:s/></text:p>
          </table:table-cell>
          <table:table-cell office:value-type="float" office:value="0.582163403" calcext:value-type="float">
            <text:p>0.582163403</text:p>
          </table:table-cell>
          <table:table-cell office:value-type="float" office:value="0.417130639" calcext:value-type="float">
            <text:p>0.417130639</text:p>
          </table:table-cell>
          <table:table-cell office:value-type="float" office:value="0.569630929" calcext:value-type="float">
            <text:p>0.569630929</text:p>
          </table:table-cell>
          <table:table-cell office:value-type="float" office:value="0.482990799" calcext:value-type="float">
            <text:p>0.482990799</text:p>
          </table:table-cell>
          <table:table-cell/>
          <table:table-cell office:value-type="float" office:value="0.004756237" calcext:value-type="float">
            <text:p>0.004756237</text:p>
          </table:table-cell>
          <table:table-cell office:value-type="float" office:value="0.00340793" calcext:value-type="float">
            <text:p>0.00340793</text:p>
          </table:table-cell>
          <table:table-cell office:value-type="float" office:value="0.004653847" calcext:value-type="float">
            <text:p>0.004653847</text:p>
          </table:table-cell>
          <table:table-cell office:value-type="float" office:value="0.003946003" calcext:value-type="float">
            <text:p>0.003946003</text:p>
          </table:table-cell>
          <table:table-cell/>
          <table:table-cell office:value-type="float" office:value="0.003717634" calcext:value-type="float">
            <text:p>0.003717634</text:p>
          </table:table-cell>
          <table:table-cell office:value-type="float" office:value="0.002369327" calcext:value-type="float">
            <text:p>0.002369327</text:p>
          </table:table-cell>
          <table:table-cell office:value-type="float" office:value="0.003615245" calcext:value-type="float">
            <text:p>0.003615245</text:p>
          </table:table-cell>
          <table:table-cell office:value-type="float" office:value="0.002907401" calcext:value-type="float">
            <text:p>0.002907401</text:p>
          </table:table-cell>
          <table:table-cell/>
          <table:table-cell office:value-type="float" office:value="25.358198228" calcext:value-type="float">
            <text:p>25.358198228</text:p>
          </table:table-cell>
          <table:table-cell office:value-type="float" office:value="25.324931444" calcext:value-type="float">
            <text:p>25.324931444</text:p>
          </table:table-cell>
          <table:table-cell office:value-type="float" office:value="25.355672006" calcext:value-type="float">
            <text:p>25.355672006</text:p>
          </table:table-cell>
          <table:table-cell office:value-type="float" office:value="25.338207446" calcext:value-type="float">
            <text:p>25.338207446</text:p>
          </table:table-cell>
          <table:table-cell/>
          <table:table-cell office:value-type="float" office:value="0.094230757" calcext:value-type="float">
            <text:p>0.094230757</text:p>
          </table:table-cell>
          <table:table-cell office:value-type="float" office:value="0.060056516" calcext:value-type="float">
            <text:p>0.060056516</text:p>
          </table:table-cell>
          <table:table-cell office:value-type="float" office:value="0.09163564" calcext:value-type="float">
            <text:p>0.09163564</text:p>
          </table:table-cell>
          <table:table-cell office:value-type="float" office:value="0.073694715" calcext:value-type="float">
            <text:p>0.07369471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<text:s/>2019-11-18 20:09:29</text:p>
          </table:table-cell>
          <table:table-cell office:value-type="float" office:value="25.26647" calcext:value-type="float">
            <text:p>25.26647</text:p>
          </table:table-cell>
          <table:table-cell office:value-type="string" calcext:value-type="string">
            <text:p><text:s/></text:p>
          </table:table-cell>
          <table:table-cell office:value-type="float" office:value="0.580921242" calcext:value-type="float">
            <text:p>0.580921242</text:p>
          </table:table-cell>
          <table:table-cell office:value-type="float" office:value="0.42136555" calcext:value-type="float">
            <text:p>0.42136555</text:p>
          </table:table-cell>
          <table:table-cell office:value-type="float" office:value="0.559505887" calcext:value-type="float">
            <text:p>0.559505887</text:p>
          </table:table-cell>
          <table:table-cell office:value-type="float" office:value="0.482918678" calcext:value-type="float">
            <text:p>0.482918678</text:p>
          </table:table-cell>
          <table:table-cell/>
          <table:table-cell office:value-type="float" office:value="0.004746089" calcext:value-type="float">
            <text:p>0.004746089</text:p>
          </table:table-cell>
          <table:table-cell office:value-type="float" office:value="0.003442529" calcext:value-type="float">
            <text:p>0.003442529</text:p>
          </table:table-cell>
          <table:table-cell office:value-type="float" office:value="0.004571127" calcext:value-type="float">
            <text:p>0.004571127</text:p>
          </table:table-cell>
          <table:table-cell office:value-type="float" office:value="0.003945414" calcext:value-type="float">
            <text:p>0.003945414</text:p>
          </table:table-cell>
          <table:table-cell/>
          <table:table-cell office:value-type="float" office:value="0.003707486" calcext:value-type="float">
            <text:p>0.003707486</text:p>
          </table:table-cell>
          <table:table-cell office:value-type="float" office:value="0.002403926" calcext:value-type="float">
            <text:p>0.002403926</text:p>
          </table:table-cell>
          <table:table-cell office:value-type="float" office:value="0.003532524" calcext:value-type="float">
            <text:p>0.003532524</text:p>
          </table:table-cell>
          <table:table-cell office:value-type="float" office:value="0.002906811" calcext:value-type="float">
            <text:p>0.002906811</text:p>
          </table:table-cell>
          <table:table-cell/>
          <table:table-cell office:value-type="float" office:value="25.357947841" calcext:value-type="float">
            <text:p>25.357947841</text:p>
          </table:table-cell>
          <table:table-cell office:value-type="float" office:value="25.325785116" calcext:value-type="float">
            <text:p>25.325785116</text:p>
          </table:table-cell>
          <table:table-cell office:value-type="float" office:value="25.353631056" calcext:value-type="float">
            <text:p>25.353631056</text:p>
          </table:table-cell>
          <table:table-cell office:value-type="float" office:value="25.338192908" calcext:value-type="float">
            <text:p>25.338192908</text:p>
          </table:table-cell>
          <table:table-cell/>
          <table:table-cell office:value-type="float" office:value="0.093973541" calcext:value-type="float">
            <text:p>0.093973541</text:p>
          </table:table-cell>
          <table:table-cell office:value-type="float" office:value="0.060933481" calcext:value-type="float">
            <text:p>0.060933481</text:p>
          </table:table-cell>
          <table:table-cell office:value-type="float" office:value="0.089539026" calcext:value-type="float">
            <text:p>0.089539026</text:p>
          </table:table-cell>
          <table:table-cell office:value-type="float" office:value="0.07367978" calcext:value-type="float">
            <text:p>0.0736797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<text:s/>2019-11-18 20:09:30</text:p>
          </table:table-cell>
          <table:table-cell office:value-type="float" office:value="25.25636" calcext:value-type="float">
            <text:p>25.25636</text:p>
          </table:table-cell>
          <table:table-cell office:value-type="string" calcext:value-type="string">
            <text:p><text:s/></text:p>
          </table:table-cell>
          <table:table-cell office:value-type="float" office:value="0.5775655" calcext:value-type="float">
            <text:p>0.5775655</text:p>
          </table:table-cell>
          <table:table-cell office:value-type="float" office:value="0.427122763" calcext:value-type="float">
            <text:p>0.427122763</text:p>
          </table:table-cell>
          <table:table-cell office:value-type="float" office:value="0.543867414" calcext:value-type="float">
            <text:p>0.543867414</text:p>
          </table:table-cell>
          <table:table-cell office:value-type="float" office:value="0.482382832" calcext:value-type="float">
            <text:p>0.482382832</text:p>
          </table:table-cell>
          <table:table-cell/>
          <table:table-cell office:value-type="float" office:value="0.004718672" calcext:value-type="float">
            <text:p>0.004718672</text:p>
          </table:table-cell>
          <table:table-cell office:value-type="float" office:value="0.003489565" calcext:value-type="float">
            <text:p>0.003489565</text:p>
          </table:table-cell>
          <table:table-cell office:value-type="float" office:value="0.004443361" calcext:value-type="float">
            <text:p>0.004443361</text:p>
          </table:table-cell>
          <table:table-cell office:value-type="float" office:value="0.003941036" calcext:value-type="float">
            <text:p>0.003941036</text:p>
          </table:table-cell>
          <table:table-cell/>
          <table:table-cell office:value-type="float" office:value="0.00368007" calcext:value-type="float">
            <text:p>0.00368007</text:p>
          </table:table-cell>
          <table:table-cell office:value-type="float" office:value="0.002450962" calcext:value-type="float">
            <text:p>0.002450962</text:p>
          </table:table-cell>
          <table:table-cell office:value-type="float" office:value="0.003404758" calcext:value-type="float">
            <text:p>0.003404758</text:p>
          </table:table-cell>
          <table:table-cell office:value-type="float" office:value="0.002902433" calcext:value-type="float">
            <text:p>0.002902433</text:p>
          </table:table-cell>
          <table:table-cell/>
          <table:table-cell office:value-type="float" office:value="25.347164188" calcext:value-type="float">
            <text:p>25.347164188</text:p>
          </table:table-cell>
          <table:table-cell office:value-type="float" office:value="25.316838157" calcext:value-type="float">
            <text:p>25.316838157</text:p>
          </table:table-cell>
          <table:table-cell office:value-type="float" office:value="25.340371448" calcext:value-type="float">
            <text:p>25.340371448</text:p>
          </table:table-cell>
          <table:table-cell office:value-type="float" office:value="25.327977498" calcext:value-type="float">
            <text:p>25.327977498</text:p>
          </table:table-cell>
          <table:table-cell/>
          <table:table-cell office:value-type="float" office:value="0.093278664" calcext:value-type="float">
            <text:p>0.093278664</text:p>
          </table:table-cell>
          <table:table-cell office:value-type="float" office:value="0.062125681" calcext:value-type="float">
            <text:p>0.062125681</text:p>
          </table:table-cell>
          <table:table-cell office:value-type="float" office:value="0.086300725" calcext:value-type="float">
            <text:p>0.086300725</text:p>
          </table:table-cell>
          <table:table-cell office:value-type="float" office:value="0.073568819" calcext:value-type="float">
            <text:p>0.07356881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<text:s/>2019-11-18 20:09:31</text:p>
          </table:table-cell>
          <table:table-cell office:value-type="float" office:value="25.27658" calcext:value-type="float">
            <text:p>25.27658</text:p>
          </table:table-cell>
          <table:table-cell office:value-type="string" calcext:value-type="string">
            <text:p><text:s/></text:p>
          </table:table-cell>
          <table:table-cell office:value-type="float" office:value="0.577545831" calcext:value-type="float">
            <text:p>0.577545831</text:p>
          </table:table-cell>
          <table:table-cell office:value-type="float" office:value="0.426347903" calcext:value-type="float">
            <text:p>0.426347903</text:p>
          </table:table-cell>
          <table:table-cell office:value-type="float" office:value="0.544540351" calcext:value-type="float">
            <text:p>0.544540351</text:p>
          </table:table-cell>
          <table:table-cell office:value-type="float" office:value="0.482270179" calcext:value-type="float">
            <text:p>0.482270179</text:p>
          </table:table-cell>
          <table:table-cell/>
          <table:table-cell office:value-type="float" office:value="0.004718512" calcext:value-type="float">
            <text:p>0.004718512</text:p>
          </table:table-cell>
          <table:table-cell office:value-type="float" office:value="0.003483234" calcext:value-type="float">
            <text:p>0.003483234</text:p>
          </table:table-cell>
          <table:table-cell office:value-type="float" office:value="0.004448859" calcext:value-type="float">
            <text:p>0.004448859</text:p>
          </table:table-cell>
          <table:table-cell office:value-type="float" office:value="0.003940116" calcext:value-type="float">
            <text:p>0.003940116</text:p>
          </table:table-cell>
          <table:table-cell/>
          <table:table-cell office:value-type="float" office:value="0.003679909" calcext:value-type="float">
            <text:p>0.003679909</text:p>
          </table:table-cell>
          <table:table-cell office:value-type="float" office:value="0.002444632" calcext:value-type="float">
            <text:p>0.002444632</text:p>
          </table:table-cell>
          <table:table-cell office:value-type="float" office:value="0.003410256" calcext:value-type="float">
            <text:p>0.003410256</text:p>
          </table:table-cell>
          <table:table-cell office:value-type="float" office:value="0.002901513" calcext:value-type="float">
            <text:p>0.002901513</text:p>
          </table:table-cell>
          <table:table-cell/>
          <table:table-cell office:value-type="float" office:value="25.367374669" calcext:value-type="float">
            <text:p>25.367374669</text:p>
          </table:table-cell>
          <table:table-cell office:value-type="float" office:value="25.336896956" calcext:value-type="float">
            <text:p>25.336896956</text:p>
          </table:table-cell>
          <table:table-cell office:value-type="float" office:value="25.360721663" calcext:value-type="float">
            <text:p>25.360721663</text:p>
          </table:table-cell>
          <table:table-cell office:value-type="float" office:value="25.348169582" calcext:value-type="float">
            <text:p>25.348169582</text:p>
          </table:table-cell>
          <table:table-cell/>
          <table:table-cell office:value-type="float" office:value="0.093274591" calcext:value-type="float">
            <text:p>0.093274591</text:p>
          </table:table-cell>
          <table:table-cell office:value-type="float" office:value="0.061965224" calcext:value-type="float">
            <text:p>0.061965224</text:p>
          </table:table-cell>
          <table:table-cell office:value-type="float" office:value="0.086440072" calcext:value-type="float">
            <text:p>0.086440072</text:p>
          </table:table-cell>
          <table:table-cell office:value-type="float" office:value="0.073545491" calcext:value-type="float">
            <text:p>0.07354549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<text:s/>2019-11-18 20:09:33</text:p>
          </table:table-cell>
          <table:table-cell office:value-type="float" office:value="25.27152" calcext:value-type="float">
            <text:p>25.27152</text:p>
          </table:table-cell>
          <table:table-cell office:value-type="string" calcext:value-type="string">
            <text:p><text:s/></text:p>
          </table:table-cell>
          <table:table-cell office:value-type="float" office:value="0.578662822" calcext:value-type="float">
            <text:p>0.578662822</text:p>
          </table:table-cell>
          <table:table-cell office:value-type="float" office:value="0.422506383" calcext:value-type="float">
            <text:p>0.422506383</text:p>
          </table:table-cell>
          <table:table-cell office:value-type="float" office:value="0.548240012" calcext:value-type="float">
            <text:p>0.548240012</text:p>
          </table:table-cell>
          <table:table-cell office:value-type="float" office:value="0.482090769" calcext:value-type="float">
            <text:p>0.482090769</text:p>
          </table:table-cell>
          <table:table-cell/>
          <table:table-cell office:value-type="float" office:value="0.004727637" calcext:value-type="float">
            <text:p>0.004727637</text:p>
          </table:table-cell>
          <table:table-cell office:value-type="float" office:value="0.00345185" calcext:value-type="float">
            <text:p>0.00345185</text:p>
          </table:table-cell>
          <table:table-cell office:value-type="float" office:value="0.004479085" calcext:value-type="float">
            <text:p>0.004479085</text:p>
          </table:table-cell>
          <table:table-cell office:value-type="float" office:value="0.00393865" calcext:value-type="float">
            <text:p>0.00393865</text:p>
          </table:table-cell>
          <table:table-cell/>
          <table:table-cell office:value-type="float" office:value="0.003689035" calcext:value-type="float">
            <text:p>0.003689035</text:p>
          </table:table-cell>
          <table:table-cell office:value-type="float" office:value="0.002413247" calcext:value-type="float">
            <text:p>0.002413247</text:p>
          </table:table-cell>
          <table:table-cell office:value-type="float" office:value="0.003440482" calcext:value-type="float">
            <text:p>0.003440482</text:p>
          </table:table-cell>
          <table:table-cell office:value-type="float" office:value="0.002900047" calcext:value-type="float">
            <text:p>0.002900047</text:p>
          </table:table-cell>
          <table:table-cell/>
          <table:table-cell office:value-type="float" office:value="25.362546213" calcext:value-type="float">
            <text:p>25.362546213</text:p>
          </table:table-cell>
          <table:table-cell office:value-type="float" office:value="25.331068838" calcext:value-type="float">
            <text:p>25.331068838</text:p>
          </table:table-cell>
          <table:table-cell office:value-type="float" office:value="25.356413777" calcext:value-type="float">
            <text:p>25.356413777</text:p>
          </table:table-cell>
          <table:table-cell office:value-type="float" office:value="25.343079719" calcext:value-type="float">
            <text:p>25.343079719</text:p>
          </table:table-cell>
          <table:table-cell/>
          <table:table-cell office:value-type="float" office:value="0.093505888" calcext:value-type="float">
            <text:p>0.093505888</text:p>
          </table:table-cell>
          <table:table-cell office:value-type="float" office:value="0.061169724" calcext:value-type="float">
            <text:p>0.061169724</text:p>
          </table:table-cell>
          <table:table-cell office:value-type="float" office:value="0.087206172" calcext:value-type="float">
            <text:p>0.087206172</text:p>
          </table:table-cell>
          <table:table-cell office:value-type="float" office:value="0.07350834" calcext:value-type="float">
            <text:p>0.0735083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<text:s/>2019-11-18 20:09:34</text:p>
          </table:table-cell>
          <table:table-cell office:value-type="float" office:value="25.28669" calcext:value-type="float">
            <text:p>25.28669</text:p>
          </table:table-cell>
          <table:table-cell office:value-type="string" calcext:value-type="string">
            <text:p><text:s/></text:p>
          </table:table-cell>
          <table:table-cell office:value-type="float" office:value="0.580351422" calcext:value-type="float">
            <text:p>0.580351422</text:p>
          </table:table-cell>
          <table:table-cell office:value-type="float" office:value="0.41770642" calcext:value-type="float">
            <text:p>0.41770642</text:p>
          </table:table-cell>
          <table:table-cell office:value-type="float" office:value="0.56571848" calcext:value-type="float">
            <text:p>0.56571848</text:p>
          </table:table-cell>
          <table:table-cell office:value-type="float" office:value="0.48274344" calcext:value-type="float">
            <text:p>0.48274344</text:p>
          </table:table-cell>
          <table:table-cell/>
          <table:table-cell office:value-type="float" office:value="0.004741433" calcext:value-type="float">
            <text:p>0.004741433</text:p>
          </table:table-cell>
          <table:table-cell office:value-type="float" office:value="0.003412634" calcext:value-type="float">
            <text:p>0.003412634</text:p>
          </table:table-cell>
          <table:table-cell office:value-type="float" office:value="0.004621883" calcext:value-type="float">
            <text:p>0.004621883</text:p>
          </table:table-cell>
          <table:table-cell office:value-type="float" office:value="0.003943982" calcext:value-type="float">
            <text:p>0.003943982</text:p>
          </table:table-cell>
          <table:table-cell/>
          <table:table-cell office:value-type="float" office:value="0.00370283" calcext:value-type="float">
            <text:p>0.00370283</text:p>
          </table:table-cell>
          <table:table-cell office:value-type="float" office:value="0.002374031" calcext:value-type="float">
            <text:p>0.002374031</text:p>
          </table:table-cell>
          <table:table-cell office:value-type="float" office:value="0.00358328" calcext:value-type="float">
            <text:p>0.00358328</text:p>
          </table:table-cell>
          <table:table-cell office:value-type="float" office:value="0.00290538" calcext:value-type="float">
            <text:p>0.00290538</text:p>
          </table:table-cell>
          <table:table-cell/>
          <table:table-cell office:value-type="float" office:value="25.378047418" calcext:value-type="float">
            <text:p>25.378047418</text:p>
          </table:table-cell>
          <table:table-cell office:value-type="float" office:value="25.34526254" calcext:value-type="float">
            <text:p>25.34526254</text:p>
          </table:table-cell>
          <table:table-cell office:value-type="float" office:value="25.375097848" calcext:value-type="float">
            <text:p>25.375097848</text:p>
          </table:table-cell>
          <table:table-cell office:value-type="float" office:value="25.358372378" calcext:value-type="float">
            <text:p>25.358372378</text:p>
          </table:table-cell>
          <table:table-cell/>
          <table:table-cell office:value-type="float" office:value="0.093855548" calcext:value-type="float">
            <text:p>0.093855548</text:p>
          </table:table-cell>
          <table:table-cell office:value-type="float" office:value="0.060175749" calcext:value-type="float">
            <text:p>0.060175749</text:p>
          </table:table-cell>
          <table:table-cell office:value-type="float" office:value="0.090825481" calcext:value-type="float">
            <text:p>0.090825481</text:p>
          </table:table-cell>
          <table:table-cell office:value-type="float" office:value="0.073643492" calcext:value-type="float">
            <text:p>0.07364349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<text:s/>2019-11-18 20:09:35</text:p>
          </table:table-cell>
          <table:table-cell office:value-type="float" office:value="25.27152" calcext:value-type="float">
            <text:p>25.27152</text:p>
          </table:table-cell>
          <table:table-cell office:value-type="string" calcext:value-type="string">
            <text:p><text:s/></text:p>
          </table:table-cell>
          <table:table-cell office:value-type="float" office:value="0.580874155" calcext:value-type="float">
            <text:p>0.580874155</text:p>
          </table:table-cell>
          <table:table-cell office:value-type="float" office:value="0.416783144" calcext:value-type="float">
            <text:p>0.416783144</text:p>
          </table:table-cell>
          <table:table-cell office:value-type="float" office:value="0.568534204" calcext:value-type="float">
            <text:p>0.568534204</text:p>
          </table:table-cell>
          <table:table-cell office:value-type="float" office:value="0.483241139" calcext:value-type="float">
            <text:p>0.483241139</text:p>
          </table:table-cell>
          <table:table-cell/>
          <table:table-cell office:value-type="float" office:value="0.004745704" calcext:value-type="float">
            <text:p>0.004745704</text:p>
          </table:table-cell>
          <table:table-cell office:value-type="float" office:value="0.003405091" calcext:value-type="float">
            <text:p>0.003405091</text:p>
          </table:table-cell>
          <table:table-cell office:value-type="float" office:value="0.004644887" calcext:value-type="float">
            <text:p>0.004644887</text:p>
          </table:table-cell>
          <table:table-cell office:value-type="float" office:value="0.003948049" calcext:value-type="float">
            <text:p>0.003948049</text:p>
          </table:table-cell>
          <table:table-cell/>
          <table:table-cell office:value-type="float" office:value="0.003707101" calcext:value-type="float">
            <text:p>0.003707101</text:p>
          </table:table-cell>
          <table:table-cell office:value-type="float" office:value="0.002366488" calcext:value-type="float">
            <text:p>0.002366488</text:p>
          </table:table-cell>
          <table:table-cell office:value-type="float" office:value="0.003606285" calcext:value-type="float">
            <text:p>0.003606285</text:p>
          </table:table-cell>
          <table:table-cell office:value-type="float" office:value="0.002909446" calcext:value-type="float">
            <text:p>0.002909446</text:p>
          </table:table-cell>
          <table:table-cell/>
          <table:table-cell office:value-type="float" office:value="25.362991958" calcext:value-type="float">
            <text:p>25.362991958</text:p>
          </table:table-cell>
          <table:table-cell office:value-type="float" office:value="25.329915154" calcext:value-type="float">
            <text:p>25.329915154</text:p>
          </table:table-cell>
          <table:table-cell office:value-type="float" office:value="25.360504554" calcext:value-type="float">
            <text:p>25.360504554</text:p>
          </table:table-cell>
          <table:table-cell office:value-type="float" office:value="25.343311606" calcext:value-type="float">
            <text:p>25.343311606</text:p>
          </table:table-cell>
          <table:table-cell/>
          <table:table-cell office:value-type="float" office:value="0.093963791" calcext:value-type="float">
            <text:p>0.093963791</text:p>
          </table:table-cell>
          <table:table-cell office:value-type="float" office:value="0.059984557" calcext:value-type="float">
            <text:p>0.059984557</text:p>
          </table:table-cell>
          <table:table-cell office:value-type="float" office:value="0.091408539" calcext:value-type="float">
            <text:p>0.091408539</text:p>
          </table:table-cell>
          <table:table-cell office:value-type="float" office:value="0.073746554" calcext:value-type="float">
            <text:p>0.07374655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<text:s/>2019-11-18 20:09:36</text:p>
          </table:table-cell>
          <table:table-cell office:value-type="float" office:value="25.27658" calcext:value-type="float">
            <text:p>25.27658</text:p>
          </table:table-cell>
          <table:table-cell office:value-type="string" calcext:value-type="string">
            <text:p><text:s/></text:p>
          </table:table-cell>
          <table:table-cell office:value-type="float" office:value="0.581109593" calcext:value-type="float">
            <text:p>0.581109593</text:p>
          </table:table-cell>
          <table:table-cell office:value-type="float" office:value="0.419451644" calcext:value-type="float">
            <text:p>0.419451644</text:p>
          </table:table-cell>
          <table:table-cell office:value-type="float" office:value="0.56239552" calcext:value-type="float">
            <text:p>0.56239552</text:p>
          </table:table-cell>
          <table:table-cell office:value-type="float" office:value="0.482744036" calcext:value-type="float">
            <text:p>0.482744036</text:p>
          </table:table-cell>
          <table:table-cell/>
          <table:table-cell office:value-type="float" office:value="0.004747627" calcext:value-type="float">
            <text:p>0.004747627</text:p>
          </table:table-cell>
          <table:table-cell office:value-type="float" office:value="0.003426893" calcext:value-type="float">
            <text:p>0.003426893</text:p>
          </table:table-cell>
          <table:table-cell office:value-type="float" office:value="0.004594735" calcext:value-type="float">
            <text:p>0.004594735</text:p>
          </table:table-cell>
          <table:table-cell office:value-type="float" office:value="0.003943987" calcext:value-type="float">
            <text:p>0.003943987</text:p>
          </table:table-cell>
          <table:table-cell/>
          <table:table-cell office:value-type="float" office:value="0.003709025" calcext:value-type="float">
            <text:p>0.003709025</text:p>
          </table:table-cell>
          <table:table-cell office:value-type="float" office:value="0.00238829" calcext:value-type="float">
            <text:p>0.00238829</text:p>
          </table:table-cell>
          <table:table-cell office:value-type="float" office:value="0.003556132" calcext:value-type="float">
            <text:p>0.003556132</text:p>
          </table:table-cell>
          <table:table-cell office:value-type="float" office:value="0.002905384" calcext:value-type="float">
            <text:p>0.002905384</text:p>
          </table:table-cell>
          <table:table-cell/>
          <table:table-cell office:value-type="float" office:value="25.368093025" calcext:value-type="float">
            <text:p>25.368093025</text:p>
          </table:table-cell>
          <table:table-cell office:value-type="float" office:value="25.335506823" calcext:value-type="float">
            <text:p>25.335506823</text:p>
          </table:table-cell>
          <table:table-cell office:value-type="float" office:value="25.364320784" calcext:value-type="float">
            <text:p>25.364320784</text:p>
          </table:table-cell>
          <table:table-cell office:value-type="float" office:value="25.3482651" calcext:value-type="float">
            <text:p>25.3482651</text:p>
          </table:table-cell>
          <table:table-cell/>
          <table:table-cell office:value-type="float" office:value="0.094012543" calcext:value-type="float">
            <text:p>0.094012543</text:p>
          </table:table-cell>
          <table:table-cell office:value-type="float" office:value="0.06053715" calcext:value-type="float">
            <text:p>0.06053715</text:p>
          </table:table-cell>
          <table:table-cell office:value-type="float" office:value="0.090137389" calcext:value-type="float">
            <text:p>0.090137389</text:p>
          </table:table-cell>
          <table:table-cell office:value-type="float" office:value="0.073643616" calcext:value-type="float">
            <text:p>0.07364361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<text:s/>2019-11-18 20:09:38</text:p>
          </table:table-cell>
          <table:table-cell office:value-type="float" office:value="25.28669" calcext:value-type="float">
            <text:p>25.28669</text:p>
          </table:table-cell>
          <table:table-cell office:value-type="string" calcext:value-type="string">
            <text:p><text:s/></text:p>
          </table:table-cell>
          <table:table-cell office:value-type="float" office:value="0.578979323" calcext:value-type="float">
            <text:p>0.578979323</text:p>
          </table:table-cell>
          <table:table-cell office:value-type="float" office:value="0.422939113" calcext:value-type="float">
            <text:p>0.422939113</text:p>
          </table:table-cell>
          <table:table-cell office:value-type="float" office:value="0.555491514" calcext:value-type="float">
            <text:p>0.555491514</text:p>
          </table:table-cell>
          <table:table-cell office:value-type="float" office:value="0.48256701" calcext:value-type="float">
            <text:p>0.48256701</text:p>
          </table:table-cell>
          <table:table-cell/>
          <table:table-cell office:value-type="float" office:value="0.004730223" calcext:value-type="float">
            <text:p>0.004730223</text:p>
          </table:table-cell>
          <table:table-cell office:value-type="float" office:value="0.003455385" calcext:value-type="float">
            <text:p>0.003455385</text:p>
          </table:table-cell>
          <table:table-cell office:value-type="float" office:value="0.004538329" calcext:value-type="float">
            <text:p>0.004538329</text:p>
          </table:table-cell>
          <table:table-cell office:value-type="float" office:value="0.003942541" calcext:value-type="float">
            <text:p>0.003942541</text:p>
          </table:table-cell>
          <table:table-cell/>
          <table:table-cell office:value-type="float" office:value="0.00369162" calcext:value-type="float">
            <text:p>0.00369162</text:p>
          </table:table-cell>
          <table:table-cell office:value-type="float" office:value="0.002416782" calcext:value-type="float">
            <text:p>0.002416782</text:p>
          </table:table-cell>
          <table:table-cell office:value-type="float" office:value="0.003499727" calcext:value-type="float">
            <text:p>0.003499727</text:p>
          </table:table-cell>
          <table:table-cell office:value-type="float" office:value="0.002903938" calcext:value-type="float">
            <text:p>0.002903938</text:p>
          </table:table-cell>
          <table:table-cell/>
          <table:table-cell office:value-type="float" office:value="25.377770844" calcext:value-type="float">
            <text:p>25.377770844</text:p>
          </table:table-cell>
          <table:table-cell office:value-type="float" office:value="25.346317326" calcext:value-type="float">
            <text:p>25.346317326</text:p>
          </table:table-cell>
          <table:table-cell office:value-type="float" office:value="25.373036389" calcext:value-type="float">
            <text:p>25.373036389</text:p>
          </table:table-cell>
          <table:table-cell office:value-type="float" office:value="25.358336814" calcext:value-type="float">
            <text:p>25.358336814</text:p>
          </table:table-cell>
          <table:table-cell/>
          <table:table-cell office:value-type="float" office:value="0.093571426" calcext:value-type="float">
            <text:p>0.093571426</text:p>
          </table:table-cell>
          <table:table-cell office:value-type="float" office:value="0.061259333" calcext:value-type="float">
            <text:p>0.061259333</text:p>
          </table:table-cell>
          <table:table-cell office:value-type="float" office:value="0.08870776" calcext:value-type="float">
            <text:p>0.08870776</text:p>
          </table:table-cell>
          <table:table-cell office:value-type="float" office:value="0.073606958" calcext:value-type="float">
            <text:p>0.07360695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s/>2019-11-18 20:09:39</text:p>
          </table:table-cell>
          <table:table-cell office:value-type="float" office:value="25.28669" calcext:value-type="float">
            <text:p>25.28669</text:p>
          </table:table-cell>
          <table:table-cell office:value-type="string" calcext:value-type="string">
            <text:p><text:s/></text:p>
          </table:table-cell>
          <table:table-cell office:value-type="float" office:value="0.580772231" calcext:value-type="float">
            <text:p>0.580772231</text:p>
          </table:table-cell>
          <table:table-cell office:value-type="float" office:value="0.416908314" calcext:value-type="float">
            <text:p>0.416908314</text:p>
          </table:table-cell>
          <table:table-cell office:value-type="float" office:value="0.569419333" calcext:value-type="float">
            <text:p>0.569419333</text:p>
          </table:table-cell>
          <table:table-cell office:value-type="float" office:value="0.48292881" calcext:value-type="float">
            <text:p>0.48292881</text:p>
          </table:table-cell>
          <table:table-cell/>
          <table:table-cell office:value-type="float" office:value="0.004744871" calcext:value-type="float">
            <text:p>0.004744871</text:p>
          </table:table-cell>
          <table:table-cell office:value-type="float" office:value="0.003406114" calcext:value-type="float">
            <text:p>0.003406114</text:p>
          </table:table-cell>
          <table:table-cell office:value-type="float" office:value="0.004652119" calcext:value-type="float">
            <text:p>0.004652119</text:p>
          </table:table-cell>
          <table:table-cell office:value-type="float" office:value="0.003945497" calcext:value-type="float">
            <text:p>0.003945497</text:p>
          </table:table-cell>
          <table:table-cell/>
          <table:table-cell office:value-type="float" office:value="0.003706268" calcext:value-type="float">
            <text:p>0.003706268</text:p>
          </table:table-cell>
          <table:table-cell office:value-type="float" office:value="0.002367511" calcext:value-type="float">
            <text:p>0.002367511</text:p>
          </table:table-cell>
          <table:table-cell office:value-type="float" office:value="0.003613516" calcext:value-type="float">
            <text:p>0.003613516</text:p>
          </table:table-cell>
          <table:table-cell office:value-type="float" office:value="0.002906894" calcext:value-type="float">
            <text:p>0.002906894</text:p>
          </table:table-cell>
          <table:table-cell/>
          <table:table-cell office:value-type="float" office:value="25.378132241" calcext:value-type="float">
            <text:p>25.378132241</text:p>
          </table:table-cell>
          <table:table-cell office:value-type="float" office:value="25.345101661" calcext:value-type="float">
            <text:p>25.345101661</text:p>
          </table:table-cell>
          <table:table-cell office:value-type="float" office:value="25.375843832" calcext:value-type="float">
            <text:p>25.375843832</text:p>
          </table:table-cell>
          <table:table-cell office:value-type="float" office:value="25.358409743" calcext:value-type="float">
            <text:p>25.358409743</text:p>
          </table:table-cell>
          <table:table-cell/>
          <table:table-cell office:value-type="float" office:value="0.093942685" calcext:value-type="float">
            <text:p>0.093942685</text:p>
          </table:table-cell>
          <table:table-cell office:value-type="float" office:value="0.060010477" calcext:value-type="float">
            <text:p>0.060010477</text:p>
          </table:table-cell>
          <table:table-cell office:value-type="float" office:value="0.091591824" calcext:value-type="float">
            <text:p>0.091591824</text:p>
          </table:table-cell>
          <table:table-cell office:value-type="float" office:value="0.073681878" calcext:value-type="float">
            <text:p>0.07368187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2019-11-18 20:09:40</text:p>
          </table:table-cell>
          <table:table-cell office:value-type="float" office:value="25.27658" calcext:value-type="float">
            <text:p>25.27658</text:p>
          </table:table-cell>
          <table:table-cell office:value-type="string" calcext:value-type="string">
            <text:p><text:s/></text:p>
          </table:table-cell>
          <table:table-cell office:value-type="float" office:value="0.579183767" calcext:value-type="float">
            <text:p>0.579183767</text:p>
          </table:table-cell>
          <table:table-cell office:value-type="float" office:value="0.421538403" calcext:value-type="float">
            <text:p>0.421538403</text:p>
          </table:table-cell>
          <table:table-cell office:value-type="float" office:value="0.557988353" calcext:value-type="float">
            <text:p>0.557988353</text:p>
          </table:table-cell>
          <table:table-cell office:value-type="float" office:value="0.48264688" calcext:value-type="float">
            <text:p>0.48264688</text:p>
          </table:table-cell>
          <table:table-cell/>
          <table:table-cell office:value-type="float" office:value="0.004731894" calcext:value-type="float">
            <text:p>0.004731894</text:p>
          </table:table-cell>
          <table:table-cell office:value-type="float" office:value="0.003443941" calcext:value-type="float">
            <text:p>0.003443941</text:p>
          </table:table-cell>
          <table:table-cell office:value-type="float" office:value="0.004558728" calcext:value-type="float">
            <text:p>0.004558728</text:p>
          </table:table-cell>
          <table:table-cell office:value-type="float" office:value="0.003943193" calcext:value-type="float">
            <text:p>0.003943193</text:p>
          </table:table-cell>
          <table:table-cell/>
          <table:table-cell office:value-type="float" office:value="0.003693291" calcext:value-type="float">
            <text:p>0.003693291</text:p>
          </table:table-cell>
          <table:table-cell office:value-type="float" office:value="0.002405338" calcext:value-type="float">
            <text:p>0.002405338</text:p>
          </table:table-cell>
          <table:table-cell office:value-type="float" office:value="0.003520126" calcext:value-type="float">
            <text:p>0.003520126</text:p>
          </table:table-cell>
          <table:table-cell office:value-type="float" office:value="0.002904591" calcext:value-type="float">
            <text:p>0.002904591</text:p>
          </table:table-cell>
          <table:table-cell/>
          <table:table-cell office:value-type="float" office:value="25.367704832" calcext:value-type="float">
            <text:p>25.367704832</text:p>
          </table:table-cell>
          <table:table-cell office:value-type="float" office:value="25.335927468" calcext:value-type="float">
            <text:p>25.335927468</text:p>
          </table:table-cell>
          <table:table-cell office:value-type="float" office:value="25.363432419" calcext:value-type="float">
            <text:p>25.363432419</text:p>
          </table:table-cell>
          <table:table-cell office:value-type="float" office:value="25.348245516" calcext:value-type="float">
            <text:p>25.348245516</text:p>
          </table:table-cell>
          <table:table-cell/>
          <table:table-cell office:value-type="float" office:value="0.09361376" calcext:value-type="float">
            <text:p>0.09361376</text:p>
          </table:table-cell>
          <table:table-cell office:value-type="float" office:value="0.060969275" calcext:value-type="float">
            <text:p>0.060969275</text:p>
          </table:table-cell>
          <table:table-cell office:value-type="float" office:value="0.089224787" calcext:value-type="float">
            <text:p>0.089224787</text:p>
          </table:table-cell>
          <table:table-cell office:value-type="float" office:value="0.073623497" calcext:value-type="float">
            <text:p>0.07362349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<text:s/>2019-11-18 20:09:42</text:p>
          </table:table-cell>
          <table:table-cell office:value-type="float" office:value="25.28669" calcext:value-type="float">
            <text:p>25.28669</text:p>
          </table:table-cell>
          <table:table-cell office:value-type="string" calcext:value-type="string">
            <text:p><text:s/></text:p>
          </table:table-cell>
          <table:table-cell office:value-type="float" office:value="0.576025316" calcext:value-type="float">
            <text:p>0.576025316</text:p>
          </table:table-cell>
          <table:table-cell office:value-type="float" office:value="0.426453999" calcext:value-type="float">
            <text:p>0.426453999</text:p>
          </table:table-cell>
          <table:table-cell office:value-type="float" office:value="0.544741219" calcext:value-type="float">
            <text:p>0.544741219</text:p>
          </table:table-cell>
          <table:table-cell office:value-type="float" office:value="0.482170043" calcext:value-type="float">
            <text:p>0.482170043</text:p>
          </table:table-cell>
          <table:table-cell/>
          <table:table-cell office:value-type="float" office:value="0.004706089" calcext:value-type="float">
            <text:p>0.004706089</text:p>
          </table:table-cell>
          <table:table-cell office:value-type="float" office:value="0.003484101" calcext:value-type="float">
            <text:p>0.003484101</text:p>
          </table:table-cell>
          <table:table-cell office:value-type="float" office:value="0.0044505" calcext:value-type="float">
            <text:p>0.0044505</text:p>
          </table:table-cell>
          <table:table-cell office:value-type="float" office:value="0.003939298" calcext:value-type="float">
            <text:p>0.003939298</text:p>
          </table:table-cell>
          <table:table-cell/>
          <table:table-cell office:value-type="float" office:value="0.003667486" calcext:value-type="float">
            <text:p>0.003667486</text:p>
          </table:table-cell>
          <table:table-cell office:value-type="float" office:value="0.002445499" calcext:value-type="float">
            <text:p>0.002445499</text:p>
          </table:table-cell>
          <table:table-cell office:value-type="float" office:value="0.003411897" calcext:value-type="float">
            <text:p>0.003411897</text:p>
          </table:table-cell>
          <table:table-cell office:value-type="float" office:value="0.002900695" calcext:value-type="float">
            <text:p>0.002900695</text:p>
          </table:table-cell>
          <table:table-cell/>
          <table:table-cell office:value-type="float" office:value="25.377175404" calcext:value-type="float">
            <text:p>25.377175404</text:p>
          </table:table-cell>
          <table:table-cell office:value-type="float" office:value="25.347025842" calcext:value-type="float">
            <text:p>25.347025842</text:p>
          </table:table-cell>
          <table:table-cell office:value-type="float" office:value="25.370869437" calcext:value-type="float">
            <text:p>25.370869437</text:p>
          </table:table-cell>
          <table:table-cell office:value-type="float" office:value="25.358256796" calcext:value-type="float">
            <text:p>25.358256796</text:p>
          </table:table-cell>
          <table:table-cell/>
          <table:table-cell office:value-type="float" office:value="0.092959736" calcext:value-type="float">
            <text:p>0.092959736</text:p>
          </table:table-cell>
          <table:table-cell office:value-type="float" office:value="0.061987194" calcext:value-type="float">
            <text:p>0.061987194</text:p>
          </table:table-cell>
          <table:table-cell office:value-type="float" office:value="0.086481666" calcext:value-type="float">
            <text:p>0.086481666</text:p>
          </table:table-cell>
          <table:table-cell office:value-type="float" office:value="0.073524755" calcext:value-type="float">
            <text:p>0.07352475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<text:s/>2019-11-18 20:09:43</text:p>
          </table:table-cell>
          <table:table-cell office:value-type="float" office:value="25.28669" calcext:value-type="float">
            <text:p>25.28669</text:p>
          </table:table-cell>
          <table:table-cell office:value-type="string" calcext:value-type="string">
            <text:p><text:s/></text:p>
          </table:table-cell>
          <table:table-cell office:value-type="float" office:value="0.57711787" calcext:value-type="float">
            <text:p>0.57711787</text:p>
          </table:table-cell>
          <table:table-cell office:value-type="float" office:value="0.424972227" calcext:value-type="float">
            <text:p>0.424972227</text:p>
          </table:table-cell>
          <table:table-cell office:value-type="float" office:value="0.547267264" calcext:value-type="float">
            <text:p>0.547267264</text:p>
          </table:table-cell>
          <table:table-cell office:value-type="float" office:value="0.482801257" calcext:value-type="float">
            <text:p>0.482801257</text:p>
          </table:table-cell>
          <table:table-cell/>
          <table:table-cell office:value-type="float" office:value="0.004715015" calcext:value-type="float">
            <text:p>0.004715015</text:p>
          </table:table-cell>
          <table:table-cell office:value-type="float" office:value="0.003471995" calcext:value-type="float">
            <text:p>0.003471995</text:p>
          </table:table-cell>
          <table:table-cell office:value-type="float" office:value="0.004471138" calcext:value-type="float">
            <text:p>0.004471138</text:p>
          </table:table-cell>
          <table:table-cell office:value-type="float" office:value="0.003944455" calcext:value-type="float">
            <text:p>0.003944455</text:p>
          </table:table-cell>
          <table:table-cell/>
          <table:table-cell office:value-type="float" office:value="0.003676413" calcext:value-type="float">
            <text:p>0.003676413</text:p>
          </table:table-cell>
          <table:table-cell office:value-type="float" office:value="0.002433393" calcext:value-type="float">
            <text:p>0.002433393</text:p>
          </table:table-cell>
          <table:table-cell office:value-type="float" office:value="0.003432535" calcext:value-type="float">
            <text:p>0.003432535</text:p>
          </table:table-cell>
          <table:table-cell office:value-type="float" office:value="0.002905852" calcext:value-type="float">
            <text:p>0.002905852</text:p>
          </table:table-cell>
          <table:table-cell/>
          <table:table-cell office:value-type="float" office:value="25.37739563" calcext:value-type="float">
            <text:p>25.37739563</text:p>
          </table:table-cell>
          <table:table-cell office:value-type="float" office:value="25.346727153" calcext:value-type="float">
            <text:p>25.346727153</text:p>
          </table:table-cell>
          <table:table-cell office:value-type="float" office:value="25.371378616" calcext:value-type="float">
            <text:p>25.371378616</text:p>
          </table:table-cell>
          <table:table-cell office:value-type="float" office:value="25.358384032" calcext:value-type="float">
            <text:p>25.358384032</text:p>
          </table:table-cell>
          <table:table-cell/>
          <table:table-cell office:value-type="float" office:value="0.093185972" calcext:value-type="float">
            <text:p>0.093185972</text:p>
          </table:table-cell>
          <table:table-cell office:value-type="float" office:value="0.06168035" calcext:value-type="float">
            <text:p>0.06168035</text:p>
          </table:table-cell>
          <table:table-cell office:value-type="float" office:value="0.087004742" calcext:value-type="float">
            <text:p>0.087004742</text:p>
          </table:table-cell>
          <table:table-cell office:value-type="float" office:value="0.073655465" calcext:value-type="float">
            <text:p>0.07365546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<text:s/>2019-11-18 20:09:44</text:p>
          </table:table-cell>
          <table:table-cell office:value-type="float" office:value="25.29174" calcext:value-type="float">
            <text:p>25.29174</text:p>
          </table:table-cell>
          <table:table-cell office:value-type="string" calcext:value-type="string">
            <text:p><text:s/></text:p>
          </table:table-cell>
          <table:table-cell office:value-type="float" office:value="0.577137539" calcext:value-type="float">
            <text:p>0.577137539</text:p>
          </table:table-cell>
          <table:table-cell office:value-type="float" office:value="0.425698212" calcext:value-type="float">
            <text:p>0.425698212</text:p>
          </table:table-cell>
          <table:table-cell office:value-type="float" office:value="0.546571678" calcext:value-type="float">
            <text:p>0.546571678</text:p>
          </table:table-cell>
          <table:table-cell office:value-type="float" office:value="0.482744632" calcext:value-type="float">
            <text:p>0.482744632</text:p>
          </table:table-cell>
          <table:table-cell/>
          <table:table-cell office:value-type="float" office:value="0.004715176" calcext:value-type="float">
            <text:p>0.004715176</text:p>
          </table:table-cell>
          <table:table-cell office:value-type="float" office:value="0.003477927" calcext:value-type="float">
            <text:p>0.003477927</text:p>
          </table:table-cell>
          <table:table-cell office:value-type="float" office:value="0.004465455" calcext:value-type="float">
            <text:p>0.004465455</text:p>
          </table:table-cell>
          <table:table-cell office:value-type="float" office:value="0.003943992" calcext:value-type="float">
            <text:p>0.003943992</text:p>
          </table:table-cell>
          <table:table-cell/>
          <table:table-cell office:value-type="float" office:value="0.003676573" calcext:value-type="float">
            <text:p>0.003676573</text:p>
          </table:table-cell>
          <table:table-cell office:value-type="float" office:value="0.002439324" calcext:value-type="float">
            <text:p>0.002439324</text:p>
          </table:table-cell>
          <table:table-cell office:value-type="float" office:value="0.003426852" calcext:value-type="float">
            <text:p>0.003426852</text:p>
          </table:table-cell>
          <table:table-cell office:value-type="float" office:value="0.002905389" calcext:value-type="float">
            <text:p>0.002905389</text:p>
          </table:table-cell>
          <table:table-cell/>
          <table:table-cell office:value-type="float" office:value="25.382453208" calcext:value-type="float">
            <text:p>25.382453208</text:p>
          </table:table-cell>
          <table:table-cell office:value-type="float" office:value="25.351927245" calcext:value-type="float">
            <text:p>25.351927245</text:p>
          </table:table-cell>
          <table:table-cell office:value-type="float" office:value="25.376292046" calcext:value-type="float">
            <text:p>25.376292046</text:p>
          </table:table-cell>
          <table:table-cell office:value-type="float" office:value="25.363426317" calcext:value-type="float">
            <text:p>25.363426317</text:p>
          </table:table-cell>
          <table:table-cell/>
          <table:table-cell office:value-type="float" office:value="0.093190045" calcext:value-type="float">
            <text:p>0.093190045</text:p>
          </table:table-cell>
          <table:table-cell office:value-type="float" office:value="0.061830686" calcext:value-type="float">
            <text:p>0.061830686</text:p>
          </table:table-cell>
          <table:table-cell office:value-type="float" office:value="0.086860705" calcext:value-type="float">
            <text:p>0.086860705</text:p>
          </table:table-cell>
          <table:table-cell office:value-type="float" office:value="0.073643739" calcext:value-type="float">
            <text:p>0.07364373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<text:s/>2019-11-18 20:09:45</text:p>
          </table:table-cell>
          <table:table-cell office:value-type="float" office:value="25.28163" calcext:value-type="float">
            <text:p>25.28163</text:p>
          </table:table-cell>
          <table:table-cell office:value-type="string" calcext:value-type="string">
            <text:p><text:s/></text:p>
          </table:table-cell>
          <table:table-cell office:value-type="float" office:value="0.579640338" calcext:value-type="float">
            <text:p>0.579640338</text:p>
          </table:table-cell>
          <table:table-cell office:value-type="float" office:value="0.418077161" calcext:value-type="float">
            <text:p>0.418077161</text:p>
          </table:table-cell>
          <table:table-cell office:value-type="float" office:value="0.566155978" calcext:value-type="float">
            <text:p>0.566155978</text:p>
          </table:table-cell>
          <table:table-cell office:value-type="float" office:value="0.483009277" calcext:value-type="float">
            <text:p>0.483009277</text:p>
          </table:table-cell>
          <table:table-cell/>
          <table:table-cell office:value-type="float" office:value="0.004735624" calcext:value-type="float">
            <text:p>0.004735624</text:p>
          </table:table-cell>
          <table:table-cell office:value-type="float" office:value="0.003415663" calcext:value-type="float">
            <text:p>0.003415663</text:p>
          </table:table-cell>
          <table:table-cell office:value-type="float" office:value="0.004625457" calcext:value-type="float">
            <text:p>0.004625457</text:p>
          </table:table-cell>
          <table:table-cell office:value-type="float" office:value="0.003946154" calcext:value-type="float">
            <text:p>0.003946154</text:p>
          </table:table-cell>
          <table:table-cell/>
          <table:table-cell office:value-type="float" office:value="0.003697021" calcext:value-type="float">
            <text:p>0.003697021</text:p>
          </table:table-cell>
          <table:table-cell office:value-type="float" office:value="0.00237706" calcext:value-type="float">
            <text:p>0.00237706</text:p>
          </table:table-cell>
          <table:table-cell office:value-type="float" office:value="0.003586855" calcext:value-type="float">
            <text:p>0.003586855</text:p>
          </table:table-cell>
          <table:table-cell office:value-type="float" office:value="0.002907551" calcext:value-type="float">
            <text:p>0.002907551</text:p>
          </table:table-cell>
          <table:table-cell/>
          <table:table-cell office:value-type="float" office:value="25.372850474" calcext:value-type="float">
            <text:p>25.372850474</text:p>
          </table:table-cell>
          <table:table-cell office:value-type="float" office:value="25.340283515" calcext:value-type="float">
            <text:p>25.340283515</text:p>
          </table:table-cell>
          <table:table-cell office:value-type="float" office:value="25.370132412" calcext:value-type="float">
            <text:p>25.370132412</text:p>
          </table:table-cell>
          <table:table-cell office:value-type="float" office:value="25.353372265" calcext:value-type="float">
            <text:p>25.353372265</text:p>
          </table:table-cell>
          <table:table-cell/>
          <table:table-cell office:value-type="float" office:value="0.093708303" calcext:value-type="float">
            <text:p>0.093708303</text:p>
          </table:table-cell>
          <table:table-cell office:value-type="float" office:value="0.060252522" calcext:value-type="float">
            <text:p>0.060252522</text:p>
          </table:table-cell>
          <table:table-cell office:value-type="float" office:value="0.090916075" calcext:value-type="float">
            <text:p>0.090916075</text:p>
          </table:table-cell>
          <table:table-cell office:value-type="float" office:value="0.073698541" calcext:value-type="float">
            <text:p>0.07369854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<text:s/>2019-11-18 20:09:47</text:p>
          </table:table-cell>
          <table:table-cell office:value-type="float" office:value="25.29174" calcext:value-type="float">
            <text:p>25.29174</text:p>
          </table:table-cell>
          <table:table-cell office:value-type="string" calcext:value-type="string">
            <text:p><text:s/></text:p>
          </table:table-cell>
          <table:table-cell office:value-type="float" office:value="0.577954719" calcext:value-type="float">
            <text:p>0.577954719</text:p>
          </table:table-cell>
          <table:table-cell office:value-type="float" office:value="0.424410155" calcext:value-type="float">
            <text:p>0.424410155</text:p>
          </table:table-cell>
          <table:table-cell office:value-type="float" office:value="0.551794833" calcext:value-type="float">
            <text:p>0.551794833</text:p>
          </table:table-cell>
          <table:table-cell office:value-type="float" office:value="0.482626019" calcext:value-type="float">
            <text:p>0.482626019</text:p>
          </table:table-cell>
          <table:table-cell/>
          <table:table-cell office:value-type="float" office:value="0.004721852" calcext:value-type="float">
            <text:p>0.004721852</text:p>
          </table:table-cell>
          <table:table-cell office:value-type="float" office:value="0.003467403" calcext:value-type="float">
            <text:p>0.003467403</text:p>
          </table:table-cell>
          <table:table-cell office:value-type="float" office:value="0.004508128" calcext:value-type="float">
            <text:p>0.004508128</text:p>
          </table:table-cell>
          <table:table-cell office:value-type="float" office:value="0.003943023" calcext:value-type="float">
            <text:p>0.003943023</text:p>
          </table:table-cell>
          <table:table-cell/>
          <table:table-cell office:value-type="float" office:value="0.00368325" calcext:value-type="float">
            <text:p>0.00368325</text:p>
          </table:table-cell>
          <table:table-cell office:value-type="float" office:value="0.0024288" calcext:value-type="float">
            <text:p>0.0024288</text:p>
          </table:table-cell>
          <table:table-cell office:value-type="float" office:value="0.003469525" calcext:value-type="float">
            <text:p>0.003469525</text:p>
          </table:table-cell>
          <table:table-cell office:value-type="float" office:value="0.00290442" calcext:value-type="float">
            <text:p>0.00290442</text:p>
          </table:table-cell>
          <table:table-cell/>
          <table:table-cell office:value-type="float" office:value="25.382617927" calcext:value-type="float">
            <text:p>25.382617927</text:p>
          </table:table-cell>
          <table:table-cell office:value-type="float" office:value="25.351667605" calcext:value-type="float">
            <text:p>25.351667605</text:p>
          </table:table-cell>
          <table:table-cell office:value-type="float" office:value="25.37734488" calcext:value-type="float">
            <text:p>25.37734488</text:p>
          </table:table-cell>
          <table:table-cell office:value-type="float" office:value="25.363402408" calcext:value-type="float">
            <text:p>25.363402408</text:p>
          </table:table-cell>
          <table:table-cell/>
          <table:table-cell office:value-type="float" office:value="0.09335926" calcext:value-type="float">
            <text:p>0.09335926</text:p>
          </table:table-cell>
          <table:table-cell office:value-type="float" office:value="0.061563956" calcext:value-type="float">
            <text:p>0.061563956</text:p>
          </table:table-cell>
          <table:table-cell office:value-type="float" office:value="0.087942279" calcext:value-type="float">
            <text:p>0.087942279</text:p>
          </table:table-cell>
          <table:table-cell office:value-type="float" office:value="0.073619177" calcext:value-type="float">
            <text:p>0.07361917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2019-11-18 20:09:48</text:p>
          </table:table-cell>
          <table:table-cell office:value-type="float" office:value="25.29174" calcext:value-type="float">
            <text:p>25.29174</text:p>
          </table:table-cell>
          <table:table-cell office:value-type="string" calcext:value-type="string">
            <text:p><text:s/></text:p>
          </table:table-cell>
          <table:table-cell office:value-type="float" office:value="0.577361653" calcext:value-type="float">
            <text:p>0.577361653</text:p>
          </table:table-cell>
          <table:table-cell office:value-type="float" office:value="0.425018719" calcext:value-type="float">
            <text:p>0.425018719</text:p>
          </table:table-cell>
          <table:table-cell office:value-type="float" office:value="0.54903633" calcext:value-type="float">
            <text:p>0.54903633</text:p>
          </table:table-cell>
          <table:table-cell office:value-type="float" office:value="0.48295444" calcext:value-type="float">
            <text:p>0.48295444</text:p>
          </table:table-cell>
          <table:table-cell/>
          <table:table-cell office:value-type="float" office:value="0.004717007" calcext:value-type="float">
            <text:p>0.004717007</text:p>
          </table:table-cell>
          <table:table-cell office:value-type="float" office:value="0.003472375" calcext:value-type="float">
            <text:p>0.003472375</text:p>
          </table:table-cell>
          <table:table-cell office:value-type="float" office:value="0.004485591" calcext:value-type="float">
            <text:p>0.004485591</text:p>
          </table:table-cell>
          <table:table-cell office:value-type="float" office:value="0.003945706" calcext:value-type="float">
            <text:p>0.003945706</text:p>
          </table:table-cell>
          <table:table-cell/>
          <table:table-cell office:value-type="float" office:value="0.003678404" calcext:value-type="float">
            <text:p>0.003678404</text:p>
          </table:table-cell>
          <table:table-cell office:value-type="float" office:value="0.002433772" calcext:value-type="float">
            <text:p>0.002433772</text:p>
          </table:table-cell>
          <table:table-cell office:value-type="float" office:value="0.003446988" calcext:value-type="float">
            <text:p>0.003446988</text:p>
          </table:table-cell>
          <table:table-cell office:value-type="float" office:value="0.002907103" calcext:value-type="float">
            <text:p>0.002907103</text:p>
          </table:table-cell>
          <table:table-cell/>
          <table:table-cell office:value-type="float" office:value="25.382498383" calcext:value-type="float">
            <text:p>25.382498383</text:p>
          </table:table-cell>
          <table:table-cell office:value-type="float" office:value="25.351790276" calcext:value-type="float">
            <text:p>25.351790276</text:p>
          </table:table-cell>
          <table:table-cell office:value-type="float" office:value="25.376788848" calcext:value-type="float">
            <text:p>25.376788848</text:p>
          </table:table-cell>
          <table:table-cell office:value-type="float" office:value="25.363468609" calcext:value-type="float">
            <text:p>25.363468609</text:p>
          </table:table-cell>
          <table:table-cell/>
          <table:table-cell office:value-type="float" office:value="0.093236453" calcext:value-type="float">
            <text:p>0.093236453</text:p>
          </table:table-cell>
          <table:table-cell office:value-type="float" office:value="0.061689977" calcext:value-type="float">
            <text:p>0.061689977</text:p>
          </table:table-cell>
          <table:table-cell office:value-type="float" office:value="0.087371068" calcext:value-type="float">
            <text:p>0.087371068</text:p>
          </table:table-cell>
          <table:table-cell office:value-type="float" office:value="0.073687186" calcext:value-type="float">
            <text:p>0.07368718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<text:s/>2019-11-18 20:09:49</text:p>
          </table:table-cell>
          <table:table-cell office:value-type="float" office:value="25.29679" calcext:value-type="float">
            <text:p>25.29679</text:p>
          </table:table-cell>
          <table:table-cell office:value-type="string" calcext:value-type="string">
            <text:p><text:s/></text:p>
          </table:table-cell>
          <table:table-cell office:value-type="float" office:value="0.58080859" calcext:value-type="float">
            <text:p>0.58080859</text:p>
          </table:table-cell>
          <table:table-cell office:value-type="float" office:value="0.418614199" calcext:value-type="float">
            <text:p>0.418614199</text:p>
          </table:table-cell>
          <table:table-cell office:value-type="float" office:value="0.565764375" calcext:value-type="float">
            <text:p>0.565764375</text:p>
          </table:table-cell>
          <table:table-cell office:value-type="float" office:value="0.483161269" calcext:value-type="float">
            <text:p>0.483161269</text:p>
          </table:table-cell>
          <table:table-cell/>
          <table:table-cell office:value-type="float" office:value="0.004745168" calcext:value-type="float">
            <text:p>0.004745168</text:p>
          </table:table-cell>
          <table:table-cell office:value-type="float" office:value="0.003420051" calcext:value-type="float">
            <text:p>0.003420051</text:p>
          </table:table-cell>
          <table:table-cell office:value-type="float" office:value="0.004622258" calcext:value-type="float">
            <text:p>0.004622258</text:p>
          </table:table-cell>
          <table:table-cell office:value-type="float" office:value="0.003947396" calcext:value-type="float">
            <text:p>0.003947396</text:p>
          </table:table-cell>
          <table:table-cell/>
          <table:table-cell office:value-type="float" office:value="0.003706565" calcext:value-type="float">
            <text:p>0.003706565</text:p>
          </table:table-cell>
          <table:table-cell office:value-type="float" office:value="0.002381448" calcext:value-type="float">
            <text:p>0.002381448</text:p>
          </table:table-cell>
          <table:table-cell office:value-type="float" office:value="0.003583655" calcext:value-type="float">
            <text:p>0.003583655</text:p>
          </table:table-cell>
          <table:table-cell office:value-type="float" office:value="0.002908793" calcext:value-type="float">
            <text:p>0.002908793</text:p>
          </table:table-cell>
          <table:table-cell/>
          <table:table-cell office:value-type="float" office:value="25.38824679" calcext:value-type="float">
            <text:p>25.38824679</text:p>
          </table:table-cell>
          <table:table-cell office:value-type="float" office:value="25.355553042" calcext:value-type="float">
            <text:p>25.355553042</text:p>
          </table:table-cell>
          <table:table-cell office:value-type="float" office:value="25.385214347" calcext:value-type="float">
            <text:p>25.385214347</text:p>
          </table:table-cell>
          <table:table-cell office:value-type="float" office:value="25.368563999" calcext:value-type="float">
            <text:p>25.368563999</text:p>
          </table:table-cell>
          <table:table-cell/>
          <table:table-cell office:value-type="float" office:value="0.093950214" calcext:value-type="float">
            <text:p>0.093950214</text:p>
          </table:table-cell>
          <table:table-cell office:value-type="float" office:value="0.060363732" calcext:value-type="float">
            <text:p>0.060363732</text:p>
          </table:table-cell>
          <table:table-cell office:value-type="float" office:value="0.090834985" calcext:value-type="float">
            <text:p>0.090834985</text:p>
          </table:table-cell>
          <table:table-cell office:value-type="float" office:value="0.073730015" calcext:value-type="float">
            <text:p>0.07373001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<text:s/>2019-11-18 20:09:50</text:p>
          </table:table-cell>
          <table:table-cell office:value-type="float" office:value="25.29174" calcext:value-type="float">
            <text:p>25.29174</text:p>
          </table:table-cell>
          <table:table-cell office:value-type="string" calcext:value-type="string">
            <text:p><text:s/></text:p>
          </table:table-cell>
          <table:table-cell office:value-type="float" office:value="0.576695273" calcext:value-type="float">
            <text:p>0.576695273</text:p>
          </table:table-cell>
          <table:table-cell office:value-type="float" office:value="0.427457741" calcext:value-type="float">
            <text:p>0.427457741</text:p>
          </table:table-cell>
          <table:table-cell office:value-type="float" office:value="0.544087356" calcext:value-type="float">
            <text:p>0.544087356</text:p>
          </table:table-cell>
          <table:table-cell office:value-type="float" office:value="0.48273748" calcext:value-type="float">
            <text:p>0.48273748</text:p>
          </table:table-cell>
          <table:table-cell/>
          <table:table-cell office:value-type="float" office:value="0.004711563" calcext:value-type="float">
            <text:p>0.004711563</text:p>
          </table:table-cell>
          <table:table-cell office:value-type="float" office:value="0.003492302" calcext:value-type="float">
            <text:p>0.003492302</text:p>
          </table:table-cell>
          <table:table-cell office:value-type="float" office:value="0.004445158" calcext:value-type="float">
            <text:p>0.004445158</text:p>
          </table:table-cell>
          <table:table-cell office:value-type="float" office:value="0.003943934" calcext:value-type="float">
            <text:p>0.003943934</text:p>
          </table:table-cell>
          <table:table-cell/>
          <table:table-cell office:value-type="float" office:value="0.00367296" calcext:value-type="float">
            <text:p>0.00367296</text:p>
          </table:table-cell>
          <table:table-cell office:value-type="float" office:value="0.002453699" calcext:value-type="float">
            <text:p>0.002453699</text:p>
          </table:table-cell>
          <table:table-cell office:value-type="float" office:value="0.003406555" calcext:value-type="float">
            <text:p>0.003406555</text:p>
          </table:table-cell>
          <table:table-cell office:value-type="float" office:value="0.002905331" calcext:value-type="float">
            <text:p>0.002905331</text:p>
          </table:table-cell>
          <table:table-cell/>
          <table:table-cell office:value-type="float" office:value="25.382364061" calcext:value-type="float">
            <text:p>25.382364061</text:p>
          </table:table-cell>
          <table:table-cell office:value-type="float" office:value="25.352281922" calcext:value-type="float">
            <text:p>25.352281922</text:p>
          </table:table-cell>
          <table:table-cell office:value-type="float" office:value="25.37579128" calcext:value-type="float">
            <text:p>25.37579128</text:p>
          </table:table-cell>
          <table:table-cell office:value-type="float" office:value="25.363424875" calcext:value-type="float">
            <text:p>25.363424875</text:p>
          </table:table-cell>
          <table:table-cell/>
          <table:table-cell office:value-type="float" office:value="0.093098464" calcext:value-type="float">
            <text:p>0.093098464</text:p>
          </table:table-cell>
          <table:table-cell office:value-type="float" office:value="0.062195049" calcext:value-type="float">
            <text:p>0.062195049</text:p>
          </table:table-cell>
          <table:table-cell office:value-type="float" office:value="0.086346269" calcext:value-type="float">
            <text:p>0.086346269</text:p>
          </table:table-cell>
          <table:table-cell office:value-type="float" office:value="0.073642258" calcext:value-type="float">
            <text:p>0.07364225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<text:s/>2019-11-18 20:09:52</text:p>
          </table:table-cell>
          <table:table-cell office:value-type="float" office:value="25.29679" calcext:value-type="float">
            <text:p>25.29679</text:p>
          </table:table-cell>
          <table:table-cell office:value-type="string" calcext:value-type="string">
            <text:p><text:s/></text:p>
          </table:table-cell>
          <table:table-cell office:value-type="float" office:value="0.578118036" calcext:value-type="float">
            <text:p>0.578118036</text:p>
          </table:table-cell>
          <table:table-cell office:value-type="float" office:value="0.422151139" calcext:value-type="float">
            <text:p>0.422151139</text:p>
          </table:table-cell>
          <table:table-cell office:value-type="float" office:value="0.547469324" calcext:value-type="float">
            <text:p>0.547469324</text:p>
          </table:table-cell>
          <table:table-cell office:value-type="float" office:value="0.482006727" calcext:value-type="float">
            <text:p>0.482006727</text:p>
          </table:table-cell>
          <table:table-cell/>
          <table:table-cell office:value-type="float" office:value="0.004723187" calcext:value-type="float">
            <text:p>0.004723187</text:p>
          </table:table-cell>
          <table:table-cell office:value-type="float" office:value="0.003448947" calcext:value-type="float">
            <text:p>0.003448947</text:p>
          </table:table-cell>
          <table:table-cell office:value-type="float" office:value="0.004472789" calcext:value-type="float">
            <text:p>0.004472789</text:p>
          </table:table-cell>
          <table:table-cell office:value-type="float" office:value="0.003937963" calcext:value-type="float">
            <text:p>0.003937963</text:p>
          </table:table-cell>
          <table:table-cell/>
          <table:table-cell office:value-type="float" office:value="0.003684584" calcext:value-type="float">
            <text:p>0.003684584</text:p>
          </table:table-cell>
          <table:table-cell office:value-type="float" office:value="0.002410344" calcext:value-type="float">
            <text:p>0.002410344</text:p>
          </table:table-cell>
          <table:table-cell office:value-type="float" office:value="0.003434186" calcext:value-type="float">
            <text:p>0.003434186</text:p>
          </table:table-cell>
          <table:table-cell office:value-type="float" office:value="0.002899361" calcext:value-type="float">
            <text:p>0.002899361</text:p>
          </table:table-cell>
          <table:table-cell/>
          <table:table-cell office:value-type="float" office:value="25.387704459" calcext:value-type="float">
            <text:p>25.387704459</text:p>
          </table:table-cell>
          <table:table-cell office:value-type="float" office:value="25.356265998" calcext:value-type="float">
            <text:p>25.356265998</text:p>
          </table:table-cell>
          <table:table-cell office:value-type="float" office:value="25.381526626" calcext:value-type="float">
            <text:p>25.381526626</text:p>
          </table:table-cell>
          <table:table-cell office:value-type="float" office:value="25.368331275" calcext:value-type="float">
            <text:p>25.368331275</text:p>
          </table:table-cell>
          <table:table-cell/>
          <table:table-cell office:value-type="float" office:value="0.093393078" calcext:value-type="float">
            <text:p>0.093393078</text:p>
          </table:table-cell>
          <table:table-cell office:value-type="float" office:value="0.06109616" calcext:value-type="float">
            <text:p>0.06109616</text:p>
          </table:table-cell>
          <table:table-cell office:value-type="float" office:value="0.087046583" calcext:value-type="float">
            <text:p>0.087046583</text:p>
          </table:table-cell>
          <table:table-cell office:value-type="float" office:value="0.073490936" calcext:value-type="float">
            <text:p>0.07349093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<text:s/>2019-11-18 20:09:53</text:p>
          </table:table-cell>
          <table:table-cell office:value-type="float" office:value="25.28669" calcext:value-type="float">
            <text:p>25.28669</text:p>
          </table:table-cell>
          <table:table-cell office:value-type="string" calcext:value-type="string">
            <text:p><text:s/></text:p>
          </table:table-cell>
          <table:table-cell office:value-type="float" office:value="0.57848222" calcext:value-type="float">
            <text:p>0.57848222</text:p>
          </table:table-cell>
          <table:table-cell office:value-type="float" office:value="0.422687581" calcext:value-type="float">
            <text:p>0.422687581</text:p>
          </table:table-cell>
          <table:table-cell office:value-type="float" office:value="0.546339219" calcext:value-type="float">
            <text:p>0.546339219</text:p>
          </table:table-cell>
          <table:table-cell office:value-type="float" office:value="0.482049642" calcext:value-type="float">
            <text:p>0.482049642</text:p>
          </table:table-cell>
          <table:table-cell/>
          <table:table-cell office:value-type="float" office:value="0.004726162" calcext:value-type="float">
            <text:p>0.004726162</text:p>
          </table:table-cell>
          <table:table-cell office:value-type="float" office:value="0.00345333" calcext:value-type="float">
            <text:p>0.00345333</text:p>
          </table:table-cell>
          <table:table-cell office:value-type="float" office:value="0.004463556" calcext:value-type="float">
            <text:p>0.004463556</text:p>
          </table:table-cell>
          <table:table-cell office:value-type="float" office:value="0.003938314" calcext:value-type="float">
            <text:p>0.003938314</text:p>
          </table:table-cell>
          <table:table-cell/>
          <table:table-cell office:value-type="float" office:value="0.003687559" calcext:value-type="float">
            <text:p>0.003687559</text:p>
          </table:table-cell>
          <table:table-cell office:value-type="float" office:value="0.002414727" calcext:value-type="float">
            <text:p>0.002414727</text:p>
          </table:table-cell>
          <table:table-cell office:value-type="float" office:value="0.003424953" calcext:value-type="float">
            <text:p>0.003424953</text:p>
          </table:table-cell>
          <table:table-cell office:value-type="float" office:value="0.002899711" calcext:value-type="float">
            <text:p>0.002899711</text:p>
          </table:table-cell>
          <table:table-cell/>
          <table:table-cell office:value-type="float" office:value="25.377670643" calcext:value-type="float">
            <text:p>25.377670643</text:p>
          </table:table-cell>
          <table:table-cell office:value-type="float" office:value="25.346266623" calcext:value-type="float">
            <text:p>25.346266623</text:p>
          </table:table-cell>
          <table:table-cell office:value-type="float" office:value="25.371191548" calcext:value-type="float">
            <text:p>25.371191548</text:p>
          </table:table-cell>
          <table:table-cell office:value-type="float" office:value="25.358232526" calcext:value-type="float">
            <text:p>25.358232526</text:p>
          </table:table-cell>
          <table:table-cell/>
          <table:table-cell office:value-type="float" office:value="0.09346849" calcext:value-type="float">
            <text:p>0.09346849</text:p>
          </table:table-cell>
          <table:table-cell office:value-type="float" office:value="0.061207246" calcext:value-type="float">
            <text:p>0.061207246</text:p>
          </table:table-cell>
          <table:table-cell office:value-type="float" office:value="0.086812569" calcext:value-type="float">
            <text:p>0.086812569</text:p>
          </table:table-cell>
          <table:table-cell office:value-type="float" office:value="0.073499823" calcext:value-type="float">
            <text:p>0.07349982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<text:s/>2019-11-18 20:09:54</text:p>
          </table:table-cell>
          <table:table-cell office:value-type="float" office:value="25.29174" calcext:value-type="float">
            <text:p>25.29174</text:p>
          </table:table-cell>
          <table:table-cell office:value-type="string" calcext:value-type="string">
            <text:p><text:s/></text:p>
          </table:table-cell>
          <table:table-cell office:value-type="float" office:value="0.577855775" calcext:value-type="float">
            <text:p>0.577855775</text:p>
          </table:table-cell>
          <table:table-cell office:value-type="float" office:value="0.424046567" calcext:value-type="float">
            <text:p>0.424046567</text:p>
          </table:table-cell>
          <table:table-cell office:value-type="float" office:value="0.545090502" calcext:value-type="float">
            <text:p>0.545090502</text:p>
          </table:table-cell>
          <table:table-cell office:value-type="float" office:value="0.482131896" calcext:value-type="float">
            <text:p>0.482131896</text:p>
          </table:table-cell>
          <table:table-cell/>
          <table:table-cell office:value-type="float" office:value="0.004721044" calcext:value-type="float">
            <text:p>0.004721044</text:p>
          </table:table-cell>
          <table:table-cell office:value-type="float" office:value="0.003464433" calcext:value-type="float">
            <text:p>0.003464433</text:p>
          </table:table-cell>
          <table:table-cell office:value-type="float" office:value="0.004453354" calcext:value-type="float">
            <text:p>0.004453354</text:p>
          </table:table-cell>
          <table:table-cell office:value-type="float" office:value="0.003938986" calcext:value-type="float">
            <text:p>0.003938986</text:p>
          </table:table-cell>
          <table:table-cell/>
          <table:table-cell office:value-type="float" office:value="0.003682441" calcext:value-type="float">
            <text:p>0.003682441</text:p>
          </table:table-cell>
          <table:table-cell office:value-type="float" office:value="0.00242583" calcext:value-type="float">
            <text:p>0.00242583</text:p>
          </table:table-cell>
          <table:table-cell office:value-type="float" office:value="0.003414751" calcext:value-type="float">
            <text:p>0.003414751</text:p>
          </table:table-cell>
          <table:table-cell office:value-type="float" office:value="0.002900383" calcext:value-type="float">
            <text:p>0.002900383</text:p>
          </table:table-cell>
          <table:table-cell/>
          <table:table-cell office:value-type="float" office:value="25.382597983" calcext:value-type="float">
            <text:p>25.382597983</text:p>
          </table:table-cell>
          <table:table-cell office:value-type="float" office:value="25.351594315" calcext:value-type="float">
            <text:p>25.351594315</text:p>
          </table:table-cell>
          <table:table-cell office:value-type="float" office:value="25.375993485" calcext:value-type="float">
            <text:p>25.375993485</text:p>
          </table:table-cell>
          <table:table-cell office:value-type="float" office:value="25.363302806" calcext:value-type="float">
            <text:p>25.363302806</text:p>
          </table:table-cell>
          <table:table-cell/>
          <table:table-cell office:value-type="float" office:value="0.093338771" calcext:value-type="float">
            <text:p>0.093338771</text:p>
          </table:table-cell>
          <table:table-cell office:value-type="float" office:value="0.061488665" calcext:value-type="float">
            <text:p>0.061488665</text:p>
          </table:table-cell>
          <table:table-cell office:value-type="float" office:value="0.086553994" calcext:value-type="float">
            <text:p>0.086553994</text:p>
          </table:table-cell>
          <table:table-cell office:value-type="float" office:value="0.073516856" calcext:value-type="float">
            <text:p>0.07351685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<text:s/>2019-11-18 20:09:55</text:p>
          </table:table-cell>
          <table:table-cell office:value-type="float" office:value="25.29174" calcext:value-type="float">
            <text:p>25.29174</text:p>
          </table:table-cell>
          <table:table-cell office:value-type="string" calcext:value-type="string">
            <text:p><text:s/></text:p>
          </table:table-cell>
          <table:table-cell office:value-type="float" office:value="0.579053233" calcext:value-type="float">
            <text:p>0.579053233</text:p>
          </table:table-cell>
          <table:table-cell office:value-type="float" office:value="0.422106436" calcext:value-type="float">
            <text:p>0.422106436</text:p>
          </table:table-cell>
          <table:table-cell office:value-type="float" office:value="0.547497934" calcext:value-type="float">
            <text:p>0.547497934</text:p>
          </table:table-cell>
          <table:table-cell office:value-type="float" office:value="0.482040701" calcext:value-type="float">
            <text:p>0.482040701</text:p>
          </table:table-cell>
          <table:table-cell/>
          <table:table-cell office:value-type="float" office:value="0.004730827" calcext:value-type="float">
            <text:p>0.004730827</text:p>
          </table:table-cell>
          <table:table-cell office:value-type="float" office:value="0.003448582" calcext:value-type="float">
            <text:p>0.003448582</text:p>
          </table:table-cell>
          <table:table-cell office:value-type="float" office:value="0.004473022" calcext:value-type="float">
            <text:p>0.004473022</text:p>
          </table:table-cell>
          <table:table-cell office:value-type="float" office:value="0.003938241" calcext:value-type="float">
            <text:p>0.003938241</text:p>
          </table:table-cell>
          <table:table-cell/>
          <table:table-cell office:value-type="float" office:value="0.003692224" calcext:value-type="float">
            <text:p>0.003692224</text:p>
          </table:table-cell>
          <table:table-cell office:value-type="float" office:value="0.002409979" calcext:value-type="float">
            <text:p>0.002409979</text:p>
          </table:table-cell>
          <table:table-cell office:value-type="float" office:value="0.00343442" calcext:value-type="float">
            <text:p>0.00343442</text:p>
          </table:table-cell>
          <table:table-cell office:value-type="float" office:value="0.002899638" calcext:value-type="float">
            <text:p>0.002899638</text:p>
          </table:table-cell>
          <table:table-cell/>
          <table:table-cell office:value-type="float" office:value="25.382839353" calcext:value-type="float">
            <text:p>25.382839353</text:p>
          </table:table-cell>
          <table:table-cell office:value-type="float" office:value="25.351203233" calcext:value-type="float">
            <text:p>25.351203233</text:p>
          </table:table-cell>
          <table:table-cell office:value-type="float" office:value="25.376478752" calcext:value-type="float">
            <text:p>25.376478752</text:p>
          </table:table-cell>
          <table:table-cell office:value-type="float" office:value="25.363284424" calcext:value-type="float">
            <text:p>25.363284424</text:p>
          </table:table-cell>
          <table:table-cell/>
          <table:table-cell office:value-type="float" office:value="0.09358673" calcext:value-type="float">
            <text:p>0.09358673</text:p>
          </table:table-cell>
          <table:table-cell office:value-type="float" office:value="0.061086903" calcext:value-type="float">
            <text:p>0.061086903</text:p>
          </table:table-cell>
          <table:table-cell office:value-type="float" office:value="0.087052508" calcext:value-type="float">
            <text:p>0.087052508</text:p>
          </table:table-cell>
          <table:table-cell office:value-type="float" office:value="0.073497972" calcext:value-type="float">
            <text:p>0.07349797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<text:s/>2019-11-18 20:09:57</text:p>
          </table:table-cell>
          <table:table-cell office:value-type="float" office:value="25.29174" calcext:value-type="float">
            <text:p>25.29174</text:p>
          </table:table-cell>
          <table:table-cell office:value-type="string" calcext:value-type="string">
            <text:p><text:s/></text:p>
          </table:table-cell>
          <table:table-cell office:value-type="float" office:value="0.578356454" calcext:value-type="float">
            <text:p>0.578356454</text:p>
          </table:table-cell>
          <table:table-cell office:value-type="float" office:value="0.424451283" calcext:value-type="float">
            <text:p>0.424451283</text:p>
          </table:table-cell>
          <table:table-cell office:value-type="float" office:value="0.55062837" calcext:value-type="float">
            <text:p>0.55062837</text:p>
          </table:table-cell>
          <table:table-cell office:value-type="float" office:value="0.482721386" calcext:value-type="float">
            <text:p>0.482721386</text:p>
          </table:table-cell>
          <table:table-cell/>
          <table:table-cell office:value-type="float" office:value="0.004725134" calcext:value-type="float">
            <text:p>0.004725134</text:p>
          </table:table-cell>
          <table:table-cell office:value-type="float" office:value="0.003467739" calcext:value-type="float">
            <text:p>0.003467739</text:p>
          </table:table-cell>
          <table:table-cell office:value-type="float" office:value="0.004498598" calcext:value-type="float">
            <text:p>0.004498598</text:p>
          </table:table-cell>
          <table:table-cell office:value-type="float" office:value="0.003943802" calcext:value-type="float">
            <text:p>0.003943802</text:p>
          </table:table-cell>
          <table:table-cell/>
          <table:table-cell office:value-type="float" office:value="0.003686532" calcext:value-type="float">
            <text:p>0.003686532</text:p>
          </table:table-cell>
          <table:table-cell office:value-type="float" office:value="0.002429136" calcext:value-type="float">
            <text:p>0.002429136</text:p>
          </table:table-cell>
          <table:table-cell office:value-type="float" office:value="0.003459995" calcext:value-type="float">
            <text:p>0.003459995</text:p>
          </table:table-cell>
          <table:table-cell office:value-type="float" office:value="0.002905199" calcext:value-type="float">
            <text:p>0.002905199</text:p>
          </table:table-cell>
          <table:table-cell/>
          <table:table-cell office:value-type="float" office:value="25.382698904" calcext:value-type="float">
            <text:p>25.382698904</text:p>
          </table:table-cell>
          <table:table-cell office:value-type="float" office:value="25.351675895" calcext:value-type="float">
            <text:p>25.351675895</text:p>
          </table:table-cell>
          <table:table-cell office:value-type="float" office:value="25.377109756" calcext:value-type="float">
            <text:p>25.377109756</text:p>
          </table:table-cell>
          <table:table-cell office:value-type="float" office:value="25.363421631" calcext:value-type="float">
            <text:p>25.363421631</text:p>
          </table:table-cell>
          <table:table-cell/>
          <table:table-cell office:value-type="float" office:value="0.093442448" calcext:value-type="float">
            <text:p>0.093442448</text:p>
          </table:table-cell>
          <table:table-cell office:value-type="float" office:value="0.061572473" calcext:value-type="float">
            <text:p>0.061572473</text:p>
          </table:table-cell>
          <table:table-cell office:value-type="float" office:value="0.087700736" calcext:value-type="float">
            <text:p>0.087700736</text:p>
          </table:table-cell>
          <table:table-cell office:value-type="float" office:value="0.073638926" calcext:value-type="float">
            <text:p>0.07363892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<text:s/>2019-11-18 20:09:58</text:p>
          </table:table-cell>
          <table:table-cell office:value-type="float" office:value="25.27658" calcext:value-type="float">
            <text:p>25.27658</text:p>
          </table:table-cell>
          <table:table-cell office:value-type="string" calcext:value-type="string">
            <text:p><text:s/></text:p>
          </table:table-cell>
          <table:table-cell office:value-type="float" office:value="0.578670571" calcext:value-type="float">
            <text:p>0.578670571</text:p>
          </table:table-cell>
          <table:table-cell office:value-type="float" office:value="0.422622016" calcext:value-type="float">
            <text:p>0.422622016</text:p>
          </table:table-cell>
          <table:table-cell office:value-type="float" office:value="0.552464789" calcext:value-type="float">
            <text:p>0.552464789</text:p>
          </table:table-cell>
          <table:table-cell office:value-type="float" office:value="0.482410846" calcext:value-type="float">
            <text:p>0.482410846</text:p>
          </table:table-cell>
          <table:table-cell/>
          <table:table-cell office:value-type="float" office:value="0.004727701" calcext:value-type="float">
            <text:p>0.004727701</text:p>
          </table:table-cell>
          <table:table-cell office:value-type="float" office:value="0.003452794" calcext:value-type="float">
            <text:p>0.003452794</text:p>
          </table:table-cell>
          <table:table-cell office:value-type="float" office:value="0.004513601" calcext:value-type="float">
            <text:p>0.004513601</text:p>
          </table:table-cell>
          <table:table-cell office:value-type="float" office:value="0.003941265" calcext:value-type="float">
            <text:p>0.003941265</text:p>
          </table:table-cell>
          <table:table-cell/>
          <table:table-cell office:value-type="float" office:value="0.003689098" calcext:value-type="float">
            <text:p>0.003689098</text:p>
          </table:table-cell>
          <table:table-cell office:value-type="float" office:value="0.002414192" calcext:value-type="float">
            <text:p>0.002414192</text:p>
          </table:table-cell>
          <table:table-cell office:value-type="float" office:value="0.003474998" calcext:value-type="float">
            <text:p>0.003474998</text:p>
          </table:table-cell>
          <table:table-cell office:value-type="float" office:value="0.002902662" calcext:value-type="float">
            <text:p>0.002902662</text:p>
          </table:table-cell>
          <table:table-cell/>
          <table:table-cell office:value-type="float" office:value="25.367601386" calcext:value-type="float">
            <text:p>25.367601386</text:p>
          </table:table-cell>
          <table:table-cell office:value-type="float" office:value="25.3361459" calcext:value-type="float">
            <text:p>25.3361459</text:p>
          </table:table-cell>
          <table:table-cell office:value-type="float" office:value="25.362319017" calcext:value-type="float">
            <text:p>25.362319017</text:p>
          </table:table-cell>
          <table:table-cell office:value-type="float" office:value="25.348197937" calcext:value-type="float">
            <text:p>25.348197937</text:p>
          </table:table-cell>
          <table:table-cell/>
          <table:table-cell office:value-type="float" office:value="0.093507492" calcext:value-type="float">
            <text:p>0.093507492</text:p>
          </table:table-cell>
          <table:table-cell office:value-type="float" office:value="0.061193669" calcext:value-type="float">
            <text:p>0.061193669</text:p>
          </table:table-cell>
          <table:table-cell office:value-type="float" office:value="0.088081009" calcext:value-type="float">
            <text:p>0.088081009</text:p>
          </table:table-cell>
          <table:table-cell office:value-type="float" office:value="0.07357462" calcext:value-type="float">
            <text:p>0.0735746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<text:s/>2019-11-18 20:09:59</text:p>
          </table:table-cell>
          <table:table-cell office:value-type="float" office:value="25.29679" calcext:value-type="float">
            <text:p>25.29679</text:p>
          </table:table-cell>
          <table:table-cell office:value-type="string" calcext:value-type="string">
            <text:p><text:s/></text:p>
          </table:table-cell>
          <table:table-cell office:value-type="float" office:value="0.577318737" calcext:value-type="float">
            <text:p>0.577318737</text:p>
          </table:table-cell>
          <table:table-cell office:value-type="float" office:value="0.427212766" calcext:value-type="float">
            <text:p>0.427212766</text:p>
          </table:table-cell>
          <table:table-cell office:value-type="float" office:value="0.543492501" calcext:value-type="float">
            <text:p>0.543492501</text:p>
          </table:table-cell>
          <table:table-cell office:value-type="float" office:value="0.482291041" calcext:value-type="float">
            <text:p>0.482291041</text:p>
          </table:table-cell>
          <table:table-cell/>
          <table:table-cell office:value-type="float" office:value="0.004716656" calcext:value-type="float">
            <text:p>0.004716656</text:p>
          </table:table-cell>
          <table:table-cell office:value-type="float" office:value="0.0034903" calcext:value-type="float">
            <text:p>0.0034903</text:p>
          </table:table-cell>
          <table:table-cell office:value-type="float" office:value="0.004440298" calcext:value-type="float">
            <text:p>0.004440298</text:p>
          </table:table-cell>
          <table:table-cell office:value-type="float" office:value="0.003940286" calcext:value-type="float">
            <text:p>0.003940286</text:p>
          </table:table-cell>
          <table:table-cell/>
          <table:table-cell office:value-type="float" office:value="0.003678054" calcext:value-type="float">
            <text:p>0.003678054</text:p>
          </table:table-cell>
          <table:table-cell office:value-type="float" office:value="0.002451698" calcext:value-type="float">
            <text:p>0.002451698</text:p>
          </table:table-cell>
          <table:table-cell office:value-type="float" office:value="0.003401695" calcext:value-type="float">
            <text:p>0.003401695</text:p>
          </table:table-cell>
          <table:table-cell office:value-type="float" office:value="0.002901684" calcext:value-type="float">
            <text:p>0.002901684</text:p>
          </table:table-cell>
          <table:table-cell/>
          <table:table-cell office:value-type="float" office:value="25.387543346" calcext:value-type="float">
            <text:p>25.387543346</text:p>
          </table:table-cell>
          <table:table-cell office:value-type="float" office:value="25.357286291" calcext:value-type="float">
            <text:p>25.357286291</text:p>
          </table:table-cell>
          <table:table-cell office:value-type="float" office:value="25.380725019" calcext:value-type="float">
            <text:p>25.380725019</text:p>
          </table:table-cell>
          <table:table-cell office:value-type="float" office:value="25.368388585" calcext:value-type="float">
            <text:p>25.368388585</text:p>
          </table:table-cell>
          <table:table-cell/>
          <table:table-cell office:value-type="float" office:value="0.093227566" calcext:value-type="float">
            <text:p>0.093227566</text:p>
          </table:table-cell>
          <table:table-cell office:value-type="float" office:value="0.062144319" calcext:value-type="float">
            <text:p>0.062144319</text:p>
          </table:table-cell>
          <table:table-cell office:value-type="float" office:value="0.086223091" calcext:value-type="float">
            <text:p>0.086223091</text:p>
          </table:table-cell>
          <table:table-cell office:value-type="float" office:value="0.073549811" calcext:value-type="float">
            <text:p>0.07354981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<text:s/>2019-11-18 20:10:01</text:p>
          </table:table-cell>
          <table:table-cell office:value-type="float" office:value="25.28669" calcext:value-type="float">
            <text:p>25.28669</text:p>
          </table:table-cell>
          <table:table-cell office:value-type="string" calcext:value-type="string">
            <text:p><text:s/></text:p>
          </table:table-cell>
          <table:table-cell office:value-type="float" office:value="0.577558348" calcext:value-type="float">
            <text:p>0.577558348</text:p>
          </table:table-cell>
          <table:table-cell office:value-type="float" office:value="0.425713709" calcext:value-type="float">
            <text:p>0.425713709</text:p>
          </table:table-cell>
          <table:table-cell office:value-type="float" office:value="0.546897715" calcext:value-type="float">
            <text:p>0.546897715</text:p>
          </table:table-cell>
          <table:table-cell office:value-type="float" office:value="0.482438264" calcext:value-type="float">
            <text:p>0.482438264</text:p>
          </table:table-cell>
          <table:table-cell/>
          <table:table-cell office:value-type="float" office:value="0.004718614" calcext:value-type="float">
            <text:p>0.004718614</text:p>
          </table:table-cell>
          <table:table-cell office:value-type="float" office:value="0.003478053" calcext:value-type="float">
            <text:p>0.003478053</text:p>
          </table:table-cell>
          <table:table-cell office:value-type="float" office:value="0.004468119" calcext:value-type="float">
            <text:p>0.004468119</text:p>
          </table:table-cell>
          <table:table-cell office:value-type="float" office:value="0.003941489" calcext:value-type="float">
            <text:p>0.003941489</text:p>
          </table:table-cell>
          <table:table-cell/>
          <table:table-cell office:value-type="float" office:value="0.003680011" calcext:value-type="float">
            <text:p>0.003680011</text:p>
          </table:table-cell>
          <table:table-cell office:value-type="float" office:value="0.00243945" calcext:value-type="float">
            <text:p>0.00243945</text:p>
          </table:table-cell>
          <table:table-cell office:value-type="float" office:value="0.003429516" calcext:value-type="float">
            <text:p>0.003429516</text:p>
          </table:table-cell>
          <table:table-cell office:value-type="float" office:value="0.002902886" calcext:value-type="float">
            <text:p>0.002902886</text:p>
          </table:table-cell>
          <table:table-cell/>
          <table:table-cell office:value-type="float" office:value="25.377484417" calcext:value-type="float">
            <text:p>25.377484417</text:p>
          </table:table-cell>
          <table:table-cell office:value-type="float" office:value="25.346876618" calcext:value-type="float">
            <text:p>25.346876618</text:p>
          </table:table-cell>
          <table:table-cell office:value-type="float" office:value="25.371304125" calcext:value-type="float">
            <text:p>25.371304125</text:p>
          </table:table-cell>
          <table:table-cell office:value-type="float" office:value="25.358310862" calcext:value-type="float">
            <text:p>25.358310862</text:p>
          </table:table-cell>
          <table:table-cell/>
          <table:table-cell office:value-type="float" office:value="0.093277183" calcext:value-type="float">
            <text:p>0.093277183</text:p>
          </table:table-cell>
          <table:table-cell office:value-type="float" office:value="0.061833895" calcext:value-type="float">
            <text:p>0.061833895</text:p>
          </table:table-cell>
          <table:table-cell office:value-type="float" office:value="0.086928219" calcext:value-type="float">
            <text:p>0.086928219</text:p>
          </table:table-cell>
          <table:table-cell office:value-type="float" office:value="0.073580298" calcext:value-type="float">
            <text:p>0.07358029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<text:s/>2019-11-18 20:10:02</text:p>
          </table:table-cell>
          <table:table-cell office:value-type="float" office:value="25.29679" calcext:value-type="float">
            <text:p>25.29679</text:p>
          </table:table-cell>
          <table:table-cell office:value-type="string" calcext:value-type="string">
            <text:p><text:s/></text:p>
          </table:table-cell>
          <table:table-cell office:value-type="float" office:value="0.577178666" calcext:value-type="float">
            <text:p>0.577178666</text:p>
          </table:table-cell>
          <table:table-cell office:value-type="float" office:value="0.427224687" calcext:value-type="float">
            <text:p>0.427224687</text:p>
          </table:table-cell>
          <table:table-cell office:value-type="float" office:value="0.544085567" calcext:value-type="float">
            <text:p>0.544085567</text:p>
          </table:table-cell>
          <table:table-cell office:value-type="float" office:value="0.481770692" calcext:value-type="float">
            <text:p>0.481770692</text:p>
          </table:table-cell>
          <table:table-cell/>
          <table:table-cell office:value-type="float" office:value="0.004715512" calcext:value-type="float">
            <text:p>0.004715512</text:p>
          </table:table-cell>
          <table:table-cell office:value-type="float" office:value="0.003490398" calcext:value-type="float">
            <text:p>0.003490398</text:p>
          </table:table-cell>
          <table:table-cell office:value-type="float" office:value="0.004445144" calcext:value-type="float">
            <text:p>0.004445144</text:p>
          </table:table-cell>
          <table:table-cell office:value-type="float" office:value="0.003936035" calcext:value-type="float">
            <text:p>0.003936035</text:p>
          </table:table-cell>
          <table:table-cell/>
          <table:table-cell office:value-type="float" office:value="0.003676909" calcext:value-type="float">
            <text:p>0.003676909</text:p>
          </table:table-cell>
          <table:table-cell office:value-type="float" office:value="0.002451795" calcext:value-type="float">
            <text:p>0.002451795</text:p>
          </table:table-cell>
          <table:table-cell office:value-type="float" office:value="0.003406541" calcext:value-type="float">
            <text:p>0.003406541</text:p>
          </table:table-cell>
          <table:table-cell office:value-type="float" office:value="0.002897432" calcext:value-type="float">
            <text:p>0.002897432</text:p>
          </table:table-cell>
          <table:table-cell/>
          <table:table-cell office:value-type="float" office:value="25.387515112" calcext:value-type="float">
            <text:p>25.387515112</text:p>
          </table:table-cell>
          <table:table-cell office:value-type="float" office:value="25.357288694" calcext:value-type="float">
            <text:p>25.357288694</text:p>
          </table:table-cell>
          <table:table-cell office:value-type="float" office:value="25.380844563" calcext:value-type="float">
            <text:p>25.380844563</text:p>
          </table:table-cell>
          <table:table-cell office:value-type="float" office:value="25.368283698" calcext:value-type="float">
            <text:p>25.368283698</text:p>
          </table:table-cell>
          <table:table-cell/>
          <table:table-cell office:value-type="float" office:value="0.093198561" calcext:value-type="float">
            <text:p>0.093198561</text:p>
          </table:table-cell>
          <table:table-cell office:value-type="float" office:value="0.062146788" calcext:value-type="float">
            <text:p>0.062146788</text:p>
          </table:table-cell>
          <table:table-cell office:value-type="float" office:value="0.086345899" calcext:value-type="float">
            <text:p>0.086345899</text:p>
          </table:table-cell>
          <table:table-cell office:value-type="float" office:value="0.073442059" calcext:value-type="float">
            <text:p>0.07344205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<text:s/>2019-11-18 20:10:03</text:p>
          </table:table-cell>
          <table:table-cell office:value-type="float" office:value="25.29174" calcext:value-type="float">
            <text:p>25.29174</text:p>
          </table:table-cell>
          <table:table-cell office:value-type="string" calcext:value-type="string">
            <text:p><text:s/></text:p>
          </table:table-cell>
          <table:table-cell office:value-type="float" office:value="0.577836702" calcext:value-type="float">
            <text:p>0.577836702</text:p>
          </table:table-cell>
          <table:table-cell office:value-type="float" office:value="0.425662449" calcext:value-type="float">
            <text:p>0.425662449</text:p>
          </table:table-cell>
          <table:table-cell office:value-type="float" office:value="0.545353954" calcext:value-type="float">
            <text:p>0.545353954</text:p>
          </table:table-cell>
          <table:table-cell office:value-type="float" office:value="0.481758175" calcext:value-type="float">
            <text:p>0.481758175</text:p>
          </table:table-cell>
          <table:table-cell/>
          <table:table-cell office:value-type="float" office:value="0.004720888" calcext:value-type="float">
            <text:p>0.004720888</text:p>
          </table:table-cell>
          <table:table-cell office:value-type="float" office:value="0.003477634" calcext:value-type="float">
            <text:p>0.003477634</text:p>
          </table:table-cell>
          <table:table-cell office:value-type="float" office:value="0.004455506" calcext:value-type="float">
            <text:p>0.004455506</text:p>
          </table:table-cell>
          <table:table-cell office:value-type="float" office:value="0.003935933" calcext:value-type="float">
            <text:p>0.003935933</text:p>
          </table:table-cell>
          <table:table-cell/>
          <table:table-cell office:value-type="float" office:value="0.003682285" calcext:value-type="float">
            <text:p>0.003682285</text:p>
          </table:table-cell>
          <table:table-cell office:value-type="float" office:value="0.002439032" calcext:value-type="float">
            <text:p>0.002439032</text:p>
          </table:table-cell>
          <table:table-cell office:value-type="float" office:value="0.003416903" calcext:value-type="float">
            <text:p>0.003416903</text:p>
          </table:table-cell>
          <table:table-cell office:value-type="float" office:value="0.00289733" calcext:value-type="float">
            <text:p>0.00289733</text:p>
          </table:table-cell>
          <table:table-cell/>
          <table:table-cell office:value-type="float" office:value="25.382594138" calcext:value-type="float">
            <text:p>25.382594138</text:p>
          </table:table-cell>
          <table:table-cell office:value-type="float" office:value="25.351920036" calcext:value-type="float">
            <text:p>25.351920036</text:p>
          </table:table-cell>
          <table:table-cell office:value-type="float" office:value="25.376046589" calcext:value-type="float">
            <text:p>25.376046589</text:p>
          </table:table-cell>
          <table:table-cell office:value-type="float" office:value="25.363227474" calcext:value-type="float">
            <text:p>25.363227474</text:p>
          </table:table-cell>
          <table:table-cell/>
          <table:table-cell office:value-type="float" office:value="0.093334822" calcext:value-type="float">
            <text:p>0.093334822</text:p>
          </table:table-cell>
          <table:table-cell office:value-type="float" office:value="0.061823281" calcext:value-type="float">
            <text:p>0.061823281</text:p>
          </table:table-cell>
          <table:table-cell office:value-type="float" office:value="0.086608548" calcext:value-type="float">
            <text:p>0.086608548</text:p>
          </table:table-cell>
          <table:table-cell office:value-type="float" office:value="0.073439467" calcext:value-type="float">
            <text:p>0.07343946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<text:s/>2019-11-18 20:10:04</text:p>
          </table:table-cell>
          <table:table-cell office:value-type="float" office:value="25.30185" calcext:value-type="float">
            <text:p>25.30185</text:p>
          </table:table-cell>
          <table:table-cell office:value-type="string" calcext:value-type="string">
            <text:p><text:s/></text:p>
          </table:table-cell>
          <table:table-cell office:value-type="float" office:value="0.579252908" calcext:value-type="float">
            <text:p>0.579252908</text:p>
          </table:table-cell>
          <table:table-cell office:value-type="float" office:value="0.423857024" calcext:value-type="float">
            <text:p>0.423857024</text:p>
          </table:table-cell>
          <table:table-cell office:value-type="float" office:value="0.546999639" calcext:value-type="float">
            <text:p>0.546999639</text:p>
          </table:table-cell>
          <table:table-cell office:value-type="float" office:value="0.482374487" calcext:value-type="float">
            <text:p>0.482374487</text:p>
          </table:table-cell>
          <table:table-cell/>
          <table:table-cell office:value-type="float" office:value="0.004732458" calcext:value-type="float">
            <text:p>0.004732458</text:p>
          </table:table-cell>
          <table:table-cell office:value-type="float" office:value="0.003462884" calcext:value-type="float">
            <text:p>0.003462884</text:p>
          </table:table-cell>
          <table:table-cell office:value-type="float" office:value="0.004468951" calcext:value-type="float">
            <text:p>0.004468951</text:p>
          </table:table-cell>
          <table:table-cell office:value-type="float" office:value="0.003940968" calcext:value-type="float">
            <text:p>0.003940968</text:p>
          </table:table-cell>
          <table:table-cell/>
          <table:table-cell office:value-type="float" office:value="0.003693856" calcext:value-type="float">
            <text:p>0.003693856</text:p>
          </table:table-cell>
          <table:table-cell office:value-type="float" office:value="0.002424281" calcext:value-type="float">
            <text:p>0.002424281</text:p>
          </table:table-cell>
          <table:table-cell office:value-type="float" office:value="0.003430349" calcext:value-type="float">
            <text:p>0.003430349</text:p>
          </table:table-cell>
          <table:table-cell office:value-type="float" office:value="0.002902365" calcext:value-type="float">
            <text:p>0.002902365</text:p>
          </table:table-cell>
          <table:table-cell/>
          <table:table-cell office:value-type="float" office:value="25.392986826" calcext:value-type="float">
            <text:p>25.392986826</text:p>
          </table:table-cell>
          <table:table-cell office:value-type="float" office:value="25.361663614" calcext:value-type="float">
            <text:p>25.361663614</text:p>
          </table:table-cell>
          <table:table-cell office:value-type="float" office:value="25.386485593" calcext:value-type="float">
            <text:p>25.386485593</text:p>
          </table:table-cell>
          <table:table-cell office:value-type="float" office:value="25.373459106" calcext:value-type="float">
            <text:p>25.373459106</text:p>
          </table:table-cell>
          <table:table-cell/>
          <table:table-cell office:value-type="float" office:value="0.093628077" calcext:value-type="float">
            <text:p>0.093628077</text:p>
          </table:table-cell>
          <table:table-cell office:value-type="float" office:value="0.061449414" calcext:value-type="float">
            <text:p>0.061449414</text:p>
          </table:table-cell>
          <table:table-cell office:value-type="float" office:value="0.086949324" calcext:value-type="float">
            <text:p>0.086949324</text:p>
          </table:table-cell>
          <table:table-cell office:value-type="float" office:value="0.073567091" calcext:value-type="float">
            <text:p>0.07356709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<text:s/>2019-11-18 20:10:06</text:p>
          </table:table-cell>
          <table:table-cell office:value-type="float" office:value="25.29174" calcext:value-type="float">
            <text:p>25.29174</text:p>
          </table:table-cell>
          <table:table-cell office:value-type="string" calcext:value-type="string">
            <text:p><text:s/></text:p>
          </table:table-cell>
          <table:table-cell office:value-type="float" office:value="0.579571197" calcext:value-type="float">
            <text:p>0.579571197</text:p>
          </table:table-cell>
          <table:table-cell office:value-type="float" office:value="0.423229983" calcext:value-type="float">
            <text:p>0.423229983</text:p>
          </table:table-cell>
          <table:table-cell office:value-type="float" office:value="0.547007388" calcext:value-type="float">
            <text:p>0.547007388</text:p>
          </table:table-cell>
          <table:table-cell office:value-type="float" office:value="0.48205441" calcext:value-type="float">
            <text:p>0.48205441</text:p>
          </table:table-cell>
          <table:table-cell/>
          <table:table-cell office:value-type="float" office:value="0.004735059" calcext:value-type="float">
            <text:p>0.004735059</text:p>
          </table:table-cell>
          <table:table-cell office:value-type="float" office:value="0.003457761" calcext:value-type="float">
            <text:p>0.003457761</text:p>
          </table:table-cell>
          <table:table-cell office:value-type="float" office:value="0.004469015" calcext:value-type="float">
            <text:p>0.004469015</text:p>
          </table:table-cell>
          <table:table-cell office:value-type="float" office:value="0.003938353" calcext:value-type="float">
            <text:p>0.003938353</text:p>
          </table:table-cell>
          <table:table-cell/>
          <table:table-cell office:value-type="float" office:value="0.003696456" calcext:value-type="float">
            <text:p>0.003696456</text:p>
          </table:table-cell>
          <table:table-cell office:value-type="float" office:value="0.002419159" calcext:value-type="float">
            <text:p>0.002419159</text:p>
          </table:table-cell>
          <table:table-cell office:value-type="float" office:value="0.003430412" calcext:value-type="float">
            <text:p>0.003430412</text:p>
          </table:table-cell>
          <table:table-cell office:value-type="float" office:value="0.00289975" calcext:value-type="float">
            <text:p>0.00289975</text:p>
          </table:table-cell>
          <table:table-cell/>
          <table:table-cell office:value-type="float" office:value="25.382943759" calcext:value-type="float">
            <text:p>25.382943759</text:p>
          </table:table-cell>
          <table:table-cell office:value-type="float" office:value="25.351429712" calcext:value-type="float">
            <text:p>25.351429712</text:p>
          </table:table-cell>
          <table:table-cell office:value-type="float" office:value="25.376379873" calcext:value-type="float">
            <text:p>25.376379873</text:p>
          </table:table-cell>
          <table:table-cell office:value-type="float" office:value="25.363287187" calcext:value-type="float">
            <text:p>25.363287187</text:p>
          </table:table-cell>
          <table:table-cell/>
          <table:table-cell office:value-type="float" office:value="0.093693986" calcext:value-type="float">
            <text:p>0.093693986</text:p>
          </table:table-cell>
          <table:table-cell office:value-type="float" office:value="0.061319567" calcext:value-type="float">
            <text:p>0.061319567</text:p>
          </table:table-cell>
          <table:table-cell office:value-type="float" office:value="0.086950929" calcext:value-type="float">
            <text:p>0.086950929</text:p>
          </table:table-cell>
          <table:table-cell office:value-type="float" office:value="0.073500811" calcext:value-type="float">
            <text:p>0.07350081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<text:s/>2019-11-18 20:10:07</text:p>
          </table:table-cell>
          <table:table-cell office:value-type="float" office:value="25.29174" calcext:value-type="float">
            <text:p>25.29174</text:p>
          </table:table-cell>
          <table:table-cell office:value-type="string" calcext:value-type="string">
            <text:p><text:s/></text:p>
          </table:table-cell>
          <table:table-cell office:value-type="float" office:value="0.579000184" calcext:value-type="float">
            <text:p>0.579000184</text:p>
          </table:table-cell>
          <table:table-cell office:value-type="float" office:value="0.424742749" calcext:value-type="float">
            <text:p>0.424742749</text:p>
          </table:table-cell>
          <table:table-cell office:value-type="float" office:value="0.547144478" calcext:value-type="float">
            <text:p>0.547144478</text:p>
          </table:table-cell>
          <table:table-cell office:value-type="float" office:value="0.482207594" calcext:value-type="float">
            <text:p>0.482207594</text:p>
          </table:table-cell>
          <table:table-cell/>
          <table:table-cell office:value-type="float" office:value="0.004730394" calcext:value-type="float">
            <text:p>0.004730394</text:p>
          </table:table-cell>
          <table:table-cell office:value-type="float" office:value="0.003470121" calcext:value-type="float">
            <text:p>0.003470121</text:p>
          </table:table-cell>
          <table:table-cell office:value-type="float" office:value="0.004470135" calcext:value-type="float">
            <text:p>0.004470135</text:p>
          </table:table-cell>
          <table:table-cell office:value-type="float" office:value="0.003939605" calcext:value-type="float">
            <text:p>0.003939605</text:p>
          </table:table-cell>
          <table:table-cell/>
          <table:table-cell office:value-type="float" office:value="0.003691791" calcext:value-type="float">
            <text:p>0.003691791</text:p>
          </table:table-cell>
          <table:table-cell office:value-type="float" office:value="0.002431518" calcext:value-type="float">
            <text:p>0.002431518</text:p>
          </table:table-cell>
          <table:table-cell office:value-type="float" office:value="0.003431532" calcext:value-type="float">
            <text:p>0.003431532</text:p>
          </table:table-cell>
          <table:table-cell office:value-type="float" office:value="0.002901002" calcext:value-type="float">
            <text:p>0.002901002</text:p>
          </table:table-cell>
          <table:table-cell/>
          <table:table-cell office:value-type="float" office:value="25.382828661" calcext:value-type="float">
            <text:p>25.382828661</text:p>
          </table:table-cell>
          <table:table-cell office:value-type="float" office:value="25.351734648" calcext:value-type="float">
            <text:p>25.351734648</text:p>
          </table:table-cell>
          <table:table-cell office:value-type="float" office:value="25.376407506" calcext:value-type="float">
            <text:p>25.376407506</text:p>
          </table:table-cell>
          <table:table-cell office:value-type="float" office:value="25.363318065" calcext:value-type="float">
            <text:p>25.363318065</text:p>
          </table:table-cell>
          <table:table-cell/>
          <table:table-cell office:value-type="float" office:value="0.093575746" calcext:value-type="float">
            <text:p>0.093575746</text:p>
          </table:table-cell>
          <table:table-cell office:value-type="float" office:value="0.06163283" calcext:value-type="float">
            <text:p>0.06163283</text:p>
          </table:table-cell>
          <table:table-cell office:value-type="float" office:value="0.086979317" calcext:value-type="float">
            <text:p>0.086979317</text:p>
          </table:table-cell>
          <table:table-cell office:value-type="float" office:value="0.073532531" calcext:value-type="float">
            <text:p>0.07353253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<text:s/>2019-11-18 20:10:08</text:p>
          </table:table-cell>
          <table:table-cell office:value-type="float" office:value="25.29679" calcext:value-type="float">
            <text:p>25.29679</text:p>
          </table:table-cell>
          <table:table-cell office:value-type="string" calcext:value-type="string">
            <text:p><text:s/></text:p>
          </table:table-cell>
          <table:table-cell office:value-type="float" office:value="0.57894654" calcext:value-type="float">
            <text:p>0.57894654</text:p>
          </table:table-cell>
          <table:table-cell office:value-type="float" office:value="0.425199917" calcext:value-type="float">
            <text:p>0.425199917</text:p>
          </table:table-cell>
          <table:table-cell office:value-type="float" office:value="0.546678966" calcext:value-type="float">
            <text:p>0.546678966</text:p>
          </table:table-cell>
          <table:table-cell office:value-type="float" office:value="0.482208786" calcext:value-type="float">
            <text:p>0.482208786</text:p>
          </table:table-cell>
          <table:table-cell/>
          <table:table-cell office:value-type="float" office:value="0.004729955" calcext:value-type="float">
            <text:p>0.004729955</text:p>
          </table:table-cell>
          <table:table-cell office:value-type="float" office:value="0.003473856" calcext:value-type="float">
            <text:p>0.003473856</text:p>
          </table:table-cell>
          <table:table-cell office:value-type="float" office:value="0.004466331" calcext:value-type="float">
            <text:p>0.004466331</text:p>
          </table:table-cell>
          <table:table-cell office:value-type="float" office:value="0.003939614" calcext:value-type="float">
            <text:p>0.003939614</text:p>
          </table:table-cell>
          <table:table-cell/>
          <table:table-cell office:value-type="float" office:value="0.003691353" calcext:value-type="float">
            <text:p>0.003691353</text:p>
          </table:table-cell>
          <table:table-cell office:value-type="float" office:value="0.002435253" calcext:value-type="float">
            <text:p>0.002435253</text:p>
          </table:table-cell>
          <table:table-cell office:value-type="float" office:value="0.003427729" calcext:value-type="float">
            <text:p>0.003427729</text:p>
          </table:table-cell>
          <table:table-cell office:value-type="float" office:value="0.002901012" calcext:value-type="float">
            <text:p>0.002901012</text:p>
          </table:table-cell>
          <table:table-cell/>
          <table:table-cell office:value-type="float" office:value="25.38787146" calcext:value-type="float">
            <text:p>25.38787146</text:p>
          </table:table-cell>
          <table:table-cell office:value-type="float" office:value="25.356880553" calcext:value-type="float">
            <text:p>25.356880553</text:p>
          </table:table-cell>
          <table:table-cell office:value-type="float" office:value="25.381367314" calcext:value-type="float">
            <text:p>25.381367314</text:p>
          </table:table-cell>
          <table:table-cell office:value-type="float" office:value="25.368372005" calcext:value-type="float">
            <text:p>25.368372005</text:p>
          </table:table-cell>
          <table:table-cell/>
          <table:table-cell office:value-type="float" office:value="0.093564637" calcext:value-type="float">
            <text:p>0.093564637</text:p>
          </table:table-cell>
          <table:table-cell office:value-type="float" office:value="0.0617275" calcext:value-type="float">
            <text:p>0.0617275</text:p>
          </table:table-cell>
          <table:table-cell office:value-type="float" office:value="0.086882922" calcext:value-type="float">
            <text:p>0.086882922</text:p>
          </table:table-cell>
          <table:table-cell office:value-type="float" office:value="0.073532778" calcext:value-type="float">
            <text:p>0.07353277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<text:s/>2019-11-18 20:10:09</text:p>
          </table:table-cell>
          <table:table-cell office:value-type="float" office:value="25.29679" calcext:value-type="float">
            <text:p>25.29679</text:p>
          </table:table-cell>
          <table:table-cell office:value-type="string" calcext:value-type="string">
            <text:p><text:s/></text:p>
          </table:table-cell>
          <table:table-cell office:value-type="float" office:value="0.579447219" calcext:value-type="float">
            <text:p>0.579447219</text:p>
          </table:table-cell>
          <table:table-cell office:value-type="float" office:value="0.423771193" calcext:value-type="float">
            <text:p>0.423771193</text:p>
          </table:table-cell>
          <table:table-cell office:value-type="float" office:value="0.546717709" calcext:value-type="float">
            <text:p>0.546717709</text:p>
          </table:table-cell>
          <table:table-cell office:value-type="float" office:value="0.482271371" calcext:value-type="float">
            <text:p>0.482271371</text:p>
          </table:table-cell>
          <table:table-cell/>
          <table:table-cell office:value-type="float" office:value="0.004734046" calcext:value-type="float">
            <text:p>0.004734046</text:p>
          </table:table-cell>
          <table:table-cell office:value-type="float" office:value="0.003462183" calcext:value-type="float">
            <text:p>0.003462183</text:p>
          </table:table-cell>
          <table:table-cell office:value-type="float" office:value="0.004466648" calcext:value-type="float">
            <text:p>0.004466648</text:p>
          </table:table-cell>
          <table:table-cell office:value-type="float" office:value="0.003940126" calcext:value-type="float">
            <text:p>0.003940126</text:p>
          </table:table-cell>
          <table:table-cell/>
          <table:table-cell office:value-type="float" office:value="0.003695443" calcext:value-type="float">
            <text:p>0.003695443</text:p>
          </table:table-cell>
          <table:table-cell office:value-type="float" office:value="0.00242358" calcext:value-type="float">
            <text:p>0.00242358</text:p>
          </table:table-cell>
          <table:table-cell office:value-type="float" office:value="0.003428045" calcext:value-type="float">
            <text:p>0.003428045</text:p>
          </table:table-cell>
          <table:table-cell office:value-type="float" office:value="0.002901523" calcext:value-type="float">
            <text:p>0.002901523</text:p>
          </table:table-cell>
          <table:table-cell/>
          <table:table-cell office:value-type="float" office:value="25.387972381" calcext:value-type="float">
            <text:p>25.387972381</text:p>
          </table:table-cell>
          <table:table-cell office:value-type="float" office:value="25.35659256" calcext:value-type="float">
            <text:p>25.35659256</text:p>
          </table:table-cell>
          <table:table-cell office:value-type="float" office:value="25.381375123" calcext:value-type="float">
            <text:p>25.381375123</text:p>
          </table:table-cell>
          <table:table-cell office:value-type="float" office:value="25.36838462" calcext:value-type="float">
            <text:p>25.36838462</text:p>
          </table:table-cell>
          <table:table-cell/>
          <table:table-cell office:value-type="float" office:value="0.093668314" calcext:value-type="float">
            <text:p>0.093668314</text:p>
          </table:table-cell>
          <table:table-cell office:value-type="float" office:value="0.06143164" calcext:value-type="float">
            <text:p>0.06143164</text:p>
          </table:table-cell>
          <table:table-cell office:value-type="float" office:value="0.086890944" calcext:value-type="float">
            <text:p>0.086890944</text:p>
          </table:table-cell>
          <table:table-cell office:value-type="float" office:value="0.073545738" calcext:value-type="float">
            <text:p>0.07354573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<text:s/>2019-11-18 20:10:11</text:p>
          </table:table-cell>
          <table:table-cell office:value-type="float" office:value="25.3069" calcext:value-type="float">
            <text:p>25.3069</text:p>
          </table:table-cell>
          <table:table-cell office:value-type="string" calcext:value-type="string">
            <text:p><text:s/></text:p>
          </table:table-cell>
          <table:table-cell office:value-type="float" office:value="0.580056975" calcext:value-type="float">
            <text:p>0.580056975</text:p>
          </table:table-cell>
          <table:table-cell office:value-type="float" office:value="0.420425584" calcext:value-type="float">
            <text:p>0.420425584</text:p>
          </table:table-cell>
          <table:table-cell office:value-type="float" office:value="0.558367438" calcext:value-type="float">
            <text:p>0.558367438</text:p>
          </table:table-cell>
          <table:table-cell office:value-type="float" office:value="0.482610522" calcext:value-type="float">
            <text:p>0.482610522</text:p>
          </table:table-cell>
          <table:table-cell/>
          <table:table-cell office:value-type="float" office:value="0.004739028" calcext:value-type="float">
            <text:p>0.004739028</text:p>
          </table:table-cell>
          <table:table-cell office:value-type="float" office:value="0.00343485" calcext:value-type="float">
            <text:p>0.00343485</text:p>
          </table:table-cell>
          <table:table-cell office:value-type="float" office:value="0.004561825" calcext:value-type="float">
            <text:p>0.004561825</text:p>
          </table:table-cell>
          <table:table-cell office:value-type="float" office:value="0.003942896" calcext:value-type="float">
            <text:p>0.003942896</text:p>
          </table:table-cell>
          <table:table-cell/>
          <table:table-cell office:value-type="float" office:value="0.003700425" calcext:value-type="float">
            <text:p>0.003700425</text:p>
          </table:table-cell>
          <table:table-cell office:value-type="float" office:value="0.002396247" calcext:value-type="float">
            <text:p>0.002396247</text:p>
          </table:table-cell>
          <table:table-cell office:value-type="float" office:value="0.003523223" calcext:value-type="float">
            <text:p>0.003523223</text:p>
          </table:table-cell>
          <table:table-cell office:value-type="float" office:value="0.002904294" calcext:value-type="float">
            <text:p>0.002904294</text:p>
          </table:table-cell>
          <table:table-cell/>
          <table:table-cell office:value-type="float" office:value="25.398202511" calcext:value-type="float">
            <text:p>25.398202511</text:p>
          </table:table-cell>
          <table:table-cell office:value-type="float" office:value="25.366025685" calcext:value-type="float">
            <text:p>25.366025685</text:p>
          </table:table-cell>
          <table:table-cell office:value-type="float" office:value="25.393830615" calcext:value-type="float">
            <text:p>25.393830615</text:p>
          </table:table-cell>
          <table:table-cell office:value-type="float" office:value="25.378560384" calcext:value-type="float">
            <text:p>25.378560384</text:p>
          </table:table-cell>
          <table:table-cell/>
          <table:table-cell office:value-type="float" office:value="0.093794576" calcext:value-type="float">
            <text:p>0.093794576</text:p>
          </table:table-cell>
          <table:table-cell office:value-type="float" office:value="0.060738833" calcext:value-type="float">
            <text:p>0.060738833</text:p>
          </table:table-cell>
          <table:table-cell office:value-type="float" office:value="0.089303285" calcext:value-type="float">
            <text:p>0.089303285</text:p>
          </table:table-cell>
          <table:table-cell office:value-type="float" office:value="0.073615968" calcext:value-type="float">
            <text:p>0.07361596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<text:s/>2019-11-18 20:10:12</text:p>
          </table:table-cell>
          <table:table-cell office:value-type="float" office:value="25.29679" calcext:value-type="float">
            <text:p>25.29679</text:p>
          </table:table-cell>
          <table:table-cell office:value-type="string" calcext:value-type="string">
            <text:p><text:s/></text:p>
          </table:table-cell>
          <table:table-cell office:value-type="float" office:value="0.581773589" calcext:value-type="float">
            <text:p>0.581773589</text:p>
          </table:table-cell>
          <table:table-cell office:value-type="float" office:value="0.4195035" calcext:value-type="float">
            <text:p>0.4195035</text:p>
          </table:table-cell>
          <table:table-cell office:value-type="float" office:value="0.563098855" calcext:value-type="float">
            <text:p>0.563098855</text:p>
          </table:table-cell>
          <table:table-cell office:value-type="float" office:value="0.482452569" calcext:value-type="float">
            <text:p>0.482452569</text:p>
          </table:table-cell>
          <table:table-cell/>
          <table:table-cell office:value-type="float" office:value="0.004753052" calcext:value-type="float">
            <text:p>0.004753052</text:p>
          </table:table-cell>
          <table:table-cell office:value-type="float" office:value="0.003427316" calcext:value-type="float">
            <text:p>0.003427316</text:p>
          </table:table-cell>
          <table:table-cell office:value-type="float" office:value="0.004600481" calcext:value-type="float">
            <text:p>0.004600481</text:p>
          </table:table-cell>
          <table:table-cell office:value-type="float" office:value="0.003941606" calcext:value-type="float">
            <text:p>0.003941606</text:p>
          </table:table-cell>
          <table:table-cell/>
          <table:table-cell office:value-type="float" office:value="0.003714449" calcext:value-type="float">
            <text:p>0.003714449</text:p>
          </table:table-cell>
          <table:table-cell office:value-type="float" office:value="0.002388713" calcext:value-type="float">
            <text:p>0.002388713</text:p>
          </table:table-cell>
          <table:table-cell office:value-type="float" office:value="0.003561878" calcext:value-type="float">
            <text:p>0.003561878</text:p>
          </table:table-cell>
          <table:table-cell office:value-type="float" office:value="0.002903003" calcext:value-type="float">
            <text:p>0.002903003</text:p>
          </table:table-cell>
          <table:table-cell/>
          <table:table-cell office:value-type="float" office:value="25.388441303" calcext:value-type="float">
            <text:p>25.388441303</text:p>
          </table:table-cell>
          <table:table-cell office:value-type="float" office:value="25.355732303" calcext:value-type="float">
            <text:p>25.355732303</text:p>
          </table:table-cell>
          <table:table-cell office:value-type="float" office:value="25.384677061" calcext:value-type="float">
            <text:p>25.384677061</text:p>
          </table:table-cell>
          <table:table-cell office:value-type="float" office:value="25.368421145" calcext:value-type="float">
            <text:p>25.368421145</text:p>
          </table:table-cell>
          <table:table-cell/>
          <table:table-cell office:value-type="float" office:value="0.094150038" calcext:value-type="float">
            <text:p>0.094150038</text:p>
          </table:table-cell>
          <table:table-cell office:value-type="float" office:value="0.060547888" calcext:value-type="float">
            <text:p>0.060547888</text:p>
          </table:table-cell>
          <table:table-cell office:value-type="float" office:value="0.09028303" calcext:value-type="float">
            <text:p>0.09028303</text:p>
          </table:table-cell>
          <table:table-cell office:value-type="float" office:value="0.07358326" calcext:value-type="float">
            <text:p>0.0735832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<text:s/>2019-11-18 20:10:13</text:p>
          </table:table-cell>
          <table:table-cell office:value-type="float" office:value="25.30185" calcext:value-type="float">
            <text:p>25.30185</text:p>
          </table:table-cell>
          <table:table-cell office:value-type="string" calcext:value-type="string">
            <text:p><text:s/></text:p>
          </table:table-cell>
          <table:table-cell office:value-type="float" office:value="0.581873725" calcext:value-type="float">
            <text:p>0.581873725</text:p>
          </table:table-cell>
          <table:table-cell office:value-type="float" office:value="0.416387965" calcext:value-type="float">
            <text:p>0.416387965</text:p>
          </table:table-cell>
          <table:table-cell office:value-type="float" office:value="0.569167205" calcext:value-type="float">
            <text:p>0.569167205</text:p>
          </table:table-cell>
          <table:table-cell office:value-type="float" office:value="0.482900796" calcext:value-type="float">
            <text:p>0.482900796</text:p>
          </table:table-cell>
          <table:table-cell/>
          <table:table-cell office:value-type="float" office:value="0.00475387" calcext:value-type="float">
            <text:p>0.00475387</text:p>
          </table:table-cell>
          <table:table-cell office:value-type="float" office:value="0.003401862" calcext:value-type="float">
            <text:p>0.003401862</text:p>
          </table:table-cell>
          <table:table-cell office:value-type="float" office:value="0.004650059" calcext:value-type="float">
            <text:p>0.004650059</text:p>
          </table:table-cell>
          <table:table-cell office:value-type="float" office:value="0.003945268" calcext:value-type="float">
            <text:p>0.003945268</text:p>
          </table:table-cell>
          <table:table-cell/>
          <table:table-cell office:value-type="float" office:value="0.003715268" calcext:value-type="float">
            <text:p>0.003715268</text:p>
          </table:table-cell>
          <table:table-cell office:value-type="float" office:value="0.00236326" calcext:value-type="float">
            <text:p>0.00236326</text:p>
          </table:table-cell>
          <table:table-cell office:value-type="float" office:value="0.003611456" calcext:value-type="float">
            <text:p>0.003611456</text:p>
          </table:table-cell>
          <table:table-cell office:value-type="float" office:value="0.002906665" calcext:value-type="float">
            <text:p>0.002906665</text:p>
          </table:table-cell>
          <table:table-cell/>
          <table:table-cell office:value-type="float" office:value="25.393515097" calcext:value-type="float">
            <text:p>25.393515097</text:p>
          </table:table-cell>
          <table:table-cell office:value-type="float" office:value="25.360158051" calcext:value-type="float">
            <text:p>25.360158051</text:p>
          </table:table-cell>
          <table:table-cell office:value-type="float" office:value="25.390953873" calcext:value-type="float">
            <text:p>25.390953873</text:p>
          </table:table-cell>
          <table:table-cell office:value-type="float" office:value="25.373565195" calcext:value-type="float">
            <text:p>25.373565195</text:p>
          </table:table-cell>
          <table:table-cell/>
          <table:table-cell office:value-type="float" office:value="0.094170773" calcext:value-type="float">
            <text:p>0.094170773</text:p>
          </table:table-cell>
          <table:table-cell office:value-type="float" office:value="0.059902724" calcext:value-type="float">
            <text:p>0.059902724</text:p>
          </table:table-cell>
          <table:table-cell office:value-type="float" office:value="0.091539615" calcext:value-type="float">
            <text:p>0.091539615</text:p>
          </table:table-cell>
          <table:table-cell office:value-type="float" office:value="0.073676077" calcext:value-type="float">
            <text:p>0.07367607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<text:s/>2019-11-18 20:10:14</text:p>
          </table:table-cell>
          <table:table-cell office:value-type="float" office:value="25.3069" calcext:value-type="float">
            <text:p>25.3069</text:p>
          </table:table-cell>
          <table:table-cell office:value-type="string" calcext:value-type="string">
            <text:p><text:s/></text:p>
          </table:table-cell>
          <table:table-cell office:value-type="float" office:value="0.582225988" calcext:value-type="float">
            <text:p>0.582225988</text:p>
          </table:table-cell>
          <table:table-cell office:value-type="float" office:value="0.41736727" calcext:value-type="float">
            <text:p>0.41736727</text:p>
          </table:table-cell>
          <table:table-cell office:value-type="float" office:value="0.567762323" calcext:value-type="float">
            <text:p>0.567762323</text:p>
          </table:table-cell>
          <table:table-cell office:value-type="float" office:value="0.483095107" calcext:value-type="float">
            <text:p>0.483095107</text:p>
          </table:table-cell>
          <table:table-cell/>
          <table:table-cell office:value-type="float" office:value="0.004756748" calcext:value-type="float">
            <text:p>0.004756748</text:p>
          </table:table-cell>
          <table:table-cell office:value-type="float" office:value="0.003409863" calcext:value-type="float">
            <text:p>0.003409863</text:p>
          </table:table-cell>
          <table:table-cell office:value-type="float" office:value="0.004638581" calcext:value-type="float">
            <text:p>0.004638581</text:p>
          </table:table-cell>
          <table:table-cell office:value-type="float" office:value="0.003946855" calcext:value-type="float">
            <text:p>0.003946855</text:p>
          </table:table-cell>
          <table:table-cell/>
          <table:table-cell office:value-type="float" office:value="0.003718146" calcext:value-type="float">
            <text:p>0.003718146</text:p>
          </table:table-cell>
          <table:table-cell office:value-type="float" office:value="0.002371261" calcext:value-type="float">
            <text:p>0.002371261</text:p>
          </table:table-cell>
          <table:table-cell office:value-type="float" office:value="0.003599978" calcext:value-type="float">
            <text:p>0.003599978</text:p>
          </table:table-cell>
          <table:table-cell office:value-type="float" office:value="0.002908253" calcext:value-type="float">
            <text:p>0.002908253</text:p>
          </table:table-cell>
          <table:table-cell/>
          <table:table-cell office:value-type="float" office:value="25.398639712" calcext:value-type="float">
            <text:p>25.398639712</text:p>
          </table:table-cell>
          <table:table-cell office:value-type="float" office:value="25.365409212" calcext:value-type="float">
            <text:p>25.365409212</text:p>
          </table:table-cell>
          <table:table-cell office:value-type="float" office:value="25.395724317" calcext:value-type="float">
            <text:p>25.395724317</text:p>
          </table:table-cell>
          <table:table-cell office:value-type="float" office:value="25.378658062" calcext:value-type="float">
            <text:p>25.378658062</text:p>
          </table:table-cell>
          <table:table-cell/>
          <table:table-cell office:value-type="float" office:value="0.094243717" calcext:value-type="float">
            <text:p>0.094243717</text:p>
          </table:table-cell>
          <table:table-cell office:value-type="float" office:value="0.060105518" calcext:value-type="float">
            <text:p>0.060105518</text:p>
          </table:table-cell>
          <table:table-cell office:value-type="float" office:value="0.091248704" calcext:value-type="float">
            <text:p>0.091248704</text:p>
          </table:table-cell>
          <table:table-cell office:value-type="float" office:value="0.073716314" calcext:value-type="float">
            <text:p>0.07371631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<text:s/>2019-11-18 20:10:16</text:p>
          </table:table-cell>
          <table:table-cell office:value-type="float" office:value="25.29679" calcext:value-type="float">
            <text:p>25.29679</text:p>
          </table:table-cell>
          <table:table-cell office:value-type="string" calcext:value-type="string">
            <text:p><text:s/></text:p>
          </table:table-cell>
          <table:table-cell office:value-type="float" office:value="0.581971476" calcext:value-type="float">
            <text:p>0.581971476</text:p>
          </table:table-cell>
          <table:table-cell office:value-type="float" office:value="0.418477108" calcext:value-type="float">
            <text:p>0.418477108</text:p>
          </table:table-cell>
          <table:table-cell office:value-type="float" office:value="0.565427609" calcext:value-type="float">
            <text:p>0.565427609</text:p>
          </table:table-cell>
          <table:table-cell office:value-type="float" office:value="0.482508002" calcext:value-type="float">
            <text:p>0.482508002</text:p>
          </table:table-cell>
          <table:table-cell/>
          <table:table-cell office:value-type="float" office:value="0.004754669" calcext:value-type="float">
            <text:p>0.004754669</text:p>
          </table:table-cell>
          <table:table-cell office:value-type="float" office:value="0.003418931" calcext:value-type="float">
            <text:p>0.003418931</text:p>
          </table:table-cell>
          <table:table-cell office:value-type="float" office:value="0.004619507" calcext:value-type="float">
            <text:p>0.004619507</text:p>
          </table:table-cell>
          <table:table-cell office:value-type="float" office:value="0.003942059" calcext:value-type="float">
            <text:p>0.003942059</text:p>
          </table:table-cell>
          <table:table-cell/>
          <table:table-cell office:value-type="float" office:value="0.003716066" calcext:value-type="float">
            <text:p>0.003716066</text:p>
          </table:table-cell>
          <table:table-cell office:value-type="float" office:value="0.002380328" calcext:value-type="float">
            <text:p>0.002380328</text:p>
          </table:table-cell>
          <table:table-cell office:value-type="float" office:value="0.003580904" calcext:value-type="float">
            <text:p>0.003580904</text:p>
          </table:table-cell>
          <table:table-cell office:value-type="float" office:value="0.002903456" calcext:value-type="float">
            <text:p>0.002903456</text:p>
          </table:table-cell>
          <table:table-cell/>
          <table:table-cell office:value-type="float" office:value="25.388481191" calcext:value-type="float">
            <text:p>25.388481191</text:p>
          </table:table-cell>
          <table:table-cell office:value-type="float" office:value="25.355525408" calcext:value-type="float">
            <text:p>25.355525408</text:p>
          </table:table-cell>
          <table:table-cell office:value-type="float" office:value="25.385146465" calcext:value-type="float">
            <text:p>25.385146465</text:p>
          </table:table-cell>
          <table:table-cell office:value-type="float" office:value="25.368432319" calcext:value-type="float">
            <text:p>25.368432319</text:p>
          </table:table-cell>
          <table:table-cell/>
          <table:table-cell office:value-type="float" office:value="0.094191015" calcext:value-type="float">
            <text:p>0.094191015</text:p>
          </table:table-cell>
          <table:table-cell office:value-type="float" office:value="0.060335343" calcext:value-type="float">
            <text:p>0.060335343</text:p>
          </table:table-cell>
          <table:table-cell office:value-type="float" office:value="0.09076525" calcext:value-type="float">
            <text:p>0.09076525</text:p>
          </table:table-cell>
          <table:table-cell office:value-type="float" office:value="0.073594739" calcext:value-type="float">
            <text:p>0.0735947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<text:s/>2019-11-18 20:10:17</text:p>
          </table:table-cell>
          <table:table-cell office:value-type="float" office:value="25.29679" calcext:value-type="float">
            <text:p>25.29679</text:p>
          </table:table-cell>
          <table:table-cell office:value-type="string" calcext:value-type="string">
            <text:p><text:s/></text:p>
          </table:table-cell>
          <table:table-cell office:value-type="float" office:value="0.580910514" calcext:value-type="float">
            <text:p>0.580910514</text:p>
          </table:table-cell>
          <table:table-cell office:value-type="float" office:value="0.420721223" calcext:value-type="float">
            <text:p>0.420721223</text:p>
          </table:table-cell>
          <table:table-cell office:value-type="float" office:value="0.558545656" calcext:value-type="float">
            <text:p>0.558545656</text:p>
          </table:table-cell>
          <table:table-cell office:value-type="float" office:value="0.482780991" calcext:value-type="float">
            <text:p>0.482780991</text:p>
          </table:table-cell>
          <table:table-cell/>
          <table:table-cell office:value-type="float" office:value="0.004746001" calcext:value-type="float">
            <text:p>0.004746001</text:p>
          </table:table-cell>
          <table:table-cell office:value-type="float" office:value="0.003437265" calcext:value-type="float">
            <text:p>0.003437265</text:p>
          </table:table-cell>
          <table:table-cell office:value-type="float" office:value="0.004563282" calcext:value-type="float">
            <text:p>0.004563282</text:p>
          </table:table-cell>
          <table:table-cell office:value-type="float" office:value="0.003944289" calcext:value-type="float">
            <text:p>0.003944289</text:p>
          </table:table-cell>
          <table:table-cell/>
          <table:table-cell office:value-type="float" office:value="0.003707398" calcext:value-type="float">
            <text:p>0.003707398</text:p>
          </table:table-cell>
          <table:table-cell office:value-type="float" office:value="0.002398662" calcext:value-type="float">
            <text:p>0.002398662</text:p>
          </table:table-cell>
          <table:table-cell office:value-type="float" office:value="0.003524679" calcext:value-type="float">
            <text:p>0.003524679</text:p>
          </table:table-cell>
          <table:table-cell office:value-type="float" office:value="0.002905686" calcext:value-type="float">
            <text:p>0.002905686</text:p>
          </table:table-cell>
          <table:table-cell/>
          <table:table-cell office:value-type="float" office:value="25.388267335" calcext:value-type="float">
            <text:p>25.388267335</text:p>
          </table:table-cell>
          <table:table-cell office:value-type="float" office:value="25.355977764" calcext:value-type="float">
            <text:p>25.355977764</text:p>
          </table:table-cell>
          <table:table-cell office:value-type="float" office:value="25.383759276" calcext:value-type="float">
            <text:p>25.383759276</text:p>
          </table:table-cell>
          <table:table-cell office:value-type="float" office:value="25.368487346" calcext:value-type="float">
            <text:p>25.368487346</text:p>
          </table:table-cell>
          <table:table-cell/>
          <table:table-cell office:value-type="float" office:value="0.09397132" calcext:value-type="float">
            <text:p>0.09397132</text:p>
          </table:table-cell>
          <table:table-cell office:value-type="float" office:value="0.060800054" calcext:value-type="float">
            <text:p>0.060800054</text:p>
          </table:table-cell>
          <table:table-cell office:value-type="float" office:value="0.089340189" calcext:value-type="float">
            <text:p>0.089340189</text:p>
          </table:table-cell>
          <table:table-cell office:value-type="float" office:value="0.073651268" calcext:value-type="float">
            <text:p>0.07365126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<text:s/>2019-11-18 20:10:18</text:p>
          </table:table-cell>
          <table:table-cell office:value-type="float" office:value="25.29174" calcext:value-type="float">
            <text:p>25.29174</text:p>
          </table:table-cell>
          <table:table-cell office:value-type="string" calcext:value-type="string">
            <text:p><text:s/></text:p>
          </table:table-cell>
          <table:table-cell office:value-type="float" office:value="0.577909419" calcext:value-type="float">
            <text:p>0.577909419</text:p>
          </table:table-cell>
          <table:table-cell office:value-type="float" office:value="0.425630263" calcext:value-type="float">
            <text:p>0.425630263</text:p>
          </table:table-cell>
          <table:table-cell office:value-type="float" office:value="0.546627706" calcext:value-type="float">
            <text:p>0.546627706</text:p>
          </table:table-cell>
          <table:table-cell office:value-type="float" office:value="0.482816158" calcext:value-type="float">
            <text:p>0.482816158</text:p>
          </table:table-cell>
          <table:table-cell/>
          <table:table-cell office:value-type="float" office:value="0.004721482" calcext:value-type="float">
            <text:p>0.004721482</text:p>
          </table:table-cell>
          <table:table-cell office:value-type="float" office:value="0.003477371" calcext:value-type="float">
            <text:p>0.003477371</text:p>
          </table:table-cell>
          <table:table-cell office:value-type="float" office:value="0.004465913" calcext:value-type="float">
            <text:p>0.004465913</text:p>
          </table:table-cell>
          <table:table-cell office:value-type="float" office:value="0.003944576" calcext:value-type="float">
            <text:p>0.003944576</text:p>
          </table:table-cell>
          <table:table-cell/>
          <table:table-cell office:value-type="float" office:value="0.003682879" calcext:value-type="float">
            <text:p>0.003682879</text:p>
          </table:table-cell>
          <table:table-cell office:value-type="float" office:value="0.002438769" calcext:value-type="float">
            <text:p>0.002438769</text:p>
          </table:table-cell>
          <table:table-cell office:value-type="float" office:value="0.00342731" calcext:value-type="float">
            <text:p>0.00342731</text:p>
          </table:table-cell>
          <table:table-cell office:value-type="float" office:value="0.002905974" calcext:value-type="float">
            <text:p>0.002905974</text:p>
          </table:table-cell>
          <table:table-cell/>
          <table:table-cell office:value-type="float" office:value="25.382608796" calcext:value-type="float">
            <text:p>25.382608796</text:p>
          </table:table-cell>
          <table:table-cell office:value-type="float" office:value="25.351913548" calcext:value-type="float">
            <text:p>25.351913548</text:p>
          </table:table-cell>
          <table:table-cell office:value-type="float" office:value="25.37630334" calcext:value-type="float">
            <text:p>25.37630334</text:p>
          </table:table-cell>
          <table:table-cell office:value-type="float" office:value="25.363440735" calcext:value-type="float">
            <text:p>25.363440735</text:p>
          </table:table-cell>
          <table:table-cell/>
          <table:table-cell office:value-type="float" office:value="0.093349879" calcext:value-type="float">
            <text:p>0.093349879</text:p>
          </table:table-cell>
          <table:table-cell office:value-type="float" office:value="0.061816615" calcext:value-type="float">
            <text:p>0.061816615</text:p>
          </table:table-cell>
          <table:table-cell office:value-type="float" office:value="0.086872307" calcext:value-type="float">
            <text:p>0.086872307</text:p>
          </table:table-cell>
          <table:table-cell office:value-type="float" office:value="0.073658551" calcext:value-type="float">
            <text:p>0.0736585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<text:s/>2019-11-18 20:10:20</text:p>
          </table:table-cell>
          <table:table-cell office:value-type="float" office:value="25.30185" calcext:value-type="float">
            <text:p>25.30185</text:p>
          </table:table-cell>
          <table:table-cell office:value-type="string" calcext:value-type="string">
            <text:p><text:s/></text:p>
          </table:table-cell>
          <table:table-cell office:value-type="float" office:value="0.578125784" calcext:value-type="float">
            <text:p>0.578125784</text:p>
          </table:table-cell>
          <table:table-cell office:value-type="float" office:value="0.424268892" calcext:value-type="float">
            <text:p>0.424268892</text:p>
          </table:table-cell>
          <table:table-cell office:value-type="float" office:value="0.550009078" calcext:value-type="float">
            <text:p>0.550009078</text:p>
          </table:table-cell>
          <table:table-cell office:value-type="float" office:value="0.482893048" calcext:value-type="float">
            <text:p>0.482893048</text:p>
          </table:table-cell>
          <table:table-cell/>
          <table:table-cell office:value-type="float" office:value="0.00472325" calcext:value-type="float">
            <text:p>0.00472325</text:p>
          </table:table-cell>
          <table:table-cell office:value-type="float" office:value="0.003466249" calcext:value-type="float">
            <text:p>0.003466249</text:p>
          </table:table-cell>
          <table:table-cell office:value-type="float" office:value="0.004493538" calcext:value-type="float">
            <text:p>0.004493538</text:p>
          </table:table-cell>
          <table:table-cell office:value-type="float" office:value="0.003945205" calcext:value-type="float">
            <text:p>0.003945205</text:p>
          </table:table-cell>
          <table:table-cell/>
          <table:table-cell office:value-type="float" office:value="0.003684647" calcext:value-type="float">
            <text:p>0.003684647</text:p>
          </table:table-cell>
          <table:table-cell office:value-type="float" office:value="0.002427646" calcext:value-type="float">
            <text:p>0.002427646</text:p>
          </table:table-cell>
          <table:table-cell office:value-type="float" office:value="0.003454935" calcext:value-type="float">
            <text:p>0.003454935</text:p>
          </table:table-cell>
          <table:table-cell office:value-type="float" office:value="0.002906602" calcext:value-type="float">
            <text:p>0.002906602</text:p>
          </table:table-cell>
          <table:table-cell/>
          <table:table-cell office:value-type="float" office:value="25.392759634" calcext:value-type="float">
            <text:p>25.392759634</text:p>
          </table:table-cell>
          <table:table-cell office:value-type="float" office:value="25.361746636" calcext:value-type="float">
            <text:p>25.361746636</text:p>
          </table:table-cell>
          <table:table-cell office:value-type="float" office:value="25.387092202" calcext:value-type="float">
            <text:p>25.387092202</text:p>
          </table:table-cell>
          <table:table-cell office:value-type="float" office:value="25.373563633" calcext:value-type="float">
            <text:p>25.373563633</text:p>
          </table:table-cell>
          <table:table-cell/>
          <table:table-cell office:value-type="float" office:value="0.093394682" calcext:value-type="float">
            <text:p>0.093394682</text:p>
          </table:table-cell>
          <table:table-cell office:value-type="float" office:value="0.061534704" calcext:value-type="float">
            <text:p>0.061534704</text:p>
          </table:table-cell>
          <table:table-cell office:value-type="float" office:value="0.087572498" calcext:value-type="float">
            <text:p>0.087572498</text:p>
          </table:table-cell>
          <table:table-cell office:value-type="float" office:value="0.073674473" calcext:value-type="float">
            <text:p>0.07367447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<text:s/>2019-11-18 20:10:21</text:p>
          </table:table-cell>
          <table:table-cell office:value-type="float" office:value="25.30185" calcext:value-type="float">
            <text:p>25.30185</text:p>
          </table:table-cell>
          <table:table-cell office:value-type="string" calcext:value-type="string">
            <text:p><text:s/></text:p>
          </table:table-cell>
          <table:table-cell office:value-type="float" office:value="0.578056047" calcext:value-type="float">
            <text:p>0.578056047</text:p>
          </table:table-cell>
          <table:table-cell office:value-type="float" office:value="0.424198559" calcext:value-type="float">
            <text:p>0.424198559</text:p>
          </table:table-cell>
          <table:table-cell office:value-type="float" office:value="0.546311205" calcext:value-type="float">
            <text:p>0.546311205</text:p>
          </table:table-cell>
          <table:table-cell office:value-type="float" office:value="0.482440648" calcext:value-type="float">
            <text:p>0.482440648</text:p>
          </table:table-cell>
          <table:table-cell/>
          <table:table-cell office:value-type="float" office:value="0.00472268" calcext:value-type="float">
            <text:p>0.00472268</text:p>
          </table:table-cell>
          <table:table-cell office:value-type="float" office:value="0.003465675" calcext:value-type="float">
            <text:p>0.003465675</text:p>
          </table:table-cell>
          <table:table-cell office:value-type="float" office:value="0.004463327" calcext:value-type="float">
            <text:p>0.004463327</text:p>
          </table:table-cell>
          <table:table-cell office:value-type="float" office:value="0.003941509" calcext:value-type="float">
            <text:p>0.003941509</text:p>
          </table:table-cell>
          <table:table-cell/>
          <table:table-cell office:value-type="float" office:value="0.003684077" calcext:value-type="float">
            <text:p>0.003684077</text:p>
          </table:table-cell>
          <table:table-cell office:value-type="float" office:value="0.002427072" calcext:value-type="float">
            <text:p>0.002427072</text:p>
          </table:table-cell>
          <table:table-cell office:value-type="float" office:value="0.003424724" calcext:value-type="float">
            <text:p>0.003424724</text:p>
          </table:table-cell>
          <table:table-cell office:value-type="float" office:value="0.002902906" calcext:value-type="float">
            <text:p>0.002902906</text:p>
          </table:table-cell>
          <table:table-cell/>
          <table:table-cell office:value-type="float" office:value="25.392745577" calcext:value-type="float">
            <text:p>25.392745577</text:p>
          </table:table-cell>
          <table:table-cell office:value-type="float" office:value="25.361732459" calcext:value-type="float">
            <text:p>25.361732459</text:p>
          </table:table-cell>
          <table:table-cell office:value-type="float" office:value="25.386346826" calcext:value-type="float">
            <text:p>25.386346826</text:p>
          </table:table-cell>
          <table:table-cell office:value-type="float" office:value="25.373472442" calcext:value-type="float">
            <text:p>25.373472442</text:p>
          </table:table-cell>
          <table:table-cell/>
          <table:table-cell office:value-type="float" office:value="0.093380242" calcext:value-type="float">
            <text:p>0.093380242</text:p>
          </table:table-cell>
          <table:table-cell office:value-type="float" office:value="0.061520139" calcext:value-type="float">
            <text:p>0.061520139</text:p>
          </table:table-cell>
          <table:table-cell office:value-type="float" office:value="0.086806768" calcext:value-type="float">
            <text:p>0.086806768</text:p>
          </table:table-cell>
          <table:table-cell office:value-type="float" office:value="0.073580791" calcext:value-type="float">
            <text:p>0.07358079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<text:s/>2019-11-18 20:10:22</text:p>
          </table:table-cell>
          <table:table-cell office:value-type="float" office:value="25.29174" calcext:value-type="float">
            <text:p>25.29174</text:p>
          </table:table-cell>
          <table:table-cell office:value-type="string" calcext:value-type="string">
            <text:p><text:s/></text:p>
          </table:table-cell>
          <table:table-cell office:value-type="float" office:value="0.578110883" calcext:value-type="float">
            <text:p>0.578110883</text:p>
          </table:table-cell>
          <table:table-cell office:value-type="float" office:value="0.423653176" calcext:value-type="float">
            <text:p>0.423653176</text:p>
          </table:table-cell>
          <table:table-cell office:value-type="float" office:value="0.547444886" calcext:value-type="float">
            <text:p>0.547444886</text:p>
          </table:table-cell>
          <table:table-cell office:value-type="float" office:value="0.48237866" calcext:value-type="float">
            <text:p>0.48237866</text:p>
          </table:table-cell>
          <table:table-cell/>
          <table:table-cell office:value-type="float" office:value="0.004723128" calcext:value-type="float">
            <text:p>0.004723128</text:p>
          </table:table-cell>
          <table:table-cell office:value-type="float" office:value="0.003461219" calcext:value-type="float">
            <text:p>0.003461219</text:p>
          </table:table-cell>
          <table:table-cell office:value-type="float" office:value="0.004472589" calcext:value-type="float">
            <text:p>0.004472589</text:p>
          </table:table-cell>
          <table:table-cell office:value-type="float" office:value="0.003941002" calcext:value-type="float">
            <text:p>0.003941002</text:p>
          </table:table-cell>
          <table:table-cell/>
          <table:table-cell office:value-type="float" office:value="0.003684525" calcext:value-type="float">
            <text:p>0.003684525</text:p>
          </table:table-cell>
          <table:table-cell office:value-type="float" office:value="0.002422616" calcext:value-type="float">
            <text:p>0.002422616</text:p>
          </table:table-cell>
          <table:table-cell office:value-type="float" office:value="0.003433986" calcext:value-type="float">
            <text:p>0.003433986</text:p>
          </table:table-cell>
          <table:table-cell office:value-type="float" office:value="0.002902399" calcext:value-type="float">
            <text:p>0.002902399</text:p>
          </table:table-cell>
          <table:table-cell/>
          <table:table-cell office:value-type="float" office:value="25.382649405" calcext:value-type="float">
            <text:p>25.382649405</text:p>
          </table:table-cell>
          <table:table-cell office:value-type="float" office:value="25.351515017" calcext:value-type="float">
            <text:p>25.351515017</text:p>
          </table:table-cell>
          <table:table-cell office:value-type="float" office:value="25.376468059" calcext:value-type="float">
            <text:p>25.376468059</text:p>
          </table:table-cell>
          <table:table-cell office:value-type="float" office:value="25.363352547" calcext:value-type="float">
            <text:p>25.363352547</text:p>
          </table:table-cell>
          <table:table-cell/>
          <table:table-cell office:value-type="float" office:value="0.093391597" calcext:value-type="float">
            <text:p>0.093391597</text:p>
          </table:table-cell>
          <table:table-cell office:value-type="float" office:value="0.061407201" calcext:value-type="float">
            <text:p>0.061407201</text:p>
          </table:table-cell>
          <table:table-cell office:value-type="float" office:value="0.087041523" calcext:value-type="float">
            <text:p>0.087041523</text:p>
          </table:table-cell>
          <table:table-cell office:value-type="float" office:value="0.073567955" calcext:value-type="float">
            <text:p>0.07356795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<text:s/>2019-11-18 20:10:23</text:p>
          </table:table-cell>
          <table:table-cell office:value-type="float" office:value="25.28669" calcext:value-type="float">
            <text:p>25.28669</text:p>
          </table:table-cell>
          <table:table-cell office:value-type="string" calcext:value-type="string">
            <text:p><text:s/></text:p>
          </table:table-cell>
          <table:table-cell office:value-type="float" office:value="0.577820608" calcext:value-type="float">
            <text:p>0.577820608</text:p>
          </table:table-cell>
          <table:table-cell office:value-type="float" office:value="0.42203789" calcext:value-type="float">
            <text:p>0.42203789</text:p>
          </table:table-cell>
          <table:table-cell office:value-type="float" office:value="0.547013944" calcext:value-type="float">
            <text:p>0.547013944</text:p>
          </table:table-cell>
          <table:table-cell office:value-type="float" office:value="0.482152758" calcext:value-type="float">
            <text:p>0.482152758</text:p>
          </table:table-cell>
          <table:table-cell/>
          <table:table-cell office:value-type="float" office:value="0.004720757" calcext:value-type="float">
            <text:p>0.004720757</text:p>
          </table:table-cell>
          <table:table-cell office:value-type="float" office:value="0.003448022" calcext:value-type="float">
            <text:p>0.003448022</text:p>
          </table:table-cell>
          <table:table-cell office:value-type="float" office:value="0.004469068" calcext:value-type="float">
            <text:p>0.004469068</text:p>
          </table:table-cell>
          <table:table-cell office:value-type="float" office:value="0.003939157" calcext:value-type="float">
            <text:p>0.003939157</text:p>
          </table:table-cell>
          <table:table-cell/>
          <table:table-cell office:value-type="float" office:value="0.003682154" calcext:value-type="float">
            <text:p>0.003682154</text:p>
          </table:table-cell>
          <table:table-cell office:value-type="float" office:value="0.002409419" calcext:value-type="float">
            <text:p>0.002409419</text:p>
          </table:table-cell>
          <table:table-cell office:value-type="float" office:value="0.003430465" calcext:value-type="float">
            <text:p>0.003430465</text:p>
          </table:table-cell>
          <table:table-cell office:value-type="float" office:value="0.002900554" calcext:value-type="float">
            <text:p>0.002900554</text:p>
          </table:table-cell>
          <table:table-cell/>
          <table:table-cell office:value-type="float" office:value="25.377537281" calcext:value-type="float">
            <text:p>25.377537281</text:p>
          </table:table-cell>
          <table:table-cell office:value-type="float" office:value="25.346135661" calcext:value-type="float">
            <text:p>25.346135661</text:p>
          </table:table-cell>
          <table:table-cell office:value-type="float" office:value="25.371327554" calcext:value-type="float">
            <text:p>25.371327554</text:p>
          </table:table-cell>
          <table:table-cell office:value-type="float" office:value="25.358253311" calcext:value-type="float">
            <text:p>25.358253311</text:p>
          </table:table-cell>
          <table:table-cell/>
          <table:table-cell office:value-type="float" office:value="0.093331489" calcext:value-type="float">
            <text:p>0.093331489</text:p>
          </table:table-cell>
          <table:table-cell office:value-type="float" office:value="0.061072709" calcext:value-type="float">
            <text:p>0.061072709</text:p>
          </table:table-cell>
          <table:table-cell office:value-type="float" office:value="0.086952287" calcext:value-type="float">
            <text:p>0.086952287</text:p>
          </table:table-cell>
          <table:table-cell office:value-type="float" office:value="0.073521176" calcext:value-type="float">
            <text:p>0.07352117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<text:s/>2019-11-18 20:10:25</text:p>
          </table:table-cell>
          <table:table-cell office:value-type="float" office:value="25.28669" calcext:value-type="float">
            <text:p>25.28669</text:p>
          </table:table-cell>
          <table:table-cell office:value-type="string" calcext:value-type="string">
            <text:p><text:s/></text:p>
          </table:table-cell>
          <table:table-cell office:value-type="float" office:value="0.577644775" calcext:value-type="float">
            <text:p>0.577644775</text:p>
          </table:table-cell>
          <table:table-cell office:value-type="float" office:value="0.423822453" calcext:value-type="float">
            <text:p>0.423822453</text:p>
          </table:table-cell>
          <table:table-cell office:value-type="float" office:value="0.552913016" calcext:value-type="float">
            <text:p>0.552913016</text:p>
          </table:table-cell>
          <table:table-cell office:value-type="float" office:value="0.483228026" calcext:value-type="float">
            <text:p>0.483228026</text:p>
          </table:table-cell>
          <table:table-cell/>
          <table:table-cell office:value-type="float" office:value="0.00471932" calcext:value-type="float">
            <text:p>0.00471932</text:p>
          </table:table-cell>
          <table:table-cell office:value-type="float" office:value="0.003462602" calcext:value-type="float">
            <text:p>0.003462602</text:p>
          </table:table-cell>
          <table:table-cell office:value-type="float" office:value="0.004517263" calcext:value-type="float">
            <text:p>0.004517263</text:p>
          </table:table-cell>
          <table:table-cell office:value-type="float" office:value="0.003947941" calcext:value-type="float">
            <text:p>0.003947941</text:p>
          </table:table-cell>
          <table:table-cell/>
          <table:table-cell office:value-type="float" office:value="0.003680717" calcext:value-type="float">
            <text:p>0.003680717</text:p>
          </table:table-cell>
          <table:table-cell office:value-type="float" office:value="0.002423999" calcext:value-type="float">
            <text:p>0.002423999</text:p>
          </table:table-cell>
          <table:table-cell office:value-type="float" office:value="0.00347866" calcext:value-type="float">
            <text:p>0.00347866</text:p>
          </table:table-cell>
          <table:table-cell office:value-type="float" office:value="0.002909339" calcext:value-type="float">
            <text:p>0.002909339</text:p>
          </table:table-cell>
          <table:table-cell/>
          <table:table-cell office:value-type="float" office:value="25.377501839" calcext:value-type="float">
            <text:p>25.377501839</text:p>
          </table:table-cell>
          <table:table-cell office:value-type="float" office:value="25.346495386" calcext:value-type="float">
            <text:p>25.346495386</text:p>
          </table:table-cell>
          <table:table-cell office:value-type="float" office:value="25.372516638" calcext:value-type="float">
            <text:p>25.372516638</text:p>
          </table:table-cell>
          <table:table-cell office:value-type="float" office:value="25.358470057" calcext:value-type="float">
            <text:p>25.358470057</text:p>
          </table:table-cell>
          <table:table-cell/>
          <table:table-cell office:value-type="float" office:value="0.093295079" calcext:value-type="float">
            <text:p>0.093295079</text:p>
          </table:table-cell>
          <table:table-cell office:value-type="float" office:value="0.061442255" calcext:value-type="float">
            <text:p>0.061442255</text:p>
          </table:table-cell>
          <table:table-cell office:value-type="float" office:value="0.088173824" calcext:value-type="float">
            <text:p>0.088173824</text:p>
          </table:table-cell>
          <table:table-cell office:value-type="float" office:value="0.073743839" calcext:value-type="float">
            <text:p>0.07374383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<text:s/>2019-11-18 20:10:26</text:p>
          </table:table-cell>
          <table:table-cell office:value-type="float" office:value="25.29174" calcext:value-type="float">
            <text:p>25.29174</text:p>
          </table:table-cell>
          <table:table-cell office:value-type="string" calcext:value-type="string">
            <text:p><text:s/></text:p>
          </table:table-cell>
          <table:table-cell office:value-type="float" office:value="0.57619817" calcext:value-type="float">
            <text:p>0.57619817</text:p>
          </table:table-cell>
          <table:table-cell office:value-type="float" office:value="0.426818183" calcext:value-type="float">
            <text:p>0.426818183</text:p>
          </table:table-cell>
          <table:table-cell office:value-type="float" office:value="0.544250076" calcext:value-type="float">
            <text:p>0.544250076</text:p>
          </table:table-cell>
          <table:table-cell office:value-type="float" office:value="0.483003316" calcext:value-type="float">
            <text:p>0.483003316</text:p>
          </table:table-cell>
          <table:table-cell/>
          <table:table-cell office:value-type="float" office:value="0.004707501" calcext:value-type="float">
            <text:p>0.004707501</text:p>
          </table:table-cell>
          <table:table-cell office:value-type="float" office:value="0.003487077" calcext:value-type="float">
            <text:p>0.003487077</text:p>
          </table:table-cell>
          <table:table-cell office:value-type="float" office:value="0.004446488" calcext:value-type="float">
            <text:p>0.004446488</text:p>
          </table:table-cell>
          <table:table-cell office:value-type="float" office:value="0.003946106" calcext:value-type="float">
            <text:p>0.003946106</text:p>
          </table:table-cell>
          <table:table-cell/>
          <table:table-cell office:value-type="float" office:value="0.003668899" calcext:value-type="float">
            <text:p>0.003668899</text:p>
          </table:table-cell>
          <table:table-cell office:value-type="float" office:value="0.002448474" calcext:value-type="float">
            <text:p>0.002448474</text:p>
          </table:table-cell>
          <table:table-cell office:value-type="float" office:value="0.003407885" calcext:value-type="float">
            <text:p>0.003407885</text:p>
          </table:table-cell>
          <table:table-cell office:value-type="float" office:value="0.002907503" calcext:value-type="float">
            <text:p>0.002907503</text:p>
          </table:table-cell>
          <table:table-cell/>
          <table:table-cell office:value-type="float" office:value="25.38226386" calcext:value-type="float">
            <text:p>25.38226386</text:p>
          </table:table-cell>
          <table:table-cell office:value-type="float" office:value="25.352153003" calcext:value-type="float">
            <text:p>25.352153003</text:p>
          </table:table-cell>
          <table:table-cell office:value-type="float" office:value="25.37582408" calcext:value-type="float">
            <text:p>25.37582408</text:p>
          </table:table-cell>
          <table:table-cell office:value-type="float" office:value="25.363478461" calcext:value-type="float">
            <text:p>25.363478461</text:p>
          </table:table-cell>
          <table:table-cell/>
          <table:table-cell office:value-type="float" office:value="0.092995529" calcext:value-type="float">
            <text:p>0.092995529</text:p>
          </table:table-cell>
          <table:table-cell office:value-type="float" office:value="0.062062609" calcext:value-type="float">
            <text:p>0.062062609</text:p>
          </table:table-cell>
          <table:table-cell office:value-type="float" office:value="0.086379964" calcext:value-type="float">
            <text:p>0.086379964</text:p>
          </table:table-cell>
          <table:table-cell office:value-type="float" office:value="0.073697307" calcext:value-type="float">
            <text:p>0.07369730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<text:s/>2019-11-18 20:10:27</text:p>
          </table:table-cell>
          <table:table-cell office:value-type="float" office:value="25.30185" calcext:value-type="float">
            <text:p>25.30185</text:p>
          </table:table-cell>
          <table:table-cell office:value-type="string" calcext:value-type="string">
            <text:p><text:s/></text:p>
          </table:table-cell>
          <table:table-cell office:value-type="float" office:value="0.577497551" calcext:value-type="float">
            <text:p>0.577497551</text:p>
          </table:table-cell>
          <table:table-cell office:value-type="float" office:value="0.423176935" calcext:value-type="float">
            <text:p>0.423176935</text:p>
          </table:table-cell>
          <table:table-cell office:value-type="float" office:value="0.545500582" calcext:value-type="float">
            <text:p>0.545500582</text:p>
          </table:table-cell>
          <table:table-cell office:value-type="float" office:value="0.482562242" calcext:value-type="float">
            <text:p>0.482562242</text:p>
          </table:table-cell>
          <table:table-cell/>
          <table:table-cell office:value-type="float" office:value="0.004718117" calcext:value-type="float">
            <text:p>0.004718117</text:p>
          </table:table-cell>
          <table:table-cell office:value-type="float" office:value="0.003457328" calcext:value-type="float">
            <text:p>0.003457328</text:p>
          </table:table-cell>
          <table:table-cell office:value-type="float" office:value="0.004456704" calcext:value-type="float">
            <text:p>0.004456704</text:p>
          </table:table-cell>
          <table:table-cell office:value-type="float" office:value="0.003942502" calcext:value-type="float">
            <text:p>0.003942502</text:p>
          </table:table-cell>
          <table:table-cell/>
          <table:table-cell office:value-type="float" office:value="0.003679515" calcext:value-type="float">
            <text:p>0.003679515</text:p>
          </table:table-cell>
          <table:table-cell office:value-type="float" office:value="0.002418725" calcext:value-type="float">
            <text:p>0.002418725</text:p>
          </table:table-cell>
          <table:table-cell office:value-type="float" office:value="0.003418101" calcext:value-type="float">
            <text:p>0.003418101</text:p>
          </table:table-cell>
          <table:table-cell office:value-type="float" office:value="0.002903899" calcext:value-type="float">
            <text:p>0.002903899</text:p>
          </table:table-cell>
          <table:table-cell/>
          <table:table-cell office:value-type="float" office:value="25.392633003" calcext:value-type="float">
            <text:p>25.392633003</text:p>
          </table:table-cell>
          <table:table-cell office:value-type="float" office:value="25.361526527" calcext:value-type="float">
            <text:p>25.361526527</text:p>
          </table:table-cell>
          <table:table-cell office:value-type="float" office:value="25.38618343" calcext:value-type="float">
            <text:p>25.38618343</text:p>
          </table:table-cell>
          <table:table-cell office:value-type="float" office:value="25.373496952" calcext:value-type="float">
            <text:p>25.373496952</text:p>
          </table:table-cell>
          <table:table-cell/>
          <table:table-cell office:value-type="float" office:value="0.093264593" calcext:value-type="float">
            <text:p>0.093264593</text:p>
          </table:table-cell>
          <table:table-cell office:value-type="float" office:value="0.061308582" calcext:value-type="float">
            <text:p>0.061308582</text:p>
          </table:table-cell>
          <table:table-cell office:value-type="float" office:value="0.08663891" calcext:value-type="float">
            <text:p>0.08663891</text:p>
          </table:table-cell>
          <table:table-cell office:value-type="float" office:value="0.073605971" calcext:value-type="float">
            <text:p>0.07360597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<text:s/>2019-11-18 20:10:28</text:p>
          </table:table-cell>
          <table:table-cell office:value-type="float" office:value="25.30185" calcext:value-type="float">
            <text:p>25.30185</text:p>
          </table:table-cell>
          <table:table-cell office:value-type="string" calcext:value-type="string">
            <text:p><text:s/></text:p>
          </table:table-cell>
          <table:table-cell office:value-type="float" office:value="0.578541825" calcext:value-type="float">
            <text:p>0.578541825</text:p>
          </table:table-cell>
          <table:table-cell office:value-type="float" office:value="0.425899676" calcext:value-type="float">
            <text:p>0.425899676</text:p>
          </table:table-cell>
          <table:table-cell office:value-type="float" office:value="0.544916456" calcext:value-type="float">
            <text:p>0.544916456</text:p>
          </table:table-cell>
          <table:table-cell office:value-type="float" office:value="0.482707081" calcext:value-type="float">
            <text:p>0.482707081</text:p>
          </table:table-cell>
          <table:table-cell/>
          <table:table-cell office:value-type="float" office:value="0.004726649" calcext:value-type="float">
            <text:p>0.004726649</text:p>
          </table:table-cell>
          <table:table-cell office:value-type="float" office:value="0.003479573" calcext:value-type="float">
            <text:p>0.003479573</text:p>
          </table:table-cell>
          <table:table-cell office:value-type="float" office:value="0.004451932" calcext:value-type="float">
            <text:p>0.004451932</text:p>
          </table:table-cell>
          <table:table-cell office:value-type="float" office:value="0.003943685" calcext:value-type="float">
            <text:p>0.003943685</text:p>
          </table:table-cell>
          <table:table-cell/>
          <table:table-cell office:value-type="float" office:value="0.003688046" calcext:value-type="float">
            <text:p>0.003688046</text:p>
          </table:table-cell>
          <table:table-cell office:value-type="float" office:value="0.00244097" calcext:value-type="float">
            <text:p>0.00244097</text:p>
          </table:table-cell>
          <table:table-cell office:value-type="float" office:value="0.003413329" calcext:value-type="float">
            <text:p>0.003413329</text:p>
          </table:table-cell>
          <table:table-cell office:value-type="float" office:value="0.002905083" calcext:value-type="float">
            <text:p>0.002905083</text:p>
          </table:table-cell>
          <table:table-cell/>
          <table:table-cell office:value-type="float" office:value="25.392843494" calcext:value-type="float">
            <text:p>25.392843494</text:p>
          </table:table-cell>
          <table:table-cell office:value-type="float" office:value="25.362075358" calcext:value-type="float">
            <text:p>25.362075358</text:p>
          </table:table-cell>
          <table:table-cell office:value-type="float" office:value="25.386065689" calcext:value-type="float">
            <text:p>25.386065689</text:p>
          </table:table-cell>
          <table:table-cell office:value-type="float" office:value="25.373526147" calcext:value-type="float">
            <text:p>25.373526147</text:p>
          </table:table-cell>
          <table:table-cell/>
          <table:table-cell office:value-type="float" office:value="0.093480832" calcext:value-type="float">
            <text:p>0.093480832</text:p>
          </table:table-cell>
          <table:table-cell office:value-type="float" office:value="0.061872405" calcext:value-type="float">
            <text:p>0.061872405</text:p>
          </table:table-cell>
          <table:table-cell office:value-type="float" office:value="0.086517954" calcext:value-type="float">
            <text:p>0.086517954</text:p>
          </table:table-cell>
          <table:table-cell office:value-type="float" office:value="0.073635963" calcext:value-type="float">
            <text:p>0.07363596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<text:s/>2019-11-18 20:10:30</text:p>
          </table:table-cell>
          <table:table-cell office:value-type="float" office:value="25.29679" calcext:value-type="float">
            <text:p>25.29679</text:p>
          </table:table-cell>
          <table:table-cell office:value-type="string" calcext:value-type="string">
            <text:p><text:s/></text:p>
          </table:table-cell>
          <table:table-cell office:value-type="float" office:value="0.57858176" calcext:value-type="float">
            <text:p>0.57858176</text:p>
          </table:table-cell>
          <table:table-cell office:value-type="float" office:value="0.423883846" calcext:value-type="float">
            <text:p>0.423883846</text:p>
          </table:table-cell>
          <table:table-cell office:value-type="float" office:value="0.546073383" calcext:value-type="float">
            <text:p>0.546073383</text:p>
          </table:table-cell>
          <table:table-cell office:value-type="float" office:value="0.482959209" calcext:value-type="float">
            <text:p>0.482959209</text:p>
          </table:table-cell>
          <table:table-cell/>
          <table:table-cell office:value-type="float" office:value="0.004726975" calcext:value-type="float">
            <text:p>0.004726975</text:p>
          </table:table-cell>
          <table:table-cell office:value-type="float" office:value="0.003463103" calcext:value-type="float">
            <text:p>0.003463103</text:p>
          </table:table-cell>
          <table:table-cell office:value-type="float" office:value="0.004461384" calcext:value-type="float">
            <text:p>0.004461384</text:p>
          </table:table-cell>
          <table:table-cell office:value-type="float" office:value="0.003945745" calcext:value-type="float">
            <text:p>0.003945745</text:p>
          </table:table-cell>
          <table:table-cell/>
          <table:table-cell office:value-type="float" office:value="0.003688372" calcext:value-type="float">
            <text:p>0.003688372</text:p>
          </table:table-cell>
          <table:table-cell office:value-type="float" office:value="0.002424501" calcext:value-type="float">
            <text:p>0.002424501</text:p>
          </table:table-cell>
          <table:table-cell office:value-type="float" office:value="0.003422781" calcext:value-type="float">
            <text:p>0.003422781</text:p>
          </table:table-cell>
          <table:table-cell office:value-type="float" office:value="0.002907142" calcext:value-type="float">
            <text:p>0.002907142</text:p>
          </table:table-cell>
          <table:table-cell/>
          <table:table-cell office:value-type="float" office:value="25.387797931" calcext:value-type="float">
            <text:p>25.387797931</text:p>
          </table:table-cell>
          <table:table-cell office:value-type="float" office:value="25.356615267" calcext:value-type="float">
            <text:p>25.356615267</text:p>
          </table:table-cell>
          <table:table-cell office:value-type="float" office:value="25.381245247" calcext:value-type="float">
            <text:p>25.381245247</text:p>
          </table:table-cell>
          <table:table-cell office:value-type="float" office:value="25.368523269" calcext:value-type="float">
            <text:p>25.368523269</text:p>
          </table:table-cell>
          <table:table-cell/>
          <table:table-cell office:value-type="float" office:value="0.093489102" calcext:value-type="float">
            <text:p>0.093489102</text:p>
          </table:table-cell>
          <table:table-cell office:value-type="float" office:value="0.061454968" calcext:value-type="float">
            <text:p>0.061454968</text:p>
          </table:table-cell>
          <table:table-cell office:value-type="float" office:value="0.086757522" calcext:value-type="float">
            <text:p>0.086757522</text:p>
          </table:table-cell>
          <table:table-cell office:value-type="float" office:value="0.073688173" calcext:value-type="float">
            <text:p>0.07368817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<text:s/>2019-11-18 20:10:31</text:p>
          </table:table-cell>
          <table:table-cell office:value-type="float" office:value="25.29679" calcext:value-type="float">
            <text:p>25.29679</text:p>
          </table:table-cell>
          <table:table-cell office:value-type="string" calcext:value-type="string">
            <text:p><text:s/></text:p>
          </table:table-cell>
          <table:table-cell office:value-type="float" office:value="0.57812042" calcext:value-type="float">
            <text:p>0.57812042</text:p>
          </table:table-cell>
          <table:table-cell office:value-type="float" office:value="0.425390056" calcext:value-type="float">
            <text:p>0.425390056</text:p>
          </table:table-cell>
          <table:table-cell office:value-type="float" office:value="0.54624564" calcext:value-type="float">
            <text:p>0.54624564</text:p>
          </table:table-cell>
          <table:table-cell office:value-type="float" office:value="0.482790528" calcext:value-type="float">
            <text:p>0.482790528</text:p>
          </table:table-cell>
          <table:table-cell/>
          <table:table-cell office:value-type="float" office:value="0.004723206" calcext:value-type="float">
            <text:p>0.004723206</text:p>
          </table:table-cell>
          <table:table-cell office:value-type="float" office:value="0.003475409" calcext:value-type="float">
            <text:p>0.003475409</text:p>
          </table:table-cell>
          <table:table-cell office:value-type="float" office:value="0.004462791" calcext:value-type="float">
            <text:p>0.004462791</text:p>
          </table:table-cell>
          <table:table-cell office:value-type="float" office:value="0.003944367" calcext:value-type="float">
            <text:p>0.003944367</text:p>
          </table:table-cell>
          <table:table-cell/>
          <table:table-cell office:value-type="float" office:value="0.003684603" calcext:value-type="float">
            <text:p>0.003684603</text:p>
          </table:table-cell>
          <table:table-cell office:value-type="float" office:value="0.002436806" calcext:value-type="float">
            <text:p>0.002436806</text:p>
          </table:table-cell>
          <table:table-cell office:value-type="float" office:value="0.003424188" calcext:value-type="float">
            <text:p>0.003424188</text:p>
          </table:table-cell>
          <table:table-cell office:value-type="float" office:value="0.002905764" calcext:value-type="float">
            <text:p>0.002905764</text:p>
          </table:table-cell>
          <table:table-cell/>
          <table:table-cell office:value-type="float" office:value="25.38770494" calcext:value-type="float">
            <text:p>25.38770494</text:p>
          </table:table-cell>
          <table:table-cell office:value-type="float" office:value="25.35691888" calcext:value-type="float">
            <text:p>25.35691888</text:p>
          </table:table-cell>
          <table:table-cell office:value-type="float" office:value="25.381279968" calcext:value-type="float">
            <text:p>25.381279968</text:p>
          </table:table-cell>
          <table:table-cell office:value-type="float" office:value="25.368489268" calcext:value-type="float">
            <text:p>25.368489268</text:p>
          </table:table-cell>
          <table:table-cell/>
          <table:table-cell office:value-type="float" office:value="0.093393572" calcext:value-type="float">
            <text:p>0.093393572</text:p>
          </table:table-cell>
          <table:table-cell office:value-type="float" office:value="0.061766874" calcext:value-type="float">
            <text:p>0.061766874</text:p>
          </table:table-cell>
          <table:table-cell office:value-type="float" office:value="0.086793192" calcext:value-type="float">
            <text:p>0.086793192</text:p>
          </table:table-cell>
          <table:table-cell office:value-type="float" office:value="0.073653243" calcext:value-type="float">
            <text:p>0.07365324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<text:s/>2019-11-18 20:10:32</text:p>
          </table:table-cell>
          <table:table-cell office:value-type="float" office:value="25.29679" calcext:value-type="float">
            <text:p>25.29679</text:p>
          </table:table-cell>
          <table:table-cell office:value-type="string" calcext:value-type="string">
            <text:p><text:s/></text:p>
          </table:table-cell>
          <table:table-cell office:value-type="float" office:value="0.578798125" calcext:value-type="float">
            <text:p>0.578798125</text:p>
          </table:table-cell>
          <table:table-cell office:value-type="float" office:value="0.422657779" calcext:value-type="float">
            <text:p>0.422657779</text:p>
          </table:table-cell>
          <table:table-cell office:value-type="float" office:value="0.553848213" calcext:value-type="float">
            <text:p>0.553848213</text:p>
          </table:table-cell>
          <table:table-cell office:value-type="float" office:value="0.483131466" calcext:value-type="float">
            <text:p>0.483131466</text:p>
          </table:table-cell>
          <table:table-cell/>
          <table:table-cell office:value-type="float" office:value="0.004728743" calcext:value-type="float">
            <text:p>0.004728743</text:p>
          </table:table-cell>
          <table:table-cell office:value-type="float" office:value="0.003453086" calcext:value-type="float">
            <text:p>0.003453086</text:p>
          </table:table-cell>
          <table:table-cell office:value-type="float" office:value="0.004524904" calcext:value-type="float">
            <text:p>0.004524904</text:p>
          </table:table-cell>
          <table:table-cell office:value-type="float" office:value="0.003947153" calcext:value-type="float">
            <text:p>0.003947153</text:p>
          </table:table-cell>
          <table:table-cell/>
          <table:table-cell office:value-type="float" office:value="0.00369014" calcext:value-type="float">
            <text:p>0.00369014</text:p>
          </table:table-cell>
          <table:table-cell office:value-type="float" office:value="0.002414484" calcext:value-type="float">
            <text:p>0.002414484</text:p>
          </table:table-cell>
          <table:table-cell office:value-type="float" office:value="0.003486301" calcext:value-type="float">
            <text:p>0.003486301</text:p>
          </table:table-cell>
          <table:table-cell office:value-type="float" office:value="0.00290855" calcext:value-type="float">
            <text:p>0.00290855</text:p>
          </table:table-cell>
          <table:table-cell/>
          <table:table-cell office:value-type="float" office:value="25.387841544" calcext:value-type="float">
            <text:p>25.387841544</text:p>
          </table:table-cell>
          <table:table-cell office:value-type="float" office:value="25.356368124" calcext:value-type="float">
            <text:p>25.356368124</text:p>
          </table:table-cell>
          <table:table-cell office:value-type="float" office:value="25.382812416" calcext:value-type="float">
            <text:p>25.382812416</text:p>
          </table:table-cell>
          <table:table-cell office:value-type="float" office:value="25.368557992" calcext:value-type="float">
            <text:p>25.368557992</text:p>
          </table:table-cell>
          <table:table-cell/>
          <table:table-cell office:value-type="float" office:value="0.093533905" calcext:value-type="float">
            <text:p>0.093533905</text:p>
          </table:table-cell>
          <table:table-cell office:value-type="float" office:value="0.061201075" calcext:value-type="float">
            <text:p>0.061201075</text:p>
          </table:table-cell>
          <table:table-cell office:value-type="float" office:value="0.088367478" calcext:value-type="float">
            <text:p>0.088367478</text:p>
          </table:table-cell>
          <table:table-cell office:value-type="float" office:value="0.073723843" calcext:value-type="float">
            <text:p>0.07372384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<text:s/>2019-11-18 20:10:33</text:p>
          </table:table-cell>
          <table:table-cell office:value-type="float" office:value="25.29679" calcext:value-type="float">
            <text:p>25.29679</text:p>
          </table:table-cell>
          <table:table-cell office:value-type="string" calcext:value-type="string">
            <text:p><text:s/></text:p>
          </table:table-cell>
          <table:table-cell office:value-type="float" office:value="0.579361389" calcext:value-type="float">
            <text:p>0.579361389</text:p>
          </table:table-cell>
          <table:table-cell office:value-type="float" office:value="0.421817353" calcext:value-type="float">
            <text:p>0.421817353</text:p>
          </table:table-cell>
          <table:table-cell office:value-type="float" office:value="0.557147331" calcext:value-type="float">
            <text:p>0.557147331</text:p>
          </table:table-cell>
          <table:table-cell office:value-type="float" office:value="0.483241139" calcext:value-type="float">
            <text:p>0.483241139</text:p>
          </table:table-cell>
          <table:table-cell/>
          <table:table-cell office:value-type="float" office:value="0.004733345" calcext:value-type="float">
            <text:p>0.004733345</text:p>
          </table:table-cell>
          <table:table-cell office:value-type="float" office:value="0.00344622" calcext:value-type="float">
            <text:p>0.00344622</text:p>
          </table:table-cell>
          <table:table-cell office:value-type="float" office:value="0.004551857" calcext:value-type="float">
            <text:p>0.004551857</text:p>
          </table:table-cell>
          <table:table-cell office:value-type="float" office:value="0.003948049" calcext:value-type="float">
            <text:p>0.003948049</text:p>
          </table:table-cell>
          <table:table-cell/>
          <table:table-cell office:value-type="float" office:value="0.003694742" calcext:value-type="float">
            <text:p>0.003694742</text:p>
          </table:table-cell>
          <table:table-cell office:value-type="float" office:value="0.002407617" calcext:value-type="float">
            <text:p>0.002407617</text:p>
          </table:table-cell>
          <table:table-cell office:value-type="float" office:value="0.003513255" calcext:value-type="float">
            <text:p>0.003513255</text:p>
          </table:table-cell>
          <table:table-cell office:value-type="float" office:value="0.002909446" calcext:value-type="float">
            <text:p>0.002909446</text:p>
          </table:table-cell>
          <table:table-cell/>
          <table:table-cell office:value-type="float" office:value="25.38795508" calcext:value-type="float">
            <text:p>25.38795508</text:p>
          </table:table-cell>
          <table:table-cell office:value-type="float" office:value="25.356198716" calcext:value-type="float">
            <text:p>25.356198716</text:p>
          </table:table-cell>
          <table:table-cell office:value-type="float" office:value="25.383477417" calcext:value-type="float">
            <text:p>25.383477417</text:p>
          </table:table-cell>
          <table:table-cell office:value-type="float" office:value="25.368580098" calcext:value-type="float">
            <text:p>25.368580098</text:p>
          </table:table-cell>
          <table:table-cell/>
          <table:table-cell office:value-type="float" office:value="0.093650541" calcext:value-type="float">
            <text:p>0.093650541</text:p>
          </table:table-cell>
          <table:table-cell office:value-type="float" office:value="0.06102704" calcext:value-type="float">
            <text:p>0.06102704</text:p>
          </table:table-cell>
          <table:table-cell office:value-type="float" office:value="0.089050635" calcext:value-type="float">
            <text:p>0.089050635</text:p>
          </table:table-cell>
          <table:table-cell office:value-type="float" office:value="0.073746554" calcext:value-type="float">
            <text:p>0.07374655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<text:s/>2019-11-18 20:10:35</text:p>
          </table:table-cell>
          <table:table-cell office:value-type="float" office:value="25.29679" calcext:value-type="float">
            <text:p>25.29679</text:p>
          </table:table-cell>
          <table:table-cell office:value-type="string" calcext:value-type="string">
            <text:p><text:s/></text:p>
          </table:table-cell>
          <table:table-cell office:value-type="float" office:value="0.577827761" calcext:value-type="float">
            <text:p>0.577827761</text:p>
          </table:table-cell>
          <table:table-cell office:value-type="float" office:value="0.42670553" calcext:value-type="float">
            <text:p>0.42670553</text:p>
          </table:table-cell>
          <table:table-cell office:value-type="float" office:value="0.544660752" calcext:value-type="float">
            <text:p>0.544660752</text:p>
          </table:table-cell>
          <table:table-cell office:value-type="float" office:value="0.482758937" calcext:value-type="float">
            <text:p>0.482758937</text:p>
          </table:table-cell>
          <table:table-cell/>
          <table:table-cell office:value-type="float" office:value="0.004720815" calcext:value-type="float">
            <text:p>0.004720815</text:p>
          </table:table-cell>
          <table:table-cell office:value-type="float" office:value="0.003486156" calcext:value-type="float">
            <text:p>0.003486156</text:p>
          </table:table-cell>
          <table:table-cell office:value-type="float" office:value="0.004449843" calcext:value-type="float">
            <text:p>0.004449843</text:p>
          </table:table-cell>
          <table:table-cell office:value-type="float" office:value="0.003944109" calcext:value-type="float">
            <text:p>0.003944109</text:p>
          </table:table-cell>
          <table:table-cell/>
          <table:table-cell office:value-type="float" office:value="0.003682212" calcext:value-type="float">
            <text:p>0.003682212</text:p>
          </table:table-cell>
          <table:table-cell office:value-type="float" office:value="0.002447554" calcext:value-type="float">
            <text:p>0.002447554</text:p>
          </table:table-cell>
          <table:table-cell office:value-type="float" office:value="0.00341124" calcext:value-type="float">
            <text:p>0.00341124</text:p>
          </table:table-cell>
          <table:table-cell office:value-type="float" office:value="0.002905506" calcext:value-type="float">
            <text:p>0.002905506</text:p>
          </table:table-cell>
          <table:table-cell/>
          <table:table-cell office:value-type="float" office:value="25.387645949" calcext:value-type="float">
            <text:p>25.387645949</text:p>
          </table:table-cell>
          <table:table-cell office:value-type="float" office:value="25.357184046" calcext:value-type="float">
            <text:p>25.357184046</text:p>
          </table:table-cell>
          <table:table-cell office:value-type="float" office:value="25.380960503" calcext:value-type="float">
            <text:p>25.380960503</text:p>
          </table:table-cell>
          <table:table-cell office:value-type="float" office:value="25.3684829" calcext:value-type="float">
            <text:p>25.3684829</text:p>
          </table:table-cell>
          <table:table-cell/>
          <table:table-cell office:value-type="float" office:value="0.09333297" calcext:value-type="float">
            <text:p>0.09333297</text:p>
          </table:table-cell>
          <table:table-cell office:value-type="float" office:value="0.062039281" calcext:value-type="float">
            <text:p>0.062039281</text:p>
          </table:table-cell>
          <table:table-cell office:value-type="float" office:value="0.086465004" calcext:value-type="float">
            <text:p>0.086465004</text:p>
          </table:table-cell>
          <table:table-cell office:value-type="float" office:value="0.073646702" calcext:value-type="float">
            <text:p>0.07364670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<text:s/>2019-11-18 20:10:36</text:p>
          </table:table-cell>
          <table:table-cell office:value-type="float" office:value="25.29679" calcext:value-type="float">
            <text:p>25.29679</text:p>
          </table:table-cell>
          <table:table-cell office:value-type="string" calcext:value-type="string">
            <text:p><text:s/></text:p>
          </table:table-cell>
          <table:table-cell office:value-type="float" office:value="0.578898857" calcext:value-type="float">
            <text:p>0.578898857</text:p>
          </table:table-cell>
          <table:table-cell office:value-type="float" office:value="0.423375419" calcext:value-type="float">
            <text:p>0.423375419</text:p>
          </table:table-cell>
          <table:table-cell office:value-type="float" office:value="0.54672665" calcext:value-type="float">
            <text:p>0.54672665</text:p>
          </table:table-cell>
          <table:table-cell office:value-type="float" office:value="0.482463298" calcext:value-type="float">
            <text:p>0.482463298</text:p>
          </table:table-cell>
          <table:table-cell/>
          <table:table-cell office:value-type="float" office:value="0.004729566" calcext:value-type="float">
            <text:p>0.004729566</text:p>
          </table:table-cell>
          <table:table-cell office:value-type="float" office:value="0.003458949" calcext:value-type="float">
            <text:p>0.003458949</text:p>
          </table:table-cell>
          <table:table-cell office:value-type="float" office:value="0.004466721" calcext:value-type="float">
            <text:p>0.004466721</text:p>
          </table:table-cell>
          <table:table-cell office:value-type="float" office:value="0.003941694" calcext:value-type="float">
            <text:p>0.003941694</text:p>
          </table:table-cell>
          <table:table-cell/>
          <table:table-cell office:value-type="float" office:value="0.003690963" calcext:value-type="float">
            <text:p>0.003690963</text:p>
          </table:table-cell>
          <table:table-cell office:value-type="float" office:value="0.002420347" calcext:value-type="float">
            <text:p>0.002420347</text:p>
          </table:table-cell>
          <table:table-cell office:value-type="float" office:value="0.003428118" calcext:value-type="float">
            <text:p>0.003428118</text:p>
          </table:table-cell>
          <table:table-cell office:value-type="float" office:value="0.002903091" calcext:value-type="float">
            <text:p>0.002903091</text:p>
          </table:table-cell>
          <table:table-cell/>
          <table:table-cell office:value-type="float" office:value="25.387861848" calcext:value-type="float">
            <text:p>25.387861848</text:p>
          </table:table-cell>
          <table:table-cell office:value-type="float" office:value="25.356512782" calcext:value-type="float">
            <text:p>25.356512782</text:p>
          </table:table-cell>
          <table:table-cell office:value-type="float" office:value="25.381376925" calcext:value-type="float">
            <text:p>25.381376925</text:p>
          </table:table-cell>
          <table:table-cell office:value-type="float" office:value="25.368423308" calcext:value-type="float">
            <text:p>25.368423308</text:p>
          </table:table-cell>
          <table:table-cell/>
          <table:table-cell office:value-type="float" office:value="0.093554763" calcext:value-type="float">
            <text:p>0.093554763</text:p>
          </table:table-cell>
          <table:table-cell office:value-type="float" office:value="0.061349684" calcext:value-type="float">
            <text:p>0.061349684</text:p>
          </table:table-cell>
          <table:table-cell office:value-type="float" office:value="0.086892796" calcext:value-type="float">
            <text:p>0.086892796</text:p>
          </table:table-cell>
          <table:table-cell office:value-type="float" office:value="0.073585482" calcext:value-type="float">
            <text:p>0.07358548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2019-11-18 20:10:37</text:p>
          </table:table-cell>
          <table:table-cell office:value-type="float" office:value="25.29174" calcext:value-type="float">
            <text:p>25.29174</text:p>
          </table:table-cell>
          <table:table-cell office:value-type="string" calcext:value-type="string">
            <text:p><text:s/></text:p>
          </table:table-cell>
          <table:table-cell office:value-type="float" office:value="0.578974554" calcext:value-type="float">
            <text:p>0.578974554</text:p>
          </table:table-cell>
          <table:table-cell office:value-type="float" office:value="0.424954346" calcext:value-type="float">
            <text:p>0.424954346</text:p>
          </table:table-cell>
          <table:table-cell office:value-type="float" office:value="0.546801751" calcext:value-type="float">
            <text:p>0.546801751</text:p>
          </table:table-cell>
          <table:table-cell office:value-type="float" office:value="0.482682047" calcext:value-type="float">
            <text:p>0.482682047</text:p>
          </table:table-cell>
          <table:table-cell/>
          <table:table-cell office:value-type="float" office:value="0.004730184" calcext:value-type="float">
            <text:p>0.004730184</text:p>
          </table:table-cell>
          <table:table-cell office:value-type="float" office:value="0.003471849" calcext:value-type="float">
            <text:p>0.003471849</text:p>
          </table:table-cell>
          <table:table-cell office:value-type="float" office:value="0.004467335" calcext:value-type="float">
            <text:p>0.004467335</text:p>
          </table:table-cell>
          <table:table-cell office:value-type="float" office:value="0.003943481" calcext:value-type="float">
            <text:p>0.003943481</text:p>
          </table:table-cell>
          <table:table-cell/>
          <table:table-cell office:value-type="float" office:value="0.003691582" calcext:value-type="float">
            <text:p>0.003691582</text:p>
          </table:table-cell>
          <table:table-cell office:value-type="float" office:value="0.002433246" calcext:value-type="float">
            <text:p>0.002433246</text:p>
          </table:table-cell>
          <table:table-cell office:value-type="float" office:value="0.003428732" calcext:value-type="float">
            <text:p>0.003428732</text:p>
          </table:table-cell>
          <table:table-cell office:value-type="float" office:value="0.002904878" calcext:value-type="float">
            <text:p>0.002904878</text:p>
          </table:table-cell>
          <table:table-cell/>
          <table:table-cell office:value-type="float" office:value="25.382823494" calcext:value-type="float">
            <text:p>25.382823494</text:p>
          </table:table-cell>
          <table:table-cell office:value-type="float" office:value="25.3517773" calcext:value-type="float">
            <text:p>25.3517773</text:p>
          </table:table-cell>
          <table:table-cell office:value-type="float" office:value="25.376338422" calcext:value-type="float">
            <text:p>25.376338422</text:p>
          </table:table-cell>
          <table:table-cell office:value-type="float" office:value="25.363413702" calcext:value-type="float">
            <text:p>25.363413702</text:p>
          </table:table-cell>
          <table:table-cell/>
          <table:table-cell office:value-type="float" office:value="0.093570438" calcext:value-type="float">
            <text:p>0.093570438</text:p>
          </table:table-cell>
          <table:table-cell office:value-type="float" office:value="0.061676647" calcext:value-type="float">
            <text:p>0.061676647</text:p>
          </table:table-cell>
          <table:table-cell office:value-type="float" office:value="0.086908347" calcext:value-type="float">
            <text:p>0.086908347</text:p>
          </table:table-cell>
          <table:table-cell office:value-type="float" office:value="0.073630779" calcext:value-type="float">
            <text:p>0.07363077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s/>2019-11-18 20:10:38</text:p>
          </table:table-cell>
          <table:table-cell office:value-type="float" office:value="25.28669" calcext:value-type="float">
            <text:p>25.28669</text:p>
          </table:table-cell>
          <table:table-cell office:value-type="string" calcext:value-type="string">
            <text:p><text:s/></text:p>
          </table:table-cell>
          <table:table-cell office:value-type="float" office:value="0.581865976" calcext:value-type="float">
            <text:p>0.581865976</text:p>
          </table:table-cell>
          <table:table-cell office:value-type="float" office:value="0.417750528" calcext:value-type="float">
            <text:p>0.417750528</text:p>
          </table:table-cell>
          <table:table-cell office:value-type="float" office:value="0.569011041" calcext:value-type="float">
            <text:p>0.569011041</text:p>
          </table:table-cell>
          <table:table-cell office:value-type="float" office:value="0.483225642" calcext:value-type="float">
            <text:p>0.483225642</text:p>
          </table:table-cell>
          <table:table-cell/>
          <table:table-cell office:value-type="float" office:value="0.004753807" calcext:value-type="float">
            <text:p>0.004753807</text:p>
          </table:table-cell>
          <table:table-cell office:value-type="float" office:value="0.003412995" calcext:value-type="float">
            <text:p>0.003412995</text:p>
          </table:table-cell>
          <table:table-cell office:value-type="float" office:value="0.004648783" calcext:value-type="float">
            <text:p>0.004648783</text:p>
          </table:table-cell>
          <table:table-cell office:value-type="float" office:value="0.003947922" calcext:value-type="float">
            <text:p>0.003947922</text:p>
          </table:table-cell>
          <table:table-cell/>
          <table:table-cell office:value-type="float" office:value="0.003715204" calcext:value-type="float">
            <text:p>0.003715204</text:p>
          </table:table-cell>
          <table:table-cell office:value-type="float" office:value="0.002374392" calcext:value-type="float">
            <text:p>0.002374392</text:p>
          </table:table-cell>
          <table:table-cell office:value-type="float" office:value="0.00361018" calcext:value-type="float">
            <text:p>0.00361018</text:p>
          </table:table-cell>
          <table:table-cell office:value-type="float" office:value="0.002909319" calcext:value-type="float">
            <text:p>0.002909319</text:p>
          </table:table-cell>
          <table:table-cell/>
          <table:table-cell office:value-type="float" office:value="25.378352707" calcext:value-type="float">
            <text:p>25.378352707</text:p>
          </table:table-cell>
          <table:table-cell office:value-type="float" office:value="25.345271431" calcext:value-type="float">
            <text:p>25.345271431</text:p>
          </table:table-cell>
          <table:table-cell office:value-type="float" office:value="25.375761532" calcext:value-type="float">
            <text:p>25.375761532</text:p>
          </table:table-cell>
          <table:table-cell office:value-type="float" office:value="25.358469577" calcext:value-type="float">
            <text:p>25.358469577</text:p>
          </table:table-cell>
          <table:table-cell/>
          <table:table-cell office:value-type="float" office:value="0.094169169" calcext:value-type="float">
            <text:p>0.094169169</text:p>
          </table:table-cell>
          <table:table-cell office:value-type="float" office:value="0.060184883" calcext:value-type="float">
            <text:p>0.060184883</text:p>
          </table:table-cell>
          <table:table-cell office:value-type="float" office:value="0.091507278" calcext:value-type="float">
            <text:p>0.091507278</text:p>
          </table:table-cell>
          <table:table-cell office:value-type="float" office:value="0.073743345" calcext:value-type="float">
            <text:p>0.07374334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<text:s/>2019-11-18 20:10:40</text:p>
          </table:table-cell>
          <table:table-cell office:value-type="float" office:value="25.28669" calcext:value-type="float">
            <text:p>25.28669</text:p>
          </table:table-cell>
          <table:table-cell office:value-type="string" calcext:value-type="string">
            <text:p><text:s/></text:p>
          </table:table-cell>
          <table:table-cell office:value-type="float" office:value="0.578672955" calcext:value-type="float">
            <text:p>0.578672955</text:p>
          </table:table-cell>
          <table:table-cell office:value-type="float" office:value="0.425247005" calcext:value-type="float">
            <text:p>0.425247005</text:p>
          </table:table-cell>
          <table:table-cell office:value-type="float" office:value="0.547974175" calcext:value-type="float">
            <text:p>0.547974175</text:p>
          </table:table-cell>
          <table:table-cell office:value-type="float" office:value="0.483092127" calcext:value-type="float">
            <text:p>0.483092127</text:p>
          </table:table-cell>
          <table:table-cell/>
          <table:table-cell office:value-type="float" office:value="0.00472772" calcext:value-type="float">
            <text:p>0.00472772</text:p>
          </table:table-cell>
          <table:table-cell office:value-type="float" office:value="0.00347424" calcext:value-type="float">
            <text:p>0.00347424</text:p>
          </table:table-cell>
          <table:table-cell office:value-type="float" office:value="0.004476913" calcext:value-type="float">
            <text:p>0.004476913</text:p>
          </table:table-cell>
          <table:table-cell office:value-type="float" office:value="0.003946831" calcext:value-type="float">
            <text:p>0.003946831</text:p>
          </table:table-cell>
          <table:table-cell/>
          <table:table-cell office:value-type="float" office:value="0.003689117" calcext:value-type="float">
            <text:p>0.003689117</text:p>
          </table:table-cell>
          <table:table-cell office:value-type="float" office:value="0.002435637" calcext:value-type="float">
            <text:p>0.002435637</text:p>
          </table:table-cell>
          <table:table-cell office:value-type="float" office:value="0.00343831" calcext:value-type="float">
            <text:p>0.00343831</text:p>
          </table:table-cell>
          <table:table-cell office:value-type="float" office:value="0.002908228" calcext:value-type="float">
            <text:p>0.002908228</text:p>
          </table:table-cell>
          <table:table-cell/>
          <table:table-cell office:value-type="float" office:value="25.377709089" calcext:value-type="float">
            <text:p>25.377709089</text:p>
          </table:table-cell>
          <table:table-cell office:value-type="float" office:value="25.346782542" calcext:value-type="float">
            <text:p>25.346782542</text:p>
          </table:table-cell>
          <table:table-cell office:value-type="float" office:value="25.371521109" calcext:value-type="float">
            <text:p>25.371521109</text:p>
          </table:table-cell>
          <table:table-cell office:value-type="float" office:value="25.358442664" calcext:value-type="float">
            <text:p>25.358442664</text:p>
          </table:table-cell>
          <table:table-cell/>
          <table:table-cell office:value-type="float" office:value="0.093507986" calcext:value-type="float">
            <text:p>0.093507986</text:p>
          </table:table-cell>
          <table:table-cell office:value-type="float" office:value="0.061737251" calcext:value-type="float">
            <text:p>0.061737251</text:p>
          </table:table-cell>
          <table:table-cell office:value-type="float" office:value="0.087151124" calcext:value-type="float">
            <text:p>0.087151124</text:p>
          </table:table-cell>
          <table:table-cell office:value-type="float" office:value="0.073715697" calcext:value-type="float">
            <text:p>0.07371569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<text:s/>2019-11-18 20:10:41</text:p>
          </table:table-cell>
          <table:table-cell office:value-type="float" office:value="25.28669" calcext:value-type="float">
            <text:p>25.28669</text:p>
          </table:table-cell>
          <table:table-cell office:value-type="string" calcext:value-type="string">
            <text:p><text:s/></text:p>
          </table:table-cell>
          <table:table-cell office:value-type="float" office:value="0.57723231" calcext:value-type="float">
            <text:p>0.57723231</text:p>
          </table:table-cell>
          <table:table-cell office:value-type="float" office:value="0.425965837" calcext:value-type="float">
            <text:p>0.425965837</text:p>
          </table:table-cell>
          <table:table-cell office:value-type="float" office:value="0.545732444" calcext:value-type="float">
            <text:p>0.545732444</text:p>
          </table:table-cell>
          <table:table-cell office:value-type="float" office:value="0.482595024" calcext:value-type="float">
            <text:p>0.482595024</text:p>
          </table:table-cell>
          <table:table-cell/>
          <table:table-cell office:value-type="float" office:value="0.00471595" calcext:value-type="float">
            <text:p>0.00471595</text:p>
          </table:table-cell>
          <table:table-cell office:value-type="float" office:value="0.003480113" calcext:value-type="float">
            <text:p>0.003480113</text:p>
          </table:table-cell>
          <table:table-cell office:value-type="float" office:value="0.004458598" calcext:value-type="float">
            <text:p>0.004458598</text:p>
          </table:table-cell>
          <table:table-cell office:value-type="float" office:value="0.00394277" calcext:value-type="float">
            <text:p>0.00394277</text:p>
          </table:table-cell>
          <table:table-cell/>
          <table:table-cell office:value-type="float" office:value="0.003677348" calcext:value-type="float">
            <text:p>0.003677348</text:p>
          </table:table-cell>
          <table:table-cell office:value-type="float" office:value="0.00244151" calcext:value-type="float">
            <text:p>0.00244151</text:p>
          </table:table-cell>
          <table:table-cell office:value-type="float" office:value="0.003419996" calcext:value-type="float">
            <text:p>0.003419996</text:p>
          </table:table-cell>
          <table:table-cell office:value-type="float" office:value="0.002904167" calcext:value-type="float">
            <text:p>0.002904167</text:p>
          </table:table-cell>
          <table:table-cell/>
          <table:table-cell office:value-type="float" office:value="25.377418698" calcext:value-type="float">
            <text:p>25.377418698</text:p>
          </table:table-cell>
          <table:table-cell office:value-type="float" office:value="25.346927441" calcext:value-type="float">
            <text:p>25.346927441</text:p>
          </table:table-cell>
          <table:table-cell office:value-type="float" office:value="25.37106924" calcext:value-type="float">
            <text:p>25.37106924</text:p>
          </table:table-cell>
          <table:table-cell office:value-type="float" office:value="25.358342461" calcext:value-type="float">
            <text:p>25.358342461</text:p>
          </table:table-cell>
          <table:table-cell/>
          <table:table-cell office:value-type="float" office:value="0.09320967" calcext:value-type="float">
            <text:p>0.09320967</text:p>
          </table:table-cell>
          <table:table-cell office:value-type="float" office:value="0.061886106" calcext:value-type="float">
            <text:p>0.061886106</text:p>
          </table:table-cell>
          <table:table-cell office:value-type="float" office:value="0.086686923" calcext:value-type="float">
            <text:p>0.086686923</text:p>
          </table:table-cell>
          <table:table-cell office:value-type="float" office:value="0.073612759" calcext:value-type="float">
            <text:p>0.07361275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<text:s/>2019-11-18 20:10:42</text:p>
          </table:table-cell>
          <table:table-cell office:value-type="float" office:value="25.28669" calcext:value-type="float">
            <text:p>25.28669</text:p>
          </table:table-cell>
          <table:table-cell office:value-type="string" calcext:value-type="string">
            <text:p><text:s/></text:p>
          </table:table-cell>
          <table:table-cell office:value-type="float" office:value="0.577063629" calcext:value-type="float">
            <text:p>0.577063629</text:p>
          </table:table-cell>
          <table:table-cell office:value-type="float" office:value="0.427631191" calcext:value-type="float">
            <text:p>0.427631191</text:p>
          </table:table-cell>
          <table:table-cell office:value-type="float" office:value="0.544260209" calcext:value-type="float">
            <text:p>0.544260209</text:p>
          </table:table-cell>
          <table:table-cell office:value-type="float" office:value="0.483029542" calcext:value-type="float">
            <text:p>0.483029542</text:p>
          </table:table-cell>
          <table:table-cell/>
          <table:table-cell office:value-type="float" office:value="0.004714572" calcext:value-type="float">
            <text:p>0.004714572</text:p>
          </table:table-cell>
          <table:table-cell office:value-type="float" office:value="0.003493719" calcext:value-type="float">
            <text:p>0.003493719</text:p>
          </table:table-cell>
          <table:table-cell office:value-type="float" office:value="0.00444657" calcext:value-type="float">
            <text:p>0.00444657</text:p>
          </table:table-cell>
          <table:table-cell office:value-type="float" office:value="0.00394632" calcext:value-type="float">
            <text:p>0.00394632</text:p>
          </table:table-cell>
          <table:table-cell/>
          <table:table-cell office:value-type="float" office:value="0.003675969" calcext:value-type="float">
            <text:p>0.003675969</text:p>
          </table:table-cell>
          <table:table-cell office:value-type="float" office:value="0.002455116" calcext:value-type="float">
            <text:p>0.002455116</text:p>
          </table:table-cell>
          <table:table-cell office:value-type="float" office:value="0.003407968" calcext:value-type="float">
            <text:p>0.003407968</text:p>
          </table:table-cell>
          <table:table-cell office:value-type="float" office:value="0.002907717" calcext:value-type="float">
            <text:p>0.002907717</text:p>
          </table:table-cell>
          <table:table-cell/>
          <table:table-cell office:value-type="float" office:value="25.377384697" calcext:value-type="float">
            <text:p>25.377384697</text:p>
          </table:table-cell>
          <table:table-cell office:value-type="float" office:value="25.347263136" calcext:value-type="float">
            <text:p>25.347263136</text:p>
          </table:table-cell>
          <table:table-cell office:value-type="float" office:value="25.370772479" calcext:value-type="float">
            <text:p>25.370772479</text:p>
          </table:table-cell>
          <table:table-cell office:value-type="float" office:value="25.358430048" calcext:value-type="float">
            <text:p>25.358430048</text:p>
          </table:table-cell>
          <table:table-cell/>
          <table:table-cell office:value-type="float" office:value="0.093174741" calcext:value-type="float">
            <text:p>0.093174741</text:p>
          </table:table-cell>
          <table:table-cell office:value-type="float" office:value="0.062230966" calcext:value-type="float">
            <text:p>0.062230966</text:p>
          </table:table-cell>
          <table:table-cell office:value-type="float" office:value="0.086382062" calcext:value-type="float">
            <text:p>0.086382062</text:p>
          </table:table-cell>
          <table:table-cell office:value-type="float" office:value="0.073702737" calcext:value-type="float">
            <text:p>0.07370273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<text:s/>2019-11-18 20:10:44</text:p>
          </table:table-cell>
          <table:table-cell office:value-type="float" office:value="25.29174" calcext:value-type="float">
            <text:p>25.29174</text:p>
          </table:table-cell>
          <table:table-cell office:value-type="string" calcext:value-type="string">
            <text:p><text:s/></text:p>
          </table:table-cell>
          <table:table-cell office:value-type="float" office:value="0.577352712" calcext:value-type="float">
            <text:p>0.577352712</text:p>
          </table:table-cell>
          <table:table-cell office:value-type="float" office:value="0.426219753" calcext:value-type="float">
            <text:p>0.426219753</text:p>
          </table:table-cell>
          <table:table-cell office:value-type="float" office:value="0.544356769" calcext:value-type="float">
            <text:p>0.544356769</text:p>
          </table:table-cell>
          <table:table-cell office:value-type="float" office:value="0.482463894" calcext:value-type="float">
            <text:p>0.482463894</text:p>
          </table:table-cell>
          <table:table-cell/>
          <table:table-cell office:value-type="float" office:value="0.004716934" calcext:value-type="float">
            <text:p>0.004716934</text:p>
          </table:table-cell>
          <table:table-cell office:value-type="float" office:value="0.003482188" calcext:value-type="float">
            <text:p>0.003482188</text:p>
          </table:table-cell>
          <table:table-cell office:value-type="float" office:value="0.004447359" calcext:value-type="float">
            <text:p>0.004447359</text:p>
          </table:table-cell>
          <table:table-cell office:value-type="float" office:value="0.003941698" calcext:value-type="float">
            <text:p>0.003941698</text:p>
          </table:table-cell>
          <table:table-cell/>
          <table:table-cell office:value-type="float" office:value="0.003678331" calcext:value-type="float">
            <text:p>0.003678331</text:p>
          </table:table-cell>
          <table:table-cell office:value-type="float" office:value="0.002443585" calcext:value-type="float">
            <text:p>0.002443585</text:p>
          </table:table-cell>
          <table:table-cell office:value-type="float" office:value="0.003408756" calcext:value-type="float">
            <text:p>0.003408756</text:p>
          </table:table-cell>
          <table:table-cell office:value-type="float" office:value="0.002903096" calcext:value-type="float">
            <text:p>0.002903096</text:p>
          </table:table-cell>
          <table:table-cell/>
          <table:table-cell office:value-type="float" office:value="25.38249658" calcext:value-type="float">
            <text:p>25.38249658</text:p>
          </table:table-cell>
          <table:table-cell office:value-type="float" office:value="25.352032375" calcext:value-type="float">
            <text:p>25.352032375</text:p>
          </table:table-cell>
          <table:table-cell office:value-type="float" office:value="25.375845586" calcext:value-type="float">
            <text:p>25.375845586</text:p>
          </table:table-cell>
          <table:table-cell office:value-type="float" office:value="25.363369728" calcext:value-type="float">
            <text:p>25.363369728</text:p>
          </table:table-cell>
          <table:table-cell/>
          <table:table-cell office:value-type="float" office:value="0.093234601" calcext:value-type="float">
            <text:p>0.093234601</text:p>
          </table:table-cell>
          <table:table-cell office:value-type="float" office:value="0.061938687" calcext:value-type="float">
            <text:p>0.061938687</text:p>
          </table:table-cell>
          <table:table-cell office:value-type="float" office:value="0.086402057" calcext:value-type="float">
            <text:p>0.086402057</text:p>
          </table:table-cell>
          <table:table-cell office:value-type="float" office:value="0.073585605" calcext:value-type="float">
            <text:p>0.07358560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<text:s/>2019-11-18 20:10:45</text:p>
          </table:table-cell>
          <table:table-cell office:value-type="float" office:value="25.29679" calcext:value-type="float">
            <text:p>25.29679</text:p>
          </table:table-cell>
          <table:table-cell office:value-type="string" calcext:value-type="string">
            <text:p><text:s/></text:p>
          </table:table-cell>
          <table:table-cell office:value-type="float" office:value="0.577610204" calcext:value-type="float">
            <text:p>0.577610204</text:p>
          </table:table-cell>
          <table:table-cell office:value-type="float" office:value="0.424862555" calcext:value-type="float">
            <text:p>0.424862555</text:p>
          </table:table-cell>
          <table:table-cell office:value-type="float" office:value="0.546717709" calcext:value-type="float">
            <text:p>0.546717709</text:p>
          </table:table-cell>
          <table:table-cell office:value-type="float" office:value="0.48245555" calcext:value-type="float">
            <text:p>0.48245555</text:p>
          </table:table-cell>
          <table:table-cell/>
          <table:table-cell office:value-type="float" office:value="0.004719038" calcext:value-type="float">
            <text:p>0.004719038</text:p>
          </table:table-cell>
          <table:table-cell office:value-type="float" office:value="0.003471099" calcext:value-type="float">
            <text:p>0.003471099</text:p>
          </table:table-cell>
          <table:table-cell office:value-type="float" office:value="0.004466648" calcext:value-type="float">
            <text:p>0.004466648</text:p>
          </table:table-cell>
          <table:table-cell office:value-type="float" office:value="0.00394163" calcext:value-type="float">
            <text:p>0.00394163</text:p>
          </table:table-cell>
          <table:table-cell/>
          <table:table-cell office:value-type="float" office:value="0.003680435" calcext:value-type="float">
            <text:p>0.003680435</text:p>
          </table:table-cell>
          <table:table-cell office:value-type="float" office:value="0.002432497" calcext:value-type="float">
            <text:p>0.002432497</text:p>
          </table:table-cell>
          <table:table-cell office:value-type="float" office:value="0.003428045" calcext:value-type="float">
            <text:p>0.003428045</text:p>
          </table:table-cell>
          <table:table-cell office:value-type="float" office:value="0.002903028" calcext:value-type="float">
            <text:p>0.002903028</text:p>
          </table:table-cell>
          <table:table-cell/>
          <table:table-cell office:value-type="float" office:value="25.387602096" calcext:value-type="float">
            <text:p>25.387602096</text:p>
          </table:table-cell>
          <table:table-cell office:value-type="float" office:value="25.35681255" calcext:value-type="float">
            <text:p>25.35681255</text:p>
          </table:table-cell>
          <table:table-cell office:value-type="float" office:value="25.381375123" calcext:value-type="float">
            <text:p>25.381375123</text:p>
          </table:table-cell>
          <table:table-cell office:value-type="float" office:value="25.368421746" calcext:value-type="float">
            <text:p>25.368421746</text:p>
          </table:table-cell>
          <table:table-cell/>
          <table:table-cell office:value-type="float" office:value="0.09328792" calcext:value-type="float">
            <text:p>0.09328792</text:p>
          </table:table-cell>
          <table:table-cell office:value-type="float" office:value="0.061657639" calcext:value-type="float">
            <text:p>0.061657639</text:p>
          </table:table-cell>
          <table:table-cell office:value-type="float" office:value="0.086890944" calcext:value-type="float">
            <text:p>0.086890944</text:p>
          </table:table-cell>
          <table:table-cell office:value-type="float" office:value="0.073583877" calcext:value-type="float">
            <text:p>0.07358387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<text:s/>2019-11-18 20:10:46</text:p>
          </table:table-cell>
          <table:table-cell office:value-type="float" office:value="25.28669" calcext:value-type="float">
            <text:p>25.28669</text:p>
          </table:table-cell>
          <table:table-cell office:value-type="string" calcext:value-type="string">
            <text:p><text:s/></text:p>
          </table:table-cell>
          <table:table-cell office:value-type="float" office:value="0.578386257" calcext:value-type="float">
            <text:p>0.578386257</text:p>
          </table:table-cell>
          <table:table-cell office:value-type="float" office:value="0.422726324" calcext:value-type="float">
            <text:p>0.422726324</text:p>
          </table:table-cell>
          <table:table-cell office:value-type="float" office:value="0.547169512" calcext:value-type="float">
            <text:p>0.547169512</text:p>
          </table:table-cell>
          <table:table-cell office:value-type="float" office:value="0.482604561" calcext:value-type="float">
            <text:p>0.482604561</text:p>
          </table:table-cell>
          <table:table-cell/>
          <table:table-cell office:value-type="float" office:value="0.004725378" calcext:value-type="float">
            <text:p>0.004725378</text:p>
          </table:table-cell>
          <table:table-cell office:value-type="float" office:value="0.003453646" calcext:value-type="float">
            <text:p>0.003453646</text:p>
          </table:table-cell>
          <table:table-cell office:value-type="float" office:value="0.004470339" calcext:value-type="float">
            <text:p>0.004470339</text:p>
          </table:table-cell>
          <table:table-cell office:value-type="float" office:value="0.003942848" calcext:value-type="float">
            <text:p>0.003942848</text:p>
          </table:table-cell>
          <table:table-cell/>
          <table:table-cell office:value-type="float" office:value="0.003686775" calcext:value-type="float">
            <text:p>0.003686775</text:p>
          </table:table-cell>
          <table:table-cell office:value-type="float" office:value="0.002415044" calcext:value-type="float">
            <text:p>0.002415044</text:p>
          </table:table-cell>
          <table:table-cell office:value-type="float" office:value="0.003431736" calcext:value-type="float">
            <text:p>0.003431736</text:p>
          </table:table-cell>
          <table:table-cell office:value-type="float" office:value="0.002904245" calcext:value-type="float">
            <text:p>0.002904245</text:p>
          </table:table-cell>
          <table:table-cell/>
          <table:table-cell office:value-type="float" office:value="25.377651299" calcext:value-type="float">
            <text:p>25.377651299</text:p>
          </table:table-cell>
          <table:table-cell office:value-type="float" office:value="25.346274433" calcext:value-type="float">
            <text:p>25.346274433</text:p>
          </table:table-cell>
          <table:table-cell office:value-type="float" office:value="25.371358912" calcext:value-type="float">
            <text:p>25.371358912</text:p>
          </table:table-cell>
          <table:table-cell office:value-type="float" office:value="25.358344383" calcext:value-type="float">
            <text:p>25.358344383</text:p>
          </table:table-cell>
          <table:table-cell/>
          <table:table-cell office:value-type="float" office:value="0.093448619" calcext:value-type="float">
            <text:p>0.093448619</text:p>
          </table:table-cell>
          <table:table-cell office:value-type="float" office:value="0.061215269" calcext:value-type="float">
            <text:p>0.061215269</text:p>
          </table:table-cell>
          <table:table-cell office:value-type="float" office:value="0.086984501" calcext:value-type="float">
            <text:p>0.086984501</text:p>
          </table:table-cell>
          <table:table-cell office:value-type="float" office:value="0.073614734" calcext:value-type="float">
            <text:p>0.07361473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<text:s/>2019-11-18 20:10:47</text:p>
          </table:table-cell>
          <table:table-cell office:value-type="float" office:value="25.28669" calcext:value-type="float">
            <text:p>25.28669</text:p>
          </table:table-cell>
          <table:table-cell office:value-type="string" calcext:value-type="string">
            <text:p><text:s/></text:p>
          </table:table-cell>
          <table:table-cell office:value-type="float" office:value="0.578403542" calcext:value-type="float">
            <text:p>0.578403542</text:p>
          </table:table-cell>
          <table:table-cell office:value-type="float" office:value="0.422226837" calcext:value-type="float">
            <text:p>0.422226837</text:p>
          </table:table-cell>
          <table:table-cell office:value-type="float" office:value="0.547618335" calcext:value-type="float">
            <text:p>0.547618335</text:p>
          </table:table-cell>
          <table:table-cell office:value-type="float" office:value="0.482652245" calcext:value-type="float">
            <text:p>0.482652245</text:p>
          </table:table-cell>
          <table:table-cell/>
          <table:table-cell office:value-type="float" office:value="0.004725519" calcext:value-type="float">
            <text:p>0.004725519</text:p>
          </table:table-cell>
          <table:table-cell office:value-type="float" office:value="0.003449566" calcext:value-type="float">
            <text:p>0.003449566</text:p>
          </table:table-cell>
          <table:table-cell office:value-type="float" office:value="0.004474006" calcext:value-type="float">
            <text:p>0.004474006</text:p>
          </table:table-cell>
          <table:table-cell office:value-type="float" office:value="0.003943237" calcext:value-type="float">
            <text:p>0.003943237</text:p>
          </table:table-cell>
          <table:table-cell/>
          <table:table-cell office:value-type="float" office:value="0.003686916" calcext:value-type="float">
            <text:p>0.003686916</text:p>
          </table:table-cell>
          <table:table-cell office:value-type="float" office:value="0.002410963" calcext:value-type="float">
            <text:p>0.002410963</text:p>
          </table:table-cell>
          <table:table-cell office:value-type="float" office:value="0.003435403" calcext:value-type="float">
            <text:p>0.003435403</text:p>
          </table:table-cell>
          <table:table-cell office:value-type="float" office:value="0.002904635" calcext:value-type="float">
            <text:p>0.002904635</text:p>
          </table:table-cell>
          <table:table-cell/>
          <table:table-cell office:value-type="float" office:value="25.377654783" calcext:value-type="float">
            <text:p>25.377654783</text:p>
          </table:table-cell>
          <table:table-cell office:value-type="float" office:value="25.346173748" calcext:value-type="float">
            <text:p>25.346173748</text:p>
          </table:table-cell>
          <table:table-cell office:value-type="float" office:value="25.371449382" calcext:value-type="float">
            <text:p>25.371449382</text:p>
          </table:table-cell>
          <table:table-cell office:value-type="float" office:value="25.358353995" calcext:value-type="float">
            <text:p>25.358353995</text:p>
          </table:table-cell>
          <table:table-cell/>
          <table:table-cell office:value-type="float" office:value="0.093452198" calcext:value-type="float">
            <text:p>0.093452198</text:p>
          </table:table-cell>
          <table:table-cell office:value-type="float" office:value="0.061111836" calcext:value-type="float">
            <text:p>0.061111836</text:p>
          </table:table-cell>
          <table:table-cell office:value-type="float" office:value="0.08707744" calcext:value-type="float">
            <text:p>0.08707744</text:p>
          </table:table-cell>
          <table:table-cell office:value-type="float" office:value="0.073624608" calcext:value-type="float">
            <text:p>0.07362460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2019-11-18 20:10:49</text:p>
          </table:table-cell>
          <table:table-cell office:value-type="float" office:value="25.27658" calcext:value-type="float">
            <text:p>25.27658</text:p>
          </table:table-cell>
          <table:table-cell office:value-type="string" calcext:value-type="string">
            <text:p><text:s/></text:p>
          </table:table-cell>
          <table:table-cell office:value-type="float" office:value="0.578004191" calcext:value-type="float">
            <text:p>0.578004191</text:p>
          </table:table-cell>
          <table:table-cell office:value-type="float" office:value="0.424422076" calcext:value-type="float">
            <text:p>0.424422076</text:p>
          </table:table-cell>
          <table:table-cell office:value-type="float" office:value="0.547171896" calcext:value-type="float">
            <text:p>0.547171896</text:p>
          </table:table-cell>
          <table:table-cell office:value-type="float" office:value="0.482626615" calcext:value-type="float">
            <text:p>0.482626615</text:p>
          </table:table-cell>
          <table:table-cell/>
          <table:table-cell office:value-type="float" office:value="0.004722256" calcext:value-type="float">
            <text:p>0.004722256</text:p>
          </table:table-cell>
          <table:table-cell office:value-type="float" office:value="0.003467501" calcext:value-type="float">
            <text:p>0.003467501</text:p>
          </table:table-cell>
          <table:table-cell office:value-type="float" office:value="0.004470359" calcext:value-type="float">
            <text:p>0.004470359</text:p>
          </table:table-cell>
          <table:table-cell office:value-type="float" office:value="0.003943028" calcext:value-type="float">
            <text:p>0.003943028</text:p>
          </table:table-cell>
          <table:table-cell/>
          <table:table-cell office:value-type="float" office:value="0.003683654" calcext:value-type="float">
            <text:p>0.003683654</text:p>
          </table:table-cell>
          <table:table-cell office:value-type="float" office:value="0.002428898" calcext:value-type="float">
            <text:p>0.002428898</text:p>
          </table:table-cell>
          <table:table-cell office:value-type="float" office:value="0.003431756" calcext:value-type="float">
            <text:p>0.003431756</text:p>
          </table:table-cell>
          <table:table-cell office:value-type="float" office:value="0.002904425" calcext:value-type="float">
            <text:p>0.002904425</text:p>
          </table:table-cell>
          <table:table-cell/>
          <table:table-cell office:value-type="float" office:value="25.367467062" calcext:value-type="float">
            <text:p>25.367467062</text:p>
          </table:table-cell>
          <table:table-cell office:value-type="float" office:value="25.336508752" calcext:value-type="float">
            <text:p>25.336508752</text:p>
          </table:table-cell>
          <table:table-cell office:value-type="float" office:value="25.361252112" calcext:value-type="float">
            <text:p>25.361252112</text:p>
          </table:table-cell>
          <table:table-cell office:value-type="float" office:value="25.348241431" calcext:value-type="float">
            <text:p>25.348241431</text:p>
          </table:table-cell>
          <table:table-cell/>
          <table:table-cell office:value-type="float" office:value="0.093369504" calcext:value-type="float">
            <text:p>0.093369504</text:p>
          </table:table-cell>
          <table:table-cell office:value-type="float" office:value="0.061566425" calcext:value-type="float">
            <text:p>0.061566425</text:p>
          </table:table-cell>
          <table:table-cell office:value-type="float" office:value="0.086984994" calcext:value-type="float">
            <text:p>0.086984994</text:p>
          </table:table-cell>
          <table:table-cell office:value-type="float" office:value="0.073619301" calcext:value-type="float">
            <text:p>0.07361930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<text:s/>2019-11-18 20:10:50</text:p>
          </table:table-cell>
          <table:table-cell office:value-type="float" office:value="25.27658" calcext:value-type="float">
            <text:p>25.27658</text:p>
          </table:table-cell>
          <table:table-cell office:value-type="string" calcext:value-type="string">
            <text:p><text:s/></text:p>
          </table:table-cell>
          <table:table-cell office:value-type="float" office:value="0.578088233" calcext:value-type="float">
            <text:p>0.578088233</text:p>
          </table:table-cell>
          <table:table-cell office:value-type="float" office:value="0.422359755" calcext:value-type="float">
            <text:p>0.422359755</text:p>
          </table:table-cell>
          <table:table-cell office:value-type="float" office:value="0.554154581" calcext:value-type="float">
            <text:p>0.554154581</text:p>
          </table:table-cell>
          <table:table-cell office:value-type="float" office:value="0.483495651" calcext:value-type="float">
            <text:p>0.483495651</text:p>
          </table:table-cell>
          <table:table-cell/>
          <table:table-cell office:value-type="float" office:value="0.004722943" calcext:value-type="float">
            <text:p>0.004722943</text:p>
          </table:table-cell>
          <table:table-cell office:value-type="float" office:value="0.003450652" calcext:value-type="float">
            <text:p>0.003450652</text:p>
          </table:table-cell>
          <table:table-cell office:value-type="float" office:value="0.004527407" calcext:value-type="float">
            <text:p>0.004527407</text:p>
          </table:table-cell>
          <table:table-cell office:value-type="float" office:value="0.003950128" calcext:value-type="float">
            <text:p>0.003950128</text:p>
          </table:table-cell>
          <table:table-cell/>
          <table:table-cell office:value-type="float" office:value="0.00368434" calcext:value-type="float">
            <text:p>0.00368434</text:p>
          </table:table-cell>
          <table:table-cell office:value-type="float" office:value="0.002412049" calcext:value-type="float">
            <text:p>0.002412049</text:p>
          </table:table-cell>
          <table:table-cell office:value-type="float" office:value="0.003488804" calcext:value-type="float">
            <text:p>0.003488804</text:p>
          </table:table-cell>
          <table:table-cell office:value-type="float" office:value="0.002911525" calcext:value-type="float">
            <text:p>0.002911525</text:p>
          </table:table-cell>
          <table:table-cell/>
          <table:table-cell office:value-type="float" office:value="25.367484003" calcext:value-type="float">
            <text:p>25.367484003</text:p>
          </table:table-cell>
          <table:table-cell office:value-type="float" office:value="25.336093034" calcext:value-type="float">
            <text:p>25.336093034</text:p>
          </table:table-cell>
          <table:table-cell office:value-type="float" office:value="25.362659634" calcext:value-type="float">
            <text:p>25.362659634</text:p>
          </table:table-cell>
          <table:table-cell office:value-type="float" office:value="25.348416607" calcext:value-type="float">
            <text:p>25.348416607</text:p>
          </table:table-cell>
          <table:table-cell/>
          <table:table-cell office:value-type="float" office:value="0.093386907" calcext:value-type="float">
            <text:p>0.093386907</text:p>
          </table:table-cell>
          <table:table-cell office:value-type="float" office:value="0.06113936" calcext:value-type="float">
            <text:p>0.06113936</text:p>
          </table:table-cell>
          <table:table-cell office:value-type="float" office:value="0.088430918" calcext:value-type="float">
            <text:p>0.088430918</text:p>
          </table:table-cell>
          <table:table-cell office:value-type="float" office:value="0.073799257" calcext:value-type="float">
            <text:p>0.07379925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<text:s/>2019-11-18 20:10:51</text:p>
          </table:table-cell>
          <table:table-cell office:value-type="float" office:value="25.27152" calcext:value-type="float">
            <text:p>25.27152</text:p>
          </table:table-cell>
          <table:table-cell office:value-type="string" calcext:value-type="string">
            <text:p><text:s/></text:p>
          </table:table-cell>
          <table:table-cell office:value-type="float" office:value="0.580967138" calcext:value-type="float">
            <text:p>0.580967138</text:p>
          </table:table-cell>
          <table:table-cell office:value-type="float" office:value="0.417454292" calcext:value-type="float">
            <text:p>0.417454292</text:p>
          </table:table-cell>
          <table:table-cell office:value-type="float" office:value="0.568406054" calcext:value-type="float">
            <text:p>0.568406054</text:p>
          </table:table-cell>
          <table:table-cell office:value-type="float" office:value="0.483286438" calcext:value-type="float">
            <text:p>0.483286438</text:p>
          </table:table-cell>
          <table:table-cell/>
          <table:table-cell office:value-type="float" office:value="0.004746464" calcext:value-type="float">
            <text:p>0.004746464</text:p>
          </table:table-cell>
          <table:table-cell office:value-type="float" office:value="0.003410574" calcext:value-type="float">
            <text:p>0.003410574</text:p>
          </table:table-cell>
          <table:table-cell office:value-type="float" office:value="0.00464384" calcext:value-type="float">
            <text:p>0.00464384</text:p>
          </table:table-cell>
          <table:table-cell office:value-type="float" office:value="0.003948419" calcext:value-type="float">
            <text:p>0.003948419</text:p>
          </table:table-cell>
          <table:table-cell/>
          <table:table-cell office:value-type="float" office:value="0.003707861" calcext:value-type="float">
            <text:p>0.003707861</text:p>
          </table:table-cell>
          <table:table-cell office:value-type="float" office:value="0.002371972" calcext:value-type="float">
            <text:p>0.002371972</text:p>
          </table:table-cell>
          <table:table-cell office:value-type="float" office:value="0.003605238" calcext:value-type="float">
            <text:p>0.003605238</text:p>
          </table:table-cell>
          <table:table-cell office:value-type="float" office:value="0.002909816" calcext:value-type="float">
            <text:p>0.002909816</text:p>
          </table:table-cell>
          <table:table-cell/>
          <table:table-cell office:value-type="float" office:value="25.363010701" calcext:value-type="float">
            <text:p>25.363010701</text:p>
          </table:table-cell>
          <table:table-cell office:value-type="float" office:value="25.330050443" calcext:value-type="float">
            <text:p>25.330050443</text:p>
          </table:table-cell>
          <table:table-cell office:value-type="float" office:value="25.360478723" calcext:value-type="float">
            <text:p>25.360478723</text:p>
          </table:table-cell>
          <table:table-cell office:value-type="float" office:value="25.343320738" calcext:value-type="float">
            <text:p>25.343320738</text:p>
          </table:table-cell>
          <table:table-cell/>
          <table:table-cell office:value-type="float" office:value="0.093983045" calcext:value-type="float">
            <text:p>0.093983045</text:p>
          </table:table-cell>
          <table:table-cell office:value-type="float" office:value="0.060123539" calcext:value-type="float">
            <text:p>0.060123539</text:p>
          </table:table-cell>
          <table:table-cell office:value-type="float" office:value="0.091382002" calcext:value-type="float">
            <text:p>0.091382002</text:p>
          </table:table-cell>
          <table:table-cell office:value-type="float" office:value="0.073755935" calcext:value-type="float">
            <text:p>0.07375593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<text:s/>2019-11-18 20:10:52</text:p>
          </table:table-cell>
          <table:table-cell office:value-type="float" office:value="25.27658" calcext:value-type="float">
            <text:p>25.27658</text:p>
          </table:table-cell>
          <table:table-cell office:value-type="string" calcext:value-type="string">
            <text:p><text:s/></text:p>
          </table:table-cell>
          <table:table-cell office:value-type="float" office:value="0.576773355" calcext:value-type="float">
            <text:p>0.576773355</text:p>
          </table:table-cell>
          <table:table-cell office:value-type="float" office:value="0.427466086" calcext:value-type="float">
            <text:p>0.427466086</text:p>
          </table:table-cell>
          <table:table-cell office:value-type="float" office:value="0.545201963" calcext:value-type="float">
            <text:p>0.545201963</text:p>
          </table:table-cell>
          <table:table-cell office:value-type="float" office:value="0.482738672" calcext:value-type="float">
            <text:p>0.482738672</text:p>
          </table:table-cell>
          <table:table-cell/>
          <table:table-cell office:value-type="float" office:value="0.004712201" calcext:value-type="float">
            <text:p>0.004712201</text:p>
          </table:table-cell>
          <table:table-cell office:value-type="float" office:value="0.00349237" calcext:value-type="float">
            <text:p>0.00349237</text:p>
          </table:table-cell>
          <table:table-cell office:value-type="float" office:value="0.004454264" calcext:value-type="float">
            <text:p>0.004454264</text:p>
          </table:table-cell>
          <table:table-cell office:value-type="float" office:value="0.003943943" calcext:value-type="float">
            <text:p>0.003943943</text:p>
          </table:table-cell>
          <table:table-cell/>
          <table:table-cell office:value-type="float" office:value="0.003673598" calcext:value-type="float">
            <text:p>0.003673598</text:p>
          </table:table-cell>
          <table:table-cell office:value-type="float" office:value="0.002453767" calcext:value-type="float">
            <text:p>0.002453767</text:p>
          </table:table-cell>
          <table:table-cell office:value-type="float" office:value="0.003415662" calcext:value-type="float">
            <text:p>0.003415662</text:p>
          </table:table-cell>
          <table:table-cell office:value-type="float" office:value="0.002905341" calcext:value-type="float">
            <text:p>0.002905341</text:p>
          </table:table-cell>
          <table:table-cell/>
          <table:table-cell office:value-type="float" office:value="25.36721896" calcext:value-type="float">
            <text:p>25.36721896</text:p>
          </table:table-cell>
          <table:table-cell office:value-type="float" office:value="25.337122357" calcext:value-type="float">
            <text:p>25.337122357</text:p>
          </table:table-cell>
          <table:table-cell office:value-type="float" office:value="25.360855026" calcext:value-type="float">
            <text:p>25.360855026</text:p>
          </table:table-cell>
          <table:table-cell office:value-type="float" office:value="25.348264019" calcext:value-type="float">
            <text:p>25.348264019</text:p>
          </table:table-cell>
          <table:table-cell/>
          <table:table-cell office:value-type="float" office:value="0.093114633" calcext:value-type="float">
            <text:p>0.093114633</text:p>
          </table:table-cell>
          <table:table-cell office:value-type="float" office:value="0.062196777" calcext:value-type="float">
            <text:p>0.062196777</text:p>
          </table:table-cell>
          <table:table-cell office:value-type="float" office:value="0.086577074" calcext:value-type="float">
            <text:p>0.086577074</text:p>
          </table:table-cell>
          <table:table-cell office:value-type="float" office:value="0.073642505" calcext:value-type="float">
            <text:p>0.07364250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<text:s/>2019-11-18 20:10:54</text:p>
          </table:table-cell>
          <table:table-cell office:value-type="float" office:value="25.28669" calcext:value-type="float">
            <text:p>25.28669</text:p>
          </table:table-cell>
          <table:table-cell office:value-type="string" calcext:value-type="string">
            <text:p><text:s/></text:p>
          </table:table-cell>
          <table:table-cell office:value-type="float" office:value="0.576997468" calcext:value-type="float">
            <text:p>0.576997468</text:p>
          </table:table-cell>
          <table:table-cell office:value-type="float" office:value="0.427498272" calcext:value-type="float">
            <text:p>0.427498272</text:p>
          </table:table-cell>
          <table:table-cell office:value-type="float" office:value="0.545216864" calcext:value-type="float">
            <text:p>0.545216864</text:p>
          </table:table-cell>
          <table:table-cell office:value-type="float" office:value="0.482937155" calcext:value-type="float">
            <text:p>0.482937155</text:p>
          </table:table-cell>
          <table:table-cell/>
          <table:table-cell office:value-type="float" office:value="0.004714032" calcext:value-type="float">
            <text:p>0.004714032</text:p>
          </table:table-cell>
          <table:table-cell office:value-type="float" office:value="0.003492633" calcext:value-type="float">
            <text:p>0.003492633</text:p>
          </table:table-cell>
          <table:table-cell office:value-type="float" office:value="0.004454386" calcext:value-type="float">
            <text:p>0.004454386</text:p>
          </table:table-cell>
          <table:table-cell office:value-type="float" office:value="0.003945565" calcext:value-type="float">
            <text:p>0.003945565</text:p>
          </table:table-cell>
          <table:table-cell/>
          <table:table-cell office:value-type="float" office:value="0.003675429" calcext:value-type="float">
            <text:p>0.003675429</text:p>
          </table:table-cell>
          <table:table-cell office:value-type="float" office:value="0.00245403" calcext:value-type="float">
            <text:p>0.00245403</text:p>
          </table:table-cell>
          <table:table-cell office:value-type="float" office:value="0.003415783" calcext:value-type="float">
            <text:p>0.003415783</text:p>
          </table:table-cell>
          <table:table-cell office:value-type="float" office:value="0.002906962" calcext:value-type="float">
            <text:p>0.002906962</text:p>
          </table:table-cell>
          <table:table-cell/>
          <table:table-cell office:value-type="float" office:value="25.377371361" calcext:value-type="float">
            <text:p>25.377371361</text:p>
          </table:table-cell>
          <table:table-cell office:value-type="float" office:value="25.347236343" calcext:value-type="float">
            <text:p>25.347236343</text:p>
          </table:table-cell>
          <table:table-cell office:value-type="float" office:value="25.370965313" calcext:value-type="float">
            <text:p>25.370965313</text:p>
          </table:table-cell>
          <table:table-cell office:value-type="float" office:value="25.358411425" calcext:value-type="float">
            <text:p>25.358411425</text:p>
          </table:table-cell>
          <table:table-cell/>
          <table:table-cell office:value-type="float" office:value="0.09316104" calcext:value-type="float">
            <text:p>0.09316104</text:p>
          </table:table-cell>
          <table:table-cell office:value-type="float" office:value="0.062203442" calcext:value-type="float">
            <text:p>0.062203442</text:p>
          </table:table-cell>
          <table:table-cell office:value-type="float" office:value="0.08658016" calcext:value-type="float">
            <text:p>0.08658016</text:p>
          </table:table-cell>
          <table:table-cell office:value-type="float" office:value="0.073683606" calcext:value-type="float">
            <text:p>0.07368360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<text:s/>2019-11-18 20:10:55</text:p>
          </table:table-cell>
          <table:table-cell office:value-type="float" office:value="25.27152" calcext:value-type="float">
            <text:p>25.27152</text:p>
          </table:table-cell>
          <table:table-cell office:value-type="string" calcext:value-type="string">
            <text:p><text:s/></text:p>
          </table:table-cell>
          <table:table-cell office:value-type="float" office:value="0.578321287" calcext:value-type="float">
            <text:p>0.578321287</text:p>
          </table:table-cell>
          <table:table-cell office:value-type="float" office:value="0.422484329" calcext:value-type="float">
            <text:p>0.422484329</text:p>
          </table:table-cell>
          <table:table-cell office:value-type="float" office:value="0.547002619" calcext:value-type="float">
            <text:p>0.547002619</text:p>
          </table:table-cell>
          <table:table-cell office:value-type="float" office:value="0.482565222" calcext:value-type="float">
            <text:p>0.482565222</text:p>
          </table:table-cell>
          <table:table-cell/>
          <table:table-cell office:value-type="float" office:value="0.004724847" calcext:value-type="float">
            <text:p>0.004724847</text:p>
          </table:table-cell>
          <table:table-cell office:value-type="float" office:value="0.003451669" calcext:value-type="float">
            <text:p>0.003451669</text:p>
          </table:table-cell>
          <table:table-cell office:value-type="float" office:value="0.004468976" calcext:value-type="float">
            <text:p>0.004468976</text:p>
          </table:table-cell>
          <table:table-cell office:value-type="float" office:value="0.003942526" calcext:value-type="float">
            <text:p>0.003942526</text:p>
          </table:table-cell>
          <table:table-cell/>
          <table:table-cell office:value-type="float" office:value="0.003686244" calcext:value-type="float">
            <text:p>0.003686244</text:p>
          </table:table-cell>
          <table:table-cell office:value-type="float" office:value="0.002413067" calcext:value-type="float">
            <text:p>0.002413067</text:p>
          </table:table-cell>
          <table:table-cell office:value-type="float" office:value="0.003430373" calcext:value-type="float">
            <text:p>0.003430373</text:p>
          </table:table-cell>
          <table:table-cell office:value-type="float" office:value="0.002903924" calcext:value-type="float">
            <text:p>0.002903924</text:p>
          </table:table-cell>
          <table:table-cell/>
          <table:table-cell office:value-type="float" office:value="25.362477369" calcext:value-type="float">
            <text:p>25.362477369</text:p>
          </table:table-cell>
          <table:table-cell office:value-type="float" office:value="25.331064392" calcext:value-type="float">
            <text:p>25.331064392</text:p>
          </table:table-cell>
          <table:table-cell office:value-type="float" office:value="25.35616435" calcext:value-type="float">
            <text:p>25.35616435</text:p>
          </table:table-cell>
          <table:table-cell office:value-type="float" office:value="25.343175357" calcext:value-type="float">
            <text:p>25.343175357</text:p>
          </table:table-cell>
          <table:table-cell/>
          <table:table-cell office:value-type="float" office:value="0.093435165" calcext:value-type="float">
            <text:p>0.093435165</text:p>
          </table:table-cell>
          <table:table-cell office:value-type="float" office:value="0.061165157" calcext:value-type="float">
            <text:p>0.061165157</text:p>
          </table:table-cell>
          <table:table-cell office:value-type="float" office:value="0.086949942" calcext:value-type="float">
            <text:p>0.086949942</text:p>
          </table:table-cell>
          <table:table-cell office:value-type="float" office:value="0.073606588" calcext:value-type="float">
            <text:p>0.07360658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<text:s/>2019-11-18 20:10:56</text:p>
          </table:table-cell>
          <table:table-cell office:value-type="float" office:value="25.27658" calcext:value-type="float">
            <text:p>25.27658</text:p>
          </table:table-cell>
          <table:table-cell office:value-type="string" calcext:value-type="string">
            <text:p><text:s/></text:p>
          </table:table-cell>
          <table:table-cell office:value-type="float" office:value="0.5778671" calcext:value-type="float">
            <text:p>0.5778671</text:p>
          </table:table-cell>
          <table:table-cell office:value-type="float" office:value="0.425431183" calcext:value-type="float">
            <text:p>0.425431183</text:p>
          </table:table-cell>
          <table:table-cell office:value-type="float" office:value="0.546559161" calcext:value-type="float">
            <text:p>0.546559161</text:p>
          </table:table-cell>
          <table:table-cell office:value-type="float" office:value="0.482705889" calcext:value-type="float">
            <text:p>0.482705889</text:p>
          </table:table-cell>
          <table:table-cell/>
          <table:table-cell office:value-type="float" office:value="0.004721136" calcext:value-type="float">
            <text:p>0.004721136</text:p>
          </table:table-cell>
          <table:table-cell office:value-type="float" office:value="0.003475745" calcext:value-type="float">
            <text:p>0.003475745</text:p>
          </table:table-cell>
          <table:table-cell office:value-type="float" office:value="0.004465353" calcext:value-type="float">
            <text:p>0.004465353</text:p>
          </table:table-cell>
          <table:table-cell office:value-type="float" office:value="0.003943676" calcext:value-type="float">
            <text:p>0.003943676</text:p>
          </table:table-cell>
          <table:table-cell/>
          <table:table-cell office:value-type="float" office:value="0.003682534" calcext:value-type="float">
            <text:p>0.003682534</text:p>
          </table:table-cell>
          <table:table-cell office:value-type="float" office:value="0.002437142" calcext:value-type="float">
            <text:p>0.002437142</text:p>
          </table:table-cell>
          <table:table-cell office:value-type="float" office:value="0.00342675" calcext:value-type="float">
            <text:p>0.00342675</text:p>
          </table:table-cell>
          <table:table-cell office:value-type="float" office:value="0.002905073" calcext:value-type="float">
            <text:p>0.002905073</text:p>
          </table:table-cell>
          <table:table-cell/>
          <table:table-cell office:value-type="float" office:value="25.367439428" calcext:value-type="float">
            <text:p>25.367439428</text:p>
          </table:table-cell>
          <table:table-cell office:value-type="float" office:value="25.336712166" calcext:value-type="float">
            <text:p>25.336712166</text:p>
          </table:table-cell>
          <table:table-cell office:value-type="float" office:value="25.361128601" calcext:value-type="float">
            <text:p>25.361128601</text:p>
          </table:table-cell>
          <table:table-cell office:value-type="float" office:value="25.348257411" calcext:value-type="float">
            <text:p>25.348257411</text:p>
          </table:table-cell>
          <table:table-cell/>
          <table:table-cell office:value-type="float" office:value="0.093341116" calcext:value-type="float">
            <text:p>0.093341116</text:p>
          </table:table-cell>
          <table:table-cell office:value-type="float" office:value="0.06177539" calcext:value-type="float">
            <text:p>0.06177539</text:p>
          </table:table-cell>
          <table:table-cell office:value-type="float" office:value="0.086858113" calcext:value-type="float">
            <text:p>0.086858113</text:p>
          </table:table-cell>
          <table:table-cell office:value-type="float" office:value="0.073635716" calcext:value-type="float">
            <text:p>0.07363571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<text:s/>2019-11-18 20:10:57</text:p>
          </table:table-cell>
          <table:table-cell office:value-type="float" office:value="25.28163" calcext:value-type="float">
            <text:p>25.28163</text:p>
          </table:table-cell>
          <table:table-cell office:value-type="string" calcext:value-type="string">
            <text:p><text:s/></text:p>
          </table:table-cell>
          <table:table-cell office:value-type="float" office:value="0.57994611" calcext:value-type="float">
            <text:p>0.57994611</text:p>
          </table:table-cell>
          <table:table-cell office:value-type="float" office:value="0.418009808" calcext:value-type="float">
            <text:p>0.418009808</text:p>
          </table:table-cell>
          <table:table-cell office:value-type="float" office:value="0.565075346" calcext:value-type="float">
            <text:p>0.565075346</text:p>
          </table:table-cell>
          <table:table-cell office:value-type="float" office:value="0.483282266" calcext:value-type="float">
            <text:p>0.483282266</text:p>
          </table:table-cell>
          <table:table-cell/>
          <table:table-cell office:value-type="float" office:value="0.004738122" calcext:value-type="float">
            <text:p>0.004738122</text:p>
          </table:table-cell>
          <table:table-cell office:value-type="float" office:value="0.003415113" calcext:value-type="float">
            <text:p>0.003415113</text:p>
          </table:table-cell>
          <table:table-cell office:value-type="float" office:value="0.004616629" calcext:value-type="float">
            <text:p>0.004616629</text:p>
          </table:table-cell>
          <table:table-cell office:value-type="float" office:value="0.003948385" calcext:value-type="float">
            <text:p>0.003948385</text:p>
          </table:table-cell>
          <table:table-cell/>
          <table:table-cell office:value-type="float" office:value="0.003699519" calcext:value-type="float">
            <text:p>0.003699519</text:p>
          </table:table-cell>
          <table:table-cell office:value-type="float" office:value="0.00237651" calcext:value-type="float">
            <text:p>0.00237651</text:p>
          </table:table-cell>
          <table:table-cell office:value-type="float" office:value="0.003578026" calcext:value-type="float">
            <text:p>0.003578026</text:p>
          </table:table-cell>
          <table:table-cell office:value-type="float" office:value="0.002909782" calcext:value-type="float">
            <text:p>0.002909782</text:p>
          </table:table-cell>
          <table:table-cell/>
          <table:table-cell office:value-type="float" office:value="25.372912109" calcext:value-type="float">
            <text:p>25.372912109</text:p>
          </table:table-cell>
          <table:table-cell office:value-type="float" office:value="25.340269938" calcext:value-type="float">
            <text:p>25.340269938</text:p>
          </table:table-cell>
          <table:table-cell office:value-type="float" office:value="25.369914587" calcext:value-type="float">
            <text:p>25.369914587</text:p>
          </table:table-cell>
          <table:table-cell office:value-type="float" office:value="25.353427292" calcext:value-type="float">
            <text:p>25.353427292</text:p>
          </table:table-cell>
          <table:table-cell/>
          <table:table-cell office:value-type="float" office:value="0.09377162" calcext:value-type="float">
            <text:p>0.09377162</text:p>
          </table:table-cell>
          <table:table-cell office:value-type="float" office:value="0.060238575" calcext:value-type="float">
            <text:p>0.060238575</text:p>
          </table:table-cell>
          <table:table-cell office:value-type="float" office:value="0.090692306" calcext:value-type="float">
            <text:p>0.090692306</text:p>
          </table:table-cell>
          <table:table-cell office:value-type="float" office:value="0.073755071" calcext:value-type="float">
            <text:p>0.07375507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<text:s/>2019-11-18 20:10:59</text:p>
          </table:table-cell>
          <table:table-cell office:value-type="float" office:value="25.27658" calcext:value-type="float">
            <text:p>25.27658</text:p>
          </table:table-cell>
          <table:table-cell office:value-type="string" calcext:value-type="string">
            <text:p><text:s/></text:p>
          </table:table-cell>
          <table:table-cell office:value-type="float" office:value="0.579071114" calcext:value-type="float">
            <text:p>0.579071114</text:p>
          </table:table-cell>
          <table:table-cell office:value-type="float" office:value="0.419929674" calcext:value-type="float">
            <text:p>0.419929674</text:p>
          </table:table-cell>
          <table:table-cell office:value-type="float" office:value="0.559625692" calcext:value-type="float">
            <text:p>0.559625692</text:p>
          </table:table-cell>
          <table:table-cell office:value-type="float" office:value="0.4831565" calcext:value-type="float">
            <text:p>0.4831565</text:p>
          </table:table-cell>
          <table:table-cell/>
          <table:table-cell office:value-type="float" office:value="0.004730973" calcext:value-type="float">
            <text:p>0.004730973</text:p>
          </table:table-cell>
          <table:table-cell office:value-type="float" office:value="0.003430798" calcext:value-type="float">
            <text:p>0.003430798</text:p>
          </table:table-cell>
          <table:table-cell office:value-type="float" office:value="0.004572105" calcext:value-type="float">
            <text:p>0.004572105</text:p>
          </table:table-cell>
          <table:table-cell office:value-type="float" office:value="0.003947357" calcext:value-type="float">
            <text:p>0.003947357</text:p>
          </table:table-cell>
          <table:table-cell/>
          <table:table-cell office:value-type="float" office:value="0.00369237" calcext:value-type="float">
            <text:p>0.00369237</text:p>
          </table:table-cell>
          <table:table-cell office:value-type="float" office:value="0.002392195" calcext:value-type="float">
            <text:p>0.002392195</text:p>
          </table:table-cell>
          <table:table-cell office:value-type="float" office:value="0.003533503" calcext:value-type="float">
            <text:p>0.003533503</text:p>
          </table:table-cell>
          <table:table-cell office:value-type="float" office:value="0.002908754" calcext:value-type="float">
            <text:p>0.002908754</text:p>
          </table:table-cell>
          <table:table-cell/>
          <table:table-cell office:value-type="float" office:value="25.367682124" calcext:value-type="float">
            <text:p>25.367682124</text:p>
          </table:table-cell>
          <table:table-cell office:value-type="float" office:value="25.335603183" calcext:value-type="float">
            <text:p>25.335603183</text:p>
          </table:table-cell>
          <table:table-cell office:value-type="float" office:value="25.363762462" calcext:value-type="float">
            <text:p>25.363762462</text:p>
          </table:table-cell>
          <table:table-cell office:value-type="float" office:value="25.348348243" calcext:value-type="float">
            <text:p>25.348348243</text:p>
          </table:table-cell>
          <table:table-cell/>
          <table:table-cell office:value-type="float" office:value="0.093590433" calcext:value-type="float">
            <text:p>0.093590433</text:p>
          </table:table-cell>
          <table:table-cell office:value-type="float" office:value="0.06063614" calcext:value-type="float">
            <text:p>0.06063614</text:p>
          </table:table-cell>
          <table:table-cell office:value-type="float" office:value="0.089563835" calcext:value-type="float">
            <text:p>0.089563835</text:p>
          </table:table-cell>
          <table:table-cell office:value-type="float" office:value="0.073729027" calcext:value-type="float">
            <text:p>0.07372902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<text:s/>2019-11-18 20:11:00</text:p>
          </table:table-cell>
          <table:table-cell office:value-type="float" office:value="25.26647" calcext:value-type="float">
            <text:p>25.26647</text:p>
          </table:table-cell>
          <table:table-cell office:value-type="string" calcext:value-type="string">
            <text:p><text:s/></text:p>
          </table:table-cell>
          <table:table-cell office:value-type="float" office:value="0.580229232" calcext:value-type="float">
            <text:p>0.580229232</text:p>
          </table:table-cell>
          <table:table-cell office:value-type="float" office:value="0.417504956" calcext:value-type="float">
            <text:p>0.417504956</text:p>
          </table:table-cell>
          <table:table-cell office:value-type="float" office:value="0.566652485" calcext:value-type="float">
            <text:p>0.566652485</text:p>
          </table:table-cell>
          <table:table-cell office:value-type="float" office:value="0.48312789" calcext:value-type="float">
            <text:p>0.48312789</text:p>
          </table:table-cell>
          <table:table-cell/>
          <table:table-cell office:value-type="float" office:value="0.004740435" calcext:value-type="float">
            <text:p>0.004740435</text:p>
          </table:table-cell>
          <table:table-cell office:value-type="float" office:value="0.003410988" calcext:value-type="float">
            <text:p>0.003410988</text:p>
          </table:table-cell>
          <table:table-cell office:value-type="float" office:value="0.004629514" calcext:value-type="float">
            <text:p>0.004629514</text:p>
          </table:table-cell>
          <table:table-cell office:value-type="float" office:value="0.003947123" calcext:value-type="float">
            <text:p>0.003947123</text:p>
          </table:table-cell>
          <table:table-cell/>
          <table:table-cell office:value-type="float" office:value="0.003701832" calcext:value-type="float">
            <text:p>0.003701832</text:p>
          </table:table-cell>
          <table:table-cell office:value-type="float" office:value="0.002372385" calcext:value-type="float">
            <text:p>0.002372385</text:p>
          </table:table-cell>
          <table:table-cell office:value-type="float" office:value="0.003590911" calcext:value-type="float">
            <text:p>0.003590911</text:p>
          </table:table-cell>
          <table:table-cell office:value-type="float" office:value="0.002908521" calcext:value-type="float">
            <text:p>0.002908521</text:p>
          </table:table-cell>
          <table:table-cell/>
          <table:table-cell office:value-type="float" office:value="25.35780835" calcext:value-type="float">
            <text:p>25.35780835</text:p>
          </table:table-cell>
          <table:table-cell office:value-type="float" office:value="25.325006899" calcext:value-type="float">
            <text:p>25.325006899</text:p>
          </table:table-cell>
          <table:table-cell office:value-type="float" office:value="25.355071628" calcext:value-type="float">
            <text:p>25.355071628</text:p>
          </table:table-cell>
          <table:table-cell office:value-type="float" office:value="25.33823508" calcext:value-type="float">
            <text:p>25.33823508</text:p>
          </table:table-cell>
          <table:table-cell/>
          <table:table-cell office:value-type="float" office:value="0.093830246" calcext:value-type="float">
            <text:p>0.093830246</text:p>
          </table:table-cell>
          <table:table-cell office:value-type="float" office:value="0.06013403" calcext:value-type="float">
            <text:p>0.06013403</text:p>
          </table:table-cell>
          <table:table-cell office:value-type="float" office:value="0.091018888" calcext:value-type="float">
            <text:p>0.091018888</text:p>
          </table:table-cell>
          <table:table-cell office:value-type="float" office:value="0.073723103" calcext:value-type="float">
            <text:p>0.07372310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<text:s/>2019-11-18 20:11:01</text:p>
          </table:table-cell>
          <table:table-cell office:value-type="float" office:value="25.26647" calcext:value-type="float">
            <text:p>25.26647</text:p>
          </table:table-cell>
          <table:table-cell office:value-type="string" calcext:value-type="string">
            <text:p><text:s/></text:p>
          </table:table-cell>
          <table:table-cell office:value-type="float" office:value="0.580397317" calcext:value-type="float">
            <text:p>0.580397317</text:p>
          </table:table-cell>
          <table:table-cell office:value-type="float" office:value="0.420264056" calcext:value-type="float">
            <text:p>0.420264056</text:p>
          </table:table-cell>
          <table:table-cell office:value-type="float" office:value="0.560551949" calcext:value-type="float">
            <text:p>0.560551949</text:p>
          </table:table-cell>
          <table:table-cell office:value-type="float" office:value="0.483059345" calcext:value-type="float">
            <text:p>0.483059345</text:p>
          </table:table-cell>
          <table:table-cell/>
          <table:table-cell office:value-type="float" office:value="0.004741808" calcext:value-type="float">
            <text:p>0.004741808</text:p>
          </table:table-cell>
          <table:table-cell office:value-type="float" office:value="0.00343353" calcext:value-type="float">
            <text:p>0.00343353</text:p>
          </table:table-cell>
          <table:table-cell office:value-type="float" office:value="0.004579673" calcext:value-type="float">
            <text:p>0.004579673</text:p>
          </table:table-cell>
          <table:table-cell office:value-type="float" office:value="0.003946563" calcext:value-type="float">
            <text:p>0.003946563</text:p>
          </table:table-cell>
          <table:table-cell/>
          <table:table-cell office:value-type="float" office:value="0.003703205" calcext:value-type="float">
            <text:p>0.003703205</text:p>
          </table:table-cell>
          <table:table-cell office:value-type="float" office:value="0.002394927" calcext:value-type="float">
            <text:p>0.002394927</text:p>
          </table:table-cell>
          <table:table-cell office:value-type="float" office:value="0.00354107" calcext:value-type="float">
            <text:p>0.00354107</text:p>
          </table:table-cell>
          <table:table-cell office:value-type="float" office:value="0.002907961" calcext:value-type="float">
            <text:p>0.002907961</text:p>
          </table:table-cell>
          <table:table-cell/>
          <table:table-cell office:value-type="float" office:value="25.357842231" calcext:value-type="float">
            <text:p>25.357842231</text:p>
          </table:table-cell>
          <table:table-cell office:value-type="float" office:value="25.325563077" calcext:value-type="float">
            <text:p>25.325563077</text:p>
          </table:table-cell>
          <table:table-cell office:value-type="float" office:value="25.353841915" calcext:value-type="float">
            <text:p>25.353841915</text:p>
          </table:table-cell>
          <table:table-cell office:value-type="float" office:value="25.338221263" calcext:value-type="float">
            <text:p>25.338221263</text:p>
          </table:table-cell>
          <table:table-cell/>
          <table:table-cell office:value-type="float" office:value="0.093865052" calcext:value-type="float">
            <text:p>0.093865052</text:p>
          </table:table-cell>
          <table:table-cell office:value-type="float" office:value="0.060705384" calcext:value-type="float">
            <text:p>0.060705384</text:p>
          </table:table-cell>
          <table:table-cell office:value-type="float" office:value="0.089755637" calcext:value-type="float">
            <text:p>0.089755637</text:p>
          </table:table-cell>
          <table:table-cell office:value-type="float" office:value="0.073708909" calcext:value-type="float">
            <text:p>0.07370890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<text:s/>2019-11-18 20:11:03</text:p>
          </table:table-cell>
          <table:table-cell office:value-type="float" office:value="25.27152" calcext:value-type="float">
            <text:p>25.27152</text:p>
          </table:table-cell>
          <table:table-cell office:value-type="string" calcext:value-type="string">
            <text:p><text:s/></text:p>
          </table:table-cell>
          <table:table-cell office:value-type="float" office:value="0.577276418" calcext:value-type="float">
            <text:p>0.577276418</text:p>
          </table:table-cell>
          <table:table-cell office:value-type="float" office:value="0.426790765" calcext:value-type="float">
            <text:p>0.426790765</text:p>
          </table:table-cell>
          <table:table-cell office:value-type="float" office:value="0.543761318" calcext:value-type="float">
            <text:p>0.543761318</text:p>
          </table:table-cell>
          <table:table-cell office:value-type="float" office:value="0.482266603" calcext:value-type="float">
            <text:p>0.482266603</text:p>
          </table:table-cell>
          <table:table-cell/>
          <table:table-cell office:value-type="float" office:value="0.004716311" calcext:value-type="float">
            <text:p>0.004716311</text:p>
          </table:table-cell>
          <table:table-cell office:value-type="float" office:value="0.003486853" calcext:value-type="float">
            <text:p>0.003486853</text:p>
          </table:table-cell>
          <table:table-cell office:value-type="float" office:value="0.004442494" calcext:value-type="float">
            <text:p>0.004442494</text:p>
          </table:table-cell>
          <table:table-cell office:value-type="float" office:value="0.003940087" calcext:value-type="float">
            <text:p>0.003940087</text:p>
          </table:table-cell>
          <table:table-cell/>
          <table:table-cell office:value-type="float" office:value="0.003677708" calcext:value-type="float">
            <text:p>0.003677708</text:p>
          </table:table-cell>
          <table:table-cell office:value-type="float" office:value="0.00244825" calcext:value-type="float">
            <text:p>0.00244825</text:p>
          </table:table-cell>
          <table:table-cell office:value-type="float" office:value="0.003403892" calcext:value-type="float">
            <text:p>0.003403892</text:p>
          </table:table-cell>
          <table:table-cell office:value-type="float" office:value="0.002901484" calcext:value-type="float">
            <text:p>0.002901484</text:p>
          </table:table-cell>
          <table:table-cell/>
          <table:table-cell office:value-type="float" office:value="25.362266751" calcext:value-type="float">
            <text:p>25.362266751</text:p>
          </table:table-cell>
          <table:table-cell office:value-type="float" office:value="25.331932478" calcext:value-type="float">
            <text:p>25.331932478</text:p>
          </table:table-cell>
          <table:table-cell office:value-type="float" office:value="25.355510988" calcext:value-type="float">
            <text:p>25.355510988</text:p>
          </table:table-cell>
          <table:table-cell office:value-type="float" office:value="25.343115163" calcext:value-type="float">
            <text:p>25.343115163</text:p>
          </table:table-cell>
          <table:table-cell/>
          <table:table-cell office:value-type="float" office:value="0.093218803" calcext:value-type="float">
            <text:p>0.093218803</text:p>
          </table:table-cell>
          <table:table-cell office:value-type="float" office:value="0.062056932" calcext:value-type="float">
            <text:p>0.062056932</text:p>
          </table:table-cell>
          <table:table-cell office:value-type="float" office:value="0.086278755" calcext:value-type="float">
            <text:p>0.086278755</text:p>
          </table:table-cell>
          <table:table-cell office:value-type="float" office:value="0.073544751" calcext:value-type="float">
            <text:p>0.07354475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<text:s/>2019-11-18 20:11:04</text:p>
          </table:table-cell>
          <table:table-cell office:value-type="float" office:value="25.27152" calcext:value-type="float">
            <text:p>25.27152</text:p>
          </table:table-cell>
          <table:table-cell office:value-type="string" calcext:value-type="string">
            <text:p><text:s/></text:p>
          </table:table-cell>
          <table:table-cell office:value-type="float" office:value="0.578563878" calcext:value-type="float">
            <text:p>0.578563878</text:p>
          </table:table-cell>
          <table:table-cell office:value-type="float" office:value="0.423622778" calcext:value-type="float">
            <text:p>0.423622778</text:p>
          </table:table-cell>
          <table:table-cell office:value-type="float" office:value="0.551623172" calcext:value-type="float">
            <text:p>0.551623172</text:p>
          </table:table-cell>
          <table:table-cell office:value-type="float" office:value="0.482855497" calcext:value-type="float">
            <text:p>0.482855497</text:p>
          </table:table-cell>
          <table:table-cell/>
          <table:table-cell office:value-type="float" office:value="0.004726829" calcext:value-type="float">
            <text:p>0.004726829</text:p>
          </table:table-cell>
          <table:table-cell office:value-type="float" office:value="0.00346097" calcext:value-type="float">
            <text:p>0.00346097</text:p>
          </table:table-cell>
          <table:table-cell office:value-type="float" office:value="0.004506725" calcext:value-type="float">
            <text:p>0.004506725</text:p>
          </table:table-cell>
          <table:table-cell office:value-type="float" office:value="0.003944898" calcext:value-type="float">
            <text:p>0.003944898</text:p>
          </table:table-cell>
          <table:table-cell/>
          <table:table-cell office:value-type="float" office:value="0.003688226" calcext:value-type="float">
            <text:p>0.003688226</text:p>
          </table:table-cell>
          <table:table-cell office:value-type="float" office:value="0.002422368" calcext:value-type="float">
            <text:p>0.002422368</text:p>
          </table:table-cell>
          <table:table-cell office:value-type="float" office:value="0.003468123" calcext:value-type="float">
            <text:p>0.003468123</text:p>
          </table:table-cell>
          <table:table-cell office:value-type="float" office:value="0.002906295" calcext:value-type="float">
            <text:p>0.002906295</text:p>
          </table:table-cell>
          <table:table-cell/>
          <table:table-cell office:value-type="float" office:value="25.362526268" calcext:value-type="float">
            <text:p>25.362526268</text:p>
          </table:table-cell>
          <table:table-cell office:value-type="float" office:value="25.331293879" calcext:value-type="float">
            <text:p>25.331293879</text:p>
          </table:table-cell>
          <table:table-cell office:value-type="float" office:value="25.357095734" calcext:value-type="float">
            <text:p>25.357095734</text:p>
          </table:table-cell>
          <table:table-cell office:value-type="float" office:value="25.34323387" calcext:value-type="float">
            <text:p>25.34323387</text:p>
          </table:table-cell>
          <table:table-cell/>
          <table:table-cell office:value-type="float" office:value="0.093485399" calcext:value-type="float">
            <text:p>0.093485399</text:p>
          </table:table-cell>
          <table:table-cell office:value-type="float" office:value="0.061400907" calcext:value-type="float">
            <text:p>0.061400907</text:p>
          </table:table-cell>
          <table:table-cell office:value-type="float" office:value="0.087906733" calcext:value-type="float">
            <text:p>0.087906733</text:p>
          </table:table-cell>
          <table:table-cell office:value-type="float" office:value="0.073666697" calcext:value-type="float">
            <text:p>0.07366669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<text:s/>2019-11-18 20:11:05</text:p>
          </table:table-cell>
          <table:table-cell office:value-type="float" office:value="25.26647" calcext:value-type="float">
            <text:p>25.26647</text:p>
          </table:table-cell>
          <table:table-cell office:value-type="string" calcext:value-type="string">
            <text:p><text:s/></text:p>
          </table:table-cell>
          <table:table-cell office:value-type="float" office:value="0.580576727" calcext:value-type="float">
            <text:p>0.580576727</text:p>
          </table:table-cell>
          <table:table-cell office:value-type="float" office:value="0.419789007" calcext:value-type="float">
            <text:p>0.419789007</text:p>
          </table:table-cell>
          <table:table-cell office:value-type="float" office:value="0.561649866" calcext:value-type="float">
            <text:p>0.561649866</text:p>
          </table:table-cell>
          <table:table-cell office:value-type="float" office:value="0.482870398" calcext:value-type="float">
            <text:p>0.482870398</text:p>
          </table:table-cell>
          <table:table-cell/>
          <table:table-cell office:value-type="float" office:value="0.004743274" calcext:value-type="float">
            <text:p>0.004743274</text:p>
          </table:table-cell>
          <table:table-cell office:value-type="float" office:value="0.003429649" calcext:value-type="float">
            <text:p>0.003429649</text:p>
          </table:table-cell>
          <table:table-cell office:value-type="float" office:value="0.004588643" calcext:value-type="float">
            <text:p>0.004588643</text:p>
          </table:table-cell>
          <table:table-cell office:value-type="float" office:value="0.00394502" calcext:value-type="float">
            <text:p>0.00394502</text:p>
          </table:table-cell>
          <table:table-cell/>
          <table:table-cell office:value-type="float" office:value="0.003704671" calcext:value-type="float">
            <text:p>0.003704671</text:p>
          </table:table-cell>
          <table:table-cell office:value-type="float" office:value="0.002391046" calcext:value-type="float">
            <text:p>0.002391046</text:p>
          </table:table-cell>
          <table:table-cell office:value-type="float" office:value="0.00355004" calcext:value-type="float">
            <text:p>0.00355004</text:p>
          </table:table-cell>
          <table:table-cell office:value-type="float" office:value="0.002906417" calcext:value-type="float">
            <text:p>0.002906417</text:p>
          </table:table-cell>
          <table:table-cell/>
          <table:table-cell office:value-type="float" office:value="25.357878396" calcext:value-type="float">
            <text:p>25.357878396</text:p>
          </table:table-cell>
          <table:table-cell office:value-type="float" office:value="25.325467317" calcext:value-type="float">
            <text:p>25.325467317</text:p>
          </table:table-cell>
          <table:table-cell office:value-type="float" office:value="25.354063228" calcext:value-type="float">
            <text:p>25.354063228</text:p>
          </table:table-cell>
          <table:table-cell office:value-type="float" office:value="25.338183176" calcext:value-type="float">
            <text:p>25.338183176</text:p>
          </table:table-cell>
          <table:table-cell/>
          <table:table-cell office:value-type="float" office:value="0.093902202" calcext:value-type="float">
            <text:p>0.093902202</text:p>
          </table:table-cell>
          <table:table-cell office:value-type="float" office:value="0.060607011" calcext:value-type="float">
            <text:p>0.060607011</text:p>
          </table:table-cell>
          <table:table-cell office:value-type="float" office:value="0.089982985" calcext:value-type="float">
            <text:p>0.089982985</text:p>
          </table:table-cell>
          <table:table-cell office:value-type="float" office:value="0.073669782" calcext:value-type="float">
            <text:p>0.07366978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<text:s/>2019-11-18 20:11:06</text:p>
          </table:table-cell>
          <table:table-cell office:value-type="float" office:value="25.26647" calcext:value-type="float">
            <text:p>25.26647</text:p>
          </table:table-cell>
          <table:table-cell office:value-type="string" calcext:value-type="string">
            <text:p><text:s/></text:p>
          </table:table-cell>
          <table:table-cell office:value-type="float" office:value="0.579924653" calcext:value-type="float">
            <text:p>0.579924653</text:p>
          </table:table-cell>
          <table:table-cell office:value-type="float" office:value="0.421637943" calcext:value-type="float">
            <text:p>0.421637943</text:p>
          </table:table-cell>
          <table:table-cell office:value-type="float" office:value="0.55529601" calcext:value-type="float">
            <text:p>0.55529601</text:p>
          </table:table-cell>
          <table:table-cell office:value-type="float" office:value="0.482796488" calcext:value-type="float">
            <text:p>0.482796488</text:p>
          </table:table-cell>
          <table:table-cell/>
          <table:table-cell office:value-type="float" office:value="0.004737947" calcext:value-type="float">
            <text:p>0.004737947</text:p>
          </table:table-cell>
          <table:table-cell office:value-type="float" office:value="0.003444754" calcext:value-type="float">
            <text:p>0.003444754</text:p>
          </table:table-cell>
          <table:table-cell office:value-type="float" office:value="0.004536732" calcext:value-type="float">
            <text:p>0.004536732</text:p>
          </table:table-cell>
          <table:table-cell office:value-type="float" office:value="0.003944416" calcext:value-type="float">
            <text:p>0.003944416</text:p>
          </table:table-cell>
          <table:table-cell/>
          <table:table-cell office:value-type="float" office:value="0.003699344" calcext:value-type="float">
            <text:p>0.003699344</text:p>
          </table:table-cell>
          <table:table-cell office:value-type="float" office:value="0.002406152" calcext:value-type="float">
            <text:p>0.002406152</text:p>
          </table:table-cell>
          <table:table-cell office:value-type="float" office:value="0.003498129" calcext:value-type="float">
            <text:p>0.003498129</text:p>
          </table:table-cell>
          <table:table-cell office:value-type="float" office:value="0.002905813" calcext:value-type="float">
            <text:p>0.002905813</text:p>
          </table:table-cell>
          <table:table-cell/>
          <table:table-cell office:value-type="float" office:value="25.357746954" calcext:value-type="float">
            <text:p>25.357746954</text:p>
          </table:table-cell>
          <table:table-cell office:value-type="float" office:value="25.325840025" calcext:value-type="float">
            <text:p>25.325840025</text:p>
          </table:table-cell>
          <table:table-cell office:value-type="float" office:value="25.352782451" calcext:value-type="float">
            <text:p>25.352782451</text:p>
          </table:table-cell>
          <table:table-cell office:value-type="float" office:value="25.338168277" calcext:value-type="float">
            <text:p>25.338168277</text:p>
          </table:table-cell>
          <table:table-cell/>
          <table:table-cell office:value-type="float" office:value="0.093767176" calcext:value-type="float">
            <text:p>0.093767176</text:p>
          </table:table-cell>
          <table:table-cell office:value-type="float" office:value="0.060989888" calcext:value-type="float">
            <text:p>0.060989888</text:p>
          </table:table-cell>
          <table:table-cell office:value-type="float" office:value="0.088667277" calcext:value-type="float">
            <text:p>0.088667277</text:p>
          </table:table-cell>
          <table:table-cell office:value-type="float" office:value="0.073654477" calcext:value-type="float">
            <text:p>0.07365447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<text:s/>2019-11-18 20:11:08</text:p>
          </table:table-cell>
          <table:table-cell office:value-type="float" office:value="25.27658" calcext:value-type="float">
            <text:p>25.27658</text:p>
          </table:table-cell>
          <table:table-cell office:value-type="string" calcext:value-type="string">
            <text:p><text:s/></text:p>
          </table:table-cell>
          <table:table-cell office:value-type="float" office:value="0.577653715" calcext:value-type="float">
            <text:p>0.577653715</text:p>
          </table:table-cell>
          <table:table-cell office:value-type="float" office:value="0.425492576" calcext:value-type="float">
            <text:p>0.425492576</text:p>
          </table:table-cell>
          <table:table-cell office:value-type="float" office:value="0.544203585" calcext:value-type="float">
            <text:p>0.544203585</text:p>
          </table:table-cell>
          <table:table-cell office:value-type="float" office:value="0.482063947" calcext:value-type="float">
            <text:p>0.482063947</text:p>
          </table:table-cell>
          <table:table-cell/>
          <table:table-cell office:value-type="float" office:value="0.004719393" calcext:value-type="float">
            <text:p>0.004719393</text:p>
          </table:table-cell>
          <table:table-cell office:value-type="float" office:value="0.003476247" calcext:value-type="float">
            <text:p>0.003476247</text:p>
          </table:table-cell>
          <table:table-cell office:value-type="float" office:value="0.004446108" calcext:value-type="float">
            <text:p>0.004446108</text:p>
          </table:table-cell>
          <table:table-cell office:value-type="float" office:value="0.003938431" calcext:value-type="float">
            <text:p>0.003938431</text:p>
          </table:table-cell>
          <table:table-cell/>
          <table:table-cell office:value-type="float" office:value="0.00368079" calcext:value-type="float">
            <text:p>0.00368079</text:p>
          </table:table-cell>
          <table:table-cell office:value-type="float" office:value="0.002437644" calcext:value-type="float">
            <text:p>0.002437644</text:p>
          </table:table-cell>
          <table:table-cell office:value-type="float" office:value="0.003407505" calcext:value-type="float">
            <text:p>0.003407505</text:p>
          </table:table-cell>
          <table:table-cell office:value-type="float" office:value="0.002899828" calcext:value-type="float">
            <text:p>0.002899828</text:p>
          </table:table-cell>
          <table:table-cell/>
          <table:table-cell office:value-type="float" office:value="25.367396416" calcext:value-type="float">
            <text:p>25.367396416</text:p>
          </table:table-cell>
          <table:table-cell office:value-type="float" office:value="25.336724541" calcext:value-type="float">
            <text:p>25.336724541</text:p>
          </table:table-cell>
          <table:table-cell office:value-type="float" office:value="25.360653779" calcext:value-type="float">
            <text:p>25.360653779</text:p>
          </table:table-cell>
          <table:table-cell office:value-type="float" office:value="25.348128011" calcext:value-type="float">
            <text:p>25.348128011</text:p>
          </table:table-cell>
          <table:table-cell/>
          <table:table-cell office:value-type="float" office:value="0.09329693" calcext:value-type="float">
            <text:p>0.09329693</text:p>
          </table:table-cell>
          <table:table-cell office:value-type="float" office:value="0.061788103" calcext:value-type="float">
            <text:p>0.061788103</text:p>
          </table:table-cell>
          <table:table-cell office:value-type="float" office:value="0.086370337" calcext:value-type="float">
            <text:p>0.086370337</text:p>
          </table:table-cell>
          <table:table-cell office:value-type="float" office:value="0.073502785" calcext:value-type="float">
            <text:p>0.07350278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<text:s/>2019-11-18 20:11:09</text:p>
          </table:table-cell>
          <table:table-cell office:value-type="float" office:value="25.27658" calcext:value-type="float">
            <text:p>25.27658</text:p>
          </table:table-cell>
          <table:table-cell office:value-type="string" calcext:value-type="string">
            <text:p><text:s/></text:p>
          </table:table-cell>
          <table:table-cell office:value-type="float" office:value="0.578549573" calcext:value-type="float">
            <text:p>0.578549573</text:p>
          </table:table-cell>
          <table:table-cell office:value-type="float" office:value="0.423107198" calcext:value-type="float">
            <text:p>0.423107198</text:p>
          </table:table-cell>
          <table:table-cell office:value-type="float" office:value="0.545554226" calcext:value-type="float">
            <text:p>0.545554226</text:p>
          </table:table-cell>
          <table:table-cell office:value-type="float" office:value="0.482035337" calcext:value-type="float">
            <text:p>0.482035337</text:p>
          </table:table-cell>
          <table:table-cell/>
          <table:table-cell office:value-type="float" office:value="0.004726712" calcext:value-type="float">
            <text:p>0.004726712</text:p>
          </table:table-cell>
          <table:table-cell office:value-type="float" office:value="0.003456758" calcext:value-type="float">
            <text:p>0.003456758</text:p>
          </table:table-cell>
          <table:table-cell office:value-type="float" office:value="0.004457142" calcext:value-type="float">
            <text:p>0.004457142</text:p>
          </table:table-cell>
          <table:table-cell office:value-type="float" office:value="0.003938197" calcext:value-type="float">
            <text:p>0.003938197</text:p>
          </table:table-cell>
          <table:table-cell/>
          <table:table-cell office:value-type="float" office:value="0.003688109" calcext:value-type="float">
            <text:p>0.003688109</text:p>
          </table:table-cell>
          <table:table-cell office:value-type="float" office:value="0.002418155" calcext:value-type="float">
            <text:p>0.002418155</text:p>
          </table:table-cell>
          <table:table-cell office:value-type="float" office:value="0.00341854" calcext:value-type="float">
            <text:p>0.00341854</text:p>
          </table:table-cell>
          <table:table-cell office:value-type="float" office:value="0.002899594" calcext:value-type="float">
            <text:p>0.002899594</text:p>
          </table:table-cell>
          <table:table-cell/>
          <table:table-cell office:value-type="float" office:value="25.367576996" calcext:value-type="float">
            <text:p>25.367576996</text:p>
          </table:table-cell>
          <table:table-cell office:value-type="float" office:value="25.336243702" calcext:value-type="float">
            <text:p>25.336243702</text:p>
          </table:table-cell>
          <table:table-cell office:value-type="float" office:value="25.360926033" calcext:value-type="float">
            <text:p>25.360926033</text:p>
          </table:table-cell>
          <table:table-cell office:value-type="float" office:value="25.348122244" calcext:value-type="float">
            <text:p>25.348122244</text:p>
          </table:table-cell>
          <table:table-cell/>
          <table:table-cell office:value-type="float" office:value="0.093482437" calcext:value-type="float">
            <text:p>0.093482437</text:p>
          </table:table-cell>
          <table:table-cell office:value-type="float" office:value="0.06129414" calcext:value-type="float">
            <text:p>0.06129414</text:p>
          </table:table-cell>
          <table:table-cell office:value-type="float" office:value="0.086650018" calcext:value-type="float">
            <text:p>0.086650018</text:p>
          </table:table-cell>
          <table:table-cell office:value-type="float" office:value="0.073496861" calcext:value-type="float">
            <text:p>0.07349686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<text:s/>2019-11-18 20:11:10</text:p>
          </table:table-cell>
          <table:table-cell office:value-type="float" office:value="25.26647" calcext:value-type="float">
            <text:p>25.26647</text:p>
          </table:table-cell>
          <table:table-cell office:value-type="string" calcext:value-type="string">
            <text:p><text:s/></text:p>
          </table:table-cell>
          <table:table-cell office:value-type="float" office:value="0.582202146" calcext:value-type="float">
            <text:p>0.582202146</text:p>
          </table:table-cell>
          <table:table-cell office:value-type="float" office:value="0.417437603" calcext:value-type="float">
            <text:p>0.417437603</text:p>
          </table:table-cell>
          <table:table-cell office:value-type="float" office:value="0.567190715" calcext:value-type="float">
            <text:p>0.567190715</text:p>
          </table:table-cell>
          <table:table-cell office:value-type="float" office:value="0.482783375" calcext:value-type="float">
            <text:p>0.482783375</text:p>
          </table:table-cell>
          <table:table-cell/>
          <table:table-cell office:value-type="float" office:value="0.004756553" calcext:value-type="float">
            <text:p>0.004756553</text:p>
          </table:table-cell>
          <table:table-cell office:value-type="float" office:value="0.003410438" calcext:value-type="float">
            <text:p>0.003410438</text:p>
          </table:table-cell>
          <table:table-cell office:value-type="float" office:value="0.004633911" calcext:value-type="float">
            <text:p>0.004633911</text:p>
          </table:table-cell>
          <table:table-cell office:value-type="float" office:value="0.003944309" calcext:value-type="float">
            <text:p>0.003944309</text:p>
          </table:table-cell>
          <table:table-cell/>
          <table:table-cell office:value-type="float" office:value="0.003717951" calcext:value-type="float">
            <text:p>0.003717951</text:p>
          </table:table-cell>
          <table:table-cell office:value-type="float" office:value="0.002371835" calcext:value-type="float">
            <text:p>0.002371835</text:p>
          </table:table-cell>
          <table:table-cell office:value-type="float" office:value="0.003595308" calcext:value-type="float">
            <text:p>0.003595308</text:p>
          </table:table-cell>
          <table:table-cell office:value-type="float" office:value="0.002905706" calcext:value-type="float">
            <text:p>0.002905706</text:p>
          </table:table-cell>
          <table:table-cell/>
          <table:table-cell office:value-type="float" office:value="25.358206038" calcext:value-type="float">
            <text:p>25.358206038</text:p>
          </table:table-cell>
          <table:table-cell office:value-type="float" office:value="25.324993322" calcext:value-type="float">
            <text:p>25.324993322</text:p>
          </table:table-cell>
          <table:table-cell office:value-type="float" office:value="25.355180122" calcext:value-type="float">
            <text:p>25.355180122</text:p>
          </table:table-cell>
          <table:table-cell office:value-type="float" office:value="25.338165634" calcext:value-type="float">
            <text:p>25.338165634</text:p>
          </table:table-cell>
          <table:table-cell/>
          <table:table-cell office:value-type="float" office:value="0.09423878" calcext:value-type="float">
            <text:p>0.09423878</text:p>
          </table:table-cell>
          <table:table-cell office:value-type="float" office:value="0.060120083" calcext:value-type="float">
            <text:p>0.060120083</text:p>
          </table:table-cell>
          <table:table-cell office:value-type="float" office:value="0.09113034" calcext:value-type="float">
            <text:p>0.09113034</text:p>
          </table:table-cell>
          <table:table-cell office:value-type="float" office:value="0.073651762" calcext:value-type="float">
            <text:p>0.07365176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<text:s/>2019-11-18 20:11:11</text:p>
          </table:table-cell>
          <table:table-cell office:value-type="float" office:value="25.28669" calcext:value-type="float">
            <text:p>25.28669</text:p>
          </table:table-cell>
          <table:table-cell office:value-type="string" calcext:value-type="string">
            <text:p><text:s/></text:p>
          </table:table-cell>
          <table:table-cell office:value-type="float" office:value="0.580682228" calcext:value-type="float">
            <text:p>0.580682228</text:p>
          </table:table-cell>
          <table:table-cell office:value-type="float" office:value="0.420182397" calcext:value-type="float">
            <text:p>0.420182397</text:p>
          </table:table-cell>
          <table:table-cell office:value-type="float" office:value="0.559343166" calcext:value-type="float">
            <text:p>0.559343166</text:p>
          </table:table-cell>
          <table:table-cell office:value-type="float" office:value="0.482862649" calcext:value-type="float">
            <text:p>0.482862649</text:p>
          </table:table-cell>
          <table:table-cell/>
          <table:table-cell office:value-type="float" office:value="0.004744136" calcext:value-type="float">
            <text:p>0.004744136</text:p>
          </table:table-cell>
          <table:table-cell office:value-type="float" office:value="0.003432863" calcext:value-type="float">
            <text:p>0.003432863</text:p>
          </table:table-cell>
          <table:table-cell office:value-type="float" office:value="0.004569797" calcext:value-type="float">
            <text:p>0.004569797</text:p>
          </table:table-cell>
          <table:table-cell office:value-type="float" office:value="0.003944956" calcext:value-type="float">
            <text:p>0.003944956</text:p>
          </table:table-cell>
          <table:table-cell/>
          <table:table-cell office:value-type="float" office:value="0.003705533" calcext:value-type="float">
            <text:p>0.003705533</text:p>
          </table:table-cell>
          <table:table-cell office:value-type="float" office:value="0.00239426" calcext:value-type="float">
            <text:p>0.00239426</text:p>
          </table:table-cell>
          <table:table-cell office:value-type="float" office:value="0.003531194" calcext:value-type="float">
            <text:p>0.003531194</text:p>
          </table:table-cell>
          <table:table-cell office:value-type="float" office:value="0.002906354" calcext:value-type="float">
            <text:p>0.002906354</text:p>
          </table:table-cell>
          <table:table-cell/>
          <table:table-cell office:value-type="float" office:value="25.378114099" calcext:value-type="float">
            <text:p>25.378114099</text:p>
          </table:table-cell>
          <table:table-cell office:value-type="float" office:value="25.345761638" calcext:value-type="float">
            <text:p>25.345761638</text:p>
          </table:table-cell>
          <table:table-cell office:value-type="float" office:value="25.37381277" calcext:value-type="float">
            <text:p>25.37381277</text:p>
          </table:table-cell>
          <table:table-cell office:value-type="float" office:value="25.358396407" calcext:value-type="float">
            <text:p>25.358396407</text:p>
          </table:table-cell>
          <table:table-cell/>
          <table:table-cell office:value-type="float" office:value="0.093924048" calcext:value-type="float">
            <text:p>0.093924048</text:p>
          </table:table-cell>
          <table:table-cell office:value-type="float" office:value="0.060688474" calcext:value-type="float">
            <text:p>0.060688474</text:p>
          </table:table-cell>
          <table:table-cell office:value-type="float" office:value="0.089505331" calcext:value-type="float">
            <text:p>0.089505331</text:p>
          </table:table-cell>
          <table:table-cell office:value-type="float" office:value="0.073668178" calcext:value-type="float">
            <text:p>0.07366817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<text:s/>2019-11-18 20:11:13</text:p>
          </table:table-cell>
          <table:table-cell office:value-type="float" office:value="25.26647" calcext:value-type="float">
            <text:p>25.26647</text:p>
          </table:table-cell>
          <table:table-cell office:value-type="string" calcext:value-type="string">
            <text:p><text:s/></text:p>
          </table:table-cell>
          <table:table-cell office:value-type="float" office:value="0.577503512" calcext:value-type="float">
            <text:p>0.577503512</text:p>
          </table:table-cell>
          <table:table-cell office:value-type="float" office:value="0.426455191" calcext:value-type="float">
            <text:p>0.426455191</text:p>
          </table:table-cell>
          <table:table-cell office:value-type="float" office:value="0.543630188" calcext:value-type="float">
            <text:p>0.543630188</text:p>
          </table:table-cell>
          <table:table-cell office:value-type="float" office:value="0.482547937" calcext:value-type="float">
            <text:p>0.482547937</text:p>
          </table:table-cell>
          <table:table-cell/>
          <table:table-cell office:value-type="float" office:value="0.004718166" calcext:value-type="float">
            <text:p>0.004718166</text:p>
          </table:table-cell>
          <table:table-cell office:value-type="float" office:value="0.003484111" calcext:value-type="float">
            <text:p>0.003484111</text:p>
          </table:table-cell>
          <table:table-cell office:value-type="float" office:value="0.004441423" calcext:value-type="float">
            <text:p>0.004441423</text:p>
          </table:table-cell>
          <table:table-cell office:value-type="float" office:value="0.003942385" calcext:value-type="float">
            <text:p>0.003942385</text:p>
          </table:table-cell>
          <table:table-cell/>
          <table:table-cell office:value-type="float" office:value="0.003679563" calcext:value-type="float">
            <text:p>0.003679563</text:p>
          </table:table-cell>
          <table:table-cell office:value-type="float" office:value="0.002445508" calcext:value-type="float">
            <text:p>0.002445508</text:p>
          </table:table-cell>
          <table:table-cell office:value-type="float" office:value="0.00340282" calcext:value-type="float">
            <text:p>0.00340282</text:p>
          </table:table-cell>
          <table:table-cell office:value-type="float" office:value="0.002903782" calcext:value-type="float">
            <text:p>0.002903782</text:p>
          </table:table-cell>
          <table:table-cell/>
          <table:table-cell office:value-type="float" office:value="25.357258915" calcext:value-type="float">
            <text:p>25.357258915</text:p>
          </table:table-cell>
          <table:table-cell office:value-type="float" office:value="25.326811084" calcext:value-type="float">
            <text:p>25.326811084</text:p>
          </table:table-cell>
          <table:table-cell office:value-type="float" office:value="25.350430913" calcext:value-type="float">
            <text:p>25.350430913</text:p>
          </table:table-cell>
          <table:table-cell office:value-type="float" office:value="25.338118175" calcext:value-type="float">
            <text:p>25.338118175</text:p>
          </table:table-cell>
          <table:table-cell/>
          <table:table-cell office:value-type="float" office:value="0.093265828" calcext:value-type="float">
            <text:p>0.093265828</text:p>
          </table:table-cell>
          <table:table-cell office:value-type="float" office:value="0.061987441" calcext:value-type="float">
            <text:p>0.061987441</text:p>
          </table:table-cell>
          <table:table-cell office:value-type="float" office:value="0.086251602" calcext:value-type="float">
            <text:p>0.086251602</text:p>
          </table:table-cell>
          <table:table-cell office:value-type="float" office:value="0.073603008" calcext:value-type="float">
            <text:p>0.07360300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<text:s/>2019-11-18 20:11:14</text:p>
          </table:table-cell>
          <table:table-cell office:value-type="float" office:value="25.26142" calcext:value-type="float">
            <text:p>25.26142</text:p>
          </table:table-cell>
          <table:table-cell office:value-type="string" calcext:value-type="string">
            <text:p><text:s/></text:p>
          </table:table-cell>
          <table:table-cell office:value-type="float" office:value="0.582101414" calcext:value-type="float">
            <text:p>0.582101414</text:p>
          </table:table-cell>
          <table:table-cell office:value-type="float" office:value="0.417816689" calcext:value-type="float">
            <text:p>0.417816689</text:p>
          </table:table-cell>
          <table:table-cell office:value-type="float" office:value="0.564479895" calcext:value-type="float">
            <text:p>0.564479895</text:p>
          </table:table-cell>
          <table:table-cell office:value-type="float" office:value="0.482986031" calcext:value-type="float">
            <text:p>0.482986031</text:p>
          </table:table-cell>
          <table:table-cell/>
          <table:table-cell office:value-type="float" office:value="0.004755731" calcext:value-type="float">
            <text:p>0.004755731</text:p>
          </table:table-cell>
          <table:table-cell office:value-type="float" office:value="0.003413535" calcext:value-type="float">
            <text:p>0.003413535</text:p>
          </table:table-cell>
          <table:table-cell office:value-type="float" office:value="0.004611764" calcext:value-type="float">
            <text:p>0.004611764</text:p>
          </table:table-cell>
          <table:table-cell office:value-type="float" office:value="0.003945964" calcext:value-type="float">
            <text:p>0.003945964</text:p>
          </table:table-cell>
          <table:table-cell/>
          <table:table-cell office:value-type="float" office:value="0.003717128" calcext:value-type="float">
            <text:p>0.003717128</text:p>
          </table:table-cell>
          <table:table-cell office:value-type="float" office:value="0.002374932" calcext:value-type="float">
            <text:p>0.002374932</text:p>
          </table:table-cell>
          <table:table-cell office:value-type="float" office:value="0.003573161" calcext:value-type="float">
            <text:p>0.003573161</text:p>
          </table:table-cell>
          <table:table-cell office:value-type="float" office:value="0.002907362" calcext:value-type="float">
            <text:p>0.002907362</text:p>
          </table:table-cell>
          <table:table-cell/>
          <table:table-cell office:value-type="float" office:value="25.353132126" calcext:value-type="float">
            <text:p>25.353132126</text:p>
          </table:table-cell>
          <table:table-cell office:value-type="float" office:value="25.320015981" calcext:value-type="float">
            <text:p>25.320015981</text:p>
          </table:table-cell>
          <table:table-cell office:value-type="float" office:value="25.349580066" calcext:value-type="float">
            <text:p>25.349580066</text:p>
          </table:table-cell>
          <table:table-cell office:value-type="float" office:value="25.333152787" calcext:value-type="float">
            <text:p>25.333152787</text:p>
          </table:table-cell>
          <table:table-cell/>
          <table:table-cell office:value-type="float" office:value="0.094217921" calcext:value-type="float">
            <text:p>0.094217921</text:p>
          </table:table-cell>
          <table:table-cell office:value-type="float" office:value="0.060198583" calcext:value-type="float">
            <text:p>0.060198583</text:p>
          </table:table-cell>
          <table:table-cell office:value-type="float" office:value="0.090569005" calcext:value-type="float">
            <text:p>0.090569005</text:p>
          </table:table-cell>
          <table:table-cell office:value-type="float" office:value="0.073693727" calcext:value-type="float">
            <text:p>0.07369372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<text:s/>2019-11-18 20:11:15</text:p>
          </table:table-cell>
          <table:table-cell office:value-type="float" office:value="25.27658" calcext:value-type="float">
            <text:p>25.27658</text:p>
          </table:table-cell>
          <table:table-cell office:value-type="string" calcext:value-type="string">
            <text:p><text:s/></text:p>
          </table:table-cell>
          <table:table-cell office:value-type="float" office:value="0.58244891" calcext:value-type="float">
            <text:p>0.58244891</text:p>
          </table:table-cell>
          <table:table-cell office:value-type="float" office:value="0.416951825" calcext:value-type="float">
            <text:p>0.416951825</text:p>
          </table:table-cell>
          <table:table-cell office:value-type="float" office:value="0.56682057" calcext:value-type="float">
            <text:p>0.56682057</text:p>
          </table:table-cell>
          <table:table-cell office:value-type="float" office:value="0.482884703" calcext:value-type="float">
            <text:p>0.482884703</text:p>
          </table:table-cell>
          <table:table-cell/>
          <table:table-cell office:value-type="float" office:value="0.00475857" calcext:value-type="float">
            <text:p>0.00475857</text:p>
          </table:table-cell>
          <table:table-cell office:value-type="float" office:value="0.003406469" calcext:value-type="float">
            <text:p>0.003406469</text:p>
          </table:table-cell>
          <table:table-cell office:value-type="float" office:value="0.004630887" calcext:value-type="float">
            <text:p>0.004630887</text:p>
          </table:table-cell>
          <table:table-cell office:value-type="float" office:value="0.003945136" calcext:value-type="float">
            <text:p>0.003945136</text:p>
          </table:table-cell>
          <table:table-cell/>
          <table:table-cell office:value-type="float" office:value="0.003719967" calcext:value-type="float">
            <text:p>0.003719967</text:p>
          </table:table-cell>
          <table:table-cell office:value-type="float" office:value="0.002367866" calcext:value-type="float">
            <text:p>0.002367866</text:p>
          </table:table-cell>
          <table:table-cell office:value-type="float" office:value="0.003592284" calcext:value-type="float">
            <text:p>0.003592284</text:p>
          </table:table-cell>
          <table:table-cell office:value-type="float" office:value="0.002906534" calcext:value-type="float">
            <text:p>0.002906534</text:p>
          </table:table-cell>
          <table:table-cell/>
          <table:table-cell office:value-type="float" office:value="25.368362993" calcext:value-type="float">
            <text:p>25.368362993</text:p>
          </table:table-cell>
          <table:table-cell office:value-type="float" office:value="25.335002915" calcext:value-type="float">
            <text:p>25.335002915</text:p>
          </table:table-cell>
          <table:table-cell office:value-type="float" office:value="25.365212753" calcext:value-type="float">
            <text:p>25.365212753</text:p>
          </table:table-cell>
          <table:table-cell office:value-type="float" office:value="25.348293455" calcext:value-type="float">
            <text:p>25.348293455</text:p>
          </table:table-cell>
          <table:table-cell/>
          <table:table-cell office:value-type="float" office:value="0.094289877" calcext:value-type="float">
            <text:p>0.094289877</text:p>
          </table:table-cell>
          <table:table-cell office:value-type="float" office:value="0.060019488" calcext:value-type="float">
            <text:p>0.060019488</text:p>
          </table:table-cell>
          <table:table-cell office:value-type="float" office:value="0.091053693" calcext:value-type="float">
            <text:p>0.091053693</text:p>
          </table:table-cell>
          <table:table-cell office:value-type="float" office:value="0.073672745" calcext:value-type="float">
            <text:p>0.07367274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<text:s/>2019-11-18 20:11:17</text:p>
          </table:table-cell>
          <table:table-cell office:value-type="float" office:value="25.27152" calcext:value-type="float">
            <text:p>25.27152</text:p>
          </table:table-cell>
          <table:table-cell office:value-type="string" calcext:value-type="string">
            <text:p><text:s/></text:p>
          </table:table-cell>
          <table:table-cell office:value-type="float" office:value="0.582534144" calcext:value-type="float">
            <text:p>0.582534144</text:p>
          </table:table-cell>
          <table:table-cell office:value-type="float" office:value="0.416621019" calcext:value-type="float">
            <text:p>0.416621019</text:p>
          </table:table-cell>
          <table:table-cell office:value-type="float" office:value="0.567456551" calcext:value-type="float">
            <text:p>0.567456551</text:p>
          </table:table-cell>
          <table:table-cell office:value-type="float" office:value="0.482866822" calcext:value-type="float">
            <text:p>0.482866822</text:p>
          </table:table-cell>
          <table:table-cell/>
          <table:table-cell office:value-type="float" office:value="0.004759266" calcext:value-type="float">
            <text:p>0.004759266</text:p>
          </table:table-cell>
          <table:table-cell office:value-type="float" office:value="0.003403766" calcext:value-type="float">
            <text:p>0.003403766</text:p>
          </table:table-cell>
          <table:table-cell office:value-type="float" office:value="0.004636083" calcext:value-type="float">
            <text:p>0.004636083</text:p>
          </table:table-cell>
          <table:table-cell office:value-type="float" office:value="0.00394499" calcext:value-type="float">
            <text:p>0.00394499</text:p>
          </table:table-cell>
          <table:table-cell/>
          <table:table-cell office:value-type="float" office:value="0.003720663" calcext:value-type="float">
            <text:p>0.003720663</text:p>
          </table:table-cell>
          <table:table-cell office:value-type="float" office:value="0.002365164" calcext:value-type="float">
            <text:p>0.002365164</text:p>
          </table:table-cell>
          <table:table-cell office:value-type="float" office:value="0.00359748" calcext:value-type="float">
            <text:p>0.00359748</text:p>
          </table:table-cell>
          <table:table-cell office:value-type="float" office:value="0.002906388" calcext:value-type="float">
            <text:p>0.002906388</text:p>
          </table:table-cell>
          <table:table-cell/>
          <table:table-cell office:value-type="float" office:value="25.363326567" calcext:value-type="float">
            <text:p>25.363326567</text:p>
          </table:table-cell>
          <table:table-cell office:value-type="float" office:value="25.329882473" calcext:value-type="float">
            <text:p>25.329882473</text:p>
          </table:table-cell>
          <table:table-cell office:value-type="float" office:value="25.360287328" calcext:value-type="float">
            <text:p>25.360287328</text:p>
          </table:table-cell>
          <table:table-cell office:value-type="float" office:value="25.343236153" calcext:value-type="float">
            <text:p>25.343236153</text:p>
          </table:table-cell>
          <table:table-cell/>
          <table:table-cell office:value-type="float" office:value="0.094307527" calcext:value-type="float">
            <text:p>0.094307527</text:p>
          </table:table-cell>
          <table:table-cell office:value-type="float" office:value="0.059950984" calcext:value-type="float">
            <text:p>0.059950984</text:p>
          </table:table-cell>
          <table:table-cell office:value-type="float" office:value="0.091185387" calcext:value-type="float">
            <text:p>0.091185387</text:p>
          </table:table-cell>
          <table:table-cell office:value-type="float" office:value="0.073669042" calcext:value-type="float">
            <text:p>0.07366904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<text:s/>2019-11-18 20:11:18</text:p>
          </table:table-cell>
          <table:table-cell office:value-type="float" office:value="25.27152" calcext:value-type="float">
            <text:p>25.27152</text:p>
          </table:table-cell>
          <table:table-cell office:value-type="string" calcext:value-type="string">
            <text:p><text:s/></text:p>
          </table:table-cell>
          <table:table-cell office:value-type="float" office:value="0.578116247" calcext:value-type="float">
            <text:p>0.578116247</text:p>
          </table:table-cell>
          <table:table-cell office:value-type="float" office:value="0.425474098" calcext:value-type="float">
            <text:p>0.425474098</text:p>
          </table:table-cell>
          <table:table-cell office:value-type="float" office:value="0.546169942" calcext:value-type="float">
            <text:p>0.546169942</text:p>
          </table:table-cell>
          <table:table-cell office:value-type="float" office:value="0.482683239" calcext:value-type="float">
            <text:p>0.482683239</text:p>
          </table:table-cell>
          <table:table-cell/>
          <table:table-cell office:value-type="float" office:value="0.004723172" calcext:value-type="float">
            <text:p>0.004723172</text:p>
          </table:table-cell>
          <table:table-cell office:value-type="float" office:value="0.003476096" calcext:value-type="float">
            <text:p>0.003476096</text:p>
          </table:table-cell>
          <table:table-cell office:value-type="float" office:value="0.004462173" calcext:value-type="float">
            <text:p>0.004462173</text:p>
          </table:table-cell>
          <table:table-cell office:value-type="float" office:value="0.003943491" calcext:value-type="float">
            <text:p>0.003943491</text:p>
          </table:table-cell>
          <table:table-cell/>
          <table:table-cell office:value-type="float" office:value="0.003684569" calcext:value-type="float">
            <text:p>0.003684569</text:p>
          </table:table-cell>
          <table:table-cell office:value-type="float" office:value="0.002437493" calcext:value-type="float">
            <text:p>0.002437493</text:p>
          </table:table-cell>
          <table:table-cell office:value-type="float" office:value="0.00342357" calcext:value-type="float">
            <text:p>0.00342357</text:p>
          </table:table-cell>
          <table:table-cell office:value-type="float" office:value="0.002904888" calcext:value-type="float">
            <text:p>0.002904888</text:p>
          </table:table-cell>
          <table:table-cell/>
          <table:table-cell office:value-type="float" office:value="25.362436038" calcext:value-type="float">
            <text:p>25.362436038</text:p>
          </table:table-cell>
          <table:table-cell office:value-type="float" office:value="25.331667066" calcext:value-type="float">
            <text:p>25.331667066</text:p>
          </table:table-cell>
          <table:table-cell office:value-type="float" office:value="25.355996504" calcext:value-type="float">
            <text:p>25.355996504</text:p>
          </table:table-cell>
          <table:table-cell office:value-type="float" office:value="25.343199147" calcext:value-type="float">
            <text:p>25.343199147</text:p>
          </table:table-cell>
          <table:table-cell/>
          <table:table-cell office:value-type="float" office:value="0.093392708" calcext:value-type="float">
            <text:p>0.093392708</text:p>
          </table:table-cell>
          <table:table-cell office:value-type="float" office:value="0.061784277" calcext:value-type="float">
            <text:p>0.061784277</text:p>
          </table:table-cell>
          <table:table-cell office:value-type="float" office:value="0.086777517" calcext:value-type="float">
            <text:p>0.086777517</text:p>
          </table:table-cell>
          <table:table-cell office:value-type="float" office:value="0.073631026" calcext:value-type="float">
            <text:p>0.07363102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<text:s/>2019-11-18 20:11:19</text:p>
          </table:table-cell>
          <table:table-cell office:value-type="float" office:value="25.27152" calcext:value-type="float">
            <text:p>25.27152</text:p>
          </table:table-cell>
          <table:table-cell office:value-type="string" calcext:value-type="string">
            <text:p><text:s/></text:p>
          </table:table-cell>
          <table:table-cell office:value-type="float" office:value="0.577263305" calcext:value-type="float">
            <text:p>0.577263305</text:p>
          </table:table-cell>
          <table:table-cell office:value-type="float" office:value="0.426412872" calcext:value-type="float">
            <text:p>0.426412872</text:p>
          </table:table-cell>
          <table:table-cell office:value-type="float" office:value="0.544567173" calcext:value-type="float">
            <text:p>0.544567173</text:p>
          </table:table-cell>
          <table:table-cell office:value-type="float" office:value="0.482677279" calcext:value-type="float">
            <text:p>0.482677279</text:p>
          </table:table-cell>
          <table:table-cell/>
          <table:table-cell office:value-type="float" office:value="0.004716203" calcext:value-type="float">
            <text:p>0.004716203</text:p>
          </table:table-cell>
          <table:table-cell office:value-type="float" office:value="0.003483765" calcext:value-type="float">
            <text:p>0.003483765</text:p>
          </table:table-cell>
          <table:table-cell office:value-type="float" office:value="0.004449078" calcext:value-type="float">
            <text:p>0.004449078</text:p>
          </table:table-cell>
          <table:table-cell office:value-type="float" office:value="0.003943442" calcext:value-type="float">
            <text:p>0.003943442</text:p>
          </table:table-cell>
          <table:table-cell/>
          <table:table-cell office:value-type="float" office:value="0.003677601" calcext:value-type="float">
            <text:p>0.003677601</text:p>
          </table:table-cell>
          <table:table-cell office:value-type="float" office:value="0.002445163" calcext:value-type="float">
            <text:p>0.002445163</text:p>
          </table:table-cell>
          <table:table-cell office:value-type="float" office:value="0.003410475" calcext:value-type="float">
            <text:p>0.003410475</text:p>
          </table:table-cell>
          <table:table-cell office:value-type="float" office:value="0.002904839" calcext:value-type="float">
            <text:p>0.002904839</text:p>
          </table:table-cell>
          <table:table-cell/>
          <table:table-cell office:value-type="float" office:value="25.362264108" calcext:value-type="float">
            <text:p>25.362264108</text:p>
          </table:table-cell>
          <table:table-cell office:value-type="float" office:value="25.331856303" calcext:value-type="float">
            <text:p>25.331856303</text:p>
          </table:table-cell>
          <table:table-cell office:value-type="float" office:value="25.355673427" calcext:value-type="float">
            <text:p>25.355673427</text:p>
          </table:table-cell>
          <table:table-cell office:value-type="float" office:value="25.343197945" calcext:value-type="float">
            <text:p>25.343197945</text:p>
          </table:table-cell>
          <table:table-cell/>
          <table:table-cell office:value-type="float" office:value="0.093216088" calcext:value-type="float">
            <text:p>0.093216088</text:p>
          </table:table-cell>
          <table:table-cell office:value-type="float" office:value="0.061978678" calcext:value-type="float">
            <text:p>0.061978678</text:p>
          </table:table-cell>
          <table:table-cell office:value-type="float" office:value="0.086445626" calcext:value-type="float">
            <text:p>0.086445626</text:p>
          </table:table-cell>
          <table:table-cell office:value-type="float" office:value="0.073629792" calcext:value-type="float">
            <text:p>0.07362979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<text:s/>2019-11-18 20:11:20</text:p>
          </table:table-cell>
          <table:table-cell office:value-type="float" office:value="25.27152" calcext:value-type="float">
            <text:p>25.27152</text:p>
          </table:table-cell>
          <table:table-cell office:value-type="string" calcext:value-type="string">
            <text:p><text:s/></text:p>
          </table:table-cell>
          <table:table-cell office:value-type="float" office:value="0.578763554" calcext:value-type="float">
            <text:p>0.578763554</text:p>
          </table:table-cell>
          <table:table-cell office:value-type="float" office:value="0.422862223" calcext:value-type="float">
            <text:p>0.422862223</text:p>
          </table:table-cell>
          <table:table-cell office:value-type="float" office:value="0.549618667" calcext:value-type="float">
            <text:p>0.549618667</text:p>
          </table:table-cell>
          <table:table-cell office:value-type="float" office:value="0.482981263" calcext:value-type="float">
            <text:p>0.482981263</text:p>
          </table:table-cell>
          <table:table-cell/>
          <table:table-cell office:value-type="float" office:value="0.00472846" calcext:value-type="float">
            <text:p>0.00472846</text:p>
          </table:table-cell>
          <table:table-cell office:value-type="float" office:value="0.003454757" calcext:value-type="float">
            <text:p>0.003454757</text:p>
          </table:table-cell>
          <table:table-cell office:value-type="float" office:value="0.004490349" calcext:value-type="float">
            <text:p>0.004490349</text:p>
          </table:table-cell>
          <table:table-cell office:value-type="float" office:value="0.003945925" calcext:value-type="float">
            <text:p>0.003945925</text:p>
          </table:table-cell>
          <table:table-cell/>
          <table:table-cell office:value-type="float" office:value="0.003689858" calcext:value-type="float">
            <text:p>0.003689858</text:p>
          </table:table-cell>
          <table:table-cell office:value-type="float" office:value="0.002416154" calcext:value-type="float">
            <text:p>0.002416154</text:p>
          </table:table-cell>
          <table:table-cell office:value-type="float" office:value="0.003451746" calcext:value-type="float">
            <text:p>0.003451746</text:p>
          </table:table-cell>
          <table:table-cell office:value-type="float" office:value="0.002907323" calcext:value-type="float">
            <text:p>0.002907323</text:p>
          </table:table-cell>
          <table:table-cell/>
          <table:table-cell office:value-type="float" office:value="25.362566518" calcext:value-type="float">
            <text:p>25.362566518</text:p>
          </table:table-cell>
          <table:table-cell office:value-type="float" office:value="25.331140568" calcext:value-type="float">
            <text:p>25.331140568</text:p>
          </table:table-cell>
          <table:table-cell office:value-type="float" office:value="25.356691678" calcext:value-type="float">
            <text:p>25.356691678</text:p>
          </table:table-cell>
          <table:table-cell office:value-type="float" office:value="25.343259221" calcext:value-type="float">
            <text:p>25.343259221</text:p>
          </table:table-cell>
          <table:table-cell/>
          <table:table-cell office:value-type="float" office:value="0.093526746" calcext:value-type="float">
            <text:p>0.093526746</text:p>
          </table:table-cell>
          <table:table-cell office:value-type="float" office:value="0.061243411" calcext:value-type="float">
            <text:p>0.061243411</text:p>
          </table:table-cell>
          <table:table-cell office:value-type="float" office:value="0.087491654" calcext:value-type="float">
            <text:p>0.087491654</text:p>
          </table:table-cell>
          <table:table-cell office:value-type="float" office:value="0.07369274" calcext:value-type="float">
            <text:p>0.0736927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<text:s/>2019-11-18 20:11:22</text:p>
          </table:table-cell>
          <table:table-cell office:value-type="float" office:value="25.26647" calcext:value-type="float">
            <text:p>25.26647</text:p>
          </table:table-cell>
          <table:table-cell office:value-type="string" calcext:value-type="string">
            <text:p><text:s/></text:p>
          </table:table-cell>
          <table:table-cell office:value-type="float" office:value="0.579677889" calcext:value-type="float">
            <text:p>0.579677889</text:p>
          </table:table-cell>
          <table:table-cell office:value-type="float" office:value="0.419163158" calcext:value-type="float">
            <text:p>0.419163158</text:p>
          </table:table-cell>
          <table:table-cell office:value-type="float" office:value="0.560282536" calcext:value-type="float">
            <text:p>0.560282536</text:p>
          </table:table-cell>
          <table:table-cell office:value-type="float" office:value="0.483169613" calcext:value-type="float">
            <text:p>0.483169613</text:p>
          </table:table-cell>
          <table:table-cell/>
          <table:table-cell office:value-type="float" office:value="0.00473593" calcext:value-type="float">
            <text:p>0.00473593</text:p>
          </table:table-cell>
          <table:table-cell office:value-type="float" office:value="0.003424536" calcext:value-type="float">
            <text:p>0.003424536</text:p>
          </table:table-cell>
          <table:table-cell office:value-type="float" office:value="0.004577472" calcext:value-type="float">
            <text:p>0.004577472</text:p>
          </table:table-cell>
          <table:table-cell office:value-type="float" office:value="0.003947464" calcext:value-type="float">
            <text:p>0.003947464</text:p>
          </table:table-cell>
          <table:table-cell/>
          <table:table-cell office:value-type="float" office:value="0.003697328" calcext:value-type="float">
            <text:p>0.003697328</text:p>
          </table:table-cell>
          <table:table-cell office:value-type="float" office:value="0.002385933" calcext:value-type="float">
            <text:p>0.002385933</text:p>
          </table:table-cell>
          <table:table-cell office:value-type="float" office:value="0.003538869" calcext:value-type="float">
            <text:p>0.003538869</text:p>
          </table:table-cell>
          <table:table-cell office:value-type="float" office:value="0.002908861" calcext:value-type="float">
            <text:p>0.002908861</text:p>
          </table:table-cell>
          <table:table-cell/>
          <table:table-cell office:value-type="float" office:value="25.357697213" calcext:value-type="float">
            <text:p>25.357697213</text:p>
          </table:table-cell>
          <table:table-cell office:value-type="float" office:value="25.325341159" calcext:value-type="float">
            <text:p>25.325341159</text:p>
          </table:table-cell>
          <table:table-cell office:value-type="float" office:value="25.353787609" calcext:value-type="float">
            <text:p>25.353787609</text:p>
          </table:table-cell>
          <table:table-cell office:value-type="float" office:value="25.338243491" calcext:value-type="float">
            <text:p>25.338243491</text:p>
          </table:table-cell>
          <table:table-cell/>
          <table:table-cell office:value-type="float" office:value="0.093716079" calcext:value-type="float">
            <text:p>0.093716079</text:p>
          </table:table-cell>
          <table:table-cell office:value-type="float" office:value="0.06047741" calcext:value-type="float">
            <text:p>0.06047741</text:p>
          </table:table-cell>
          <table:table-cell office:value-type="float" office:value="0.089699849" calcext:value-type="float">
            <text:p>0.089699849</text:p>
          </table:table-cell>
          <table:table-cell office:value-type="float" office:value="0.073731743" calcext:value-type="float">
            <text:p>0.07373174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<text:s/>2019-11-18 20:11:23</text:p>
          </table:table-cell>
          <table:table-cell office:value-type="float" office:value="25.26647" calcext:value-type="float">
            <text:p>25.26647</text:p>
          </table:table-cell>
          <table:table-cell office:value-type="string" calcext:value-type="string">
            <text:p><text:s/></text:p>
          </table:table-cell>
          <table:table-cell office:value-type="float" office:value="0.577913592" calcext:value-type="float">
            <text:p>0.577913592</text:p>
          </table:table-cell>
          <table:table-cell office:value-type="float" office:value="0.423709205" calcext:value-type="float">
            <text:p>0.423709205</text:p>
          </table:table-cell>
          <table:table-cell office:value-type="float" office:value="0.544834798" calcext:value-type="float">
            <text:p>0.544834798</text:p>
          </table:table-cell>
          <table:table-cell office:value-type="float" office:value="0.482828079" calcext:value-type="float">
            <text:p>0.482828079</text:p>
          </table:table-cell>
          <table:table-cell/>
          <table:table-cell office:value-type="float" office:value="0.004721516" calcext:value-type="float">
            <text:p>0.004721516</text:p>
          </table:table-cell>
          <table:table-cell office:value-type="float" office:value="0.003461677" calcext:value-type="float">
            <text:p>0.003461677</text:p>
          </table:table-cell>
          <table:table-cell office:value-type="float" office:value="0.004451265" calcext:value-type="float">
            <text:p>0.004451265</text:p>
          </table:table-cell>
          <table:table-cell office:value-type="float" office:value="0.003944674" calcext:value-type="float">
            <text:p>0.003944674</text:p>
          </table:table-cell>
          <table:table-cell/>
          <table:table-cell office:value-type="float" office:value="0.003682914" calcext:value-type="float">
            <text:p>0.003682914</text:p>
          </table:table-cell>
          <table:table-cell office:value-type="float" office:value="0.002423074" calcext:value-type="float">
            <text:p>0.002423074</text:p>
          </table:table-cell>
          <table:table-cell office:value-type="float" office:value="0.003412662" calcext:value-type="float">
            <text:p>0.003412662</text:p>
          </table:table-cell>
          <table:table-cell office:value-type="float" office:value="0.002906071" calcext:value-type="float">
            <text:p>0.002906071</text:p>
          </table:table-cell>
          <table:table-cell/>
          <table:table-cell office:value-type="float" office:value="25.357341577" calcext:value-type="float">
            <text:p>25.357341577</text:p>
          </table:table-cell>
          <table:table-cell office:value-type="float" office:value="25.326257549" calcext:value-type="float">
            <text:p>25.326257549</text:p>
          </table:table-cell>
          <table:table-cell office:value-type="float" office:value="25.350673732" calcext:value-type="float">
            <text:p>25.350673732</text:p>
          </table:table-cell>
          <table:table-cell office:value-type="float" office:value="25.338174645" calcext:value-type="float">
            <text:p>25.338174645</text:p>
          </table:table-cell>
          <table:table-cell/>
          <table:table-cell office:value-type="float" office:value="0.093350743" calcext:value-type="float">
            <text:p>0.093350743</text:p>
          </table:table-cell>
          <table:table-cell office:value-type="float" office:value="0.061418804" calcext:value-type="float">
            <text:p>0.061418804</text:p>
          </table:table-cell>
          <table:table-cell office:value-type="float" office:value="0.086501044" calcext:value-type="float">
            <text:p>0.086501044</text:p>
          </table:table-cell>
          <table:table-cell office:value-type="float" office:value="0.073661019" calcext:value-type="float">
            <text:p>0.07366101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<text:s/>2019-11-18 20:11:24</text:p>
          </table:table-cell>
          <table:table-cell office:value-type="float" office:value="25.27152" calcext:value-type="float">
            <text:p>25.27152</text:p>
          </table:table-cell>
          <table:table-cell office:value-type="string" calcext:value-type="string">
            <text:p><text:s/></text:p>
          </table:table-cell>
          <table:table-cell office:value-type="float" office:value="0.577725241" calcext:value-type="float">
            <text:p>0.577725241</text:p>
          </table:table-cell>
          <table:table-cell office:value-type="float" office:value="0.421462705" calcext:value-type="float">
            <text:p>0.421462705</text:p>
          </table:table-cell>
          <table:table-cell office:value-type="float" office:value="0.546808904" calcext:value-type="float">
            <text:p>0.546808904</text:p>
          </table:table-cell>
          <table:table-cell office:value-type="float" office:value="0.482285676" calcext:value-type="float">
            <text:p>0.482285676</text:p>
          </table:table-cell>
          <table:table-cell/>
          <table:table-cell office:value-type="float" office:value="0.004719977" calcext:value-type="float">
            <text:p>0.004719977</text:p>
          </table:table-cell>
          <table:table-cell office:value-type="float" office:value="0.003443323" calcext:value-type="float">
            <text:p>0.003443323</text:p>
          </table:table-cell>
          <table:table-cell office:value-type="float" office:value="0.004467393" calcext:value-type="float">
            <text:p>0.004467393</text:p>
          </table:table-cell>
          <table:table-cell office:value-type="float" office:value="0.003940242" calcext:value-type="float">
            <text:p>0.003940242</text:p>
          </table:table-cell>
          <table:table-cell/>
          <table:table-cell office:value-type="float" office:value="0.003681375" calcext:value-type="float">
            <text:p>0.003681375</text:p>
          </table:table-cell>
          <table:table-cell office:value-type="float" office:value="0.00240472" calcext:value-type="float">
            <text:p>0.00240472</text:p>
          </table:table-cell>
          <table:table-cell office:value-type="float" office:value="0.00342879" calcext:value-type="float">
            <text:p>0.00342879</text:p>
          </table:table-cell>
          <table:table-cell office:value-type="float" office:value="0.00290164" calcext:value-type="float">
            <text:p>0.00290164</text:p>
          </table:table-cell>
          <table:table-cell/>
          <table:table-cell office:value-type="float" office:value="25.362357222" calcext:value-type="float">
            <text:p>25.362357222</text:p>
          </table:table-cell>
          <table:table-cell office:value-type="float" office:value="25.330858455" calcext:value-type="float">
            <text:p>25.330858455</text:p>
          </table:table-cell>
          <table:table-cell office:value-type="float" office:value="25.356125302" calcext:value-type="float">
            <text:p>25.356125302</text:p>
          </table:table-cell>
          <table:table-cell office:value-type="float" office:value="25.343119007" calcext:value-type="float">
            <text:p>25.343119007</text:p>
          </table:table-cell>
          <table:table-cell/>
          <table:table-cell office:value-type="float" office:value="0.093311741" calcext:value-type="float">
            <text:p>0.093311741</text:p>
          </table:table-cell>
          <table:table-cell office:value-type="float" office:value="0.0609536" calcext:value-type="float">
            <text:p>0.0609536</text:p>
          </table:table-cell>
          <table:table-cell office:value-type="float" office:value="0.086909828" calcext:value-type="float">
            <text:p>0.086909828</text:p>
          </table:table-cell>
          <table:table-cell office:value-type="float" office:value="0.0735487" calcext:value-type="float">
            <text:p>0.073548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<text:s/>2019-11-18 20:11:25</text:p>
          </table:table-cell>
          <table:table-cell office:value-type="float" office:value="25.27658" calcext:value-type="float">
            <text:p>25.27658</text:p>
          </table:table-cell>
          <table:table-cell office:value-type="string" calcext:value-type="string">
            <text:p><text:s/></text:p>
          </table:table-cell>
          <table:table-cell office:value-type="float" office:value="0.574434468" calcext:value-type="float">
            <text:p>0.574434468</text:p>
          </table:table-cell>
          <table:table-cell office:value-type="float" office:value="0.42675679" calcext:value-type="float">
            <text:p>0.42675679</text:p>
          </table:table-cell>
          <table:table-cell office:value-type="float" office:value="0.542544787" calcext:value-type="float">
            <text:p>0.542544787</text:p>
          </table:table-cell>
          <table:table-cell office:value-type="float" office:value="0.482949672" calcext:value-type="float">
            <text:p>0.482949672</text:p>
          </table:table-cell>
          <table:table-cell/>
          <table:table-cell office:value-type="float" office:value="0.004693092" calcext:value-type="float">
            <text:p>0.004693092</text:p>
          </table:table-cell>
          <table:table-cell office:value-type="float" office:value="0.003486575" calcext:value-type="float">
            <text:p>0.003486575</text:p>
          </table:table-cell>
          <table:table-cell office:value-type="float" office:value="0.004432555" calcext:value-type="float">
            <text:p>0.004432555</text:p>
          </table:table-cell>
          <table:table-cell office:value-type="float" office:value="0.003945667" calcext:value-type="float">
            <text:p>0.003945667</text:p>
          </table:table-cell>
          <table:table-cell/>
          <table:table-cell office:value-type="float" office:value="0.003654489" calcext:value-type="float">
            <text:p>0.003654489</text:p>
          </table:table-cell>
          <table:table-cell office:value-type="float" office:value="0.002447972" calcext:value-type="float">
            <text:p>0.002447972</text:p>
          </table:table-cell>
          <table:table-cell office:value-type="float" office:value="0.003393953" calcext:value-type="float">
            <text:p>0.003393953</text:p>
          </table:table-cell>
          <table:table-cell office:value-type="float" office:value="0.002907065" calcext:value-type="float">
            <text:p>0.002907065</text:p>
          </table:table-cell>
          <table:table-cell/>
          <table:table-cell office:value-type="float" office:value="25.366747505" calcext:value-type="float">
            <text:p>25.366747505</text:p>
          </table:table-cell>
          <table:table-cell office:value-type="float" office:value="25.336979379" calcext:value-type="float">
            <text:p>25.336979379</text:p>
          </table:table-cell>
          <table:table-cell office:value-type="float" office:value="25.36031941" calcext:value-type="float">
            <text:p>25.36031941</text:p>
          </table:table-cell>
          <table:table-cell office:value-type="float" office:value="25.348306551" calcext:value-type="float">
            <text:p>25.348306551</text:p>
          </table:table-cell>
          <table:table-cell/>
          <table:table-cell office:value-type="float" office:value="0.092630316" calcext:value-type="float">
            <text:p>0.092630316</text:p>
          </table:table-cell>
          <table:table-cell office:value-type="float" office:value="0.062049896" calcext:value-type="float">
            <text:p>0.062049896</text:p>
          </table:table-cell>
          <table:table-cell office:value-type="float" office:value="0.086026845" calcext:value-type="float">
            <text:p>0.086026845</text:p>
          </table:table-cell>
          <table:table-cell office:value-type="float" office:value="0.073686198" calcext:value-type="float">
            <text:p>0.07368619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<text:s/>2019-11-18 20:11:27</text:p>
          </table:table-cell>
          <table:table-cell office:value-type="float" office:value="25.26647" calcext:value-type="float">
            <text:p>25.26647</text:p>
          </table:table-cell>
          <table:table-cell office:value-type="string" calcext:value-type="string">
            <text:p><text:s/></text:p>
          </table:table-cell>
          <table:table-cell office:value-type="float" office:value="0.574280688" calcext:value-type="float">
            <text:p>0.574280688</text:p>
          </table:table-cell>
          <table:table-cell office:value-type="float" office:value="0.426774672" calcext:value-type="float">
            <text:p>0.426774672</text:p>
          </table:table-cell>
          <table:table-cell office:value-type="float" office:value="0.543433493" calcext:value-type="float">
            <text:p>0.543433493</text:p>
          </table:table-cell>
          <table:table-cell office:value-type="float" office:value="0.482771454" calcext:value-type="float">
            <text:p>0.482771454</text:p>
          </table:table-cell>
          <table:table-cell/>
          <table:table-cell office:value-type="float" office:value="0.004691836" calcext:value-type="float">
            <text:p>0.004691836</text:p>
          </table:table-cell>
          <table:table-cell office:value-type="float" office:value="0.003486721" calcext:value-type="float">
            <text:p>0.003486721</text:p>
          </table:table-cell>
          <table:table-cell office:value-type="float" office:value="0.004439816" calcext:value-type="float">
            <text:p>0.004439816</text:p>
          </table:table-cell>
          <table:table-cell office:value-type="float" office:value="0.003944211" calcext:value-type="float">
            <text:p>0.003944211</text:p>
          </table:table-cell>
          <table:table-cell/>
          <table:table-cell office:value-type="float" office:value="0.003653233" calcext:value-type="float">
            <text:p>0.003653233</text:p>
          </table:table-cell>
          <table:table-cell office:value-type="float" office:value="0.002448118" calcext:value-type="float">
            <text:p>0.002448118</text:p>
          </table:table-cell>
          <table:table-cell office:value-type="float" office:value="0.003401213" calcext:value-type="float">
            <text:p>0.003401213</text:p>
          </table:table-cell>
          <table:table-cell office:value-type="float" office:value="0.002905608" calcext:value-type="float">
            <text:p>0.002905608</text:p>
          </table:table-cell>
          <table:table-cell/>
          <table:table-cell office:value-type="float" office:value="25.356609278" calcext:value-type="float">
            <text:p>25.356609278</text:p>
          </table:table-cell>
          <table:table-cell office:value-type="float" office:value="25.326875485" calcext:value-type="float">
            <text:p>25.326875485</text:p>
          </table:table-cell>
          <table:table-cell office:value-type="float" office:value="25.350391264" calcext:value-type="float">
            <text:p>25.350391264</text:p>
          </table:table-cell>
          <table:table-cell office:value-type="float" office:value="25.338163231" calcext:value-type="float">
            <text:p>25.338163231</text:p>
          </table:table-cell>
          <table:table-cell/>
          <table:table-cell office:value-type="float" office:value="0.092598473" calcext:value-type="float">
            <text:p>0.092598473</text:p>
          </table:table-cell>
          <table:table-cell office:value-type="float" office:value="0.062053599" calcext:value-type="float">
            <text:p>0.062053599</text:p>
          </table:table-cell>
          <table:table-cell office:value-type="float" office:value="0.086210872" calcext:value-type="float">
            <text:p>0.086210872</text:p>
          </table:table-cell>
          <table:table-cell office:value-type="float" office:value="0.073649293" calcext:value-type="float">
            <text:p>0.07364929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<text:s/>2019-11-18 20:11:28</text:p>
          </table:table-cell>
          <table:table-cell office:value-type="float" office:value="25.26142" calcext:value-type="float">
            <text:p>25.26142</text:p>
          </table:table-cell>
          <table:table-cell office:value-type="string" calcext:value-type="string">
            <text:p><text:s/></text:p>
          </table:table-cell>
          <table:table-cell office:value-type="float" office:value="0.573473045" calcext:value-type="float">
            <text:p>0.573473045</text:p>
          </table:table-cell>
          <table:table-cell office:value-type="float" office:value="0.425737551" calcext:value-type="float">
            <text:p>0.425737551</text:p>
          </table:table-cell>
          <table:table-cell office:value-type="float" office:value="0.544519489" calcext:value-type="float">
            <text:p>0.544519489</text:p>
          </table:table-cell>
          <table:table-cell office:value-type="float" office:value="0.482623039" calcext:value-type="float">
            <text:p>0.482623039</text:p>
          </table:table-cell>
          <table:table-cell/>
          <table:table-cell office:value-type="float" office:value="0.004685237" calcext:value-type="float">
            <text:p>0.004685237</text:p>
          </table:table-cell>
          <table:table-cell office:value-type="float" office:value="0.003478248" calcext:value-type="float">
            <text:p>0.003478248</text:p>
          </table:table-cell>
          <table:table-cell office:value-type="float" office:value="0.004448689" calcext:value-type="float">
            <text:p>0.004448689</text:p>
          </table:table-cell>
          <table:table-cell office:value-type="float" office:value="0.003942999" calcext:value-type="float">
            <text:p>0.003942999</text:p>
          </table:table-cell>
          <table:table-cell/>
          <table:table-cell office:value-type="float" office:value="0.003646635" calcext:value-type="float">
            <text:p>0.003646635</text:p>
          </table:table-cell>
          <table:table-cell office:value-type="float" office:value="0.002439645" calcext:value-type="float">
            <text:p>0.002439645</text:p>
          </table:table-cell>
          <table:table-cell office:value-type="float" office:value="0.003410086" calcext:value-type="float">
            <text:p>0.003410086</text:p>
          </table:table-cell>
          <table:table-cell office:value-type="float" office:value="0.002904396" calcext:value-type="float">
            <text:p>0.002904396</text:p>
          </table:table-cell>
          <table:table-cell/>
          <table:table-cell office:value-type="float" office:value="25.351392863" calcext:value-type="float">
            <text:p>25.351392863</text:p>
          </table:table-cell>
          <table:table-cell office:value-type="float" office:value="25.321612673" calcext:value-type="float">
            <text:p>25.321612673</text:p>
          </table:table-cell>
          <table:table-cell office:value-type="float" office:value="25.345556532" calcext:value-type="float">
            <text:p>25.345556532</text:p>
          </table:table-cell>
          <table:table-cell office:value-type="float" office:value="25.333079616" calcext:value-type="float">
            <text:p>25.333079616</text:p>
          </table:table-cell>
          <table:table-cell/>
          <table:table-cell office:value-type="float" office:value="0.092431233" calcext:value-type="float">
            <text:p>0.092431233</text:p>
          </table:table-cell>
          <table:table-cell office:value-type="float" office:value="0.061838833" calcext:value-type="float">
            <text:p>0.061838833</text:p>
          </table:table-cell>
          <table:table-cell office:value-type="float" office:value="0.086435752" calcext:value-type="float">
            <text:p>0.086435752</text:p>
          </table:table-cell>
          <table:table-cell office:value-type="float" office:value="0.07361856" calcext:value-type="float">
            <text:p>0.0736185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<text:s/>2019-11-18 20:11:29</text:p>
          </table:table-cell>
          <table:table-cell office:value-type="float" office:value="25.27152" calcext:value-type="float">
            <text:p>25.27152</text:p>
          </table:table-cell>
          <table:table-cell office:value-type="string" calcext:value-type="string">
            <text:p><text:s/></text:p>
          </table:table-cell>
          <table:table-cell office:value-type="float" office:value="0.573273369" calcext:value-type="float">
            <text:p>0.573273369</text:p>
          </table:table-cell>
          <table:table-cell office:value-type="float" office:value="0.425252369" calcext:value-type="float">
            <text:p>0.425252369</text:p>
          </table:table-cell>
          <table:table-cell office:value-type="float" office:value="0.54441995" calcext:value-type="float">
            <text:p>0.54441995</text:p>
          </table:table-cell>
          <table:table-cell office:value-type="float" office:value="0.4826892" calcext:value-type="float">
            <text:p>0.4826892</text:p>
          </table:table-cell>
          <table:table-cell/>
          <table:table-cell office:value-type="float" office:value="0.004683606" calcext:value-type="float">
            <text:p>0.004683606</text:p>
          </table:table-cell>
          <table:table-cell office:value-type="float" office:value="0.003474284" calcext:value-type="float">
            <text:p>0.003474284</text:p>
          </table:table-cell>
          <table:table-cell office:value-type="float" office:value="0.004447875" calcext:value-type="float">
            <text:p>0.004447875</text:p>
          </table:table-cell>
          <table:table-cell office:value-type="float" office:value="0.003943539" calcext:value-type="float">
            <text:p>0.003943539</text:p>
          </table:table-cell>
          <table:table-cell/>
          <table:table-cell office:value-type="float" office:value="0.003645003" calcext:value-type="float">
            <text:p>0.003645003</text:p>
          </table:table-cell>
          <table:table-cell office:value-type="float" office:value="0.002435681" calcext:value-type="float">
            <text:p>0.002435681</text:p>
          </table:table-cell>
          <table:table-cell office:value-type="float" office:value="0.003409273" calcext:value-type="float">
            <text:p>0.003409273</text:p>
          </table:table-cell>
          <table:table-cell office:value-type="float" office:value="0.002904936" calcext:value-type="float">
            <text:p>0.002904936</text:p>
          </table:table-cell>
          <table:table-cell/>
          <table:table-cell office:value-type="float" office:value="25.361459844" calcext:value-type="float">
            <text:p>25.361459844</text:p>
          </table:table-cell>
          <table:table-cell office:value-type="float" office:value="25.33162237" calcext:value-type="float">
            <text:p>25.33162237</text:p>
          </table:table-cell>
          <table:table-cell office:value-type="float" office:value="25.355643751" calcext:value-type="float">
            <text:p>25.355643751</text:p>
          </table:table-cell>
          <table:table-cell office:value-type="float" office:value="25.343200348" calcext:value-type="float">
            <text:p>25.343200348</text:p>
          </table:table-cell>
          <table:table-cell/>
          <table:table-cell office:value-type="float" office:value="0.092389886" calcext:value-type="float">
            <text:p>0.092389886</text:p>
          </table:table-cell>
          <table:table-cell office:value-type="float" office:value="0.061738361" calcext:value-type="float">
            <text:p>0.061738361</text:p>
          </table:table-cell>
          <table:table-cell office:value-type="float" office:value="0.08641514" calcext:value-type="float">
            <text:p>0.08641514</text:p>
          </table:table-cell>
          <table:table-cell office:value-type="float" office:value="0.073632261" calcext:value-type="float">
            <text:p>0.07363226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<text:s/>2019-11-18 20:11:30</text:p>
          </table:table-cell>
          <table:table-cell office:value-type="float" office:value="25.27152" calcext:value-type="float">
            <text:p>25.27152</text:p>
          </table:table-cell>
          <table:table-cell office:value-type="string" calcext:value-type="string">
            <text:p><text:s/></text:p>
          </table:table-cell>
          <table:table-cell office:value-type="float" office:value="0.57650573" calcext:value-type="float">
            <text:p>0.57650573</text:p>
          </table:table-cell>
          <table:table-cell office:value-type="float" office:value="0.417764833" calcext:value-type="float">
            <text:p>0.417764833</text:p>
          </table:table-cell>
          <table:table-cell office:value-type="float" office:value="0.56664712" calcext:value-type="float">
            <text:p>0.56664712</text:p>
          </table:table-cell>
          <table:table-cell office:value-type="float" office:value="0.483280478" calcext:value-type="float">
            <text:p>0.483280478</text:p>
          </table:table-cell>
          <table:table-cell/>
          <table:table-cell office:value-type="float" office:value="0.004710014" calcext:value-type="float">
            <text:p>0.004710014</text:p>
          </table:table-cell>
          <table:table-cell office:value-type="float" office:value="0.003413111" calcext:value-type="float">
            <text:p>0.003413111</text:p>
          </table:table-cell>
          <table:table-cell office:value-type="float" office:value="0.00462947" calcext:value-type="float">
            <text:p>0.00462947</text:p>
          </table:table-cell>
          <table:table-cell office:value-type="float" office:value="0.00394837" calcext:value-type="float">
            <text:p>0.00394837</text:p>
          </table:table-cell>
          <table:table-cell/>
          <table:table-cell office:value-type="float" office:value="0.003671411" calcext:value-type="float">
            <text:p>0.003671411</text:p>
          </table:table-cell>
          <table:table-cell office:value-type="float" office:value="0.002374509" calcext:value-type="float">
            <text:p>0.002374509</text:p>
          </table:table-cell>
          <table:table-cell office:value-type="float" office:value="0.003590867" calcext:value-type="float">
            <text:p>0.003590867</text:p>
          </table:table-cell>
          <table:table-cell office:value-type="float" office:value="0.002909767" calcext:value-type="float">
            <text:p>0.002909767</text:p>
          </table:table-cell>
          <table:table-cell/>
          <table:table-cell office:value-type="float" office:value="25.362111401" calcext:value-type="float">
            <text:p>25.362111401</text:p>
          </table:table-cell>
          <table:table-cell office:value-type="float" office:value="25.330113042" calcext:value-type="float">
            <text:p>25.330113042</text:p>
          </table:table-cell>
          <table:table-cell office:value-type="float" office:value="25.360124168" calcext:value-type="float">
            <text:p>25.360124168</text:p>
          </table:table-cell>
          <table:table-cell office:value-type="float" office:value="25.343319536" calcext:value-type="float">
            <text:p>25.343319536</text:p>
          </table:table-cell>
          <table:table-cell/>
          <table:table-cell office:value-type="float" office:value="0.093059215" calcext:value-type="float">
            <text:p>0.093059215</text:p>
          </table:table-cell>
          <table:table-cell office:value-type="float" office:value="0.060187845" calcext:value-type="float">
            <text:p>0.060187845</text:p>
          </table:table-cell>
          <table:table-cell office:value-type="float" office:value="0.091017777" calcext:value-type="float">
            <text:p>0.091017777</text:p>
          </table:table-cell>
          <table:table-cell office:value-type="float" office:value="0.0737547" calcext:value-type="float">
            <text:p>0.073754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<text:s/>2019-11-18 20:11:32</text:p>
          </table:table-cell>
          <table:table-cell office:value-type="float" office:value="25.26142" calcext:value-type="float">
            <text:p>25.26142</text:p>
          </table:table-cell>
          <table:table-cell office:value-type="string" calcext:value-type="string">
            <text:p><text:s/></text:p>
          </table:table-cell>
          <table:table-cell office:value-type="float" office:value="0.574517319" calcext:value-type="float">
            <text:p>0.574517319</text:p>
          </table:table-cell>
          <table:table-cell office:value-type="float" office:value="0.422542742" calcext:value-type="float">
            <text:p>0.422542742</text:p>
          </table:table-cell>
          <table:table-cell office:value-type="float" office:value="0.554732746" calcext:value-type="float">
            <text:p>0.554732746</text:p>
          </table:table-cell>
          <table:table-cell office:value-type="float" office:value="0.483196435" calcext:value-type="float">
            <text:p>0.483196435</text:p>
          </table:table-cell>
          <table:table-cell/>
          <table:table-cell office:value-type="float" office:value="0.004693769" calcext:value-type="float">
            <text:p>0.004693769</text:p>
          </table:table-cell>
          <table:table-cell office:value-type="float" office:value="0.003452147" calcext:value-type="float">
            <text:p>0.003452147</text:p>
          </table:table-cell>
          <table:table-cell office:value-type="float" office:value="0.00453213" calcext:value-type="float">
            <text:p>0.00453213</text:p>
          </table:table-cell>
          <table:table-cell office:value-type="float" office:value="0.003947683" calcext:value-type="float">
            <text:p>0.003947683</text:p>
          </table:table-cell>
          <table:table-cell/>
          <table:table-cell office:value-type="float" office:value="0.003655166" calcext:value-type="float">
            <text:p>0.003655166</text:p>
          </table:table-cell>
          <table:table-cell office:value-type="float" office:value="0.002413544" calcext:value-type="float">
            <text:p>0.002413544</text:p>
          </table:table-cell>
          <table:table-cell office:value-type="float" office:value="0.003493528" calcext:value-type="float">
            <text:p>0.003493528</text:p>
          </table:table-cell>
          <table:table-cell office:value-type="float" office:value="0.002909081" calcext:value-type="float">
            <text:p>0.002909081</text:p>
          </table:table-cell>
          <table:table-cell/>
          <table:table-cell office:value-type="float" office:value="25.351603362" calcext:value-type="float">
            <text:p>25.351603362</text:p>
          </table:table-cell>
          <table:table-cell office:value-type="float" office:value="25.320968662" calcext:value-type="float">
            <text:p>25.320968662</text:p>
          </table:table-cell>
          <table:table-cell office:value-type="float" office:value="25.347615279" calcext:value-type="float">
            <text:p>25.347615279</text:p>
          </table:table-cell>
          <table:table-cell office:value-type="float" office:value="25.3331952" calcext:value-type="float">
            <text:p>25.3331952</text:p>
          </table:table-cell>
          <table:table-cell/>
          <table:table-cell office:value-type="float" office:value="0.092647472" calcext:value-type="float">
            <text:p>0.092647472</text:p>
          </table:table-cell>
          <table:table-cell office:value-type="float" office:value="0.061177253" calcext:value-type="float">
            <text:p>0.061177253</text:p>
          </table:table-cell>
          <table:table-cell office:value-type="float" office:value="0.08855064" calcext:value-type="float">
            <text:p>0.08855064</text:p>
          </table:table-cell>
          <table:table-cell office:value-type="float" office:value="0.073737297" calcext:value-type="float">
            <text:p>0.07373729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<text:s/>2019-11-18 20:11:33</text:p>
          </table:table-cell>
          <table:table-cell office:value-type="float" office:value="25.27152" calcext:value-type="float">
            <text:p>25.27152</text:p>
          </table:table-cell>
          <table:table-cell office:value-type="string" calcext:value-type="string">
            <text:p><text:s/></text:p>
          </table:table-cell>
          <table:table-cell office:value-type="float" office:value="0.576347777" calcext:value-type="float">
            <text:p>0.576347777</text:p>
          </table:table-cell>
          <table:table-cell office:value-type="float" office:value="0.416184713" calcext:value-type="float">
            <text:p>0.416184713</text:p>
          </table:table-cell>
          <table:table-cell office:value-type="float" office:value="0.568180152" calcext:value-type="float">
            <text:p>0.568180152</text:p>
          </table:table-cell>
          <table:table-cell office:value-type="float" office:value="0.483509956" calcext:value-type="float">
            <text:p>0.483509956</text:p>
          </table:table-cell>
          <table:table-cell/>
          <table:table-cell office:value-type="float" office:value="0.004708724" calcext:value-type="float">
            <text:p>0.004708724</text:p>
          </table:table-cell>
          <table:table-cell office:value-type="float" office:value="0.003400202" calcext:value-type="float">
            <text:p>0.003400202</text:p>
          </table:table-cell>
          <table:table-cell office:value-type="float" office:value="0.004641995" calcext:value-type="float">
            <text:p>0.004641995</text:p>
          </table:table-cell>
          <table:table-cell office:value-type="float" office:value="0.003950245" calcext:value-type="float">
            <text:p>0.003950245</text:p>
          </table:table-cell>
          <table:table-cell/>
          <table:table-cell office:value-type="float" office:value="0.003670121" calcext:value-type="float">
            <text:p>0.003670121</text:p>
          </table:table-cell>
          <table:table-cell office:value-type="float" office:value="0.002361599" calcext:value-type="float">
            <text:p>0.002361599</text:p>
          </table:table-cell>
          <table:table-cell office:value-type="float" office:value="0.003603392" calcext:value-type="float">
            <text:p>0.003603392</text:p>
          </table:table-cell>
          <table:table-cell office:value-type="float" office:value="0.002911642" calcext:value-type="float">
            <text:p>0.002911642</text:p>
          </table:table-cell>
          <table:table-cell/>
          <table:table-cell office:value-type="float" office:value="25.362079562" calcext:value-type="float">
            <text:p>25.362079562</text:p>
          </table:table-cell>
          <table:table-cell office:value-type="float" office:value="25.329794523" calcext:value-type="float">
            <text:p>25.329794523</text:p>
          </table:table-cell>
          <table:table-cell office:value-type="float" office:value="25.360433187" calcext:value-type="float">
            <text:p>25.360433187</text:p>
          </table:table-cell>
          <table:table-cell office:value-type="float" office:value="25.343365793" calcext:value-type="float">
            <text:p>25.343365793</text:p>
          </table:table-cell>
          <table:table-cell/>
          <table:table-cell office:value-type="float" office:value="0.093026508" calcext:value-type="float">
            <text:p>0.093026508</text:p>
          </table:table-cell>
          <table:table-cell office:value-type="float" office:value="0.059860634" calcext:value-type="float">
            <text:p>0.059860634</text:p>
          </table:table-cell>
          <table:table-cell office:value-type="float" office:value="0.091335224" calcext:value-type="float">
            <text:p>0.091335224</text:p>
          </table:table-cell>
          <table:table-cell office:value-type="float" office:value="0.07380222" calcext:value-type="float">
            <text:p>0.0738022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<text:s/>2019-11-18 20:11:34</text:p>
          </table:table-cell>
          <table:table-cell office:value-type="float" office:value="25.26647" calcext:value-type="float">
            <text:p>25.26647</text:p>
          </table:table-cell>
          <table:table-cell office:value-type="string" calcext:value-type="string">
            <text:p><text:s/></text:p>
          </table:table-cell>
          <table:table-cell office:value-type="float" office:value="0.57261891" calcext:value-type="float">
            <text:p>0.57261891</text:p>
          </table:table-cell>
          <table:table-cell office:value-type="float" office:value="0.424722484" calcext:value-type="float">
            <text:p>0.424722484</text:p>
          </table:table-cell>
          <table:table-cell office:value-type="float" office:value="0.546693271" calcext:value-type="float">
            <text:p>0.546693271</text:p>
          </table:table-cell>
          <table:table-cell office:value-type="float" office:value="0.483418165" calcext:value-type="float">
            <text:p>0.483418165</text:p>
          </table:table-cell>
          <table:table-cell/>
          <table:table-cell office:value-type="float" office:value="0.004678259" calcext:value-type="float">
            <text:p>0.004678259</text:p>
          </table:table-cell>
          <table:table-cell office:value-type="float" office:value="0.003469955" calcext:value-type="float">
            <text:p>0.003469955</text:p>
          </table:table-cell>
          <table:table-cell office:value-type="float" office:value="0.004466448" calcext:value-type="float">
            <text:p>0.004466448</text:p>
          </table:table-cell>
          <table:table-cell office:value-type="float" office:value="0.003949495" calcext:value-type="float">
            <text:p>0.003949495</text:p>
          </table:table-cell>
          <table:table-cell/>
          <table:table-cell office:value-type="float" office:value="0.003639656" calcext:value-type="float">
            <text:p>0.003639656</text:p>
          </table:table-cell>
          <table:table-cell office:value-type="float" office:value="0.002431352" calcext:value-type="float">
            <text:p>0.002431352</text:p>
          </table:table-cell>
          <table:table-cell office:value-type="float" office:value="0.003427846" calcext:value-type="float">
            <text:p>0.003427846</text:p>
          </table:table-cell>
          <table:table-cell office:value-type="float" office:value="0.002910892" calcext:value-type="float">
            <text:p>0.002910892</text:p>
          </table:table-cell>
          <table:table-cell/>
          <table:table-cell office:value-type="float" office:value="25.356274306" calcext:value-type="float">
            <text:p>25.356274306</text:p>
          </table:table-cell>
          <table:table-cell office:value-type="float" office:value="25.326461806" calcext:value-type="float">
            <text:p>25.326461806</text:p>
          </table:table-cell>
          <table:table-cell office:value-type="float" office:value="25.351048354" calcext:value-type="float">
            <text:p>25.351048354</text:p>
          </table:table-cell>
          <table:table-cell office:value-type="float" office:value="25.338293593" calcext:value-type="float">
            <text:p>25.338293593</text:p>
          </table:table-cell>
          <table:table-cell/>
          <table:table-cell office:value-type="float" office:value="0.092254366" calcext:value-type="float">
            <text:p>0.092254366</text:p>
          </table:table-cell>
          <table:table-cell office:value-type="float" office:value="0.061628633" calcext:value-type="float">
            <text:p>0.061628633</text:p>
          </table:table-cell>
          <table:table-cell office:value-type="float" office:value="0.086885884" calcext:value-type="float">
            <text:p>0.086885884</text:p>
          </table:table-cell>
          <table:table-cell office:value-type="float" office:value="0.073783212" calcext:value-type="float">
            <text:p>0.07378321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<text:s/>2019-11-18 20:11:36</text:p>
          </table:table-cell>
          <table:table-cell office:value-type="float" office:value="25.27658" calcext:value-type="float">
            <text:p>25.27658</text:p>
          </table:table-cell>
          <table:table-cell office:value-type="string" calcext:value-type="string">
            <text:p><text:s/></text:p>
          </table:table-cell>
          <table:table-cell office:value-type="float" office:value="0.573135087" calcext:value-type="float">
            <text:p>0.573135087</text:p>
          </table:table-cell>
          <table:table-cell office:value-type="float" office:value="0.423994711" calcext:value-type="float">
            <text:p>0.423994711</text:p>
          </table:table-cell>
          <table:table-cell office:value-type="float" office:value="0.54970867" calcext:value-type="float">
            <text:p>0.54970867</text:p>
          </table:table-cell>
          <table:table-cell office:value-type="float" office:value="0.483158288" calcext:value-type="float">
            <text:p>0.483158288</text:p>
          </table:table-cell>
          <table:table-cell/>
          <table:table-cell office:value-type="float" office:value="0.004682476" calcext:value-type="float">
            <text:p>0.004682476</text:p>
          </table:table-cell>
          <table:table-cell office:value-type="float" office:value="0.003464009" calcext:value-type="float">
            <text:p>0.003464009</text:p>
          </table:table-cell>
          <table:table-cell office:value-type="float" office:value="0.004491084" calcext:value-type="float">
            <text:p>0.004491084</text:p>
          </table:table-cell>
          <table:table-cell office:value-type="float" office:value="0.003947372" calcext:value-type="float">
            <text:p>0.003947372</text:p>
          </table:table-cell>
          <table:table-cell/>
          <table:table-cell office:value-type="float" office:value="0.003643873" calcext:value-type="float">
            <text:p>0.003643873</text:p>
          </table:table-cell>
          <table:table-cell office:value-type="float" office:value="0.002425406" calcext:value-type="float">
            <text:p>0.002425406</text:p>
          </table:table-cell>
          <table:table-cell office:value-type="float" office:value="0.003452481" calcext:value-type="float">
            <text:p>0.003452481</text:p>
          </table:table-cell>
          <table:table-cell office:value-type="float" office:value="0.002908769" calcext:value-type="float">
            <text:p>0.002908769</text:p>
          </table:table-cell>
          <table:table-cell/>
          <table:table-cell office:value-type="float" office:value="25.366485586" calcext:value-type="float">
            <text:p>25.366485586</text:p>
          </table:table-cell>
          <table:table-cell office:value-type="float" office:value="25.336422605" calcext:value-type="float">
            <text:p>25.336422605</text:p>
          </table:table-cell>
          <table:table-cell office:value-type="float" office:value="25.361763458" calcext:value-type="float">
            <text:p>25.361763458</text:p>
          </table:table-cell>
          <table:table-cell office:value-type="float" office:value="25.348348603" calcext:value-type="float">
            <text:p>25.348348603</text:p>
          </table:table-cell>
          <table:table-cell/>
          <table:table-cell office:value-type="float" office:value="0.092361251" calcext:value-type="float">
            <text:p>0.092361251</text:p>
          </table:table-cell>
          <table:table-cell office:value-type="float" office:value="0.061477926" calcext:value-type="float">
            <text:p>0.061477926</text:p>
          </table:table-cell>
          <table:table-cell office:value-type="float" office:value="0.087510291" calcext:value-type="float">
            <text:p>0.087510291</text:p>
          </table:table-cell>
          <table:table-cell office:value-type="float" office:value="0.073729398" calcext:value-type="float">
            <text:p>0.07372939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<text:s/>2019-11-18 20:11:37</text:p>
          </table:table-cell>
          <table:table-cell office:value-type="float" office:value="25.27152" calcext:value-type="float">
            <text:p>25.27152</text:p>
          </table:table-cell>
          <table:table-cell office:value-type="string" calcext:value-type="string">
            <text:p><text:s/></text:p>
          </table:table-cell>
          <table:table-cell office:value-type="float" office:value="0.572902629" calcext:value-type="float">
            <text:p>0.572902629</text:p>
          </table:table-cell>
          <table:table-cell office:value-type="float" office:value="0.423129251" calcext:value-type="float">
            <text:p>0.423129251</text:p>
          </table:table-cell>
          <table:table-cell office:value-type="float" office:value="0.551946229" calcext:value-type="float">
            <text:p>0.551946229</text:p>
          </table:table-cell>
          <table:table-cell office:value-type="float" office:value="0.483206568" calcext:value-type="float">
            <text:p>0.483206568</text:p>
          </table:table-cell>
          <table:table-cell/>
          <table:table-cell office:value-type="float" office:value="0.004680577" calcext:value-type="float">
            <text:p>0.004680577</text:p>
          </table:table-cell>
          <table:table-cell office:value-type="float" office:value="0.003456938" calcext:value-type="float">
            <text:p>0.003456938</text:p>
          </table:table-cell>
          <table:table-cell office:value-type="float" office:value="0.004509365" calcext:value-type="float">
            <text:p>0.004509365</text:p>
          </table:table-cell>
          <table:table-cell office:value-type="float" office:value="0.003947766" calcext:value-type="float">
            <text:p>0.003947766</text:p>
          </table:table-cell>
          <table:table-cell/>
          <table:table-cell office:value-type="float" office:value="0.003641974" calcext:value-type="float">
            <text:p>0.003641974</text:p>
          </table:table-cell>
          <table:table-cell office:value-type="float" office:value="0.002418336" calcext:value-type="float">
            <text:p>0.002418336</text:p>
          </table:table-cell>
          <table:table-cell office:value-type="float" office:value="0.003470762" calcext:value-type="float">
            <text:p>0.003470762</text:p>
          </table:table-cell>
          <table:table-cell office:value-type="float" office:value="0.002909163" calcext:value-type="float">
            <text:p>0.002909163</text:p>
          </table:table-cell>
          <table:table-cell/>
          <table:table-cell office:value-type="float" office:value="25.361385112" calcext:value-type="float">
            <text:p>25.361385112</text:p>
          </table:table-cell>
          <table:table-cell office:value-type="float" office:value="25.331194395" calcext:value-type="float">
            <text:p>25.331194395</text:p>
          </table:table-cell>
          <table:table-cell office:value-type="float" office:value="25.357160854" calcext:value-type="float">
            <text:p>25.357160854</text:p>
          </table:table-cell>
          <table:table-cell office:value-type="float" office:value="25.343304638" calcext:value-type="float">
            <text:p>25.343304638</text:p>
          </table:table-cell>
          <table:table-cell/>
          <table:table-cell office:value-type="float" office:value="0.092313116" calcext:value-type="float">
            <text:p>0.092313116</text:p>
          </table:table-cell>
          <table:table-cell office:value-type="float" office:value="0.061298707" calcext:value-type="float">
            <text:p>0.061298707</text:p>
          </table:table-cell>
          <table:table-cell office:value-type="float" office:value="0.087973629" calcext:value-type="float">
            <text:p>0.087973629</text:p>
          </table:table-cell>
          <table:table-cell office:value-type="float" office:value="0.073739395" calcext:value-type="float">
            <text:p>0.07373939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<text:s/>2019-11-18 20:11:38</text:p>
          </table:table-cell>
          <table:table-cell office:value-type="float" office:value="25.26647" calcext:value-type="float">
            <text:p>25.26647</text:p>
          </table:table-cell>
          <table:table-cell office:value-type="string" calcext:value-type="string">
            <text:p><text:s/></text:p>
          </table:table-cell>
          <table:table-cell office:value-type="float" office:value="0.575889418" calcext:value-type="float">
            <text:p>0.575889418</text:p>
          </table:table-cell>
          <table:table-cell office:value-type="float" office:value="0.41663294" calcext:value-type="float">
            <text:p>0.41663294</text:p>
          </table:table-cell>
          <table:table-cell office:value-type="float" office:value="0.568096705" calcext:value-type="float">
            <text:p>0.568096705</text:p>
          </table:table-cell>
          <table:table-cell office:value-type="float" office:value="0.483496247" calcext:value-type="float">
            <text:p>0.483496247</text:p>
          </table:table-cell>
          <table:table-cell/>
          <table:table-cell office:value-type="float" office:value="0.004704979" calcext:value-type="float">
            <text:p>0.004704979</text:p>
          </table:table-cell>
          <table:table-cell office:value-type="float" office:value="0.003403864" calcext:value-type="float">
            <text:p>0.003403864</text:p>
          </table:table-cell>
          <table:table-cell office:value-type="float" office:value="0.004641313" calcext:value-type="float">
            <text:p>0.004641313</text:p>
          </table:table-cell>
          <table:table-cell office:value-type="float" office:value="0.003950133" calcext:value-type="float">
            <text:p>0.003950133</text:p>
          </table:table-cell>
          <table:table-cell/>
          <table:table-cell office:value-type="float" office:value="0.003666376" calcext:value-type="float">
            <text:p>0.003666376</text:p>
          </table:table-cell>
          <table:table-cell office:value-type="float" office:value="0.002365261" calcext:value-type="float">
            <text:p>0.002365261</text:p>
          </table:table-cell>
          <table:table-cell office:value-type="float" office:value="0.00360271" calcext:value-type="float">
            <text:p>0.00360271</text:p>
          </table:table-cell>
          <table:table-cell office:value-type="float" office:value="0.00291153" calcext:value-type="float">
            <text:p>0.00291153</text:p>
          </table:table-cell>
          <table:table-cell/>
          <table:table-cell office:value-type="float" office:value="25.356933556" calcext:value-type="float">
            <text:p>25.356933556</text:p>
          </table:table-cell>
          <table:table-cell office:value-type="float" office:value="25.324831118" calcext:value-type="float">
            <text:p>25.324831118</text:p>
          </table:table-cell>
          <table:table-cell office:value-type="float" office:value="25.355362746" calcext:value-type="float">
            <text:p>25.355362746</text:p>
          </table:table-cell>
          <table:table-cell office:value-type="float" office:value="25.338309333" calcext:value-type="float">
            <text:p>25.338309333</text:p>
          </table:table-cell>
          <table:table-cell/>
          <table:table-cell office:value-type="float" office:value="0.092931595" calcext:value-type="float">
            <text:p>0.092931595</text:p>
          </table:table-cell>
          <table:table-cell office:value-type="float" office:value="0.059953453" calcext:value-type="float">
            <text:p>0.059953453</text:p>
          </table:table-cell>
          <table:table-cell office:value-type="float" office:value="0.091317945" calcext:value-type="float">
            <text:p>0.091317945</text:p>
          </table:table-cell>
          <table:table-cell office:value-type="float" office:value="0.073799381" calcext:value-type="float">
            <text:p>0.07379938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<text:s/>2019-11-18 20:11:39</text:p>
          </table:table-cell>
          <table:table-cell office:value-type="float" office:value="25.26647" calcext:value-type="float">
            <text:p>25.26647</text:p>
          </table:table-cell>
          <table:table-cell office:value-type="string" calcext:value-type="string">
            <text:p><text:s/></text:p>
          </table:table-cell>
          <table:table-cell office:value-type="float" office:value="0.574226448" calcext:value-type="float">
            <text:p>0.574226448</text:p>
          </table:table-cell>
          <table:table-cell office:value-type="float" office:value="0.422711423" calcext:value-type="float">
            <text:p>0.422711423</text:p>
          </table:table-cell>
          <table:table-cell office:value-type="float" office:value="0.55429644" calcext:value-type="float">
            <text:p>0.55429644</text:p>
          </table:table-cell>
          <table:table-cell office:value-type="float" office:value="0.483260808" calcext:value-type="float">
            <text:p>0.483260808</text:p>
          </table:table-cell>
          <table:table-cell/>
          <table:table-cell office:value-type="float" office:value="0.004691393" calcext:value-type="float">
            <text:p>0.004691393</text:p>
          </table:table-cell>
          <table:table-cell office:value-type="float" office:value="0.003453525" calcext:value-type="float">
            <text:p>0.003453525</text:p>
          </table:table-cell>
          <table:table-cell office:value-type="float" office:value="0.004528566" calcext:value-type="float">
            <text:p>0.004528566</text:p>
          </table:table-cell>
          <table:table-cell office:value-type="float" office:value="0.003948209" calcext:value-type="float">
            <text:p>0.003948209</text:p>
          </table:table-cell>
          <table:table-cell/>
          <table:table-cell office:value-type="float" office:value="0.00365279" calcext:value-type="float">
            <text:p>0.00365279</text:p>
          </table:table-cell>
          <table:table-cell office:value-type="float" office:value="0.002414922" calcext:value-type="float">
            <text:p>0.002414922</text:p>
          </table:table-cell>
          <table:table-cell office:value-type="float" office:value="0.003489963" calcext:value-type="float">
            <text:p>0.003489963</text:p>
          </table:table-cell>
          <table:table-cell office:value-type="float" office:value="0.002909606" calcext:value-type="float">
            <text:p>0.002909606</text:p>
          </table:table-cell>
          <table:table-cell/>
          <table:table-cell office:value-type="float" office:value="25.356598344" calcext:value-type="float">
            <text:p>25.356598344</text:p>
          </table:table-cell>
          <table:table-cell office:value-type="float" office:value="25.326056417" calcext:value-type="float">
            <text:p>25.326056417</text:p>
          </table:table-cell>
          <table:table-cell office:value-type="float" office:value="25.352580963" calcext:value-type="float">
            <text:p>25.352580963</text:p>
          </table:table-cell>
          <table:table-cell office:value-type="float" office:value="25.338261874" calcext:value-type="float">
            <text:p>25.338261874</text:p>
          </table:table-cell>
          <table:table-cell/>
          <table:table-cell office:value-type="float" office:value="0.092587241" calcext:value-type="float">
            <text:p>0.092587241</text:p>
          </table:table-cell>
          <table:table-cell office:value-type="float" office:value="0.061212184" calcext:value-type="float">
            <text:p>0.061212184</text:p>
          </table:table-cell>
          <table:table-cell office:value-type="float" office:value="0.088460293" calcext:value-type="float">
            <text:p>0.088460293</text:p>
          </table:table-cell>
          <table:table-cell office:value-type="float" office:value="0.073750627" calcext:value-type="float">
            <text:p>0.07375062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<text:s/>2019-11-18 20:11:41</text:p>
          </table:table-cell>
          <table:table-cell office:value-type="float" office:value="25.26647" calcext:value-type="float">
            <text:p>25.26647</text:p>
          </table:table-cell>
          <table:table-cell office:value-type="string" calcext:value-type="string">
            <text:p><text:s/></text:p>
          </table:table-cell>
          <table:table-cell office:value-type="float" office:value="0.575458476" calcext:value-type="float">
            <text:p>0.575458476</text:p>
          </table:table-cell>
          <table:table-cell office:value-type="float" office:value="0.420866659" calcext:value-type="float">
            <text:p>0.420866659</text:p>
          </table:table-cell>
          <table:table-cell office:value-type="float" office:value="0.558285184" calcext:value-type="float">
            <text:p>0.558285184</text:p>
          </table:table-cell>
          <table:table-cell office:value-type="float" office:value="0.483471213" calcext:value-type="float">
            <text:p>0.483471213</text:p>
          </table:table-cell>
          <table:table-cell/>
          <table:table-cell office:value-type="float" office:value="0.004701458" calcext:value-type="float">
            <text:p>0.004701458</text:p>
          </table:table-cell>
          <table:table-cell office:value-type="float" office:value="0.003438453" calcext:value-type="float">
            <text:p>0.003438453</text:p>
          </table:table-cell>
          <table:table-cell office:value-type="float" office:value="0.004561153" calcext:value-type="float">
            <text:p>0.004561153</text:p>
          </table:table-cell>
          <table:table-cell office:value-type="float" office:value="0.003949928" calcext:value-type="float">
            <text:p>0.003949928</text:p>
          </table:table-cell>
          <table:table-cell/>
          <table:table-cell office:value-type="float" office:value="0.003662855" calcext:value-type="float">
            <text:p>0.003662855</text:p>
          </table:table-cell>
          <table:table-cell office:value-type="float" office:value="0.00239985" calcext:value-type="float">
            <text:p>0.00239985</text:p>
          </table:table-cell>
          <table:table-cell office:value-type="float" office:value="0.003522551" calcext:value-type="float">
            <text:p>0.003522551</text:p>
          </table:table-cell>
          <table:table-cell office:value-type="float" office:value="0.002911325" calcext:value-type="float">
            <text:p>0.002911325</text:p>
          </table:table-cell>
          <table:table-cell/>
          <table:table-cell office:value-type="float" office:value="25.356846689" calcext:value-type="float">
            <text:p>25.356846689</text:p>
          </table:table-cell>
          <table:table-cell office:value-type="float" office:value="25.32568455" calcext:value-type="float">
            <text:p>25.32568455</text:p>
          </table:table-cell>
          <table:table-cell office:value-type="float" office:value="25.353384993" calcext:value-type="float">
            <text:p>25.353384993</text:p>
          </table:table-cell>
          <table:table-cell office:value-type="float" office:value="25.338304286" calcext:value-type="float">
            <text:p>25.338304286</text:p>
          </table:table-cell>
          <table:table-cell/>
          <table:table-cell office:value-type="float" office:value="0.092842359" calcext:value-type="float">
            <text:p>0.092842359</text:p>
          </table:table-cell>
          <table:table-cell office:value-type="float" office:value="0.060830171" calcext:value-type="float">
            <text:p>0.060830171</text:p>
          </table:table-cell>
          <table:table-cell office:value-type="float" office:value="0.089286252" calcext:value-type="float">
            <text:p>0.089286252</text:p>
          </table:table-cell>
          <table:table-cell office:value-type="float" office:value="0.073794197" calcext:value-type="float">
            <text:p>0.07379419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<text:s/>2019-11-18 20:11:42</text:p>
          </table:table-cell>
          <table:table-cell office:value-type="float" office:value="25.27152" calcext:value-type="float">
            <text:p>25.27152</text:p>
          </table:table-cell>
          <table:table-cell office:value-type="string" calcext:value-type="string">
            <text:p><text:s/></text:p>
          </table:table-cell>
          <table:table-cell office:value-type="float" office:value="0.573514172" calcext:value-type="float">
            <text:p>0.573514172</text:p>
          </table:table-cell>
          <table:table-cell office:value-type="float" office:value="0.4250819" calcext:value-type="float">
            <text:p>0.4250819</text:p>
          </table:table-cell>
          <table:table-cell office:value-type="float" office:value="0.54911024" calcext:value-type="float">
            <text:p>0.54911024</text:p>
          </table:table-cell>
          <table:table-cell office:value-type="float" office:value="0.483462272" calcext:value-type="float">
            <text:p>0.483462272</text:p>
          </table:table-cell>
          <table:table-cell/>
          <table:table-cell office:value-type="float" office:value="0.004685573" calcext:value-type="float">
            <text:p>0.004685573</text:p>
          </table:table-cell>
          <table:table-cell office:value-type="float" office:value="0.003472891" calcext:value-type="float">
            <text:p>0.003472891</text:p>
          </table:table-cell>
          <table:table-cell office:value-type="float" office:value="0.004486195" calcext:value-type="float">
            <text:p>0.004486195</text:p>
          </table:table-cell>
          <table:table-cell office:value-type="float" office:value="0.003949855" calcext:value-type="float">
            <text:p>0.003949855</text:p>
          </table:table-cell>
          <table:table-cell/>
          <table:table-cell office:value-type="float" office:value="0.003646971" calcext:value-type="float">
            <text:p>0.003646971</text:p>
          </table:table-cell>
          <table:table-cell office:value-type="float" office:value="0.002434289" calcext:value-type="float">
            <text:p>0.002434289</text:p>
          </table:table-cell>
          <table:table-cell office:value-type="float" office:value="0.003447592" calcext:value-type="float">
            <text:p>0.003447592</text:p>
          </table:table-cell>
          <table:table-cell office:value-type="float" office:value="0.002911252" calcext:value-type="float">
            <text:p>0.002911252</text:p>
          </table:table-cell>
          <table:table-cell/>
          <table:table-cell office:value-type="float" office:value="25.361508383" calcext:value-type="float">
            <text:p>25.361508383</text:p>
          </table:table-cell>
          <table:table-cell office:value-type="float" office:value="25.331588007" calcext:value-type="float">
            <text:p>25.331588007</text:p>
          </table:table-cell>
          <table:table-cell office:value-type="float" office:value="25.356589192" calcext:value-type="float">
            <text:p>25.356589192</text:p>
          </table:table-cell>
          <table:table-cell office:value-type="float" office:value="25.343356182" calcext:value-type="float">
            <text:p>25.343356182</text:p>
          </table:table-cell>
          <table:table-cell/>
          <table:table-cell office:value-type="float" office:value="0.092439749" calcext:value-type="float">
            <text:p>0.092439749</text:p>
          </table:table-cell>
          <table:table-cell office:value-type="float" office:value="0.061703061" calcext:value-type="float">
            <text:p>0.061703061</text:p>
          </table:table-cell>
          <table:table-cell office:value-type="float" office:value="0.087386373" calcext:value-type="float">
            <text:p>0.087386373</text:p>
          </table:table-cell>
          <table:table-cell office:value-type="float" office:value="0.073792346" calcext:value-type="float">
            <text:p>0.07379234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<text:s/>2019-11-18 20:11:43</text:p>
          </table:table-cell>
          <table:table-cell office:value-type="float" office:value="25.27658" calcext:value-type="float">
            <text:p>25.27658</text:p>
          </table:table-cell>
          <table:table-cell office:value-type="string" calcext:value-type="string">
            <text:p><text:s/></text:p>
          </table:table-cell>
          <table:table-cell office:value-type="float" office:value="0.576770374" calcext:value-type="float">
            <text:p>0.576770374</text:p>
          </table:table-cell>
          <table:table-cell office:value-type="float" office:value="0.419556549" calcext:value-type="float">
            <text:p>0.419556549</text:p>
          </table:table-cell>
          <table:table-cell office:value-type="float" office:value="0.563082762" calcext:value-type="float">
            <text:p>0.563082762</text:p>
          </table:table-cell>
          <table:table-cell office:value-type="float" office:value="0.483460484" calcext:value-type="float">
            <text:p>0.483460484</text:p>
          </table:table-cell>
          <table:table-cell/>
          <table:table-cell office:value-type="float" office:value="0.004712176" calcext:value-type="float">
            <text:p>0.004712176</text:p>
          </table:table-cell>
          <table:table-cell office:value-type="float" office:value="0.00342775" calcext:value-type="float">
            <text:p>0.00342775</text:p>
          </table:table-cell>
          <table:table-cell office:value-type="float" office:value="0.004600349" calcext:value-type="float">
            <text:p>0.004600349</text:p>
          </table:table-cell>
          <table:table-cell office:value-type="float" office:value="0.003949841" calcext:value-type="float">
            <text:p>0.003949841</text:p>
          </table:table-cell>
          <table:table-cell/>
          <table:table-cell office:value-type="float" office:value="0.003673574" calcext:value-type="float">
            <text:p>0.003673574</text:p>
          </table:table-cell>
          <table:table-cell office:value-type="float" office:value="0.002389147" calcext:value-type="float">
            <text:p>0.002389147</text:p>
          </table:table-cell>
          <table:table-cell office:value-type="float" office:value="0.003561747" calcext:value-type="float">
            <text:p>0.003561747</text:p>
          </table:table-cell>
          <table:table-cell office:value-type="float" office:value="0.002911238" calcext:value-type="float">
            <text:p>0.002911238</text:p>
          </table:table-cell>
          <table:table-cell/>
          <table:table-cell office:value-type="float" office:value="25.367218359" calcext:value-type="float">
            <text:p>25.367218359</text:p>
          </table:table-cell>
          <table:table-cell office:value-type="float" office:value="25.33552797" calcext:value-type="float">
            <text:p>25.33552797</text:p>
          </table:table-cell>
          <table:table-cell office:value-type="float" office:value="25.364459313" calcext:value-type="float">
            <text:p>25.364459313</text:p>
          </table:table-cell>
          <table:table-cell office:value-type="float" office:value="25.348409519" calcext:value-type="float">
            <text:p>25.348409519</text:p>
          </table:table-cell>
          <table:table-cell/>
          <table:table-cell office:value-type="float" office:value="0.093114016" calcext:value-type="float">
            <text:p>0.093114016</text:p>
          </table:table-cell>
          <table:table-cell office:value-type="float" office:value="0.060558873" calcext:value-type="float">
            <text:p>0.060558873</text:p>
          </table:table-cell>
          <table:table-cell office:value-type="float" office:value="0.090279698" calcext:value-type="float">
            <text:p>0.090279698</text:p>
          </table:table-cell>
          <table:table-cell office:value-type="float" office:value="0.073791975" calcext:value-type="float">
            <text:p>0.07379197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<text:s/>2019-11-18 20:11:44</text:p>
          </table:table-cell>
          <table:table-cell office:value-type="float" office:value="25.26647" calcext:value-type="float">
            <text:p>25.26647</text:p>
          </table:table-cell>
          <table:table-cell office:value-type="string" calcext:value-type="string">
            <text:p><text:s/></text:p>
          </table:table-cell>
          <table:table-cell office:value-type="float" office:value="0.574503609" calcext:value-type="float">
            <text:p>0.574503609</text:p>
          </table:table-cell>
          <table:table-cell office:value-type="float" office:value="0.425014547" calcext:value-type="float">
            <text:p>0.425014547</text:p>
          </table:table-cell>
          <table:table-cell office:value-type="float" office:value="0.548753208" calcext:value-type="float">
            <text:p>0.548753208</text:p>
          </table:table-cell>
          <table:table-cell office:value-type="float" office:value="0.483152328" calcext:value-type="float">
            <text:p>0.483152328</text:p>
          </table:table-cell>
          <table:table-cell/>
          <table:table-cell office:value-type="float" office:value="0.004693657" calcext:value-type="float">
            <text:p>0.004693657</text:p>
          </table:table-cell>
          <table:table-cell office:value-type="float" office:value="0.003472341" calcext:value-type="float">
            <text:p>0.003472341</text:p>
          </table:table-cell>
          <table:table-cell office:value-type="float" office:value="0.004483278" calcext:value-type="float">
            <text:p>0.004483278</text:p>
          </table:table-cell>
          <table:table-cell office:value-type="float" office:value="0.003947323" calcext:value-type="float">
            <text:p>0.003947323</text:p>
          </table:table-cell>
          <table:table-cell/>
          <table:table-cell office:value-type="float" office:value="0.003655054" calcext:value-type="float">
            <text:p>0.003655054</text:p>
          </table:table-cell>
          <table:table-cell office:value-type="float" office:value="0.002433738" calcext:value-type="float">
            <text:p>0.002433738</text:p>
          </table:table-cell>
          <table:table-cell office:value-type="float" office:value="0.003444675" calcext:value-type="float">
            <text:p>0.003444675</text:p>
          </table:table-cell>
          <table:table-cell office:value-type="float" office:value="0.00290872" calcext:value-type="float">
            <text:p>0.00290872</text:p>
          </table:table-cell>
          <table:table-cell/>
          <table:table-cell office:value-type="float" office:value="25.356654213" calcext:value-type="float">
            <text:p>25.356654213</text:p>
          </table:table-cell>
          <table:table-cell office:value-type="float" office:value="25.32652068" calcext:value-type="float">
            <text:p>25.32652068</text:p>
          </table:table-cell>
          <table:table-cell office:value-type="float" office:value="25.351463586" calcext:value-type="float">
            <text:p>25.351463586</text:p>
          </table:table-cell>
          <table:table-cell office:value-type="float" office:value="25.338240006" calcext:value-type="float">
            <text:p>25.338240006</text:p>
          </table:table-cell>
          <table:table-cell/>
          <table:table-cell office:value-type="float" office:value="0.092644633" calcext:value-type="float">
            <text:p>0.092644633</text:p>
          </table:table-cell>
          <table:table-cell office:value-type="float" office:value="0.061689113" calcext:value-type="float">
            <text:p>0.061689113</text:p>
          </table:table-cell>
          <table:table-cell office:value-type="float" office:value="0.087312441" calcext:value-type="float">
            <text:p>0.087312441</text:p>
          </table:table-cell>
          <table:table-cell office:value-type="float" office:value="0.073728163" calcext:value-type="float">
            <text:p>0.07372816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<text:s/>2019-11-18 20:11:46</text:p>
          </table:table-cell>
          <table:table-cell office:value-type="float" office:value="25.27658" calcext:value-type="float">
            <text:p>25.27658</text:p>
          </table:table-cell>
          <table:table-cell office:value-type="string" calcext:value-type="string">
            <text:p><text:s/></text:p>
          </table:table-cell>
          <table:table-cell office:value-type="float" office:value="0.574575731" calcext:value-type="float">
            <text:p>0.574575731</text:p>
          </table:table-cell>
          <table:table-cell office:value-type="float" office:value="0.424851826" calcext:value-type="float">
            <text:p>0.424851826</text:p>
          </table:table-cell>
          <table:table-cell office:value-type="float" office:value="0.545477932" calcext:value-type="float">
            <text:p>0.545477932</text:p>
          </table:table-cell>
          <table:table-cell office:value-type="float" office:value="0.482476411" calcext:value-type="float">
            <text:p>0.482476411</text:p>
          </table:table-cell>
          <table:table-cell/>
          <table:table-cell office:value-type="float" office:value="0.004694246" calcext:value-type="float">
            <text:p>0.004694246</text:p>
          </table:table-cell>
          <table:table-cell office:value-type="float" office:value="0.003471012" calcext:value-type="float">
            <text:p>0.003471012</text:p>
          </table:table-cell>
          <table:table-cell office:value-type="float" office:value="0.004456519" calcext:value-type="float">
            <text:p>0.004456519</text:p>
          </table:table-cell>
          <table:table-cell office:value-type="float" office:value="0.003941801" calcext:value-type="float">
            <text:p>0.003941801</text:p>
          </table:table-cell>
          <table:table-cell/>
          <table:table-cell office:value-type="float" office:value="0.003655643" calcext:value-type="float">
            <text:p>0.003655643</text:p>
          </table:table-cell>
          <table:table-cell office:value-type="float" office:value="0.002432409" calcext:value-type="float">
            <text:p>0.002432409</text:p>
          </table:table-cell>
          <table:table-cell office:value-type="float" office:value="0.003417916" calcext:value-type="float">
            <text:p>0.003417916</text:p>
          </table:table-cell>
          <table:table-cell office:value-type="float" office:value="0.002903198" calcext:value-type="float">
            <text:p>0.002903198</text:p>
          </table:table-cell>
          <table:table-cell/>
          <table:table-cell office:value-type="float" office:value="25.36677598" calcext:value-type="float">
            <text:p>25.36677598</text:p>
          </table:table-cell>
          <table:table-cell office:value-type="float" office:value="25.33659538" calcext:value-type="float">
            <text:p>25.33659538</text:p>
          </table:table-cell>
          <table:table-cell office:value-type="float" office:value="25.360910654" calcext:value-type="float">
            <text:p>25.360910654</text:p>
          </table:table-cell>
          <table:table-cell office:value-type="float" office:value="25.348211154" calcext:value-type="float">
            <text:p>25.348211154</text:p>
          </table:table-cell>
          <table:table-cell/>
          <table:table-cell office:value-type="float" office:value="0.092659568" calcext:value-type="float">
            <text:p>0.092659568</text:p>
          </table:table-cell>
          <table:table-cell office:value-type="float" office:value="0.061655417" calcext:value-type="float">
            <text:p>0.061655417</text:p>
          </table:table-cell>
          <table:table-cell office:value-type="float" office:value="0.08663422" calcext:value-type="float">
            <text:p>0.08663422</text:p>
          </table:table-cell>
          <table:table-cell office:value-type="float" office:value="0.073588197" calcext:value-type="float">
            <text:p>0.07358819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<text:s/>2019-11-18 20:11:47</text:p>
          </table:table-cell>
          <table:table-cell office:value-type="float" office:value="25.26142" calcext:value-type="float">
            <text:p>25.26142</text:p>
          </table:table-cell>
          <table:table-cell office:value-type="string" calcext:value-type="string">
            <text:p><text:s/></text:p>
          </table:table-cell>
          <table:table-cell office:value-type="float" office:value="0.575709412" calcext:value-type="float">
            <text:p>0.575709412</text:p>
          </table:table-cell>
          <table:table-cell office:value-type="float" office:value="0.421594432" calcext:value-type="float">
            <text:p>0.421594432</text:p>
          </table:table-cell>
          <table:table-cell office:value-type="float" office:value="0.547180241" calcext:value-type="float">
            <text:p>0.547180241</text:p>
          </table:table-cell>
          <table:table-cell office:value-type="float" office:value="0.482443629" calcext:value-type="float">
            <text:p>0.482443629</text:p>
          </table:table-cell>
          <table:table-cell/>
          <table:table-cell office:value-type="float" office:value="0.004703508" calcext:value-type="float">
            <text:p>0.004703508</text:p>
          </table:table-cell>
          <table:table-cell office:value-type="float" office:value="0.003444399" calcext:value-type="float">
            <text:p>0.003444399</text:p>
          </table:table-cell>
          <table:table-cell office:value-type="float" office:value="0.004470427" calcext:value-type="float">
            <text:p>0.004470427</text:p>
          </table:table-cell>
          <table:table-cell office:value-type="float" office:value="0.003941533" calcext:value-type="float">
            <text:p>0.003941533</text:p>
          </table:table-cell>
          <table:table-cell/>
          <table:table-cell office:value-type="float" office:value="0.003664906" calcext:value-type="float">
            <text:p>0.003664906</text:p>
          </table:table-cell>
          <table:table-cell office:value-type="float" office:value="0.002405796" calcext:value-type="float">
            <text:p>0.002405796</text:p>
          </table:table-cell>
          <table:table-cell office:value-type="float" office:value="0.003431824" calcext:value-type="float">
            <text:p>0.003431824</text:p>
          </table:table-cell>
          <table:table-cell office:value-type="float" office:value="0.00290293" calcext:value-type="float">
            <text:p>0.00290293</text:p>
          </table:table-cell>
          <table:table-cell/>
          <table:table-cell office:value-type="float" office:value="25.351843658" calcext:value-type="float">
            <text:p>25.351843658</text:p>
          </table:table-cell>
          <table:table-cell office:value-type="float" office:value="25.320777501" calcext:value-type="float">
            <text:p>25.320777501</text:p>
          </table:table-cell>
          <table:table-cell office:value-type="float" office:value="25.346092876" calcext:value-type="float">
            <text:p>25.346092876</text:p>
          </table:table-cell>
          <table:table-cell office:value-type="float" office:value="25.333043451" calcext:value-type="float">
            <text:p>25.333043451</text:p>
          </table:table-cell>
          <table:table-cell/>
          <table:table-cell office:value-type="float" office:value="0.092894321" calcext:value-type="float">
            <text:p>0.092894321</text:p>
          </table:table-cell>
          <table:table-cell office:value-type="float" office:value="0.060980877" calcext:value-type="float">
            <text:p>0.060980877</text:p>
          </table:table-cell>
          <table:table-cell office:value-type="float" office:value="0.086986722" calcext:value-type="float">
            <text:p>0.086986722</text:p>
          </table:table-cell>
          <table:table-cell office:value-type="float" office:value="0.073581409" calcext:value-type="float">
            <text:p>0.07358140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<text:s/>2019-11-18 20:11:48</text:p>
          </table:table-cell>
          <table:table-cell office:value-type="float" office:value="25.26142" calcext:value-type="float">
            <text:p>25.26142</text:p>
          </table:table-cell>
          <table:table-cell office:value-type="string" calcext:value-type="string">
            <text:p><text:s/></text:p>
          </table:table-cell>
          <table:table-cell office:value-type="float" office:value="0.575282046" calcext:value-type="float">
            <text:p>0.575282046</text:p>
          </table:table-cell>
          <table:table-cell office:value-type="float" office:value="0.42173331" calcext:value-type="float">
            <text:p>0.42173331</text:p>
          </table:table-cell>
          <table:table-cell office:value-type="float" office:value="0.547113484" calcext:value-type="float">
            <text:p>0.547113484</text:p>
          </table:table-cell>
          <table:table-cell office:value-type="float" office:value="0.482679067" calcext:value-type="float">
            <text:p>0.482679067</text:p>
          </table:table-cell>
          <table:table-cell/>
          <table:table-cell office:value-type="float" office:value="0.004700017" calcext:value-type="float">
            <text:p>0.004700017</text:p>
          </table:table-cell>
          <table:table-cell office:value-type="float" office:value="0.003445534" calcext:value-type="float">
            <text:p>0.003445534</text:p>
          </table:table-cell>
          <table:table-cell office:value-type="float" office:value="0.004469881" calcext:value-type="float">
            <text:p>0.004469881</text:p>
          </table:table-cell>
          <table:table-cell office:value-type="float" office:value="0.003943456" calcext:value-type="float">
            <text:p>0.003943456</text:p>
          </table:table-cell>
          <table:table-cell/>
          <table:table-cell office:value-type="float" office:value="0.003661414" calcext:value-type="float">
            <text:p>0.003661414</text:p>
          </table:table-cell>
          <table:table-cell office:value-type="float" office:value="0.002406931" calcext:value-type="float">
            <text:p>0.002406931</text:p>
          </table:table-cell>
          <table:table-cell office:value-type="float" office:value="0.003431279" calcext:value-type="float">
            <text:p>0.003431279</text:p>
          </table:table-cell>
          <table:table-cell office:value-type="float" office:value="0.002904854" calcext:value-type="float">
            <text:p>0.002904854</text:p>
          </table:table-cell>
          <table:table-cell/>
          <table:table-cell office:value-type="float" office:value="25.351757512" calcext:value-type="float">
            <text:p>25.351757512</text:p>
          </table:table-cell>
          <table:table-cell office:value-type="float" office:value="25.320805496" calcext:value-type="float">
            <text:p>25.320805496</text:p>
          </table:table-cell>
          <table:table-cell office:value-type="float" office:value="25.34607942" calcext:value-type="float">
            <text:p>25.34607942</text:p>
          </table:table-cell>
          <table:table-cell office:value-type="float" office:value="25.33309091" calcext:value-type="float">
            <text:p>25.33309091</text:p>
          </table:table-cell>
          <table:table-cell/>
          <table:table-cell office:value-type="float" office:value="0.092805826" calcext:value-type="float">
            <text:p>0.092805826</text:p>
          </table:table-cell>
          <table:table-cell office:value-type="float" office:value="0.061009636" calcext:value-type="float">
            <text:p>0.061009636</text:p>
          </table:table-cell>
          <table:table-cell office:value-type="float" office:value="0.086972899" calcext:value-type="float">
            <text:p>0.086972899</text:p>
          </table:table-cell>
          <table:table-cell office:value-type="float" office:value="0.073630162" calcext:value-type="float">
            <text:p>0.07363016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<text:s/>2019-11-18 20:11:49</text:p>
          </table:table-cell>
          <table:table-cell office:value-type="float" office:value="25.26142" calcext:value-type="float">
            <text:p>25.26142</text:p>
          </table:table-cell>
          <table:table-cell office:value-type="string" calcext:value-type="string">
            <text:p><text:s/></text:p>
          </table:table-cell>
          <table:table-cell office:value-type="float" office:value="0.575907299" calcext:value-type="float">
            <text:p>0.575907299</text:p>
          </table:table-cell>
          <table:table-cell office:value-type="float" office:value="0.42186146" calcext:value-type="float">
            <text:p>0.42186146</text:p>
          </table:table-cell>
          <table:table-cell office:value-type="float" office:value="0.551943845" calcext:value-type="float">
            <text:p>0.551943845</text:p>
          </table:table-cell>
          <table:table-cell office:value-type="float" office:value="0.482958613" calcext:value-type="float">
            <text:p>0.482958613</text:p>
          </table:table-cell>
          <table:table-cell/>
          <table:table-cell office:value-type="float" office:value="0.004705125" calcext:value-type="float">
            <text:p>0.004705125</text:p>
          </table:table-cell>
          <table:table-cell office:value-type="float" office:value="0.003446581" calcext:value-type="float">
            <text:p>0.003446581</text:p>
          </table:table-cell>
          <table:table-cell office:value-type="float" office:value="0.004509345" calcext:value-type="float">
            <text:p>0.004509345</text:p>
          </table:table-cell>
          <table:table-cell office:value-type="float" office:value="0.00394574" calcext:value-type="float">
            <text:p>0.00394574</text:p>
          </table:table-cell>
          <table:table-cell/>
          <table:table-cell office:value-type="float" office:value="0.003666522" calcext:value-type="float">
            <text:p>0.003666522</text:p>
          </table:table-cell>
          <table:table-cell office:value-type="float" office:value="0.002407978" calcext:value-type="float">
            <text:p>0.002407978</text:p>
          </table:table-cell>
          <table:table-cell office:value-type="float" office:value="0.003470742" calcext:value-type="float">
            <text:p>0.003470742</text:p>
          </table:table-cell>
          <table:table-cell office:value-type="float" office:value="0.002907138" calcext:value-type="float">
            <text:p>0.002907138</text:p>
          </table:table-cell>
          <table:table-cell/>
          <table:table-cell office:value-type="float" office:value="25.351883548" calcext:value-type="float">
            <text:p>25.351883548</text:p>
          </table:table-cell>
          <table:table-cell office:value-type="float" office:value="25.320831329" calcext:value-type="float">
            <text:p>25.320831329</text:p>
          </table:table-cell>
          <table:table-cell office:value-type="float" office:value="25.347053104" calcext:value-type="float">
            <text:p>25.347053104</text:p>
          </table:table-cell>
          <table:table-cell office:value-type="float" office:value="25.33314726" calcext:value-type="float">
            <text:p>25.33314726</text:p>
          </table:table-cell>
          <table:table-cell/>
          <table:table-cell office:value-type="float" office:value="0.092935298" calcext:value-type="float">
            <text:p>0.092935298</text:p>
          </table:table-cell>
          <table:table-cell office:value-type="float" office:value="0.061036174" calcext:value-type="float">
            <text:p>0.061036174</text:p>
          </table:table-cell>
          <table:table-cell office:value-type="float" office:value="0.087973135" calcext:value-type="float">
            <text:p>0.087973135</text:p>
          </table:table-cell>
          <table:table-cell office:value-type="float" office:value="0.07368805" calcext:value-type="float">
            <text:p>0.0736880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<text:s/>2019-11-18 20:11:51</text:p>
          </table:table-cell>
          <table:table-cell office:value-type="float" office:value="25.26142" calcext:value-type="float">
            <text:p>25.26142</text:p>
          </table:table-cell>
          <table:table-cell office:value-type="string" calcext:value-type="string">
            <text:p><text:s/></text:p>
          </table:table-cell>
          <table:table-cell office:value-type="float" office:value="0.576289961" calcext:value-type="float">
            <text:p>0.576289961</text:p>
          </table:table-cell>
          <table:table-cell office:value-type="float" office:value="0.423145345" calcext:value-type="float">
            <text:p>0.423145345</text:p>
          </table:table-cell>
          <table:table-cell office:value-type="float" office:value="0.546235507" calcext:value-type="float">
            <text:p>0.546235507</text:p>
          </table:table-cell>
          <table:table-cell office:value-type="float" office:value="0.482770262" calcext:value-type="float">
            <text:p>0.482770262</text:p>
          </table:table-cell>
          <table:table-cell/>
          <table:table-cell office:value-type="float" office:value="0.004708251" calcext:value-type="float">
            <text:p>0.004708251</text:p>
          </table:table-cell>
          <table:table-cell office:value-type="float" office:value="0.00345707" calcext:value-type="float">
            <text:p>0.00345707</text:p>
          </table:table-cell>
          <table:table-cell office:value-type="float" office:value="0.004462708" calcext:value-type="float">
            <text:p>0.004462708</text:p>
          </table:table-cell>
          <table:table-cell office:value-type="float" office:value="0.003944201" calcext:value-type="float">
            <text:p>0.003944201</text:p>
          </table:table-cell>
          <table:table-cell/>
          <table:table-cell office:value-type="float" office:value="0.003669649" calcext:value-type="float">
            <text:p>0.003669649</text:p>
          </table:table-cell>
          <table:table-cell office:value-type="float" office:value="0.002418467" calcext:value-type="float">
            <text:p>0.002418467</text:p>
          </table:table-cell>
          <table:table-cell office:value-type="float" office:value="0.003424106" calcext:value-type="float">
            <text:p>0.003424106</text:p>
          </table:table-cell>
          <table:table-cell office:value-type="float" office:value="0.002905599" calcext:value-type="float">
            <text:p>0.002905599</text:p>
          </table:table-cell>
          <table:table-cell/>
          <table:table-cell office:value-type="float" office:value="25.351960683" calcext:value-type="float">
            <text:p>25.351960683</text:p>
          </table:table-cell>
          <table:table-cell office:value-type="float" office:value="25.321090135" calcext:value-type="float">
            <text:p>25.321090135</text:p>
          </table:table-cell>
          <table:table-cell office:value-type="float" office:value="25.34590244" calcext:value-type="float">
            <text:p>25.34590244</text:p>
          </table:table-cell>
          <table:table-cell office:value-type="float" office:value="25.333109293" calcext:value-type="float">
            <text:p>25.333109293</text:p>
          </table:table-cell>
          <table:table-cell/>
          <table:table-cell office:value-type="float" office:value="0.093014536" calcext:value-type="float">
            <text:p>0.093014536</text:p>
          </table:table-cell>
          <table:table-cell office:value-type="float" office:value="0.06130204" calcext:value-type="float">
            <text:p>0.06130204</text:p>
          </table:table-cell>
          <table:table-cell office:value-type="float" office:value="0.086791093" calcext:value-type="float">
            <text:p>0.086791093</text:p>
          </table:table-cell>
          <table:table-cell office:value-type="float" office:value="0.073649047" calcext:value-type="float">
            <text:p>0.07364904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<text:s/>2019-11-18 20:11:52</text:p>
          </table:table-cell>
          <table:table-cell office:value-type="float" office:value="25.25636" calcext:value-type="float">
            <text:p>25.25636</text:p>
          </table:table-cell>
          <table:table-cell office:value-type="string" calcext:value-type="string">
            <text:p><text:s/></text:p>
          </table:table-cell>
          <table:table-cell office:value-type="float" office:value="0.575913259" calcext:value-type="float">
            <text:p>0.575913259</text:p>
          </table:table-cell>
          <table:table-cell office:value-type="float" office:value="0.423965505" calcext:value-type="float">
            <text:p>0.423965505</text:p>
          </table:table-cell>
          <table:table-cell office:value-type="float" office:value="0.54637081" calcext:value-type="float">
            <text:p>0.54637081</text:p>
          </table:table-cell>
          <table:table-cell office:value-type="float" office:value="0.482853709" calcext:value-type="float">
            <text:p>0.482853709</text:p>
          </table:table-cell>
          <table:table-cell/>
          <table:table-cell office:value-type="float" office:value="0.004705174" calcext:value-type="float">
            <text:p>0.004705174</text:p>
          </table:table-cell>
          <table:table-cell office:value-type="float" office:value="0.00346377" calcext:value-type="float">
            <text:p>0.00346377</text:p>
          </table:table-cell>
          <table:table-cell office:value-type="float" office:value="0.004463814" calcext:value-type="float">
            <text:p>0.004463814</text:p>
          </table:table-cell>
          <table:table-cell office:value-type="float" office:value="0.003944883" calcext:value-type="float">
            <text:p>0.003944883</text:p>
          </table:table-cell>
          <table:table-cell/>
          <table:table-cell office:value-type="float" office:value="0.003666571" calcext:value-type="float">
            <text:p>0.003666571</text:p>
          </table:table-cell>
          <table:table-cell office:value-type="float" office:value="0.002425168" calcext:value-type="float">
            <text:p>0.002425168</text:p>
          </table:table-cell>
          <table:table-cell office:value-type="float" office:value="0.003425211" calcext:value-type="float">
            <text:p>0.003425211</text:p>
          </table:table-cell>
          <table:table-cell office:value-type="float" office:value="0.00290628" calcext:value-type="float">
            <text:p>0.00290628</text:p>
          </table:table-cell>
          <table:table-cell/>
          <table:table-cell office:value-type="float" office:value="25.346831137" calcext:value-type="float">
            <text:p>25.346831137</text:p>
          </table:table-cell>
          <table:table-cell office:value-type="float" office:value="25.316201712" calcext:value-type="float">
            <text:p>25.316201712</text:p>
          </table:table-cell>
          <table:table-cell office:value-type="float" office:value="25.340876075" calcext:value-type="float">
            <text:p>25.340876075</text:p>
          </table:table-cell>
          <table:table-cell office:value-type="float" office:value="25.328072417" calcext:value-type="float">
            <text:p>25.328072417</text:p>
          </table:table-cell>
          <table:table-cell/>
          <table:table-cell office:value-type="float" office:value="0.092936532" calcext:value-type="float">
            <text:p>0.092936532</text:p>
          </table:table-cell>
          <table:table-cell office:value-type="float" office:value="0.061471878" calcext:value-type="float">
            <text:p>0.061471878</text:p>
          </table:table-cell>
          <table:table-cell office:value-type="float" office:value="0.086819111" calcext:value-type="float">
            <text:p>0.086819111</text:p>
          </table:table-cell>
          <table:table-cell office:value-type="float" office:value="0.073666326" calcext:value-type="float">
            <text:p>0.07366632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<text:s/>2019-11-18 20:11:53</text:p>
          </table:table-cell>
          <table:table-cell office:value-type="float" office:value="25.25636" calcext:value-type="float">
            <text:p>25.25636</text:p>
          </table:table-cell>
          <table:table-cell office:value-type="string" calcext:value-type="string">
            <text:p><text:s/></text:p>
          </table:table-cell>
          <table:table-cell office:value-type="float" office:value="0.576475927" calcext:value-type="float">
            <text:p>0.576475927</text:p>
          </table:table-cell>
          <table:table-cell office:value-type="float" office:value="0.421827486" calcext:value-type="float">
            <text:p>0.421827486</text:p>
          </table:table-cell>
          <table:table-cell office:value-type="float" office:value="0.553006" calcext:value-type="float">
            <text:p>0.553006</text:p>
          </table:table-cell>
          <table:table-cell office:value-type="float" office:value="0.482997356" calcext:value-type="float">
            <text:p>0.482997356</text:p>
          </table:table-cell>
          <table:table-cell/>
          <table:table-cell office:value-type="float" office:value="0.004709771" calcext:value-type="float">
            <text:p>0.004709771</text:p>
          </table:table-cell>
          <table:table-cell office:value-type="float" office:value="0.003446303" calcext:value-type="float">
            <text:p>0.003446303</text:p>
          </table:table-cell>
          <table:table-cell office:value-type="float" office:value="0.004518023" calcext:value-type="float">
            <text:p>0.004518023</text:p>
          </table:table-cell>
          <table:table-cell office:value-type="float" office:value="0.003946057" calcext:value-type="float">
            <text:p>0.003946057</text:p>
          </table:table-cell>
          <table:table-cell/>
          <table:table-cell office:value-type="float" office:value="0.003671168" calcext:value-type="float">
            <text:p>0.003671168</text:p>
          </table:table-cell>
          <table:table-cell office:value-type="float" office:value="0.0024077" calcext:value-type="float">
            <text:p>0.0024077</text:p>
          </table:table-cell>
          <table:table-cell office:value-type="float" office:value="0.00347942" calcext:value-type="float">
            <text:p>0.00347942</text:p>
          </table:table-cell>
          <table:table-cell office:value-type="float" office:value="0.002907454" calcext:value-type="float">
            <text:p>0.002907454</text:p>
          </table:table-cell>
          <table:table-cell/>
          <table:table-cell office:value-type="float" office:value="25.346944557" calcext:value-type="float">
            <text:p>25.346944557</text:p>
          </table:table-cell>
          <table:table-cell office:value-type="float" office:value="25.315770727" calcext:value-type="float">
            <text:p>25.315770727</text:p>
          </table:table-cell>
          <table:table-cell office:value-type="float" office:value="25.342213576" calcext:value-type="float">
            <text:p>25.342213576</text:p>
          </table:table-cell>
          <table:table-cell office:value-type="float" office:value="25.328101373" calcext:value-type="float">
            <text:p>25.328101373</text:p>
          </table:table-cell>
          <table:table-cell/>
          <table:table-cell office:value-type="float" office:value="0.093053044" calcext:value-type="float">
            <text:p>0.093053044</text:p>
          </table:table-cell>
          <table:table-cell office:value-type="float" office:value="0.061029138" calcext:value-type="float">
            <text:p>0.061029138</text:p>
          </table:table-cell>
          <table:table-cell office:value-type="float" office:value="0.088193079" calcext:value-type="float">
            <text:p>0.088193079</text:p>
          </table:table-cell>
          <table:table-cell office:value-type="float" office:value="0.073696072" calcext:value-type="float">
            <text:p>0.07369607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<text:s/>2019-11-18 20:11:55</text:p>
          </table:table-cell>
          <table:table-cell office:value-type="float" office:value="25.25636" calcext:value-type="float">
            <text:p>25.25636</text:p>
          </table:table-cell>
          <table:table-cell office:value-type="string" calcext:value-type="string">
            <text:p><text:s/></text:p>
          </table:table-cell>
          <table:table-cell office:value-type="float" office:value="0.578736136" calcext:value-type="float">
            <text:p>0.578736136</text:p>
          </table:table-cell>
          <table:table-cell office:value-type="float" office:value="0.419671586" calcext:value-type="float">
            <text:p>0.419671586</text:p>
          </table:table-cell>
          <table:table-cell office:value-type="float" office:value="0.560249753" calcext:value-type="float">
            <text:p>0.560249753</text:p>
          </table:table-cell>
          <table:table-cell office:value-type="float" office:value="0.482778607" calcext:value-type="float">
            <text:p>0.482778607</text:p>
          </table:table-cell>
          <table:table-cell/>
          <table:table-cell office:value-type="float" office:value="0.004728236" calcext:value-type="float">
            <text:p>0.004728236</text:p>
          </table:table-cell>
          <table:table-cell office:value-type="float" office:value="0.003428689" calcext:value-type="float">
            <text:p>0.003428689</text:p>
          </table:table-cell>
          <table:table-cell office:value-type="float" office:value="0.004577204" calcext:value-type="float">
            <text:p>0.004577204</text:p>
          </table:table-cell>
          <table:table-cell office:value-type="float" office:value="0.00394427" calcext:value-type="float">
            <text:p>0.00394427</text:p>
          </table:table-cell>
          <table:table-cell/>
          <table:table-cell office:value-type="float" office:value="0.003689634" calcext:value-type="float">
            <text:p>0.003689634</text:p>
          </table:table-cell>
          <table:table-cell office:value-type="float" office:value="0.002390087" calcext:value-type="float">
            <text:p>0.002390087</text:p>
          </table:table-cell>
          <table:table-cell office:value-type="float" office:value="0.003538601" calcext:value-type="float">
            <text:p>0.003538601</text:p>
          </table:table-cell>
          <table:table-cell office:value-type="float" office:value="0.002905667" calcext:value-type="float">
            <text:p>0.002905667</text:p>
          </table:table-cell>
          <table:table-cell/>
          <table:table-cell office:value-type="float" office:value="25.34740016" calcext:value-type="float">
            <text:p>25.34740016</text:p>
          </table:table-cell>
          <table:table-cell office:value-type="float" office:value="25.315336138" calcext:value-type="float">
            <text:p>25.315336138</text:p>
          </table:table-cell>
          <table:table-cell office:value-type="float" office:value="25.343673747" calcext:value-type="float">
            <text:p>25.343673747</text:p>
          </table:table-cell>
          <table:table-cell office:value-type="float" office:value="25.328057278" calcext:value-type="float">
            <text:p>25.328057278</text:p>
          </table:table-cell>
          <table:table-cell/>
          <table:table-cell office:value-type="float" office:value="0.093521069" calcext:value-type="float">
            <text:p>0.093521069</text:p>
          </table:table-cell>
          <table:table-cell office:value-type="float" office:value="0.060582695" calcext:value-type="float">
            <text:p>0.060582695</text:p>
          </table:table-cell>
          <table:table-cell office:value-type="float" office:value="0.08969306" calcext:value-type="float">
            <text:p>0.08969306</text:p>
          </table:table-cell>
          <table:table-cell office:value-type="float" office:value="0.073650775" calcext:value-type="float">
            <text:p>0.07365077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<text:s/>2019-11-18 20:11:56</text:p>
          </table:table-cell>
          <table:table-cell office:value-type="float" office:value="25.25131" calcext:value-type="float">
            <text:p>25.25131</text:p>
          </table:table-cell>
          <table:table-cell office:value-type="string" calcext:value-type="string">
            <text:p><text:s/></text:p>
          </table:table-cell>
          <table:table-cell office:value-type="float" office:value="0.576436588" calcext:value-type="float">
            <text:p>0.576436588</text:p>
          </table:table-cell>
          <table:table-cell office:value-type="float" office:value="0.423247269" calcext:value-type="float">
            <text:p>0.423247269</text:p>
          </table:table-cell>
          <table:table-cell office:value-type="float" office:value="0.545595949" calcext:value-type="float">
            <text:p>0.545595949</text:p>
          </table:table-cell>
          <table:table-cell office:value-type="float" office:value="0.48215395" calcext:value-type="float">
            <text:p>0.48215395</text:p>
          </table:table-cell>
          <table:table-cell/>
          <table:table-cell office:value-type="float" office:value="0.004709449" calcext:value-type="float">
            <text:p>0.004709449</text:p>
          </table:table-cell>
          <table:table-cell office:value-type="float" office:value="0.003457903" calcext:value-type="float">
            <text:p>0.003457903</text:p>
          </table:table-cell>
          <table:table-cell office:value-type="float" office:value="0.004457483" calcext:value-type="float">
            <text:p>0.004457483</text:p>
          </table:table-cell>
          <table:table-cell office:value-type="float" office:value="0.003939166" calcext:value-type="float">
            <text:p>0.003939166</text:p>
          </table:table-cell>
          <table:table-cell/>
          <table:table-cell office:value-type="float" office:value="0.003670847" calcext:value-type="float">
            <text:p>0.003670847</text:p>
          </table:table-cell>
          <table:table-cell office:value-type="float" office:value="0.0024193" calcext:value-type="float">
            <text:p>0.0024193</text:p>
          </table:table-cell>
          <table:table-cell office:value-type="float" office:value="0.003418881" calcext:value-type="float">
            <text:p>0.003418881</text:p>
          </table:table-cell>
          <table:table-cell office:value-type="float" office:value="0.002900564" calcext:value-type="float">
            <text:p>0.002900564</text:p>
          </table:table-cell>
          <table:table-cell/>
          <table:table-cell office:value-type="float" office:value="25.341883015" calcext:value-type="float">
            <text:p>25.341883015</text:p>
          </table:table-cell>
          <table:table-cell office:value-type="float" office:value="25.311003178" calcext:value-type="float">
            <text:p>25.311003178</text:p>
          </table:table-cell>
          <table:table-cell office:value-type="float" office:value="25.335666241" calcext:value-type="float">
            <text:p>25.335666241</text:p>
          </table:table-cell>
          <table:table-cell office:value-type="float" office:value="25.322877662" calcext:value-type="float">
            <text:p>25.322877662</text:p>
          </table:table-cell>
          <table:table-cell/>
          <table:table-cell office:value-type="float" office:value="0.093044898" calcext:value-type="float">
            <text:p>0.093044898</text:p>
          </table:table-cell>
          <table:table-cell office:value-type="float" office:value="0.061323146" calcext:value-type="float">
            <text:p>0.061323146</text:p>
          </table:table-cell>
          <table:table-cell office:value-type="float" office:value="0.086658658" calcext:value-type="float">
            <text:p>0.086658658</text:p>
          </table:table-cell>
          <table:table-cell office:value-type="float" office:value="0.073521423" calcext:value-type="float">
            <text:p>0.07352142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<text:s/>2019-11-18 20:11:57</text:p>
          </table:table-cell>
          <table:table-cell office:value-type="float" office:value="25.25636" calcext:value-type="float">
            <text:p>25.25636</text:p>
          </table:table-cell>
          <table:table-cell office:value-type="string" calcext:value-type="string">
            <text:p><text:s/></text:p>
          </table:table-cell>
          <table:table-cell office:value-type="float" office:value="0.577114889" calcext:value-type="float">
            <text:p>0.577114889</text:p>
          </table:table-cell>
          <table:table-cell office:value-type="float" office:value="0.423579266" calcext:value-type="float">
            <text:p>0.423579266</text:p>
          </table:table-cell>
          <table:table-cell office:value-type="float" office:value="0.548005765" calcext:value-type="float">
            <text:p>0.548005765</text:p>
          </table:table-cell>
          <table:table-cell office:value-type="float" office:value="0.482527671" calcext:value-type="float">
            <text:p>0.482527671</text:p>
          </table:table-cell>
          <table:table-cell/>
          <table:table-cell office:value-type="float" office:value="0.004714991" calcext:value-type="float">
            <text:p>0.004714991</text:p>
          </table:table-cell>
          <table:table-cell office:value-type="float" office:value="0.003460615" calcext:value-type="float">
            <text:p>0.003460615</text:p>
          </table:table-cell>
          <table:table-cell office:value-type="float" office:value="0.004477171" calcext:value-type="float">
            <text:p>0.004477171</text:p>
          </table:table-cell>
          <table:table-cell office:value-type="float" office:value="0.00394222" calcext:value-type="float">
            <text:p>0.00394222</text:p>
          </table:table-cell>
          <table:table-cell/>
          <table:table-cell office:value-type="float" office:value="0.003676388" calcext:value-type="float">
            <text:p>0.003676388</text:p>
          </table:table-cell>
          <table:table-cell office:value-type="float" office:value="0.002422012" calcext:value-type="float">
            <text:p>0.002422012</text:p>
          </table:table-cell>
          <table:table-cell office:value-type="float" office:value="0.003438569" calcext:value-type="float">
            <text:p>0.003438569</text:p>
          </table:table-cell>
          <table:table-cell office:value-type="float" office:value="0.002903617" calcext:value-type="float">
            <text:p>0.002903617</text:p>
          </table:table-cell>
          <table:table-cell/>
          <table:table-cell office:value-type="float" office:value="25.347073356" calcext:value-type="float">
            <text:p>25.347073356</text:p>
          </table:table-cell>
          <table:table-cell office:value-type="float" office:value="25.316123854" calcext:value-type="float">
            <text:p>25.316123854</text:p>
          </table:table-cell>
          <table:table-cell office:value-type="float" office:value="25.341205644" calcext:value-type="float">
            <text:p>25.341205644</text:p>
          </table:table-cell>
          <table:table-cell office:value-type="float" office:value="25.328006694" calcext:value-type="float">
            <text:p>25.328006694</text:p>
          </table:table-cell>
          <table:table-cell/>
          <table:table-cell office:value-type="float" office:value="0.093185355" calcext:value-type="float">
            <text:p>0.093185355</text:p>
          </table:table-cell>
          <table:table-cell office:value-type="float" office:value="0.061391896" calcext:value-type="float">
            <text:p>0.061391896</text:p>
          </table:table-cell>
          <table:table-cell office:value-type="float" office:value="0.087157666" calcext:value-type="float">
            <text:p>0.087157666</text:p>
          </table:table-cell>
          <table:table-cell office:value-type="float" office:value="0.073598812" calcext:value-type="float">
            <text:p>0.07359881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<text:s/>2019-11-18 20:11:58</text:p>
          </table:table-cell>
          <table:table-cell office:value-type="float" office:value="25.26142" calcext:value-type="float">
            <text:p>25.26142</text:p>
          </table:table-cell>
          <table:table-cell office:value-type="string" calcext:value-type="string">
            <text:p><text:s/></text:p>
          </table:table-cell>
          <table:table-cell office:value-type="float" office:value="0.580762694" calcext:value-type="float">
            <text:p>0.580762694</text:p>
          </table:table-cell>
          <table:table-cell office:value-type="float" office:value="0.418084314" calcext:value-type="float">
            <text:p>0.418084314</text:p>
          </table:table-cell>
          <table:table-cell office:value-type="float" office:value="0.564938255" calcext:value-type="float">
            <text:p>0.564938255</text:p>
          </table:table-cell>
          <table:table-cell office:value-type="float" office:value="0.482888279" calcext:value-type="float">
            <text:p>0.482888279</text:p>
          </table:table-cell>
          <table:table-cell/>
          <table:table-cell office:value-type="float" office:value="0.004744793" calcext:value-type="float">
            <text:p>0.004744793</text:p>
          </table:table-cell>
          <table:table-cell office:value-type="float" office:value="0.003415722" calcext:value-type="float">
            <text:p>0.003415722</text:p>
          </table:table-cell>
          <table:table-cell office:value-type="float" office:value="0.004615509" calcext:value-type="float">
            <text:p>0.004615509</text:p>
          </table:table-cell>
          <table:table-cell office:value-type="float" office:value="0.003945166" calcext:value-type="float">
            <text:p>0.003945166</text:p>
          </table:table-cell>
          <table:table-cell/>
          <table:table-cell office:value-type="float" office:value="0.003706191" calcext:value-type="float">
            <text:p>0.003706191</text:p>
          </table:table-cell>
          <table:table-cell office:value-type="float" office:value="0.002377119" calcext:value-type="float">
            <text:p>0.002377119</text:p>
          </table:table-cell>
          <table:table-cell office:value-type="float" office:value="0.003576906" calcext:value-type="float">
            <text:p>0.003576906</text:p>
          </table:table-cell>
          <table:table-cell office:value-type="float" office:value="0.002906563" calcext:value-type="float">
            <text:p>0.002906563</text:p>
          </table:table-cell>
          <table:table-cell/>
          <table:table-cell office:value-type="float" office:value="25.352862273" calcext:value-type="float">
            <text:p>25.352862273</text:p>
          </table:table-cell>
          <table:table-cell office:value-type="float" office:value="25.320069929" calcext:value-type="float">
            <text:p>25.320069929</text:p>
          </table:table-cell>
          <table:table-cell office:value-type="float" office:value="25.34967246" calcext:value-type="float">
            <text:p>25.34967246</text:p>
          </table:table-cell>
          <table:table-cell office:value-type="float" office:value="25.333133083" calcext:value-type="float">
            <text:p>25.333133083</text:p>
          </table:table-cell>
          <table:table-cell/>
          <table:table-cell office:value-type="float" office:value="0.093940711" calcext:value-type="float">
            <text:p>0.093940711</text:p>
          </table:table-cell>
          <table:table-cell office:value-type="float" office:value="0.060254003" calcext:value-type="float">
            <text:p>0.060254003</text:p>
          </table:table-cell>
          <table:table-cell office:value-type="float" office:value="0.090663919" calcext:value-type="float">
            <text:p>0.090663919</text:p>
          </table:table-cell>
          <table:table-cell office:value-type="float" office:value="0.073673485" calcext:value-type="float">
            <text:p>0.07367348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<text:s/>2019-11-18 20:12:00</text:p>
          </table:table-cell>
          <table:table-cell office:value-type="float" office:value="25.24625" calcext:value-type="float">
            <text:p>25.24625</text:p>
          </table:table-cell>
          <table:table-cell office:value-type="string" calcext:value-type="string">
            <text:p><text:s/></text:p>
          </table:table-cell>
          <table:table-cell office:value-type="float" office:value="0.581476162" calcext:value-type="float">
            <text:p>0.581476162</text:p>
          </table:table-cell>
          <table:table-cell office:value-type="float" office:value="0.415941526" calcext:value-type="float">
            <text:p>0.415941526</text:p>
          </table:table-cell>
          <table:table-cell office:value-type="float" office:value="0.568493672" calcext:value-type="float">
            <text:p>0.568493672</text:p>
          </table:table-cell>
          <table:table-cell office:value-type="float" office:value="0.482612906" calcext:value-type="float">
            <text:p>0.482612906</text:p>
          </table:table-cell>
          <table:table-cell/>
          <table:table-cell office:value-type="float" office:value="0.004750622" calcext:value-type="float">
            <text:p>0.004750622</text:p>
          </table:table-cell>
          <table:table-cell office:value-type="float" office:value="0.003398215" calcext:value-type="float">
            <text:p>0.003398215</text:p>
          </table:table-cell>
          <table:table-cell office:value-type="float" office:value="0.004644556" calcext:value-type="float">
            <text:p>0.004644556</text:p>
          </table:table-cell>
          <table:table-cell office:value-type="float" office:value="0.003942916" calcext:value-type="float">
            <text:p>0.003942916</text:p>
          </table:table-cell>
          <table:table-cell/>
          <table:table-cell office:value-type="float" office:value="0.003712019" calcext:value-type="float">
            <text:p>0.003712019</text:p>
          </table:table-cell>
          <table:table-cell office:value-type="float" office:value="0.002359612" calcext:value-type="float">
            <text:p>0.002359612</text:p>
          </table:table-cell>
          <table:table-cell office:value-type="float" office:value="0.003605953" calcext:value-type="float">
            <text:p>0.003605953</text:p>
          </table:table-cell>
          <table:table-cell office:value-type="float" office:value="0.002904313" calcext:value-type="float">
            <text:p>0.002904313</text:p>
          </table:table-cell>
          <table:table-cell/>
          <table:table-cell office:value-type="float" office:value="25.337845269" calcext:value-type="float">
            <text:p>25.337845269</text:p>
          </table:table-cell>
          <table:table-cell office:value-type="float" office:value="25.304476711" calcext:value-type="float">
            <text:p>25.304476711</text:p>
          </table:table-cell>
          <table:table-cell office:value-type="float" office:value="25.335228288" calcext:value-type="float">
            <text:p>25.335228288</text:p>
          </table:table-cell>
          <table:table-cell office:value-type="float" office:value="25.317916482" calcext:value-type="float">
            <text:p>25.317916482</text:p>
          </table:table-cell>
          <table:table-cell/>
          <table:table-cell office:value-type="float" office:value="0.094088449" calcext:value-type="float">
            <text:p>0.094088449</text:p>
          </table:table-cell>
          <table:table-cell office:value-type="float" office:value="0.059810275" calcext:value-type="float">
            <text:p>0.059810275</text:p>
          </table:table-cell>
          <table:table-cell office:value-type="float" office:value="0.091400146" calcext:value-type="float">
            <text:p>0.091400146</text:p>
          </table:table-cell>
          <table:table-cell office:value-type="float" office:value="0.073616462" calcext:value-type="float">
            <text:p>0.07361646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<text:s/>2019-11-18 20:12:01</text:p>
          </table:table-cell>
          <table:table-cell office:value-type="float" office:value="25.25131" calcext:value-type="float">
            <text:p>25.25131</text:p>
          </table:table-cell>
          <table:table-cell office:value-type="string" calcext:value-type="string">
            <text:p><text:s/></text:p>
          </table:table-cell>
          <table:table-cell office:value-type="float" office:value="0.581232379" calcext:value-type="float">
            <text:p>0.581232379</text:p>
          </table:table-cell>
          <table:table-cell office:value-type="float" office:value="0.416083385" calcext:value-type="float">
            <text:p>0.416083385</text:p>
          </table:table-cell>
          <table:table-cell office:value-type="float" office:value="0.568385788" calcext:value-type="float">
            <text:p>0.568385788</text:p>
          </table:table-cell>
          <table:table-cell office:value-type="float" office:value="0.482832251" calcext:value-type="float">
            <text:p>0.482832251</text:p>
          </table:table-cell>
          <table:table-cell/>
          <table:table-cell office:value-type="float" office:value="0.004748631" calcext:value-type="float">
            <text:p>0.004748631</text:p>
          </table:table-cell>
          <table:table-cell office:value-type="float" office:value="0.003399374" calcext:value-type="float">
            <text:p>0.003399374</text:p>
          </table:table-cell>
          <table:table-cell office:value-type="float" office:value="0.004643675" calcext:value-type="float">
            <text:p>0.004643675</text:p>
          </table:table-cell>
          <table:table-cell office:value-type="float" office:value="0.003944708" calcext:value-type="float">
            <text:p>0.003944708</text:p>
          </table:table-cell>
          <table:table-cell/>
          <table:table-cell office:value-type="float" office:value="0.003710028" calcext:value-type="float">
            <text:p>0.003710028</text:p>
          </table:table-cell>
          <table:table-cell office:value-type="float" office:value="0.002360771" calcext:value-type="float">
            <text:p>0.002360771</text:p>
          </table:table-cell>
          <table:table-cell office:value-type="float" office:value="0.003605072" calcext:value-type="float">
            <text:p>0.003605072</text:p>
          </table:table-cell>
          <table:table-cell office:value-type="float" office:value="0.002906105" calcext:value-type="float">
            <text:p>0.002906105</text:p>
          </table:table-cell>
          <table:table-cell/>
          <table:table-cell office:value-type="float" office:value="25.342849735" calcext:value-type="float">
            <text:p>25.342849735</text:p>
          </table:table-cell>
          <table:table-cell office:value-type="float" office:value="25.309559065" calcext:value-type="float">
            <text:p>25.309559065</text:p>
          </table:table-cell>
          <table:table-cell office:value-type="float" office:value="25.34026016" calcext:value-type="float">
            <text:p>25.34026016</text:p>
          </table:table-cell>
          <table:table-cell office:value-type="float" office:value="25.323014395" calcext:value-type="float">
            <text:p>25.323014395</text:p>
          </table:table-cell>
          <table:table-cell/>
          <table:table-cell office:value-type="float" office:value="0.094037969" calcext:value-type="float">
            <text:p>0.094037969</text:p>
          </table:table-cell>
          <table:table-cell office:value-type="float" office:value="0.059839651" calcext:value-type="float">
            <text:p>0.059839651</text:p>
          </table:table-cell>
          <table:table-cell office:value-type="float" office:value="0.091377806" calcext:value-type="float">
            <text:p>0.091377806</text:p>
          </table:table-cell>
          <table:table-cell office:value-type="float" office:value="0.073661883" calcext:value-type="float">
            <text:p>0.07366188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<text:s/>2019-11-18 20:12:02</text:p>
          </table:table-cell>
          <table:table-cell office:value-type="float" office:value="25.25636" calcext:value-type="float">
            <text:p>25.25636</text:p>
          </table:table-cell>
          <table:table-cell office:value-type="string" calcext:value-type="string">
            <text:p><text:s/></text:p>
          </table:table-cell>
          <table:table-cell office:value-type="float" office:value="0.57942457" calcext:value-type="float">
            <text:p>0.57942457</text:p>
          </table:table-cell>
          <table:table-cell office:value-type="float" office:value="0.418396642" calcext:value-type="float">
            <text:p>0.418396642</text:p>
          </table:table-cell>
          <table:table-cell office:value-type="float" office:value="0.559061832" calcext:value-type="float">
            <text:p>0.559061832</text:p>
          </table:table-cell>
          <table:table-cell office:value-type="float" office:value="0.482923446" calcext:value-type="float">
            <text:p>0.482923446</text:p>
          </table:table-cell>
          <table:table-cell/>
          <table:table-cell office:value-type="float" office:value="0.004733861" calcext:value-type="float">
            <text:p>0.004733861</text:p>
          </table:table-cell>
          <table:table-cell office:value-type="float" office:value="0.003418273" calcext:value-type="float">
            <text:p>0.003418273</text:p>
          </table:table-cell>
          <table:table-cell office:value-type="float" office:value="0.004567499" calcext:value-type="float">
            <text:p>0.004567499</text:p>
          </table:table-cell>
          <table:table-cell office:value-type="float" office:value="0.003945453" calcext:value-type="float">
            <text:p>0.003945453</text:p>
          </table:table-cell>
          <table:table-cell/>
          <table:table-cell office:value-type="float" office:value="0.003695258" calcext:value-type="float">
            <text:p>0.003695258</text:p>
          </table:table-cell>
          <table:table-cell office:value-type="float" office:value="0.00237967" calcext:value-type="float">
            <text:p>0.00237967</text:p>
          </table:table-cell>
          <table:table-cell office:value-type="float" office:value="0.003528896" calcext:value-type="float">
            <text:p>0.003528896</text:p>
          </table:table-cell>
          <table:table-cell office:value-type="float" office:value="0.00290685" calcext:value-type="float">
            <text:p>0.00290685</text:p>
          </table:table-cell>
          <table:table-cell/>
          <table:table-cell office:value-type="float" office:value="25.347538932" calcext:value-type="float">
            <text:p>25.347538932</text:p>
          </table:table-cell>
          <table:table-cell office:value-type="float" office:value="25.315079133" calcext:value-type="float">
            <text:p>25.315079133</text:p>
          </table:table-cell>
          <table:table-cell office:value-type="float" office:value="25.34343429" calcext:value-type="float">
            <text:p>25.34343429</text:p>
          </table:table-cell>
          <table:table-cell office:value-type="float" office:value="25.328086474" calcext:value-type="float">
            <text:p>25.328086474</text:p>
          </table:table-cell>
          <table:table-cell/>
          <table:table-cell office:value-type="float" office:value="0.093663624" calcext:value-type="float">
            <text:p>0.093663624</text:p>
          </table:table-cell>
          <table:table-cell office:value-type="float" office:value="0.06031868" calcext:value-type="float">
            <text:p>0.06031868</text:p>
          </table:table-cell>
          <table:table-cell office:value-type="float" office:value="0.089447075" calcext:value-type="float">
            <text:p>0.089447075</text:p>
          </table:table-cell>
          <table:table-cell office:value-type="float" office:value="0.073680767" calcext:value-type="float">
            <text:p>0.07368076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<text:s/>2019-11-18 20:12:03</text:p>
          </table:table-cell>
          <table:table-cell office:value-type="float" office:value="25.27152" calcext:value-type="float">
            <text:p>25.27152</text:p>
          </table:table-cell>
          <table:table-cell office:value-type="string" calcext:value-type="string">
            <text:p><text:s/></text:p>
          </table:table-cell>
          <table:table-cell office:value-type="float" office:value="0.577899286" calcext:value-type="float">
            <text:p>0.577899286</text:p>
          </table:table-cell>
          <table:table-cell office:value-type="float" office:value="0.423244884" calcext:value-type="float">
            <text:p>0.423244884</text:p>
          </table:table-cell>
          <table:table-cell office:value-type="float" office:value="0.548281139" calcext:value-type="float">
            <text:p>0.548281139</text:p>
          </table:table-cell>
          <table:table-cell office:value-type="float" office:value="0.48286563" calcext:value-type="float">
            <text:p>0.48286563</text:p>
          </table:table-cell>
          <table:table-cell/>
          <table:table-cell office:value-type="float" office:value="0.004721399" calcext:value-type="float">
            <text:p>0.004721399</text:p>
          </table:table-cell>
          <table:table-cell office:value-type="float" office:value="0.003457883" calcext:value-type="float">
            <text:p>0.003457883</text:p>
          </table:table-cell>
          <table:table-cell office:value-type="float" office:value="0.004479421" calcext:value-type="float">
            <text:p>0.004479421</text:p>
          </table:table-cell>
          <table:table-cell office:value-type="float" office:value="0.003944981" calcext:value-type="float">
            <text:p>0.003944981</text:p>
          </table:table-cell>
          <table:table-cell/>
          <table:table-cell office:value-type="float" office:value="0.003682797" calcext:value-type="float">
            <text:p>0.003682797</text:p>
          </table:table-cell>
          <table:table-cell office:value-type="float" office:value="0.00241928" calcext:value-type="float">
            <text:p>0.00241928</text:p>
          </table:table-cell>
          <table:table-cell office:value-type="float" office:value="0.003440818" calcext:value-type="float">
            <text:p>0.003440818</text:p>
          </table:table-cell>
          <table:table-cell office:value-type="float" office:value="0.002906378" calcext:value-type="float">
            <text:p>0.002906378</text:p>
          </table:table-cell>
          <table:table-cell/>
          <table:table-cell office:value-type="float" office:value="25.362392305" calcext:value-type="float">
            <text:p>25.362392305</text:p>
          </table:table-cell>
          <table:table-cell office:value-type="float" office:value="25.331217704" calcext:value-type="float">
            <text:p>25.331217704</text:p>
          </table:table-cell>
          <table:table-cell office:value-type="float" office:value="25.356422067" calcext:value-type="float">
            <text:p>25.356422067</text:p>
          </table:table-cell>
          <table:table-cell office:value-type="float" office:value="25.343235912" calcext:value-type="float">
            <text:p>25.343235912</text:p>
          </table:table-cell>
          <table:table-cell/>
          <table:table-cell office:value-type="float" office:value="0.093347781" calcext:value-type="float">
            <text:p>0.093347781</text:p>
          </table:table-cell>
          <table:table-cell office:value-type="float" office:value="0.061322653" calcext:value-type="float">
            <text:p>0.061322653</text:p>
          </table:table-cell>
          <table:table-cell office:value-type="float" office:value="0.087214688" calcext:value-type="float">
            <text:p>0.087214688</text:p>
          </table:table-cell>
          <table:table-cell office:value-type="float" office:value="0.073668795" calcext:value-type="float">
            <text:p>0.07366879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<text:s/>2019-11-18 20:12:05</text:p>
          </table:table-cell>
          <table:table-cell office:value-type="float" office:value="25.25636" calcext:value-type="float">
            <text:p>25.25636</text:p>
          </table:table-cell>
          <table:table-cell office:value-type="string" calcext:value-type="string">
            <text:p><text:s/></text:p>
          </table:table-cell>
          <table:table-cell office:value-type="float" office:value="0.577675769" calcext:value-type="float">
            <text:p>0.577675769</text:p>
          </table:table-cell>
          <table:table-cell office:value-type="float" office:value="0.423701456" calcext:value-type="float">
            <text:p>0.423701456</text:p>
          </table:table-cell>
          <table:table-cell office:value-type="float" office:value="0.546866124" calcext:value-type="float">
            <text:p>0.546866124</text:p>
          </table:table-cell>
          <table:table-cell office:value-type="float" office:value="0.482598601" calcext:value-type="float">
            <text:p>0.482598601</text:p>
          </table:table-cell>
          <table:table-cell/>
          <table:table-cell office:value-type="float" office:value="0.004719573" calcext:value-type="float">
            <text:p>0.004719573</text:p>
          </table:table-cell>
          <table:table-cell office:value-type="float" office:value="0.003461613" calcext:value-type="float">
            <text:p>0.003461613</text:p>
          </table:table-cell>
          <table:table-cell office:value-type="float" office:value="0.00446786" calcext:value-type="float">
            <text:p>0.00446786</text:p>
          </table:table-cell>
          <table:table-cell office:value-type="float" office:value="0.003942799" calcext:value-type="float">
            <text:p>0.003942799</text:p>
          </table:table-cell>
          <table:table-cell/>
          <table:table-cell office:value-type="float" office:value="0.003680971" calcext:value-type="float">
            <text:p>0.003680971</text:p>
          </table:table-cell>
          <table:table-cell office:value-type="float" office:value="0.00242301" calcext:value-type="float">
            <text:p>0.00242301</text:p>
          </table:table-cell>
          <table:table-cell office:value-type="float" office:value="0.003429258" calcext:value-type="float">
            <text:p>0.003429258</text:p>
          </table:table-cell>
          <table:table-cell office:value-type="float" office:value="0.002904196" calcext:value-type="float">
            <text:p>0.002904196</text:p>
          </table:table-cell>
          <table:table-cell/>
          <table:table-cell office:value-type="float" office:value="25.347186416" calcext:value-type="float">
            <text:p>25.347186416</text:p>
          </table:table-cell>
          <table:table-cell office:value-type="float" office:value="25.316148485" calcext:value-type="float">
            <text:p>25.316148485</text:p>
          </table:table-cell>
          <table:table-cell office:value-type="float" office:value="25.340975919" calcext:value-type="float">
            <text:p>25.340975919</text:p>
          </table:table-cell>
          <table:table-cell office:value-type="float" office:value="25.328020992" calcext:value-type="float">
            <text:p>25.328020992</text:p>
          </table:table-cell>
          <table:table-cell/>
          <table:table-cell office:value-type="float" office:value="0.093301497" calcext:value-type="float">
            <text:p>0.093301497</text:p>
          </table:table-cell>
          <table:table-cell office:value-type="float" office:value="0.061417199" calcext:value-type="float">
            <text:p>0.061417199</text:p>
          </table:table-cell>
          <table:table-cell office:value-type="float" office:value="0.086921677" calcext:value-type="float">
            <text:p>0.086921677</text:p>
          </table:table-cell>
          <table:table-cell office:value-type="float" office:value="0.0736135" calcext:value-type="float">
            <text:p>0.073613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<text:s/>2019-11-18 20:12:06</text:p>
          </table:table-cell>
          <table:table-cell office:value-type="float" office:value="25.25636" calcext:value-type="float">
            <text:p>25.25636</text:p>
          </table:table-cell>
          <table:table-cell office:value-type="string" calcext:value-type="string">
            <text:p><text:s/></text:p>
          </table:table-cell>
          <table:table-cell office:value-type="float" office:value="0.578304002" calcext:value-type="float">
            <text:p>0.578304002</text:p>
          </table:table-cell>
          <table:table-cell office:value-type="float" office:value="0.421004346" calcext:value-type="float">
            <text:p>0.421004346</text:p>
          </table:table-cell>
          <table:table-cell office:value-type="float" office:value="0.553404755" calcext:value-type="float">
            <text:p>0.553404755</text:p>
          </table:table-cell>
          <table:table-cell office:value-type="float" office:value="0.482635556" calcext:value-type="float">
            <text:p>0.482635556</text:p>
          </table:table-cell>
          <table:table-cell/>
          <table:table-cell office:value-type="float" office:value="0.004724706" calcext:value-type="float">
            <text:p>0.004724706</text:p>
          </table:table-cell>
          <table:table-cell office:value-type="float" office:value="0.003439578" calcext:value-type="float">
            <text:p>0.003439578</text:p>
          </table:table-cell>
          <table:table-cell office:value-type="float" office:value="0.004521281" calcext:value-type="float">
            <text:p>0.004521281</text:p>
          </table:table-cell>
          <table:table-cell office:value-type="float" office:value="0.003943101" calcext:value-type="float">
            <text:p>0.003943101</text:p>
          </table:table-cell>
          <table:table-cell/>
          <table:table-cell office:value-type="float" office:value="0.003686103" calcext:value-type="float">
            <text:p>0.003686103</text:p>
          </table:table-cell>
          <table:table-cell office:value-type="float" office:value="0.002400975" calcext:value-type="float">
            <text:p>0.002400975</text:p>
          </table:table-cell>
          <table:table-cell office:value-type="float" office:value="0.003482678" calcext:value-type="float">
            <text:p>0.003482678</text:p>
          </table:table-cell>
          <table:table-cell office:value-type="float" office:value="0.002904498" calcext:value-type="float">
            <text:p>0.002904498</text:p>
          </table:table-cell>
          <table:table-cell/>
          <table:table-cell office:value-type="float" office:value="25.347313052" calcext:value-type="float">
            <text:p>25.347313052</text:p>
          </table:table-cell>
          <table:table-cell office:value-type="float" office:value="25.315604798" calcext:value-type="float">
            <text:p>25.315604798</text:p>
          </table:table-cell>
          <table:table-cell office:value-type="float" office:value="25.342293955" calcext:value-type="float">
            <text:p>25.342293955</text:p>
          </table:table-cell>
          <table:table-cell office:value-type="float" office:value="25.328028442" calcext:value-type="float">
            <text:p>25.328028442</text:p>
          </table:table-cell>
          <table:table-cell/>
          <table:table-cell office:value-type="float" office:value="0.093431586" calcext:value-type="float">
            <text:p>0.093431586</text:p>
          </table:table-cell>
          <table:table-cell office:value-type="float" office:value="0.060858683" calcext:value-type="float">
            <text:p>0.060858683</text:p>
          </table:table-cell>
          <table:table-cell office:value-type="float" office:value="0.08827565" calcext:value-type="float">
            <text:p>0.08827565</text:p>
          </table:table-cell>
          <table:table-cell office:value-type="float" office:value="0.073621152" calcext:value-type="float">
            <text:p>0.07362115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<text:s/>2019-11-18 20:12:07</text:p>
          </table:table-cell>
          <table:table-cell office:value-type="float" office:value="25.25131" calcext:value-type="float">
            <text:p>25.25131</text:p>
          </table:table-cell>
          <table:table-cell office:value-type="string" calcext:value-type="string">
            <text:p><text:s/></text:p>
          </table:table-cell>
          <table:table-cell office:value-type="float" office:value="0.580962966" calcext:value-type="float">
            <text:p>0.580962966</text:p>
          </table:table-cell>
          <table:table-cell office:value-type="float" office:value="0.417960336" calcext:value-type="float">
            <text:p>0.417960336</text:p>
          </table:table-cell>
          <table:table-cell office:value-type="float" office:value="0.56318111" calcext:value-type="float">
            <text:p>0.56318111</text:p>
          </table:table-cell>
          <table:table-cell office:value-type="float" office:value="0.482593832" calcext:value-type="float">
            <text:p>0.482593832</text:p>
          </table:table-cell>
          <table:table-cell/>
          <table:table-cell office:value-type="float" office:value="0.004746429" calcext:value-type="float">
            <text:p>0.004746429</text:p>
          </table:table-cell>
          <table:table-cell office:value-type="float" office:value="0.003414709" calcext:value-type="float">
            <text:p>0.003414709</text:p>
          </table:table-cell>
          <table:table-cell office:value-type="float" office:value="0.004601153" calcext:value-type="float">
            <text:p>0.004601153</text:p>
          </table:table-cell>
          <table:table-cell office:value-type="float" office:value="0.00394276" calcext:value-type="float">
            <text:p>0.00394276</text:p>
          </table:table-cell>
          <table:table-cell/>
          <table:table-cell office:value-type="float" office:value="0.003707827" calcext:value-type="float">
            <text:p>0.003707827</text:p>
          </table:table-cell>
          <table:table-cell office:value-type="float" office:value="0.002376106" calcext:value-type="float">
            <text:p>0.002376106</text:p>
          </table:table-cell>
          <table:table-cell office:value-type="float" office:value="0.00356255" calcext:value-type="float">
            <text:p>0.00356255</text:p>
          </table:table-cell>
          <table:table-cell office:value-type="float" office:value="0.002904157" calcext:value-type="float">
            <text:p>0.002904157</text:p>
          </table:table-cell>
          <table:table-cell/>
          <table:table-cell office:value-type="float" office:value="25.342795428" calcext:value-type="float">
            <text:p>25.342795428</text:p>
          </table:table-cell>
          <table:table-cell office:value-type="float" office:value="25.309937425" calcext:value-type="float">
            <text:p>25.309937425</text:p>
          </table:table-cell>
          <table:table-cell office:value-type="float" office:value="25.339211015" calcext:value-type="float">
            <text:p>25.339211015</text:p>
          </table:table-cell>
          <table:table-cell office:value-type="float" office:value="25.322966334" calcext:value-type="float">
            <text:p>25.322966334</text:p>
          </table:table-cell>
          <table:table-cell/>
          <table:table-cell office:value-type="float" office:value="0.093982181" calcext:value-type="float">
            <text:p>0.093982181</text:p>
          </table:table-cell>
          <table:table-cell office:value-type="float" office:value="0.06022833" calcext:value-type="float">
            <text:p>0.06022833</text:p>
          </table:table-cell>
          <table:table-cell office:value-type="float" office:value="0.090300063" calcext:value-type="float">
            <text:p>0.090300063</text:p>
          </table:table-cell>
          <table:table-cell office:value-type="float" office:value="0.073612512" calcext:value-type="float">
            <text:p>0.07361251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<text:s/>2019-11-18 20:12:08</text:p>
          </table:table-cell>
          <table:table-cell office:value-type="float" office:value="25.25636" calcext:value-type="float">
            <text:p>25.25636</text:p>
          </table:table-cell>
          <table:table-cell office:value-type="string" calcext:value-type="string">
            <text:p><text:s/></text:p>
          </table:table-cell>
          <table:table-cell office:value-type="float" office:value="0.577303836" calcext:value-type="float">
            <text:p>0.577303836</text:p>
          </table:table-cell>
          <table:table-cell office:value-type="float" office:value="0.425162962" calcext:value-type="float">
            <text:p>0.425162962</text:p>
          </table:table-cell>
          <table:table-cell office:value-type="float" office:value="0.544620817" calcext:value-type="float">
            <text:p>0.544620817</text:p>
          </table:table-cell>
          <table:table-cell office:value-type="float" office:value="0.482304154" calcext:value-type="float">
            <text:p>0.482304154</text:p>
          </table:table-cell>
          <table:table-cell/>
          <table:table-cell office:value-type="float" office:value="0.004716535" calcext:value-type="float">
            <text:p>0.004716535</text:p>
          </table:table-cell>
          <table:table-cell office:value-type="float" office:value="0.003473554" calcext:value-type="float">
            <text:p>0.003473554</text:p>
          </table:table-cell>
          <table:table-cell office:value-type="float" office:value="0.004449516" calcext:value-type="float">
            <text:p>0.004449516</text:p>
          </table:table-cell>
          <table:table-cell office:value-type="float" office:value="0.003940393" calcext:value-type="float">
            <text:p>0.003940393</text:p>
          </table:table-cell>
          <table:table-cell/>
          <table:table-cell office:value-type="float" office:value="0.003677932" calcext:value-type="float">
            <text:p>0.003677932</text:p>
          </table:table-cell>
          <table:table-cell office:value-type="float" office:value="0.002434951" calcext:value-type="float">
            <text:p>0.002434951</text:p>
          </table:table-cell>
          <table:table-cell office:value-type="float" office:value="0.003410914" calcext:value-type="float">
            <text:p>0.003410914</text:p>
          </table:table-cell>
          <table:table-cell office:value-type="float" office:value="0.002901791" calcext:value-type="float">
            <text:p>0.002901791</text:p>
          </table:table-cell>
          <table:table-cell/>
          <table:table-cell office:value-type="float" office:value="25.347111443" calcext:value-type="float">
            <text:p>25.347111443</text:p>
          </table:table-cell>
          <table:table-cell office:value-type="float" office:value="25.316443097" calcext:value-type="float">
            <text:p>25.316443097</text:p>
          </table:table-cell>
          <table:table-cell office:value-type="float" office:value="25.340523317" calcext:value-type="float">
            <text:p>25.340523317</text:p>
          </table:table-cell>
          <table:table-cell office:value-type="float" office:value="25.327961638" calcext:value-type="float">
            <text:p>25.327961638</text:p>
          </table:table-cell>
          <table:table-cell/>
          <table:table-cell office:value-type="float" office:value="0.09322448" calcext:value-type="float">
            <text:p>0.09322448</text:p>
          </table:table-cell>
          <table:table-cell office:value-type="float" office:value="0.061719847" calcext:value-type="float">
            <text:p>0.061719847</text:p>
          </table:table-cell>
          <table:table-cell office:value-type="float" office:value="0.086456735" calcext:value-type="float">
            <text:p>0.086456735</text:p>
          </table:table-cell>
          <table:table-cell office:value-type="float" office:value="0.073552527" calcext:value-type="float">
            <text:p>0.07355252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<text:s/>2019-11-18 20:12:10</text:p>
          </table:table-cell>
          <table:table-cell office:value-type="float" office:value="25.26647" calcext:value-type="float">
            <text:p>25.26647</text:p>
          </table:table-cell>
          <table:table-cell office:value-type="string" calcext:value-type="string">
            <text:p><text:s/></text:p>
          </table:table-cell>
          <table:table-cell office:value-type="float" office:value="0.576987931" calcext:value-type="float">
            <text:p>0.576987931</text:p>
          </table:table-cell>
          <table:table-cell office:value-type="float" office:value="0.426172665" calcext:value-type="float">
            <text:p>0.426172665</text:p>
          </table:table-cell>
          <table:table-cell office:value-type="float" office:value="0.543214744" calcext:value-type="float">
            <text:p>0.543214744</text:p>
          </table:table-cell>
          <table:table-cell office:value-type="float" office:value="0.482031164" calcext:value-type="float">
            <text:p>0.482031164</text:p>
          </table:table-cell>
          <table:table-cell/>
          <table:table-cell office:value-type="float" office:value="0.004713954" calcext:value-type="float">
            <text:p>0.004713954</text:p>
          </table:table-cell>
          <table:table-cell office:value-type="float" office:value="0.003481803" calcext:value-type="float">
            <text:p>0.003481803</text:p>
          </table:table-cell>
          <table:table-cell office:value-type="float" office:value="0.004438029" calcext:value-type="float">
            <text:p>0.004438029</text:p>
          </table:table-cell>
          <table:table-cell office:value-type="float" office:value="0.003938163" calcext:value-type="float">
            <text:p>0.003938163</text:p>
          </table:table-cell>
          <table:table-cell/>
          <table:table-cell office:value-type="float" office:value="0.003675351" calcext:value-type="float">
            <text:p>0.003675351</text:p>
          </table:table-cell>
          <table:table-cell office:value-type="float" office:value="0.0024432" calcext:value-type="float">
            <text:p>0.0024432</text:p>
          </table:table-cell>
          <table:table-cell office:value-type="float" office:value="0.003399426" calcext:value-type="float">
            <text:p>0.003399426</text:p>
          </table:table-cell>
          <table:table-cell office:value-type="float" office:value="0.00289956" calcext:value-type="float">
            <text:p>0.00289956</text:p>
          </table:table-cell>
          <table:table-cell/>
          <table:table-cell office:value-type="float" office:value="25.357154988" calcext:value-type="float">
            <text:p>25.357154988</text:p>
          </table:table-cell>
          <table:table-cell office:value-type="float" office:value="25.326754133" calcext:value-type="float">
            <text:p>25.326754133</text:p>
          </table:table-cell>
          <table:table-cell office:value-type="float" office:value="25.350347169" calcext:value-type="float">
            <text:p>25.350347169</text:p>
          </table:table-cell>
          <table:table-cell office:value-type="float" office:value="25.338014005" calcext:value-type="float">
            <text:p>25.338014005</text:p>
          </table:table-cell>
          <table:table-cell/>
          <table:table-cell office:value-type="float" office:value="0.093159066" calcext:value-type="float">
            <text:p>0.093159066</text:p>
          </table:table-cell>
          <table:table-cell office:value-type="float" office:value="0.061928936" calcext:value-type="float">
            <text:p>0.061928936</text:p>
          </table:table-cell>
          <table:table-cell office:value-type="float" office:value="0.086165574" calcext:value-type="float">
            <text:p>0.086165574</text:p>
          </table:table-cell>
          <table:table-cell office:value-type="float" office:value="0.073495997" calcext:value-type="float">
            <text:p>0.07349599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<text:s/>2019-11-18 20:12:11</text:p>
          </table:table-cell>
          <table:table-cell office:value-type="float" office:value="25.26142" calcext:value-type="float">
            <text:p>25.26142</text:p>
          </table:table-cell>
          <table:table-cell office:value-type="string" calcext:value-type="string">
            <text:p><text:s/></text:p>
          </table:table-cell>
          <table:table-cell office:value-type="float" office:value="0.576953957" calcext:value-type="float">
            <text:p>0.576953957</text:p>
          </table:table-cell>
          <table:table-cell office:value-type="float" office:value="0.426249555" calcext:value-type="float">
            <text:p>0.426249555</text:p>
          </table:table-cell>
          <table:table-cell office:value-type="float" office:value="0.544534391" calcext:value-type="float">
            <text:p>0.544534391</text:p>
          </table:table-cell>
          <table:table-cell office:value-type="float" office:value="0.482575355" calcext:value-type="float">
            <text:p>0.482575355</text:p>
          </table:table-cell>
          <table:table-cell/>
          <table:table-cell office:value-type="float" office:value="0.004713676" calcext:value-type="float">
            <text:p>0.004713676</text:p>
          </table:table-cell>
          <table:table-cell office:value-type="float" office:value="0.003482431" calcext:value-type="float">
            <text:p>0.003482431</text:p>
          </table:table-cell>
          <table:table-cell office:value-type="float" office:value="0.00444881" calcext:value-type="float">
            <text:p>0.00444881</text:p>
          </table:table-cell>
          <table:table-cell office:value-type="float" office:value="0.003942609" calcext:value-type="float">
            <text:p>0.003942609</text:p>
          </table:table-cell>
          <table:table-cell/>
          <table:table-cell office:value-type="float" office:value="0.003675073" calcext:value-type="float">
            <text:p>0.003675073</text:p>
          </table:table-cell>
          <table:table-cell office:value-type="float" office:value="0.002443828" calcext:value-type="float">
            <text:p>0.002443828</text:p>
          </table:table-cell>
          <table:table-cell office:value-type="float" office:value="0.003410208" calcext:value-type="float">
            <text:p>0.003410208</text:p>
          </table:table-cell>
          <table:table-cell office:value-type="float" office:value="0.002904006" calcext:value-type="float">
            <text:p>0.002904006</text:p>
          </table:table-cell>
          <table:table-cell/>
          <table:table-cell office:value-type="float" office:value="25.352094528" calcext:value-type="float">
            <text:p>25.352094528</text:p>
          </table:table-cell>
          <table:table-cell office:value-type="float" office:value="25.321715883" calcext:value-type="float">
            <text:p>25.321715883</text:p>
          </table:table-cell>
          <table:table-cell office:value-type="float" office:value="25.345559536" calcext:value-type="float">
            <text:p>25.345559536</text:p>
          </table:table-cell>
          <table:table-cell office:value-type="float" office:value="25.333070004" calcext:value-type="float">
            <text:p>25.333070004</text:p>
          </table:table-cell>
          <table:table-cell/>
          <table:table-cell office:value-type="float" office:value="0.09315203" calcext:value-type="float">
            <text:p>0.09315203</text:p>
          </table:table-cell>
          <table:table-cell office:value-type="float" office:value="0.061944858" calcext:value-type="float">
            <text:p>0.061944858</text:p>
          </table:table-cell>
          <table:table-cell office:value-type="float" office:value="0.086438838" calcext:value-type="float">
            <text:p>0.086438838</text:p>
          </table:table-cell>
          <table:table-cell office:value-type="float" office:value="0.073608686" calcext:value-type="float">
            <text:p>0.07360868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<text:s/>2019-11-18 20:12:12</text:p>
          </table:table-cell>
          <table:table-cell office:value-type="float" office:value="25.25131" calcext:value-type="float">
            <text:p>25.25131</text:p>
          </table:table-cell>
          <table:table-cell office:value-type="string" calcext:value-type="string">
            <text:p><text:s/></text:p>
          </table:table-cell>
          <table:table-cell office:value-type="float" office:value="0.577161381" calcext:value-type="float">
            <text:p>0.577161381</text:p>
          </table:table-cell>
          <table:table-cell office:value-type="float" office:value="0.425499728" calcext:value-type="float">
            <text:p>0.425499728</text:p>
          </table:table-cell>
          <table:table-cell office:value-type="float" office:value="0.543879335" calcext:value-type="float">
            <text:p>0.543879335</text:p>
          </table:table-cell>
          <table:table-cell office:value-type="float" office:value="0.482116995" calcext:value-type="float">
            <text:p>0.482116995</text:p>
          </table:table-cell>
          <table:table-cell/>
          <table:table-cell office:value-type="float" office:value="0.004715371" calcext:value-type="float">
            <text:p>0.004715371</text:p>
          </table:table-cell>
          <table:table-cell office:value-type="float" office:value="0.003476305" calcext:value-type="float">
            <text:p>0.003476305</text:p>
          </table:table-cell>
          <table:table-cell office:value-type="float" office:value="0.004443459" calcext:value-type="float">
            <text:p>0.004443459</text:p>
          </table:table-cell>
          <table:table-cell office:value-type="float" office:value="0.003938864" calcext:value-type="float">
            <text:p>0.003938864</text:p>
          </table:table-cell>
          <table:table-cell/>
          <table:table-cell office:value-type="float" office:value="0.003676768" calcext:value-type="float">
            <text:p>0.003676768</text:p>
          </table:table-cell>
          <table:table-cell office:value-type="float" office:value="0.002437702" calcext:value-type="float">
            <text:p>0.002437702</text:p>
          </table:table-cell>
          <table:table-cell office:value-type="float" office:value="0.003404856" calcext:value-type="float">
            <text:p>0.003404856</text:p>
          </table:table-cell>
          <table:table-cell office:value-type="float" office:value="0.002900262" calcext:value-type="float">
            <text:p>0.002900262</text:p>
          </table:table-cell>
          <table:table-cell/>
          <table:table-cell office:value-type="float" office:value="25.342029117" calcext:value-type="float">
            <text:p>25.342029117</text:p>
          </table:table-cell>
          <table:table-cell office:value-type="float" office:value="25.311457234" calcext:value-type="float">
            <text:p>25.311457234</text:p>
          </table:table-cell>
          <table:table-cell office:value-type="float" office:value="25.33532021" calcext:value-type="float">
            <text:p>25.33532021</text:p>
          </table:table-cell>
          <table:table-cell office:value-type="float" office:value="25.322870213" calcext:value-type="float">
            <text:p>25.322870213</text:p>
          </table:table-cell>
          <table:table-cell/>
          <table:table-cell office:value-type="float" office:value="0.093194982" calcext:value-type="float">
            <text:p>0.093194982</text:p>
          </table:table-cell>
          <table:table-cell office:value-type="float" office:value="0.061789584" calcext:value-type="float">
            <text:p>0.061789584</text:p>
          </table:table-cell>
          <table:table-cell office:value-type="float" office:value="0.086303194" calcext:value-type="float">
            <text:p>0.086303194</text:p>
          </table:table-cell>
          <table:table-cell office:value-type="float" office:value="0.07351377" calcext:value-type="float">
            <text:p>0.0735137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<text:s/>2019-11-18 20:12:13</text:p>
          </table:table-cell>
          <table:table-cell office:value-type="float" office:value="25.25131" calcext:value-type="float">
            <text:p>25.25131</text:p>
          </table:table-cell>
          <table:table-cell office:value-type="string" calcext:value-type="string">
            <text:p><text:s/></text:p>
          </table:table-cell>
          <table:table-cell office:value-type="float" office:value="0.579007337" calcext:value-type="float">
            <text:p>0.579007337</text:p>
          </table:table-cell>
          <table:table-cell office:value-type="float" office:value="0.421484759" calcext:value-type="float">
            <text:p>0.421484759</text:p>
          </table:table-cell>
          <table:table-cell office:value-type="float" office:value="0.546741551" calcext:value-type="float">
            <text:p>0.546741551</text:p>
          </table:table-cell>
          <table:table-cell office:value-type="float" office:value="0.481905995" calcext:value-type="float">
            <text:p>0.481905995</text:p>
          </table:table-cell>
          <table:table-cell/>
          <table:table-cell office:value-type="float" office:value="0.004730452" calcext:value-type="float">
            <text:p>0.004730452</text:p>
          </table:table-cell>
          <table:table-cell office:value-type="float" office:value="0.003443503" calcext:value-type="float">
            <text:p>0.003443503</text:p>
          </table:table-cell>
          <table:table-cell office:value-type="float" office:value="0.004466843" calcext:value-type="float">
            <text:p>0.004466843</text:p>
          </table:table-cell>
          <table:table-cell office:value-type="float" office:value="0.00393714" calcext:value-type="float">
            <text:p>0.00393714</text:p>
          </table:table-cell>
          <table:table-cell/>
          <table:table-cell office:value-type="float" office:value="0.003691849" calcext:value-type="float">
            <text:p>0.003691849</text:p>
          </table:table-cell>
          <table:table-cell office:value-type="float" office:value="0.0024049" calcext:value-type="float">
            <text:p>0.0024049</text:p>
          </table:table-cell>
          <table:table-cell office:value-type="float" office:value="0.00342824" calcext:value-type="float">
            <text:p>0.00342824</text:p>
          </table:table-cell>
          <table:table-cell office:value-type="float" office:value="0.002898538" calcext:value-type="float">
            <text:p>0.002898538</text:p>
          </table:table-cell>
          <table:table-cell/>
          <table:table-cell office:value-type="float" office:value="25.342401218" calcext:value-type="float">
            <text:p>25.342401218</text:p>
          </table:table-cell>
          <table:table-cell office:value-type="float" office:value="25.310647887" calcext:value-type="float">
            <text:p>25.310647887</text:p>
          </table:table-cell>
          <table:table-cell office:value-type="float" office:value="25.335897169" calcext:value-type="float">
            <text:p>25.335897169</text:p>
          </table:table-cell>
          <table:table-cell office:value-type="float" office:value="25.32282768" calcext:value-type="float">
            <text:p>25.32282768</text:p>
          </table:table-cell>
          <table:table-cell/>
          <table:table-cell office:value-type="float" office:value="0.093577227" calcext:value-type="float">
            <text:p>0.093577227</text:p>
          </table:table-cell>
          <table:table-cell office:value-type="float" office:value="0.060958167" calcext:value-type="float">
            <text:p>0.060958167</text:p>
          </table:table-cell>
          <table:table-cell office:value-type="float" office:value="0.086895881" calcext:value-type="float">
            <text:p>0.086895881</text:p>
          </table:table-cell>
          <table:table-cell office:value-type="float" office:value="0.073470077" calcext:value-type="float">
            <text:p>0.07347007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<text:s/>2019-11-18 20:12:15</text:p>
          </table:table-cell>
          <table:table-cell office:value-type="float" office:value="25.24625" calcext:value-type="float">
            <text:p>25.24625</text:p>
          </table:table-cell>
          <table:table-cell office:value-type="string" calcext:value-type="string">
            <text:p><text:s/></text:p>
          </table:table-cell>
          <table:table-cell office:value-type="float" office:value="0.578374336" calcext:value-type="float">
            <text:p>0.578374336</text:p>
          </table:table-cell>
          <table:table-cell office:value-type="float" office:value="0.423561981" calcext:value-type="float">
            <text:p>0.423561981</text:p>
          </table:table-cell>
          <table:table-cell office:value-type="float" office:value="0.548612541" calcext:value-type="float">
            <text:p>0.548612541</text:p>
          </table:table-cell>
          <table:table-cell office:value-type="float" office:value="0.482502637" calcext:value-type="float">
            <text:p>0.482502637</text:p>
          </table:table-cell>
          <table:table-cell/>
          <table:table-cell office:value-type="float" office:value="0.004725281" calcext:value-type="float">
            <text:p>0.004725281</text:p>
          </table:table-cell>
          <table:table-cell office:value-type="float" office:value="0.003460474" calcext:value-type="float">
            <text:p>0.003460474</text:p>
          </table:table-cell>
          <table:table-cell office:value-type="float" office:value="0.004482129" calcext:value-type="float">
            <text:p>0.004482129</text:p>
          </table:table-cell>
          <table:table-cell office:value-type="float" office:value="0.003942015" calcext:value-type="float">
            <text:p>0.003942015</text:p>
          </table:table-cell>
          <table:table-cell/>
          <table:table-cell office:value-type="float" office:value="0.003686678" calcext:value-type="float">
            <text:p>0.003686678</text:p>
          </table:table-cell>
          <table:table-cell office:value-type="float" office:value="0.002421871" calcext:value-type="float">
            <text:p>0.002421871</text:p>
          </table:table-cell>
          <table:table-cell office:value-type="float" office:value="0.003443526" calcext:value-type="float">
            <text:p>0.003443526</text:p>
          </table:table-cell>
          <table:table-cell office:value-type="float" office:value="0.002903412" calcext:value-type="float">
            <text:p>0.002903412</text:p>
          </table:table-cell>
          <table:table-cell/>
          <table:table-cell office:value-type="float" office:value="25.33722001" calcext:value-type="float">
            <text:p>25.33722001</text:p>
          </table:table-cell>
          <table:table-cell office:value-type="float" office:value="25.306012868" calcext:value-type="float">
            <text:p>25.306012868</text:p>
          </table:table-cell>
          <table:table-cell office:value-type="float" office:value="25.331220682" calcext:value-type="float">
            <text:p>25.331220682</text:p>
          </table:table-cell>
          <table:table-cell office:value-type="float" office:value="25.317894254" calcext:value-type="float">
            <text:p>25.317894254</text:p>
          </table:table-cell>
          <table:table-cell/>
          <table:table-cell office:value-type="float" office:value="0.09344615" calcext:value-type="float">
            <text:p>0.09344615</text:p>
          </table:table-cell>
          <table:table-cell office:value-type="float" office:value="0.061388317" calcext:value-type="float">
            <text:p>0.061388317</text:p>
          </table:table-cell>
          <table:table-cell office:value-type="float" office:value="0.087283313" calcext:value-type="float">
            <text:p>0.087283313</text:p>
          </table:table-cell>
          <table:table-cell office:value-type="float" office:value="0.073593628" calcext:value-type="float">
            <text:p>0.07359362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<text:s/>2019-11-18 20:12:16</text:p>
          </table:table-cell>
          <table:table-cell office:value-type="float" office:value="25.25131" calcext:value-type="float">
            <text:p>25.25131</text:p>
          </table:table-cell>
          <table:table-cell office:value-type="string" calcext:value-type="string">
            <text:p><text:s/></text:p>
          </table:table-cell>
          <table:table-cell office:value-type="float" office:value="0.581986377" calcext:value-type="float">
            <text:p>0.581986377</text:p>
          </table:table-cell>
          <table:table-cell office:value-type="float" office:value="0.415853312" calcext:value-type="float">
            <text:p>0.415853312</text:p>
          </table:table-cell>
          <table:table-cell office:value-type="float" office:value="0.568598577" calcext:value-type="float">
            <text:p>0.568598577</text:p>
          </table:table-cell>
          <table:table-cell office:value-type="float" office:value="0.482778011" calcext:value-type="float">
            <text:p>0.482778011</text:p>
          </table:table-cell>
          <table:table-cell/>
          <table:table-cell office:value-type="float" office:value="0.004754791" calcext:value-type="float">
            <text:p>0.004754791</text:p>
          </table:table-cell>
          <table:table-cell office:value-type="float" office:value="0.003397494" calcext:value-type="float">
            <text:p>0.003397494</text:p>
          </table:table-cell>
          <table:table-cell office:value-type="float" office:value="0.004645413" calcext:value-type="float">
            <text:p>0.004645413</text:p>
          </table:table-cell>
          <table:table-cell office:value-type="float" office:value="0.003944265" calcext:value-type="float">
            <text:p>0.003944265</text:p>
          </table:table-cell>
          <table:table-cell/>
          <table:table-cell office:value-type="float" office:value="0.003716188" calcext:value-type="float">
            <text:p>0.003716188</text:p>
          </table:table-cell>
          <table:table-cell office:value-type="float" office:value="0.002358892" calcext:value-type="float">
            <text:p>0.002358892</text:p>
          </table:table-cell>
          <table:table-cell office:value-type="float" office:value="0.00360681" calcext:value-type="float">
            <text:p>0.00360681</text:p>
          </table:table-cell>
          <table:table-cell office:value-type="float" office:value="0.002905662" calcext:value-type="float">
            <text:p>0.002905662</text:p>
          </table:table-cell>
          <table:table-cell/>
          <table:table-cell office:value-type="float" office:value="25.343001723" calcext:value-type="float">
            <text:p>25.343001723</text:p>
          </table:table-cell>
          <table:table-cell office:value-type="float" office:value="25.309512686" calcext:value-type="float">
            <text:p>25.309512686</text:p>
          </table:table-cell>
          <table:table-cell office:value-type="float" office:value="25.340303053" calcext:value-type="float">
            <text:p>25.340303053</text:p>
          </table:table-cell>
          <table:table-cell office:value-type="float" office:value="25.323003461" calcext:value-type="float">
            <text:p>25.323003461</text:p>
          </table:table-cell>
          <table:table-cell/>
          <table:table-cell office:value-type="float" office:value="0.0941941" calcext:value-type="float">
            <text:p>0.0941941</text:p>
          </table:table-cell>
          <table:table-cell office:value-type="float" office:value="0.059792008" calcext:value-type="float">
            <text:p>0.059792008</text:p>
          </table:table-cell>
          <table:table-cell office:value-type="float" office:value="0.091421868" calcext:value-type="float">
            <text:p>0.091421868</text:p>
          </table:table-cell>
          <table:table-cell office:value-type="float" office:value="0.073650651" calcext:value-type="float">
            <text:p>0.07365065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<text:s/>2019-11-18 20:12:17</text:p>
          </table:table-cell>
          <table:table-cell office:value-type="float" office:value="25.25131" calcext:value-type="float">
            <text:p>25.25131</text:p>
          </table:table-cell>
          <table:table-cell office:value-type="string" calcext:value-type="string">
            <text:p><text:s/></text:p>
          </table:table-cell>
          <table:table-cell office:value-type="float" office:value="0.578595469" calcext:value-type="float">
            <text:p>0.578595469</text:p>
          </table:table-cell>
          <table:table-cell office:value-type="float" office:value="0.424000671" calcext:value-type="float">
            <text:p>0.424000671</text:p>
          </table:table-cell>
          <table:table-cell office:value-type="float" office:value="0.548852151" calcext:value-type="float">
            <text:p>0.548852151</text:p>
          </table:table-cell>
          <table:table-cell office:value-type="float" office:value="0.482882915" calcext:value-type="float">
            <text:p>0.482882915</text:p>
          </table:table-cell>
          <table:table-cell/>
          <table:table-cell office:value-type="float" office:value="0.004727087" calcext:value-type="float">
            <text:p>0.004727087</text:p>
          </table:table-cell>
          <table:table-cell office:value-type="float" office:value="0.003464058" calcext:value-type="float">
            <text:p>0.003464058</text:p>
          </table:table-cell>
          <table:table-cell office:value-type="float" office:value="0.004484086" calcext:value-type="float">
            <text:p>0.004484086</text:p>
          </table:table-cell>
          <table:table-cell office:value-type="float" office:value="0.003945122" calcext:value-type="float">
            <text:p>0.003945122</text:p>
          </table:table-cell>
          <table:table-cell/>
          <table:table-cell office:value-type="float" office:value="0.003688484" calcext:value-type="float">
            <text:p>0.003688484</text:p>
          </table:table-cell>
          <table:table-cell office:value-type="float" office:value="0.002425455" calcext:value-type="float">
            <text:p>0.002425455</text:p>
          </table:table-cell>
          <table:table-cell office:value-type="float" office:value="0.003445483" calcext:value-type="float">
            <text:p>0.003445483</text:p>
          </table:table-cell>
          <table:table-cell office:value-type="float" office:value="0.002906519" calcext:value-type="float">
            <text:p>0.002906519</text:p>
          </table:table-cell>
          <table:table-cell/>
          <table:table-cell office:value-type="float" office:value="25.342318195" calcext:value-type="float">
            <text:p>25.342318195</text:p>
          </table:table-cell>
          <table:table-cell office:value-type="float" office:value="25.311155051" calcext:value-type="float">
            <text:p>25.311155051</text:p>
          </table:table-cell>
          <table:table-cell office:value-type="float" office:value="25.336322619" calcext:value-type="float">
            <text:p>25.336322619</text:p>
          </table:table-cell>
          <table:table-cell office:value-type="float" office:value="25.323024607" calcext:value-type="float">
            <text:p>25.323024607</text:p>
          </table:table-cell>
          <table:table-cell/>
          <table:table-cell office:value-type="float" office:value="0.093491941" calcext:value-type="float">
            <text:p>0.093491941</text:p>
          </table:table-cell>
          <table:table-cell office:value-type="float" office:value="0.061479161" calcext:value-type="float">
            <text:p>0.061479161</text:p>
          </table:table-cell>
          <table:table-cell office:value-type="float" office:value="0.08733293" calcext:value-type="float">
            <text:p>0.08733293</text:p>
          </table:table-cell>
          <table:table-cell office:value-type="float" office:value="0.073672374" calcext:value-type="float">
            <text:p>0.07367237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<text:s/>2019-11-18 20:12:19</text:p>
          </table:table-cell>
          <table:table-cell office:value-type="float" office:value="25.25636" calcext:value-type="float">
            <text:p>25.25636</text:p>
          </table:table-cell>
          <table:table-cell office:value-type="string" calcext:value-type="string">
            <text:p><text:s/></text:p>
          </table:table-cell>
          <table:table-cell office:value-type="float" office:value="0.578162739" calcext:value-type="float">
            <text:p>0.578162739</text:p>
          </table:table-cell>
          <table:table-cell office:value-type="float" office:value="0.424250415" calcext:value-type="float">
            <text:p>0.424250415</text:p>
          </table:table-cell>
          <table:table-cell office:value-type="float" office:value="0.548462337" calcext:value-type="float">
            <text:p>0.548462337</text:p>
          </table:table-cell>
          <table:table-cell office:value-type="float" office:value="0.482698737" calcext:value-type="float">
            <text:p>0.482698737</text:p>
          </table:table-cell>
          <table:table-cell/>
          <table:table-cell office:value-type="float" office:value="0.004723552" calcext:value-type="float">
            <text:p>0.004723552</text:p>
          </table:table-cell>
          <table:table-cell office:value-type="float" office:value="0.003466098" calcext:value-type="float">
            <text:p>0.003466098</text:p>
          </table:table-cell>
          <table:table-cell office:value-type="float" office:value="0.004480901" calcext:value-type="float">
            <text:p>0.004480901</text:p>
          </table:table-cell>
          <table:table-cell office:value-type="float" office:value="0.003943617" calcext:value-type="float">
            <text:p>0.003943617</text:p>
          </table:table-cell>
          <table:table-cell/>
          <table:table-cell office:value-type="float" office:value="0.003684949" calcext:value-type="float">
            <text:p>0.003684949</text:p>
          </table:table-cell>
          <table:table-cell office:value-type="float" office:value="0.002427495" calcext:value-type="float">
            <text:p>0.002427495</text:p>
          </table:table-cell>
          <table:table-cell office:value-type="float" office:value="0.003442299" calcext:value-type="float">
            <text:p>0.003442299</text:p>
          </table:table-cell>
          <table:table-cell office:value-type="float" office:value="0.002905014" calcext:value-type="float">
            <text:p>0.002905014</text:p>
          </table:table-cell>
          <table:table-cell/>
          <table:table-cell office:value-type="float" office:value="25.347284577" calcext:value-type="float">
            <text:p>25.347284577</text:p>
          </table:table-cell>
          <table:table-cell office:value-type="float" office:value="25.316259145" calcext:value-type="float">
            <text:p>25.316259145</text:p>
          </table:table-cell>
          <table:table-cell office:value-type="float" office:value="25.341297679" calcext:value-type="float">
            <text:p>25.341297679</text:p>
          </table:table-cell>
          <table:table-cell office:value-type="float" office:value="25.328041178" calcext:value-type="float">
            <text:p>25.328041178</text:p>
          </table:table-cell>
          <table:table-cell/>
          <table:table-cell office:value-type="float" office:value="0.093402335" calcext:value-type="float">
            <text:p>0.093402335</text:p>
          </table:table-cell>
          <table:table-cell office:value-type="float" office:value="0.061530877" calcext:value-type="float">
            <text:p>0.061530877</text:p>
          </table:table-cell>
          <table:table-cell office:value-type="float" office:value="0.08725221" calcext:value-type="float">
            <text:p>0.08725221</text:p>
          </table:table-cell>
          <table:table-cell office:value-type="float" office:value="0.073634235" calcext:value-type="float">
            <text:p>0.07363423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<text:s/>2019-11-18 20:12:20</text:p>
          </table:table-cell>
          <table:table-cell office:value-type="float" office:value="25.24625" calcext:value-type="float">
            <text:p>25.24625</text:p>
          </table:table-cell>
          <table:table-cell office:value-type="string" calcext:value-type="string">
            <text:p><text:s/></text:p>
          </table:table-cell>
          <table:table-cell office:value-type="float" office:value="0.577250788" calcext:value-type="float">
            <text:p>0.577250788</text:p>
          </table:table-cell>
          <table:table-cell office:value-type="float" office:value="0.426554135" calcext:value-type="float">
            <text:p>0.426554135</text:p>
          </table:table-cell>
          <table:table-cell office:value-type="float" office:value="0.543330973" calcext:value-type="float">
            <text:p>0.543330973</text:p>
          </table:table-cell>
          <table:table-cell office:value-type="float" office:value="0.48218256" calcext:value-type="float">
            <text:p>0.48218256</text:p>
          </table:table-cell>
          <table:table-cell/>
          <table:table-cell office:value-type="float" office:value="0.004716101" calcext:value-type="float">
            <text:p>0.004716101</text:p>
          </table:table-cell>
          <table:table-cell office:value-type="float" office:value="0.003484919" calcext:value-type="float">
            <text:p>0.003484919</text:p>
          </table:table-cell>
          <table:table-cell office:value-type="float" office:value="0.004438979" calcext:value-type="float">
            <text:p>0.004438979</text:p>
          </table:table-cell>
          <table:table-cell office:value-type="float" office:value="0.0039394" calcext:value-type="float">
            <text:p>0.0039394</text:p>
          </table:table-cell>
          <table:table-cell/>
          <table:table-cell office:value-type="float" office:value="0.003677498" calcext:value-type="float">
            <text:p>0.003677498</text:p>
          </table:table-cell>
          <table:table-cell office:value-type="float" office:value="0.002446317" calcext:value-type="float">
            <text:p>0.002446317</text:p>
          </table:table-cell>
          <table:table-cell office:value-type="float" office:value="0.003400376" calcext:value-type="float">
            <text:p>0.003400376</text:p>
          </table:table-cell>
          <table:table-cell office:value-type="float" office:value="0.002900797" calcext:value-type="float">
            <text:p>0.002900797</text:p>
          </table:table-cell>
          <table:table-cell/>
          <table:table-cell office:value-type="float" office:value="25.336993528" calcext:value-type="float">
            <text:p>25.336993528</text:p>
          </table:table-cell>
          <table:table-cell office:value-type="float" office:value="25.306616036" calcext:value-type="float">
            <text:p>25.306616036</text:p>
          </table:table-cell>
          <table:table-cell office:value-type="float" office:value="25.33015603" calcext:value-type="float">
            <text:p>25.33015603</text:p>
          </table:table-cell>
          <table:table-cell office:value-type="float" office:value="25.317829733" calcext:value-type="float">
            <text:p>25.317829733</text:p>
          </table:table-cell>
          <table:table-cell/>
          <table:table-cell office:value-type="float" office:value="0.093213496" calcext:value-type="float">
            <text:p>0.093213496</text:p>
          </table:table-cell>
          <table:table-cell office:value-type="float" office:value="0.06200793" calcext:value-type="float">
            <text:p>0.06200793</text:p>
          </table:table-cell>
          <table:table-cell office:value-type="float" office:value="0.086189642" calcext:value-type="float">
            <text:p>0.086189642</text:p>
          </table:table-cell>
          <table:table-cell office:value-type="float" office:value="0.073527347" calcext:value-type="float">
            <text:p>0.07352734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<text:s/>2019-11-18 20:12:21</text:p>
          </table:table-cell>
          <table:table-cell office:value-type="float" office:value="25.25636" calcext:value-type="float">
            <text:p>25.25636</text:p>
          </table:table-cell>
          <table:table-cell office:value-type="string" calcext:value-type="string">
            <text:p><text:s/></text:p>
          </table:table-cell>
          <table:table-cell office:value-type="float" office:value="0.578250358" calcext:value-type="float">
            <text:p>0.578250358</text:p>
          </table:table-cell>
          <table:table-cell office:value-type="float" office:value="0.424068621" calcext:value-type="float">
            <text:p>0.424068621</text:p>
          </table:table-cell>
          <table:table-cell office:value-type="float" office:value="0.545358723" calcext:value-type="float">
            <text:p>0.545358723</text:p>
          </table:table-cell>
          <table:table-cell office:value-type="float" office:value="0.48223084" calcext:value-type="float">
            <text:p>0.48223084</text:p>
          </table:table-cell>
          <table:table-cell/>
          <table:table-cell office:value-type="float" office:value="0.004724268" calcext:value-type="float">
            <text:p>0.004724268</text:p>
          </table:table-cell>
          <table:table-cell office:value-type="float" office:value="0.003464613" calcext:value-type="float">
            <text:p>0.003464613</text:p>
          </table:table-cell>
          <table:table-cell office:value-type="float" office:value="0.004455545" calcext:value-type="float">
            <text:p>0.004455545</text:p>
          </table:table-cell>
          <table:table-cell office:value-type="float" office:value="0.003939794" calcext:value-type="float">
            <text:p>0.003939794</text:p>
          </table:table-cell>
          <table:table-cell/>
          <table:table-cell office:value-type="float" office:value="0.003685665" calcext:value-type="float">
            <text:p>0.003685665</text:p>
          </table:table-cell>
          <table:table-cell office:value-type="float" office:value="0.00242601" calcext:value-type="float">
            <text:p>0.00242601</text:p>
          </table:table-cell>
          <table:table-cell office:value-type="float" office:value="0.003416942" calcext:value-type="float">
            <text:p>0.003416942</text:p>
          </table:table-cell>
          <table:table-cell office:value-type="float" office:value="0.002901192" calcext:value-type="float">
            <text:p>0.002901192</text:p>
          </table:table-cell>
          <table:table-cell/>
          <table:table-cell office:value-type="float" office:value="25.347302239" calcext:value-type="float">
            <text:p>25.347302239</text:p>
          </table:table-cell>
          <table:table-cell office:value-type="float" office:value="25.316222499" calcext:value-type="float">
            <text:p>25.316222499</text:p>
          </table:table-cell>
          <table:table-cell office:value-type="float" office:value="25.340672061" calcext:value-type="float">
            <text:p>25.340672061</text:p>
          </table:table-cell>
          <table:table-cell office:value-type="float" office:value="25.327946859" calcext:value-type="float">
            <text:p>25.327946859</text:p>
          </table:table-cell>
          <table:table-cell/>
          <table:table-cell office:value-type="float" office:value="0.093420478" calcext:value-type="float">
            <text:p>0.093420478</text:p>
          </table:table-cell>
          <table:table-cell office:value-type="float" office:value="0.061493231" calcext:value-type="float">
            <text:p>0.061493231</text:p>
          </table:table-cell>
          <table:table-cell office:value-type="float" office:value="0.086609535" calcext:value-type="float">
            <text:p>0.086609535</text:p>
          </table:table-cell>
          <table:table-cell office:value-type="float" office:value="0.073537345" calcext:value-type="float">
            <text:p>0.07353734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<text:s/>2019-11-18 20:12:22</text:p>
          </table:table-cell>
          <table:table-cell office:value-type="float" office:value="25.25131" calcext:value-type="float">
            <text:p>25.25131</text:p>
          </table:table-cell>
          <table:table-cell office:value-type="string" calcext:value-type="string">
            <text:p><text:s/></text:p>
          </table:table-cell>
          <table:table-cell office:value-type="float" office:value="0.581823657" calcext:value-type="float">
            <text:p>0.581823657</text:p>
          </table:table-cell>
          <table:table-cell office:value-type="float" office:value="0.416488697" calcext:value-type="float">
            <text:p>0.416488697</text:p>
          </table:table-cell>
          <table:table-cell office:value-type="float" office:value="0.566449829" calcext:value-type="float">
            <text:p>0.566449829</text:p>
          </table:table-cell>
          <table:table-cell office:value-type="float" office:value="0.482622443" calcext:value-type="float">
            <text:p>0.482622443</text:p>
          </table:table-cell>
          <table:table-cell/>
          <table:table-cell office:value-type="float" office:value="0.004753461" calcext:value-type="float">
            <text:p>0.004753461</text:p>
          </table:table-cell>
          <table:table-cell office:value-type="float" office:value="0.003402685" calcext:value-type="float">
            <text:p>0.003402685</text:p>
          </table:table-cell>
          <table:table-cell office:value-type="float" office:value="0.004627858" calcext:value-type="float">
            <text:p>0.004627858</text:p>
          </table:table-cell>
          <table:table-cell office:value-type="float" office:value="0.003942994" calcext:value-type="float">
            <text:p>0.003942994</text:p>
          </table:table-cell>
          <table:table-cell/>
          <table:table-cell office:value-type="float" office:value="0.003714859" calcext:value-type="float">
            <text:p>0.003714859</text:p>
          </table:table-cell>
          <table:table-cell office:value-type="float" office:value="0.002364083" calcext:value-type="float">
            <text:p>0.002364083</text:p>
          </table:table-cell>
          <table:table-cell office:value-type="float" office:value="0.003589255" calcext:value-type="float">
            <text:p>0.003589255</text:p>
          </table:table-cell>
          <table:table-cell office:value-type="float" office:value="0.002904391" calcext:value-type="float">
            <text:p>0.002904391</text:p>
          </table:table-cell>
          <table:table-cell/>
          <table:table-cell office:value-type="float" office:value="25.342968923" calcext:value-type="float">
            <text:p>25.342968923</text:p>
          </table:table-cell>
          <table:table-cell office:value-type="float" office:value="25.309640769" calcext:value-type="float">
            <text:p>25.309640769</text:p>
          </table:table-cell>
          <table:table-cell office:value-type="float" office:value="25.339869915" calcext:value-type="float">
            <text:p>25.339869915</text:p>
          </table:table-cell>
          <table:table-cell office:value-type="float" office:value="25.322972101" calcext:value-type="float">
            <text:p>25.322972101</text:p>
          </table:table-cell>
          <table:table-cell/>
          <table:table-cell office:value-type="float" office:value="0.094160405" calcext:value-type="float">
            <text:p>0.094160405</text:p>
          </table:table-cell>
          <table:table-cell office:value-type="float" office:value="0.059923583" calcext:value-type="float">
            <text:p>0.059923583</text:p>
          </table:table-cell>
          <table:table-cell office:value-type="float" office:value="0.090976923" calcext:value-type="float">
            <text:p>0.090976923</text:p>
          </table:table-cell>
          <table:table-cell office:value-type="float" office:value="0.073618437" calcext:value-type="float">
            <text:p>0.07361843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<text:s/>2019-11-18 20:12:24</text:p>
          </table:table-cell>
          <table:table-cell office:value-type="float" office:value="25.25636" calcext:value-type="float">
            <text:p>25.25636</text:p>
          </table:table-cell>
          <table:table-cell office:value-type="string" calcext:value-type="string">
            <text:p><text:s/></text:p>
          </table:table-cell>
          <table:table-cell office:value-type="float" office:value="0.581226418" calcext:value-type="float">
            <text:p>0.581226418</text:p>
          </table:table-cell>
          <table:table-cell office:value-type="float" office:value="0.415749003" calcext:value-type="float">
            <text:p>0.415749003</text:p>
          </table:table-cell>
          <table:table-cell office:value-type="float" office:value="0.568820902" calcext:value-type="float">
            <text:p>0.568820902</text:p>
          </table:table-cell>
          <table:table-cell office:value-type="float" office:value="0.482824502" calcext:value-type="float">
            <text:p>0.482824502</text:p>
          </table:table-cell>
          <table:table-cell/>
          <table:table-cell office:value-type="float" office:value="0.004748582" calcext:value-type="float">
            <text:p>0.004748582</text:p>
          </table:table-cell>
          <table:table-cell office:value-type="float" office:value="0.003396642" calcext:value-type="float">
            <text:p>0.003396642</text:p>
          </table:table-cell>
          <table:table-cell office:value-type="float" office:value="0.00464723" calcext:value-type="float">
            <text:p>0.00464723</text:p>
          </table:table-cell>
          <table:table-cell office:value-type="float" office:value="0.003944645" calcext:value-type="float">
            <text:p>0.003944645</text:p>
          </table:table-cell>
          <table:table-cell/>
          <table:table-cell office:value-type="float" office:value="0.003709979" calcext:value-type="float">
            <text:p>0.003709979</text:p>
          </table:table-cell>
          <table:table-cell office:value-type="float" office:value="0.002358039" calcext:value-type="float">
            <text:p>0.002358039</text:p>
          </table:table-cell>
          <table:table-cell office:value-type="float" office:value="0.003608627" calcext:value-type="float">
            <text:p>0.003608627</text:p>
          </table:table-cell>
          <table:table-cell office:value-type="float" office:value="0.002906042" calcext:value-type="float">
            <text:p>0.002906042</text:p>
          </table:table-cell>
          <table:table-cell/>
          <table:table-cell office:value-type="float" office:value="25.347902141" calcext:value-type="float">
            <text:p>25.347902141</text:p>
          </table:table-cell>
          <table:table-cell office:value-type="float" office:value="25.314545417" calcext:value-type="float">
            <text:p>25.314545417</text:p>
          </table:table-cell>
          <table:table-cell office:value-type="float" office:value="25.345401487" calcext:value-type="float">
            <text:p>25.345401487</text:p>
          </table:table-cell>
          <table:table-cell office:value-type="float" office:value="25.328066529" calcext:value-type="float">
            <text:p>25.328066529</text:p>
          </table:table-cell>
          <table:table-cell/>
          <table:table-cell office:value-type="float" office:value="0.094036735" calcext:value-type="float">
            <text:p>0.094036735</text:p>
          </table:table-cell>
          <table:table-cell office:value-type="float" office:value="0.059770407" calcext:value-type="float">
            <text:p>0.059770407</text:p>
          </table:table-cell>
          <table:table-cell office:value-type="float" office:value="0.091467906" calcext:value-type="float">
            <text:p>0.091467906</text:p>
          </table:table-cell>
          <table:table-cell office:value-type="float" office:value="0.073660279" calcext:value-type="float">
            <text:p>0.07366027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<text:s/>2019-11-18 20:12:25</text:p>
          </table:table-cell>
          <table:table-cell office:value-type="float" office:value="25.24625" calcext:value-type="float">
            <text:p>25.24625</text:p>
          </table:table-cell>
          <table:table-cell office:value-type="string" calcext:value-type="string">
            <text:p><text:s/></text:p>
          </table:table-cell>
          <table:table-cell office:value-type="float" office:value="0.579205224" calcext:value-type="float">
            <text:p>0.579205224</text:p>
          </table:table-cell>
          <table:table-cell office:value-type="float" office:value="0.421484759" calcext:value-type="float">
            <text:p>0.421484759</text:p>
          </table:table-cell>
          <table:table-cell office:value-type="float" office:value="0.555746026" calcext:value-type="float">
            <text:p>0.555746026</text:p>
          </table:table-cell>
          <table:table-cell office:value-type="float" office:value="0.482548533" calcext:value-type="float">
            <text:p>0.482548533</text:p>
          </table:table-cell>
          <table:table-cell/>
          <table:table-cell office:value-type="float" office:value="0.004732069" calcext:value-type="float">
            <text:p>0.004732069</text:p>
          </table:table-cell>
          <table:table-cell office:value-type="float" office:value="0.003443503" calcext:value-type="float">
            <text:p>0.003443503</text:p>
          </table:table-cell>
          <table:table-cell office:value-type="float" office:value="0.004540409" calcext:value-type="float">
            <text:p>0.004540409</text:p>
          </table:table-cell>
          <table:table-cell office:value-type="float" office:value="0.00394239" calcext:value-type="float">
            <text:p>0.00394239</text:p>
          </table:table-cell>
          <table:table-cell/>
          <table:table-cell office:value-type="float" office:value="0.003693466" calcext:value-type="float">
            <text:p>0.003693466</text:p>
          </table:table-cell>
          <table:table-cell office:value-type="float" office:value="0.0024049" calcext:value-type="float">
            <text:p>0.0024049</text:p>
          </table:table-cell>
          <table:table-cell office:value-type="float" office:value="0.003501806" calcext:value-type="float">
            <text:p>0.003501806</text:p>
          </table:table-cell>
          <table:table-cell office:value-type="float" office:value="0.002903787" calcext:value-type="float">
            <text:p>0.002903787</text:p>
          </table:table-cell>
          <table:table-cell/>
          <table:table-cell office:value-type="float" office:value="25.337387499" calcext:value-type="float">
            <text:p>25.337387499</text:p>
          </table:table-cell>
          <table:table-cell office:value-type="float" office:value="25.305594135" calcext:value-type="float">
            <text:p>25.305594135</text:p>
          </table:table-cell>
          <table:table-cell office:value-type="float" office:value="25.33265864" calcext:value-type="float">
            <text:p>25.33265864</text:p>
          </table:table-cell>
          <table:table-cell office:value-type="float" office:value="25.317903506" calcext:value-type="float">
            <text:p>25.317903506</text:p>
          </table:table-cell>
          <table:table-cell/>
          <table:table-cell office:value-type="float" office:value="0.093618203" calcext:value-type="float">
            <text:p>0.093618203</text:p>
          </table:table-cell>
          <table:table-cell office:value-type="float" office:value="0.060958167" calcext:value-type="float">
            <text:p>0.060958167</text:p>
          </table:table-cell>
          <table:table-cell office:value-type="float" office:value="0.088760463" calcext:value-type="float">
            <text:p>0.088760463</text:p>
          </table:table-cell>
          <table:table-cell office:value-type="float" office:value="0.073603132" calcext:value-type="float">
            <text:p>0.07360313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<text:s/>2019-11-18 20:12:26</text:p>
          </table:table-cell>
          <table:table-cell office:value-type="float" office:value="25.25131" calcext:value-type="float">
            <text:p>25.25131</text:p>
          </table:table-cell>
          <table:table-cell office:value-type="string" calcext:value-type="string">
            <text:p><text:s/></text:p>
          </table:table-cell>
          <table:table-cell office:value-type="float" office:value="0.57899482" calcext:value-type="float">
            <text:p>0.57899482</text:p>
          </table:table-cell>
          <table:table-cell office:value-type="float" office:value="0.421052625" calcext:value-type="float">
            <text:p>0.421052625</text:p>
          </table:table-cell>
          <table:table-cell office:value-type="float" office:value="0.553354091" calcext:value-type="float">
            <text:p>0.553354091</text:p>
          </table:table-cell>
          <table:table-cell office:value-type="float" office:value="0.482338724" calcext:value-type="float">
            <text:p>0.482338724</text:p>
          </table:table-cell>
          <table:table-cell/>
          <table:table-cell office:value-type="float" office:value="0.00473035" calcext:value-type="float">
            <text:p>0.00473035</text:p>
          </table:table-cell>
          <table:table-cell office:value-type="float" office:value="0.003439972" calcext:value-type="float">
            <text:p>0.003439972</text:p>
          </table:table-cell>
          <table:table-cell office:value-type="float" office:value="0.004520867" calcext:value-type="float">
            <text:p>0.004520867</text:p>
          </table:table-cell>
          <table:table-cell office:value-type="float" office:value="0.003940676" calcext:value-type="float">
            <text:p>0.003940676</text:p>
          </table:table-cell>
          <table:table-cell/>
          <table:table-cell office:value-type="float" office:value="0.003691747" calcext:value-type="float">
            <text:p>0.003691747</text:p>
          </table:table-cell>
          <table:table-cell office:value-type="float" office:value="0.00240137" calcext:value-type="float">
            <text:p>0.00240137</text:p>
          </table:table-cell>
          <table:table-cell office:value-type="float" office:value="0.003482264" calcext:value-type="float">
            <text:p>0.003482264</text:p>
          </table:table-cell>
          <table:table-cell office:value-type="float" office:value="0.002902073" calcext:value-type="float">
            <text:p>0.002902073</text:p>
          </table:table-cell>
          <table:table-cell/>
          <table:table-cell office:value-type="float" office:value="25.342398695" calcext:value-type="float">
            <text:p>25.342398695</text:p>
          </table:table-cell>
          <table:table-cell office:value-type="float" office:value="25.310560777" calcext:value-type="float">
            <text:p>25.310560777</text:p>
          </table:table-cell>
          <table:table-cell office:value-type="float" office:value="25.33723011" calcext:value-type="float">
            <text:p>25.33723011</text:p>
          </table:table-cell>
          <table:table-cell office:value-type="float" office:value="25.322914909" calcext:value-type="float">
            <text:p>25.322914909</text:p>
          </table:table-cell>
          <table:table-cell/>
          <table:table-cell office:value-type="float" office:value="0.093574635" calcext:value-type="float">
            <text:p>0.093574635</text:p>
          </table:table-cell>
          <table:table-cell office:value-type="float" office:value="0.06086868" calcext:value-type="float">
            <text:p>0.06086868</text:p>
          </table:table-cell>
          <table:table-cell office:value-type="float" office:value="0.088265159" calcext:value-type="float">
            <text:p>0.088265159</text:p>
          </table:table-cell>
          <table:table-cell office:value-type="float" office:value="0.073559685" calcext:value-type="float">
            <text:p>0.07355968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<text:s/>2019-11-18 20:12:27</text:p>
          </table:table-cell>
          <table:table-cell office:value-type="float" office:value="25.25636" calcext:value-type="float">
            <text:p>25.25636</text:p>
          </table:table-cell>
          <table:table-cell office:value-type="string" calcext:value-type="string">
            <text:p><text:s/></text:p>
          </table:table-cell>
          <table:table-cell office:value-type="float" office:value="0.577857563" calcext:value-type="float">
            <text:p>0.577857563</text:p>
          </table:table-cell>
          <table:table-cell office:value-type="float" office:value="0.423062494" calcext:value-type="float">
            <text:p>0.423062494</text:p>
          </table:table-cell>
          <table:table-cell office:value-type="float" office:value="0.544440215" calcext:value-type="float">
            <text:p>0.544440215</text:p>
          </table:table-cell>
          <table:table-cell office:value-type="float" office:value="0.481784997" calcext:value-type="float">
            <text:p>0.481784997</text:p>
          </table:table-cell>
          <table:table-cell/>
          <table:table-cell office:value-type="float" office:value="0.004721059" calcext:value-type="float">
            <text:p>0.004721059</text:p>
          </table:table-cell>
          <table:table-cell office:value-type="float" office:value="0.003456393" calcext:value-type="float">
            <text:p>0.003456393</text:p>
          </table:table-cell>
          <table:table-cell office:value-type="float" office:value="0.004448041" calcext:value-type="float">
            <text:p>0.004448041</text:p>
          </table:table-cell>
          <table:table-cell office:value-type="float" office:value="0.003936152" calcext:value-type="float">
            <text:p>0.003936152</text:p>
          </table:table-cell>
          <table:table-cell/>
          <table:table-cell office:value-type="float" office:value="0.003682456" calcext:value-type="float">
            <text:p>0.003682456</text:p>
          </table:table-cell>
          <table:table-cell office:value-type="float" office:value="0.00241779" calcext:value-type="float">
            <text:p>0.00241779</text:p>
          </table:table-cell>
          <table:table-cell office:value-type="float" office:value="0.003409438" calcext:value-type="float">
            <text:p>0.003409438</text:p>
          </table:table-cell>
          <table:table-cell office:value-type="float" office:value="0.002897549" calcext:value-type="float">
            <text:p>0.002897549</text:p>
          </table:table-cell>
          <table:table-cell/>
          <table:table-cell office:value-type="float" office:value="25.347223061" calcext:value-type="float">
            <text:p>25.347223061</text:p>
          </table:table-cell>
          <table:table-cell office:value-type="float" office:value="25.316019682" calcext:value-type="float">
            <text:p>25.316019682</text:p>
          </table:table-cell>
          <table:table-cell office:value-type="float" office:value="25.340486911" calcext:value-type="float">
            <text:p>25.340486911</text:p>
          </table:table-cell>
          <table:table-cell office:value-type="float" office:value="25.327856987" calcext:value-type="float">
            <text:p>25.327856987</text:p>
          </table:table-cell>
          <table:table-cell/>
          <table:table-cell office:value-type="float" office:value="0.093339142" calcext:value-type="float">
            <text:p>0.093339142</text:p>
          </table:table-cell>
          <table:table-cell office:value-type="float" office:value="0.061284883" calcext:value-type="float">
            <text:p>0.061284883</text:p>
          </table:table-cell>
          <table:table-cell office:value-type="float" office:value="0.086419337" calcext:value-type="float">
            <text:p>0.086419337</text:p>
          </table:table-cell>
          <table:table-cell office:value-type="float" office:value="0.073445022" calcext:value-type="float">
            <text:p>0.07344502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<text:s/>2019-11-18 20:12:29</text:p>
          </table:table-cell>
          <table:table-cell office:value-type="float" office:value="25.25131" calcext:value-type="float">
            <text:p>25.25131</text:p>
          </table:table-cell>
          <table:table-cell office:value-type="string" calcext:value-type="string">
            <text:p><text:s/></text:p>
          </table:table-cell>
          <table:table-cell office:value-type="float" office:value="0.576968858" calcext:value-type="float">
            <text:p>0.576968858</text:p>
          </table:table-cell>
          <table:table-cell office:value-type="float" office:value="0.424856594" calcext:value-type="float">
            <text:p>0.424856594</text:p>
          </table:table-cell>
          <table:table-cell office:value-type="float" office:value="0.546407765" calcext:value-type="float">
            <text:p>0.546407765</text:p>
          </table:table-cell>
          <table:table-cell office:value-type="float" office:value="0.482261238" calcext:value-type="float">
            <text:p>0.482261238</text:p>
          </table:table-cell>
          <table:table-cell/>
          <table:table-cell office:value-type="float" office:value="0.004713798" calcext:value-type="float">
            <text:p>0.004713798</text:p>
          </table:table-cell>
          <table:table-cell office:value-type="float" office:value="0.003471051" calcext:value-type="float">
            <text:p>0.003471051</text:p>
          </table:table-cell>
          <table:table-cell office:value-type="float" office:value="0.004464116" calcext:value-type="float">
            <text:p>0.004464116</text:p>
          </table:table-cell>
          <table:table-cell office:value-type="float" office:value="0.003940043" calcext:value-type="float">
            <text:p>0.003940043</text:p>
          </table:table-cell>
          <table:table-cell/>
          <table:table-cell office:value-type="float" office:value="0.003675195" calcext:value-type="float">
            <text:p>0.003675195</text:p>
          </table:table-cell>
          <table:table-cell office:value-type="float" office:value="0.002432448" calcext:value-type="float">
            <text:p>0.002432448</text:p>
          </table:table-cell>
          <table:table-cell office:value-type="float" office:value="0.003425513" calcext:value-type="float">
            <text:p>0.003425513</text:p>
          </table:table-cell>
          <table:table-cell office:value-type="float" office:value="0.00290144" calcext:value-type="float">
            <text:p>0.00290144</text:p>
          </table:table-cell>
          <table:table-cell/>
          <table:table-cell office:value-type="float" office:value="25.341990308" calcext:value-type="float">
            <text:p>25.341990308</text:p>
          </table:table-cell>
          <table:table-cell office:value-type="float" office:value="25.31132759" calcext:value-type="float">
            <text:p>25.31132759</text:p>
          </table:table-cell>
          <table:table-cell office:value-type="float" office:value="25.335829885" calcext:value-type="float">
            <text:p>25.335829885</text:p>
          </table:table-cell>
          <table:table-cell office:value-type="float" office:value="25.32289929" calcext:value-type="float">
            <text:p>25.32289929</text:p>
          </table:table-cell>
          <table:table-cell/>
          <table:table-cell office:value-type="float" office:value="0.093155116" calcext:value-type="float">
            <text:p>0.093155116</text:p>
          </table:table-cell>
          <table:table-cell office:value-type="float" office:value="0.061656405" calcext:value-type="float">
            <text:p>0.061656405</text:p>
          </table:table-cell>
          <table:table-cell office:value-type="float" office:value="0.086826763" calcext:value-type="float">
            <text:p>0.086826763</text:p>
          </table:table-cell>
          <table:table-cell office:value-type="float" office:value="0.07354364" calcext:value-type="float">
            <text:p>0.0735436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<text:s/>2019-11-18 20:12:30</text:p>
          </table:table-cell>
          <table:table-cell office:value-type="float" office:value="25.24625" calcext:value-type="float">
            <text:p>25.24625</text:p>
          </table:table-cell>
          <table:table-cell office:value-type="string" calcext:value-type="string">
            <text:p><text:s/></text:p>
          </table:table-cell>
          <table:table-cell office:value-type="float" office:value="0.578625271" calcext:value-type="float">
            <text:p>0.578625271</text:p>
          </table:table-cell>
          <table:table-cell office:value-type="float" office:value="0.421001365" calcext:value-type="float">
            <text:p>0.421001365</text:p>
          </table:table-cell>
          <table:table-cell office:value-type="float" office:value="0.553172893" calcext:value-type="float">
            <text:p>0.553172893</text:p>
          </table:table-cell>
          <table:table-cell office:value-type="float" office:value="0.482508598" calcext:value-type="float">
            <text:p>0.482508598</text:p>
          </table:table-cell>
          <table:table-cell/>
          <table:table-cell office:value-type="float" office:value="0.004727331" calcext:value-type="float">
            <text:p>0.004727331</text:p>
          </table:table-cell>
          <table:table-cell office:value-type="float" office:value="0.003439554" calcext:value-type="float">
            <text:p>0.003439554</text:p>
          </table:table-cell>
          <table:table-cell office:value-type="float" office:value="0.004519386" calcext:value-type="float">
            <text:p>0.004519386</text:p>
          </table:table-cell>
          <table:table-cell office:value-type="float" office:value="0.003942064" calcext:value-type="float">
            <text:p>0.003942064</text:p>
          </table:table-cell>
          <table:table-cell/>
          <table:table-cell office:value-type="float" office:value="0.003688728" calcext:value-type="float">
            <text:p>0.003688728</text:p>
          </table:table-cell>
          <table:table-cell office:value-type="float" office:value="0.002400951" calcext:value-type="float">
            <text:p>0.002400951</text:p>
          </table:table-cell>
          <table:table-cell office:value-type="float" office:value="0.003480784" calcext:value-type="float">
            <text:p>0.003480784</text:p>
          </table:table-cell>
          <table:table-cell office:value-type="float" office:value="0.002903461" calcext:value-type="float">
            <text:p>0.002903461</text:p>
          </table:table-cell>
          <table:table-cell/>
          <table:table-cell office:value-type="float" office:value="25.337270593" calcext:value-type="float">
            <text:p>25.337270593</text:p>
          </table:table-cell>
          <table:table-cell office:value-type="float" office:value="25.305496691" calcext:value-type="float">
            <text:p>25.305496691</text:p>
          </table:table-cell>
          <table:table-cell office:value-type="float" office:value="25.332139952" calcext:value-type="float">
            <text:p>25.332139952</text:p>
          </table:table-cell>
          <table:table-cell office:value-type="float" office:value="25.317895456" calcext:value-type="float">
            <text:p>25.317895456</text:p>
          </table:table-cell>
          <table:table-cell/>
          <table:table-cell office:value-type="float" office:value="0.093498112" calcext:value-type="float">
            <text:p>0.093498112</text:p>
          </table:table-cell>
          <table:table-cell office:value-type="float" office:value="0.060858066" calcext:value-type="float">
            <text:p>0.060858066</text:p>
          </table:table-cell>
          <table:table-cell office:value-type="float" office:value="0.088227637" calcext:value-type="float">
            <text:p>0.088227637</text:p>
          </table:table-cell>
          <table:table-cell office:value-type="float" office:value="0.073594862" calcext:value-type="float">
            <text:p>0.07359486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<text:s/>2019-11-18 20:12:31</text:p>
          </table:table-cell>
          <table:table-cell office:value-type="float" office:value="25.25131" calcext:value-type="float">
            <text:p>25.25131</text:p>
          </table:table-cell>
          <table:table-cell office:value-type="string" calcext:value-type="string">
            <text:p><text:s/></text:p>
          </table:table-cell>
          <table:table-cell office:value-type="float" office:value="0.579562256" calcext:value-type="float">
            <text:p>0.579562256</text:p>
          </table:table-cell>
          <table:table-cell office:value-type="float" office:value="0.419964244" calcext:value-type="float">
            <text:p>0.419964244</text:p>
          </table:table-cell>
          <table:table-cell office:value-type="float" office:value="0.55680222" calcext:value-type="float">
            <text:p>0.55680222</text:p>
          </table:table-cell>
          <table:table-cell office:value-type="float" office:value="0.482347069" calcext:value-type="float">
            <text:p>0.482347069</text:p>
          </table:table-cell>
          <table:table-cell/>
          <table:table-cell office:value-type="float" office:value="0.004734986" calcext:value-type="float">
            <text:p>0.004734986</text:p>
          </table:table-cell>
          <table:table-cell office:value-type="float" office:value="0.00343108" calcext:value-type="float">
            <text:p>0.00343108</text:p>
          </table:table-cell>
          <table:table-cell office:value-type="float" office:value="0.004549038" calcext:value-type="float">
            <text:p>0.004549038</text:p>
          </table:table-cell>
          <table:table-cell office:value-type="float" office:value="0.003940744" calcext:value-type="float">
            <text:p>0.003940744</text:p>
          </table:table-cell>
          <table:table-cell/>
          <table:table-cell office:value-type="float" office:value="0.003696383" calcext:value-type="float">
            <text:p>0.003696383</text:p>
          </table:table-cell>
          <table:table-cell office:value-type="float" office:value="0.002392478" calcext:value-type="float">
            <text:p>0.002392478</text:p>
          </table:table-cell>
          <table:table-cell office:value-type="float" office:value="0.003510435" calcext:value-type="float">
            <text:p>0.003510435</text:p>
          </table:table-cell>
          <table:table-cell office:value-type="float" office:value="0.002902141" calcext:value-type="float">
            <text:p>0.002902141</text:p>
          </table:table-cell>
          <table:table-cell/>
          <table:table-cell office:value-type="float" office:value="25.342513077" calcext:value-type="float">
            <text:p>25.342513077</text:p>
          </table:table-cell>
          <table:table-cell office:value-type="float" office:value="25.310341378" calcext:value-type="float">
            <text:p>25.310341378</text:p>
          </table:table-cell>
          <table:table-cell office:value-type="float" office:value="25.337925175" calcext:value-type="float">
            <text:p>25.337925175</text:p>
          </table:table-cell>
          <table:table-cell office:value-type="float" office:value="25.322916591" calcext:value-type="float">
            <text:p>25.322916591</text:p>
          </table:table-cell>
          <table:table-cell/>
          <table:table-cell office:value-type="float" office:value="0.093692135" calcext:value-type="float">
            <text:p>0.093692135</text:p>
          </table:table-cell>
          <table:table-cell office:value-type="float" office:value="0.060643299" calcext:value-type="float">
            <text:p>0.060643299</text:p>
          </table:table-cell>
          <table:table-cell office:value-type="float" office:value="0.088979172" calcext:value-type="float">
            <text:p>0.088979172</text:p>
          </table:table-cell>
          <table:table-cell office:value-type="float" office:value="0.073561413" calcext:value-type="float">
            <text:p>0.07356141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<text:s/>2019-11-18 20:12:32</text:p>
          </table:table-cell>
          <table:table-cell office:value-type="float" office:value="25.25636" calcext:value-type="float">
            <text:p>25.25636</text:p>
          </table:table-cell>
          <table:table-cell office:value-type="string" calcext:value-type="string">
            <text:p><text:s/></text:p>
          </table:table-cell>
          <table:table-cell office:value-type="float" office:value="0.581393311" calcext:value-type="float">
            <text:p>0.581393311</text:p>
          </table:table-cell>
          <table:table-cell office:value-type="float" office:value="0.415384223" calcext:value-type="float">
            <text:p>0.415384223</text:p>
          </table:table-cell>
          <table:table-cell office:value-type="float" office:value="0.567172237" calcext:value-type="float">
            <text:p>0.567172237</text:p>
          </table:table-cell>
          <table:table-cell office:value-type="float" office:value="0.482187925" calcext:value-type="float">
            <text:p>0.482187925</text:p>
          </table:table-cell>
          <table:table-cell/>
          <table:table-cell office:value-type="float" office:value="0.004749945" calcext:value-type="float">
            <text:p>0.004749945</text:p>
          </table:table-cell>
          <table:table-cell office:value-type="float" office:value="0.003393662" calcext:value-type="float">
            <text:p>0.003393662</text:p>
          </table:table-cell>
          <table:table-cell office:value-type="float" office:value="0.00463376" calcext:value-type="float">
            <text:p>0.00463376</text:p>
          </table:table-cell>
          <table:table-cell office:value-type="float" office:value="0.003939444" calcext:value-type="float">
            <text:p>0.003939444</text:p>
          </table:table-cell>
          <table:table-cell/>
          <table:table-cell office:value-type="float" office:value="0.003711343" calcext:value-type="float">
            <text:p>0.003711343</text:p>
          </table:table-cell>
          <table:table-cell office:value-type="float" office:value="0.002355059" calcext:value-type="float">
            <text:p>0.002355059</text:p>
          </table:table-cell>
          <table:table-cell office:value-type="float" office:value="0.003595157" calcext:value-type="float">
            <text:p>0.003595157</text:p>
          </table:table-cell>
          <table:table-cell office:value-type="float" office:value="0.002900841" calcext:value-type="float">
            <text:p>0.002900841</text:p>
          </table:table-cell>
          <table:table-cell/>
          <table:table-cell office:value-type="float" office:value="25.347935782" calcext:value-type="float">
            <text:p>25.347935782</text:p>
          </table:table-cell>
          <table:table-cell office:value-type="float" office:value="25.314471884" calcext:value-type="float">
            <text:p>25.314471884</text:p>
          </table:table-cell>
          <table:table-cell office:value-type="float" office:value="25.345069156" calcext:value-type="float">
            <text:p>25.345069156</text:p>
          </table:table-cell>
          <table:table-cell office:value-type="float" office:value="25.327938209" calcext:value-type="float">
            <text:p>25.327938209</text:p>
          </table:table-cell>
          <table:table-cell/>
          <table:table-cell office:value-type="float" office:value="0.094071293" calcext:value-type="float">
            <text:p>0.094071293</text:p>
          </table:table-cell>
          <table:table-cell office:value-type="float" office:value="0.059694869" calcext:value-type="float">
            <text:p>0.059694869</text:p>
          </table:table-cell>
          <table:table-cell office:value-type="float" office:value="0.091126514" calcext:value-type="float">
            <text:p>0.091126514</text:p>
          </table:table-cell>
          <table:table-cell office:value-type="float" office:value="0.073528458" calcext:value-type="float">
            <text:p>0.07352845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<text:s/>2019-11-18 20:12:34</text:p>
          </table:table-cell>
          <table:table-cell office:value-type="float" office:value="25.25131" calcext:value-type="float">
            <text:p>25.25131</text:p>
          </table:table-cell>
          <table:table-cell office:value-type="string" calcext:value-type="string">
            <text:p><text:s/></text:p>
          </table:table-cell>
          <table:table-cell office:value-type="float" office:value="0.57720668" calcext:value-type="float">
            <text:p>0.57720668</text:p>
          </table:table-cell>
          <table:table-cell office:value-type="float" office:value="0.425785235" calcext:value-type="float">
            <text:p>0.425785235</text:p>
          </table:table-cell>
          <table:table-cell office:value-type="float" office:value="0.543311303" calcext:value-type="float">
            <text:p>0.543311303</text:p>
          </table:table-cell>
          <table:table-cell office:value-type="float" office:value="0.481928048" calcext:value-type="float">
            <text:p>0.481928048</text:p>
          </table:table-cell>
          <table:table-cell/>
          <table:table-cell office:value-type="float" office:value="0.004715741" calcext:value-type="float">
            <text:p>0.004715741</text:p>
          </table:table-cell>
          <table:table-cell office:value-type="float" office:value="0.003478638" calcext:value-type="float">
            <text:p>0.003478638</text:p>
          </table:table-cell>
          <table:table-cell office:value-type="float" office:value="0.004438818" calcext:value-type="float">
            <text:p>0.004438818</text:p>
          </table:table-cell>
          <table:table-cell office:value-type="float" office:value="0.003937321" calcext:value-type="float">
            <text:p>0.003937321</text:p>
          </table:table-cell>
          <table:table-cell/>
          <table:table-cell office:value-type="float" office:value="0.003677138" calcext:value-type="float">
            <text:p>0.003677138</text:p>
          </table:table-cell>
          <table:table-cell office:value-type="float" office:value="0.002440035" calcext:value-type="float">
            <text:p>0.002440035</text:p>
          </table:table-cell>
          <table:table-cell office:value-type="float" office:value="0.003400215" calcext:value-type="float">
            <text:p>0.003400215</text:p>
          </table:table-cell>
          <table:table-cell office:value-type="float" office:value="0.002898718" calcext:value-type="float">
            <text:p>0.002898718</text:p>
          </table:table-cell>
          <table:table-cell/>
          <table:table-cell office:value-type="float" office:value="25.342038248" calcext:value-type="float">
            <text:p>25.342038248</text:p>
          </table:table-cell>
          <table:table-cell office:value-type="float" office:value="25.311514787" calcext:value-type="float">
            <text:p>25.311514787</text:p>
          </table:table-cell>
          <table:table-cell office:value-type="float" office:value="25.335205707" calcext:value-type="float">
            <text:p>25.335205707</text:p>
          </table:table-cell>
          <table:table-cell office:value-type="float" office:value="25.322832125" calcext:value-type="float">
            <text:p>25.322832125</text:p>
          </table:table-cell>
          <table:table-cell/>
          <table:table-cell office:value-type="float" office:value="0.093204362" calcext:value-type="float">
            <text:p>0.093204362</text:p>
          </table:table-cell>
          <table:table-cell office:value-type="float" office:value="0.061848707" calcext:value-type="float">
            <text:p>0.061848707</text:p>
          </table:table-cell>
          <table:table-cell office:value-type="float" office:value="0.086185569" calcext:value-type="float">
            <text:p>0.086185569</text:p>
          </table:table-cell>
          <table:table-cell office:value-type="float" office:value="0.073474644" calcext:value-type="float">
            <text:p>0.07347464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<text:s/>2019-11-18 20:12:35</text:p>
          </table:table-cell>
          <table:table-cell office:value-type="float" office:value="25.25131" calcext:value-type="float">
            <text:p>25.25131</text:p>
          </table:table-cell>
          <table:table-cell office:value-type="string" calcext:value-type="string">
            <text:p><text:s/></text:p>
          </table:table-cell>
          <table:table-cell office:value-type="float" office:value="0.578801701" calcext:value-type="float">
            <text:p>0.578801701</text:p>
          </table:table-cell>
          <table:table-cell office:value-type="float" office:value="0.423449924" calcext:value-type="float">
            <text:p>0.423449924</text:p>
          </table:table-cell>
          <table:table-cell office:value-type="float" office:value="0.546318358" calcext:value-type="float">
            <text:p>0.546318358</text:p>
          </table:table-cell>
          <table:table-cell office:value-type="float" office:value="0.482099114" calcext:value-type="float">
            <text:p>0.482099114</text:p>
          </table:table-cell>
          <table:table-cell/>
          <table:table-cell office:value-type="float" office:value="0.004728772" calcext:value-type="float">
            <text:p>0.004728772</text:p>
          </table:table-cell>
          <table:table-cell office:value-type="float" office:value="0.003459558" calcext:value-type="float">
            <text:p>0.003459558</text:p>
          </table:table-cell>
          <table:table-cell office:value-type="float" office:value="0.004463385" calcext:value-type="float">
            <text:p>0.004463385</text:p>
          </table:table-cell>
          <table:table-cell office:value-type="float" office:value="0.003938718" calcext:value-type="float">
            <text:p>0.003938718</text:p>
          </table:table-cell>
          <table:table-cell/>
          <table:table-cell office:value-type="float" office:value="0.003690169" calcext:value-type="float">
            <text:p>0.003690169</text:p>
          </table:table-cell>
          <table:table-cell office:value-type="float" office:value="0.002420955" calcext:value-type="float">
            <text:p>0.002420955</text:p>
          </table:table-cell>
          <table:table-cell office:value-type="float" office:value="0.003424783" calcext:value-type="float">
            <text:p>0.003424783</text:p>
          </table:table-cell>
          <table:table-cell office:value-type="float" office:value="0.002900116" calcext:value-type="float">
            <text:p>0.002900116</text:p>
          </table:table-cell>
          <table:table-cell/>
          <table:table-cell office:value-type="float" office:value="25.342359767" calcext:value-type="float">
            <text:p>25.342359767</text:p>
          </table:table-cell>
          <table:table-cell office:value-type="float" office:value="25.31104403" calcext:value-type="float">
            <text:p>25.31104403</text:p>
          </table:table-cell>
          <table:table-cell office:value-type="float" office:value="25.335811863" calcext:value-type="float">
            <text:p>25.335811863</text:p>
          </table:table-cell>
          <table:table-cell office:value-type="float" office:value="25.322866609" calcext:value-type="float">
            <text:p>25.322866609</text:p>
          </table:table-cell>
          <table:table-cell/>
          <table:table-cell office:value-type="float" office:value="0.093534645" calcext:value-type="float">
            <text:p>0.093534645</text:p>
          </table:table-cell>
          <table:table-cell office:value-type="float" office:value="0.061365112" calcext:value-type="float">
            <text:p>0.061365112</text:p>
          </table:table-cell>
          <table:table-cell office:value-type="float" office:value="0.08680825" calcext:value-type="float">
            <text:p>0.08680825</text:p>
          </table:table-cell>
          <table:table-cell office:value-type="float" office:value="0.073510068" calcext:value-type="float">
            <text:p>0.07351006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<text:s/>2019-11-18 20:12:36</text:p>
          </table:table-cell>
          <table:table-cell office:value-type="float" office:value="25.25131" calcext:value-type="float">
            <text:p>25.25131</text:p>
          </table:table-cell>
          <table:table-cell office:value-type="string" calcext:value-type="string">
            <text:p><text:s/></text:p>
          </table:table-cell>
          <table:table-cell office:value-type="float" office:value="0.581320594" calcext:value-type="float">
            <text:p>0.581320594</text:p>
          </table:table-cell>
          <table:table-cell office:value-type="float" office:value="0.418466379" calcext:value-type="float">
            <text:p>0.418466379</text:p>
          </table:table-cell>
          <table:table-cell office:value-type="float" office:value="0.560253329" calcext:value-type="float">
            <text:p>0.560253329</text:p>
          </table:table-cell>
          <table:table-cell office:value-type="float" office:value="0.482329188" calcext:value-type="float">
            <text:p>0.482329188</text:p>
          </table:table-cell>
          <table:table-cell/>
          <table:table-cell office:value-type="float" office:value="0.004749351" calcext:value-type="float">
            <text:p>0.004749351</text:p>
          </table:table-cell>
          <table:table-cell office:value-type="float" office:value="0.003418843" calcext:value-type="float">
            <text:p>0.003418843</text:p>
          </table:table-cell>
          <table:table-cell office:value-type="float" office:value="0.004577233" calcext:value-type="float">
            <text:p>0.004577233</text:p>
          </table:table-cell>
          <table:table-cell office:value-type="float" office:value="0.003940598" calcext:value-type="float">
            <text:p>0.003940598</text:p>
          </table:table-cell>
          <table:table-cell/>
          <table:table-cell office:value-type="float" office:value="0.003710749" calcext:value-type="float">
            <text:p>0.003710749</text:p>
          </table:table-cell>
          <table:table-cell office:value-type="float" office:value="0.00238024" calcext:value-type="float">
            <text:p>0.00238024</text:p>
          </table:table-cell>
          <table:table-cell office:value-type="float" office:value="0.00353863" calcext:value-type="float">
            <text:p>0.00353863</text:p>
          </table:table-cell>
          <table:table-cell office:value-type="float" office:value="0.002901995" calcext:value-type="float">
            <text:p>0.002901995</text:p>
          </table:table-cell>
          <table:table-cell/>
          <table:table-cell office:value-type="float" office:value="25.342867517" calcext:value-type="float">
            <text:p>25.342867517</text:p>
          </table:table-cell>
          <table:table-cell office:value-type="float" office:value="25.310039435" calcext:value-type="float">
            <text:p>25.310039435</text:p>
          </table:table-cell>
          <table:table-cell office:value-type="float" office:value="25.338620841" calcext:value-type="float">
            <text:p>25.338620841</text:p>
          </table:table-cell>
          <table:table-cell office:value-type="float" office:value="25.322912987" calcext:value-type="float">
            <text:p>25.322912987</text:p>
          </table:table-cell>
          <table:table-cell/>
          <table:table-cell office:value-type="float" office:value="0.094056236" calcext:value-type="float">
            <text:p>0.094056236</text:p>
          </table:table-cell>
          <table:table-cell office:value-type="float" office:value="0.060333121" calcext:value-type="float">
            <text:p>0.060333121</text:p>
          </table:table-cell>
          <table:table-cell office:value-type="float" office:value="0.089693801" calcext:value-type="float">
            <text:p>0.089693801</text:p>
          </table:table-cell>
          <table:table-cell office:value-type="float" office:value="0.073557711" calcext:value-type="float">
            <text:p>0.07355771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<text:s/>2019-11-18 20:12:38</text:p>
          </table:table-cell>
          <table:table-cell office:value-type="float" office:value="25.25131" calcext:value-type="float">
            <text:p>25.25131</text:p>
          </table:table-cell>
          <table:table-cell office:value-type="string" calcext:value-type="string">
            <text:p><text:s/></text:p>
          </table:table-cell>
          <table:table-cell office:value-type="float" office:value="0.578666994" calcext:value-type="float">
            <text:p>0.578666994</text:p>
          </table:table-cell>
          <table:table-cell office:value-type="float" office:value="0.423166802" calcext:value-type="float">
            <text:p>0.423166802</text:p>
          </table:table-cell>
          <table:table-cell office:value-type="float" office:value="0.549842781" calcext:value-type="float">
            <text:p>0.549842781</text:p>
          </table:table-cell>
          <table:table-cell office:value-type="float" office:value="0.482414422" calcext:value-type="float">
            <text:p>0.482414422</text:p>
          </table:table-cell>
          <table:table-cell/>
          <table:table-cell office:value-type="float" office:value="0.004727672" calcext:value-type="float">
            <text:p>0.004727672</text:p>
          </table:table-cell>
          <table:table-cell office:value-type="float" office:value="0.003457245" calcext:value-type="float">
            <text:p>0.003457245</text:p>
          </table:table-cell>
          <table:table-cell office:value-type="float" office:value="0.00449218" calcext:value-type="float">
            <text:p>0.00449218</text:p>
          </table:table-cell>
          <table:table-cell office:value-type="float" office:value="0.003941294" calcext:value-type="float">
            <text:p>0.003941294</text:p>
          </table:table-cell>
          <table:table-cell/>
          <table:table-cell office:value-type="float" office:value="0.003689069" calcext:value-type="float">
            <text:p>0.003689069</text:p>
          </table:table-cell>
          <table:table-cell office:value-type="float" office:value="0.002418642" calcext:value-type="float">
            <text:p>0.002418642</text:p>
          </table:table-cell>
          <table:table-cell office:value-type="float" office:value="0.003453577" calcext:value-type="float">
            <text:p>0.003453577</text:p>
          </table:table-cell>
          <table:table-cell office:value-type="float" office:value="0.002902692" calcext:value-type="float">
            <text:p>0.002902692</text:p>
          </table:table-cell>
          <table:table-cell/>
          <table:table-cell office:value-type="float" office:value="25.342332613" calcext:value-type="float">
            <text:p>25.342332613</text:p>
          </table:table-cell>
          <table:table-cell office:value-type="float" office:value="25.310986958" calcext:value-type="float">
            <text:p>25.310986958</text:p>
          </table:table-cell>
          <table:table-cell office:value-type="float" office:value="25.336522308" calcext:value-type="float">
            <text:p>25.336522308</text:p>
          </table:table-cell>
          <table:table-cell office:value-type="float" office:value="25.322930169" calcext:value-type="float">
            <text:p>25.322930169</text:p>
          </table:table-cell>
          <table:table-cell/>
          <table:table-cell office:value-type="float" office:value="0.093506751" calcext:value-type="float">
            <text:p>0.093506751</text:p>
          </table:table-cell>
          <table:table-cell office:value-type="float" office:value="0.061306483" calcext:value-type="float">
            <text:p>0.061306483</text:p>
          </table:table-cell>
          <table:table-cell office:value-type="float" office:value="0.087538062" calcext:value-type="float">
            <text:p>0.087538062</text:p>
          </table:table-cell>
          <table:table-cell office:value-type="float" office:value="0.073575361" calcext:value-type="float">
            <text:p>0.07357536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<text:s/>2019-11-18 20:12:39</text:p>
          </table:table-cell>
          <table:table-cell office:value-type="float" office:value="25.26142" calcext:value-type="float">
            <text:p>25.26142</text:p>
          </table:table-cell>
          <table:table-cell office:value-type="string" calcext:value-type="string">
            <text:p><text:s/></text:p>
          </table:table-cell>
          <table:table-cell office:value-type="float" office:value="0.576697657" calcext:value-type="float">
            <text:p>0.576697657</text:p>
          </table:table-cell>
          <table:table-cell office:value-type="float" office:value="0.422657183" calcext:value-type="float">
            <text:p>0.422657183</text:p>
          </table:table-cell>
          <table:table-cell office:value-type="float" office:value="0.551815695" calcext:value-type="float">
            <text:p>0.551815695</text:p>
          </table:table-cell>
          <table:table-cell office:value-type="float" office:value="0.482223687" calcext:value-type="float">
            <text:p>0.482223687</text:p>
          </table:table-cell>
          <table:table-cell/>
          <table:table-cell office:value-type="float" office:value="0.004711582" calcext:value-type="float">
            <text:p>0.004711582</text:p>
          </table:table-cell>
          <table:table-cell office:value-type="float" office:value="0.003453082" calcext:value-type="float">
            <text:p>0.003453082</text:p>
          </table:table-cell>
          <table:table-cell office:value-type="float" office:value="0.004508298" calcext:value-type="float">
            <text:p>0.004508298</text:p>
          </table:table-cell>
          <table:table-cell office:value-type="float" office:value="0.003939736" calcext:value-type="float">
            <text:p>0.003939736</text:p>
          </table:table-cell>
          <table:table-cell/>
          <table:table-cell office:value-type="float" office:value="0.003672979" calcext:value-type="float">
            <text:p>0.003672979</text:p>
          </table:table-cell>
          <table:table-cell office:value-type="float" office:value="0.002414479" calcext:value-type="float">
            <text:p>0.002414479</text:p>
          </table:table-cell>
          <table:table-cell office:value-type="float" office:value="0.003469695" calcext:value-type="float">
            <text:p>0.003469695</text:p>
          </table:table-cell>
          <table:table-cell office:value-type="float" office:value="0.002901133" calcext:value-type="float">
            <text:p>0.002901133</text:p>
          </table:table-cell>
          <table:table-cell/>
          <table:table-cell office:value-type="float" office:value="25.352042864" calcext:value-type="float">
            <text:p>25.352042864</text:p>
          </table:table-cell>
          <table:table-cell office:value-type="float" office:value="25.320991731" calcext:value-type="float">
            <text:p>25.320991731</text:p>
          </table:table-cell>
          <table:table-cell office:value-type="float" office:value="25.347027272" calcext:value-type="float">
            <text:p>25.347027272</text:p>
          </table:table-cell>
          <table:table-cell office:value-type="float" office:value="25.332999115" calcext:value-type="float">
            <text:p>25.332999115</text:p>
          </table:table-cell>
          <table:table-cell/>
          <table:table-cell office:value-type="float" office:value="0.093098958" calcext:value-type="float">
            <text:p>0.093098958</text:p>
          </table:table-cell>
          <table:table-cell office:value-type="float" office:value="0.061200952" calcext:value-type="float">
            <text:p>0.061200952</text:p>
          </table:table-cell>
          <table:table-cell office:value-type="float" office:value="0.087946599" calcext:value-type="float">
            <text:p>0.087946599</text:p>
          </table:table-cell>
          <table:table-cell office:value-type="float" office:value="0.073535864" calcext:value-type="float">
            <text:p>0.07353586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<text:s/>2019-11-18 20:12:40</text:p>
          </table:table-cell>
          <table:table-cell office:value-type="float" office:value="25.26142" calcext:value-type="float">
            <text:p>25.26142</text:p>
          </table:table-cell>
          <table:table-cell office:value-type="string" calcext:value-type="string">
            <text:p><text:s/></text:p>
          </table:table-cell>
          <table:table-cell office:value-type="float" office:value="0.576931903" calcext:value-type="float">
            <text:p>0.576931903</text:p>
          </table:table-cell>
          <table:table-cell office:value-type="float" office:value="0.42562907" calcext:value-type="float">
            <text:p>0.42562907</text:p>
          </table:table-cell>
          <table:table-cell office:value-type="float" office:value="0.542857116" calcext:value-type="float">
            <text:p>0.542857116</text:p>
          </table:table-cell>
          <table:table-cell office:value-type="float" office:value="0.481876192" calcext:value-type="float">
            <text:p>0.481876192</text:p>
          </table:table-cell>
          <table:table-cell/>
          <table:table-cell office:value-type="float" office:value="0.004713496" calcext:value-type="float">
            <text:p>0.004713496</text:p>
          </table:table-cell>
          <table:table-cell office:value-type="float" office:value="0.003477362" calcext:value-type="float">
            <text:p>0.003477362</text:p>
          </table:table-cell>
          <table:table-cell office:value-type="float" office:value="0.004435107" calcext:value-type="float">
            <text:p>0.004435107</text:p>
          </table:table-cell>
          <table:table-cell office:value-type="float" office:value="0.003936897" calcext:value-type="float">
            <text:p>0.003936897</text:p>
          </table:table-cell>
          <table:table-cell/>
          <table:table-cell office:value-type="float" office:value="0.003674893" calcext:value-type="float">
            <text:p>0.003674893</text:p>
          </table:table-cell>
          <table:table-cell office:value-type="float" office:value="0.002438759" calcext:value-type="float">
            <text:p>0.002438759</text:p>
          </table:table-cell>
          <table:table-cell office:value-type="float" office:value="0.003396504" calcext:value-type="float">
            <text:p>0.003396504</text:p>
          </table:table-cell>
          <table:table-cell office:value-type="float" office:value="0.002898294" calcext:value-type="float">
            <text:p>0.002898294</text:p>
          </table:table-cell>
          <table:table-cell/>
          <table:table-cell office:value-type="float" office:value="25.352090082" calcext:value-type="float">
            <text:p>25.352090082</text:p>
          </table:table-cell>
          <table:table-cell office:value-type="float" office:value="25.321590806" calcext:value-type="float">
            <text:p>25.321590806</text:p>
          </table:table-cell>
          <table:table-cell office:value-type="float" office:value="25.345221437" calcext:value-type="float">
            <text:p>25.345221437</text:p>
          </table:table-cell>
          <table:table-cell office:value-type="float" office:value="25.332929068" calcext:value-type="float">
            <text:p>25.332929068</text:p>
          </table:table-cell>
          <table:table-cell/>
          <table:table-cell office:value-type="float" office:value="0.093147464" calcext:value-type="float">
            <text:p>0.093147464</text:p>
          </table:table-cell>
          <table:table-cell office:value-type="float" office:value="0.061816369" calcext:value-type="float">
            <text:p>0.061816369</text:p>
          </table:table-cell>
          <table:table-cell office:value-type="float" office:value="0.086091519" calcext:value-type="float">
            <text:p>0.086091519</text:p>
          </table:table-cell>
          <table:table-cell office:value-type="float" office:value="0.073463906" calcext:value-type="float">
            <text:p>0.07346390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<text:s/>2019-11-18 20:12:41</text:p>
          </table:table-cell>
          <table:table-cell office:value-type="float" office:value="25.25636" calcext:value-type="float">
            <text:p>25.25636</text:p>
          </table:table-cell>
          <table:table-cell office:value-type="string" calcext:value-type="string">
            <text:p><text:s/></text:p>
          </table:table-cell>
          <table:table-cell office:value-type="float" office:value="0.577890942" calcext:value-type="float">
            <text:p>0.577890942</text:p>
          </table:table-cell>
          <table:table-cell office:value-type="float" office:value="0.421917489" calcext:value-type="float">
            <text:p>0.421917489</text:p>
          </table:table-cell>
          <table:table-cell office:value-type="float" office:value="0.546475714" calcext:value-type="float">
            <text:p>0.546475714</text:p>
          </table:table-cell>
          <table:table-cell office:value-type="float" office:value="0.481602011" calcext:value-type="float">
            <text:p>0.481602011</text:p>
          </table:table-cell>
          <table:table-cell/>
          <table:table-cell office:value-type="float" office:value="0.004721331" calcext:value-type="float">
            <text:p>0.004721331</text:p>
          </table:table-cell>
          <table:table-cell office:value-type="float" office:value="0.003447038" calcext:value-type="float">
            <text:p>0.003447038</text:p>
          </table:table-cell>
          <table:table-cell office:value-type="float" office:value="0.004464671" calcext:value-type="float">
            <text:p>0.004464671</text:p>
          </table:table-cell>
          <table:table-cell office:value-type="float" office:value="0.003934657" calcext:value-type="float">
            <text:p>0.003934657</text:p>
          </table:table-cell>
          <table:table-cell/>
          <table:table-cell office:value-type="float" office:value="0.003682728" calcext:value-type="float">
            <text:p>0.003682728</text:p>
          </table:table-cell>
          <table:table-cell office:value-type="float" office:value="0.002408436" calcext:value-type="float">
            <text:p>0.002408436</text:p>
          </table:table-cell>
          <table:table-cell office:value-type="float" office:value="0.003426068" calcext:value-type="float">
            <text:p>0.003426068</text:p>
          </table:table-cell>
          <table:table-cell office:value-type="float" office:value="0.002896054" calcext:value-type="float">
            <text:p>0.002896054</text:p>
          </table:table-cell>
          <table:table-cell/>
          <table:table-cell office:value-type="float" office:value="25.34722979" calcext:value-type="float">
            <text:p>25.34722979</text:p>
          </table:table-cell>
          <table:table-cell office:value-type="float" office:value="25.31578887" calcext:value-type="float">
            <text:p>25.31578887</text:p>
          </table:table-cell>
          <table:table-cell office:value-type="float" office:value="25.340897221" calcext:value-type="float">
            <text:p>25.340897221</text:p>
          </table:table-cell>
          <table:table-cell office:value-type="float" office:value="25.3278201" calcext:value-type="float">
            <text:p>25.3278201</text:p>
          </table:table-cell>
          <table:table-cell/>
          <table:table-cell office:value-type="float" office:value="0.093346053" calcext:value-type="float">
            <text:p>0.093346053</text:p>
          </table:table-cell>
          <table:table-cell office:value-type="float" office:value="0.061047776" calcext:value-type="float">
            <text:p>0.061047776</text:p>
          </table:table-cell>
          <table:table-cell office:value-type="float" office:value="0.086840834" calcext:value-type="float">
            <text:p>0.086840834</text:p>
          </table:table-cell>
          <table:table-cell office:value-type="float" office:value="0.073407129" calcext:value-type="float">
            <text:p>0.07340712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<text:s/>2019-11-18 20:12:43</text:p>
          </table:table-cell>
          <table:table-cell office:value-type="float" office:value="25.25636" calcext:value-type="float">
            <text:p>25.25636</text:p>
          </table:table-cell>
          <table:table-cell office:value-type="string" calcext:value-type="string">
            <text:p><text:s/></text:p>
          </table:table-cell>
          <table:table-cell office:value-type="float" office:value="0.579001973" calcext:value-type="float">
            <text:p>0.579001973</text:p>
          </table:table-cell>
          <table:table-cell office:value-type="float" office:value="0.419353893" calcext:value-type="float">
            <text:p>0.419353893</text:p>
          </table:table-cell>
          <table:table-cell office:value-type="float" office:value="0.558074183" calcext:value-type="float">
            <text:p>0.558074183</text:p>
          </table:table-cell>
          <table:table-cell office:value-type="float" office:value="0.482338724" calcext:value-type="float">
            <text:p>0.482338724</text:p>
          </table:table-cell>
          <table:table-cell/>
          <table:table-cell office:value-type="float" office:value="0.004730408" calcext:value-type="float">
            <text:p>0.004730408</text:p>
          </table:table-cell>
          <table:table-cell office:value-type="float" office:value="0.003426094" calcext:value-type="float">
            <text:p>0.003426094</text:p>
          </table:table-cell>
          <table:table-cell office:value-type="float" office:value="0.00455943" calcext:value-type="float">
            <text:p>0.00455943</text:p>
          </table:table-cell>
          <table:table-cell office:value-type="float" office:value="0.003940676" calcext:value-type="float">
            <text:p>0.003940676</text:p>
          </table:table-cell>
          <table:table-cell/>
          <table:table-cell office:value-type="float" office:value="0.003691806" calcext:value-type="float">
            <text:p>0.003691806</text:p>
          </table:table-cell>
          <table:table-cell office:value-type="float" office:value="0.002387491" calcext:value-type="float">
            <text:p>0.002387491</text:p>
          </table:table-cell>
          <table:table-cell office:value-type="float" office:value="0.003520827" calcext:value-type="float">
            <text:p>0.003520827</text:p>
          </table:table-cell>
          <table:table-cell office:value-type="float" office:value="0.002902073" calcext:value-type="float">
            <text:p>0.002902073</text:p>
          </table:table-cell>
          <table:table-cell/>
          <table:table-cell office:value-type="float" office:value="25.347453746" calcext:value-type="float">
            <text:p>25.347453746</text:p>
          </table:table-cell>
          <table:table-cell office:value-type="float" office:value="25.315272097" calcext:value-type="float">
            <text:p>25.315272097</text:p>
          </table:table-cell>
          <table:table-cell office:value-type="float" office:value="25.343235203" calcext:value-type="float">
            <text:p>25.343235203</text:p>
          </table:table-cell>
          <table:table-cell office:value-type="float" office:value="25.327968607" calcext:value-type="float">
            <text:p>25.327968607</text:p>
          </table:table-cell>
          <table:table-cell/>
          <table:table-cell office:value-type="float" office:value="0.093576116" calcext:value-type="float">
            <text:p>0.093576116</text:p>
          </table:table-cell>
          <table:table-cell office:value-type="float" office:value="0.060516907" calcext:value-type="float">
            <text:p>0.060516907</text:p>
          </table:table-cell>
          <table:table-cell office:value-type="float" office:value="0.08924256" calcext:value-type="float">
            <text:p>0.08924256</text:p>
          </table:table-cell>
          <table:table-cell office:value-type="float" office:value="0.073559685" calcext:value-type="float">
            <text:p>0.07355968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<text:s/>2019-11-18 20:12:44</text:p>
          </table:table-cell>
          <table:table-cell office:value-type="float" office:value="25.25636" calcext:value-type="float">
            <text:p>25.25636</text:p>
          </table:table-cell>
          <table:table-cell office:value-type="string" calcext:value-type="string">
            <text:p><text:s/></text:p>
          </table:table-cell>
          <table:table-cell office:value-type="float" office:value="0.578450033" calcext:value-type="float">
            <text:p>0.578450033</text:p>
          </table:table-cell>
          <table:table-cell office:value-type="float" office:value="0.423140576" calcext:value-type="float">
            <text:p>0.423140576</text:p>
          </table:table-cell>
          <table:table-cell office:value-type="float" office:value="0.546184843" calcext:value-type="float">
            <text:p>0.546184843</text:p>
          </table:table-cell>
          <table:table-cell office:value-type="float" office:value="0.481991825" calcext:value-type="float">
            <text:p>0.481991825</text:p>
          </table:table-cell>
          <table:table-cell/>
          <table:table-cell office:value-type="float" office:value="0.004725899" calcext:value-type="float">
            <text:p>0.004725899</text:p>
          </table:table-cell>
          <table:table-cell office:value-type="float" office:value="0.003457031" calcext:value-type="float">
            <text:p>0.003457031</text:p>
          </table:table-cell>
          <table:table-cell office:value-type="float" office:value="0.004462294" calcext:value-type="float">
            <text:p>0.004462294</text:p>
          </table:table-cell>
          <table:table-cell office:value-type="float" office:value="0.003937842" calcext:value-type="float">
            <text:p>0.003937842</text:p>
          </table:table-cell>
          <table:table-cell/>
          <table:table-cell office:value-type="float" office:value="0.003687296" calcext:value-type="float">
            <text:p>0.003687296</text:p>
          </table:table-cell>
          <table:table-cell office:value-type="float" office:value="0.002418428" calcext:value-type="float">
            <text:p>0.002418428</text:p>
          </table:table-cell>
          <table:table-cell office:value-type="float" office:value="0.003423692" calcext:value-type="float">
            <text:p>0.003423692</text:p>
          </table:table-cell>
          <table:table-cell office:value-type="float" office:value="0.002899239" calcext:value-type="float">
            <text:p>0.002899239</text:p>
          </table:table-cell>
          <table:table-cell/>
          <table:table-cell office:value-type="float" office:value="25.347342489" calcext:value-type="float">
            <text:p>25.347342489</text:p>
          </table:table-cell>
          <table:table-cell office:value-type="float" office:value="25.316035422" calcext:value-type="float">
            <text:p>25.316035422</text:p>
          </table:table-cell>
          <table:table-cell office:value-type="float" office:value="25.340838588" calcext:value-type="float">
            <text:p>25.340838588</text:p>
          </table:table-cell>
          <table:table-cell office:value-type="float" office:value="25.327898679" calcext:value-type="float">
            <text:p>25.327898679</text:p>
          </table:table-cell>
          <table:table-cell/>
          <table:table-cell office:value-type="float" office:value="0.093461825" calcext:value-type="float">
            <text:p>0.093461825</text:p>
          </table:table-cell>
          <table:table-cell office:value-type="float" office:value="0.061301052" calcext:value-type="float">
            <text:p>0.061301052</text:p>
          </table:table-cell>
          <table:table-cell office:value-type="float" office:value="0.086780602" calcext:value-type="float">
            <text:p>0.086780602</text:p>
          </table:table-cell>
          <table:table-cell office:value-type="float" office:value="0.073487851" calcext:value-type="float">
            <text:p>0.07348785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<text:s/>2019-11-18 20:12:45</text:p>
          </table:table-cell>
          <table:table-cell office:value-type="float" office:value="25.26142" calcext:value-type="float">
            <text:p>25.26142</text:p>
          </table:table-cell>
          <table:table-cell office:value-type="string" calcext:value-type="string">
            <text:p><text:s/></text:p>
          </table:table-cell>
          <table:table-cell office:value-type="float" office:value="0.578146646" calcext:value-type="float">
            <text:p>0.578146646</text:p>
          </table:table-cell>
          <table:table-cell office:value-type="float" office:value="0.422994545" calcext:value-type="float">
            <text:p>0.422994545</text:p>
          </table:table-cell>
          <table:table-cell office:value-type="float" office:value="0.547557538" calcext:value-type="float">
            <text:p>0.547557538</text:p>
          </table:table-cell>
          <table:table-cell office:value-type="float" office:value="0.482257066" calcext:value-type="float">
            <text:p>0.482257066</text:p>
          </table:table-cell>
          <table:table-cell/>
          <table:table-cell office:value-type="float" office:value="0.00472342" calcext:value-type="float">
            <text:p>0.00472342</text:p>
          </table:table-cell>
          <table:table-cell office:value-type="float" office:value="0.003455838" calcext:value-type="float">
            <text:p>0.003455838</text:p>
          </table:table-cell>
          <table:table-cell office:value-type="float" office:value="0.004473509" calcext:value-type="float">
            <text:p>0.004473509</text:p>
          </table:table-cell>
          <table:table-cell office:value-type="float" office:value="0.003940009" calcext:value-type="float">
            <text:p>0.003940009</text:p>
          </table:table-cell>
          <table:table-cell/>
          <table:table-cell office:value-type="float" office:value="0.003684818" calcext:value-type="float">
            <text:p>0.003684818</text:p>
          </table:table-cell>
          <table:table-cell office:value-type="float" office:value="0.002417235" calcext:value-type="float">
            <text:p>0.002417235</text:p>
          </table:table-cell>
          <table:table-cell office:value-type="float" office:value="0.003434907" calcext:value-type="float">
            <text:p>0.003434907</text:p>
          </table:table-cell>
          <table:table-cell office:value-type="float" office:value="0.002901406" calcext:value-type="float">
            <text:p>0.002901406</text:p>
          </table:table-cell>
          <table:table-cell/>
          <table:table-cell office:value-type="float" office:value="25.352334944" calcext:value-type="float">
            <text:p>25.352334944</text:p>
          </table:table-cell>
          <table:table-cell office:value-type="float" office:value="25.321059737" calcext:value-type="float">
            <text:p>25.321059737</text:p>
          </table:table-cell>
          <table:table-cell office:value-type="float" office:value="25.34616893" calcext:value-type="float">
            <text:p>25.34616893</text:p>
          </table:table-cell>
          <table:table-cell office:value-type="float" office:value="25.333005844" calcext:value-type="float">
            <text:p>25.333005844</text:p>
          </table:table-cell>
          <table:table-cell/>
          <table:table-cell office:value-type="float" office:value="0.093399002" calcext:value-type="float">
            <text:p>0.093399002</text:p>
          </table:table-cell>
          <table:table-cell office:value-type="float" office:value="0.061270812" calcext:value-type="float">
            <text:p>0.061270812</text:p>
          </table:table-cell>
          <table:table-cell office:value-type="float" office:value="0.08706485" calcext:value-type="float">
            <text:p>0.08706485</text:p>
          </table:table-cell>
          <table:table-cell office:value-type="float" office:value="0.073542776" calcext:value-type="float">
            <text:p>0.07354277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<text:s/>2019-11-18 20:12:46</text:p>
          </table:table-cell>
          <table:table-cell office:value-type="float" office:value="25.26142" calcext:value-type="float">
            <text:p>25.26142</text:p>
          </table:table-cell>
          <table:table-cell office:value-type="string" calcext:value-type="string">
            <text:p><text:s/></text:p>
          </table:table-cell>
          <table:table-cell office:value-type="float" office:value="0.578727791" calcext:value-type="float">
            <text:p>0.578727791</text:p>
          </table:table-cell>
          <table:table-cell office:value-type="float" office:value="0.423468402" calcext:value-type="float">
            <text:p>0.423468402</text:p>
          </table:table-cell>
          <table:table-cell office:value-type="float" office:value="0.546969837" calcext:value-type="float">
            <text:p>0.546969837</text:p>
          </table:table-cell>
          <table:table-cell office:value-type="float" office:value="0.482264815" calcext:value-type="float">
            <text:p>0.482264815</text:p>
          </table:table-cell>
          <table:table-cell/>
          <table:table-cell office:value-type="float" office:value="0.004728168" calcext:value-type="float">
            <text:p>0.004728168</text:p>
          </table:table-cell>
          <table:table-cell office:value-type="float" office:value="0.003459709" calcext:value-type="float">
            <text:p>0.003459709</text:p>
          </table:table-cell>
          <table:table-cell office:value-type="float" office:value="0.004468708" calcext:value-type="float">
            <text:p>0.004468708</text:p>
          </table:table-cell>
          <table:table-cell office:value-type="float" office:value="0.003940072" calcext:value-type="float">
            <text:p>0.003940072</text:p>
          </table:table-cell>
          <table:table-cell/>
          <table:table-cell office:value-type="float" office:value="0.003689565" calcext:value-type="float">
            <text:p>0.003689565</text:p>
          </table:table-cell>
          <table:table-cell office:value-type="float" office:value="0.002421106" calcext:value-type="float">
            <text:p>0.002421106</text:p>
          </table:table-cell>
          <table:table-cell office:value-type="float" office:value="0.003430105" calcext:value-type="float">
            <text:p>0.003430105</text:p>
          </table:table-cell>
          <table:table-cell office:value-type="float" office:value="0.002901469" calcext:value-type="float">
            <text:p>0.002901469</text:p>
          </table:table-cell>
          <table:table-cell/>
          <table:table-cell office:value-type="float" office:value="25.352452088" calcext:value-type="float">
            <text:p>25.352452088</text:p>
          </table:table-cell>
          <table:table-cell office:value-type="float" office:value="25.321155257" calcext:value-type="float">
            <text:p>25.321155257</text:p>
          </table:table-cell>
          <table:table-cell office:value-type="float" office:value="25.346050464" calcext:value-type="float">
            <text:p>25.346050464</text:p>
          </table:table-cell>
          <table:table-cell office:value-type="float" office:value="25.333007406" calcext:value-type="float">
            <text:p>25.333007406</text:p>
          </table:table-cell>
          <table:table-cell/>
          <table:table-cell office:value-type="float" office:value="0.093519341" calcext:value-type="float">
            <text:p>0.093519341</text:p>
          </table:table-cell>
          <table:table-cell office:value-type="float" office:value="0.061368938" calcext:value-type="float">
            <text:p>0.061368938</text:p>
          </table:table-cell>
          <table:table-cell office:value-type="float" office:value="0.086943153" calcext:value-type="float">
            <text:p>0.086943153</text:p>
          </table:table-cell>
          <table:table-cell office:value-type="float" office:value="0.07354438" calcext:value-type="float">
            <text:p>0.0735443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<text:s/>2019-11-18 20:12:48</text:p>
          </table:table-cell>
          <table:table-cell office:value-type="float" office:value="25.2412" calcext:value-type="float">
            <text:p>25.2412</text:p>
          </table:table-cell>
          <table:table-cell office:value-type="string" calcext:value-type="string">
            <text:p><text:s/></text:p>
          </table:table-cell>
          <table:table-cell office:value-type="float" office:value="0.580768654" calcext:value-type="float">
            <text:p>0.580768654</text:p>
          </table:table-cell>
          <table:table-cell office:value-type="float" office:value="0.417188456" calcext:value-type="float">
            <text:p>0.417188456</text:p>
          </table:table-cell>
          <table:table-cell office:value-type="float" office:value="0.56218452" calcext:value-type="float">
            <text:p>0.56218452</text:p>
          </table:table-cell>
          <table:table-cell office:value-type="float" office:value="0.482369719" calcext:value-type="float">
            <text:p>0.482369719</text:p>
          </table:table-cell>
          <table:table-cell/>
          <table:table-cell office:value-type="float" office:value="0.004744842" calcext:value-type="float">
            <text:p>0.004744842</text:p>
          </table:table-cell>
          <table:table-cell office:value-type="float" office:value="0.003408402" calcext:value-type="float">
            <text:p>0.003408402</text:p>
          </table:table-cell>
          <table:table-cell office:value-type="float" office:value="0.004593011" calcext:value-type="float">
            <text:p>0.004593011</text:p>
          </table:table-cell>
          <table:table-cell office:value-type="float" office:value="0.003940929" calcext:value-type="float">
            <text:p>0.003940929</text:p>
          </table:table-cell>
          <table:table-cell/>
          <table:table-cell office:value-type="float" office:value="0.003706239" calcext:value-type="float">
            <text:p>0.003706239</text:p>
          </table:table-cell>
          <table:table-cell office:value-type="float" office:value="0.0023698" calcext:value-type="float">
            <text:p>0.0023698</text:p>
          </table:table-cell>
          <table:table-cell office:value-type="float" office:value="0.003554408" calcext:value-type="float">
            <text:p>0.003554408</text:p>
          </table:table-cell>
          <table:table-cell office:value-type="float" office:value="0.002902326" calcext:value-type="float">
            <text:p>0.002902326</text:p>
          </table:table-cell>
          <table:table-cell/>
          <table:table-cell office:value-type="float" office:value="25.332649044" calcext:value-type="float">
            <text:p>25.332649044</text:p>
          </table:table-cell>
          <table:table-cell office:value-type="float" office:value="25.299674315" calcext:value-type="float">
            <text:p>25.299674315</text:p>
          </table:table-cell>
          <table:table-cell office:value-type="float" office:value="25.328902877" calcext:value-type="float">
            <text:p>25.328902877</text:p>
          </table:table-cell>
          <table:table-cell office:value-type="float" office:value="25.312813764" calcext:value-type="float">
            <text:p>25.312813764</text:p>
          </table:table-cell>
          <table:table-cell/>
          <table:table-cell office:value-type="float" office:value="0.093941945" calcext:value-type="float">
            <text:p>0.093941945</text:p>
          </table:table-cell>
          <table:table-cell office:value-type="float" office:value="0.060068489" calcext:value-type="float">
            <text:p>0.060068489</text:p>
          </table:table-cell>
          <table:table-cell office:value-type="float" office:value="0.090093697" calcext:value-type="float">
            <text:p>0.090093697</text:p>
          </table:table-cell>
          <table:table-cell office:value-type="float" office:value="0.073566104" calcext:value-type="float">
            <text:p>0.07356610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<text:s/>2019-11-18 20:12:49</text:p>
          </table:table-cell>
          <table:table-cell office:value-type="float" office:value="25.24625" calcext:value-type="float">
            <text:p>25.24625</text:p>
          </table:table-cell>
          <table:table-cell office:value-type="string" calcext:value-type="string">
            <text:p><text:s/></text:p>
          </table:table-cell>
          <table:table-cell office:value-type="float" office:value="0.581575701" calcext:value-type="float">
            <text:p>0.581575701</text:p>
          </table:table-cell>
          <table:table-cell office:value-type="float" office:value="0.415586879" calcext:value-type="float">
            <text:p>0.415586879</text:p>
          </table:table-cell>
          <table:table-cell office:value-type="float" office:value="0.567382642" calcext:value-type="float">
            <text:p>0.567382642</text:p>
          </table:table-cell>
          <table:table-cell office:value-type="float" office:value="0.482555089" calcext:value-type="float">
            <text:p>0.482555089</text:p>
          </table:table-cell>
          <table:table-cell/>
          <table:table-cell office:value-type="float" office:value="0.004751435" calcext:value-type="float">
            <text:p>0.004751435</text:p>
          </table:table-cell>
          <table:table-cell office:value-type="float" office:value="0.003395318" calcext:value-type="float">
            <text:p>0.003395318</text:p>
          </table:table-cell>
          <table:table-cell office:value-type="float" office:value="0.004635479" calcext:value-type="float">
            <text:p>0.004635479</text:p>
          </table:table-cell>
          <table:table-cell office:value-type="float" office:value="0.003942444" calcext:value-type="float">
            <text:p>0.003942444</text:p>
          </table:table-cell>
          <table:table-cell/>
          <table:table-cell office:value-type="float" office:value="0.003712833" calcext:value-type="float">
            <text:p>0.003712833</text:p>
          </table:table-cell>
          <table:table-cell office:value-type="float" office:value="0.002356715" calcext:value-type="float">
            <text:p>0.002356715</text:p>
          </table:table-cell>
          <table:table-cell office:value-type="float" office:value="0.003596876" calcext:value-type="float">
            <text:p>0.003596876</text:p>
          </table:table-cell>
          <table:table-cell office:value-type="float" office:value="0.002903841" calcext:value-type="float">
            <text:p>0.002903841</text:p>
          </table:table-cell>
          <table:table-cell/>
          <table:table-cell office:value-type="float" office:value="25.337865334" calcext:value-type="float">
            <text:p>25.337865334</text:p>
          </table:table-cell>
          <table:table-cell office:value-type="float" office:value="25.30440522" calcext:value-type="float">
            <text:p>25.30440522</text:p>
          </table:table-cell>
          <table:table-cell office:value-type="float" office:value="25.335004329" calcext:value-type="float">
            <text:p>25.335004329</text:p>
          </table:table-cell>
          <table:table-cell office:value-type="float" office:value="25.317904827" calcext:value-type="float">
            <text:p>25.317904827</text:p>
          </table:table-cell>
          <table:table-cell/>
          <table:table-cell office:value-type="float" office:value="0.094109061" calcext:value-type="float">
            <text:p>0.094109061</text:p>
          </table:table-cell>
          <table:table-cell office:value-type="float" office:value="0.059736835" calcext:value-type="float">
            <text:p>0.059736835</text:p>
          </table:table-cell>
          <table:table-cell office:value-type="float" office:value="0.091170083" calcext:value-type="float">
            <text:p>0.091170083</text:p>
          </table:table-cell>
          <table:table-cell office:value-type="float" office:value="0.073604489" calcext:value-type="float">
            <text:p>0.07360448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<text:s/>2019-11-18 20:12:50</text:p>
          </table:table-cell>
          <table:table-cell office:value-type="float" office:value="25.25636" calcext:value-type="float">
            <text:p>25.25636</text:p>
          </table:table-cell>
          <table:table-cell office:value-type="string" calcext:value-type="string">
            <text:p><text:s/></text:p>
          </table:table-cell>
          <table:table-cell office:value-type="float" office:value="0.57832546" calcext:value-type="float">
            <text:p>0.57832546</text:p>
          </table:table-cell>
          <table:table-cell office:value-type="float" office:value="0.420833876" calcext:value-type="float">
            <text:p>0.420833876</text:p>
          </table:table-cell>
          <table:table-cell office:value-type="float" office:value="0.551206535" calcext:value-type="float">
            <text:p>0.551206535</text:p>
          </table:table-cell>
          <table:table-cell office:value-type="float" office:value="0.482403693" calcext:value-type="float">
            <text:p>0.482403693</text:p>
          </table:table-cell>
          <table:table-cell/>
          <table:table-cell office:value-type="float" office:value="0.004724881" calcext:value-type="float">
            <text:p>0.004724881</text:p>
          </table:table-cell>
          <table:table-cell office:value-type="float" office:value="0.003438185" calcext:value-type="float">
            <text:p>0.003438185</text:p>
          </table:table-cell>
          <table:table-cell office:value-type="float" office:value="0.004503321" calcext:value-type="float">
            <text:p>0.004503321</text:p>
          </table:table-cell>
          <table:table-cell office:value-type="float" office:value="0.003941207" calcext:value-type="float">
            <text:p>0.003941207</text:p>
          </table:table-cell>
          <table:table-cell/>
          <table:table-cell office:value-type="float" office:value="0.003686278" calcext:value-type="float">
            <text:p>0.003686278</text:p>
          </table:table-cell>
          <table:table-cell office:value-type="float" office:value="0.002399583" calcext:value-type="float">
            <text:p>0.002399583</text:p>
          </table:table-cell>
          <table:table-cell office:value-type="float" office:value="0.003464719" calcext:value-type="float">
            <text:p>0.003464719</text:p>
          </table:table-cell>
          <table:table-cell office:value-type="float" office:value="0.002902604" calcext:value-type="float">
            <text:p>0.002902604</text:p>
          </table:table-cell>
          <table:table-cell/>
          <table:table-cell office:value-type="float" office:value="25.347317378" calcext:value-type="float">
            <text:p>25.347317378</text:p>
          </table:table-cell>
          <table:table-cell office:value-type="float" office:value="25.315570434" calcext:value-type="float">
            <text:p>25.315570434</text:p>
          </table:table-cell>
          <table:table-cell office:value-type="float" office:value="25.341850845" calcext:value-type="float">
            <text:p>25.341850845</text:p>
          </table:table-cell>
          <table:table-cell office:value-type="float" office:value="25.327981703" calcext:value-type="float">
            <text:p>25.327981703</text:p>
          </table:table-cell>
          <table:table-cell/>
          <table:table-cell office:value-type="float" office:value="0.093436029" calcext:value-type="float">
            <text:p>0.093436029</text:p>
          </table:table-cell>
          <table:table-cell office:value-type="float" office:value="0.060823382" calcext:value-type="float">
            <text:p>0.060823382</text:p>
          </table:table-cell>
          <table:table-cell office:value-type="float" office:value="0.087820459" calcext:value-type="float">
            <text:p>0.087820459</text:p>
          </table:table-cell>
          <table:table-cell office:value-type="float" office:value="0.073573139" calcext:value-type="float">
            <text:p>0.07357313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<text:s/>2019-11-18 20:12:51</text:p>
          </table:table-cell>
          <table:table-cell office:value-type="float" office:value="25.25636" calcext:value-type="float">
            <text:p>25.25636</text:p>
          </table:table-cell>
          <table:table-cell office:value-type="string" calcext:value-type="string">
            <text:p><text:s/></text:p>
          </table:table-cell>
          <table:table-cell office:value-type="float" office:value="0.578754017" calcext:value-type="float">
            <text:p>0.578754017</text:p>
          </table:table-cell>
          <table:table-cell office:value-type="float" office:value="0.420916131" calcext:value-type="float">
            <text:p>0.420916131</text:p>
          </table:table-cell>
          <table:table-cell office:value-type="float" office:value="0.546221798" calcext:value-type="float">
            <text:p>0.546221798</text:p>
          </table:table-cell>
          <table:table-cell office:value-type="float" office:value="0.481516776" calcext:value-type="float">
            <text:p>0.481516776</text:p>
          </table:table-cell>
          <table:table-cell/>
          <table:table-cell office:value-type="float" office:value="0.004728382" calcext:value-type="float">
            <text:p>0.004728382</text:p>
          </table:table-cell>
          <table:table-cell office:value-type="float" office:value="0.003438857" calcext:value-type="float">
            <text:p>0.003438857</text:p>
          </table:table-cell>
          <table:table-cell office:value-type="float" office:value="0.004462596" calcext:value-type="float">
            <text:p>0.004462596</text:p>
          </table:table-cell>
          <table:table-cell office:value-type="float" office:value="0.003933961" calcext:value-type="float">
            <text:p>0.003933961</text:p>
          </table:table-cell>
          <table:table-cell/>
          <table:table-cell office:value-type="float" office:value="0.00368978" calcext:value-type="float">
            <text:p>0.00368978</text:p>
          </table:table-cell>
          <table:table-cell office:value-type="float" office:value="0.002400255" calcext:value-type="float">
            <text:p>0.002400255</text:p>
          </table:table-cell>
          <table:table-cell office:value-type="float" office:value="0.003423994" calcext:value-type="float">
            <text:p>0.003423994</text:p>
          </table:table-cell>
          <table:table-cell office:value-type="float" office:value="0.002895358" calcext:value-type="float">
            <text:p>0.002895358</text:p>
          </table:table-cell>
          <table:table-cell/>
          <table:table-cell office:value-type="float" office:value="25.347403765" calcext:value-type="float">
            <text:p>25.347403765</text:p>
          </table:table-cell>
          <table:table-cell office:value-type="float" office:value="25.315587015" calcext:value-type="float">
            <text:p>25.315587015</text:p>
          </table:table-cell>
          <table:table-cell office:value-type="float" office:value="25.340846038" calcext:value-type="float">
            <text:p>25.340846038</text:p>
          </table:table-cell>
          <table:table-cell office:value-type="float" office:value="25.327802919" calcext:value-type="float">
            <text:p>25.327802919</text:p>
          </table:table-cell>
          <table:table-cell/>
          <table:table-cell office:value-type="float" office:value="0.093524771" calcext:value-type="float">
            <text:p>0.093524771</text:p>
          </table:table-cell>
          <table:table-cell office:value-type="float" office:value="0.060840415" calcext:value-type="float">
            <text:p>0.060840415</text:p>
          </table:table-cell>
          <table:table-cell office:value-type="float" office:value="0.086788255" calcext:value-type="float">
            <text:p>0.086788255</text:p>
          </table:table-cell>
          <table:table-cell office:value-type="float" office:value="0.073389479" calcext:value-type="float">
            <text:p>0.07338947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<text:s/>2019-11-18 20:12:53</text:p>
          </table:table-cell>
          <table:table-cell office:value-type="float" office:value="25.25636" calcext:value-type="float">
            <text:p>25.25636</text:p>
          </table:table-cell>
          <table:table-cell office:value-type="string" calcext:value-type="string">
            <text:p><text:s/></text:p>
          </table:table-cell>
          <table:table-cell office:value-type="float" office:value="0.578790972" calcext:value-type="float">
            <text:p>0.578790972</text:p>
          </table:table-cell>
          <table:table-cell office:value-type="float" office:value="0.420740893" calcext:value-type="float">
            <text:p>0.420740893</text:p>
          </table:table-cell>
          <table:table-cell office:value-type="float" office:value="0.546954935" calcext:value-type="float">
            <text:p>0.546954935</text:p>
          </table:table-cell>
          <table:table-cell office:value-type="float" office:value="0.481701551" calcext:value-type="float">
            <text:p>0.481701551</text:p>
          </table:table-cell>
          <table:table-cell/>
          <table:table-cell office:value-type="float" office:value="0.004728684" calcext:value-type="float">
            <text:p>0.004728684</text:p>
          </table:table-cell>
          <table:table-cell office:value-type="float" office:value="0.003437426" calcext:value-type="float">
            <text:p>0.003437426</text:p>
          </table:table-cell>
          <table:table-cell office:value-type="float" office:value="0.004468586" calcext:value-type="float">
            <text:p>0.004468586</text:p>
          </table:table-cell>
          <table:table-cell office:value-type="float" office:value="0.00393547" calcext:value-type="float">
            <text:p>0.00393547</text:p>
          </table:table-cell>
          <table:table-cell/>
          <table:table-cell office:value-type="float" office:value="0.003690082" calcext:value-type="float">
            <text:p>0.003690082</text:p>
          </table:table-cell>
          <table:table-cell office:value-type="float" office:value="0.002398823" calcext:value-type="float">
            <text:p>0.002398823</text:p>
          </table:table-cell>
          <table:table-cell office:value-type="float" office:value="0.003429983" calcext:value-type="float">
            <text:p>0.003429983</text:p>
          </table:table-cell>
          <table:table-cell office:value-type="float" office:value="0.002896867" calcext:value-type="float">
            <text:p>0.002896867</text:p>
          </table:table-cell>
          <table:table-cell/>
          <table:table-cell office:value-type="float" office:value="25.347411214" calcext:value-type="float">
            <text:p>25.347411214</text:p>
          </table:table-cell>
          <table:table-cell office:value-type="float" office:value="25.31555169" calcext:value-type="float">
            <text:p>25.31555169</text:p>
          </table:table-cell>
          <table:table-cell office:value-type="float" office:value="25.340993821" calcext:value-type="float">
            <text:p>25.340993821</text:p>
          </table:table-cell>
          <table:table-cell office:value-type="float" office:value="25.327840166" calcext:value-type="float">
            <text:p>25.327840166</text:p>
          </table:table-cell>
          <table:table-cell/>
          <table:table-cell office:value-type="float" office:value="0.093532424" calcext:value-type="float">
            <text:p>0.093532424</text:p>
          </table:table-cell>
          <table:table-cell office:value-type="float" office:value="0.060804127" calcext:value-type="float">
            <text:p>0.060804127</text:p>
          </table:table-cell>
          <table:table-cell office:value-type="float" office:value="0.086940068" calcext:value-type="float">
            <text:p>0.086940068</text:p>
          </table:table-cell>
          <table:table-cell office:value-type="float" office:value="0.073427742" calcext:value-type="float">
            <text:p>0.07342774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<text:s/>2019-11-18 20:12:54</text:p>
          </table:table-cell>
          <table:table-cell office:value-type="float" office:value="25.25131" calcext:value-type="float">
            <text:p>25.25131</text:p>
          </table:table-cell>
          <table:table-cell office:value-type="string" calcext:value-type="string">
            <text:p><text:s/></text:p>
          </table:table-cell>
          <table:table-cell office:value-type="float" office:value="0.577121446" calcext:value-type="float">
            <text:p>0.577121446</text:p>
          </table:table-cell>
          <table:table-cell office:value-type="float" office:value="0.425916961" calcext:value-type="float">
            <text:p>0.425916961</text:p>
          </table:table-cell>
          <table:table-cell office:value-type="float" office:value="0.543104475" calcext:value-type="float">
            <text:p>0.543104475</text:p>
          </table:table-cell>
          <table:table-cell office:value-type="float" office:value="0.482038317" calcext:value-type="float">
            <text:p>0.482038317</text:p>
          </table:table-cell>
          <table:table-cell/>
          <table:table-cell office:value-type="float" office:value="0.004715044" calcext:value-type="float">
            <text:p>0.004715044</text:p>
          </table:table-cell>
          <table:table-cell office:value-type="float" office:value="0.003479714" calcext:value-type="float">
            <text:p>0.003479714</text:p>
          </table:table-cell>
          <table:table-cell office:value-type="float" office:value="0.004437128" calcext:value-type="float">
            <text:p>0.004437128</text:p>
          </table:table-cell>
          <table:table-cell office:value-type="float" office:value="0.003938222" calcext:value-type="float">
            <text:p>0.003938222</text:p>
          </table:table-cell>
          <table:table-cell/>
          <table:table-cell office:value-type="float" office:value="0.003676442" calcext:value-type="float">
            <text:p>0.003676442</text:p>
          </table:table-cell>
          <table:table-cell office:value-type="float" office:value="0.002441111" calcext:value-type="float">
            <text:p>0.002441111</text:p>
          </table:table-cell>
          <table:table-cell office:value-type="float" office:value="0.003398525" calcext:value-type="float">
            <text:p>0.003398525</text:p>
          </table:table-cell>
          <table:table-cell office:value-type="float" office:value="0.002899619" calcext:value-type="float">
            <text:p>0.002899619</text:p>
          </table:table-cell>
          <table:table-cell/>
          <table:table-cell office:value-type="float" office:value="25.342021067" calcext:value-type="float">
            <text:p>25.342021067</text:p>
          </table:table-cell>
          <table:table-cell office:value-type="float" office:value="25.311541341" calcext:value-type="float">
            <text:p>25.311541341</text:p>
          </table:table-cell>
          <table:table-cell office:value-type="float" office:value="25.335164015" calcext:value-type="float">
            <text:p>25.335164015</text:p>
          </table:table-cell>
          <table:table-cell office:value-type="float" office:value="25.322854353" calcext:value-type="float">
            <text:p>25.322854353</text:p>
          </table:table-cell>
          <table:table-cell/>
          <table:table-cell office:value-type="float" office:value="0.093186713" calcext:value-type="float">
            <text:p>0.093186713</text:p>
          </table:table-cell>
          <table:table-cell office:value-type="float" office:value="0.061875985" calcext:value-type="float">
            <text:p>0.061875985</text:p>
          </table:table-cell>
          <table:table-cell office:value-type="float" office:value="0.086142741" calcext:value-type="float">
            <text:p>0.086142741</text:p>
          </table:table-cell>
          <table:table-cell office:value-type="float" office:value="0.073497478" calcext:value-type="float">
            <text:p>0.07349747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2019-11-18 20:12:55</text:p>
          </table:table-cell>
          <table:table-cell office:value-type="float" office:value="25.25636" calcext:value-type="float">
            <text:p>25.25636</text:p>
          </table:table-cell>
          <table:table-cell office:value-type="string" calcext:value-type="string">
            <text:p><text:s/></text:p>
          </table:table-cell>
          <table:table-cell office:value-type="float" office:value="0.577584574" calcext:value-type="float">
            <text:p>0.577584574</text:p>
          </table:table-cell>
          <table:table-cell office:value-type="float" office:value="0.424689701" calcext:value-type="float">
            <text:p>0.424689701</text:p>
          </table:table-cell>
          <table:table-cell office:value-type="float" office:value="0.545100635" calcext:value-type="float">
            <text:p>0.545100635</text:p>
          </table:table-cell>
          <table:table-cell office:value-type="float" office:value="0.481987057" calcext:value-type="float">
            <text:p>0.481987057</text:p>
          </table:table-cell>
          <table:table-cell/>
          <table:table-cell office:value-type="float" office:value="0.004718828" calcext:value-type="float">
            <text:p>0.004718828</text:p>
          </table:table-cell>
          <table:table-cell office:value-type="float" office:value="0.003469687" calcext:value-type="float">
            <text:p>0.003469687</text:p>
          </table:table-cell>
          <table:table-cell office:value-type="float" office:value="0.004453437" calcext:value-type="float">
            <text:p>0.004453437</text:p>
          </table:table-cell>
          <table:table-cell office:value-type="float" office:value="0.003937803" calcext:value-type="float">
            <text:p>0.003937803</text:p>
          </table:table-cell>
          <table:table-cell/>
          <table:table-cell office:value-type="float" office:value="0.003680225" calcext:value-type="float">
            <text:p>0.003680225</text:p>
          </table:table-cell>
          <table:table-cell office:value-type="float" office:value="0.002431084" calcext:value-type="float">
            <text:p>0.002431084</text:p>
          </table:table-cell>
          <table:table-cell office:value-type="float" office:value="0.003414834" calcext:value-type="float">
            <text:p>0.003414834</text:p>
          </table:table-cell>
          <table:table-cell office:value-type="float" office:value="0.0028992" calcext:value-type="float">
            <text:p>0.0028992</text:p>
          </table:table-cell>
          <table:table-cell/>
          <table:table-cell office:value-type="float" office:value="25.347168033" calcext:value-type="float">
            <text:p>25.347168033</text:p>
          </table:table-cell>
          <table:table-cell office:value-type="float" office:value="25.316347697" calcext:value-type="float">
            <text:p>25.316347697</text:p>
          </table:table-cell>
          <table:table-cell office:value-type="float" office:value="25.340620037" calcext:value-type="float">
            <text:p>25.340620037</text:p>
          </table:table-cell>
          <table:table-cell office:value-type="float" office:value="25.327897718" calcext:value-type="float">
            <text:p>25.327897718</text:p>
          </table:table-cell>
          <table:table-cell/>
          <table:table-cell office:value-type="float" office:value="0.093282613" calcext:value-type="float">
            <text:p>0.093282613</text:p>
          </table:table-cell>
          <table:table-cell office:value-type="float" office:value="0.061621844" calcext:value-type="float">
            <text:p>0.061621844</text:p>
          </table:table-cell>
          <table:table-cell office:value-type="float" office:value="0.086556092" calcext:value-type="float">
            <text:p>0.086556092</text:p>
          </table:table-cell>
          <table:table-cell office:value-type="float" office:value="0.073486863" calcext:value-type="float">
            <text:p>0.07348686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<text:s/>2019-11-18 20:12:57</text:p>
          </table:table-cell>
          <table:table-cell office:value-type="float" office:value="25.26142" calcext:value-type="float">
            <text:p>25.26142</text:p>
          </table:table-cell>
          <table:table-cell office:value-type="string" calcext:value-type="string">
            <text:p><text:s/></text:p>
          </table:table-cell>
          <table:table-cell office:value-type="float" office:value="0.581682394" calcext:value-type="float">
            <text:p>0.581682394</text:p>
          </table:table-cell>
          <table:table-cell office:value-type="float" office:value="0.415853312" calcext:value-type="float">
            <text:p>0.415853312</text:p>
          </table:table-cell>
          <table:table-cell office:value-type="float" office:value="0.56686885" calcext:value-type="float">
            <text:p>0.56686885</text:p>
          </table:table-cell>
          <table:table-cell office:value-type="float" office:value="0.48253542" calcext:value-type="float">
            <text:p>0.48253542</text:p>
          </table:table-cell>
          <table:table-cell/>
          <table:table-cell office:value-type="float" office:value="0.004752307" calcext:value-type="float">
            <text:p>0.004752307</text:p>
          </table:table-cell>
          <table:table-cell office:value-type="float" office:value="0.003397494" calcext:value-type="float">
            <text:p>0.003397494</text:p>
          </table:table-cell>
          <table:table-cell office:value-type="float" office:value="0.004631281" calcext:value-type="float">
            <text:p>0.004631281</text:p>
          </table:table-cell>
          <table:table-cell office:value-type="float" office:value="0.003942283" calcext:value-type="float">
            <text:p>0.003942283</text:p>
          </table:table-cell>
          <table:table-cell/>
          <table:table-cell office:value-type="float" office:value="0.003713704" calcext:value-type="float">
            <text:p>0.003713704</text:p>
          </table:table-cell>
          <table:table-cell office:value-type="float" office:value="0.002358892" calcext:value-type="float">
            <text:p>0.002358892</text:p>
          </table:table-cell>
          <table:table-cell office:value-type="float" office:value="0.003592679" calcext:value-type="float">
            <text:p>0.003592679</text:p>
          </table:table-cell>
          <table:table-cell office:value-type="float" office:value="0.00290368" calcext:value-type="float">
            <text:p>0.00290368</text:p>
          </table:table-cell>
          <table:table-cell/>
          <table:table-cell office:value-type="float" office:value="25.353047662" calcext:value-type="float">
            <text:p>25.353047662</text:p>
          </table:table-cell>
          <table:table-cell office:value-type="float" office:value="25.319620202" calcext:value-type="float">
            <text:p>25.319620202</text:p>
          </table:table-cell>
          <table:table-cell office:value-type="float" office:value="25.350061621" calcext:value-type="float">
            <text:p>25.350061621</text:p>
          </table:table-cell>
          <table:table-cell office:value-type="float" office:value="25.333061954" calcext:value-type="float">
            <text:p>25.333061954</text:p>
          </table:table-cell>
          <table:table-cell/>
          <table:table-cell office:value-type="float" office:value="0.094131154" calcext:value-type="float">
            <text:p>0.094131154</text:p>
          </table:table-cell>
          <table:table-cell office:value-type="float" office:value="0.059792008" calcext:value-type="float">
            <text:p>0.059792008</text:p>
          </table:table-cell>
          <table:table-cell office:value-type="float" office:value="0.091063691" calcext:value-type="float">
            <text:p>0.091063691</text:p>
          </table:table-cell>
          <table:table-cell office:value-type="float" office:value="0.073600416" calcext:value-type="float">
            <text:p>0.07360041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<text:s/>2019-11-18 20:12:58</text:p>
          </table:table-cell>
          <table:table-cell office:value-type="float" office:value="25.26142" calcext:value-type="float">
            <text:p>25.26142</text:p>
          </table:table-cell>
          <table:table-cell office:value-type="string" calcext:value-type="string">
            <text:p><text:s/></text:p>
          </table:table-cell>
          <table:table-cell office:value-type="float" office:value="0.581081579" calcext:value-type="float">
            <text:p>0.581081579</text:p>
          </table:table-cell>
          <table:table-cell office:value-type="float" office:value="0.415453364" calcext:value-type="float">
            <text:p>0.415453364</text:p>
          </table:table-cell>
          <table:table-cell office:value-type="float" office:value="0.56802816" calcext:value-type="float">
            <text:p>0.56802816</text:p>
          </table:table-cell>
          <table:table-cell office:value-type="float" office:value="0.482497869" calcext:value-type="float">
            <text:p>0.482497869</text:p>
          </table:table-cell>
          <table:table-cell/>
          <table:table-cell office:value-type="float" office:value="0.004747399" calcext:value-type="float">
            <text:p>0.004747399</text:p>
          </table:table-cell>
          <table:table-cell office:value-type="float" office:value="0.003394227" calcext:value-type="float">
            <text:p>0.003394227</text:p>
          </table:table-cell>
          <table:table-cell office:value-type="float" office:value="0.004640753" calcext:value-type="float">
            <text:p>0.004640753</text:p>
          </table:table-cell>
          <table:table-cell office:value-type="float" office:value="0.003941976" calcext:value-type="float">
            <text:p>0.003941976</text:p>
          </table:table-cell>
          <table:table-cell/>
          <table:table-cell office:value-type="float" office:value="0.003708796" calcext:value-type="float">
            <text:p>0.003708796</text:p>
          </table:table-cell>
          <table:table-cell office:value-type="float" office:value="0.002355624" calcext:value-type="float">
            <text:p>0.002355624</text:p>
          </table:table-cell>
          <table:table-cell office:value-type="float" office:value="0.00360215" calcext:value-type="float">
            <text:p>0.00360215</text:p>
          </table:table-cell>
          <table:table-cell office:value-type="float" office:value="0.002903373" calcext:value-type="float">
            <text:p>0.002903373</text:p>
          </table:table-cell>
          <table:table-cell/>
          <table:table-cell office:value-type="float" office:value="25.352926552" calcext:value-type="float">
            <text:p>25.352926552</text:p>
          </table:table-cell>
          <table:table-cell office:value-type="float" office:value="25.31953958" calcext:value-type="float">
            <text:p>25.31953958</text:p>
          </table:table-cell>
          <table:table-cell office:value-type="float" office:value="25.350295309" calcext:value-type="float">
            <text:p>25.350295309</text:p>
          </table:table-cell>
          <table:table-cell office:value-type="float" office:value="25.333054384" calcext:value-type="float">
            <text:p>25.333054384</text:p>
          </table:table-cell>
          <table:table-cell/>
          <table:table-cell office:value-type="float" office:value="0.094006742" calcext:value-type="float">
            <text:p>0.094006742</text:p>
          </table:table-cell>
          <table:table-cell office:value-type="float" office:value="0.059709187" calcext:value-type="float">
            <text:p>0.059709187</text:p>
          </table:table-cell>
          <table:table-cell office:value-type="float" office:value="0.091303751" calcext:value-type="float">
            <text:p>0.091303751</text:p>
          </table:table-cell>
          <table:table-cell office:value-type="float" office:value="0.07359264" calcext:value-type="float">
            <text:p>0.0735926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<text:s/>2019-11-18 20:12:59</text:p>
          </table:table-cell>
          <table:table-cell office:value-type="float" office:value="25.25636" calcext:value-type="float">
            <text:p>25.25636</text:p>
          </table:table-cell>
          <table:table-cell office:value-type="string" calcext:value-type="string">
            <text:p><text:s/></text:p>
          </table:table-cell>
          <table:table-cell office:value-type="float" office:value="0.580898593" calcext:value-type="float">
            <text:p>0.580898593</text:p>
          </table:table-cell>
          <table:table-cell office:value-type="float" office:value="0.418530752" calcext:value-type="float">
            <text:p>0.418530752</text:p>
          </table:table-cell>
          <table:table-cell office:value-type="float" office:value="0.559739537" calcext:value-type="float">
            <text:p>0.559739537</text:p>
          </table:table-cell>
          <table:table-cell office:value-type="float" office:value="0.482153354" calcext:value-type="float">
            <text:p>0.482153354</text:p>
          </table:table-cell>
          <table:table-cell/>
          <table:table-cell office:value-type="float" office:value="0.004745904" calcext:value-type="float">
            <text:p>0.004745904</text:p>
          </table:table-cell>
          <table:table-cell office:value-type="float" office:value="0.003419369" calcext:value-type="float">
            <text:p>0.003419369</text:p>
          </table:table-cell>
          <table:table-cell office:value-type="float" office:value="0.004573035" calcext:value-type="float">
            <text:p>0.004573035</text:p>
          </table:table-cell>
          <table:table-cell office:value-type="float" office:value="0.003939161" calcext:value-type="float">
            <text:p>0.003939161</text:p>
          </table:table-cell>
          <table:table-cell/>
          <table:table-cell office:value-type="float" office:value="0.003707301" calcext:value-type="float">
            <text:p>0.003707301</text:p>
          </table:table-cell>
          <table:table-cell office:value-type="float" office:value="0.002380766" calcext:value-type="float">
            <text:p>0.002380766</text:p>
          </table:table-cell>
          <table:table-cell office:value-type="float" office:value="0.003534433" calcext:value-type="float">
            <text:p>0.003534433</text:p>
          </table:table-cell>
          <table:table-cell office:value-type="float" office:value="0.002900559" calcext:value-type="float">
            <text:p>0.002900559</text:p>
          </table:table-cell>
          <table:table-cell/>
          <table:table-cell office:value-type="float" office:value="25.347836059" calcext:value-type="float">
            <text:p>25.347836059</text:p>
          </table:table-cell>
          <table:table-cell office:value-type="float" office:value="25.315106167" calcext:value-type="float">
            <text:p>25.315106167</text:p>
          </table:table-cell>
          <table:table-cell office:value-type="float" office:value="25.343570899" calcext:value-type="float">
            <text:p>25.343570899</text:p>
          </table:table-cell>
          <table:table-cell office:value-type="float" office:value="25.32793124" calcext:value-type="float">
            <text:p>25.32793124</text:p>
          </table:table-cell>
          <table:table-cell/>
          <table:table-cell office:value-type="float" office:value="0.093968851" calcext:value-type="float">
            <text:p>0.093968851</text:p>
          </table:table-cell>
          <table:table-cell office:value-type="float" office:value="0.060346452" calcext:value-type="float">
            <text:p>0.060346452</text:p>
          </table:table-cell>
          <table:table-cell office:value-type="float" office:value="0.089587409" calcext:value-type="float">
            <text:p>0.089587409</text:p>
          </table:table-cell>
          <table:table-cell office:value-type="float" office:value="0.0735213" calcext:value-type="float">
            <text:p>0.073521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<text:s/>2019-11-18 20:13:00</text:p>
          </table:table-cell>
          <table:table-cell office:value-type="float" office:value="25.26142" calcext:value-type="float">
            <text:p>25.26142</text:p>
          </table:table-cell>
          <table:table-cell office:value-type="string" calcext:value-type="string">
            <text:p><text:s/></text:p>
          </table:table-cell>
          <table:table-cell office:value-type="float" office:value="0.579882929" calcext:value-type="float">
            <text:p>0.579882929</text:p>
          </table:table-cell>
          <table:table-cell office:value-type="float" office:value="0.420940569" calcext:value-type="float">
            <text:p>0.420940569</text:p>
          </table:table-cell>
          <table:table-cell office:value-type="float" office:value="0.554615325" calcext:value-type="float">
            <text:p>0.554615325</text:p>
          </table:table-cell>
          <table:table-cell office:value-type="float" office:value="0.482166467" calcext:value-type="float">
            <text:p>0.482166467</text:p>
          </table:table-cell>
          <table:table-cell/>
          <table:table-cell office:value-type="float" office:value="0.004737606" calcext:value-type="float">
            <text:p>0.004737606</text:p>
          </table:table-cell>
          <table:table-cell office:value-type="float" office:value="0.003439057" calcext:value-type="float">
            <text:p>0.003439057</text:p>
          </table:table-cell>
          <table:table-cell office:value-type="float" office:value="0.004531171" calcext:value-type="float">
            <text:p>0.004531171</text:p>
          </table:table-cell>
          <table:table-cell office:value-type="float" office:value="0.003939269" calcext:value-type="float">
            <text:p>0.003939269</text:p>
          </table:table-cell>
          <table:table-cell/>
          <table:table-cell office:value-type="float" office:value="0.003699003" calcext:value-type="float">
            <text:p>0.003699003</text:p>
          </table:table-cell>
          <table:table-cell office:value-type="float" office:value="0.002400454" calcext:value-type="float">
            <text:p>0.002400454</text:p>
          </table:table-cell>
          <table:table-cell office:value-type="float" office:value="0.003492568" calcext:value-type="float">
            <text:p>0.003492568</text:p>
          </table:table-cell>
          <table:table-cell office:value-type="float" office:value="0.002900666" calcext:value-type="float">
            <text:p>0.002900666</text:p>
          </table:table-cell>
          <table:table-cell/>
          <table:table-cell office:value-type="float" office:value="25.352684935" calcext:value-type="float">
            <text:p>25.352684935</text:p>
          </table:table-cell>
          <table:table-cell office:value-type="float" office:value="25.320645695" calcext:value-type="float">
            <text:p>25.320645695</text:p>
          </table:table-cell>
          <table:table-cell office:value-type="float" office:value="25.34759161" calcext:value-type="float">
            <text:p>25.34759161</text:p>
          </table:table-cell>
          <table:table-cell office:value-type="float" office:value="25.332987581" calcext:value-type="float">
            <text:p>25.332987581</text:p>
          </table:table-cell>
          <table:table-cell/>
          <table:table-cell office:value-type="float" office:value="0.093758537" calcext:value-type="float">
            <text:p>0.093758537</text:p>
          </table:table-cell>
          <table:table-cell office:value-type="float" office:value="0.060845476" calcext:value-type="float">
            <text:p>0.060845476</text:p>
          </table:table-cell>
          <table:table-cell office:value-type="float" office:value="0.088526326" calcext:value-type="float">
            <text:p>0.088526326</text:p>
          </table:table-cell>
          <table:table-cell office:value-type="float" office:value="0.073524015" calcext:value-type="float">
            <text:p>0.07352401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<text:s/>2019-11-18 20:13:02</text:p>
          </table:table-cell>
          <table:table-cell office:value-type="float" office:value="25.26142" calcext:value-type="float">
            <text:p>25.26142</text:p>
          </table:table-cell>
          <table:table-cell office:value-type="string" calcext:value-type="string">
            <text:p><text:s/></text:p>
          </table:table-cell>
          <table:table-cell office:value-type="float" office:value="0.577547023" calcext:value-type="float">
            <text:p>0.577547023</text:p>
          </table:table-cell>
          <table:table-cell office:value-type="float" office:value="0.425755432" calcext:value-type="float">
            <text:p>0.425755432</text:p>
          </table:table-cell>
          <table:table-cell office:value-type="float" office:value="0.544006293" calcext:value-type="float">
            <text:p>0.544006293</text:p>
          </table:table-cell>
          <table:table-cell office:value-type="float" office:value="0.482104478" calcext:value-type="float">
            <text:p>0.482104478</text:p>
          </table:table-cell>
          <table:table-cell/>
          <table:table-cell office:value-type="float" office:value="0.004718521" calcext:value-type="float">
            <text:p>0.004718521</text:p>
          </table:table-cell>
          <table:table-cell office:value-type="float" office:value="0.003478394" calcext:value-type="float">
            <text:p>0.003478394</text:p>
          </table:table-cell>
          <table:table-cell office:value-type="float" office:value="0.004444496" calcext:value-type="float">
            <text:p>0.004444496</text:p>
          </table:table-cell>
          <table:table-cell office:value-type="float" office:value="0.003938762" calcext:value-type="float">
            <text:p>0.003938762</text:p>
          </table:table-cell>
          <table:table-cell/>
          <table:table-cell office:value-type="float" office:value="0.003679919" calcext:value-type="float">
            <text:p>0.003679919</text:p>
          </table:table-cell>
          <table:table-cell office:value-type="float" office:value="0.002439791" calcext:value-type="float">
            <text:p>0.002439791</text:p>
          </table:table-cell>
          <table:table-cell office:value-type="float" office:value="0.003405893" calcext:value-type="float">
            <text:p>0.003405893</text:p>
          </table:table-cell>
          <table:table-cell office:value-type="float" office:value="0.002900159" calcext:value-type="float">
            <text:p>0.002900159</text:p>
          </table:table-cell>
          <table:table-cell/>
          <table:table-cell office:value-type="float" office:value="25.352214075" calcext:value-type="float">
            <text:p>25.352214075</text:p>
          </table:table-cell>
          <table:table-cell office:value-type="float" office:value="25.321616278" calcext:value-type="float">
            <text:p>25.321616278</text:p>
          </table:table-cell>
          <table:table-cell office:value-type="float" office:value="25.345453084" calcext:value-type="float">
            <text:p>25.345453084</text:p>
          </table:table-cell>
          <table:table-cell office:value-type="float" office:value="25.332975085" calcext:value-type="float">
            <text:p>25.332975085</text:p>
          </table:table-cell>
          <table:table-cell/>
          <table:table-cell office:value-type="float" office:value="0.093274838" calcext:value-type="float">
            <text:p>0.093274838</text:p>
          </table:table-cell>
          <table:table-cell office:value-type="float" office:value="0.061842536" calcext:value-type="float">
            <text:p>0.061842536</text:p>
          </table:table-cell>
          <table:table-cell office:value-type="float" office:value="0.086329483" calcext:value-type="float">
            <text:p>0.086329483</text:p>
          </table:table-cell>
          <table:table-cell office:value-type="float" office:value="0.073511178" calcext:value-type="float">
            <text:p>0.07351117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<text:s/>2019-11-18 20:13:03</text:p>
          </table:table-cell>
          <table:table-cell office:value-type="float" office:value="25.27152" calcext:value-type="float">
            <text:p>25.27152</text:p>
          </table:table-cell>
          <table:table-cell office:value-type="string" calcext:value-type="string">
            <text:p><text:s/></text:p>
          </table:table-cell>
          <table:table-cell office:value-type="float" office:value="0.579040716" calcext:value-type="float">
            <text:p>0.579040716</text:p>
          </table:table-cell>
          <table:table-cell office:value-type="float" office:value="0.420407703" calcext:value-type="float">
            <text:p>0.420407703</text:p>
          </table:table-cell>
          <table:table-cell office:value-type="float" office:value="0.545550054" calcext:value-type="float">
            <text:p>0.545550054</text:p>
          </table:table-cell>
          <table:table-cell office:value-type="float" office:value="0.481886325" calcext:value-type="float">
            <text:p>0.481886325</text:p>
          </table:table-cell>
          <table:table-cell/>
          <table:table-cell office:value-type="float" office:value="0.004730725" calcext:value-type="float">
            <text:p>0.004730725</text:p>
          </table:table-cell>
          <table:table-cell office:value-type="float" office:value="0.003434703" calcext:value-type="float">
            <text:p>0.003434703</text:p>
          </table:table-cell>
          <table:table-cell office:value-type="float" office:value="0.004457108" calcext:value-type="float">
            <text:p>0.004457108</text:p>
          </table:table-cell>
          <table:table-cell office:value-type="float" office:value="0.00393698" calcext:value-type="float">
            <text:p>0.00393698</text:p>
          </table:table-cell>
          <table:table-cell/>
          <table:table-cell office:value-type="float" office:value="0.003692122" calcext:value-type="float">
            <text:p>0.003692122</text:p>
          </table:table-cell>
          <table:table-cell office:value-type="float" office:value="0.002396101" calcext:value-type="float">
            <text:p>0.002396101</text:p>
          </table:table-cell>
          <table:table-cell office:value-type="float" office:value="0.003418506" calcext:value-type="float">
            <text:p>0.003418506</text:p>
          </table:table-cell>
          <table:table-cell office:value-type="float" office:value="0.002898377" calcext:value-type="float">
            <text:p>0.002898377</text:p>
          </table:table-cell>
          <table:table-cell/>
          <table:table-cell office:value-type="float" office:value="25.362622386" calcext:value-type="float">
            <text:p>25.362622386</text:p>
          </table:table-cell>
          <table:table-cell office:value-type="float" office:value="25.330645789" calcext:value-type="float">
            <text:p>25.330645789</text:p>
          </table:table-cell>
          <table:table-cell office:value-type="float" office:value="25.355871551" calcext:value-type="float">
            <text:p>25.355871551</text:p>
          </table:table-cell>
          <table:table-cell office:value-type="float" office:value="25.343038508" calcext:value-type="float">
            <text:p>25.343038508</text:p>
          </table:table-cell>
          <table:table-cell/>
          <table:table-cell office:value-type="float" office:value="0.093584138" calcext:value-type="float">
            <text:p>0.093584138</text:p>
          </table:table-cell>
          <table:table-cell office:value-type="float" office:value="0.06073513" calcext:value-type="float">
            <text:p>0.06073513</text:p>
          </table:table-cell>
          <table:table-cell office:value-type="float" office:value="0.086649154" calcext:value-type="float">
            <text:p>0.086649154</text:p>
          </table:table-cell>
          <table:table-cell office:value-type="float" office:value="0.073466004" calcext:value-type="float">
            <text:p>0.07346600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<text:s/>2019-11-18 20:13:04</text:p>
          </table:table-cell>
          <table:table-cell office:value-type="float" office:value="25.26142" calcext:value-type="float">
            <text:p>25.26142</text:p>
          </table:table-cell>
          <table:table-cell office:value-type="string" calcext:value-type="string">
            <text:p><text:s/></text:p>
          </table:table-cell>
          <table:table-cell office:value-type="float" office:value="0.578194926" calcext:value-type="float">
            <text:p>0.578194926</text:p>
          </table:table-cell>
          <table:table-cell office:value-type="float" office:value="0.42193835" calcext:value-type="float">
            <text:p>0.42193835</text:p>
          </table:table-cell>
          <table:table-cell office:value-type="float" office:value="0.550184912" calcext:value-type="float">
            <text:p>0.550184912</text:p>
          </table:table-cell>
          <table:table-cell office:value-type="float" office:value="0.482892452" calcext:value-type="float">
            <text:p>0.482892452</text:p>
          </table:table-cell>
          <table:table-cell/>
          <table:table-cell office:value-type="float" office:value="0.004723815" calcext:value-type="float">
            <text:p>0.004723815</text:p>
          </table:table-cell>
          <table:table-cell office:value-type="float" office:value="0.003447209" calcext:value-type="float">
            <text:p>0.003447209</text:p>
          </table:table-cell>
          <table:table-cell office:value-type="float" office:value="0.004494975" calcext:value-type="float">
            <text:p>0.004494975</text:p>
          </table:table-cell>
          <table:table-cell office:value-type="float" office:value="0.0039452" calcext:value-type="float">
            <text:p>0.0039452</text:p>
          </table:table-cell>
          <table:table-cell/>
          <table:table-cell office:value-type="float" office:value="0.003685212" calcext:value-type="float">
            <text:p>0.003685212</text:p>
          </table:table-cell>
          <table:table-cell office:value-type="float" office:value="0.002408606" calcext:value-type="float">
            <text:p>0.002408606</text:p>
          </table:table-cell>
          <table:table-cell office:value-type="float" office:value="0.003456372" calcext:value-type="float">
            <text:p>0.003456372</text:p>
          </table:table-cell>
          <table:table-cell office:value-type="float" office:value="0.002906597" calcext:value-type="float">
            <text:p>0.002906597</text:p>
          </table:table-cell>
          <table:table-cell/>
          <table:table-cell office:value-type="float" office:value="25.352344676" calcext:value-type="float">
            <text:p>25.352344676</text:p>
          </table:table-cell>
          <table:table-cell office:value-type="float" office:value="25.320846828" calcext:value-type="float">
            <text:p>25.320846828</text:p>
          </table:table-cell>
          <table:table-cell office:value-type="float" office:value="25.346698546" calcext:value-type="float">
            <text:p>25.346698546</text:p>
          </table:table-cell>
          <table:table-cell office:value-type="float" office:value="25.333133924" calcext:value-type="float">
            <text:p>25.333133924</text:p>
          </table:table-cell>
          <table:table-cell/>
          <table:table-cell office:value-type="float" office:value="0.093409" calcext:value-type="float">
            <text:p>0.093409</text:p>
          </table:table-cell>
          <table:table-cell office:value-type="float" office:value="0.061052096" calcext:value-type="float">
            <text:p>0.061052096</text:p>
          </table:table-cell>
          <table:table-cell office:value-type="float" office:value="0.087608908" calcext:value-type="float">
            <text:p>0.087608908</text:p>
          </table:table-cell>
          <table:table-cell office:value-type="float" office:value="0.073674349" calcext:value-type="float">
            <text:p>0.07367434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<text:s/>2019-11-18 20:13:05</text:p>
          </table:table-cell>
          <table:table-cell office:value-type="float" office:value="25.2412" calcext:value-type="float">
            <text:p>25.2412</text:p>
          </table:table-cell>
          <table:table-cell office:value-type="string" calcext:value-type="string">
            <text:p><text:s/></text:p>
          </table:table-cell>
          <table:table-cell office:value-type="float" office:value="0.579012701" calcext:value-type="float">
            <text:p>0.579012701</text:p>
          </table:table-cell>
          <table:table-cell office:value-type="float" office:value="0.418664267" calcext:value-type="float">
            <text:p>0.418664267</text:p>
          </table:table-cell>
          <table:table-cell office:value-type="float" office:value="0.5579359" calcext:value-type="float">
            <text:p>0.5579359</text:p>
          </table:table-cell>
          <table:table-cell office:value-type="float" office:value="0.482786355" calcext:value-type="float">
            <text:p>0.482786355</text:p>
          </table:table-cell>
          <table:table-cell/>
          <table:table-cell office:value-type="float" office:value="0.004730496" calcext:value-type="float">
            <text:p>0.004730496</text:p>
          </table:table-cell>
          <table:table-cell office:value-type="float" office:value="0.00342046" calcext:value-type="float">
            <text:p>0.00342046</text:p>
          </table:table-cell>
          <table:table-cell office:value-type="float" office:value="0.0045583" calcext:value-type="float">
            <text:p>0.0045583</text:p>
          </table:table-cell>
          <table:table-cell office:value-type="float" office:value="0.003944333" calcext:value-type="float">
            <text:p>0.003944333</text:p>
          </table:table-cell>
          <table:table-cell/>
          <table:table-cell office:value-type="float" office:value="0.003691893" calcext:value-type="float">
            <text:p>0.003691893</text:p>
          </table:table-cell>
          <table:table-cell office:value-type="float" office:value="0.002381857" calcext:value-type="float">
            <text:p>0.002381857</text:p>
          </table:table-cell>
          <table:table-cell office:value-type="float" office:value="0.003519697" calcext:value-type="float">
            <text:p>0.003519697</text:p>
          </table:table-cell>
          <table:table-cell office:value-type="float" office:value="0.00290573" calcext:value-type="float">
            <text:p>0.00290573</text:p>
          </table:table-cell>
          <table:table-cell/>
          <table:table-cell office:value-type="float" office:value="25.332295082" calcext:value-type="float">
            <text:p>25.332295082</text:p>
          </table:table-cell>
          <table:table-cell office:value-type="float" office:value="25.299971816" calcext:value-type="float">
            <text:p>25.299971816</text:p>
          </table:table-cell>
          <table:table-cell office:value-type="float" office:value="25.328046444" calcext:value-type="float">
            <text:p>25.328046444</text:p>
          </table:table-cell>
          <table:table-cell office:value-type="float" office:value="25.31289775" calcext:value-type="float">
            <text:p>25.31289775</text:p>
          </table:table-cell>
          <table:table-cell/>
          <table:table-cell office:value-type="float" office:value="0.093578337" calcext:value-type="float">
            <text:p>0.093578337</text:p>
          </table:table-cell>
          <table:table-cell office:value-type="float" office:value="0.0603741" calcext:value-type="float">
            <text:p>0.0603741</text:p>
          </table:table-cell>
          <table:table-cell office:value-type="float" office:value="0.089213926" calcext:value-type="float">
            <text:p>0.089213926</text:p>
          </table:table-cell>
          <table:table-cell office:value-type="float" office:value="0.073652379" calcext:value-type="float">
            <text:p>0.07365237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<text:s/>2019-11-18 20:13:07</text:p>
          </table:table-cell>
          <table:table-cell office:value-type="float" office:value="25.25636" calcext:value-type="float">
            <text:p>25.25636</text:p>
          </table:table-cell>
          <table:table-cell office:value-type="string" calcext:value-type="string">
            <text:p><text:s/></text:p>
          </table:table-cell>
          <table:table-cell office:value-type="float" office:value="0.579786966" calcext:value-type="float">
            <text:p>0.579786966</text:p>
          </table:table-cell>
          <table:table-cell office:value-type="float" office:value="0.418106963" calcext:value-type="float">
            <text:p>0.418106963</text:p>
          </table:table-cell>
          <table:table-cell office:value-type="float" office:value="0.560045309" calcext:value-type="float">
            <text:p>0.560045309</text:p>
          </table:table-cell>
          <table:table-cell office:value-type="float" office:value="0.482705889" calcext:value-type="float">
            <text:p>0.482705889</text:p>
          </table:table-cell>
          <table:table-cell/>
          <table:table-cell office:value-type="float" office:value="0.004736822" calcext:value-type="float">
            <text:p>0.004736822</text:p>
          </table:table-cell>
          <table:table-cell office:value-type="float" office:value="0.003415907" calcext:value-type="float">
            <text:p>0.003415907</text:p>
          </table:table-cell>
          <table:table-cell office:value-type="float" office:value="0.004575534" calcext:value-type="float">
            <text:p>0.004575534</text:p>
          </table:table-cell>
          <table:table-cell office:value-type="float" office:value="0.003943676" calcext:value-type="float">
            <text:p>0.003943676</text:p>
          </table:table-cell>
          <table:table-cell/>
          <table:table-cell office:value-type="float" office:value="0.003698219" calcext:value-type="float">
            <text:p>0.003698219</text:p>
          </table:table-cell>
          <table:table-cell office:value-type="float" office:value="0.002377304" calcext:value-type="float">
            <text:p>0.002377304</text:p>
          </table:table-cell>
          <table:table-cell office:value-type="float" office:value="0.003536931" calcext:value-type="float">
            <text:p>0.003536931</text:p>
          </table:table-cell>
          <table:table-cell office:value-type="float" office:value="0.002905073" calcext:value-type="float">
            <text:p>0.002905073</text:p>
          </table:table-cell>
          <table:table-cell/>
          <table:table-cell office:value-type="float" office:value="25.347611982" calcext:value-type="float">
            <text:p>25.347611982</text:p>
          </table:table-cell>
          <table:table-cell office:value-type="float" office:value="25.315020739" calcext:value-type="float">
            <text:p>25.315020739</text:p>
          </table:table-cell>
          <table:table-cell office:value-type="float" office:value="25.343632536" calcext:value-type="float">
            <text:p>25.343632536</text:p>
          </table:table-cell>
          <table:table-cell office:value-type="float" office:value="25.328042619" calcext:value-type="float">
            <text:p>25.328042619</text:p>
          </table:table-cell>
          <table:table-cell/>
          <table:table-cell office:value-type="float" office:value="0.093738665" calcext:value-type="float">
            <text:p>0.093738665</text:p>
          </table:table-cell>
          <table:table-cell office:value-type="float" office:value="0.060258694" calcext:value-type="float">
            <text:p>0.060258694</text:p>
          </table:table-cell>
          <table:table-cell office:value-type="float" office:value="0.089650726" calcext:value-type="float">
            <text:p>0.089650726</text:p>
          </table:table-cell>
          <table:table-cell office:value-type="float" office:value="0.073635716" calcext:value-type="float">
            <text:p>0.07363571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<text:s/>2019-11-18 20:13:08</text:p>
          </table:table-cell>
          <table:table-cell office:value-type="float" office:value="25.2412" calcext:value-type="float">
            <text:p>25.2412</text:p>
          </table:table-cell>
          <table:table-cell office:value-type="string" calcext:value-type="string">
            <text:p><text:s/></text:p>
          </table:table-cell>
          <table:table-cell office:value-type="float" office:value="0.580746601" calcext:value-type="float">
            <text:p>0.580746601</text:p>
          </table:table-cell>
          <table:table-cell office:value-type="float" office:value="0.415343096" calcext:value-type="float">
            <text:p>0.415343096</text:p>
          </table:table-cell>
          <table:table-cell office:value-type="float" office:value="0.567429133" calcext:value-type="float">
            <text:p>0.567429133</text:p>
          </table:table-cell>
          <table:table-cell office:value-type="float" office:value="0.482878743" calcext:value-type="float">
            <text:p>0.482878743</text:p>
          </table:table-cell>
          <table:table-cell/>
          <table:table-cell office:value-type="float" office:value="0.004744662" calcext:value-type="float">
            <text:p>0.004744662</text:p>
          </table:table-cell>
          <table:table-cell office:value-type="float" office:value="0.003393326" calcext:value-type="float">
            <text:p>0.003393326</text:p>
          </table:table-cell>
          <table:table-cell office:value-type="float" office:value="0.004635859" calcext:value-type="float">
            <text:p>0.004635859</text:p>
          </table:table-cell>
          <table:table-cell office:value-type="float" office:value="0.003945088" calcext:value-type="float">
            <text:p>0.003945088</text:p>
          </table:table-cell>
          <table:table-cell/>
          <table:table-cell office:value-type="float" office:value="0.003706059" calcext:value-type="float">
            <text:p>0.003706059</text:p>
          </table:table-cell>
          <table:table-cell office:value-type="float" office:value="0.002354723" calcext:value-type="float">
            <text:p>0.002354723</text:p>
          </table:table-cell>
          <table:table-cell office:value-type="float" office:value="0.003597256" calcext:value-type="float">
            <text:p>0.003597256</text:p>
          </table:table-cell>
          <table:table-cell office:value-type="float" office:value="0.002906485" calcext:value-type="float">
            <text:p>0.002906485</text:p>
          </table:table-cell>
          <table:table-cell/>
          <table:table-cell office:value-type="float" office:value="25.332644599" calcext:value-type="float">
            <text:p>25.332644599</text:p>
          </table:table-cell>
          <table:table-cell office:value-type="float" office:value="25.299302319" calcext:value-type="float">
            <text:p>25.299302319</text:p>
          </table:table-cell>
          <table:table-cell office:value-type="float" office:value="25.329960081" calcext:value-type="float">
            <text:p>25.329960081</text:p>
          </table:table-cell>
          <table:table-cell office:value-type="float" office:value="25.312916374" calcext:value-type="float">
            <text:p>25.312916374</text:p>
          </table:table-cell>
          <table:table-cell/>
          <table:table-cell office:value-type="float" office:value="0.093937378" calcext:value-type="float">
            <text:p>0.093937378</text:p>
          </table:table-cell>
          <table:table-cell office:value-type="float" office:value="0.059686352" calcext:value-type="float">
            <text:p>0.059686352</text:p>
          </table:table-cell>
          <table:table-cell office:value-type="float" office:value="0.09117971" calcext:value-type="float">
            <text:p>0.09117971</text:p>
          </table:table-cell>
          <table:table-cell office:value-type="float" office:value="0.07367151" calcext:value-type="float">
            <text:p>0.0736715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<text:s/>2019-11-18 20:13:09</text:p>
          </table:table-cell>
          <table:table-cell office:value-type="float" office:value="25.23615" calcext:value-type="float">
            <text:p>25.23615</text:p>
          </table:table-cell>
          <table:table-cell office:value-type="string" calcext:value-type="string">
            <text:p><text:s/></text:p>
          </table:table-cell>
          <table:table-cell office:value-type="float" office:value="0.57945616" calcext:value-type="float">
            <text:p>0.57945616</text:p>
          </table:table-cell>
          <table:table-cell office:value-type="float" office:value="0.417801192" calcext:value-type="float">
            <text:p>0.417801192</text:p>
          </table:table-cell>
          <table:table-cell office:value-type="float" office:value="0.561267204" calcext:value-type="float">
            <text:p>0.561267204</text:p>
          </table:table-cell>
          <table:table-cell office:value-type="float" office:value="0.482791124" calcext:value-type="float">
            <text:p>0.482791124</text:p>
          </table:table-cell>
          <table:table-cell/>
          <table:table-cell office:value-type="float" office:value="0.004734119" calcext:value-type="float">
            <text:p>0.004734119</text:p>
          </table:table-cell>
          <table:table-cell office:value-type="float" office:value="0.003413408" calcext:value-type="float">
            <text:p>0.003413408</text:p>
          </table:table-cell>
          <table:table-cell office:value-type="float" office:value="0.004585516" calcext:value-type="float">
            <text:p>0.004585516</text:p>
          </table:table-cell>
          <table:table-cell office:value-type="float" office:value="0.003944372" calcext:value-type="float">
            <text:p>0.003944372</text:p>
          </table:table-cell>
          <table:table-cell/>
          <table:table-cell office:value-type="float" office:value="0.003695516" calcext:value-type="float">
            <text:p>0.003695516</text:p>
          </table:table-cell>
          <table:table-cell office:value-type="float" office:value="0.002374806" calcext:value-type="float">
            <text:p>0.002374806</text:p>
          </table:table-cell>
          <table:table-cell office:value-type="float" office:value="0.003546914" calcext:value-type="float">
            <text:p>0.003546914</text:p>
          </table:table-cell>
          <table:table-cell office:value-type="float" office:value="0.002905769" calcext:value-type="float">
            <text:p>0.002905769</text:p>
          </table:table-cell>
          <table:table-cell/>
          <table:table-cell office:value-type="float" office:value="25.327330866" calcext:value-type="float">
            <text:p>25.327330866</text:p>
          </table:table-cell>
          <table:table-cell office:value-type="float" office:value="25.294744078" calcext:value-type="float">
            <text:p>25.294744078</text:p>
          </table:table-cell>
          <table:table-cell office:value-type="float" office:value="25.323664341" calcext:value-type="float">
            <text:p>25.323664341</text:p>
          </table:table-cell>
          <table:table-cell office:value-type="float" office:value="25.307845015" calcext:value-type="float">
            <text:p>25.307845015</text:p>
          </table:table-cell>
          <table:table-cell/>
          <table:table-cell office:value-type="float" office:value="0.093670165" calcext:value-type="float">
            <text:p>0.093670165</text:p>
          </table:table-cell>
          <table:table-cell office:value-type="float" office:value="0.060195374" calcext:value-type="float">
            <text:p>0.060195374</text:p>
          </table:table-cell>
          <table:table-cell office:value-type="float" office:value="0.089903746" calcext:value-type="float">
            <text:p>0.089903746</text:p>
          </table:table-cell>
          <table:table-cell office:value-type="float" office:value="0.073653367" calcext:value-type="float">
            <text:p>0.07365336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<text:s/>2019-11-18 20:13:10</text:p>
          </table:table-cell>
          <table:table-cell office:value-type="float" office:value="25.2412" calcext:value-type="float">
            <text:p>25.2412</text:p>
          </table:table-cell>
          <table:table-cell office:value-type="string" calcext:value-type="string">
            <text:p><text:s/></text:p>
          </table:table-cell>
          <table:table-cell office:value-type="float" office:value="0.579888294" calcext:value-type="float">
            <text:p>0.579888294</text:p>
          </table:table-cell>
          <table:table-cell office:value-type="float" office:value="0.416404655" calcext:value-type="float">
            <text:p>0.416404655</text:p>
          </table:table-cell>
          <table:table-cell office:value-type="float" office:value="0.565421053" calcext:value-type="float">
            <text:p>0.565421053</text:p>
          </table:table-cell>
          <table:table-cell office:value-type="float" office:value="0.482728539" calcext:value-type="float">
            <text:p>0.482728539</text:p>
          </table:table-cell>
          <table:table-cell/>
          <table:table-cell office:value-type="float" office:value="0.004737649" calcext:value-type="float">
            <text:p>0.004737649</text:p>
          </table:table-cell>
          <table:table-cell office:value-type="float" office:value="0.003401999" calcext:value-type="float">
            <text:p>0.003401999</text:p>
          </table:table-cell>
          <table:table-cell office:value-type="float" office:value="0.004619453" calcext:value-type="float">
            <text:p>0.004619453</text:p>
          </table:table-cell>
          <table:table-cell office:value-type="float" office:value="0.003943861" calcext:value-type="float">
            <text:p>0.003943861</text:p>
          </table:table-cell>
          <table:table-cell/>
          <table:table-cell office:value-type="float" office:value="0.003699047" calcext:value-type="float">
            <text:p>0.003699047</text:p>
          </table:table-cell>
          <table:table-cell office:value-type="float" office:value="0.002363396" calcext:value-type="float">
            <text:p>0.002363396</text:p>
          </table:table-cell>
          <table:table-cell office:value-type="float" office:value="0.00358085" calcext:value-type="float">
            <text:p>0.00358085</text:p>
          </table:table-cell>
          <table:table-cell office:value-type="float" office:value="0.002905258" calcext:value-type="float">
            <text:p>0.002905258</text:p>
          </table:table-cell>
          <table:table-cell/>
          <table:table-cell office:value-type="float" office:value="25.332471583" calcext:value-type="float">
            <text:p>25.332471583</text:p>
          </table:table-cell>
          <table:table-cell office:value-type="float" office:value="25.299516313" calcext:value-type="float">
            <text:p>25.299516313</text:p>
          </table:table-cell>
          <table:table-cell office:value-type="float" office:value="25.329555294" calcext:value-type="float">
            <text:p>25.329555294</text:p>
          </table:table-cell>
          <table:table-cell office:value-type="float" office:value="25.312886095" calcext:value-type="float">
            <text:p>25.312886095</text:p>
          </table:table-cell>
          <table:table-cell/>
          <table:table-cell office:value-type="float" office:value="0.093759647" calcext:value-type="float">
            <text:p>0.093759647</text:p>
          </table:table-cell>
          <table:table-cell office:value-type="float" office:value="0.05990618" calcext:value-type="float">
            <text:p>0.05990618</text:p>
          </table:table-cell>
          <table:table-cell office:value-type="float" office:value="0.090763892" calcext:value-type="float">
            <text:p>0.090763892</text:p>
          </table:table-cell>
          <table:table-cell office:value-type="float" office:value="0.073640407" calcext:value-type="float">
            <text:p>0.07364040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<text:s/>2019-11-18 20:13:12</text:p>
          </table:table-cell>
          <table:table-cell office:value-type="float" office:value="25.23615" calcext:value-type="float">
            <text:p>25.23615</text:p>
          </table:table-cell>
          <table:table-cell office:value-type="string" calcext:value-type="string">
            <text:p><text:s/></text:p>
          </table:table-cell>
          <table:table-cell office:value-type="float" office:value="0.57794697" calcext:value-type="float">
            <text:p>0.57794697</text:p>
          </table:table-cell>
          <table:table-cell office:value-type="float" office:value="0.424018553" calcext:value-type="float">
            <text:p>0.424018553</text:p>
          </table:table-cell>
          <table:table-cell office:value-type="float" office:value="0.545532768" calcext:value-type="float">
            <text:p>0.545532768</text:p>
          </table:table-cell>
          <table:table-cell office:value-type="float" office:value="0.482388792" calcext:value-type="float">
            <text:p>0.482388792</text:p>
          </table:table-cell>
          <table:table-cell/>
          <table:table-cell office:value-type="float" office:value="0.004721789" calcext:value-type="float">
            <text:p>0.004721789</text:p>
          </table:table-cell>
          <table:table-cell office:value-type="float" office:value="0.003464204" calcext:value-type="float">
            <text:p>0.003464204</text:p>
          </table:table-cell>
          <table:table-cell office:value-type="float" office:value="0.004456967" calcext:value-type="float">
            <text:p>0.004456967</text:p>
          </table:table-cell>
          <table:table-cell office:value-type="float" office:value="0.003941085" calcext:value-type="float">
            <text:p>0.003941085</text:p>
          </table:table-cell>
          <table:table-cell/>
          <table:table-cell office:value-type="float" office:value="0.003683186" calcext:value-type="float">
            <text:p>0.003683186</text:p>
          </table:table-cell>
          <table:table-cell office:value-type="float" office:value="0.002425601" calcext:value-type="float">
            <text:p>0.002425601</text:p>
          </table:table-cell>
          <table:table-cell office:value-type="float" office:value="0.003418364" calcext:value-type="float">
            <text:p>0.003418364</text:p>
          </table:table-cell>
          <table:table-cell office:value-type="float" office:value="0.002902482" calcext:value-type="float">
            <text:p>0.002902482</text:p>
          </table:table-cell>
          <table:table-cell/>
          <table:table-cell office:value-type="float" office:value="25.327026644" calcext:value-type="float">
            <text:p>25.327026644</text:p>
          </table:table-cell>
          <table:table-cell office:value-type="float" office:value="25.295997406" calcext:value-type="float">
            <text:p>25.295997406</text:p>
          </table:table-cell>
          <table:table-cell office:value-type="float" office:value="25.320492588" calcext:value-type="float">
            <text:p>25.320492588</text:p>
          </table:table-cell>
          <table:table-cell office:value-type="float" office:value="25.307763912" calcext:value-type="float">
            <text:p>25.307763912</text:p>
          </table:table-cell>
          <table:table-cell/>
          <table:table-cell office:value-type="float" office:value="0.093357655" calcext:value-type="float">
            <text:p>0.093357655</text:p>
          </table:table-cell>
          <table:table-cell office:value-type="float" office:value="0.061482863" calcext:value-type="float">
            <text:p>0.061482863</text:p>
          </table:table-cell>
          <table:table-cell office:value-type="float" office:value="0.086645575" calcext:value-type="float">
            <text:p>0.086645575</text:p>
          </table:table-cell>
          <table:table-cell office:value-type="float" office:value="0.073570053" calcext:value-type="float">
            <text:p>0.07357005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<text:s/>2019-11-18 20:13:13</text:p>
          </table:table-cell>
          <table:table-cell office:value-type="float" office:value="25.2412" calcext:value-type="float">
            <text:p>25.2412</text:p>
          </table:table-cell>
          <table:table-cell office:value-type="string" calcext:value-type="string">
            <text:p><text:s/></text:p>
          </table:table-cell>
          <table:table-cell office:value-type="float" office:value="0.577275822" calcext:value-type="float">
            <text:p>0.577275822</text:p>
          </table:table-cell>
          <table:table-cell office:value-type="float" office:value="0.423930934" calcext:value-type="float">
            <text:p>0.423930934</text:p>
          </table:table-cell>
          <table:table-cell office:value-type="float" office:value="0.547072357" calcext:value-type="float">
            <text:p>0.547072357</text:p>
          </table:table-cell>
          <table:table-cell office:value-type="float" office:value="0.482798872" calcext:value-type="float">
            <text:p>0.482798872</text:p>
          </table:table-cell>
          <table:table-cell/>
          <table:table-cell office:value-type="float" office:value="0.004716306" calcext:value-type="float">
            <text:p>0.004716306</text:p>
          </table:table-cell>
          <table:table-cell office:value-type="float" office:value="0.003463488" calcext:value-type="float">
            <text:p>0.003463488</text:p>
          </table:table-cell>
          <table:table-cell office:value-type="float" office:value="0.004469545" calcext:value-type="float">
            <text:p>0.004469545</text:p>
          </table:table-cell>
          <table:table-cell office:value-type="float" office:value="0.003944435" calcext:value-type="float">
            <text:p>0.003944435</text:p>
          </table:table-cell>
          <table:table-cell/>
          <table:table-cell office:value-type="float" office:value="0.003677703" calcext:value-type="float">
            <text:p>0.003677703</text:p>
          </table:table-cell>
          <table:table-cell office:value-type="float" office:value="0.002424885" calcext:value-type="float">
            <text:p>0.002424885</text:p>
          </table:table-cell>
          <table:table-cell office:value-type="float" office:value="0.003430943" calcext:value-type="float">
            <text:p>0.003430943</text:p>
          </table:table-cell>
          <table:table-cell office:value-type="float" office:value="0.002905832" calcext:value-type="float">
            <text:p>0.002905832</text:p>
          </table:table-cell>
          <table:table-cell/>
          <table:table-cell office:value-type="float" office:value="25.331944964" calcext:value-type="float">
            <text:p>25.331944964</text:p>
          </table:table-cell>
          <table:table-cell office:value-type="float" office:value="25.301033493" calcext:value-type="float">
            <text:p>25.301033493</text:p>
          </table:table-cell>
          <table:table-cell office:value-type="float" office:value="25.325856576" calcext:value-type="float">
            <text:p>25.325856576</text:p>
          </table:table-cell>
          <table:table-cell office:value-type="float" office:value="25.312900273" calcext:value-type="float">
            <text:p>25.312900273</text:p>
          </table:table-cell>
          <table:table-cell/>
          <table:table-cell office:value-type="float" office:value="0.09321868" calcext:value-type="float">
            <text:p>0.09321868</text:p>
          </table:table-cell>
          <table:table-cell office:value-type="float" office:value="0.061464719" calcext:value-type="float">
            <text:p>0.061464719</text:p>
          </table:table-cell>
          <table:table-cell office:value-type="float" office:value="0.086964382" calcext:value-type="float">
            <text:p>0.086964382</text:p>
          </table:table-cell>
          <table:table-cell office:value-type="float" office:value="0.073654971" calcext:value-type="float">
            <text:p>0.07365497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<text:s/>2019-11-18 20:13:14</text:p>
          </table:table-cell>
          <table:table-cell office:value-type="float" office:value="25.2412" calcext:value-type="float">
            <text:p>25.2412</text:p>
          </table:table-cell>
          <table:table-cell office:value-type="string" calcext:value-type="string">
            <text:p><text:s/></text:p>
          </table:table-cell>
          <table:table-cell office:value-type="float" office:value="0.57973809" calcext:value-type="float">
            <text:p>0.57973809</text:p>
          </table:table-cell>
          <table:table-cell office:value-type="float" office:value="0.416760494" calcext:value-type="float">
            <text:p>0.416760494</text:p>
          </table:table-cell>
          <table:table-cell office:value-type="float" office:value="0.565450259" calcext:value-type="float">
            <text:p>0.565450259</text:p>
          </table:table-cell>
          <table:table-cell office:value-type="float" office:value="0.482949672" calcext:value-type="float">
            <text:p>0.482949672</text:p>
          </table:table-cell>
          <table:table-cell/>
          <table:table-cell office:value-type="float" office:value="0.004736422" calcext:value-type="float">
            <text:p>0.004736422</text:p>
          </table:table-cell>
          <table:table-cell office:value-type="float" office:value="0.003404906" calcext:value-type="float">
            <text:p>0.003404906</text:p>
          </table:table-cell>
          <table:table-cell office:value-type="float" office:value="0.004619692" calcext:value-type="float">
            <text:p>0.004619692</text:p>
          </table:table-cell>
          <table:table-cell office:value-type="float" office:value="0.003945667" calcext:value-type="float">
            <text:p>0.003945667</text:p>
          </table:table-cell>
          <table:table-cell/>
          <table:table-cell office:value-type="float" office:value="0.00369782" calcext:value-type="float">
            <text:p>0.00369782</text:p>
          </table:table-cell>
          <table:table-cell office:value-type="float" office:value="0.002366303" calcext:value-type="float">
            <text:p>0.002366303</text:p>
          </table:table-cell>
          <table:table-cell office:value-type="float" office:value="0.003581089" calcext:value-type="float">
            <text:p>0.003581089</text:p>
          </table:table-cell>
          <table:table-cell office:value-type="float" office:value="0.002907065" calcext:value-type="float">
            <text:p>0.002907065</text:p>
          </table:table-cell>
          <table:table-cell/>
          <table:table-cell office:value-type="float" office:value="25.332441305" calcext:value-type="float">
            <text:p>25.332441305</text:p>
          </table:table-cell>
          <table:table-cell office:value-type="float" office:value="25.299588045" calcext:value-type="float">
            <text:p>25.299588045</text:p>
          </table:table-cell>
          <table:table-cell office:value-type="float" office:value="25.329561182" calcext:value-type="float">
            <text:p>25.329561182</text:p>
          </table:table-cell>
          <table:table-cell office:value-type="float" office:value="25.312930672" calcext:value-type="float">
            <text:p>25.312930672</text:p>
          </table:table-cell>
          <table:table-cell/>
          <table:table-cell office:value-type="float" office:value="0.093728545" calcext:value-type="float">
            <text:p>0.093728545</text:p>
          </table:table-cell>
          <table:table-cell office:value-type="float" office:value="0.059979867" calcext:value-type="float">
            <text:p>0.059979867</text:p>
          </table:table-cell>
          <table:table-cell office:value-type="float" office:value="0.09076994" calcext:value-type="float">
            <text:p>0.09076994</text:p>
          </table:table-cell>
          <table:table-cell office:value-type="float" office:value="0.073686198" calcext:value-type="float">
            <text:p>0.07368619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<text:s/>2019-11-18 20:13:16</text:p>
          </table:table-cell>
          <table:table-cell office:value-type="float" office:value="25.24625" calcext:value-type="float">
            <text:p>25.24625</text:p>
          </table:table-cell>
          <table:table-cell office:value-type="string" calcext:value-type="string">
            <text:p><text:s/></text:p>
          </table:table-cell>
          <table:table-cell office:value-type="float" office:value="0.577766368" calcext:value-type="float">
            <text:p>0.577766368</text:p>
          </table:table-cell>
          <table:table-cell office:value-type="float" office:value="0.423902324" calcext:value-type="float">
            <text:p>0.423902324</text:p>
          </table:table-cell>
          <table:table-cell office:value-type="float" office:value="0.545877879" calcext:value-type="float">
            <text:p>0.545877879</text:p>
          </table:table-cell>
          <table:table-cell office:value-type="float" office:value="0.482603965" calcext:value-type="float">
            <text:p>0.482603965</text:p>
          </table:table-cell>
          <table:table-cell/>
          <table:table-cell office:value-type="float" office:value="0.004720313" calcext:value-type="float">
            <text:p>0.004720313</text:p>
          </table:table-cell>
          <table:table-cell office:value-type="float" office:value="0.003463254" calcext:value-type="float">
            <text:p>0.003463254</text:p>
          </table:table-cell>
          <table:table-cell office:value-type="float" office:value="0.004459787" calcext:value-type="float">
            <text:p>0.004459787</text:p>
          </table:table-cell>
          <table:table-cell office:value-type="float" office:value="0.003942843" calcext:value-type="float">
            <text:p>0.003942843</text:p>
          </table:table-cell>
          <table:table-cell/>
          <table:table-cell office:value-type="float" office:value="0.003681711" calcext:value-type="float">
            <text:p>0.003681711</text:p>
          </table:table-cell>
          <table:table-cell office:value-type="float" office:value="0.002424652" calcext:value-type="float">
            <text:p>0.002424652</text:p>
          </table:table-cell>
          <table:table-cell office:value-type="float" office:value="0.003421184" calcext:value-type="float">
            <text:p>0.003421184</text:p>
          </table:table-cell>
          <table:table-cell office:value-type="float" office:value="0.00290424" calcext:value-type="float">
            <text:p>0.00290424</text:p>
          </table:table-cell>
          <table:table-cell/>
          <table:table-cell office:value-type="float" office:value="25.337097458" calcext:value-type="float">
            <text:p>25.337097458</text:p>
          </table:table-cell>
          <table:table-cell office:value-type="float" office:value="25.306081475" calcext:value-type="float">
            <text:p>25.306081475</text:p>
          </table:table-cell>
          <table:table-cell office:value-type="float" office:value="25.330669433" calcext:value-type="float">
            <text:p>25.330669433</text:p>
          </table:table-cell>
          <table:table-cell office:value-type="float" office:value="25.31791468" calcext:value-type="float">
            <text:p>25.31791468</text:p>
          </table:table-cell>
          <table:table-cell/>
          <table:table-cell office:value-type="float" office:value="0.093320258" calcext:value-type="float">
            <text:p>0.093320258</text:p>
          </table:table-cell>
          <table:table-cell office:value-type="float" office:value="0.061458795" calcext:value-type="float">
            <text:p>0.061458795</text:p>
          </table:table-cell>
          <table:table-cell office:value-type="float" office:value="0.086717038" calcext:value-type="float">
            <text:p>0.086717038</text:p>
          </table:table-cell>
          <table:table-cell office:value-type="float" office:value="0.07361461" calcext:value-type="float">
            <text:p>0.0736146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<text:s/>2019-11-18 20:13:17</text:p>
          </table:table-cell>
          <table:table-cell office:value-type="float" office:value="25.2412" calcext:value-type="float">
            <text:p>25.2412</text:p>
          </table:table-cell>
          <table:table-cell office:value-type="string" calcext:value-type="string">
            <text:p><text:s/></text:p>
          </table:table-cell>
          <table:table-cell office:value-type="float" office:value="0.576880047" calcext:value-type="float">
            <text:p>0.576880047</text:p>
          </table:table-cell>
          <table:table-cell office:value-type="float" office:value="0.425015739" calcext:value-type="float">
            <text:p>0.425015739</text:p>
          </table:table-cell>
          <table:table-cell office:value-type="float" office:value="0.544076031" calcext:value-type="float">
            <text:p>0.544076031</text:p>
          </table:table-cell>
          <table:table-cell office:value-type="float" office:value="0.482607541" calcext:value-type="float">
            <text:p>0.482607541</text:p>
          </table:table-cell>
          <table:table-cell/>
          <table:table-cell office:value-type="float" office:value="0.004713072" calcext:value-type="float">
            <text:p>0.004713072</text:p>
          </table:table-cell>
          <table:table-cell office:value-type="float" office:value="0.003472351" calcext:value-type="float">
            <text:p>0.003472351</text:p>
          </table:table-cell>
          <table:table-cell office:value-type="float" office:value="0.004445066" calcext:value-type="float">
            <text:p>0.004445066</text:p>
          </table:table-cell>
          <table:table-cell office:value-type="float" office:value="0.003942872" calcext:value-type="float">
            <text:p>0.003942872</text:p>
          </table:table-cell>
          <table:table-cell/>
          <table:table-cell office:value-type="float" office:value="0.00367447" calcext:value-type="float">
            <text:p>0.00367447</text:p>
          </table:table-cell>
          <table:table-cell office:value-type="float" office:value="0.002433748" calcext:value-type="float">
            <text:p>0.002433748</text:p>
          </table:table-cell>
          <table:table-cell office:value-type="float" office:value="0.003406463" calcext:value-type="float">
            <text:p>0.003406463</text:p>
          </table:table-cell>
          <table:table-cell office:value-type="float" office:value="0.002904269" calcext:value-type="float">
            <text:p>0.002904269</text:p>
          </table:table-cell>
          <table:table-cell/>
          <table:table-cell office:value-type="float" office:value="25.331865185" calcext:value-type="float">
            <text:p>25.331865185</text:p>
          </table:table-cell>
          <table:table-cell office:value-type="float" office:value="25.301252172" calcext:value-type="float">
            <text:p>25.301252172</text:p>
          </table:table-cell>
          <table:table-cell office:value-type="float" office:value="25.325252578" calcext:value-type="float">
            <text:p>25.325252578</text:p>
          </table:table-cell>
          <table:table-cell office:value-type="float" office:value="25.312861704" calcext:value-type="float">
            <text:p>25.312861704</text:p>
          </table:table-cell>
          <table:table-cell/>
          <table:table-cell office:value-type="float" office:value="0.093136726" calcext:value-type="float">
            <text:p>0.093136726</text:p>
          </table:table-cell>
          <table:table-cell office:value-type="float" office:value="0.06168936" calcext:value-type="float">
            <text:p>0.06168936</text:p>
          </table:table-cell>
          <table:table-cell office:value-type="float" office:value="0.086343924" calcext:value-type="float">
            <text:p>0.086343924</text:p>
          </table:table-cell>
          <table:table-cell office:value-type="float" office:value="0.073615351" calcext:value-type="float">
            <text:p>0.07361535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<text:s/>2019-11-18 20:13:18</text:p>
          </table:table-cell>
          <table:table-cell office:value-type="float" office:value="25.23615" calcext:value-type="float">
            <text:p>25.23615</text:p>
          </table:table-cell>
          <table:table-cell office:value-type="string" calcext:value-type="string">
            <text:p><text:s/></text:p>
          </table:table-cell>
          <table:table-cell office:value-type="float" office:value="0.57991154" calcext:value-type="float">
            <text:p>0.57991154</text:p>
          </table:table-cell>
          <table:table-cell office:value-type="float" office:value="0.420209219" calcext:value-type="float">
            <text:p>0.420209219</text:p>
          </table:table-cell>
          <table:table-cell office:value-type="float" office:value="0.55716402" calcext:value-type="float">
            <text:p>0.55716402</text:p>
          </table:table-cell>
          <table:table-cell office:value-type="float" office:value="0.482979474" calcext:value-type="float">
            <text:p>0.482979474</text:p>
          </table:table-cell>
          <table:table-cell/>
          <table:table-cell office:value-type="float" office:value="0.004737839" calcext:value-type="float">
            <text:p>0.004737839</text:p>
          </table:table-cell>
          <table:table-cell office:value-type="float" office:value="0.003433082" calcext:value-type="float">
            <text:p>0.003433082</text:p>
          </table:table-cell>
          <table:table-cell office:value-type="float" office:value="0.004551994" calcext:value-type="float">
            <text:p>0.004551994</text:p>
          </table:table-cell>
          <table:table-cell office:value-type="float" office:value="0.003945911" calcext:value-type="float">
            <text:p>0.003945911</text:p>
          </table:table-cell>
          <table:table-cell/>
          <table:table-cell office:value-type="float" office:value="0.003699237" calcext:value-type="float">
            <text:p>0.003699237</text:p>
          </table:table-cell>
          <table:table-cell office:value-type="float" office:value="0.002394479" calcext:value-type="float">
            <text:p>0.002394479</text:p>
          </table:table-cell>
          <table:table-cell office:value-type="float" office:value="0.003513391" calcext:value-type="float">
            <text:p>0.003513391</text:p>
          </table:table-cell>
          <table:table-cell office:value-type="float" office:value="0.002907308" calcext:value-type="float">
            <text:p>0.002907308</text:p>
          </table:table-cell>
          <table:table-cell/>
          <table:table-cell office:value-type="float" office:value="25.327422661" calcext:value-type="float">
            <text:p>25.327422661</text:p>
          </table:table-cell>
          <table:table-cell office:value-type="float" office:value="25.295229501" calcext:value-type="float">
            <text:p>25.295229501</text:p>
          </table:table-cell>
          <table:table-cell office:value-type="float" office:value="25.32283722" calcext:value-type="float">
            <text:p>25.32283722</text:p>
          </table:table-cell>
          <table:table-cell office:value-type="float" office:value="25.307882983" calcext:value-type="float">
            <text:p>25.307882983</text:p>
          </table:table-cell>
          <table:table-cell/>
          <table:table-cell office:value-type="float" office:value="0.093764461" calcext:value-type="float">
            <text:p>0.093764461</text:p>
          </table:table-cell>
          <table:table-cell office:value-type="float" office:value="0.060694028" calcext:value-type="float">
            <text:p>0.060694028</text:p>
          </table:table-cell>
          <table:table-cell office:value-type="float" office:value="0.08905409" calcext:value-type="float">
            <text:p>0.08905409</text:p>
          </table:table-cell>
          <table:table-cell office:value-type="float" office:value="0.07369237" calcext:value-type="float">
            <text:p>0.0736923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<text:s/>2019-11-18 20:13:19</text:p>
          </table:table-cell>
          <table:table-cell office:value-type="float" office:value="25.2412" calcext:value-type="float">
            <text:p>25.2412</text:p>
          </table:table-cell>
          <table:table-cell office:value-type="string" calcext:value-type="string">
            <text:p><text:s/></text:p>
          </table:table-cell>
          <table:table-cell office:value-type="float" office:value="0.5767364" calcext:value-type="float">
            <text:p>0.5767364</text:p>
          </table:table-cell>
          <table:table-cell office:value-type="float" office:value="0.42628353" calcext:value-type="float">
            <text:p>0.42628353</text:p>
          </table:table-cell>
          <table:table-cell office:value-type="float" office:value="0.542697971" calcext:value-type="float">
            <text:p>0.542697971</text:p>
          </table:table-cell>
          <table:table-cell office:value-type="float" office:value="0.482577739" calcext:value-type="float">
            <text:p>0.482577739</text:p>
          </table:table-cell>
          <table:table-cell/>
          <table:table-cell office:value-type="float" office:value="0.004711899" calcext:value-type="float">
            <text:p>0.004711899</text:p>
          </table:table-cell>
          <table:table-cell office:value-type="float" office:value="0.003482709" calcext:value-type="float">
            <text:p>0.003482709</text:p>
          </table:table-cell>
          <table:table-cell office:value-type="float" office:value="0.004433807" calcext:value-type="float">
            <text:p>0.004433807</text:p>
          </table:table-cell>
          <table:table-cell office:value-type="float" office:value="0.003942629" calcext:value-type="float">
            <text:p>0.003942629</text:p>
          </table:table-cell>
          <table:table-cell/>
          <table:table-cell office:value-type="float" office:value="0.003673296" calcext:value-type="float">
            <text:p>0.003673296</text:p>
          </table:table-cell>
          <table:table-cell office:value-type="float" office:value="0.002444106" calcext:value-type="float">
            <text:p>0.002444106</text:p>
          </table:table-cell>
          <table:table-cell office:value-type="float" office:value="0.003395204" calcext:value-type="float">
            <text:p>0.003395204</text:p>
          </table:table-cell>
          <table:table-cell office:value-type="float" office:value="0.002904026" calcext:value-type="float">
            <text:p>0.002904026</text:p>
          </table:table-cell>
          <table:table-cell/>
          <table:table-cell office:value-type="float" office:value="25.331836228" calcext:value-type="float">
            <text:p>25.331836228</text:p>
          </table:table-cell>
          <table:table-cell office:value-type="float" office:value="25.301507739" calcext:value-type="float">
            <text:p>25.301507739</text:p>
          </table:table-cell>
          <table:table-cell office:value-type="float" office:value="25.324974789" calcext:value-type="float">
            <text:p>25.324974789</text:p>
          </table:table-cell>
          <table:table-cell office:value-type="float" office:value="25.312855697" calcext:value-type="float">
            <text:p>25.312855697</text:p>
          </table:table-cell>
          <table:table-cell/>
          <table:table-cell office:value-type="float" office:value="0.093106981" calcext:value-type="float">
            <text:p>0.093106981</text:p>
          </table:table-cell>
          <table:table-cell office:value-type="float" office:value="0.061951894" calcext:value-type="float">
            <text:p>0.061951894</text:p>
          </table:table-cell>
          <table:table-cell office:value-type="float" office:value="0.086058565" calcext:value-type="float">
            <text:p>0.086058565</text:p>
          </table:table-cell>
          <table:table-cell office:value-type="float" office:value="0.07360918" calcext:value-type="float">
            <text:p>0.0736091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<text:s/>2019-11-18 20:13:21</text:p>
          </table:table-cell>
          <table:table-cell office:value-type="float" office:value="25.2412" calcext:value-type="float">
            <text:p>25.2412</text:p>
          </table:table-cell>
          <table:table-cell office:value-type="string" calcext:value-type="string">
            <text:p><text:s/></text:p>
          </table:table-cell>
          <table:table-cell office:value-type="float" office:value="0.577768752" calcext:value-type="float">
            <text:p>0.577768752</text:p>
          </table:table-cell>
          <table:table-cell office:value-type="float" office:value="0.422598174" calcext:value-type="float">
            <text:p>0.422598174</text:p>
          </table:table-cell>
          <table:table-cell office:value-type="float" office:value="0.545290177" calcext:value-type="float">
            <text:p>0.545290177</text:p>
          </table:table-cell>
          <table:table-cell office:value-type="float" office:value="0.482562838" calcext:value-type="float">
            <text:p>0.482562838</text:p>
          </table:table-cell>
          <table:table-cell/>
          <table:table-cell office:value-type="float" office:value="0.004720333" calcext:value-type="float">
            <text:p>0.004720333</text:p>
          </table:table-cell>
          <table:table-cell office:value-type="float" office:value="0.003452599" calcext:value-type="float">
            <text:p>0.003452599</text:p>
          </table:table-cell>
          <table:table-cell office:value-type="float" office:value="0.004454985" calcext:value-type="float">
            <text:p>0.004454985</text:p>
          </table:table-cell>
          <table:table-cell office:value-type="float" office:value="0.003942507" calcext:value-type="float">
            <text:p>0.003942507</text:p>
          </table:table-cell>
          <table:table-cell/>
          <table:table-cell office:value-type="float" office:value="0.00368173" calcext:value-type="float">
            <text:p>0.00368173</text:p>
          </table:table-cell>
          <table:table-cell office:value-type="float" office:value="0.002413997" calcext:value-type="float">
            <text:p>0.002413997</text:p>
          </table:table-cell>
          <table:table-cell office:value-type="float" office:value="0.003416382" calcext:value-type="float">
            <text:p>0.003416382</text:p>
          </table:table-cell>
          <table:table-cell office:value-type="float" office:value="0.002903904" calcext:value-type="float">
            <text:p>0.002903904</text:p>
          </table:table-cell>
          <table:table-cell/>
          <table:table-cell office:value-type="float" office:value="25.332044329" calcext:value-type="float">
            <text:p>25.332044329</text:p>
          </table:table-cell>
          <table:table-cell office:value-type="float" office:value="25.30076483" calcext:value-type="float">
            <text:p>25.30076483</text:p>
          </table:table-cell>
          <table:table-cell office:value-type="float" office:value="25.325497325" calcext:value-type="float">
            <text:p>25.325497325</text:p>
          </table:table-cell>
          <table:table-cell office:value-type="float" office:value="25.312852693" calcext:value-type="float">
            <text:p>25.312852693</text:p>
          </table:table-cell>
          <table:table-cell/>
          <table:table-cell office:value-type="float" office:value="0.093320751" calcext:value-type="float">
            <text:p>0.093320751</text:p>
          </table:table-cell>
          <table:table-cell office:value-type="float" office:value="0.061188732" calcext:value-type="float">
            <text:p>0.061188732</text:p>
          </table:table-cell>
          <table:table-cell office:value-type="float" office:value="0.086595341" calcext:value-type="float">
            <text:p>0.086595341</text:p>
          </table:table-cell>
          <table:table-cell office:value-type="float" office:value="0.073606094" calcext:value-type="float">
            <text:p>0.07360609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<text:s/>2019-11-18 20:13:22</text:p>
          </table:table-cell>
          <table:table-cell office:value-type="float" office:value="25.24625" calcext:value-type="float">
            <text:p>25.24625</text:p>
          </table:table-cell>
          <table:table-cell office:value-type="string" calcext:value-type="string">
            <text:p><text:s/></text:p>
          </table:table-cell>
          <table:table-cell office:value-type="float" office:value="0.578520963" calcext:value-type="float">
            <text:p>0.578520963</text:p>
          </table:table-cell>
          <table:table-cell office:value-type="float" office:value="0.42141681" calcext:value-type="float">
            <text:p>0.42141681</text:p>
          </table:table-cell>
          <table:table-cell office:value-type="float" office:value="0.54675228" calcext:value-type="float">
            <text:p>0.54675228</text:p>
          </table:table-cell>
          <table:table-cell office:value-type="float" office:value="0.482408462" calcext:value-type="float">
            <text:p>0.482408462</text:p>
          </table:table-cell>
          <table:table-cell/>
          <table:table-cell office:value-type="float" office:value="0.004726478" calcext:value-type="float">
            <text:p>0.004726478</text:p>
          </table:table-cell>
          <table:table-cell office:value-type="float" office:value="0.003442948" calcext:value-type="float">
            <text:p>0.003442948</text:p>
          </table:table-cell>
          <table:table-cell office:value-type="float" office:value="0.00446693" calcext:value-type="float">
            <text:p>0.00446693</text:p>
          </table:table-cell>
          <table:table-cell office:value-type="float" office:value="0.003941246" calcext:value-type="float">
            <text:p>0.003941246</text:p>
          </table:table-cell>
          <table:table-cell/>
          <table:table-cell office:value-type="float" office:value="0.003687876" calcext:value-type="float">
            <text:p>0.003687876</text:p>
          </table:table-cell>
          <table:table-cell office:value-type="float" office:value="0.002404345" calcext:value-type="float">
            <text:p>0.002404345</text:p>
          </table:table-cell>
          <table:table-cell office:value-type="float" office:value="0.003428328" calcext:value-type="float">
            <text:p>0.003428328</text:p>
          </table:table-cell>
          <table:table-cell office:value-type="float" office:value="0.002902643" calcext:value-type="float">
            <text:p>0.002902643</text:p>
          </table:table-cell>
          <table:table-cell/>
          <table:table-cell office:value-type="float" office:value="25.337249567" calcext:value-type="float">
            <text:p>25.337249567</text:p>
          </table:table-cell>
          <table:table-cell office:value-type="float" office:value="25.305580437" calcext:value-type="float">
            <text:p>25.305580437</text:p>
          </table:table-cell>
          <table:table-cell office:value-type="float" office:value="25.330845693" calcext:value-type="float">
            <text:p>25.330845693</text:p>
          </table:table-cell>
          <table:table-cell office:value-type="float" office:value="25.31787527" calcext:value-type="float">
            <text:p>25.31787527</text:p>
          </table:table-cell>
          <table:table-cell/>
          <table:table-cell office:value-type="float" office:value="0.093476513" calcext:value-type="float">
            <text:p>0.093476513</text:p>
          </table:table-cell>
          <table:table-cell office:value-type="float" office:value="0.060944096" calcext:value-type="float">
            <text:p>0.060944096</text:p>
          </table:table-cell>
          <table:table-cell office:value-type="float" office:value="0.086898103" calcext:value-type="float">
            <text:p>0.086898103</text:p>
          </table:table-cell>
          <table:table-cell office:value-type="float" office:value="0.073574126" calcext:value-type="float">
            <text:p>0.07357412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<text:s/>2019-11-18 20:13:23</text:p>
          </table:table-cell>
          <table:table-cell office:value-type="float" office:value="25.2412" calcext:value-type="float">
            <text:p>25.2412</text:p>
          </table:table-cell>
          <table:table-cell office:value-type="string" calcext:value-type="string">
            <text:p><text:s/></text:p>
          </table:table-cell>
          <table:table-cell office:value-type="float" office:value="0.580453942" calcext:value-type="float">
            <text:p>0.580453942</text:p>
          </table:table-cell>
          <table:table-cell office:value-type="float" office:value="0.422884872" calcext:value-type="float">
            <text:p>0.422884872</text:p>
          </table:table-cell>
          <table:table-cell office:value-type="float" office:value="0.547075933" calcext:value-type="float">
            <text:p>0.547075933</text:p>
          </table:table-cell>
          <table:table-cell office:value-type="float" office:value="0.482665954" calcext:value-type="float">
            <text:p>0.482665954</text:p>
          </table:table-cell>
          <table:table-cell/>
          <table:table-cell office:value-type="float" office:value="0.004742271" calcext:value-type="float">
            <text:p>0.004742271</text:p>
          </table:table-cell>
          <table:table-cell office:value-type="float" office:value="0.003454942" calcext:value-type="float">
            <text:p>0.003454942</text:p>
          </table:table-cell>
          <table:table-cell office:value-type="float" office:value="0.004469575" calcext:value-type="float">
            <text:p>0.004469575</text:p>
          </table:table-cell>
          <table:table-cell office:value-type="float" office:value="0.003943349" calcext:value-type="float">
            <text:p>0.003943349</text:p>
          </table:table-cell>
          <table:table-cell/>
          <table:table-cell office:value-type="float" office:value="0.003703668" calcext:value-type="float">
            <text:p>0.003703668</text:p>
          </table:table-cell>
          <table:table-cell office:value-type="float" office:value="0.002416339" calcext:value-type="float">
            <text:p>0.002416339</text:p>
          </table:table-cell>
          <table:table-cell office:value-type="float" office:value="0.003430972" calcext:value-type="float">
            <text:p>0.003430972</text:p>
          </table:table-cell>
          <table:table-cell office:value-type="float" office:value="0.002904747" calcext:value-type="float">
            <text:p>0.002904747</text:p>
          </table:table-cell>
          <table:table-cell/>
          <table:table-cell office:value-type="float" office:value="25.332585605" calcext:value-type="float">
            <text:p>25.332585605</text:p>
          </table:table-cell>
          <table:table-cell office:value-type="float" office:value="25.300822623" calcext:value-type="float">
            <text:p>25.300822623</text:p>
          </table:table-cell>
          <table:table-cell office:value-type="float" office:value="25.325857297" calcext:value-type="float">
            <text:p>25.325857297</text:p>
          </table:table-cell>
          <table:table-cell office:value-type="float" office:value="25.312873479" calcext:value-type="float">
            <text:p>25.312873479</text:p>
          </table:table-cell>
          <table:table-cell/>
          <table:table-cell office:value-type="float" office:value="0.093876777" calcext:value-type="float">
            <text:p>0.093876777</text:p>
          </table:table-cell>
          <table:table-cell office:value-type="float" office:value="0.061248101" calcext:value-type="float">
            <text:p>0.061248101</text:p>
          </table:table-cell>
          <table:table-cell office:value-type="float" office:value="0.086965123" calcext:value-type="float">
            <text:p>0.086965123</text:p>
          </table:table-cell>
          <table:table-cell office:value-type="float" office:value="0.073627447" calcext:value-type="float">
            <text:p>0.07362744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<text:s/>2019-11-18 20:13:24</text:p>
          </table:table-cell>
          <table:table-cell office:value-type="float" office:value="25.24625" calcext:value-type="float">
            <text:p>25.24625</text:p>
          </table:table-cell>
          <table:table-cell office:value-type="string" calcext:value-type="string">
            <text:p><text:s/></text:p>
          </table:table-cell>
          <table:table-cell office:value-type="float" office:value="0.578739116" calcext:value-type="float">
            <text:p>0.578739116</text:p>
          </table:table-cell>
          <table:table-cell office:value-type="float" office:value="0.420975139" calcext:value-type="float">
            <text:p>0.420975139</text:p>
          </table:table-cell>
          <table:table-cell office:value-type="float" office:value="0.553996629" calcext:value-type="float">
            <text:p>0.553996629</text:p>
          </table:table-cell>
          <table:table-cell office:value-type="float" office:value="0.482835231" calcext:value-type="float">
            <text:p>0.482835231</text:p>
          </table:table-cell>
          <table:table-cell/>
          <table:table-cell office:value-type="float" office:value="0.004728261" calcext:value-type="float">
            <text:p>0.004728261</text:p>
          </table:table-cell>
          <table:table-cell office:value-type="float" office:value="0.003439339" calcext:value-type="float">
            <text:p>0.003439339</text:p>
          </table:table-cell>
          <table:table-cell office:value-type="float" office:value="0.004526116" calcext:value-type="float">
            <text:p>0.004526116</text:p>
          </table:table-cell>
          <table:table-cell office:value-type="float" office:value="0.003944732" calcext:value-type="float">
            <text:p>0.003944732</text:p>
          </table:table-cell>
          <table:table-cell/>
          <table:table-cell office:value-type="float" office:value="0.003689658" calcext:value-type="float">
            <text:p>0.003689658</text:p>
          </table:table-cell>
          <table:table-cell office:value-type="float" office:value="0.002400737" calcext:value-type="float">
            <text:p>0.002400737</text:p>
          </table:table-cell>
          <table:table-cell office:value-type="float" office:value="0.003487514" calcext:value-type="float">
            <text:p>0.003487514</text:p>
          </table:table-cell>
          <table:table-cell office:value-type="float" office:value="0.00290613" calcext:value-type="float">
            <text:p>0.00290613</text:p>
          </table:table-cell>
          <table:table-cell/>
          <table:table-cell office:value-type="float" office:value="25.337293542" calcext:value-type="float">
            <text:p>25.337293542</text:p>
          </table:table-cell>
          <table:table-cell office:value-type="float" office:value="25.305491404" calcext:value-type="float">
            <text:p>25.305491404</text:p>
          </table:table-cell>
          <table:table-cell office:value-type="float" office:value="25.332305999" calcext:value-type="float">
            <text:p>25.332305999</text:p>
          </table:table-cell>
          <table:table-cell office:value-type="float" office:value="25.317961299" calcext:value-type="float">
            <text:p>25.317961299</text:p>
          </table:table-cell>
          <table:table-cell/>
          <table:table-cell office:value-type="float" office:value="0.093521686" calcext:value-type="float">
            <text:p>0.093521686</text:p>
          </table:table-cell>
          <table:table-cell office:value-type="float" office:value="0.060852635" calcext:value-type="float">
            <text:p>0.060852635</text:p>
          </table:table-cell>
          <table:table-cell office:value-type="float" office:value="0.088398211" calcext:value-type="float">
            <text:p>0.088398211</text:p>
          </table:table-cell>
          <table:table-cell office:value-type="float" office:value="0.0736625" calcext:value-type="float">
            <text:p>0.073662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<text:s/>2019-11-18 20:13:26</text:p>
          </table:table-cell>
          <table:table-cell office:value-type="float" office:value="25.24625" calcext:value-type="float">
            <text:p>25.24625</text:p>
          </table:table-cell>
          <table:table-cell office:value-type="string" calcext:value-type="string">
            <text:p><text:s/></text:p>
          </table:table-cell>
          <table:table-cell office:value-type="float" office:value="0.580940912" calcext:value-type="float">
            <text:p>0.580940912</text:p>
          </table:table-cell>
          <table:table-cell office:value-type="float" office:value="0.415716817" calcext:value-type="float">
            <text:p>0.415716817</text:p>
          </table:table-cell>
          <table:table-cell office:value-type="float" office:value="0.566532083" calcext:value-type="float">
            <text:p>0.566532083</text:p>
          </table:table-cell>
          <table:table-cell office:value-type="float" office:value="0.48312491" calcext:value-type="float">
            <text:p>0.48312491</text:p>
          </table:table-cell>
          <table:table-cell/>
          <table:table-cell office:value-type="float" office:value="0.004746249" calcext:value-type="float">
            <text:p>0.004746249</text:p>
          </table:table-cell>
          <table:table-cell office:value-type="float" office:value="0.003396379" calcext:value-type="float">
            <text:p>0.003396379</text:p>
          </table:table-cell>
          <table:table-cell office:value-type="float" office:value="0.00462853" calcext:value-type="float">
            <text:p>0.00462853</text:p>
          </table:table-cell>
          <table:table-cell office:value-type="float" office:value="0.003947099" calcext:value-type="float">
            <text:p>0.003947099</text:p>
          </table:table-cell>
          <table:table-cell/>
          <table:table-cell office:value-type="float" office:value="0.003707647" calcext:value-type="float">
            <text:p>0.003707647</text:p>
          </table:table-cell>
          <table:table-cell office:value-type="float" office:value="0.002357776" calcext:value-type="float">
            <text:p>0.002357776</text:p>
          </table:table-cell>
          <table:table-cell office:value-type="float" office:value="0.003589927" calcext:value-type="float">
            <text:p>0.003589927</text:p>
          </table:table-cell>
          <table:table-cell office:value-type="float" office:value="0.002908496" calcext:value-type="float">
            <text:p>0.002908496</text:p>
          </table:table-cell>
          <table:table-cell/>
          <table:table-cell office:value-type="float" office:value="25.337737375" calcext:value-type="float">
            <text:p>25.337737375</text:p>
          </table:table-cell>
          <table:table-cell office:value-type="float" office:value="25.304431413" calcext:value-type="float">
            <text:p>25.304431413</text:p>
          </table:table-cell>
          <table:table-cell office:value-type="float" office:value="25.334832875" calcext:value-type="float">
            <text:p>25.334832875</text:p>
          </table:table-cell>
          <table:table-cell office:value-type="float" office:value="25.318019692" calcext:value-type="float">
            <text:p>25.318019692</text:p>
          </table:table-cell>
          <table:table-cell/>
          <table:table-cell office:value-type="float" office:value="0.093977614" calcext:value-type="float">
            <text:p>0.093977614</text:p>
          </table:table-cell>
          <table:table-cell office:value-type="float" office:value="0.059763742" calcext:value-type="float">
            <text:p>0.059763742</text:p>
          </table:table-cell>
          <table:table-cell office:value-type="float" office:value="0.090993956" calcext:value-type="float">
            <text:p>0.090993956</text:p>
          </table:table-cell>
          <table:table-cell office:value-type="float" office:value="0.073722486" calcext:value-type="float">
            <text:p>0.073722486</text:p>
          </table:table-cell>
        </table:table-row>
        <table:table-row table:style-name="ro1">
          <table:table-cell office:value-type="string" calcext:value-type="string">
            <text:p>Seconds</text:p>
          </table:table-cell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TempC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ad2</text:p>
          </table:table-cell>
          <table:table-cell office:value-type="string" calcext:value-type="string">
            <text:p><text:s/>ad4</text:p>
          </table:table-cell>
          <table:table-cell office:value-type="string" calcext:value-type="string">
            <text:p><text:s/>ad5</text:p>
          </table:table-cell>
          <table:table-cell office:value-type="string" calcext:value-type="string">
            <text:p><text:s/>ad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m1.0</text:p>
          </table:table-cell>
          <table:table-cell office:value-type="string" calcext:value-type="string">
            <text:p><text:s/>m1.1</text:p>
          </table:table-cell>
          <table:table-cell office:value-type="string" calcext:value-type="string">
            <text:p><text:s/>m1.2</text:p>
          </table:table-cell>
          <table:table-cell office:value-type="string" calcext:value-type="string">
            <text:p><text:s/>m1.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mv.0</text:p>
          </table:table-cell>
          <table:table-cell office:value-type="string" calcext:value-type="string">
            <text:p><text:s/>mv.1</text:p>
          </table:table-cell>
          <table:table-cell office:value-type="string" calcext:value-type="string">
            <text:p><text:s/>mv.2</text:p>
          </table:table-cell>
          <table:table-cell office:value-type="string" calcext:value-type="string">
            <text:p><text:s/>mv.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KR.0</text:p>
          </table:table-cell>
          <table:table-cell office:value-type="string" calcext:value-type="string">
            <text:p><text:s/>KR.1</text:p>
          </table:table-cell>
          <table:table-cell office:value-type="string" calcext:value-type="string">
            <text:p><text:s/>KR.2</text:p>
          </table:table-cell>
          <table:table-cell office:value-type="string" calcext:value-type="string">
            <text:p><text:s/>KR.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K0.0</text:p>
          </table:table-cell>
          <table:table-cell office:value-type="string" calcext:value-type="string">
            <text:p><text:s/>K0.1</text:p>
          </table:table-cell>
          <table:table-cell office:value-type="string" calcext:value-type="string">
            <text:p><text:s/>K0.2</text:p>
          </table:table-cell>
          <table:table-cell office:value-type="string" calcext:value-type="string">
            <text:p><text:s/>K0.3</text:p>
          </table:table-cell>
        </table:table-row>
        <table:table-row table:style-name="ro1">
          <table:table-cell/>
          <table:table-cell table:style-name="Default" office:value-type="string" calcext:value-type="string">
            <text:p>dataMax</text:p>
          </table:table-cell>
          <table:table-cell office:value-type="float" office:value="25.306902803" calcext:value-type="float">
            <text:p>25.306902803</text:p>
          </table:table-cell>
          <table:table-cell/>
          <table:table-cell office:value-type="float" office:value="0.582534144" calcext:value-type="float">
            <text:p>0.582534144</text:p>
          </table:table-cell>
          <table:table-cell office:value-type="float" office:value="0.427847556" calcext:value-type="float">
            <text:p>0.427847556</text:p>
          </table:table-cell>
          <table:table-cell office:value-type="float" office:value="0.569630929" calcext:value-type="float">
            <text:p>0.569630929</text:p>
          </table:table-cell>
          <table:table-cell office:value-type="float" office:value="0.483509956" calcext:value-type="float">
            <text:p>0.483509956</text:p>
          </table:table-cell>
          <table:table-cell/>
          <table:table-cell office:value-type="float" office:value="0.004759266" calcext:value-type="float">
            <text:p>0.004759266</text:p>
          </table:table-cell>
          <table:table-cell office:value-type="float" office:value="0.003495487" calcext:value-type="float">
            <text:p>0.003495487</text:p>
          </table:table-cell>
          <table:table-cell office:value-type="float" office:value="0.004653847" calcext:value-type="float">
            <text:p>0.004653847</text:p>
          </table:table-cell>
          <table:table-cell office:value-type="float" office:value="0.003950245" calcext:value-type="float">
            <text:p>0.003950245</text:p>
          </table:table-cell>
          <table:table-cell/>
          <table:table-cell office:value-type="float" office:value="0.003720663" calcext:value-type="float">
            <text:p>0.003720663</text:p>
          </table:table-cell>
          <table:table-cell office:value-type="float" office:value="0.002456884" calcext:value-type="float">
            <text:p>0.002456884</text:p>
          </table:table-cell>
          <table:table-cell office:value-type="float" office:value="0.003615245" calcext:value-type="float">
            <text:p>0.003615245</text:p>
          </table:table-cell>
          <table:table-cell office:value-type="float" office:value="0.002911642" calcext:value-type="float">
            <text:p>0.002911642</text:p>
          </table:table-cell>
          <table:table-cell/>
          <table:table-cell office:value-type="float" office:value="25.398639712" calcext:value-type="float">
            <text:p>25.398639712</text:p>
          </table:table-cell>
          <table:table-cell office:value-type="float" office:value="25.366025685" calcext:value-type="float">
            <text:p>25.366025685</text:p>
          </table:table-cell>
          <table:table-cell office:value-type="float" office:value="25.395724317" calcext:value-type="float">
            <text:p>25.395724317</text:p>
          </table:table-cell>
          <table:table-cell office:value-type="float" office:value="25.378658062" calcext:value-type="float">
            <text:p>25.378658062</text:p>
          </table:table-cell>
          <table:table-cell office:value-type="string" calcext:value-type="string">
            <text:p><text:s/></text:p>
          </table:table-cell>
          <table:table-cell office:value-type="float" office:value="0.094307527" calcext:value-type="float">
            <text:p>0.094307527</text:p>
          </table:table-cell>
          <table:table-cell office:value-type="float" office:value="0.062275771" calcext:value-type="float">
            <text:p>0.062275771</text:p>
          </table:table-cell>
          <table:table-cell office:value-type="float" office:value="0.09163564" calcext:value-type="float">
            <text:p>0.09163564</text:p>
          </table:table-cell>
          <table:table-cell office:value-type="float" office:value="0.07380222" calcext:value-type="float">
            <text:p>0.07380222</text:p>
          </table:table-cell>
        </table:table-row>
        <table:table-row table:style-name="ro1">
          <table:table-cell/>
          <table:table-cell table:style-name="Default" office:value-type="string" calcext:value-type="string">
            <text:p>dataMin</text:p>
          </table:table-cell>
          <table:table-cell office:value-type="float" office:value="25.205822381" calcext:value-type="float">
            <text:p>25.205822381</text:p>
          </table:table-cell>
          <table:table-cell/>
          <table:table-cell office:value-type="float" office:value="0.571155616" calcext:value-type="float">
            <text:p>0.571155616</text:p>
          </table:table-cell>
          <table:table-cell office:value-type="float" office:value="0.414296438" calcext:value-type="float">
            <text:p>0.414296438</text:p>
          </table:table-cell>
          <table:table-cell office:value-type="float" office:value="0.534550611" calcext:value-type="float">
            <text:p>0.534550611</text:p>
          </table:table-cell>
          <table:table-cell office:value-type="float" office:value="0.478829203" calcext:value-type="float">
            <text:p>0.478829203</text:p>
          </table:table-cell>
          <table:table-cell/>
          <table:table-cell office:value-type="float" office:value="0.004666304" calcext:value-type="float">
            <text:p>0.004666304</text:p>
          </table:table-cell>
          <table:table-cell office:value-type="float" office:value="0.003384775" calcext:value-type="float">
            <text:p>0.003384775</text:p>
          </table:table-cell>
          <table:table-cell office:value-type="float" office:value="0.004367244" calcext:value-type="float">
            <text:p>0.004367244</text:p>
          </table:table-cell>
          <table:table-cell office:value-type="float" office:value="0.003912003" calcext:value-type="float">
            <text:p>0.003912003</text:p>
          </table:table-cell>
          <table:table-cell/>
          <table:table-cell office:value-type="float" office:value="0.003627701" calcext:value-type="float">
            <text:p>0.003627701</text:p>
          </table:table-cell>
          <table:table-cell office:value-type="float" office:value="0.002346172" calcext:value-type="float">
            <text:p>0.002346172</text:p>
          </table:table-cell>
          <table:table-cell office:value-type="float" office:value="0.003328641" calcext:value-type="float">
            <text:p>0.003328641</text:p>
          </table:table-cell>
          <table:table-cell office:value-type="float" office:value="0.002873401" calcext:value-type="float">
            <text:p>0.002873401</text:p>
          </table:table-cell>
          <table:table-cell/>
          <table:table-cell office:value-type="float" office:value="25.296534977" calcext:value-type="float">
            <text:p>25.296534977</text:p>
          </table:table-cell>
          <table:table-cell office:value-type="float" office:value="25.264115392" calcext:value-type="float">
            <text:p>25.264115392</text:p>
          </table:table-cell>
          <table:table-cell office:value-type="float" office:value="25.291199766" calcext:value-type="float">
            <text:p>25.291199766</text:p>
          </table:table-cell>
          <table:table-cell office:value-type="float" office:value="25.277384666" calcext:value-type="float">
            <text:p>25.277384666</text:p>
          </table:table-cell>
          <table:table-cell office:value-type="string" calcext:value-type="string">
            <text:p><text:s/></text:p>
          </table:table-cell>
          <table:table-cell office:value-type="float" office:value="0.091951359" calcext:value-type="float">
            <text:p>0.091951359</text:p>
          </table:table-cell>
          <table:table-cell office:value-type="float" office:value="0.05946961" calcext:value-type="float">
            <text:p>0.05946961</text:p>
          </table:table-cell>
          <table:table-cell office:value-type="float" office:value="0.084371463" calcext:value-type="float">
            <text:p>0.084371463</text:p>
          </table:table-cell>
          <table:table-cell office:value-type="float" office:value="0.072832946" calcext:value-type="float">
            <text:p>0.072832946</text:p>
          </table:table-cell>
        </table:table-row>
        <table:table-row table:style-name="ro1">
          <table:table-cell/>
          <table:table-cell table:style-name="Default" office:value-type="string" calcext:value-type="string">
            <text:p>dataMean</text:p>
          </table:table-cell>
          <table:table-cell office:value-type="float" office:value="25.255655018" calcext:value-type="float">
            <text:p>25.255655018</text:p>
          </table:table-cell>
          <table:table-cell/>
          <table:table-cell office:value-type="float" office:value="0.578131381" calcext:value-type="float">
            <text:p>0.578131381</text:p>
          </table:table-cell>
          <table:table-cell office:value-type="float" office:value="0.422215756" calcext:value-type="float">
            <text:p>0.422215756</text:p>
          </table:table-cell>
          <table:table-cell office:value-type="float" office:value="0.55173675" calcext:value-type="float">
            <text:p>0.55173675</text:p>
          </table:table-cell>
          <table:table-cell office:value-type="float" office:value="0.482437054" calcext:value-type="float">
            <text:p>0.482437054</text:p>
          </table:table-cell>
          <table:table-cell/>
          <table:table-cell office:value-type="float" office:value="0.004723296" calcext:value-type="float">
            <text:p>0.004723296</text:p>
          </table:table-cell>
          <table:table-cell office:value-type="float" office:value="0.003449475" calcext:value-type="float">
            <text:p>0.003449475</text:p>
          </table:table-cell>
          <table:table-cell office:value-type="float" office:value="0.004507653" calcext:value-type="float">
            <text:p>0.004507653</text:p>
          </table:table-cell>
          <table:table-cell office:value-type="float" office:value="0.003941479" calcext:value-type="float">
            <text:p>0.003941479</text:p>
          </table:table-cell>
          <table:table-cell/>
          <table:table-cell office:value-type="float" office:value="0.003684693" calcext:value-type="float">
            <text:p>0.003684693</text:p>
          </table:table-cell>
          <table:table-cell office:value-type="float" office:value="0.002410872" calcext:value-type="float">
            <text:p>0.002410872</text:p>
          </table:table-cell>
          <table:table-cell office:value-type="float" office:value="0.00346905" calcext:value-type="float">
            <text:p>0.00346905</text:p>
          </table:table-cell>
          <table:table-cell office:value-type="float" office:value="0.002902876" calcext:value-type="float">
            <text:p>0.002902876</text:p>
          </table:table-cell>
          <table:table-cell/>
          <table:table-cell office:value-type="float" office:value="25.346570753" calcext:value-type="float">
            <text:p>25.346570753</text:p>
          </table:table-cell>
          <table:table-cell office:value-type="float" office:value="25.315141472" calcext:value-type="float">
            <text:p>25.315141472</text:p>
          </table:table-cell>
          <table:table-cell office:value-type="float" office:value="25.341250217" calcext:value-type="float">
            <text:p>25.341250217</text:p>
          </table:table-cell>
          <table:table-cell office:value-type="float" office:value="25.327280913" calcext:value-type="float">
            <text:p>25.327280913</text:p>
          </table:table-cell>
          <table:table-cell office:value-type="string" calcext:value-type="string">
            <text:p><text:s/></text:p>
          </table:table-cell>
          <table:table-cell office:value-type="float" office:value="0.093395841" calcext:value-type="float">
            <text:p>0.093395841</text:p>
          </table:table-cell>
          <table:table-cell office:value-type="float" office:value="0.061109541" calcext:value-type="float">
            <text:p>0.061109541</text:p>
          </table:table-cell>
          <table:table-cell office:value-type="float" office:value="0.08793025" calcext:value-type="float">
            <text:p>0.08793025</text:p>
          </table:table-cell>
          <table:table-cell office:value-type="float" office:value="0.073580047" calcext:value-type="float">
            <text:p>0.073580047</text:p>
          </table:table-cell>
        </table:table-row>
        <table:table-row table:style-name="ro1">
          <table:table-cell/>
          <table:table-cell table:style-name="Default" office:value-type="string" calcext:value-type="string">
            <text:p>dataMedian</text:p>
          </table:table-cell>
          <table:table-cell office:value-type="float" office:value="25.256362578" calcext:value-type="float">
            <text:p>25.256362578</text:p>
          </table:table-cell>
          <table:table-cell/>
          <table:table-cell office:value-type="float" office:value="0.578136215" calcext:value-type="float">
            <text:p>0.578136215</text:p>
          </table:table-cell>
          <table:table-cell office:value-type="float" office:value="0.422966829" calcext:value-type="float">
            <text:p>0.422966829</text:p>
          </table:table-cell>
          <table:table-cell office:value-type="float" office:value="0.547176069" calcext:value-type="float">
            <text:p>0.547176069</text:p>
          </table:table-cell>
          <table:table-cell office:value-type="float" office:value="0.482518134" calcext:value-type="float">
            <text:p>0.482518134</text:p>
          </table:table-cell>
          <table:table-cell/>
          <table:table-cell office:value-type="float" office:value="0.004723335" calcext:value-type="float">
            <text:p>0.004723335</text:p>
          </table:table-cell>
          <table:table-cell office:value-type="float" office:value="0.003455611" calcext:value-type="float">
            <text:p>0.003455611</text:p>
          </table:table-cell>
          <table:table-cell office:value-type="float" office:value="0.004470393" calcext:value-type="float">
            <text:p>0.004470393</text:p>
          </table:table-cell>
          <table:table-cell office:value-type="float" office:value="0.003942142" calcext:value-type="float">
            <text:p>0.003942142</text:p>
          </table:table-cell>
          <table:table-cell/>
          <table:table-cell office:value-type="float" office:value="0.003684732" calcext:value-type="float">
            <text:p>0.003684732</text:p>
          </table:table-cell>
          <table:table-cell office:value-type="float" office:value="0.002417009" calcext:value-type="float">
            <text:p>0.002417009</text:p>
          </table:table-cell>
          <table:table-cell office:value-type="float" office:value="0.00343179" calcext:value-type="float">
            <text:p>0.00343179</text:p>
          </table:table-cell>
          <table:table-cell office:value-type="float" office:value="0.002903539" calcext:value-type="float">
            <text:p>0.002903539</text:p>
          </table:table-cell>
          <table:table-cell/>
          <table:table-cell office:value-type="float" office:value="25.3470924" calcext:value-type="float">
            <text:p>25.3470924</text:p>
          </table:table-cell>
          <table:table-cell office:value-type="float" office:value="25.314910199" calcext:value-type="float">
            <text:p>25.314910199</text:p>
          </table:table-cell>
          <table:table-cell office:value-type="float" office:value="25.340571677" calcext:value-type="float">
            <text:p>25.340571677</text:p>
          </table:table-cell>
          <table:table-cell office:value-type="float" office:value="25.327848576" calcext:value-type="float">
            <text:p>25.327848576</text:p>
          </table:table-cell>
          <table:table-cell office:value-type="string" calcext:value-type="string">
            <text:p><text:s/></text:p>
          </table:table-cell>
          <table:table-cell office:value-type="float" office:value="0.093396842" calcext:value-type="float">
            <text:p>0.093396842</text:p>
          </table:table-cell>
          <table:table-cell office:value-type="float" office:value="0.061265073" calcext:value-type="float">
            <text:p>0.061265073</text:p>
          </table:table-cell>
          <table:table-cell office:value-type="float" office:value="0.086985858" calcext:value-type="float">
            <text:p>0.086985858</text:p>
          </table:table-cell>
          <table:table-cell office:value-type="float" office:value="0.073596837" calcext:value-type="float">
            <text:p>0.073596837</text:p>
          </table:table-cell>
        </table:table-row>
        <table:table-row table:style-name="ro1">
          <table:table-cell/>
          <table:table-cell table:style-name="Default" office:value-type="string" calcext:value-type="string">
            <text:p>dataAverage</text:p>
          </table:table-cell>
          <table:table-cell office:value-type="float" office:value="25.255655018" calcext:value-type="float">
            <text:p>25.255655018</text:p>
          </table:table-cell>
          <table:table-cell/>
          <table:table-cell office:value-type="float" office:value="0.578131381" calcext:value-type="float">
            <text:p>0.578131381</text:p>
          </table:table-cell>
          <table:table-cell office:value-type="float" office:value="0.422215756" calcext:value-type="float">
            <text:p>0.422215756</text:p>
          </table:table-cell>
          <table:table-cell office:value-type="float" office:value="0.55173675" calcext:value-type="float">
            <text:p>0.55173675</text:p>
          </table:table-cell>
          <table:table-cell office:value-type="float" office:value="0.482437054" calcext:value-type="float">
            <text:p>0.482437054</text:p>
          </table:table-cell>
          <table:table-cell/>
          <table:table-cell office:value-type="float" office:value="0.004723296" calcext:value-type="float">
            <text:p>0.004723296</text:p>
          </table:table-cell>
          <table:table-cell office:value-type="float" office:value="0.003449475" calcext:value-type="float">
            <text:p>0.003449475</text:p>
          </table:table-cell>
          <table:table-cell office:value-type="float" office:value="0.004507653" calcext:value-type="float">
            <text:p>0.004507653</text:p>
          </table:table-cell>
          <table:table-cell office:value-type="float" office:value="0.003941479" calcext:value-type="float">
            <text:p>0.003941479</text:p>
          </table:table-cell>
          <table:table-cell table:formula="of:=AVERAGE([.K307:.M307])" office:value-type="float" office:value="0.00396620233333333" calcext:value-type="float">
            <text:p>0.003966202333333</text:p>
          </table:table-cell>
          <table:table-cell office:value-type="float" office:value="0.003684693" calcext:value-type="float">
            <text:p>0.003684693</text:p>
          </table:table-cell>
          <table:table-cell office:value-type="float" office:value="0.002410872" calcext:value-type="float">
            <text:p>0.002410872</text:p>
          </table:table-cell>
          <table:table-cell office:value-type="float" office:value="0.00346905" calcext:value-type="float">
            <text:p>0.00346905</text:p>
          </table:table-cell>
          <table:table-cell office:value-type="float" office:value="0.002902876" calcext:value-type="float">
            <text:p>0.002902876</text:p>
          </table:table-cell>
          <table:table-cell/>
          <table:table-cell office:value-type="float" office:value="25.346570753" calcext:value-type="float">
            <text:p>25.346570753</text:p>
          </table:table-cell>
          <table:table-cell office:value-type="float" office:value="25.315141472" calcext:value-type="float">
            <text:p>25.315141472</text:p>
          </table:table-cell>
          <table:table-cell office:value-type="float" office:value="25.341250217" calcext:value-type="float">
            <text:p>25.341250217</text:p>
          </table:table-cell>
          <table:table-cell office:value-type="float" office:value="25.327280913" calcext:value-type="float">
            <text:p>25.327280913</text:p>
          </table:table-cell>
          <table:table-cell office:value-type="string" calcext:value-type="string">
            <text:p><text:s/></text:p>
          </table:table-cell>
          <table:table-cell office:value-type="float" office:value="0.093395841" calcext:value-type="float">
            <text:p>0.093395841</text:p>
          </table:table-cell>
          <table:table-cell office:value-type="float" office:value="0.061109541" calcext:value-type="float">
            <text:p>0.061109541</text:p>
          </table:table-cell>
          <table:table-cell office:value-type="float" office:value="0.08793025" calcext:value-type="float">
            <text:p>0.08793025</text:p>
          </table:table-cell>
          <table:table-cell office:value-type="float" office:value="0.073580047" calcext:value-type="float">
            <text:p>0.073580047</text:p>
          </table:table-cell>
        </table:table-row>
        <table:table-row table:style-name="ro1">
          <table:table-cell/>
          <table:table-cell table:style-name="Default" office:value-type="string" calcext:value-type="string">
            <text:p>dataStdDev</text:p>
          </table:table-cell>
          <table:table-cell office:value-type="float" office:value="0.024770067" calcext:value-type="float">
            <text:p>0.024770067</text:p>
          </table:table-cell>
          <table:table-cell/>
          <table:table-cell office:value-type="float" office:value="0.002162902" calcext:value-type="float">
            <text:p>0.002162902</text:p>
          </table:table-cell>
          <table:table-cell office:value-type="float" office:value="0.003307438" calcext:value-type="float">
            <text:p>0.003307438</text:p>
          </table:table-cell>
          <table:table-cell office:value-type="float" office:value="0.008693798" calcext:value-type="float">
            <text:p>0.008693798</text:p>
          </table:table-cell>
          <table:table-cell office:value-type="float" office:value="0.000632772" calcext:value-type="float">
            <text:p>0.000632772</text:p>
          </table:table-cell>
          <table:table-cell/>
          <table:table-cell office:value-type="float" office:value="0.000017671" calcext:value-type="float">
            <text:p>1.7671E-05</text:p>
          </table:table-cell>
          <table:table-cell office:value-type="float" office:value="0.000027022" calcext:value-type="float">
            <text:p>2.7022E-05</text:p>
          </table:table-cell>
          <table:table-cell office:value-type="float" office:value="0.000071028" calcext:value-type="float">
            <text:p>7.1028E-05</text:p>
          </table:table-cell>
          <table:table-cell office:value-type="float" office:value="0.00000517" calcext:value-type="float">
            <text:p>5.17E-06</text:p>
          </table:table-cell>
          <table:table-cell/>
          <table:table-cell office:value-type="float" office:value="0.000017671" calcext:value-type="float">
            <text:p>1.7671E-05</text:p>
          </table:table-cell>
          <table:table-cell office:value-type="float" office:value="0.000027022" calcext:value-type="float">
            <text:p>2.7022E-05</text:p>
          </table:table-cell>
          <table:table-cell office:value-type="float" office:value="0.000071028" calcext:value-type="float">
            <text:p>7.1028E-05</text:p>
          </table:table-cell>
          <table:table-cell office:value-type="float" office:value="0.00000517" calcext:value-type="float">
            <text:p>5.17E-06</text:p>
          </table:table-cell>
          <table:table-cell/>
          <table:table-cell office:value-type="float" office:value="0.024834518" calcext:value-type="float">
            <text:p>0.024834518</text:p>
          </table:table-cell>
          <table:table-cell office:value-type="float" office:value="0.024861299" calcext:value-type="float">
            <text:p>0.024861299</text:p>
          </table:table-cell>
          <table:table-cell office:value-type="float" office:value="0.024870157" calcext:value-type="float">
            <text:p>0.024870157</text:p>
          </table:table-cell>
          <table:table-cell office:value-type="float" office:value="0.024813048" calcext:value-type="float">
            <text:p>0.024813048</text:p>
          </table:table-cell>
          <table:table-cell office:value-type="string" calcext:value-type="string">
            <text:p><text:s/></text:p>
          </table:table-cell>
          <table:table-cell office:value-type="float" office:value="0.000447875" calcext:value-type="float">
            <text:p>0.000447875</text:p>
          </table:table-cell>
          <table:table-cell office:value-type="float" office:value="0.000684903" calcext:value-type="float">
            <text:p>0.000684903</text:p>
          </table:table-cell>
          <table:table-cell office:value-type="float" office:value="0.001800247" calcext:value-type="float">
            <text:p>0.001800247</text:p>
          </table:table-cell>
          <table:table-cell office:value-type="float" office:value="0.000131032" calcext:value-type="float">
            <text:p>0.000131032</text:p>
          </table:table-cell>
        </table:table-row>
        <table:table-row table:style-name="ro1">
          <table:table-cell/>
          <table:table-cell table:style-name="Default"/>
          <table:table-cell table:number-columns-repeated="26"/>
        </table:table-row>
        <table:table-row table:style-name="ro1">
          <table:table-cell office:value-type="string" calcext:value-type="string">
            <text:p>ad2 is adafruit ktype, this run uses its Zero value:</text:p>
          </table:table-cell>
          <table:table-cell table:style-name="Default"/>
          <table:table-cell table:number-columns-repeated="5"/>
          <table:table-cell office:value-type="string" calcext:value-type="string">
            <text:p>offset</text:p>
          </table:table-cell>
          <table:table-cell office:value-type="string" calcext:value-type="string">
            <text:p>x1000</text:p>
          </table:table-cell>
          <table:table-cell table:formula="of:=[.J307]*1000" office:value-type="float" office:value="4.723296" calcext:value-type="float">
            <text:p>4.723296</text:p>
          </table:table-cell>
          <table:table-cell table:number-columns-repeated="3"/>
          <table:table-cell table:formula="of:=[.N307]*1000" office:value-type="float" office:value="3.96620233333333" calcext:value-type="float">
            <text:p>3.96620233333333</text:p>
          </table:table-cell>
          <table:table-cell office:value-type="string" calcext:value-type="string">
            <text:p>92C</text:p>
          </table:table-cell>
          <table:table-cell table:number-columns-repeated="13"/>
        </table:table-row>
        <table:table-row table:style-name="ro1">
          <table:table-cell office:value-type="float" office:value="0.127124976" calcext:value-type="float">
            <text:p>0.127124976</text:p>
          </table:table-cell>
          <table:table-cell table:style-name="Default"/>
          <table:table-cell table:number-columns-repeated="5"/>
          <table:table-cell table:formula="of:=0.001038603 *1000" office:value-type="float" office:value="1.038603" calcext:value-type="float">
            <text:p>1.038603</text:p>
          </table:table-cell>
          <table:table-cell office:value-type="string" calcext:value-type="string">
            <text:p>-offset</text:p>
          </table:table-cell>
          <table:table-cell table:formula="of:=[.J310]-[.H311]" office:value-type="float" office:value="3.684693" calcext:value-type="float">
            <text:p>3.684693</text:p>
          </table:table-cell>
          <table:table-cell table:number-columns-repeated="18"/>
        </table:table-row>
      </table:table>
      <table:table table:name="100C readings" table:style-name="ta1">
        <table:shapes>
          <draw:frame draw:z-index="0" draw:style-name="gr1" draw:text-style-name="P1" svg:width="453.51pt" svg:height="255.09pt" svg:x="318.59pt" svg:y="3727.56pt">
            <loext:p draw:notify-on-update-of-ranges="'100C readings'.A1:'100C readings'.A1 '100C readings'.A2:'100C readings'.A301 '100C readings'.B1:'100C readings'.B1 '100C readings'.B2:'100C readings'.B301 '100C readings'.C1:'100C readings'.C1 '100C readings'.C2:'100C readings'.C301 '100C readings'.D1:'100C readings'.D1 '100C readings'.D2:'100C readings'.D301 '100C readings'.E1:'100C readings'.E1 '100C readings'.E2:'100C readings'.E3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Seconds</text:p>
          </table:table-cell>
          <table:table-cell office:value-type="string" calcext:value-type="string">
            <text:p><text:s/>ad2</text:p>
          </table:table-cell>
          <table:table-cell office:value-type="string" calcext:value-type="string">
            <text:p><text:s/>ad4</text:p>
          </table:table-cell>
          <table:table-cell office:value-type="string" calcext:value-type="string">
            <text:p><text:s/>ad5</text:p>
          </table:table-cell>
          <table:table-cell office:value-type="string" calcext:value-type="string">
            <text:p><text:s/>ad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1543046" calcext:value-type="float">
            <text:p>0.571543046</text:p>
          </table:table-cell>
          <table:table-cell office:value-type="float" office:value="0.42003875" calcext:value-type="float">
            <text:p>0.42003875</text:p>
          </table:table-cell>
          <table:table-cell office:value-type="float" office:value="0.534877245" calcext:value-type="float">
            <text:p>0.534877245</text:p>
          </table:table-cell>
          <table:table-cell office:value-type="float" office:value="0.478829203" calcext:value-type="float">
            <text:p>0.4788292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72034785" calcext:value-type="float">
            <text:p>0.572034785</text:p>
          </table:table-cell>
          <table:table-cell office:value-type="float" office:value="0.414879968" calcext:value-type="float">
            <text:p>0.414879968</text:p>
          </table:table-cell>
          <table:table-cell office:value-type="float" office:value="0.540953939" calcext:value-type="float">
            <text:p>0.540953939</text:p>
          </table:table-cell>
          <table:table-cell office:value-type="float" office:value="0.480027256" calcext:value-type="float">
            <text:p>0.4800272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72243401" calcext:value-type="float">
            <text:p>0.572243401</text:p>
          </table:table-cell>
          <table:table-cell office:value-type="float" office:value="0.417643239" calcext:value-type="float">
            <text:p>0.417643239</text:p>
          </table:table-cell>
          <table:table-cell office:value-type="float" office:value="0.535656874" calcext:value-type="float">
            <text:p>0.535656874</text:p>
          </table:table-cell>
          <table:table-cell office:value-type="float" office:value="0.479995666" calcext:value-type="float">
            <text:p>0.4799956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74625799" calcext:value-type="float">
            <text:p>0.574625799</text:p>
          </table:table-cell>
          <table:table-cell office:value-type="float" office:value="0.414296438" calcext:value-type="float">
            <text:p>0.414296438</text:p>
          </table:table-cell>
          <table:table-cell office:value-type="float" office:value="0.550196832" calcext:value-type="float">
            <text:p>0.550196832</text:p>
          </table:table-cell>
          <table:table-cell office:value-type="float" office:value="0.479851422" calcext:value-type="float">
            <text:p>0.4798514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72725007" calcext:value-type="float">
            <text:p>0.572725007</text:p>
          </table:table-cell>
          <table:table-cell office:value-type="float" office:value="0.419914773" calcext:value-type="float">
            <text:p>0.419914773</text:p>
          </table:table-cell>
          <table:table-cell office:value-type="float" office:value="0.534550611" calcext:value-type="float">
            <text:p>0.534550611</text:p>
          </table:table-cell>
          <table:table-cell office:value-type="float" office:value="0.479512272" calcext:value-type="float">
            <text:p>0.4795122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72201082" calcext:value-type="float">
            <text:p>0.572201082</text:p>
          </table:table-cell>
          <table:table-cell office:value-type="float" office:value="0.419932058" calcext:value-type="float">
            <text:p>0.419932058</text:p>
          </table:table-cell>
          <table:table-cell office:value-type="float" office:value="0.537645881" calcext:value-type="float">
            <text:p>0.537645881</text:p>
          </table:table-cell>
          <table:table-cell office:value-type="float" office:value="0.480116067" calcext:value-type="float">
            <text:p>0.4801160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71336814" calcext:value-type="float">
            <text:p>0.571336814</text:p>
          </table:table-cell>
          <table:table-cell office:value-type="float" office:value="0.421538403" calcext:value-type="float">
            <text:p>0.421538403</text:p>
          </table:table-cell>
          <table:table-cell office:value-type="float" office:value="0.542748039" calcext:value-type="float">
            <text:p>0.542748039</text:p>
          </table:table-cell>
          <table:table-cell office:value-type="float" office:value="0.480310378" calcext:value-type="float">
            <text:p>0.4803103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71155616" calcext:value-type="float">
            <text:p>0.571155616</text:p>
          </table:table-cell>
          <table:table-cell office:value-type="float" office:value="0.423511913" calcext:value-type="float">
            <text:p>0.423511913</text:p>
          </table:table-cell>
          <table:table-cell office:value-type="float" office:value="0.53879029" calcext:value-type="float">
            <text:p>0.53879029</text:p>
          </table:table-cell>
          <table:table-cell office:value-type="float" office:value="0.479779897" calcext:value-type="float">
            <text:p>0.4797798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71470329" calcext:value-type="float">
            <text:p>0.571470329</text:p>
          </table:table-cell>
          <table:table-cell office:value-type="float" office:value="0.42372947" calcext:value-type="float">
            <text:p>0.42372947</text:p>
          </table:table-cell>
          <table:table-cell office:value-type="float" office:value="0.539991324" calcext:value-type="float">
            <text:p>0.539991324</text:p>
          </table:table-cell>
          <table:table-cell office:value-type="float" office:value="0.480452237" calcext:value-type="float">
            <text:p>0.4804522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72927066" calcext:value-type="float">
            <text:p>0.572927066</text:p>
          </table:table-cell>
          <table:table-cell office:value-type="float" office:value="0.420562675" calcext:value-type="float">
            <text:p>0.420562675</text:p>
          </table:table-cell>
          <table:table-cell office:value-type="float" office:value="0.543473428" calcext:value-type="float">
            <text:p>0.543473428</text:p>
          </table:table-cell>
          <table:table-cell office:value-type="float" office:value="0.480805693" calcext:value-type="float">
            <text:p>0.4808056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7294614" calcext:value-type="float">
            <text:p>0.57294614</text:p>
          </table:table-cell>
          <table:table-cell office:value-type="float" office:value="0.423463633" calcext:value-type="float">
            <text:p>0.423463633</text:p>
          </table:table-cell>
          <table:table-cell office:value-type="float" office:value="0.544231003" calcext:value-type="float">
            <text:p>0.544231003</text:p>
          </table:table-cell>
          <table:table-cell office:value-type="float" office:value="0.481413064" calcext:value-type="float">
            <text:p>0.4814130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76869914" calcext:value-type="float">
            <text:p>0.576869914</text:p>
          </table:table-cell>
          <table:table-cell office:value-type="float" office:value="0.416511943" calcext:value-type="float">
            <text:p>0.416511943</text:p>
          </table:table-cell>
          <table:table-cell office:value-type="float" office:value="0.566210218" calcext:value-type="float">
            <text:p>0.566210218</text:p>
          </table:table-cell>
          <table:table-cell office:value-type="float" office:value="0.481927452" calcext:value-type="float">
            <text:p>0.4819274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74930975" calcext:value-type="float">
            <text:p>0.574930975</text:p>
          </table:table-cell>
          <table:table-cell office:value-type="float" office:value="0.421734503" calcext:value-type="float">
            <text:p>0.421734503</text:p>
          </table:table-cell>
          <table:table-cell office:value-type="float" office:value="0.55042631" calcext:value-type="float">
            <text:p>0.55042631</text:p>
          </table:table-cell>
          <table:table-cell office:value-type="float" office:value="0.482038913" calcext:value-type="float">
            <text:p>0.4820389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74947068" calcext:value-type="float">
            <text:p>0.574947068</text:p>
          </table:table-cell>
          <table:table-cell office:value-type="float" office:value="0.424439362" calcext:value-type="float">
            <text:p>0.424439362</text:p>
          </table:table-cell>
          <table:table-cell office:value-type="float" office:value="0.546364253" calcext:value-type="float">
            <text:p>0.546364253</text:p>
          </table:table-cell>
          <table:table-cell office:value-type="float" office:value="0.481964407" calcext:value-type="float">
            <text:p>0.4819644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78461358" calcext:value-type="float">
            <text:p>0.578461358</text:p>
          </table:table-cell>
          <table:table-cell office:value-type="float" office:value="0.416899373" calcext:value-type="float">
            <text:p>0.416899373</text:p>
          </table:table-cell>
          <table:table-cell office:value-type="float" office:value="0.567953654" calcext:value-type="float">
            <text:p>0.567953654</text:p>
          </table:table-cell>
          <table:table-cell office:value-type="float" office:value="0.4824329" calcext:value-type="float">
            <text:p>0.48243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78802893" calcext:value-type="float">
            <text:p>0.578802893</text:p>
          </table:table-cell>
          <table:table-cell office:value-type="float" office:value="0.418458631" calcext:value-type="float">
            <text:p>0.418458631</text:p>
          </table:table-cell>
          <table:table-cell office:value-type="float" office:value="0.564429827" calcext:value-type="float">
            <text:p>0.564429827</text:p>
          </table:table-cell>
          <table:table-cell office:value-type="float" office:value="0.482158718" calcext:value-type="float">
            <text:p>0.4821587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76886007" calcext:value-type="float">
            <text:p>0.576886007</text:p>
          </table:table-cell>
          <table:table-cell office:value-type="float" office:value="0.42327111" calcext:value-type="float">
            <text:p>0.42327111</text:p>
          </table:table-cell>
          <table:table-cell office:value-type="float" office:value="0.546294516" calcext:value-type="float">
            <text:p>0.546294516</text:p>
          </table:table-cell>
          <table:table-cell office:value-type="float" office:value="0.482034145" calcext:value-type="float">
            <text:p>0.4820341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77195952" calcext:value-type="float">
            <text:p>0.577195952</text:p>
          </table:table-cell>
          <table:table-cell office:value-type="float" office:value="0.422172001" calcext:value-type="float">
            <text:p>0.422172001</text:p>
          </table:table-cell>
          <table:table-cell office:value-type="float" office:value="0.546778506" calcext:value-type="float">
            <text:p>0.546778506</text:p>
          </table:table-cell>
          <table:table-cell office:value-type="float" office:value="0.481659827" calcext:value-type="float">
            <text:p>0.4816598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77103564" calcext:value-type="float">
            <text:p>0.577103564</text:p>
          </table:table-cell>
          <table:table-cell office:value-type="float" office:value="0.42398875" calcext:value-type="float">
            <text:p>0.42398875</text:p>
          </table:table-cell>
          <table:table-cell office:value-type="float" office:value="0.550637311" calcext:value-type="float">
            <text:p>0.550637311</text:p>
          </table:table-cell>
          <table:table-cell office:value-type="float" office:value="0.482469855" calcext:value-type="float">
            <text:p>0.48246985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79338143" calcext:value-type="float">
            <text:p>0.579338143</text:p>
          </table:table-cell>
          <table:table-cell office:value-type="float" office:value="0.418047359" calcext:value-type="float">
            <text:p>0.418047359</text:p>
          </table:table-cell>
          <table:table-cell office:value-type="float" office:value="0.563943453" calcext:value-type="float">
            <text:p>0.563943453</text:p>
          </table:table-cell>
          <table:table-cell office:value-type="float" office:value="0.482355414" calcext:value-type="float">
            <text:p>0.4823554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80851505" calcext:value-type="float">
            <text:p>0.580851505</text:p>
          </table:table-cell>
          <table:table-cell office:value-type="float" office:value="0.419166734" calcext:value-type="float">
            <text:p>0.419166734</text:p>
          </table:table-cell>
          <table:table-cell office:value-type="float" office:value="0.560698576" calcext:value-type="float">
            <text:p>0.560698576</text:p>
          </table:table-cell>
          <table:table-cell office:value-type="float" office:value="0.482332168" calcext:value-type="float">
            <text:p>0.4823321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81083963" calcext:value-type="float">
            <text:p>0.581083963</text:p>
          </table:table-cell>
          <table:table-cell office:value-type="float" office:value="0.416833808" calcext:value-type="float">
            <text:p>0.416833808</text:p>
          </table:table-cell>
          <table:table-cell office:value-type="float" office:value="0.568180748" calcext:value-type="float">
            <text:p>0.568180748</text:p>
          </table:table-cell>
          <table:table-cell office:value-type="float" office:value="0.482232032" calcext:value-type="float">
            <text:p>0.4822320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78576395" calcext:value-type="float">
            <text:p>0.578576395</text:p>
          </table:table-cell>
          <table:table-cell office:value-type="float" office:value="0.423759869" calcext:value-type="float">
            <text:p>0.423759869</text:p>
          </table:table-cell>
          <table:table-cell office:value-type="float" office:value="0.552182859" calcext:value-type="float">
            <text:p>0.552182859</text:p>
          </table:table-cell>
          <table:table-cell office:value-type="float" office:value="0.482400117" calcext:value-type="float">
            <text:p>0.48240011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77702591" calcext:value-type="float">
            <text:p>0.577702591</text:p>
          </table:table-cell>
          <table:table-cell office:value-type="float" office:value="0.425291708" calcext:value-type="float">
            <text:p>0.425291708</text:p>
          </table:table-cell>
          <table:table-cell office:value-type="float" office:value="0.544673269" calcext:value-type="float">
            <text:p>0.544673269</text:p>
          </table:table-cell>
          <table:table-cell office:value-type="float" office:value="0.481834469" calcext:value-type="float">
            <text:p>0.4818344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78065583" calcext:value-type="float">
            <text:p>0.578065583</text:p>
          </table:table-cell>
          <table:table-cell office:value-type="float" office:value="0.42511647" calcext:value-type="float">
            <text:p>0.42511647</text:p>
          </table:table-cell>
          <table:table-cell office:value-type="float" office:value="0.546554392" calcext:value-type="float">
            <text:p>0.546554392</text:p>
          </table:table-cell>
          <table:table-cell office:value-type="float" office:value="0.482258258" calcext:value-type="float">
            <text:p>0.48225825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78953097" calcext:value-type="float">
            <text:p>0.578953097</text:p>
          </table:table-cell>
          <table:table-cell office:value-type="float" office:value="0.42139714" calcext:value-type="float">
            <text:p>0.42139714</text:p>
          </table:table-cell>
          <table:table-cell office:value-type="float" office:value="0.554907388" calcext:value-type="float">
            <text:p>0.554907388</text:p>
          </table:table-cell>
          <table:table-cell office:value-type="float" office:value="0.48210567" calcext:value-type="float">
            <text:p>0.482105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81553648" calcext:value-type="float">
            <text:p>0.581553648</text:p>
          </table:table-cell>
          <table:table-cell office:value-type="float" office:value="0.416282465" calcext:value-type="float">
            <text:p>0.416282465</text:p>
          </table:table-cell>
          <table:table-cell office:value-type="float" office:value="0.568639704" calcext:value-type="float">
            <text:p>0.568639704</text:p>
          </table:table-cell>
          <table:table-cell office:value-type="float" office:value="0.48223382" calcext:value-type="float">
            <text:p>0.4822338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77320525" calcext:value-type="float">
            <text:p>0.577320525</text:p>
          </table:table-cell>
          <table:table-cell office:value-type="float" office:value="0.426912955" calcext:value-type="float">
            <text:p>0.426912955</text:p>
          </table:table-cell>
          <table:table-cell office:value-type="float" office:value="0.544505184" calcext:value-type="float">
            <text:p>0.544505184</text:p>
          </table:table-cell>
          <table:table-cell office:value-type="float" office:value="0.482034145" calcext:value-type="float">
            <text:p>0.48203414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79317281" calcext:value-type="float">
            <text:p>0.579317281</text:p>
          </table:table-cell>
          <table:table-cell office:value-type="float" office:value="0.422004512" calcext:value-type="float">
            <text:p>0.422004512</text:p>
          </table:table-cell>
          <table:table-cell office:value-type="float" office:value="0.546836322" calcext:value-type="float">
            <text:p>0.546836322</text:p>
          </table:table-cell>
          <table:table-cell office:value-type="float" office:value="0.481357036" calcext:value-type="float">
            <text:p>0.4813570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79189727" calcext:value-type="float">
            <text:p>0.579189727</text:p>
          </table:table-cell>
          <table:table-cell office:value-type="float" office:value="0.421721986" calcext:value-type="float">
            <text:p>0.421721986</text:p>
          </table:table-cell>
          <table:table-cell office:value-type="float" office:value="0.546419686" calcext:value-type="float">
            <text:p>0.546419686</text:p>
          </table:table-cell>
          <table:table-cell office:value-type="float" office:value="0.481451211" calcext:value-type="float">
            <text:p>0.4814512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78267643" calcext:value-type="float">
            <text:p>0.578267643</text:p>
          </table:table-cell>
          <table:table-cell office:value-type="float" office:value="0.424152663" calcext:value-type="float">
            <text:p>0.424152663</text:p>
          </table:table-cell>
          <table:table-cell office:value-type="float" office:value="0.545355743" calcext:value-type="float">
            <text:p>0.545355743</text:p>
          </table:table-cell>
          <table:table-cell office:value-type="float" office:value="0.481636582" calcext:value-type="float">
            <text:p>0.48163658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78184197" calcext:value-type="float">
            <text:p>0.578184197</text:p>
          </table:table-cell>
          <table:table-cell office:value-type="float" office:value="0.423257401" calcext:value-type="float">
            <text:p>0.423257401</text:p>
          </table:table-cell>
          <table:table-cell office:value-type="float" office:value="0.546189016" calcext:value-type="float">
            <text:p>0.546189016</text:p>
          </table:table-cell>
          <table:table-cell office:value-type="float" office:value="0.481602011" calcext:value-type="float">
            <text:p>0.4816020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76880643" calcext:value-type="float">
            <text:p>0.576880643</text:p>
          </table:table-cell>
          <table:table-cell office:value-type="float" office:value="0.426989249" calcext:value-type="float">
            <text:p>0.426989249</text:p>
          </table:table-cell>
          <table:table-cell office:value-type="float" office:value="0.542082851" calcext:value-type="float">
            <text:p>0.542082851</text:p>
          </table:table-cell>
          <table:table-cell office:value-type="float" office:value="0.481931625" calcext:value-type="float">
            <text:p>0.4819316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7794101" calcext:value-type="float">
            <text:p>0.57794101</text:p>
          </table:table-cell>
          <table:table-cell office:value-type="float" office:value="0.423359921" calcext:value-type="float">
            <text:p>0.423359921</text:p>
          </table:table-cell>
          <table:table-cell office:value-type="float" office:value="0.5449099" calcext:value-type="float">
            <text:p>0.5449099</text:p>
          </table:table-cell>
          <table:table-cell office:value-type="float" office:value="0.481309352" calcext:value-type="float">
            <text:p>0.48130935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78244993" calcext:value-type="float">
            <text:p>0.578244993</text:p>
          </table:table-cell>
          <table:table-cell office:value-type="float" office:value="0.423158458" calcext:value-type="float">
            <text:p>0.423158458</text:p>
          </table:table-cell>
          <table:table-cell office:value-type="float" office:value="0.544351404" calcext:value-type="float">
            <text:p>0.544351404</text:p>
          </table:table-cell>
          <table:table-cell office:value-type="float" office:value="0.481720624" calcext:value-type="float">
            <text:p>0.4817206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79155157" calcext:value-type="float">
            <text:p>0.579155157</text:p>
          </table:table-cell>
          <table:table-cell office:value-type="float" office:value="0.423049977" calcext:value-type="float">
            <text:p>0.423049977</text:p>
          </table:table-cell>
          <table:table-cell office:value-type="float" office:value="0.545801585" calcext:value-type="float">
            <text:p>0.545801585</text:p>
          </table:table-cell>
          <table:table-cell office:value-type="float" office:value="0.4817695" calcext:value-type="float">
            <text:p>0.48176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78832695" calcext:value-type="float">
            <text:p>0.578832695</text:p>
          </table:table-cell>
          <table:table-cell office:value-type="float" office:value="0.421615889" calcext:value-type="float">
            <text:p>0.421615889</text:p>
          </table:table-cell>
          <table:table-cell office:value-type="float" office:value="0.545676416" calcext:value-type="float">
            <text:p>0.545676416</text:p>
          </table:table-cell>
          <table:table-cell office:value-type="float" office:value="0.48178917" calcext:value-type="float">
            <text:p>0.481789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78543017" calcext:value-type="float">
            <text:p>0.578543017</text:p>
          </table:table-cell>
          <table:table-cell office:value-type="float" office:value="0.423077991" calcext:value-type="float">
            <text:p>0.423077991</text:p>
          </table:table-cell>
          <table:table-cell office:value-type="float" office:value="0.544791883" calcext:value-type="float">
            <text:p>0.544791883</text:p>
          </table:table-cell>
          <table:table-cell office:value-type="float" office:value="0.481857119" calcext:value-type="float">
            <text:p>0.48185711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78115055" calcext:value-type="float">
            <text:p>0.578115055</text:p>
          </table:table-cell>
          <table:table-cell office:value-type="float" office:value="0.424624136" calcext:value-type="float">
            <text:p>0.424624136</text:p>
          </table:table-cell>
          <table:table-cell office:value-type="float" office:value="0.546323722" calcext:value-type="float">
            <text:p>0.546323722</text:p>
          </table:table-cell>
          <table:table-cell office:value-type="float" office:value="0.482409654" calcext:value-type="float">
            <text:p>0.48240965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81473181" calcext:value-type="float">
            <text:p>0.581473181</text:p>
          </table:table-cell>
          <table:table-cell office:value-type="float" office:value="0.416705062" calcext:value-type="float">
            <text:p>0.416705062</text:p>
          </table:table-cell>
          <table:table-cell office:value-type="float" office:value="0.566725798" calcext:value-type="float">
            <text:p>0.566725798</text:p>
          </table:table-cell>
          <table:table-cell office:value-type="float" office:value="0.48266357" calcext:value-type="float">
            <text:p>0.482663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80813954" calcext:value-type="float">
            <text:p>0.580813954</text:p>
          </table:table-cell>
          <table:table-cell office:value-type="float" office:value="0.416471412" calcext:value-type="float">
            <text:p>0.416471412</text:p>
          </table:table-cell>
          <table:table-cell office:value-type="float" office:value="0.5673135" calcext:value-type="float">
            <text:p>0.5673135</text:p>
          </table:table-cell>
          <table:table-cell office:value-type="float" office:value="0.482721982" calcext:value-type="float">
            <text:p>0.48272198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76754877" calcext:value-type="float">
            <text:p>0.576754877</text:p>
          </table:table-cell>
          <table:table-cell office:value-type="float" office:value="0.424622348" calcext:value-type="float">
            <text:p>0.424622348</text:p>
          </table:table-cell>
          <table:table-cell office:value-type="float" office:value="0.54729945" calcext:value-type="float">
            <text:p>0.54729945</text:p>
          </table:table-cell>
          <table:table-cell office:value-type="float" office:value="0.48231369" calcext:value-type="float">
            <text:p>0.482313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77192375" calcext:value-type="float">
            <text:p>0.577192375</text:p>
          </table:table-cell>
          <table:table-cell office:value-type="float" office:value="0.42279785" calcext:value-type="float">
            <text:p>0.42279785</text:p>
          </table:table-cell>
          <table:table-cell office:value-type="float" office:value="0.544745391" calcext:value-type="float">
            <text:p>0.544745391</text:p>
          </table:table-cell>
          <table:table-cell office:value-type="float" office:value="0.481957851" calcext:value-type="float">
            <text:p>0.48195785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76590368" calcext:value-type="float">
            <text:p>0.576590368</text:p>
          </table:table-cell>
          <table:table-cell office:value-type="float" office:value="0.424648574" calcext:value-type="float">
            <text:p>0.424648574</text:p>
          </table:table-cell>
          <table:table-cell office:value-type="float" office:value="0.545792645" calcext:value-type="float">
            <text:p>0.545792645</text:p>
          </table:table-cell>
          <table:table-cell office:value-type="float" office:value="0.482265411" calcext:value-type="float">
            <text:p>0.4822654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75798819" calcext:value-type="float">
            <text:p>0.575798819</text:p>
          </table:table-cell>
          <table:table-cell office:value-type="float" office:value="0.426706127" calcext:value-type="float">
            <text:p>0.426706127</text:p>
          </table:table-cell>
          <table:table-cell office:value-type="float" office:value="0.541889732" calcext:value-type="float">
            <text:p>0.541889732</text:p>
          </table:table-cell>
          <table:table-cell office:value-type="float" office:value="0.48222488" calcext:value-type="float">
            <text:p>0.4822248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75850079" calcext:value-type="float">
            <text:p>0.575850079</text:p>
          </table:table-cell>
          <table:table-cell office:value-type="float" office:value="0.424880436" calcext:value-type="float">
            <text:p>0.424880436</text:p>
          </table:table-cell>
          <table:table-cell office:value-type="float" office:value="0.54396755" calcext:value-type="float">
            <text:p>0.54396755</text:p>
          </table:table-cell>
          <table:table-cell office:value-type="float" office:value="0.481779633" calcext:value-type="float">
            <text:p>0.4817796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576704213" calcext:value-type="float">
            <text:p>0.576704213</text:p>
          </table:table-cell>
          <table:table-cell office:value-type="float" office:value="0.422048619" calcext:value-type="float">
            <text:p>0.422048619</text:p>
          </table:table-cell>
          <table:table-cell office:value-type="float" office:value="0.54575569" calcext:value-type="float">
            <text:p>0.54575569</text:p>
          </table:table-cell>
          <table:table-cell office:value-type="float" office:value="0.481888113" calcext:value-type="float">
            <text:p>0.48188811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576208303" calcext:value-type="float">
            <text:p>0.576208303</text:p>
          </table:table-cell>
          <table:table-cell office:value-type="float" office:value="0.423415354" calcext:value-type="float">
            <text:p>0.423415354</text:p>
          </table:table-cell>
          <table:table-cell office:value-type="float" office:value="0.54541952" calcext:value-type="float">
            <text:p>0.54541952</text:p>
          </table:table-cell>
          <table:table-cell office:value-type="float" office:value="0.482197461" calcext:value-type="float">
            <text:p>0.48219746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76292941" calcext:value-type="float">
            <text:p>0.576292941</text:p>
          </table:table-cell>
          <table:table-cell office:value-type="float" office:value="0.422913483" calcext:value-type="float">
            <text:p>0.422913483</text:p>
          </table:table-cell>
          <table:table-cell office:value-type="float" office:value="0.54539985" calcext:value-type="float">
            <text:p>0.54539985</text:p>
          </table:table-cell>
          <table:table-cell office:value-type="float" office:value="0.482030568" calcext:value-type="float">
            <text:p>0.48203056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76699445" calcext:value-type="float">
            <text:p>0.576699445</text:p>
          </table:table-cell>
          <table:table-cell office:value-type="float" office:value="0.423213294" calcext:value-type="float">
            <text:p>0.423213294</text:p>
          </table:table-cell>
          <table:table-cell office:value-type="float" office:value="0.545117324" calcext:value-type="float">
            <text:p>0.545117324</text:p>
          </table:table-cell>
          <table:table-cell office:value-type="float" office:value="0.48208004" calcext:value-type="float">
            <text:p>0.482080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78568051" calcext:value-type="float">
            <text:p>0.578568051</text:p>
          </table:table-cell>
          <table:table-cell office:value-type="float" office:value="0.418432405" calcext:value-type="float">
            <text:p>0.418432405</text:p>
          </table:table-cell>
          <table:table-cell office:value-type="float" office:value="0.562838979" calcext:value-type="float">
            <text:p>0.562838979</text:p>
          </table:table-cell>
          <table:table-cell office:value-type="float" office:value="0.483024774" calcext:value-type="float">
            <text:p>0.48302477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77936837" calcext:value-type="float">
            <text:p>0.577936837</text:p>
          </table:table-cell>
          <table:table-cell office:value-type="float" office:value="0.419915965" calcext:value-type="float">
            <text:p>0.419915965</text:p>
          </table:table-cell>
          <table:table-cell office:value-type="float" office:value="0.557158656" calcext:value-type="float">
            <text:p>0.557158656</text:p>
          </table:table-cell>
          <table:table-cell office:value-type="float" office:value="0.48284894" calcext:value-type="float">
            <text:p>0.4828489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77626297" calcext:value-type="float">
            <text:p>0.577626297</text:p>
          </table:table-cell>
          <table:table-cell office:value-type="float" office:value="0.422279289" calcext:value-type="float">
            <text:p>0.422279289</text:p>
          </table:table-cell>
          <table:table-cell office:value-type="float" office:value="0.553064412" calcext:value-type="float">
            <text:p>0.553064412</text:p>
          </table:table-cell>
          <table:table-cell office:value-type="float" office:value="0.482826887" calcext:value-type="float">
            <text:p>0.48282688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80691168" calcext:value-type="float">
            <text:p>0.580691168</text:p>
          </table:table-cell>
          <table:table-cell office:value-type="float" office:value="0.417367866" calcext:value-type="float">
            <text:p>0.417367866</text:p>
          </table:table-cell>
          <table:table-cell office:value-type="float" office:value="0.567008325" calcext:value-type="float">
            <text:p>0.567008325</text:p>
          </table:table-cell>
          <table:table-cell office:value-type="float" office:value="0.482940731" calcext:value-type="float">
            <text:p>0.48294073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79636762" calcext:value-type="float">
            <text:p>0.579636762</text:p>
          </table:table-cell>
          <table:table-cell office:value-type="float" office:value="0.420199683" calcext:value-type="float">
            <text:p>0.420199683</text:p>
          </table:table-cell>
          <table:table-cell office:value-type="float" office:value="0.562699504" calcext:value-type="float">
            <text:p>0.562699504</text:p>
          </table:table-cell>
          <table:table-cell office:value-type="float" office:value="0.482773242" calcext:value-type="float">
            <text:p>0.48277324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7650871" calcext:value-type="float">
            <text:p>0.57650871</text:p>
          </table:table-cell>
          <table:table-cell office:value-type="float" office:value="0.426859907" calcext:value-type="float">
            <text:p>0.426859907</text:p>
          </table:table-cell>
          <table:table-cell office:value-type="float" office:value="0.546221798" calcext:value-type="float">
            <text:p>0.546221798</text:p>
          </table:table-cell>
          <table:table-cell office:value-type="float" office:value="0.482718406" calcext:value-type="float">
            <text:p>0.4827184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77604243" calcext:value-type="float">
            <text:p>0.577604243</text:p>
          </table:table-cell>
          <table:table-cell office:value-type="float" office:value="0.42450135" calcext:value-type="float">
            <text:p>0.42450135</text:p>
          </table:table-cell>
          <table:table-cell office:value-type="float" office:value="0.545747941" calcext:value-type="float">
            <text:p>0.545747941</text:p>
          </table:table-cell>
          <table:table-cell office:value-type="float" office:value="0.482040701" calcext:value-type="float">
            <text:p>0.48204070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78723023" calcext:value-type="float">
            <text:p>0.578723023</text:p>
          </table:table-cell>
          <table:table-cell office:value-type="float" office:value="0.422816923" calcext:value-type="float">
            <text:p>0.422816923</text:p>
          </table:table-cell>
          <table:table-cell office:value-type="float" office:value="0.546962684" calcext:value-type="float">
            <text:p>0.546962684</text:p>
          </table:table-cell>
          <table:table-cell office:value-type="float" office:value="0.482397733" calcext:value-type="float">
            <text:p>0.4823977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78273604" calcext:value-type="float">
            <text:p>0.578273604</text:p>
          </table:table-cell>
          <table:table-cell office:value-type="float" office:value="0.424277237" calcext:value-type="float">
            <text:p>0.424277237</text:p>
          </table:table-cell>
          <table:table-cell office:value-type="float" office:value="0.546612805" calcext:value-type="float">
            <text:p>0.546612805</text:p>
          </table:table-cell>
          <table:table-cell office:value-type="float" office:value="0.482655225" calcext:value-type="float">
            <text:p>0.4826552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77355096" calcext:value-type="float">
            <text:p>0.577355096</text:p>
          </table:table-cell>
          <table:table-cell office:value-type="float" office:value="0.425002626" calcext:value-type="float">
            <text:p>0.425002626</text:p>
          </table:table-cell>
          <table:table-cell office:value-type="float" office:value="0.549665159" calcext:value-type="float">
            <text:p>0.549665159</text:p>
          </table:table-cell>
          <table:table-cell office:value-type="float" office:value="0.482965169" calcext:value-type="float">
            <text:p>0.4829651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77640602" calcext:value-type="float">
            <text:p>0.577640602</text:p>
          </table:table-cell>
          <table:table-cell office:value-type="float" office:value="0.42555218" calcext:value-type="float">
            <text:p>0.42555218</text:p>
          </table:table-cell>
          <table:table-cell office:value-type="float" office:value="0.546535915" calcext:value-type="float">
            <text:p>0.546535915</text:p>
          </table:table-cell>
          <table:table-cell office:value-type="float" office:value="0.482637344" calcext:value-type="float">
            <text:p>0.48263734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577085087" calcext:value-type="float">
            <text:p>0.577085087</text:p>
          </table:table-cell>
          <table:table-cell office:value-type="float" office:value="0.425590327" calcext:value-type="float">
            <text:p>0.425590327</text:p>
          </table:table-cell>
          <table:table-cell office:value-type="float" office:value="0.547207063" calcext:value-type="float">
            <text:p>0.547207063</text:p>
          </table:table-cell>
          <table:table-cell office:value-type="float" office:value="0.482574163" calcext:value-type="float">
            <text:p>0.48257416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80226252" calcext:value-type="float">
            <text:p>0.580226252</text:p>
          </table:table-cell>
          <table:table-cell office:value-type="float" office:value="0.417241504" calcext:value-type="float">
            <text:p>0.417241504</text:p>
          </table:table-cell>
          <table:table-cell office:value-type="float" office:value="0.569216081" calcext:value-type="float">
            <text:p>0.569216081</text:p>
          </table:table-cell>
          <table:table-cell office:value-type="float" office:value="0.483000932" calcext:value-type="float">
            <text:p>0.48300093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80216715" calcext:value-type="float">
            <text:p>0.580216715</text:p>
          </table:table-cell>
          <table:table-cell office:value-type="float" office:value="0.418381741" calcext:value-type="float">
            <text:p>0.418381741</text:p>
          </table:table-cell>
          <table:table-cell office:value-type="float" office:value="0.567190715" calcext:value-type="float">
            <text:p>0.567190715</text:p>
          </table:table-cell>
          <table:table-cell office:value-type="float" office:value="0.483036099" calcext:value-type="float">
            <text:p>0.4830360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77986309" calcext:value-type="float">
            <text:p>0.577986309</text:p>
          </table:table-cell>
          <table:table-cell office:value-type="float" office:value="0.422751358" calcext:value-type="float">
            <text:p>0.422751358</text:p>
          </table:table-cell>
          <table:table-cell office:value-type="float" office:value="0.556326575" calcext:value-type="float">
            <text:p>0.556326575</text:p>
          </table:table-cell>
          <table:table-cell office:value-type="float" office:value="0.482970534" calcext:value-type="float">
            <text:p>0.48297053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75584838" calcext:value-type="float">
            <text:p>0.575584838</text:p>
          </table:table-cell>
          <table:table-cell office:value-type="float" office:value="0.427847556" calcext:value-type="float">
            <text:p>0.427847556</text:p>
          </table:table-cell>
          <table:table-cell office:value-type="float" office:value="0.54465062" calcext:value-type="float">
            <text:p>0.54465062</text:p>
          </table:table-cell>
          <table:table-cell office:value-type="float" office:value="0.482459722" calcext:value-type="float">
            <text:p>0.48245972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575928161" calcext:value-type="float">
            <text:p>0.575928161</text:p>
          </table:table-cell>
          <table:table-cell office:value-type="float" office:value="0.427438072" calcext:value-type="float">
            <text:p>0.427438072</text:p>
          </table:table-cell>
          <table:table-cell office:value-type="float" office:value="0.545610851" calcext:value-type="float">
            <text:p>0.545610851</text:p>
          </table:table-cell>
          <table:table-cell office:value-type="float" office:value="0.482852517" calcext:value-type="float">
            <text:p>0.48285251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576431224" calcext:value-type="float">
            <text:p>0.576431224</text:p>
          </table:table-cell>
          <table:table-cell office:value-type="float" office:value="0.427510789" calcext:value-type="float">
            <text:p>0.427510789</text:p>
          </table:table-cell>
          <table:table-cell office:value-type="float" office:value="0.545227593" calcext:value-type="float">
            <text:p>0.545227593</text:p>
          </table:table-cell>
          <table:table-cell office:value-type="float" office:value="0.482536016" calcext:value-type="float">
            <text:p>0.48253601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57589061" calcext:value-type="float">
            <text:p>0.57589061</text:p>
          </table:table-cell>
          <table:table-cell office:value-type="float" office:value="0.42767351" calcext:value-type="float">
            <text:p>0.42767351</text:p>
          </table:table-cell>
          <table:table-cell office:value-type="float" office:value="0.544105833" calcext:value-type="float">
            <text:p>0.544105833</text:p>
          </table:table-cell>
          <table:table-cell office:value-type="float" office:value="0.482488928" calcext:value-type="float">
            <text:p>0.48248892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576317379" calcext:value-type="float">
            <text:p>0.576317379</text:p>
          </table:table-cell>
          <table:table-cell office:value-type="float" office:value="0.426945141" calcext:value-type="float">
            <text:p>0.426945141</text:p>
          </table:table-cell>
          <table:table-cell office:value-type="float" office:value="0.544570749" calcext:value-type="float">
            <text:p>0.544570749</text:p>
          </table:table-cell>
          <table:table-cell office:value-type="float" office:value="0.48222488" calcext:value-type="float">
            <text:p>0.4822248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77879617" calcext:value-type="float">
            <text:p>0.577879617</text:p>
          </table:table-cell>
          <table:table-cell office:value-type="float" office:value="0.423041633" calcext:value-type="float">
            <text:p>0.423041633</text:p>
          </table:table-cell>
          <table:table-cell office:value-type="float" office:value="0.54606027" calcext:value-type="float">
            <text:p>0.54606027</text:p>
          </table:table-cell>
          <table:table-cell office:value-type="float" office:value="0.482451377" calcext:value-type="float">
            <text:p>0.48245137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577625701" calcext:value-type="float">
            <text:p>0.577625701</text:p>
          </table:table-cell>
          <table:table-cell office:value-type="float" office:value="0.424090674" calcext:value-type="float">
            <text:p>0.424090674</text:p>
          </table:table-cell>
          <table:table-cell office:value-type="float" office:value="0.545466607" calcext:value-type="float">
            <text:p>0.545466607</text:p>
          </table:table-cell>
          <table:table-cell office:value-type="float" office:value="0.48235601" calcext:value-type="float">
            <text:p>0.482356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57791836" calcext:value-type="float">
            <text:p>0.57791836</text:p>
          </table:table-cell>
          <table:table-cell office:value-type="float" office:value="0.425200513" calcext:value-type="float">
            <text:p>0.425200513</text:p>
          </table:table-cell>
          <table:table-cell office:value-type="float" office:value="0.545495218" calcext:value-type="float">
            <text:p>0.545495218</text:p>
          </table:table-cell>
          <table:table-cell office:value-type="float" office:value="0.482306538" calcext:value-type="float">
            <text:p>0.48230653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578543613" calcext:value-type="float">
            <text:p>0.578543613</text:p>
          </table:table-cell>
          <table:table-cell office:value-type="float" office:value="0.421424558" calcext:value-type="float">
            <text:p>0.421424558</text:p>
          </table:table-cell>
          <table:table-cell office:value-type="float" office:value="0.555045671" calcext:value-type="float">
            <text:p>0.555045671</text:p>
          </table:table-cell>
          <table:table-cell office:value-type="float" office:value="0.482702313" calcext:value-type="float">
            <text:p>0.48270231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581471989" calcext:value-type="float">
            <text:p>0.581471989</text:p>
          </table:table-cell>
          <table:table-cell office:value-type="float" office:value="0.416688373" calcext:value-type="float">
            <text:p>0.416688373</text:p>
          </table:table-cell>
          <table:table-cell office:value-type="float" office:value="0.568336316" calcext:value-type="float">
            <text:p>0.568336316</text:p>
          </table:table-cell>
          <table:table-cell office:value-type="float" office:value="0.48295146" calcext:value-type="float">
            <text:p>0.4829514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78089425" calcext:value-type="float">
            <text:p>0.578089425</text:p>
          </table:table-cell>
          <table:table-cell office:value-type="float" office:value="0.423007062" calcext:value-type="float">
            <text:p>0.423007062</text:p>
          </table:table-cell>
          <table:table-cell office:value-type="float" office:value="0.552619165" calcext:value-type="float">
            <text:p>0.552619165</text:p>
          </table:table-cell>
          <table:table-cell office:value-type="float" office:value="0.482276736" calcext:value-type="float">
            <text:p>0.48227673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577343175" calcext:value-type="float">
            <text:p>0.577343175</text:p>
          </table:table-cell>
          <table:table-cell office:value-type="float" office:value="0.426272801" calcext:value-type="float">
            <text:p>0.426272801</text:p>
          </table:table-cell>
          <table:table-cell office:value-type="float" office:value="0.544527834" calcext:value-type="float">
            <text:p>0.544527834</text:p>
          </table:table-cell>
          <table:table-cell office:value-type="float" office:value="0.482252298" calcext:value-type="float">
            <text:p>0.48225229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578534672" calcext:value-type="float">
            <text:p>0.578534672</text:p>
          </table:table-cell>
          <table:table-cell office:value-type="float" office:value="0.424265316" calcext:value-type="float">
            <text:p>0.424265316</text:p>
          </table:table-cell>
          <table:table-cell office:value-type="float" office:value="0.546505516" calcext:value-type="float">
            <text:p>0.546505516</text:p>
          </table:table-cell>
          <table:table-cell office:value-type="float" office:value="0.48243588" calcext:value-type="float">
            <text:p>0.4824358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57802088" calcext:value-type="float">
            <text:p>0.57802088</text:p>
          </table:table-cell>
          <table:table-cell office:value-type="float" office:value="0.42566841" calcext:value-type="float">
            <text:p>0.42566841</text:p>
          </table:table-cell>
          <table:table-cell office:value-type="float" office:value="0.546636051" calcext:value-type="float">
            <text:p>0.546636051</text:p>
          </table:table-cell>
          <table:table-cell office:value-type="float" office:value="0.482412634" calcext:value-type="float">
            <text:p>0.48241263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578952501" calcext:value-type="float">
            <text:p>0.578952501</text:p>
          </table:table-cell>
          <table:table-cell office:value-type="float" office:value="0.424734405" calcext:value-type="float">
            <text:p>0.424734405</text:p>
          </table:table-cell>
          <table:table-cell office:value-type="float" office:value="0.546620553" calcext:value-type="float">
            <text:p>0.546620553</text:p>
          </table:table-cell>
          <table:table-cell office:value-type="float" office:value="0.482320247" calcext:value-type="float">
            <text:p>0.48232024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78442881" calcext:value-type="float">
            <text:p>0.578442881</text:p>
          </table:table-cell>
          <table:table-cell office:value-type="float" office:value="0.422011664" calcext:value-type="float">
            <text:p>0.422011664</text:p>
          </table:table-cell>
          <table:table-cell office:value-type="float" office:value="0.546972817" calcext:value-type="float">
            <text:p>0.546972817</text:p>
          </table:table-cell>
          <table:table-cell office:value-type="float" office:value="0.482258258" calcext:value-type="float">
            <text:p>0.48225825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79006741" calcext:value-type="float">
            <text:p>0.579006741</text:p>
          </table:table-cell>
          <table:table-cell office:value-type="float" office:value="0.422425916" calcext:value-type="float">
            <text:p>0.422425916</text:p>
          </table:table-cell>
          <table:table-cell office:value-type="float" office:value="0.547515815" calcext:value-type="float">
            <text:p>0.547515815</text:p>
          </table:table-cell>
          <table:table-cell office:value-type="float" office:value="0.482188521" calcext:value-type="float">
            <text:p>0.48218852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57775862" calcext:value-type="float">
            <text:p>0.57775862</text:p>
          </table:table-cell>
          <table:table-cell office:value-type="float" office:value="0.425076535" calcext:value-type="float">
            <text:p>0.425076535</text:p>
          </table:table-cell>
          <table:table-cell office:value-type="float" office:value="0.547268456" calcext:value-type="float">
            <text:p>0.547268456</text:p>
          </table:table-cell>
          <table:table-cell office:value-type="float" office:value="0.482662378" calcext:value-type="float">
            <text:p>0.48266237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581026743" calcext:value-type="float">
            <text:p>0.581026743</text:p>
          </table:table-cell>
          <table:table-cell office:value-type="float" office:value="0.416680028" calcext:value-type="float">
            <text:p>0.416680028</text:p>
          </table:table-cell>
          <table:table-cell office:value-type="float" office:value="0.569433638" calcext:value-type="float">
            <text:p>0.569433638</text:p>
          </table:table-cell>
          <table:table-cell office:value-type="float" office:value="0.482790528" calcext:value-type="float">
            <text:p>0.48279052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77652523" calcext:value-type="float">
            <text:p>0.577652523</text:p>
          </table:table-cell>
          <table:table-cell office:value-type="float" office:value="0.423603704" calcext:value-type="float">
            <text:p>0.423603704</text:p>
          </table:table-cell>
          <table:table-cell office:value-type="float" office:value="0.550441808" calcext:value-type="float">
            <text:p>0.550441808</text:p>
          </table:table-cell>
          <table:table-cell office:value-type="float" office:value="0.482757745" calcext:value-type="float">
            <text:p>0.48275774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78209231" calcext:value-type="float">
            <text:p>0.578209231</text:p>
          </table:table-cell>
          <table:table-cell office:value-type="float" office:value="0.421398332" calcext:value-type="float">
            <text:p>0.421398332</text:p>
          </table:table-cell>
          <table:table-cell office:value-type="float" office:value="0.555340118" calcext:value-type="float">
            <text:p>0.555340118</text:p>
          </table:table-cell>
          <table:table-cell office:value-type="float" office:value="0.482549129" calcext:value-type="float">
            <text:p>0.48254912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579639742" calcext:value-type="float">
            <text:p>0.579639742</text:p>
          </table:table-cell>
          <table:table-cell office:value-type="float" office:value="0.416971495" calcext:value-type="float">
            <text:p>0.416971495</text:p>
          </table:table-cell>
          <table:table-cell office:value-type="float" office:value="0.564379759" calcext:value-type="float">
            <text:p>0.564379759</text:p>
          </table:table-cell>
          <table:table-cell office:value-type="float" office:value="0.483169613" calcext:value-type="float">
            <text:p>0.48316961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577161977" calcext:value-type="float">
            <text:p>0.577161977</text:p>
          </table:table-cell>
          <table:table-cell office:value-type="float" office:value="0.42459195" calcext:value-type="float">
            <text:p>0.42459195</text:p>
          </table:table-cell>
          <table:table-cell office:value-type="float" office:value="0.54773516" calcext:value-type="float">
            <text:p>0.54773516</text:p>
          </table:table-cell>
          <table:table-cell office:value-type="float" office:value="0.482552705" calcext:value-type="float">
            <text:p>0.48255270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577840874" calcext:value-type="float">
            <text:p>0.577840874</text:p>
          </table:table-cell>
          <table:table-cell office:value-type="float" office:value="0.421646288" calcext:value-type="float">
            <text:p>0.421646288</text:p>
          </table:table-cell>
          <table:table-cell office:value-type="float" office:value="0.546259945" calcext:value-type="float">
            <text:p>0.546259945</text:p>
          </table:table-cell>
          <table:table-cell office:value-type="float" office:value="0.482223091" calcext:value-type="float">
            <text:p>0.48222309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78183005" calcext:value-type="float">
            <text:p>0.578183005</text:p>
          </table:table-cell>
          <table:table-cell office:value-type="float" office:value="0.421883514" calcext:value-type="float">
            <text:p>0.421883514</text:p>
          </table:table-cell>
          <table:table-cell office:value-type="float" office:value="0.546449488" calcext:value-type="float">
            <text:p>0.546449488</text:p>
          </table:table-cell>
          <table:table-cell office:value-type="float" office:value="0.482192097" calcext:value-type="float">
            <text:p>0.48219209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78241417" calcext:value-type="float">
            <text:p>0.578241417</text:p>
          </table:table-cell>
          <table:table-cell office:value-type="float" office:value="0.423610261" calcext:value-type="float">
            <text:p>0.423610261</text:p>
          </table:table-cell>
          <table:table-cell office:value-type="float" office:value="0.546957916" calcext:value-type="float">
            <text:p>0.546957916</text:p>
          </table:table-cell>
          <table:table-cell office:value-type="float" office:value="0.48235601" calcext:value-type="float">
            <text:p>0.4823560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77855179" calcext:value-type="float">
            <text:p>0.577855179</text:p>
          </table:table-cell>
          <table:table-cell office:value-type="float" office:value="0.423609069" calcext:value-type="float">
            <text:p>0.423609069</text:p>
          </table:table-cell>
          <table:table-cell office:value-type="float" office:value="0.549895233" calcext:value-type="float">
            <text:p>0.549895233</text:p>
          </table:table-cell>
          <table:table-cell office:value-type="float" office:value="0.482856093" calcext:value-type="float">
            <text:p>0.48285609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77935049" calcext:value-type="float">
            <text:p>0.577935049</text:p>
          </table:table-cell>
          <table:table-cell office:value-type="float" office:value="0.424465588" calcext:value-type="float">
            <text:p>0.424465588</text:p>
          </table:table-cell>
          <table:table-cell office:value-type="float" office:value="0.546144908" calcext:value-type="float">
            <text:p>0.546144908</text:p>
          </table:table-cell>
          <table:table-cell office:value-type="float" office:value="0.482499061" calcext:value-type="float">
            <text:p>0.48249906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77159593" calcext:value-type="float">
            <text:p>0.577159593</text:p>
          </table:table-cell>
          <table:table-cell office:value-type="float" office:value="0.424473336" calcext:value-type="float">
            <text:p>0.424473336</text:p>
          </table:table-cell>
          <table:table-cell office:value-type="float" office:value="0.547660058" calcext:value-type="float">
            <text:p>0.547660058</text:p>
          </table:table-cell>
          <table:table-cell office:value-type="float" office:value="0.482398925" calcext:value-type="float">
            <text:p>0.48239892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78899453" calcext:value-type="float">
            <text:p>0.578899453</text:p>
          </table:table-cell>
          <table:table-cell office:value-type="float" office:value="0.418940236" calcext:value-type="float">
            <text:p>0.418940236</text:p>
          </table:table-cell>
          <table:table-cell office:value-type="float" office:value="0.561730929" calcext:value-type="float">
            <text:p>0.561730929</text:p>
          </table:table-cell>
          <table:table-cell office:value-type="float" office:value="0.482347069" calcext:value-type="float">
            <text:p>0.48234706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81057737" calcext:value-type="float">
            <text:p>0.581057737</text:p>
          </table:table-cell>
          <table:table-cell office:value-type="float" office:value="0.416942289" calcext:value-type="float">
            <text:p>0.416942289</text:p>
          </table:table-cell>
          <table:table-cell office:value-type="float" office:value="0.56841559" calcext:value-type="float">
            <text:p>0.56841559</text:p>
          </table:table-cell>
          <table:table-cell office:value-type="float" office:value="0.482585488" calcext:value-type="float">
            <text:p>0.48258548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80772827" calcext:value-type="float">
            <text:p>0.580772827</text:p>
          </table:table-cell>
          <table:table-cell office:value-type="float" office:value="0.41729038" calcext:value-type="float">
            <text:p>0.41729038</text:p>
          </table:table-cell>
          <table:table-cell office:value-type="float" office:value="0.566725202" calcext:value-type="float">
            <text:p>0.566725202</text:p>
          </table:table-cell>
          <table:table-cell office:value-type="float" office:value="0.482883511" calcext:value-type="float">
            <text:p>0.48288351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77416489" calcext:value-type="float">
            <text:p>0.577416489</text:p>
          </table:table-cell>
          <table:table-cell office:value-type="float" office:value="0.426385454" calcext:value-type="float">
            <text:p>0.426385454</text:p>
          </table:table-cell>
          <table:table-cell office:value-type="float" office:value="0.544983214" calcext:value-type="float">
            <text:p>0.544983214</text:p>
          </table:table-cell>
          <table:table-cell office:value-type="float" office:value="0.482453165" calcext:value-type="float">
            <text:p>0.48245316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78467319" calcext:value-type="float">
            <text:p>0.578467319</text:p>
          </table:table-cell>
          <table:table-cell office:value-type="float" office:value="0.423106006" calcext:value-type="float">
            <text:p>0.423106006</text:p>
          </table:table-cell>
          <table:table-cell office:value-type="float" office:value="0.547235673" calcext:value-type="float">
            <text:p>0.547235673</text:p>
          </table:table-cell>
          <table:table-cell office:value-type="float" office:value="0.482108054" calcext:value-type="float">
            <text:p>0.48210805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7825155" calcext:value-type="float">
            <text:p>0.57825155</text:p>
          </table:table-cell>
          <table:table-cell office:value-type="float" office:value="0.421156933" calcext:value-type="float">
            <text:p>0.421156933</text:p>
          </table:table-cell>
          <table:table-cell office:value-type="float" office:value="0.546745723" calcext:value-type="float">
            <text:p>0.546745723</text:p>
          </table:table-cell>
          <table:table-cell office:value-type="float" office:value="0.481839237" calcext:value-type="float">
            <text:p>0.4818392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78592489" calcext:value-type="float">
            <text:p>0.578592489</text:p>
          </table:table-cell>
          <table:table-cell office:value-type="float" office:value="0.422551086" calcext:value-type="float">
            <text:p>0.422551086</text:p>
          </table:table-cell>
          <table:table-cell office:value-type="float" office:value="0.547387665" calcext:value-type="float">
            <text:p>0.547387665</text:p>
          </table:table-cell>
          <table:table-cell office:value-type="float" office:value="0.48200017" calcext:value-type="float">
            <text:p>0.4820001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577821204" calcext:value-type="float">
            <text:p>0.577821204</text:p>
          </table:table-cell>
          <table:table-cell office:value-type="float" office:value="0.424490026" calcext:value-type="float">
            <text:p>0.424490026</text:p>
          </table:table-cell>
          <table:table-cell office:value-type="float" office:value="0.547339981" calcext:value-type="float">
            <text:p>0.547339981</text:p>
          </table:table-cell>
          <table:table-cell office:value-type="float" office:value="0.482298193" calcext:value-type="float">
            <text:p>0.48229819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580774019" calcext:value-type="float">
            <text:p>0.580774019</text:p>
          </table:table-cell>
          <table:table-cell office:value-type="float" office:value="0.417653372" calcext:value-type="float">
            <text:p>0.417653372</text:p>
          </table:table-cell>
          <table:table-cell office:value-type="float" office:value="0.566333004" calcext:value-type="float">
            <text:p>0.566333004</text:p>
          </table:table-cell>
          <table:table-cell office:value-type="float" office:value="0.482806621" calcext:value-type="float">
            <text:p>0.48280662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77244827" calcext:value-type="float">
            <text:p>0.577244827</text:p>
          </table:table-cell>
          <table:table-cell office:value-type="float" office:value="0.426019481" calcext:value-type="float">
            <text:p>0.426019481</text:p>
          </table:table-cell>
          <table:table-cell office:value-type="float" office:value="0.545728868" calcext:value-type="float">
            <text:p>0.545728868</text:p>
          </table:table-cell>
          <table:table-cell office:value-type="float" office:value="0.482100902" calcext:value-type="float">
            <text:p>0.48210090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77445695" calcext:value-type="float">
            <text:p>0.577445695</text:p>
          </table:table-cell>
          <table:table-cell office:value-type="float" office:value="0.42669659" calcext:value-type="float">
            <text:p>0.42669659</text:p>
          </table:table-cell>
          <table:table-cell office:value-type="float" office:value="0.544614261" calcext:value-type="float">
            <text:p>0.544614261</text:p>
          </table:table-cell>
          <table:table-cell office:value-type="float" office:value="0.482314883" calcext:value-type="float">
            <text:p>0.48231488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577712128" calcext:value-type="float">
            <text:p>0.577712128</text:p>
          </table:table-cell>
          <table:table-cell office:value-type="float" office:value="0.425974777" calcext:value-type="float">
            <text:p>0.425974777</text:p>
          </table:table-cell>
          <table:table-cell office:value-type="float" office:value="0.545283025" calcext:value-type="float">
            <text:p>0.545283025</text:p>
          </table:table-cell>
          <table:table-cell office:value-type="float" office:value="0.482090173" calcext:value-type="float">
            <text:p>0.48209017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579173038" calcext:value-type="float">
            <text:p>0.579173038</text:p>
          </table:table-cell>
          <table:table-cell office:value-type="float" office:value="0.424134782" calcext:value-type="float">
            <text:p>0.424134782</text:p>
          </table:table-cell>
          <table:table-cell office:value-type="float" office:value="0.546426838" calcext:value-type="float">
            <text:p>0.546426838</text:p>
          </table:table-cell>
          <table:table-cell office:value-type="float" office:value="0.482391177" calcext:value-type="float">
            <text:p>0.48239117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582102011" calcext:value-type="float">
            <text:p>0.582102011</text:p>
          </table:table-cell>
          <table:table-cell office:value-type="float" office:value="0.417010238" calcext:value-type="float">
            <text:p>0.417010238</text:p>
          </table:table-cell>
          <table:table-cell office:value-type="float" office:value="0.568109818" calcext:value-type="float">
            <text:p>0.568109818</text:p>
          </table:table-cell>
          <table:table-cell office:value-type="float" office:value="0.482879935" calcext:value-type="float">
            <text:p>0.48287993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79320261" calcext:value-type="float">
            <text:p>0.579320261</text:p>
          </table:table-cell>
          <table:table-cell office:value-type="float" office:value="0.423087528" calcext:value-type="float">
            <text:p>0.423087528</text:p>
          </table:table-cell>
          <table:table-cell office:value-type="float" office:value="0.547021693" calcext:value-type="float">
            <text:p>0.547021693</text:p>
          </table:table-cell>
          <table:table-cell office:value-type="float" office:value="0.482015071" calcext:value-type="float">
            <text:p>0.48201507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579191515" calcext:value-type="float">
            <text:p>0.579191515</text:p>
          </table:table-cell>
          <table:table-cell office:value-type="float" office:value="0.424789241" calcext:value-type="float">
            <text:p>0.424789241</text:p>
          </table:table-cell>
          <table:table-cell office:value-type="float" office:value="0.54652459" calcext:value-type="float">
            <text:p>0.54652459</text:p>
          </table:table-cell>
          <table:table-cell office:value-type="float" office:value="0.482476411" calcext:value-type="float">
            <text:p>0.48247641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79636166" calcext:value-type="float">
            <text:p>0.579636166</text:p>
          </table:table-cell>
          <table:table-cell office:value-type="float" office:value="0.421706488" calcext:value-type="float">
            <text:p>0.421706488</text:p>
          </table:table-cell>
          <table:table-cell office:value-type="float" office:value="0.554897851" calcext:value-type="float">
            <text:p>0.554897851</text:p>
          </table:table-cell>
          <table:table-cell office:value-type="float" office:value="0.482686816" calcext:value-type="float">
            <text:p>0.48268681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582163403" calcext:value-type="float">
            <text:p>0.582163403</text:p>
          </table:table-cell>
          <table:table-cell office:value-type="float" office:value="0.417130639" calcext:value-type="float">
            <text:p>0.417130639</text:p>
          </table:table-cell>
          <table:table-cell office:value-type="float" office:value="0.569630929" calcext:value-type="float">
            <text:p>0.569630929</text:p>
          </table:table-cell>
          <table:table-cell office:value-type="float" office:value="0.482990799" calcext:value-type="float">
            <text:p>0.48299079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580921242" calcext:value-type="float">
            <text:p>0.580921242</text:p>
          </table:table-cell>
          <table:table-cell office:value-type="float" office:value="0.42136555" calcext:value-type="float">
            <text:p>0.42136555</text:p>
          </table:table-cell>
          <table:table-cell office:value-type="float" office:value="0.559505887" calcext:value-type="float">
            <text:p>0.559505887</text:p>
          </table:table-cell>
          <table:table-cell office:value-type="float" office:value="0.482918678" calcext:value-type="float">
            <text:p>0.48291867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5775655" calcext:value-type="float">
            <text:p>0.5775655</text:p>
          </table:table-cell>
          <table:table-cell office:value-type="float" office:value="0.427122763" calcext:value-type="float">
            <text:p>0.427122763</text:p>
          </table:table-cell>
          <table:table-cell office:value-type="float" office:value="0.543867414" calcext:value-type="float">
            <text:p>0.543867414</text:p>
          </table:table-cell>
          <table:table-cell office:value-type="float" office:value="0.482382832" calcext:value-type="float">
            <text:p>0.48238283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577545831" calcext:value-type="float">
            <text:p>0.577545831</text:p>
          </table:table-cell>
          <table:table-cell office:value-type="float" office:value="0.426347903" calcext:value-type="float">
            <text:p>0.426347903</text:p>
          </table:table-cell>
          <table:table-cell office:value-type="float" office:value="0.544540351" calcext:value-type="float">
            <text:p>0.544540351</text:p>
          </table:table-cell>
          <table:table-cell office:value-type="float" office:value="0.482270179" calcext:value-type="float">
            <text:p>0.48227017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578662822" calcext:value-type="float">
            <text:p>0.578662822</text:p>
          </table:table-cell>
          <table:table-cell office:value-type="float" office:value="0.422506383" calcext:value-type="float">
            <text:p>0.422506383</text:p>
          </table:table-cell>
          <table:table-cell office:value-type="float" office:value="0.548240012" calcext:value-type="float">
            <text:p>0.548240012</text:p>
          </table:table-cell>
          <table:table-cell office:value-type="float" office:value="0.482090769" calcext:value-type="float">
            <text:p>0.48209076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580351422" calcext:value-type="float">
            <text:p>0.580351422</text:p>
          </table:table-cell>
          <table:table-cell office:value-type="float" office:value="0.41770642" calcext:value-type="float">
            <text:p>0.41770642</text:p>
          </table:table-cell>
          <table:table-cell office:value-type="float" office:value="0.56571848" calcext:value-type="float">
            <text:p>0.56571848</text:p>
          </table:table-cell>
          <table:table-cell office:value-type="float" office:value="0.48274344" calcext:value-type="float">
            <text:p>0.4827434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580874155" calcext:value-type="float">
            <text:p>0.580874155</text:p>
          </table:table-cell>
          <table:table-cell office:value-type="float" office:value="0.416783144" calcext:value-type="float">
            <text:p>0.416783144</text:p>
          </table:table-cell>
          <table:table-cell office:value-type="float" office:value="0.568534204" calcext:value-type="float">
            <text:p>0.568534204</text:p>
          </table:table-cell>
          <table:table-cell office:value-type="float" office:value="0.483241139" calcext:value-type="float">
            <text:p>0.48324113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581109593" calcext:value-type="float">
            <text:p>0.581109593</text:p>
          </table:table-cell>
          <table:table-cell office:value-type="float" office:value="0.419451644" calcext:value-type="float">
            <text:p>0.419451644</text:p>
          </table:table-cell>
          <table:table-cell office:value-type="float" office:value="0.56239552" calcext:value-type="float">
            <text:p>0.56239552</text:p>
          </table:table-cell>
          <table:table-cell office:value-type="float" office:value="0.482744036" calcext:value-type="float">
            <text:p>0.48274403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578979323" calcext:value-type="float">
            <text:p>0.578979323</text:p>
          </table:table-cell>
          <table:table-cell office:value-type="float" office:value="0.422939113" calcext:value-type="float">
            <text:p>0.422939113</text:p>
          </table:table-cell>
          <table:table-cell office:value-type="float" office:value="0.555491514" calcext:value-type="float">
            <text:p>0.555491514</text:p>
          </table:table-cell>
          <table:table-cell office:value-type="float" office:value="0.48256701" calcext:value-type="float">
            <text:p>0.4825670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80772231" calcext:value-type="float">
            <text:p>0.580772231</text:p>
          </table:table-cell>
          <table:table-cell office:value-type="float" office:value="0.416908314" calcext:value-type="float">
            <text:p>0.416908314</text:p>
          </table:table-cell>
          <table:table-cell office:value-type="float" office:value="0.569419333" calcext:value-type="float">
            <text:p>0.569419333</text:p>
          </table:table-cell>
          <table:table-cell office:value-type="float" office:value="0.48292881" calcext:value-type="float">
            <text:p>0.4829288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79183767" calcext:value-type="float">
            <text:p>0.579183767</text:p>
          </table:table-cell>
          <table:table-cell office:value-type="float" office:value="0.421538403" calcext:value-type="float">
            <text:p>0.421538403</text:p>
          </table:table-cell>
          <table:table-cell office:value-type="float" office:value="0.557988353" calcext:value-type="float">
            <text:p>0.557988353</text:p>
          </table:table-cell>
          <table:table-cell office:value-type="float" office:value="0.48264688" calcext:value-type="float">
            <text:p>0.4826468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576025316" calcext:value-type="float">
            <text:p>0.576025316</text:p>
          </table:table-cell>
          <table:table-cell office:value-type="float" office:value="0.426453999" calcext:value-type="float">
            <text:p>0.426453999</text:p>
          </table:table-cell>
          <table:table-cell office:value-type="float" office:value="0.544741219" calcext:value-type="float">
            <text:p>0.544741219</text:p>
          </table:table-cell>
          <table:table-cell office:value-type="float" office:value="0.482170043" calcext:value-type="float">
            <text:p>0.48217004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57711787" calcext:value-type="float">
            <text:p>0.57711787</text:p>
          </table:table-cell>
          <table:table-cell office:value-type="float" office:value="0.424972227" calcext:value-type="float">
            <text:p>0.424972227</text:p>
          </table:table-cell>
          <table:table-cell office:value-type="float" office:value="0.547267264" calcext:value-type="float">
            <text:p>0.547267264</text:p>
          </table:table-cell>
          <table:table-cell office:value-type="float" office:value="0.482801257" calcext:value-type="float">
            <text:p>0.48280125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577137539" calcext:value-type="float">
            <text:p>0.577137539</text:p>
          </table:table-cell>
          <table:table-cell office:value-type="float" office:value="0.425698212" calcext:value-type="float">
            <text:p>0.425698212</text:p>
          </table:table-cell>
          <table:table-cell office:value-type="float" office:value="0.546571678" calcext:value-type="float">
            <text:p>0.546571678</text:p>
          </table:table-cell>
          <table:table-cell office:value-type="float" office:value="0.482744632" calcext:value-type="float">
            <text:p>0.48274463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579640338" calcext:value-type="float">
            <text:p>0.579640338</text:p>
          </table:table-cell>
          <table:table-cell office:value-type="float" office:value="0.418077161" calcext:value-type="float">
            <text:p>0.418077161</text:p>
          </table:table-cell>
          <table:table-cell office:value-type="float" office:value="0.566155978" calcext:value-type="float">
            <text:p>0.566155978</text:p>
          </table:table-cell>
          <table:table-cell office:value-type="float" office:value="0.483009277" calcext:value-type="float">
            <text:p>0.48300927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577954719" calcext:value-type="float">
            <text:p>0.577954719</text:p>
          </table:table-cell>
          <table:table-cell office:value-type="float" office:value="0.424410155" calcext:value-type="float">
            <text:p>0.424410155</text:p>
          </table:table-cell>
          <table:table-cell office:value-type="float" office:value="0.551794833" calcext:value-type="float">
            <text:p>0.551794833</text:p>
          </table:table-cell>
          <table:table-cell office:value-type="float" office:value="0.482626019" calcext:value-type="float">
            <text:p>0.48262601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577361653" calcext:value-type="float">
            <text:p>0.577361653</text:p>
          </table:table-cell>
          <table:table-cell office:value-type="float" office:value="0.425018719" calcext:value-type="float">
            <text:p>0.425018719</text:p>
          </table:table-cell>
          <table:table-cell office:value-type="float" office:value="0.54903633" calcext:value-type="float">
            <text:p>0.54903633</text:p>
          </table:table-cell>
          <table:table-cell office:value-type="float" office:value="0.48295444" calcext:value-type="float">
            <text:p>0.4829544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8080859" calcext:value-type="float">
            <text:p>0.58080859</text:p>
          </table:table-cell>
          <table:table-cell office:value-type="float" office:value="0.418614199" calcext:value-type="float">
            <text:p>0.418614199</text:p>
          </table:table-cell>
          <table:table-cell office:value-type="float" office:value="0.565764375" calcext:value-type="float">
            <text:p>0.565764375</text:p>
          </table:table-cell>
          <table:table-cell office:value-type="float" office:value="0.483161269" calcext:value-type="float">
            <text:p>0.48316126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576695273" calcext:value-type="float">
            <text:p>0.576695273</text:p>
          </table:table-cell>
          <table:table-cell office:value-type="float" office:value="0.427457741" calcext:value-type="float">
            <text:p>0.427457741</text:p>
          </table:table-cell>
          <table:table-cell office:value-type="float" office:value="0.544087356" calcext:value-type="float">
            <text:p>0.544087356</text:p>
          </table:table-cell>
          <table:table-cell office:value-type="float" office:value="0.48273748" calcext:value-type="float">
            <text:p>0.4827374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578118036" calcext:value-type="float">
            <text:p>0.578118036</text:p>
          </table:table-cell>
          <table:table-cell office:value-type="float" office:value="0.422151139" calcext:value-type="float">
            <text:p>0.422151139</text:p>
          </table:table-cell>
          <table:table-cell office:value-type="float" office:value="0.547469324" calcext:value-type="float">
            <text:p>0.547469324</text:p>
          </table:table-cell>
          <table:table-cell office:value-type="float" office:value="0.482006727" calcext:value-type="float">
            <text:p>0.48200672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57848222" calcext:value-type="float">
            <text:p>0.57848222</text:p>
          </table:table-cell>
          <table:table-cell office:value-type="float" office:value="0.422687581" calcext:value-type="float">
            <text:p>0.422687581</text:p>
          </table:table-cell>
          <table:table-cell office:value-type="float" office:value="0.546339219" calcext:value-type="float">
            <text:p>0.546339219</text:p>
          </table:table-cell>
          <table:table-cell office:value-type="float" office:value="0.482049642" calcext:value-type="float">
            <text:p>0.48204964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577855775" calcext:value-type="float">
            <text:p>0.577855775</text:p>
          </table:table-cell>
          <table:table-cell office:value-type="float" office:value="0.424046567" calcext:value-type="float">
            <text:p>0.424046567</text:p>
          </table:table-cell>
          <table:table-cell office:value-type="float" office:value="0.545090502" calcext:value-type="float">
            <text:p>0.545090502</text:p>
          </table:table-cell>
          <table:table-cell office:value-type="float" office:value="0.482131896" calcext:value-type="float">
            <text:p>0.48213189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579053233" calcext:value-type="float">
            <text:p>0.579053233</text:p>
          </table:table-cell>
          <table:table-cell office:value-type="float" office:value="0.422106436" calcext:value-type="float">
            <text:p>0.422106436</text:p>
          </table:table-cell>
          <table:table-cell office:value-type="float" office:value="0.547497934" calcext:value-type="float">
            <text:p>0.547497934</text:p>
          </table:table-cell>
          <table:table-cell office:value-type="float" office:value="0.482040701" calcext:value-type="float">
            <text:p>0.48204070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578356454" calcext:value-type="float">
            <text:p>0.578356454</text:p>
          </table:table-cell>
          <table:table-cell office:value-type="float" office:value="0.424451283" calcext:value-type="float">
            <text:p>0.424451283</text:p>
          </table:table-cell>
          <table:table-cell office:value-type="float" office:value="0.55062837" calcext:value-type="float">
            <text:p>0.55062837</text:p>
          </table:table-cell>
          <table:table-cell office:value-type="float" office:value="0.482721386" calcext:value-type="float">
            <text:p>0.48272138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578670571" calcext:value-type="float">
            <text:p>0.578670571</text:p>
          </table:table-cell>
          <table:table-cell office:value-type="float" office:value="0.422622016" calcext:value-type="float">
            <text:p>0.422622016</text:p>
          </table:table-cell>
          <table:table-cell office:value-type="float" office:value="0.552464789" calcext:value-type="float">
            <text:p>0.552464789</text:p>
          </table:table-cell>
          <table:table-cell office:value-type="float" office:value="0.482410846" calcext:value-type="float">
            <text:p>0.48241084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577318737" calcext:value-type="float">
            <text:p>0.577318737</text:p>
          </table:table-cell>
          <table:table-cell office:value-type="float" office:value="0.427212766" calcext:value-type="float">
            <text:p>0.427212766</text:p>
          </table:table-cell>
          <table:table-cell office:value-type="float" office:value="0.543492501" calcext:value-type="float">
            <text:p>0.543492501</text:p>
          </table:table-cell>
          <table:table-cell office:value-type="float" office:value="0.482291041" calcext:value-type="float">
            <text:p>0.48229104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577558348" calcext:value-type="float">
            <text:p>0.577558348</text:p>
          </table:table-cell>
          <table:table-cell office:value-type="float" office:value="0.425713709" calcext:value-type="float">
            <text:p>0.425713709</text:p>
          </table:table-cell>
          <table:table-cell office:value-type="float" office:value="0.546897715" calcext:value-type="float">
            <text:p>0.546897715</text:p>
          </table:table-cell>
          <table:table-cell office:value-type="float" office:value="0.482438264" calcext:value-type="float">
            <text:p>0.48243826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577178666" calcext:value-type="float">
            <text:p>0.577178666</text:p>
          </table:table-cell>
          <table:table-cell office:value-type="float" office:value="0.427224687" calcext:value-type="float">
            <text:p>0.427224687</text:p>
          </table:table-cell>
          <table:table-cell office:value-type="float" office:value="0.544085567" calcext:value-type="float">
            <text:p>0.544085567</text:p>
          </table:table-cell>
          <table:table-cell office:value-type="float" office:value="0.481770692" calcext:value-type="float">
            <text:p>0.48177069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577836702" calcext:value-type="float">
            <text:p>0.577836702</text:p>
          </table:table-cell>
          <table:table-cell office:value-type="float" office:value="0.425662449" calcext:value-type="float">
            <text:p>0.425662449</text:p>
          </table:table-cell>
          <table:table-cell office:value-type="float" office:value="0.545353954" calcext:value-type="float">
            <text:p>0.545353954</text:p>
          </table:table-cell>
          <table:table-cell office:value-type="float" office:value="0.481758175" calcext:value-type="float">
            <text:p>0.48175817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579252908" calcext:value-type="float">
            <text:p>0.579252908</text:p>
          </table:table-cell>
          <table:table-cell office:value-type="float" office:value="0.423857024" calcext:value-type="float">
            <text:p>0.423857024</text:p>
          </table:table-cell>
          <table:table-cell office:value-type="float" office:value="0.546999639" calcext:value-type="float">
            <text:p>0.546999639</text:p>
          </table:table-cell>
          <table:table-cell office:value-type="float" office:value="0.482374487" calcext:value-type="float">
            <text:p>0.48237448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579571197" calcext:value-type="float">
            <text:p>0.579571197</text:p>
          </table:table-cell>
          <table:table-cell office:value-type="float" office:value="0.423229983" calcext:value-type="float">
            <text:p>0.423229983</text:p>
          </table:table-cell>
          <table:table-cell office:value-type="float" office:value="0.547007388" calcext:value-type="float">
            <text:p>0.547007388</text:p>
          </table:table-cell>
          <table:table-cell office:value-type="float" office:value="0.48205441" calcext:value-type="float">
            <text:p>0.482054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579000184" calcext:value-type="float">
            <text:p>0.579000184</text:p>
          </table:table-cell>
          <table:table-cell office:value-type="float" office:value="0.424742749" calcext:value-type="float">
            <text:p>0.424742749</text:p>
          </table:table-cell>
          <table:table-cell office:value-type="float" office:value="0.547144478" calcext:value-type="float">
            <text:p>0.547144478</text:p>
          </table:table-cell>
          <table:table-cell office:value-type="float" office:value="0.482207594" calcext:value-type="float">
            <text:p>0.48220759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57894654" calcext:value-type="float">
            <text:p>0.57894654</text:p>
          </table:table-cell>
          <table:table-cell office:value-type="float" office:value="0.425199917" calcext:value-type="float">
            <text:p>0.425199917</text:p>
          </table:table-cell>
          <table:table-cell office:value-type="float" office:value="0.546678966" calcext:value-type="float">
            <text:p>0.546678966</text:p>
          </table:table-cell>
          <table:table-cell office:value-type="float" office:value="0.482208786" calcext:value-type="float">
            <text:p>0.48220878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579447219" calcext:value-type="float">
            <text:p>0.579447219</text:p>
          </table:table-cell>
          <table:table-cell office:value-type="float" office:value="0.423771193" calcext:value-type="float">
            <text:p>0.423771193</text:p>
          </table:table-cell>
          <table:table-cell office:value-type="float" office:value="0.546717709" calcext:value-type="float">
            <text:p>0.546717709</text:p>
          </table:table-cell>
          <table:table-cell office:value-type="float" office:value="0.482271371" calcext:value-type="float">
            <text:p>0.48227137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580056975" calcext:value-type="float">
            <text:p>0.580056975</text:p>
          </table:table-cell>
          <table:table-cell office:value-type="float" office:value="0.420425584" calcext:value-type="float">
            <text:p>0.420425584</text:p>
          </table:table-cell>
          <table:table-cell office:value-type="float" office:value="0.558367438" calcext:value-type="float">
            <text:p>0.558367438</text:p>
          </table:table-cell>
          <table:table-cell office:value-type="float" office:value="0.482610522" calcext:value-type="float">
            <text:p>0.48261052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581773589" calcext:value-type="float">
            <text:p>0.581773589</text:p>
          </table:table-cell>
          <table:table-cell office:value-type="float" office:value="0.4195035" calcext:value-type="float">
            <text:p>0.4195035</text:p>
          </table:table-cell>
          <table:table-cell office:value-type="float" office:value="0.563098855" calcext:value-type="float">
            <text:p>0.563098855</text:p>
          </table:table-cell>
          <table:table-cell office:value-type="float" office:value="0.482452569" calcext:value-type="float">
            <text:p>0.48245256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581873725" calcext:value-type="float">
            <text:p>0.581873725</text:p>
          </table:table-cell>
          <table:table-cell office:value-type="float" office:value="0.416387965" calcext:value-type="float">
            <text:p>0.416387965</text:p>
          </table:table-cell>
          <table:table-cell office:value-type="float" office:value="0.569167205" calcext:value-type="float">
            <text:p>0.569167205</text:p>
          </table:table-cell>
          <table:table-cell office:value-type="float" office:value="0.482900796" calcext:value-type="float">
            <text:p>0.48290079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582225988" calcext:value-type="float">
            <text:p>0.582225988</text:p>
          </table:table-cell>
          <table:table-cell office:value-type="float" office:value="0.41736727" calcext:value-type="float">
            <text:p>0.41736727</text:p>
          </table:table-cell>
          <table:table-cell office:value-type="float" office:value="0.567762323" calcext:value-type="float">
            <text:p>0.567762323</text:p>
          </table:table-cell>
          <table:table-cell office:value-type="float" office:value="0.483095107" calcext:value-type="float">
            <text:p>0.48309510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581971476" calcext:value-type="float">
            <text:p>0.581971476</text:p>
          </table:table-cell>
          <table:table-cell office:value-type="float" office:value="0.418477108" calcext:value-type="float">
            <text:p>0.418477108</text:p>
          </table:table-cell>
          <table:table-cell office:value-type="float" office:value="0.565427609" calcext:value-type="float">
            <text:p>0.565427609</text:p>
          </table:table-cell>
          <table:table-cell office:value-type="float" office:value="0.482508002" calcext:value-type="float">
            <text:p>0.4825080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580910514" calcext:value-type="float">
            <text:p>0.580910514</text:p>
          </table:table-cell>
          <table:table-cell office:value-type="float" office:value="0.420721223" calcext:value-type="float">
            <text:p>0.420721223</text:p>
          </table:table-cell>
          <table:table-cell office:value-type="float" office:value="0.558545656" calcext:value-type="float">
            <text:p>0.558545656</text:p>
          </table:table-cell>
          <table:table-cell office:value-type="float" office:value="0.482780991" calcext:value-type="float">
            <text:p>0.48278099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577909419" calcext:value-type="float">
            <text:p>0.577909419</text:p>
          </table:table-cell>
          <table:table-cell office:value-type="float" office:value="0.425630263" calcext:value-type="float">
            <text:p>0.425630263</text:p>
          </table:table-cell>
          <table:table-cell office:value-type="float" office:value="0.546627706" calcext:value-type="float">
            <text:p>0.546627706</text:p>
          </table:table-cell>
          <table:table-cell office:value-type="float" office:value="0.482816158" calcext:value-type="float">
            <text:p>0.48281615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578125784" calcext:value-type="float">
            <text:p>0.578125784</text:p>
          </table:table-cell>
          <table:table-cell office:value-type="float" office:value="0.424268892" calcext:value-type="float">
            <text:p>0.424268892</text:p>
          </table:table-cell>
          <table:table-cell office:value-type="float" office:value="0.550009078" calcext:value-type="float">
            <text:p>0.550009078</text:p>
          </table:table-cell>
          <table:table-cell office:value-type="float" office:value="0.482893048" calcext:value-type="float">
            <text:p>0.48289304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578056047" calcext:value-type="float">
            <text:p>0.578056047</text:p>
          </table:table-cell>
          <table:table-cell office:value-type="float" office:value="0.424198559" calcext:value-type="float">
            <text:p>0.424198559</text:p>
          </table:table-cell>
          <table:table-cell office:value-type="float" office:value="0.546311205" calcext:value-type="float">
            <text:p>0.546311205</text:p>
          </table:table-cell>
          <table:table-cell office:value-type="float" office:value="0.482440648" calcext:value-type="float">
            <text:p>0.48244064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578110883" calcext:value-type="float">
            <text:p>0.578110883</text:p>
          </table:table-cell>
          <table:table-cell office:value-type="float" office:value="0.423653176" calcext:value-type="float">
            <text:p>0.423653176</text:p>
          </table:table-cell>
          <table:table-cell office:value-type="float" office:value="0.547444886" calcext:value-type="float">
            <text:p>0.547444886</text:p>
          </table:table-cell>
          <table:table-cell office:value-type="float" office:value="0.48237866" calcext:value-type="float">
            <text:p>0.4823786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577820608" calcext:value-type="float">
            <text:p>0.577820608</text:p>
          </table:table-cell>
          <table:table-cell office:value-type="float" office:value="0.42203789" calcext:value-type="float">
            <text:p>0.42203789</text:p>
          </table:table-cell>
          <table:table-cell office:value-type="float" office:value="0.547013944" calcext:value-type="float">
            <text:p>0.547013944</text:p>
          </table:table-cell>
          <table:table-cell office:value-type="float" office:value="0.482152758" calcext:value-type="float">
            <text:p>0.48215275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577644775" calcext:value-type="float">
            <text:p>0.577644775</text:p>
          </table:table-cell>
          <table:table-cell office:value-type="float" office:value="0.423822453" calcext:value-type="float">
            <text:p>0.423822453</text:p>
          </table:table-cell>
          <table:table-cell office:value-type="float" office:value="0.552913016" calcext:value-type="float">
            <text:p>0.552913016</text:p>
          </table:table-cell>
          <table:table-cell office:value-type="float" office:value="0.483228026" calcext:value-type="float">
            <text:p>0.48322802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57619817" calcext:value-type="float">
            <text:p>0.57619817</text:p>
          </table:table-cell>
          <table:table-cell office:value-type="float" office:value="0.426818183" calcext:value-type="float">
            <text:p>0.426818183</text:p>
          </table:table-cell>
          <table:table-cell office:value-type="float" office:value="0.544250076" calcext:value-type="float">
            <text:p>0.544250076</text:p>
          </table:table-cell>
          <table:table-cell office:value-type="float" office:value="0.483003316" calcext:value-type="float">
            <text:p>0.48300331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577497551" calcext:value-type="float">
            <text:p>0.577497551</text:p>
          </table:table-cell>
          <table:table-cell office:value-type="float" office:value="0.423176935" calcext:value-type="float">
            <text:p>0.423176935</text:p>
          </table:table-cell>
          <table:table-cell office:value-type="float" office:value="0.545500582" calcext:value-type="float">
            <text:p>0.545500582</text:p>
          </table:table-cell>
          <table:table-cell office:value-type="float" office:value="0.482562242" calcext:value-type="float">
            <text:p>0.48256224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578541825" calcext:value-type="float">
            <text:p>0.578541825</text:p>
          </table:table-cell>
          <table:table-cell office:value-type="float" office:value="0.425899676" calcext:value-type="float">
            <text:p>0.425899676</text:p>
          </table:table-cell>
          <table:table-cell office:value-type="float" office:value="0.544916456" calcext:value-type="float">
            <text:p>0.544916456</text:p>
          </table:table-cell>
          <table:table-cell office:value-type="float" office:value="0.482707081" calcext:value-type="float">
            <text:p>0.48270708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57858176" calcext:value-type="float">
            <text:p>0.57858176</text:p>
          </table:table-cell>
          <table:table-cell office:value-type="float" office:value="0.423883846" calcext:value-type="float">
            <text:p>0.423883846</text:p>
          </table:table-cell>
          <table:table-cell office:value-type="float" office:value="0.546073383" calcext:value-type="float">
            <text:p>0.546073383</text:p>
          </table:table-cell>
          <table:table-cell office:value-type="float" office:value="0.482959209" calcext:value-type="float">
            <text:p>0.48295920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57812042" calcext:value-type="float">
            <text:p>0.57812042</text:p>
          </table:table-cell>
          <table:table-cell office:value-type="float" office:value="0.425390056" calcext:value-type="float">
            <text:p>0.425390056</text:p>
          </table:table-cell>
          <table:table-cell office:value-type="float" office:value="0.54624564" calcext:value-type="float">
            <text:p>0.54624564</text:p>
          </table:table-cell>
          <table:table-cell office:value-type="float" office:value="0.482790528" calcext:value-type="float">
            <text:p>0.48279052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578798125" calcext:value-type="float">
            <text:p>0.578798125</text:p>
          </table:table-cell>
          <table:table-cell office:value-type="float" office:value="0.422657779" calcext:value-type="float">
            <text:p>0.422657779</text:p>
          </table:table-cell>
          <table:table-cell office:value-type="float" office:value="0.553848213" calcext:value-type="float">
            <text:p>0.553848213</text:p>
          </table:table-cell>
          <table:table-cell office:value-type="float" office:value="0.483131466" calcext:value-type="float">
            <text:p>0.48313146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579361389" calcext:value-type="float">
            <text:p>0.579361389</text:p>
          </table:table-cell>
          <table:table-cell office:value-type="float" office:value="0.421817353" calcext:value-type="float">
            <text:p>0.421817353</text:p>
          </table:table-cell>
          <table:table-cell office:value-type="float" office:value="0.557147331" calcext:value-type="float">
            <text:p>0.557147331</text:p>
          </table:table-cell>
          <table:table-cell office:value-type="float" office:value="0.483241139" calcext:value-type="float">
            <text:p>0.48324113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577827761" calcext:value-type="float">
            <text:p>0.577827761</text:p>
          </table:table-cell>
          <table:table-cell office:value-type="float" office:value="0.42670553" calcext:value-type="float">
            <text:p>0.42670553</text:p>
          </table:table-cell>
          <table:table-cell office:value-type="float" office:value="0.544660752" calcext:value-type="float">
            <text:p>0.544660752</text:p>
          </table:table-cell>
          <table:table-cell office:value-type="float" office:value="0.482758937" calcext:value-type="float">
            <text:p>0.48275893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578898857" calcext:value-type="float">
            <text:p>0.578898857</text:p>
          </table:table-cell>
          <table:table-cell office:value-type="float" office:value="0.423375419" calcext:value-type="float">
            <text:p>0.423375419</text:p>
          </table:table-cell>
          <table:table-cell office:value-type="float" office:value="0.54672665" calcext:value-type="float">
            <text:p>0.54672665</text:p>
          </table:table-cell>
          <table:table-cell office:value-type="float" office:value="0.482463298" calcext:value-type="float">
            <text:p>0.48246329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578974554" calcext:value-type="float">
            <text:p>0.578974554</text:p>
          </table:table-cell>
          <table:table-cell office:value-type="float" office:value="0.424954346" calcext:value-type="float">
            <text:p>0.424954346</text:p>
          </table:table-cell>
          <table:table-cell office:value-type="float" office:value="0.546801751" calcext:value-type="float">
            <text:p>0.546801751</text:p>
          </table:table-cell>
          <table:table-cell office:value-type="float" office:value="0.482682047" calcext:value-type="float">
            <text:p>0.48268204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581865976" calcext:value-type="float">
            <text:p>0.581865976</text:p>
          </table:table-cell>
          <table:table-cell office:value-type="float" office:value="0.417750528" calcext:value-type="float">
            <text:p>0.417750528</text:p>
          </table:table-cell>
          <table:table-cell office:value-type="float" office:value="0.569011041" calcext:value-type="float">
            <text:p>0.569011041</text:p>
          </table:table-cell>
          <table:table-cell office:value-type="float" office:value="0.483225642" calcext:value-type="float">
            <text:p>0.48322564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578672955" calcext:value-type="float">
            <text:p>0.578672955</text:p>
          </table:table-cell>
          <table:table-cell office:value-type="float" office:value="0.425247005" calcext:value-type="float">
            <text:p>0.425247005</text:p>
          </table:table-cell>
          <table:table-cell office:value-type="float" office:value="0.547974175" calcext:value-type="float">
            <text:p>0.547974175</text:p>
          </table:table-cell>
          <table:table-cell office:value-type="float" office:value="0.483092127" calcext:value-type="float">
            <text:p>0.48309212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57723231" calcext:value-type="float">
            <text:p>0.57723231</text:p>
          </table:table-cell>
          <table:table-cell office:value-type="float" office:value="0.425965837" calcext:value-type="float">
            <text:p>0.425965837</text:p>
          </table:table-cell>
          <table:table-cell office:value-type="float" office:value="0.545732444" calcext:value-type="float">
            <text:p>0.545732444</text:p>
          </table:table-cell>
          <table:table-cell office:value-type="float" office:value="0.482595024" calcext:value-type="float">
            <text:p>0.48259502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577063629" calcext:value-type="float">
            <text:p>0.577063629</text:p>
          </table:table-cell>
          <table:table-cell office:value-type="float" office:value="0.427631191" calcext:value-type="float">
            <text:p>0.427631191</text:p>
          </table:table-cell>
          <table:table-cell office:value-type="float" office:value="0.544260209" calcext:value-type="float">
            <text:p>0.544260209</text:p>
          </table:table-cell>
          <table:table-cell office:value-type="float" office:value="0.483029542" calcext:value-type="float">
            <text:p>0.48302954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577352712" calcext:value-type="float">
            <text:p>0.577352712</text:p>
          </table:table-cell>
          <table:table-cell office:value-type="float" office:value="0.426219753" calcext:value-type="float">
            <text:p>0.426219753</text:p>
          </table:table-cell>
          <table:table-cell office:value-type="float" office:value="0.544356769" calcext:value-type="float">
            <text:p>0.544356769</text:p>
          </table:table-cell>
          <table:table-cell office:value-type="float" office:value="0.482463894" calcext:value-type="float">
            <text:p>0.48246389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577610204" calcext:value-type="float">
            <text:p>0.577610204</text:p>
          </table:table-cell>
          <table:table-cell office:value-type="float" office:value="0.424862555" calcext:value-type="float">
            <text:p>0.424862555</text:p>
          </table:table-cell>
          <table:table-cell office:value-type="float" office:value="0.546717709" calcext:value-type="float">
            <text:p>0.546717709</text:p>
          </table:table-cell>
          <table:table-cell office:value-type="float" office:value="0.48245555" calcext:value-type="float">
            <text:p>0.4824555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578386257" calcext:value-type="float">
            <text:p>0.578386257</text:p>
          </table:table-cell>
          <table:table-cell office:value-type="float" office:value="0.422726324" calcext:value-type="float">
            <text:p>0.422726324</text:p>
          </table:table-cell>
          <table:table-cell office:value-type="float" office:value="0.547169512" calcext:value-type="float">
            <text:p>0.547169512</text:p>
          </table:table-cell>
          <table:table-cell office:value-type="float" office:value="0.482604561" calcext:value-type="float">
            <text:p>0.48260456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578403542" calcext:value-type="float">
            <text:p>0.578403542</text:p>
          </table:table-cell>
          <table:table-cell office:value-type="float" office:value="0.422226837" calcext:value-type="float">
            <text:p>0.422226837</text:p>
          </table:table-cell>
          <table:table-cell office:value-type="float" office:value="0.547618335" calcext:value-type="float">
            <text:p>0.547618335</text:p>
          </table:table-cell>
          <table:table-cell office:value-type="float" office:value="0.482652245" calcext:value-type="float">
            <text:p>0.48265224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78004191" calcext:value-type="float">
            <text:p>0.578004191</text:p>
          </table:table-cell>
          <table:table-cell office:value-type="float" office:value="0.424422076" calcext:value-type="float">
            <text:p>0.424422076</text:p>
          </table:table-cell>
          <table:table-cell office:value-type="float" office:value="0.547171896" calcext:value-type="float">
            <text:p>0.547171896</text:p>
          </table:table-cell>
          <table:table-cell office:value-type="float" office:value="0.482626615" calcext:value-type="float">
            <text:p>0.48262661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578088233" calcext:value-type="float">
            <text:p>0.578088233</text:p>
          </table:table-cell>
          <table:table-cell office:value-type="float" office:value="0.422359755" calcext:value-type="float">
            <text:p>0.422359755</text:p>
          </table:table-cell>
          <table:table-cell office:value-type="float" office:value="0.554154581" calcext:value-type="float">
            <text:p>0.554154581</text:p>
          </table:table-cell>
          <table:table-cell office:value-type="float" office:value="0.483495651" calcext:value-type="float">
            <text:p>0.48349565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580967138" calcext:value-type="float">
            <text:p>0.580967138</text:p>
          </table:table-cell>
          <table:table-cell office:value-type="float" office:value="0.417454292" calcext:value-type="float">
            <text:p>0.417454292</text:p>
          </table:table-cell>
          <table:table-cell office:value-type="float" office:value="0.568406054" calcext:value-type="float">
            <text:p>0.568406054</text:p>
          </table:table-cell>
          <table:table-cell office:value-type="float" office:value="0.483286438" calcext:value-type="float">
            <text:p>0.48328643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576773355" calcext:value-type="float">
            <text:p>0.576773355</text:p>
          </table:table-cell>
          <table:table-cell office:value-type="float" office:value="0.427466086" calcext:value-type="float">
            <text:p>0.427466086</text:p>
          </table:table-cell>
          <table:table-cell office:value-type="float" office:value="0.545201963" calcext:value-type="float">
            <text:p>0.545201963</text:p>
          </table:table-cell>
          <table:table-cell office:value-type="float" office:value="0.482738672" calcext:value-type="float">
            <text:p>0.48273867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576997468" calcext:value-type="float">
            <text:p>0.576997468</text:p>
          </table:table-cell>
          <table:table-cell office:value-type="float" office:value="0.427498272" calcext:value-type="float">
            <text:p>0.427498272</text:p>
          </table:table-cell>
          <table:table-cell office:value-type="float" office:value="0.545216864" calcext:value-type="float">
            <text:p>0.545216864</text:p>
          </table:table-cell>
          <table:table-cell office:value-type="float" office:value="0.482937155" calcext:value-type="float">
            <text:p>0.48293715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578321287" calcext:value-type="float">
            <text:p>0.578321287</text:p>
          </table:table-cell>
          <table:table-cell office:value-type="float" office:value="0.422484329" calcext:value-type="float">
            <text:p>0.422484329</text:p>
          </table:table-cell>
          <table:table-cell office:value-type="float" office:value="0.547002619" calcext:value-type="float">
            <text:p>0.547002619</text:p>
          </table:table-cell>
          <table:table-cell office:value-type="float" office:value="0.482565222" calcext:value-type="float">
            <text:p>0.48256522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5778671" calcext:value-type="float">
            <text:p>0.5778671</text:p>
          </table:table-cell>
          <table:table-cell office:value-type="float" office:value="0.425431183" calcext:value-type="float">
            <text:p>0.425431183</text:p>
          </table:table-cell>
          <table:table-cell office:value-type="float" office:value="0.546559161" calcext:value-type="float">
            <text:p>0.546559161</text:p>
          </table:table-cell>
          <table:table-cell office:value-type="float" office:value="0.482705889" calcext:value-type="float">
            <text:p>0.48270588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57994611" calcext:value-type="float">
            <text:p>0.57994611</text:p>
          </table:table-cell>
          <table:table-cell office:value-type="float" office:value="0.418009808" calcext:value-type="float">
            <text:p>0.418009808</text:p>
          </table:table-cell>
          <table:table-cell office:value-type="float" office:value="0.565075346" calcext:value-type="float">
            <text:p>0.565075346</text:p>
          </table:table-cell>
          <table:table-cell office:value-type="float" office:value="0.483282266" calcext:value-type="float">
            <text:p>0.48328226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579071114" calcext:value-type="float">
            <text:p>0.579071114</text:p>
          </table:table-cell>
          <table:table-cell office:value-type="float" office:value="0.419929674" calcext:value-type="float">
            <text:p>0.419929674</text:p>
          </table:table-cell>
          <table:table-cell office:value-type="float" office:value="0.559625692" calcext:value-type="float">
            <text:p>0.559625692</text:p>
          </table:table-cell>
          <table:table-cell office:value-type="float" office:value="0.4831565" calcext:value-type="float">
            <text:p>0.483156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580229232" calcext:value-type="float">
            <text:p>0.580229232</text:p>
          </table:table-cell>
          <table:table-cell office:value-type="float" office:value="0.417504956" calcext:value-type="float">
            <text:p>0.417504956</text:p>
          </table:table-cell>
          <table:table-cell office:value-type="float" office:value="0.566652485" calcext:value-type="float">
            <text:p>0.566652485</text:p>
          </table:table-cell>
          <table:table-cell office:value-type="float" office:value="0.48312789" calcext:value-type="float">
            <text:p>0.4831278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580397317" calcext:value-type="float">
            <text:p>0.580397317</text:p>
          </table:table-cell>
          <table:table-cell office:value-type="float" office:value="0.420264056" calcext:value-type="float">
            <text:p>0.420264056</text:p>
          </table:table-cell>
          <table:table-cell office:value-type="float" office:value="0.560551949" calcext:value-type="float">
            <text:p>0.560551949</text:p>
          </table:table-cell>
          <table:table-cell office:value-type="float" office:value="0.483059345" calcext:value-type="float">
            <text:p>0.48305934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577276418" calcext:value-type="float">
            <text:p>0.577276418</text:p>
          </table:table-cell>
          <table:table-cell office:value-type="float" office:value="0.426790765" calcext:value-type="float">
            <text:p>0.426790765</text:p>
          </table:table-cell>
          <table:table-cell office:value-type="float" office:value="0.543761318" calcext:value-type="float">
            <text:p>0.543761318</text:p>
          </table:table-cell>
          <table:table-cell office:value-type="float" office:value="0.482266603" calcext:value-type="float">
            <text:p>0.48226660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578563878" calcext:value-type="float">
            <text:p>0.578563878</text:p>
          </table:table-cell>
          <table:table-cell office:value-type="float" office:value="0.423622778" calcext:value-type="float">
            <text:p>0.423622778</text:p>
          </table:table-cell>
          <table:table-cell office:value-type="float" office:value="0.551623172" calcext:value-type="float">
            <text:p>0.551623172</text:p>
          </table:table-cell>
          <table:table-cell office:value-type="float" office:value="0.482855497" calcext:value-type="float">
            <text:p>0.48285549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580576727" calcext:value-type="float">
            <text:p>0.580576727</text:p>
          </table:table-cell>
          <table:table-cell office:value-type="float" office:value="0.419789007" calcext:value-type="float">
            <text:p>0.419789007</text:p>
          </table:table-cell>
          <table:table-cell office:value-type="float" office:value="0.561649866" calcext:value-type="float">
            <text:p>0.561649866</text:p>
          </table:table-cell>
          <table:table-cell office:value-type="float" office:value="0.482870398" calcext:value-type="float">
            <text:p>0.48287039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579924653" calcext:value-type="float">
            <text:p>0.579924653</text:p>
          </table:table-cell>
          <table:table-cell office:value-type="float" office:value="0.421637943" calcext:value-type="float">
            <text:p>0.421637943</text:p>
          </table:table-cell>
          <table:table-cell office:value-type="float" office:value="0.55529601" calcext:value-type="float">
            <text:p>0.55529601</text:p>
          </table:table-cell>
          <table:table-cell office:value-type="float" office:value="0.482796488" calcext:value-type="float">
            <text:p>0.48279648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577653715" calcext:value-type="float">
            <text:p>0.577653715</text:p>
          </table:table-cell>
          <table:table-cell office:value-type="float" office:value="0.425492576" calcext:value-type="float">
            <text:p>0.425492576</text:p>
          </table:table-cell>
          <table:table-cell office:value-type="float" office:value="0.544203585" calcext:value-type="float">
            <text:p>0.544203585</text:p>
          </table:table-cell>
          <table:table-cell office:value-type="float" office:value="0.482063947" calcext:value-type="float">
            <text:p>0.48206394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578549573" calcext:value-type="float">
            <text:p>0.578549573</text:p>
          </table:table-cell>
          <table:table-cell office:value-type="float" office:value="0.423107198" calcext:value-type="float">
            <text:p>0.423107198</text:p>
          </table:table-cell>
          <table:table-cell office:value-type="float" office:value="0.545554226" calcext:value-type="float">
            <text:p>0.545554226</text:p>
          </table:table-cell>
          <table:table-cell office:value-type="float" office:value="0.482035337" calcext:value-type="float">
            <text:p>0.48203533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582202146" calcext:value-type="float">
            <text:p>0.582202146</text:p>
          </table:table-cell>
          <table:table-cell office:value-type="float" office:value="0.417437603" calcext:value-type="float">
            <text:p>0.417437603</text:p>
          </table:table-cell>
          <table:table-cell office:value-type="float" office:value="0.567190715" calcext:value-type="float">
            <text:p>0.567190715</text:p>
          </table:table-cell>
          <table:table-cell office:value-type="float" office:value="0.482783375" calcext:value-type="float">
            <text:p>0.48278337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580682228" calcext:value-type="float">
            <text:p>0.580682228</text:p>
          </table:table-cell>
          <table:table-cell office:value-type="float" office:value="0.420182397" calcext:value-type="float">
            <text:p>0.420182397</text:p>
          </table:table-cell>
          <table:table-cell office:value-type="float" office:value="0.559343166" calcext:value-type="float">
            <text:p>0.559343166</text:p>
          </table:table-cell>
          <table:table-cell office:value-type="float" office:value="0.482862649" calcext:value-type="float">
            <text:p>0.48286264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577503512" calcext:value-type="float">
            <text:p>0.577503512</text:p>
          </table:table-cell>
          <table:table-cell office:value-type="float" office:value="0.426455191" calcext:value-type="float">
            <text:p>0.426455191</text:p>
          </table:table-cell>
          <table:table-cell office:value-type="float" office:value="0.543630188" calcext:value-type="float">
            <text:p>0.543630188</text:p>
          </table:table-cell>
          <table:table-cell office:value-type="float" office:value="0.482547937" calcext:value-type="float">
            <text:p>0.48254793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582101414" calcext:value-type="float">
            <text:p>0.582101414</text:p>
          </table:table-cell>
          <table:table-cell office:value-type="float" office:value="0.417816689" calcext:value-type="float">
            <text:p>0.417816689</text:p>
          </table:table-cell>
          <table:table-cell office:value-type="float" office:value="0.564479895" calcext:value-type="float">
            <text:p>0.564479895</text:p>
          </table:table-cell>
          <table:table-cell office:value-type="float" office:value="0.482986031" calcext:value-type="float">
            <text:p>0.48298603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58244891" calcext:value-type="float">
            <text:p>0.58244891</text:p>
          </table:table-cell>
          <table:table-cell office:value-type="float" office:value="0.416951825" calcext:value-type="float">
            <text:p>0.416951825</text:p>
          </table:table-cell>
          <table:table-cell office:value-type="float" office:value="0.56682057" calcext:value-type="float">
            <text:p>0.56682057</text:p>
          </table:table-cell>
          <table:table-cell office:value-type="float" office:value="0.482884703" calcext:value-type="float">
            <text:p>0.48288470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582534144" calcext:value-type="float">
            <text:p>0.582534144</text:p>
          </table:table-cell>
          <table:table-cell office:value-type="float" office:value="0.416621019" calcext:value-type="float">
            <text:p>0.416621019</text:p>
          </table:table-cell>
          <table:table-cell office:value-type="float" office:value="0.567456551" calcext:value-type="float">
            <text:p>0.567456551</text:p>
          </table:table-cell>
          <table:table-cell office:value-type="float" office:value="0.482866822" calcext:value-type="float">
            <text:p>0.48286682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578116247" calcext:value-type="float">
            <text:p>0.578116247</text:p>
          </table:table-cell>
          <table:table-cell office:value-type="float" office:value="0.425474098" calcext:value-type="float">
            <text:p>0.425474098</text:p>
          </table:table-cell>
          <table:table-cell office:value-type="float" office:value="0.546169942" calcext:value-type="float">
            <text:p>0.546169942</text:p>
          </table:table-cell>
          <table:table-cell office:value-type="float" office:value="0.482683239" calcext:value-type="float">
            <text:p>0.48268323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577263305" calcext:value-type="float">
            <text:p>0.577263305</text:p>
          </table:table-cell>
          <table:table-cell office:value-type="float" office:value="0.426412872" calcext:value-type="float">
            <text:p>0.426412872</text:p>
          </table:table-cell>
          <table:table-cell office:value-type="float" office:value="0.544567173" calcext:value-type="float">
            <text:p>0.544567173</text:p>
          </table:table-cell>
          <table:table-cell office:value-type="float" office:value="0.482677279" calcext:value-type="float">
            <text:p>0.48267727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578763554" calcext:value-type="float">
            <text:p>0.578763554</text:p>
          </table:table-cell>
          <table:table-cell office:value-type="float" office:value="0.422862223" calcext:value-type="float">
            <text:p>0.422862223</text:p>
          </table:table-cell>
          <table:table-cell office:value-type="float" office:value="0.549618667" calcext:value-type="float">
            <text:p>0.549618667</text:p>
          </table:table-cell>
          <table:table-cell office:value-type="float" office:value="0.482981263" calcext:value-type="float">
            <text:p>0.48298126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579677889" calcext:value-type="float">
            <text:p>0.579677889</text:p>
          </table:table-cell>
          <table:table-cell office:value-type="float" office:value="0.419163158" calcext:value-type="float">
            <text:p>0.419163158</text:p>
          </table:table-cell>
          <table:table-cell office:value-type="float" office:value="0.560282536" calcext:value-type="float">
            <text:p>0.560282536</text:p>
          </table:table-cell>
          <table:table-cell office:value-type="float" office:value="0.483169613" calcext:value-type="float">
            <text:p>0.48316961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577913592" calcext:value-type="float">
            <text:p>0.577913592</text:p>
          </table:table-cell>
          <table:table-cell office:value-type="float" office:value="0.423709205" calcext:value-type="float">
            <text:p>0.423709205</text:p>
          </table:table-cell>
          <table:table-cell office:value-type="float" office:value="0.544834798" calcext:value-type="float">
            <text:p>0.544834798</text:p>
          </table:table-cell>
          <table:table-cell office:value-type="float" office:value="0.482828079" calcext:value-type="float">
            <text:p>0.48282807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577725241" calcext:value-type="float">
            <text:p>0.577725241</text:p>
          </table:table-cell>
          <table:table-cell office:value-type="float" office:value="0.421462705" calcext:value-type="float">
            <text:p>0.421462705</text:p>
          </table:table-cell>
          <table:table-cell office:value-type="float" office:value="0.546808904" calcext:value-type="float">
            <text:p>0.546808904</text:p>
          </table:table-cell>
          <table:table-cell office:value-type="float" office:value="0.482285676" calcext:value-type="float">
            <text:p>0.48228567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574434468" calcext:value-type="float">
            <text:p>0.574434468</text:p>
          </table:table-cell>
          <table:table-cell office:value-type="float" office:value="0.42675679" calcext:value-type="float">
            <text:p>0.42675679</text:p>
          </table:table-cell>
          <table:table-cell office:value-type="float" office:value="0.542544787" calcext:value-type="float">
            <text:p>0.542544787</text:p>
          </table:table-cell>
          <table:table-cell office:value-type="float" office:value="0.482949672" calcext:value-type="float">
            <text:p>0.48294967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574280688" calcext:value-type="float">
            <text:p>0.574280688</text:p>
          </table:table-cell>
          <table:table-cell office:value-type="float" office:value="0.426774672" calcext:value-type="float">
            <text:p>0.426774672</text:p>
          </table:table-cell>
          <table:table-cell office:value-type="float" office:value="0.543433493" calcext:value-type="float">
            <text:p>0.543433493</text:p>
          </table:table-cell>
          <table:table-cell office:value-type="float" office:value="0.482771454" calcext:value-type="float">
            <text:p>0.48277145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573473045" calcext:value-type="float">
            <text:p>0.573473045</text:p>
          </table:table-cell>
          <table:table-cell office:value-type="float" office:value="0.425737551" calcext:value-type="float">
            <text:p>0.425737551</text:p>
          </table:table-cell>
          <table:table-cell office:value-type="float" office:value="0.544519489" calcext:value-type="float">
            <text:p>0.544519489</text:p>
          </table:table-cell>
          <table:table-cell office:value-type="float" office:value="0.482623039" calcext:value-type="float">
            <text:p>0.48262303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573273369" calcext:value-type="float">
            <text:p>0.573273369</text:p>
          </table:table-cell>
          <table:table-cell office:value-type="float" office:value="0.425252369" calcext:value-type="float">
            <text:p>0.425252369</text:p>
          </table:table-cell>
          <table:table-cell office:value-type="float" office:value="0.54441995" calcext:value-type="float">
            <text:p>0.54441995</text:p>
          </table:table-cell>
          <table:table-cell office:value-type="float" office:value="0.4826892" calcext:value-type="float">
            <text:p>0.482689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57650573" calcext:value-type="float">
            <text:p>0.57650573</text:p>
          </table:table-cell>
          <table:table-cell office:value-type="float" office:value="0.417764833" calcext:value-type="float">
            <text:p>0.417764833</text:p>
          </table:table-cell>
          <table:table-cell office:value-type="float" office:value="0.56664712" calcext:value-type="float">
            <text:p>0.56664712</text:p>
          </table:table-cell>
          <table:table-cell office:value-type="float" office:value="0.483280478" calcext:value-type="float">
            <text:p>0.48328047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574517319" calcext:value-type="float">
            <text:p>0.574517319</text:p>
          </table:table-cell>
          <table:table-cell office:value-type="float" office:value="0.422542742" calcext:value-type="float">
            <text:p>0.422542742</text:p>
          </table:table-cell>
          <table:table-cell office:value-type="float" office:value="0.554732746" calcext:value-type="float">
            <text:p>0.554732746</text:p>
          </table:table-cell>
          <table:table-cell office:value-type="float" office:value="0.483196435" calcext:value-type="float">
            <text:p>0.48319643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576347777" calcext:value-type="float">
            <text:p>0.576347777</text:p>
          </table:table-cell>
          <table:table-cell office:value-type="float" office:value="0.416184713" calcext:value-type="float">
            <text:p>0.416184713</text:p>
          </table:table-cell>
          <table:table-cell office:value-type="float" office:value="0.568180152" calcext:value-type="float">
            <text:p>0.568180152</text:p>
          </table:table-cell>
          <table:table-cell office:value-type="float" office:value="0.483509956" calcext:value-type="float">
            <text:p>0.48350995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57261891" calcext:value-type="float">
            <text:p>0.57261891</text:p>
          </table:table-cell>
          <table:table-cell office:value-type="float" office:value="0.424722484" calcext:value-type="float">
            <text:p>0.424722484</text:p>
          </table:table-cell>
          <table:table-cell office:value-type="float" office:value="0.546693271" calcext:value-type="float">
            <text:p>0.546693271</text:p>
          </table:table-cell>
          <table:table-cell office:value-type="float" office:value="0.483418165" calcext:value-type="float">
            <text:p>0.48341816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573135087" calcext:value-type="float">
            <text:p>0.573135087</text:p>
          </table:table-cell>
          <table:table-cell office:value-type="float" office:value="0.423994711" calcext:value-type="float">
            <text:p>0.423994711</text:p>
          </table:table-cell>
          <table:table-cell office:value-type="float" office:value="0.54970867" calcext:value-type="float">
            <text:p>0.54970867</text:p>
          </table:table-cell>
          <table:table-cell office:value-type="float" office:value="0.483158288" calcext:value-type="float">
            <text:p>0.48315828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572902629" calcext:value-type="float">
            <text:p>0.572902629</text:p>
          </table:table-cell>
          <table:table-cell office:value-type="float" office:value="0.423129251" calcext:value-type="float">
            <text:p>0.423129251</text:p>
          </table:table-cell>
          <table:table-cell office:value-type="float" office:value="0.551946229" calcext:value-type="float">
            <text:p>0.551946229</text:p>
          </table:table-cell>
          <table:table-cell office:value-type="float" office:value="0.483206568" calcext:value-type="float">
            <text:p>0.48320656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575889418" calcext:value-type="float">
            <text:p>0.575889418</text:p>
          </table:table-cell>
          <table:table-cell office:value-type="float" office:value="0.41663294" calcext:value-type="float">
            <text:p>0.41663294</text:p>
          </table:table-cell>
          <table:table-cell office:value-type="float" office:value="0.568096705" calcext:value-type="float">
            <text:p>0.568096705</text:p>
          </table:table-cell>
          <table:table-cell office:value-type="float" office:value="0.483496247" calcext:value-type="float">
            <text:p>0.48349624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74226448" calcext:value-type="float">
            <text:p>0.574226448</text:p>
          </table:table-cell>
          <table:table-cell office:value-type="float" office:value="0.422711423" calcext:value-type="float">
            <text:p>0.422711423</text:p>
          </table:table-cell>
          <table:table-cell office:value-type="float" office:value="0.55429644" calcext:value-type="float">
            <text:p>0.55429644</text:p>
          </table:table-cell>
          <table:table-cell office:value-type="float" office:value="0.483260808" calcext:value-type="float">
            <text:p>0.48326080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575458476" calcext:value-type="float">
            <text:p>0.575458476</text:p>
          </table:table-cell>
          <table:table-cell office:value-type="float" office:value="0.420866659" calcext:value-type="float">
            <text:p>0.420866659</text:p>
          </table:table-cell>
          <table:table-cell office:value-type="float" office:value="0.558285184" calcext:value-type="float">
            <text:p>0.558285184</text:p>
          </table:table-cell>
          <table:table-cell office:value-type="float" office:value="0.483471213" calcext:value-type="float">
            <text:p>0.48347121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573514172" calcext:value-type="float">
            <text:p>0.573514172</text:p>
          </table:table-cell>
          <table:table-cell office:value-type="float" office:value="0.4250819" calcext:value-type="float">
            <text:p>0.4250819</text:p>
          </table:table-cell>
          <table:table-cell office:value-type="float" office:value="0.54911024" calcext:value-type="float">
            <text:p>0.54911024</text:p>
          </table:table-cell>
          <table:table-cell office:value-type="float" office:value="0.483462272" calcext:value-type="float">
            <text:p>0.48346227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576770374" calcext:value-type="float">
            <text:p>0.576770374</text:p>
          </table:table-cell>
          <table:table-cell office:value-type="float" office:value="0.419556549" calcext:value-type="float">
            <text:p>0.419556549</text:p>
          </table:table-cell>
          <table:table-cell office:value-type="float" office:value="0.563082762" calcext:value-type="float">
            <text:p>0.563082762</text:p>
          </table:table-cell>
          <table:table-cell office:value-type="float" office:value="0.483460484" calcext:value-type="float">
            <text:p>0.48346048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574503609" calcext:value-type="float">
            <text:p>0.574503609</text:p>
          </table:table-cell>
          <table:table-cell office:value-type="float" office:value="0.425014547" calcext:value-type="float">
            <text:p>0.425014547</text:p>
          </table:table-cell>
          <table:table-cell office:value-type="float" office:value="0.548753208" calcext:value-type="float">
            <text:p>0.548753208</text:p>
          </table:table-cell>
          <table:table-cell office:value-type="float" office:value="0.483152328" calcext:value-type="float">
            <text:p>0.48315232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574575731" calcext:value-type="float">
            <text:p>0.574575731</text:p>
          </table:table-cell>
          <table:table-cell office:value-type="float" office:value="0.424851826" calcext:value-type="float">
            <text:p>0.424851826</text:p>
          </table:table-cell>
          <table:table-cell office:value-type="float" office:value="0.545477932" calcext:value-type="float">
            <text:p>0.545477932</text:p>
          </table:table-cell>
          <table:table-cell office:value-type="float" office:value="0.482476411" calcext:value-type="float">
            <text:p>0.48247641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575709412" calcext:value-type="float">
            <text:p>0.575709412</text:p>
          </table:table-cell>
          <table:table-cell office:value-type="float" office:value="0.421594432" calcext:value-type="float">
            <text:p>0.421594432</text:p>
          </table:table-cell>
          <table:table-cell office:value-type="float" office:value="0.547180241" calcext:value-type="float">
            <text:p>0.547180241</text:p>
          </table:table-cell>
          <table:table-cell office:value-type="float" office:value="0.482443629" calcext:value-type="float">
            <text:p>0.48244362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575282046" calcext:value-type="float">
            <text:p>0.575282046</text:p>
          </table:table-cell>
          <table:table-cell office:value-type="float" office:value="0.42173331" calcext:value-type="float">
            <text:p>0.42173331</text:p>
          </table:table-cell>
          <table:table-cell office:value-type="float" office:value="0.547113484" calcext:value-type="float">
            <text:p>0.547113484</text:p>
          </table:table-cell>
          <table:table-cell office:value-type="float" office:value="0.482679067" calcext:value-type="float">
            <text:p>0.48267906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575907299" calcext:value-type="float">
            <text:p>0.575907299</text:p>
          </table:table-cell>
          <table:table-cell office:value-type="float" office:value="0.42186146" calcext:value-type="float">
            <text:p>0.42186146</text:p>
          </table:table-cell>
          <table:table-cell office:value-type="float" office:value="0.551943845" calcext:value-type="float">
            <text:p>0.551943845</text:p>
          </table:table-cell>
          <table:table-cell office:value-type="float" office:value="0.482958613" calcext:value-type="float">
            <text:p>0.48295861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576289961" calcext:value-type="float">
            <text:p>0.576289961</text:p>
          </table:table-cell>
          <table:table-cell office:value-type="float" office:value="0.423145345" calcext:value-type="float">
            <text:p>0.423145345</text:p>
          </table:table-cell>
          <table:table-cell office:value-type="float" office:value="0.546235507" calcext:value-type="float">
            <text:p>0.546235507</text:p>
          </table:table-cell>
          <table:table-cell office:value-type="float" office:value="0.482770262" calcext:value-type="float">
            <text:p>0.48277026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575913259" calcext:value-type="float">
            <text:p>0.575913259</text:p>
          </table:table-cell>
          <table:table-cell office:value-type="float" office:value="0.423965505" calcext:value-type="float">
            <text:p>0.423965505</text:p>
          </table:table-cell>
          <table:table-cell office:value-type="float" office:value="0.54637081" calcext:value-type="float">
            <text:p>0.54637081</text:p>
          </table:table-cell>
          <table:table-cell office:value-type="float" office:value="0.482853709" calcext:value-type="float">
            <text:p>0.48285370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576475927" calcext:value-type="float">
            <text:p>0.576475927</text:p>
          </table:table-cell>
          <table:table-cell office:value-type="float" office:value="0.421827486" calcext:value-type="float">
            <text:p>0.421827486</text:p>
          </table:table-cell>
          <table:table-cell office:value-type="float" office:value="0.553006" calcext:value-type="float">
            <text:p>0.553006</text:p>
          </table:table-cell>
          <table:table-cell office:value-type="float" office:value="0.482997356" calcext:value-type="float">
            <text:p>0.48299735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578736136" calcext:value-type="float">
            <text:p>0.578736136</text:p>
          </table:table-cell>
          <table:table-cell office:value-type="float" office:value="0.419671586" calcext:value-type="float">
            <text:p>0.419671586</text:p>
          </table:table-cell>
          <table:table-cell office:value-type="float" office:value="0.560249753" calcext:value-type="float">
            <text:p>0.560249753</text:p>
          </table:table-cell>
          <table:table-cell office:value-type="float" office:value="0.482778607" calcext:value-type="float">
            <text:p>0.48277860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576436588" calcext:value-type="float">
            <text:p>0.576436588</text:p>
          </table:table-cell>
          <table:table-cell office:value-type="float" office:value="0.423247269" calcext:value-type="float">
            <text:p>0.423247269</text:p>
          </table:table-cell>
          <table:table-cell office:value-type="float" office:value="0.545595949" calcext:value-type="float">
            <text:p>0.545595949</text:p>
          </table:table-cell>
          <table:table-cell office:value-type="float" office:value="0.48215395" calcext:value-type="float">
            <text:p>0.4821539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577114889" calcext:value-type="float">
            <text:p>0.577114889</text:p>
          </table:table-cell>
          <table:table-cell office:value-type="float" office:value="0.423579266" calcext:value-type="float">
            <text:p>0.423579266</text:p>
          </table:table-cell>
          <table:table-cell office:value-type="float" office:value="0.548005765" calcext:value-type="float">
            <text:p>0.548005765</text:p>
          </table:table-cell>
          <table:table-cell office:value-type="float" office:value="0.482527671" calcext:value-type="float">
            <text:p>0.48252767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580762694" calcext:value-type="float">
            <text:p>0.580762694</text:p>
          </table:table-cell>
          <table:table-cell office:value-type="float" office:value="0.418084314" calcext:value-type="float">
            <text:p>0.418084314</text:p>
          </table:table-cell>
          <table:table-cell office:value-type="float" office:value="0.564938255" calcext:value-type="float">
            <text:p>0.564938255</text:p>
          </table:table-cell>
          <table:table-cell office:value-type="float" office:value="0.482888279" calcext:value-type="float">
            <text:p>0.48288827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581476162" calcext:value-type="float">
            <text:p>0.581476162</text:p>
          </table:table-cell>
          <table:table-cell office:value-type="float" office:value="0.415941526" calcext:value-type="float">
            <text:p>0.415941526</text:p>
          </table:table-cell>
          <table:table-cell office:value-type="float" office:value="0.568493672" calcext:value-type="float">
            <text:p>0.568493672</text:p>
          </table:table-cell>
          <table:table-cell office:value-type="float" office:value="0.482612906" calcext:value-type="float">
            <text:p>0.48261290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581232379" calcext:value-type="float">
            <text:p>0.581232379</text:p>
          </table:table-cell>
          <table:table-cell office:value-type="float" office:value="0.416083385" calcext:value-type="float">
            <text:p>0.416083385</text:p>
          </table:table-cell>
          <table:table-cell office:value-type="float" office:value="0.568385788" calcext:value-type="float">
            <text:p>0.568385788</text:p>
          </table:table-cell>
          <table:table-cell office:value-type="float" office:value="0.482832251" calcext:value-type="float">
            <text:p>0.48283225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57942457" calcext:value-type="float">
            <text:p>0.57942457</text:p>
          </table:table-cell>
          <table:table-cell office:value-type="float" office:value="0.418396642" calcext:value-type="float">
            <text:p>0.418396642</text:p>
          </table:table-cell>
          <table:table-cell office:value-type="float" office:value="0.559061832" calcext:value-type="float">
            <text:p>0.559061832</text:p>
          </table:table-cell>
          <table:table-cell office:value-type="float" office:value="0.482923446" calcext:value-type="float">
            <text:p>0.48292344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577899286" calcext:value-type="float">
            <text:p>0.577899286</text:p>
          </table:table-cell>
          <table:table-cell office:value-type="float" office:value="0.423244884" calcext:value-type="float">
            <text:p>0.423244884</text:p>
          </table:table-cell>
          <table:table-cell office:value-type="float" office:value="0.548281139" calcext:value-type="float">
            <text:p>0.548281139</text:p>
          </table:table-cell>
          <table:table-cell office:value-type="float" office:value="0.48286563" calcext:value-type="float">
            <text:p>0.4828656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577675769" calcext:value-type="float">
            <text:p>0.577675769</text:p>
          </table:table-cell>
          <table:table-cell office:value-type="float" office:value="0.423701456" calcext:value-type="float">
            <text:p>0.423701456</text:p>
          </table:table-cell>
          <table:table-cell office:value-type="float" office:value="0.546866124" calcext:value-type="float">
            <text:p>0.546866124</text:p>
          </table:table-cell>
          <table:table-cell office:value-type="float" office:value="0.482598601" calcext:value-type="float">
            <text:p>0.48259860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578304002" calcext:value-type="float">
            <text:p>0.578304002</text:p>
          </table:table-cell>
          <table:table-cell office:value-type="float" office:value="0.421004346" calcext:value-type="float">
            <text:p>0.421004346</text:p>
          </table:table-cell>
          <table:table-cell office:value-type="float" office:value="0.553404755" calcext:value-type="float">
            <text:p>0.553404755</text:p>
          </table:table-cell>
          <table:table-cell office:value-type="float" office:value="0.482635556" calcext:value-type="float">
            <text:p>0.48263555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580962966" calcext:value-type="float">
            <text:p>0.580962966</text:p>
          </table:table-cell>
          <table:table-cell office:value-type="float" office:value="0.417960336" calcext:value-type="float">
            <text:p>0.417960336</text:p>
          </table:table-cell>
          <table:table-cell office:value-type="float" office:value="0.56318111" calcext:value-type="float">
            <text:p>0.56318111</text:p>
          </table:table-cell>
          <table:table-cell office:value-type="float" office:value="0.482593832" calcext:value-type="float">
            <text:p>0.48259383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577303836" calcext:value-type="float">
            <text:p>0.577303836</text:p>
          </table:table-cell>
          <table:table-cell office:value-type="float" office:value="0.425162962" calcext:value-type="float">
            <text:p>0.425162962</text:p>
          </table:table-cell>
          <table:table-cell office:value-type="float" office:value="0.544620817" calcext:value-type="float">
            <text:p>0.544620817</text:p>
          </table:table-cell>
          <table:table-cell office:value-type="float" office:value="0.482304154" calcext:value-type="float">
            <text:p>0.48230415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576987931" calcext:value-type="float">
            <text:p>0.576987931</text:p>
          </table:table-cell>
          <table:table-cell office:value-type="float" office:value="0.426172665" calcext:value-type="float">
            <text:p>0.426172665</text:p>
          </table:table-cell>
          <table:table-cell office:value-type="float" office:value="0.543214744" calcext:value-type="float">
            <text:p>0.543214744</text:p>
          </table:table-cell>
          <table:table-cell office:value-type="float" office:value="0.482031164" calcext:value-type="float">
            <text:p>0.48203116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576953957" calcext:value-type="float">
            <text:p>0.576953957</text:p>
          </table:table-cell>
          <table:table-cell office:value-type="float" office:value="0.426249555" calcext:value-type="float">
            <text:p>0.426249555</text:p>
          </table:table-cell>
          <table:table-cell office:value-type="float" office:value="0.544534391" calcext:value-type="float">
            <text:p>0.544534391</text:p>
          </table:table-cell>
          <table:table-cell office:value-type="float" office:value="0.482575355" calcext:value-type="float">
            <text:p>0.48257535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577161381" calcext:value-type="float">
            <text:p>0.577161381</text:p>
          </table:table-cell>
          <table:table-cell office:value-type="float" office:value="0.425499728" calcext:value-type="float">
            <text:p>0.425499728</text:p>
          </table:table-cell>
          <table:table-cell office:value-type="float" office:value="0.543879335" calcext:value-type="float">
            <text:p>0.543879335</text:p>
          </table:table-cell>
          <table:table-cell office:value-type="float" office:value="0.482116995" calcext:value-type="float">
            <text:p>0.48211699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579007337" calcext:value-type="float">
            <text:p>0.579007337</text:p>
          </table:table-cell>
          <table:table-cell office:value-type="float" office:value="0.421484759" calcext:value-type="float">
            <text:p>0.421484759</text:p>
          </table:table-cell>
          <table:table-cell office:value-type="float" office:value="0.546741551" calcext:value-type="float">
            <text:p>0.546741551</text:p>
          </table:table-cell>
          <table:table-cell office:value-type="float" office:value="0.481905995" calcext:value-type="float">
            <text:p>0.48190599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578374336" calcext:value-type="float">
            <text:p>0.578374336</text:p>
          </table:table-cell>
          <table:table-cell office:value-type="float" office:value="0.423561981" calcext:value-type="float">
            <text:p>0.423561981</text:p>
          </table:table-cell>
          <table:table-cell office:value-type="float" office:value="0.548612541" calcext:value-type="float">
            <text:p>0.548612541</text:p>
          </table:table-cell>
          <table:table-cell office:value-type="float" office:value="0.482502637" calcext:value-type="float">
            <text:p>0.48250263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581986377" calcext:value-type="float">
            <text:p>0.581986377</text:p>
          </table:table-cell>
          <table:table-cell office:value-type="float" office:value="0.415853312" calcext:value-type="float">
            <text:p>0.415853312</text:p>
          </table:table-cell>
          <table:table-cell office:value-type="float" office:value="0.568598577" calcext:value-type="float">
            <text:p>0.568598577</text:p>
          </table:table-cell>
          <table:table-cell office:value-type="float" office:value="0.482778011" calcext:value-type="float">
            <text:p>0.48277801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578595469" calcext:value-type="float">
            <text:p>0.578595469</text:p>
          </table:table-cell>
          <table:table-cell office:value-type="float" office:value="0.424000671" calcext:value-type="float">
            <text:p>0.424000671</text:p>
          </table:table-cell>
          <table:table-cell office:value-type="float" office:value="0.548852151" calcext:value-type="float">
            <text:p>0.548852151</text:p>
          </table:table-cell>
          <table:table-cell office:value-type="float" office:value="0.482882915" calcext:value-type="float">
            <text:p>0.48288291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578162739" calcext:value-type="float">
            <text:p>0.578162739</text:p>
          </table:table-cell>
          <table:table-cell office:value-type="float" office:value="0.424250415" calcext:value-type="float">
            <text:p>0.424250415</text:p>
          </table:table-cell>
          <table:table-cell office:value-type="float" office:value="0.548462337" calcext:value-type="float">
            <text:p>0.548462337</text:p>
          </table:table-cell>
          <table:table-cell office:value-type="float" office:value="0.482698737" calcext:value-type="float">
            <text:p>0.48269873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577250788" calcext:value-type="float">
            <text:p>0.577250788</text:p>
          </table:table-cell>
          <table:table-cell office:value-type="float" office:value="0.426554135" calcext:value-type="float">
            <text:p>0.426554135</text:p>
          </table:table-cell>
          <table:table-cell office:value-type="float" office:value="0.543330973" calcext:value-type="float">
            <text:p>0.543330973</text:p>
          </table:table-cell>
          <table:table-cell office:value-type="float" office:value="0.48218256" calcext:value-type="float">
            <text:p>0.4821825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578250358" calcext:value-type="float">
            <text:p>0.578250358</text:p>
          </table:table-cell>
          <table:table-cell office:value-type="float" office:value="0.424068621" calcext:value-type="float">
            <text:p>0.424068621</text:p>
          </table:table-cell>
          <table:table-cell office:value-type="float" office:value="0.545358723" calcext:value-type="float">
            <text:p>0.545358723</text:p>
          </table:table-cell>
          <table:table-cell office:value-type="float" office:value="0.48223084" calcext:value-type="float">
            <text:p>0.4822308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581823657" calcext:value-type="float">
            <text:p>0.581823657</text:p>
          </table:table-cell>
          <table:table-cell office:value-type="float" office:value="0.416488697" calcext:value-type="float">
            <text:p>0.416488697</text:p>
          </table:table-cell>
          <table:table-cell office:value-type="float" office:value="0.566449829" calcext:value-type="float">
            <text:p>0.566449829</text:p>
          </table:table-cell>
          <table:table-cell office:value-type="float" office:value="0.482622443" calcext:value-type="float">
            <text:p>0.48262244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581226418" calcext:value-type="float">
            <text:p>0.581226418</text:p>
          </table:table-cell>
          <table:table-cell office:value-type="float" office:value="0.415749003" calcext:value-type="float">
            <text:p>0.415749003</text:p>
          </table:table-cell>
          <table:table-cell office:value-type="float" office:value="0.568820902" calcext:value-type="float">
            <text:p>0.568820902</text:p>
          </table:table-cell>
          <table:table-cell office:value-type="float" office:value="0.482824502" calcext:value-type="float">
            <text:p>0.48282450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579205224" calcext:value-type="float">
            <text:p>0.579205224</text:p>
          </table:table-cell>
          <table:table-cell office:value-type="float" office:value="0.421484759" calcext:value-type="float">
            <text:p>0.421484759</text:p>
          </table:table-cell>
          <table:table-cell office:value-type="float" office:value="0.555746026" calcext:value-type="float">
            <text:p>0.555746026</text:p>
          </table:table-cell>
          <table:table-cell office:value-type="float" office:value="0.482548533" calcext:value-type="float">
            <text:p>0.48254853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57899482" calcext:value-type="float">
            <text:p>0.57899482</text:p>
          </table:table-cell>
          <table:table-cell office:value-type="float" office:value="0.421052625" calcext:value-type="float">
            <text:p>0.421052625</text:p>
          </table:table-cell>
          <table:table-cell office:value-type="float" office:value="0.553354091" calcext:value-type="float">
            <text:p>0.553354091</text:p>
          </table:table-cell>
          <table:table-cell office:value-type="float" office:value="0.482338724" calcext:value-type="float">
            <text:p>0.48233872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577857563" calcext:value-type="float">
            <text:p>0.577857563</text:p>
          </table:table-cell>
          <table:table-cell office:value-type="float" office:value="0.423062494" calcext:value-type="float">
            <text:p>0.423062494</text:p>
          </table:table-cell>
          <table:table-cell office:value-type="float" office:value="0.544440215" calcext:value-type="float">
            <text:p>0.544440215</text:p>
          </table:table-cell>
          <table:table-cell office:value-type="float" office:value="0.481784997" calcext:value-type="float">
            <text:p>0.48178499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576968858" calcext:value-type="float">
            <text:p>0.576968858</text:p>
          </table:table-cell>
          <table:table-cell office:value-type="float" office:value="0.424856594" calcext:value-type="float">
            <text:p>0.424856594</text:p>
          </table:table-cell>
          <table:table-cell office:value-type="float" office:value="0.546407765" calcext:value-type="float">
            <text:p>0.546407765</text:p>
          </table:table-cell>
          <table:table-cell office:value-type="float" office:value="0.482261238" calcext:value-type="float">
            <text:p>0.48226123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578625271" calcext:value-type="float">
            <text:p>0.578625271</text:p>
          </table:table-cell>
          <table:table-cell office:value-type="float" office:value="0.421001365" calcext:value-type="float">
            <text:p>0.421001365</text:p>
          </table:table-cell>
          <table:table-cell office:value-type="float" office:value="0.553172893" calcext:value-type="float">
            <text:p>0.553172893</text:p>
          </table:table-cell>
          <table:table-cell office:value-type="float" office:value="0.482508598" calcext:value-type="float">
            <text:p>0.48250859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579562256" calcext:value-type="float">
            <text:p>0.579562256</text:p>
          </table:table-cell>
          <table:table-cell office:value-type="float" office:value="0.419964244" calcext:value-type="float">
            <text:p>0.419964244</text:p>
          </table:table-cell>
          <table:table-cell office:value-type="float" office:value="0.55680222" calcext:value-type="float">
            <text:p>0.55680222</text:p>
          </table:table-cell>
          <table:table-cell office:value-type="float" office:value="0.482347069" calcext:value-type="float">
            <text:p>0.48234706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581393311" calcext:value-type="float">
            <text:p>0.581393311</text:p>
          </table:table-cell>
          <table:table-cell office:value-type="float" office:value="0.415384223" calcext:value-type="float">
            <text:p>0.415384223</text:p>
          </table:table-cell>
          <table:table-cell office:value-type="float" office:value="0.567172237" calcext:value-type="float">
            <text:p>0.567172237</text:p>
          </table:table-cell>
          <table:table-cell office:value-type="float" office:value="0.482187925" calcext:value-type="float">
            <text:p>0.48218792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57720668" calcext:value-type="float">
            <text:p>0.57720668</text:p>
          </table:table-cell>
          <table:table-cell office:value-type="float" office:value="0.425785235" calcext:value-type="float">
            <text:p>0.425785235</text:p>
          </table:table-cell>
          <table:table-cell office:value-type="float" office:value="0.543311303" calcext:value-type="float">
            <text:p>0.543311303</text:p>
          </table:table-cell>
          <table:table-cell office:value-type="float" office:value="0.481928048" calcext:value-type="float">
            <text:p>0.48192804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578801701" calcext:value-type="float">
            <text:p>0.578801701</text:p>
          </table:table-cell>
          <table:table-cell office:value-type="float" office:value="0.423449924" calcext:value-type="float">
            <text:p>0.423449924</text:p>
          </table:table-cell>
          <table:table-cell office:value-type="float" office:value="0.546318358" calcext:value-type="float">
            <text:p>0.546318358</text:p>
          </table:table-cell>
          <table:table-cell office:value-type="float" office:value="0.482099114" calcext:value-type="float">
            <text:p>0.48209911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581320594" calcext:value-type="float">
            <text:p>0.581320594</text:p>
          </table:table-cell>
          <table:table-cell office:value-type="float" office:value="0.418466379" calcext:value-type="float">
            <text:p>0.418466379</text:p>
          </table:table-cell>
          <table:table-cell office:value-type="float" office:value="0.560253329" calcext:value-type="float">
            <text:p>0.560253329</text:p>
          </table:table-cell>
          <table:table-cell office:value-type="float" office:value="0.482329188" calcext:value-type="float">
            <text:p>0.48232918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578666994" calcext:value-type="float">
            <text:p>0.578666994</text:p>
          </table:table-cell>
          <table:table-cell office:value-type="float" office:value="0.423166802" calcext:value-type="float">
            <text:p>0.423166802</text:p>
          </table:table-cell>
          <table:table-cell office:value-type="float" office:value="0.549842781" calcext:value-type="float">
            <text:p>0.549842781</text:p>
          </table:table-cell>
          <table:table-cell office:value-type="float" office:value="0.482414422" calcext:value-type="float">
            <text:p>0.48241442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576697657" calcext:value-type="float">
            <text:p>0.576697657</text:p>
          </table:table-cell>
          <table:table-cell office:value-type="float" office:value="0.422657183" calcext:value-type="float">
            <text:p>0.422657183</text:p>
          </table:table-cell>
          <table:table-cell office:value-type="float" office:value="0.551815695" calcext:value-type="float">
            <text:p>0.551815695</text:p>
          </table:table-cell>
          <table:table-cell office:value-type="float" office:value="0.482223687" calcext:value-type="float">
            <text:p>0.48222368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576931903" calcext:value-type="float">
            <text:p>0.576931903</text:p>
          </table:table-cell>
          <table:table-cell office:value-type="float" office:value="0.42562907" calcext:value-type="float">
            <text:p>0.42562907</text:p>
          </table:table-cell>
          <table:table-cell office:value-type="float" office:value="0.542857116" calcext:value-type="float">
            <text:p>0.542857116</text:p>
          </table:table-cell>
          <table:table-cell office:value-type="float" office:value="0.481876192" calcext:value-type="float">
            <text:p>0.48187619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577890942" calcext:value-type="float">
            <text:p>0.577890942</text:p>
          </table:table-cell>
          <table:table-cell office:value-type="float" office:value="0.421917489" calcext:value-type="float">
            <text:p>0.421917489</text:p>
          </table:table-cell>
          <table:table-cell office:value-type="float" office:value="0.546475714" calcext:value-type="float">
            <text:p>0.546475714</text:p>
          </table:table-cell>
          <table:table-cell office:value-type="float" office:value="0.481602011" calcext:value-type="float">
            <text:p>0.48160201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579001973" calcext:value-type="float">
            <text:p>0.579001973</text:p>
          </table:table-cell>
          <table:table-cell office:value-type="float" office:value="0.419353893" calcext:value-type="float">
            <text:p>0.419353893</text:p>
          </table:table-cell>
          <table:table-cell office:value-type="float" office:value="0.558074183" calcext:value-type="float">
            <text:p>0.558074183</text:p>
          </table:table-cell>
          <table:table-cell office:value-type="float" office:value="0.482338724" calcext:value-type="float">
            <text:p>0.48233872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578450033" calcext:value-type="float">
            <text:p>0.578450033</text:p>
          </table:table-cell>
          <table:table-cell office:value-type="float" office:value="0.423140576" calcext:value-type="float">
            <text:p>0.423140576</text:p>
          </table:table-cell>
          <table:table-cell office:value-type="float" office:value="0.546184843" calcext:value-type="float">
            <text:p>0.546184843</text:p>
          </table:table-cell>
          <table:table-cell office:value-type="float" office:value="0.481991825" calcext:value-type="float">
            <text:p>0.48199182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578146646" calcext:value-type="float">
            <text:p>0.578146646</text:p>
          </table:table-cell>
          <table:table-cell office:value-type="float" office:value="0.422994545" calcext:value-type="float">
            <text:p>0.422994545</text:p>
          </table:table-cell>
          <table:table-cell office:value-type="float" office:value="0.547557538" calcext:value-type="float">
            <text:p>0.547557538</text:p>
          </table:table-cell>
          <table:table-cell office:value-type="float" office:value="0.482257066" calcext:value-type="float">
            <text:p>0.48225706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578727791" calcext:value-type="float">
            <text:p>0.578727791</text:p>
          </table:table-cell>
          <table:table-cell office:value-type="float" office:value="0.423468402" calcext:value-type="float">
            <text:p>0.423468402</text:p>
          </table:table-cell>
          <table:table-cell office:value-type="float" office:value="0.546969837" calcext:value-type="float">
            <text:p>0.546969837</text:p>
          </table:table-cell>
          <table:table-cell office:value-type="float" office:value="0.482264815" calcext:value-type="float">
            <text:p>0.48226481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580768654" calcext:value-type="float">
            <text:p>0.580768654</text:p>
          </table:table-cell>
          <table:table-cell office:value-type="float" office:value="0.417188456" calcext:value-type="float">
            <text:p>0.417188456</text:p>
          </table:table-cell>
          <table:table-cell office:value-type="float" office:value="0.56218452" calcext:value-type="float">
            <text:p>0.56218452</text:p>
          </table:table-cell>
          <table:table-cell office:value-type="float" office:value="0.482369719" calcext:value-type="float">
            <text:p>0.48236971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581575701" calcext:value-type="float">
            <text:p>0.581575701</text:p>
          </table:table-cell>
          <table:table-cell office:value-type="float" office:value="0.415586879" calcext:value-type="float">
            <text:p>0.415586879</text:p>
          </table:table-cell>
          <table:table-cell office:value-type="float" office:value="0.567382642" calcext:value-type="float">
            <text:p>0.567382642</text:p>
          </table:table-cell>
          <table:table-cell office:value-type="float" office:value="0.482555089" calcext:value-type="float">
            <text:p>0.48255508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57832546" calcext:value-type="float">
            <text:p>0.57832546</text:p>
          </table:table-cell>
          <table:table-cell office:value-type="float" office:value="0.420833876" calcext:value-type="float">
            <text:p>0.420833876</text:p>
          </table:table-cell>
          <table:table-cell office:value-type="float" office:value="0.551206535" calcext:value-type="float">
            <text:p>0.551206535</text:p>
          </table:table-cell>
          <table:table-cell office:value-type="float" office:value="0.482403693" calcext:value-type="float">
            <text:p>0.48240369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578754017" calcext:value-type="float">
            <text:p>0.578754017</text:p>
          </table:table-cell>
          <table:table-cell office:value-type="float" office:value="0.420916131" calcext:value-type="float">
            <text:p>0.420916131</text:p>
          </table:table-cell>
          <table:table-cell office:value-type="float" office:value="0.546221798" calcext:value-type="float">
            <text:p>0.546221798</text:p>
          </table:table-cell>
          <table:table-cell office:value-type="float" office:value="0.481516776" calcext:value-type="float">
            <text:p>0.48151677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578790972" calcext:value-type="float">
            <text:p>0.578790972</text:p>
          </table:table-cell>
          <table:table-cell office:value-type="float" office:value="0.420740893" calcext:value-type="float">
            <text:p>0.420740893</text:p>
          </table:table-cell>
          <table:table-cell office:value-type="float" office:value="0.546954935" calcext:value-type="float">
            <text:p>0.546954935</text:p>
          </table:table-cell>
          <table:table-cell office:value-type="float" office:value="0.481701551" calcext:value-type="float">
            <text:p>0.48170155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577121446" calcext:value-type="float">
            <text:p>0.577121446</text:p>
          </table:table-cell>
          <table:table-cell office:value-type="float" office:value="0.425916961" calcext:value-type="float">
            <text:p>0.425916961</text:p>
          </table:table-cell>
          <table:table-cell office:value-type="float" office:value="0.543104475" calcext:value-type="float">
            <text:p>0.543104475</text:p>
          </table:table-cell>
          <table:table-cell office:value-type="float" office:value="0.482038317" calcext:value-type="float">
            <text:p>0.48203831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577584574" calcext:value-type="float">
            <text:p>0.577584574</text:p>
          </table:table-cell>
          <table:table-cell office:value-type="float" office:value="0.424689701" calcext:value-type="float">
            <text:p>0.424689701</text:p>
          </table:table-cell>
          <table:table-cell office:value-type="float" office:value="0.545100635" calcext:value-type="float">
            <text:p>0.545100635</text:p>
          </table:table-cell>
          <table:table-cell office:value-type="float" office:value="0.481987057" calcext:value-type="float">
            <text:p>0.48198705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581682394" calcext:value-type="float">
            <text:p>0.581682394</text:p>
          </table:table-cell>
          <table:table-cell office:value-type="float" office:value="0.415853312" calcext:value-type="float">
            <text:p>0.415853312</text:p>
          </table:table-cell>
          <table:table-cell office:value-type="float" office:value="0.56686885" calcext:value-type="float">
            <text:p>0.56686885</text:p>
          </table:table-cell>
          <table:table-cell office:value-type="float" office:value="0.48253542" calcext:value-type="float">
            <text:p>0.4825354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581081579" calcext:value-type="float">
            <text:p>0.581081579</text:p>
          </table:table-cell>
          <table:table-cell office:value-type="float" office:value="0.415453364" calcext:value-type="float">
            <text:p>0.415453364</text:p>
          </table:table-cell>
          <table:table-cell office:value-type="float" office:value="0.56802816" calcext:value-type="float">
            <text:p>0.56802816</text:p>
          </table:table-cell>
          <table:table-cell office:value-type="float" office:value="0.482497869" calcext:value-type="float">
            <text:p>0.48249786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580898593" calcext:value-type="float">
            <text:p>0.580898593</text:p>
          </table:table-cell>
          <table:table-cell office:value-type="float" office:value="0.418530752" calcext:value-type="float">
            <text:p>0.418530752</text:p>
          </table:table-cell>
          <table:table-cell office:value-type="float" office:value="0.559739537" calcext:value-type="float">
            <text:p>0.559739537</text:p>
          </table:table-cell>
          <table:table-cell office:value-type="float" office:value="0.482153354" calcext:value-type="float">
            <text:p>0.48215335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579882929" calcext:value-type="float">
            <text:p>0.579882929</text:p>
          </table:table-cell>
          <table:table-cell office:value-type="float" office:value="0.420940569" calcext:value-type="float">
            <text:p>0.420940569</text:p>
          </table:table-cell>
          <table:table-cell office:value-type="float" office:value="0.554615325" calcext:value-type="float">
            <text:p>0.554615325</text:p>
          </table:table-cell>
          <table:table-cell office:value-type="float" office:value="0.482166467" calcext:value-type="float">
            <text:p>0.48216646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577547023" calcext:value-type="float">
            <text:p>0.577547023</text:p>
          </table:table-cell>
          <table:table-cell office:value-type="float" office:value="0.425755432" calcext:value-type="float">
            <text:p>0.425755432</text:p>
          </table:table-cell>
          <table:table-cell office:value-type="float" office:value="0.544006293" calcext:value-type="float">
            <text:p>0.544006293</text:p>
          </table:table-cell>
          <table:table-cell office:value-type="float" office:value="0.482104478" calcext:value-type="float">
            <text:p>0.48210447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579040716" calcext:value-type="float">
            <text:p>0.579040716</text:p>
          </table:table-cell>
          <table:table-cell office:value-type="float" office:value="0.420407703" calcext:value-type="float">
            <text:p>0.420407703</text:p>
          </table:table-cell>
          <table:table-cell office:value-type="float" office:value="0.545550054" calcext:value-type="float">
            <text:p>0.545550054</text:p>
          </table:table-cell>
          <table:table-cell office:value-type="float" office:value="0.481886325" calcext:value-type="float">
            <text:p>0.48188632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578194926" calcext:value-type="float">
            <text:p>0.578194926</text:p>
          </table:table-cell>
          <table:table-cell office:value-type="float" office:value="0.42193835" calcext:value-type="float">
            <text:p>0.42193835</text:p>
          </table:table-cell>
          <table:table-cell office:value-type="float" office:value="0.550184912" calcext:value-type="float">
            <text:p>0.550184912</text:p>
          </table:table-cell>
          <table:table-cell office:value-type="float" office:value="0.482892452" calcext:value-type="float">
            <text:p>0.48289245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579012701" calcext:value-type="float">
            <text:p>0.579012701</text:p>
          </table:table-cell>
          <table:table-cell office:value-type="float" office:value="0.418664267" calcext:value-type="float">
            <text:p>0.418664267</text:p>
          </table:table-cell>
          <table:table-cell office:value-type="float" office:value="0.5579359" calcext:value-type="float">
            <text:p>0.5579359</text:p>
          </table:table-cell>
          <table:table-cell office:value-type="float" office:value="0.482786355" calcext:value-type="float">
            <text:p>0.48278635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579786966" calcext:value-type="float">
            <text:p>0.579786966</text:p>
          </table:table-cell>
          <table:table-cell office:value-type="float" office:value="0.418106963" calcext:value-type="float">
            <text:p>0.418106963</text:p>
          </table:table-cell>
          <table:table-cell office:value-type="float" office:value="0.560045309" calcext:value-type="float">
            <text:p>0.560045309</text:p>
          </table:table-cell>
          <table:table-cell office:value-type="float" office:value="0.482705889" calcext:value-type="float">
            <text:p>0.48270588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580746601" calcext:value-type="float">
            <text:p>0.580746601</text:p>
          </table:table-cell>
          <table:table-cell office:value-type="float" office:value="0.415343096" calcext:value-type="float">
            <text:p>0.415343096</text:p>
          </table:table-cell>
          <table:table-cell office:value-type="float" office:value="0.567429133" calcext:value-type="float">
            <text:p>0.567429133</text:p>
          </table:table-cell>
          <table:table-cell office:value-type="float" office:value="0.482878743" calcext:value-type="float">
            <text:p>0.48287874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57945616" calcext:value-type="float">
            <text:p>0.57945616</text:p>
          </table:table-cell>
          <table:table-cell office:value-type="float" office:value="0.417801192" calcext:value-type="float">
            <text:p>0.417801192</text:p>
          </table:table-cell>
          <table:table-cell office:value-type="float" office:value="0.561267204" calcext:value-type="float">
            <text:p>0.561267204</text:p>
          </table:table-cell>
          <table:table-cell office:value-type="float" office:value="0.482791124" calcext:value-type="float">
            <text:p>0.48279112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579888294" calcext:value-type="float">
            <text:p>0.579888294</text:p>
          </table:table-cell>
          <table:table-cell office:value-type="float" office:value="0.416404655" calcext:value-type="float">
            <text:p>0.416404655</text:p>
          </table:table-cell>
          <table:table-cell office:value-type="float" office:value="0.565421053" calcext:value-type="float">
            <text:p>0.565421053</text:p>
          </table:table-cell>
          <table:table-cell office:value-type="float" office:value="0.482728539" calcext:value-type="float">
            <text:p>0.48272853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57794697" calcext:value-type="float">
            <text:p>0.57794697</text:p>
          </table:table-cell>
          <table:table-cell office:value-type="float" office:value="0.424018553" calcext:value-type="float">
            <text:p>0.424018553</text:p>
          </table:table-cell>
          <table:table-cell office:value-type="float" office:value="0.545532768" calcext:value-type="float">
            <text:p>0.545532768</text:p>
          </table:table-cell>
          <table:table-cell office:value-type="float" office:value="0.482388792" calcext:value-type="float">
            <text:p>0.48238879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577275822" calcext:value-type="float">
            <text:p>0.577275822</text:p>
          </table:table-cell>
          <table:table-cell office:value-type="float" office:value="0.423930934" calcext:value-type="float">
            <text:p>0.423930934</text:p>
          </table:table-cell>
          <table:table-cell office:value-type="float" office:value="0.547072357" calcext:value-type="float">
            <text:p>0.547072357</text:p>
          </table:table-cell>
          <table:table-cell office:value-type="float" office:value="0.482798872" calcext:value-type="float">
            <text:p>0.48279887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57973809" calcext:value-type="float">
            <text:p>0.57973809</text:p>
          </table:table-cell>
          <table:table-cell office:value-type="float" office:value="0.416760494" calcext:value-type="float">
            <text:p>0.416760494</text:p>
          </table:table-cell>
          <table:table-cell office:value-type="float" office:value="0.565450259" calcext:value-type="float">
            <text:p>0.565450259</text:p>
          </table:table-cell>
          <table:table-cell office:value-type="float" office:value="0.482949672" calcext:value-type="float">
            <text:p>0.48294967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577766368" calcext:value-type="float">
            <text:p>0.577766368</text:p>
          </table:table-cell>
          <table:table-cell office:value-type="float" office:value="0.423902324" calcext:value-type="float">
            <text:p>0.423902324</text:p>
          </table:table-cell>
          <table:table-cell office:value-type="float" office:value="0.545877879" calcext:value-type="float">
            <text:p>0.545877879</text:p>
          </table:table-cell>
          <table:table-cell office:value-type="float" office:value="0.482603965" calcext:value-type="float">
            <text:p>0.48260396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576880047" calcext:value-type="float">
            <text:p>0.576880047</text:p>
          </table:table-cell>
          <table:table-cell office:value-type="float" office:value="0.425015739" calcext:value-type="float">
            <text:p>0.425015739</text:p>
          </table:table-cell>
          <table:table-cell office:value-type="float" office:value="0.544076031" calcext:value-type="float">
            <text:p>0.544076031</text:p>
          </table:table-cell>
          <table:table-cell office:value-type="float" office:value="0.482607541" calcext:value-type="float">
            <text:p>0.48260754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57991154" calcext:value-type="float">
            <text:p>0.57991154</text:p>
          </table:table-cell>
          <table:table-cell office:value-type="float" office:value="0.420209219" calcext:value-type="float">
            <text:p>0.420209219</text:p>
          </table:table-cell>
          <table:table-cell office:value-type="float" office:value="0.55716402" calcext:value-type="float">
            <text:p>0.55716402</text:p>
          </table:table-cell>
          <table:table-cell office:value-type="float" office:value="0.482979474" calcext:value-type="float">
            <text:p>0.48297947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5767364" calcext:value-type="float">
            <text:p>0.5767364</text:p>
          </table:table-cell>
          <table:table-cell office:value-type="float" office:value="0.42628353" calcext:value-type="float">
            <text:p>0.42628353</text:p>
          </table:table-cell>
          <table:table-cell office:value-type="float" office:value="0.542697971" calcext:value-type="float">
            <text:p>0.542697971</text:p>
          </table:table-cell>
          <table:table-cell office:value-type="float" office:value="0.482577739" calcext:value-type="float">
            <text:p>0.48257773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577768752" calcext:value-type="float">
            <text:p>0.577768752</text:p>
          </table:table-cell>
          <table:table-cell office:value-type="float" office:value="0.422598174" calcext:value-type="float">
            <text:p>0.422598174</text:p>
          </table:table-cell>
          <table:table-cell office:value-type="float" office:value="0.545290177" calcext:value-type="float">
            <text:p>0.545290177</text:p>
          </table:table-cell>
          <table:table-cell office:value-type="float" office:value="0.482562838" calcext:value-type="float">
            <text:p>0.48256283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578520963" calcext:value-type="float">
            <text:p>0.578520963</text:p>
          </table:table-cell>
          <table:table-cell office:value-type="float" office:value="0.42141681" calcext:value-type="float">
            <text:p>0.42141681</text:p>
          </table:table-cell>
          <table:table-cell office:value-type="float" office:value="0.54675228" calcext:value-type="float">
            <text:p>0.54675228</text:p>
          </table:table-cell>
          <table:table-cell office:value-type="float" office:value="0.482408462" calcext:value-type="float">
            <text:p>0.48240846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580453942" calcext:value-type="float">
            <text:p>0.580453942</text:p>
          </table:table-cell>
          <table:table-cell office:value-type="float" office:value="0.422884872" calcext:value-type="float">
            <text:p>0.422884872</text:p>
          </table:table-cell>
          <table:table-cell office:value-type="float" office:value="0.547075933" calcext:value-type="float">
            <text:p>0.547075933</text:p>
          </table:table-cell>
          <table:table-cell office:value-type="float" office:value="0.482665954" calcext:value-type="float">
            <text:p>0.48266595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578739116" calcext:value-type="float">
            <text:p>0.578739116</text:p>
          </table:table-cell>
          <table:table-cell office:value-type="float" office:value="0.420975139" calcext:value-type="float">
            <text:p>0.420975139</text:p>
          </table:table-cell>
          <table:table-cell office:value-type="float" office:value="0.553996629" calcext:value-type="float">
            <text:p>0.553996629</text:p>
          </table:table-cell>
          <table:table-cell office:value-type="float" office:value="0.482835231" calcext:value-type="float">
            <text:p>0.48283523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580940912" calcext:value-type="float">
            <text:p>0.580940912</text:p>
          </table:table-cell>
          <table:table-cell office:value-type="float" office:value="0.415716817" calcext:value-type="float">
            <text:p>0.415716817</text:p>
          </table:table-cell>
          <table:table-cell office:value-type="float" office:value="0.566532083" calcext:value-type="float">
            <text:p>0.566532083</text:p>
          </table:table-cell>
          <table:table-cell office:value-type="float" office:value="0.48312491" calcext:value-type="float">
            <text:p>0.483124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9">00/00/0000</text:date>, <text:time style:data-style-name="N2" text:time-value="09:44:12.7607055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9T10:18:20.389795804</dc:date>
    <meta:editing-duration>PT35M11S</meta:editing-duration>
    <meta:editing-cycles>5</meta:editing-cycles>
    <meta:generator>LibreOffice/5.2.7.2$Linux_ARM_EABI LibreOffice_project/20m0$Build-2</meta:generator>
    <meta:document-statistic meta:table-count="2" meta:cell-count="89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94cm" svg:y="3.454cm" style:legend-expansion="high" chart:style-name="ch2"/>
        <chart:plot-area chart:style-name="ch3" table:cell-range-address="'100C readings'.A1:'100C readings'.E301" chart:data-source-has-labels="both" svg:x="0.32cm" svg:y="0.18cm" svg:width="13.354cm" svg:height="8.64cm">
          <chartooo:coordinate-region svg:x="1.047cm" svg:y="0.301cm" svg:width="12.627cm" svg:height="7.516cm"/>
          <chart:axis chart:dimension="x" chart:name="primary-x" chart:style-name="ch4" chartooo:axis-type="auto">
            <chartooo:date-scale/>
            <chart:categories table:cell-range-address="'100C readings'.A2:'100C readings'.A3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100C readings'.B2:'100C readings'.B301" chart:label-cell-address="'100C readings'.B1:'100C readings'.B1" chart:class="chart:line">
            <chart:data-point chart:repeated="300"/>
          </chart:series>
          <chart:series chart:style-name="ch7" chart:values-cell-range-address="'100C readings'.C2:'100C readings'.C301" chart:label-cell-address="'100C readings'.C1:'100C readings'.C1" chart:class="chart:line">
            <chart:data-point chart:repeated="300"/>
          </chart:series>
          <chart:series chart:style-name="ch8" chart:values-cell-range-address="'100C readings'.D2:'100C readings'.D301" chart:label-cell-address="'100C readings'.D1:'100C readings'.D1" chart:class="chart:line">
            <chart:data-point chart:repeated="300"/>
          </chart:series>
          <chart:series chart:style-name="ch9" chart:values-cell-range-address="'100C readings'.E2:'100C readings'.E301" chart:label-cell-address="'100C readings'.E1:'100C readings'.E1" chart:class="chart:line">
            <chart:data-point chart:repeated="3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ad2</text:p>
                <draw:g>
                  <svg:desc>'100C readings'.B1:'100C readings'.B1</svg:desc>
                </draw:g>
              </table:table-cell>
              <table:table-cell office:value-type="string">
                <text:p> ad4</text:p>
                <draw:g>
                  <svg:desc>'100C readings'.C1:'100C readings'.C1</svg:desc>
                </draw:g>
              </table:table-cell>
              <table:table-cell office:value-type="string">
                <text:p> ad5</text:p>
                <draw:g>
                  <svg:desc>'100C readings'.D1:'100C readings'.D1</svg:desc>
                </draw:g>
              </table:table-cell>
              <table:table-cell office:value-type="string">
                <text:p> ad6</text:p>
                <draw:g>
                  <svg:desc>'100C readings'.E1:'100C readings'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100C readings'.A2:'100C readings'.A301</svg:desc>
                </draw:g>
              </table:table-cell>
              <table:table-cell office:value-type="float" office:value="0.571543046">
                <text:p>0.571543046</text:p>
                <draw:g>
                  <svg:desc>'100C readings'.B2:'100C readings'.B301</svg:desc>
                </draw:g>
              </table:table-cell>
              <table:table-cell office:value-type="float" office:value="0.42003875">
                <text:p>0.42003875</text:p>
                <draw:g>
                  <svg:desc>'100C readings'.C2:'100C readings'.C301</svg:desc>
                </draw:g>
              </table:table-cell>
              <table:table-cell office:value-type="float" office:value="0.534877245">
                <text:p>0.534877245</text:p>
                <draw:g>
                  <svg:desc>'100C readings'.D2:'100C readings'.D301</svg:desc>
                </draw:g>
              </table:table-cell>
              <table:table-cell office:value-type="float" office:value="0.478829203">
                <text:p>0.478829203</text:p>
                <draw:g>
                  <svg:desc>'100C readings'.E2:'100C readings'.E3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572034785">
                <text:p>0.572034785</text:p>
              </table:table-cell>
              <table:table-cell office:value-type="float" office:value="0.414879968">
                <text:p>0.414879968</text:p>
              </table:table-cell>
              <table:table-cell office:value-type="float" office:value="0.540953939">
                <text:p>0.540953939</text:p>
              </table:table-cell>
              <table:table-cell office:value-type="float" office:value="0.480027256">
                <text:p>0.48002725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72243401">
                <text:p>0.572243401</text:p>
              </table:table-cell>
              <table:table-cell office:value-type="float" office:value="0.417643239">
                <text:p>0.417643239</text:p>
              </table:table-cell>
              <table:table-cell office:value-type="float" office:value="0.535656874">
                <text:p>0.535656874</text:p>
              </table:table-cell>
              <table:table-cell office:value-type="float" office:value="0.479995666">
                <text:p>0.47999566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74625799">
                <text:p>0.574625799</text:p>
              </table:table-cell>
              <table:table-cell office:value-type="float" office:value="0.414296438">
                <text:p>0.414296438</text:p>
              </table:table-cell>
              <table:table-cell office:value-type="float" office:value="0.550196832">
                <text:p>0.550196832</text:p>
              </table:table-cell>
              <table:table-cell office:value-type="float" office:value="0.479851422">
                <text:p>0.4798514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72725007">
                <text:p>0.572725007</text:p>
              </table:table-cell>
              <table:table-cell office:value-type="float" office:value="0.419914773">
                <text:p>0.419914773</text:p>
              </table:table-cell>
              <table:table-cell office:value-type="float" office:value="0.534550611">
                <text:p>0.534550611</text:p>
              </table:table-cell>
              <table:table-cell office:value-type="float" office:value="0.479512272">
                <text:p>0.47951227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72201082">
                <text:p>0.572201082</text:p>
              </table:table-cell>
              <table:table-cell office:value-type="float" office:value="0.419932058">
                <text:p>0.419932058</text:p>
              </table:table-cell>
              <table:table-cell office:value-type="float" office:value="0.537645881">
                <text:p>0.537645881</text:p>
              </table:table-cell>
              <table:table-cell office:value-type="float" office:value="0.480116067">
                <text:p>0.48011606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571336814">
                <text:p>0.571336814</text:p>
              </table:table-cell>
              <table:table-cell office:value-type="float" office:value="0.421538403">
                <text:p>0.421538403</text:p>
              </table:table-cell>
              <table:table-cell office:value-type="float" office:value="0.542748039">
                <text:p>0.542748039</text:p>
              </table:table-cell>
              <table:table-cell office:value-type="float" office:value="0.480310378">
                <text:p>0.48031037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571155616">
                <text:p>0.571155616</text:p>
              </table:table-cell>
              <table:table-cell office:value-type="float" office:value="0.423511913">
                <text:p>0.423511913</text:p>
              </table:table-cell>
              <table:table-cell office:value-type="float" office:value="0.53879029">
                <text:p>0.53879029</text:p>
              </table:table-cell>
              <table:table-cell office:value-type="float" office:value="0.479779897">
                <text:p>0.47977989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571470329">
                <text:p>0.571470329</text:p>
              </table:table-cell>
              <table:table-cell office:value-type="float" office:value="0.42372947">
                <text:p>0.42372947</text:p>
              </table:table-cell>
              <table:table-cell office:value-type="float" office:value="0.539991324">
                <text:p>0.539991324</text:p>
              </table:table-cell>
              <table:table-cell office:value-type="float" office:value="0.480452237">
                <text:p>0.48045223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572927066">
                <text:p>0.572927066</text:p>
              </table:table-cell>
              <table:table-cell office:value-type="float" office:value="0.420562675">
                <text:p>0.420562675</text:p>
              </table:table-cell>
              <table:table-cell office:value-type="float" office:value="0.543473428">
                <text:p>0.543473428</text:p>
              </table:table-cell>
              <table:table-cell office:value-type="float" office:value="0.480805693">
                <text:p>0.48080569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7294614">
                <text:p>0.57294614</text:p>
              </table:table-cell>
              <table:table-cell office:value-type="float" office:value="0.423463633">
                <text:p>0.423463633</text:p>
              </table:table-cell>
              <table:table-cell office:value-type="float" office:value="0.544231003">
                <text:p>0.544231003</text:p>
              </table:table-cell>
              <table:table-cell office:value-type="float" office:value="0.481413064">
                <text:p>0.48141306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76869914">
                <text:p>0.576869914</text:p>
              </table:table-cell>
              <table:table-cell office:value-type="float" office:value="0.416511943">
                <text:p>0.416511943</text:p>
              </table:table-cell>
              <table:table-cell office:value-type="float" office:value="0.566210218">
                <text:p>0.566210218</text:p>
              </table:table-cell>
              <table:table-cell office:value-type="float" office:value="0.481927452">
                <text:p>0.48192745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74930975">
                <text:p>0.574930975</text:p>
              </table:table-cell>
              <table:table-cell office:value-type="float" office:value="0.421734503">
                <text:p>0.421734503</text:p>
              </table:table-cell>
              <table:table-cell office:value-type="float" office:value="0.55042631">
                <text:p>0.55042631</text:p>
              </table:table-cell>
              <table:table-cell office:value-type="float" office:value="0.482038913">
                <text:p>0.48203891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574947068">
                <text:p>0.574947068</text:p>
              </table:table-cell>
              <table:table-cell office:value-type="float" office:value="0.424439362">
                <text:p>0.424439362</text:p>
              </table:table-cell>
              <table:table-cell office:value-type="float" office:value="0.546364253">
                <text:p>0.546364253</text:p>
              </table:table-cell>
              <table:table-cell office:value-type="float" office:value="0.481964407">
                <text:p>0.48196440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578461358">
                <text:p>0.578461358</text:p>
              </table:table-cell>
              <table:table-cell office:value-type="float" office:value="0.416899373">
                <text:p>0.416899373</text:p>
              </table:table-cell>
              <table:table-cell office:value-type="float" office:value="0.567953654">
                <text:p>0.567953654</text:p>
              </table:table-cell>
              <table:table-cell office:value-type="float" office:value="0.4824329">
                <text:p>0.482432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78802893">
                <text:p>0.578802893</text:p>
              </table:table-cell>
              <table:table-cell office:value-type="float" office:value="0.418458631">
                <text:p>0.418458631</text:p>
              </table:table-cell>
              <table:table-cell office:value-type="float" office:value="0.564429827">
                <text:p>0.564429827</text:p>
              </table:table-cell>
              <table:table-cell office:value-type="float" office:value="0.482158718">
                <text:p>0.48215871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76886007">
                <text:p>0.576886007</text:p>
              </table:table-cell>
              <table:table-cell office:value-type="float" office:value="0.42327111">
                <text:p>0.42327111</text:p>
              </table:table-cell>
              <table:table-cell office:value-type="float" office:value="0.546294516">
                <text:p>0.546294516</text:p>
              </table:table-cell>
              <table:table-cell office:value-type="float" office:value="0.482034145">
                <text:p>0.48203414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577195952">
                <text:p>0.577195952</text:p>
              </table:table-cell>
              <table:table-cell office:value-type="float" office:value="0.422172001">
                <text:p>0.422172001</text:p>
              </table:table-cell>
              <table:table-cell office:value-type="float" office:value="0.546778506">
                <text:p>0.546778506</text:p>
              </table:table-cell>
              <table:table-cell office:value-type="float" office:value="0.481659827">
                <text:p>0.48165982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577103564">
                <text:p>0.577103564</text:p>
              </table:table-cell>
              <table:table-cell office:value-type="float" office:value="0.42398875">
                <text:p>0.42398875</text:p>
              </table:table-cell>
              <table:table-cell office:value-type="float" office:value="0.550637311">
                <text:p>0.550637311</text:p>
              </table:table-cell>
              <table:table-cell office:value-type="float" office:value="0.482469855">
                <text:p>0.48246985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579338143">
                <text:p>0.579338143</text:p>
              </table:table-cell>
              <table:table-cell office:value-type="float" office:value="0.418047359">
                <text:p>0.418047359</text:p>
              </table:table-cell>
              <table:table-cell office:value-type="float" office:value="0.563943453">
                <text:p>0.563943453</text:p>
              </table:table-cell>
              <table:table-cell office:value-type="float" office:value="0.482355414">
                <text:p>0.48235541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80851505">
                <text:p>0.580851505</text:p>
              </table:table-cell>
              <table:table-cell office:value-type="float" office:value="0.419166734">
                <text:p>0.419166734</text:p>
              </table:table-cell>
              <table:table-cell office:value-type="float" office:value="0.560698576">
                <text:p>0.560698576</text:p>
              </table:table-cell>
              <table:table-cell office:value-type="float" office:value="0.482332168">
                <text:p>0.48233216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581083963">
                <text:p>0.581083963</text:p>
              </table:table-cell>
              <table:table-cell office:value-type="float" office:value="0.416833808">
                <text:p>0.416833808</text:p>
              </table:table-cell>
              <table:table-cell office:value-type="float" office:value="0.568180748">
                <text:p>0.568180748</text:p>
              </table:table-cell>
              <table:table-cell office:value-type="float" office:value="0.482232032">
                <text:p>0.48223203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578576395">
                <text:p>0.578576395</text:p>
              </table:table-cell>
              <table:table-cell office:value-type="float" office:value="0.423759869">
                <text:p>0.423759869</text:p>
              </table:table-cell>
              <table:table-cell office:value-type="float" office:value="0.552182859">
                <text:p>0.552182859</text:p>
              </table:table-cell>
              <table:table-cell office:value-type="float" office:value="0.482400117">
                <text:p>0.48240011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577702591">
                <text:p>0.577702591</text:p>
              </table:table-cell>
              <table:table-cell office:value-type="float" office:value="0.425291708">
                <text:p>0.425291708</text:p>
              </table:table-cell>
              <table:table-cell office:value-type="float" office:value="0.544673269">
                <text:p>0.544673269</text:p>
              </table:table-cell>
              <table:table-cell office:value-type="float" office:value="0.481834469">
                <text:p>0.48183446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578065583">
                <text:p>0.578065583</text:p>
              </table:table-cell>
              <table:table-cell office:value-type="float" office:value="0.42511647">
                <text:p>0.42511647</text:p>
              </table:table-cell>
              <table:table-cell office:value-type="float" office:value="0.546554392">
                <text:p>0.546554392</text:p>
              </table:table-cell>
              <table:table-cell office:value-type="float" office:value="0.482258258">
                <text:p>0.48225825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578953097">
                <text:p>0.578953097</text:p>
              </table:table-cell>
              <table:table-cell office:value-type="float" office:value="0.42139714">
                <text:p>0.42139714</text:p>
              </table:table-cell>
              <table:table-cell office:value-type="float" office:value="0.554907388">
                <text:p>0.554907388</text:p>
              </table:table-cell>
              <table:table-cell office:value-type="float" office:value="0.48210567">
                <text:p>0.4821056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581553648">
                <text:p>0.581553648</text:p>
              </table:table-cell>
              <table:table-cell office:value-type="float" office:value="0.416282465">
                <text:p>0.416282465</text:p>
              </table:table-cell>
              <table:table-cell office:value-type="float" office:value="0.568639704">
                <text:p>0.568639704</text:p>
              </table:table-cell>
              <table:table-cell office:value-type="float" office:value="0.48223382">
                <text:p>0.4822338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577320525">
                <text:p>0.577320525</text:p>
              </table:table-cell>
              <table:table-cell office:value-type="float" office:value="0.426912955">
                <text:p>0.426912955</text:p>
              </table:table-cell>
              <table:table-cell office:value-type="float" office:value="0.544505184">
                <text:p>0.544505184</text:p>
              </table:table-cell>
              <table:table-cell office:value-type="float" office:value="0.482034145">
                <text:p>0.48203414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579317281">
                <text:p>0.579317281</text:p>
              </table:table-cell>
              <table:table-cell office:value-type="float" office:value="0.422004512">
                <text:p>0.422004512</text:p>
              </table:table-cell>
              <table:table-cell office:value-type="float" office:value="0.546836322">
                <text:p>0.546836322</text:p>
              </table:table-cell>
              <table:table-cell office:value-type="float" office:value="0.481357036">
                <text:p>0.48135703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579189727">
                <text:p>0.579189727</text:p>
              </table:table-cell>
              <table:table-cell office:value-type="float" office:value="0.421721986">
                <text:p>0.421721986</text:p>
              </table:table-cell>
              <table:table-cell office:value-type="float" office:value="0.546419686">
                <text:p>0.546419686</text:p>
              </table:table-cell>
              <table:table-cell office:value-type="float" office:value="0.481451211">
                <text:p>0.48145121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78267643">
                <text:p>0.578267643</text:p>
              </table:table-cell>
              <table:table-cell office:value-type="float" office:value="0.424152663">
                <text:p>0.424152663</text:p>
              </table:table-cell>
              <table:table-cell office:value-type="float" office:value="0.545355743">
                <text:p>0.545355743</text:p>
              </table:table-cell>
              <table:table-cell office:value-type="float" office:value="0.481636582">
                <text:p>0.48163658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578184197">
                <text:p>0.578184197</text:p>
              </table:table-cell>
              <table:table-cell office:value-type="float" office:value="0.423257401">
                <text:p>0.423257401</text:p>
              </table:table-cell>
              <table:table-cell office:value-type="float" office:value="0.546189016">
                <text:p>0.546189016</text:p>
              </table:table-cell>
              <table:table-cell office:value-type="float" office:value="0.481602011">
                <text:p>0.48160201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576880643">
                <text:p>0.576880643</text:p>
              </table:table-cell>
              <table:table-cell office:value-type="float" office:value="0.426989249">
                <text:p>0.426989249</text:p>
              </table:table-cell>
              <table:table-cell office:value-type="float" office:value="0.542082851">
                <text:p>0.542082851</text:p>
              </table:table-cell>
              <table:table-cell office:value-type="float" office:value="0.481931625">
                <text:p>0.48193162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57794101">
                <text:p>0.57794101</text:p>
              </table:table-cell>
              <table:table-cell office:value-type="float" office:value="0.423359921">
                <text:p>0.423359921</text:p>
              </table:table-cell>
              <table:table-cell office:value-type="float" office:value="0.5449099">
                <text:p>0.5449099</text:p>
              </table:table-cell>
              <table:table-cell office:value-type="float" office:value="0.481309352">
                <text:p>0.48130935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578244993">
                <text:p>0.578244993</text:p>
              </table:table-cell>
              <table:table-cell office:value-type="float" office:value="0.423158458">
                <text:p>0.423158458</text:p>
              </table:table-cell>
              <table:table-cell office:value-type="float" office:value="0.544351404">
                <text:p>0.544351404</text:p>
              </table:table-cell>
              <table:table-cell office:value-type="float" office:value="0.481720624">
                <text:p>0.48172062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579155157">
                <text:p>0.579155157</text:p>
              </table:table-cell>
              <table:table-cell office:value-type="float" office:value="0.423049977">
                <text:p>0.423049977</text:p>
              </table:table-cell>
              <table:table-cell office:value-type="float" office:value="0.545801585">
                <text:p>0.545801585</text:p>
              </table:table-cell>
              <table:table-cell office:value-type="float" office:value="0.4817695">
                <text:p>0.481769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578832695">
                <text:p>0.578832695</text:p>
              </table:table-cell>
              <table:table-cell office:value-type="float" office:value="0.421615889">
                <text:p>0.421615889</text:p>
              </table:table-cell>
              <table:table-cell office:value-type="float" office:value="0.545676416">
                <text:p>0.545676416</text:p>
              </table:table-cell>
              <table:table-cell office:value-type="float" office:value="0.48178917">
                <text:p>0.4817891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578543017">
                <text:p>0.578543017</text:p>
              </table:table-cell>
              <table:table-cell office:value-type="float" office:value="0.423077991">
                <text:p>0.423077991</text:p>
              </table:table-cell>
              <table:table-cell office:value-type="float" office:value="0.544791883">
                <text:p>0.544791883</text:p>
              </table:table-cell>
              <table:table-cell office:value-type="float" office:value="0.481857119">
                <text:p>0.48185711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578115055">
                <text:p>0.578115055</text:p>
              </table:table-cell>
              <table:table-cell office:value-type="float" office:value="0.424624136">
                <text:p>0.424624136</text:p>
              </table:table-cell>
              <table:table-cell office:value-type="float" office:value="0.546323722">
                <text:p>0.546323722</text:p>
              </table:table-cell>
              <table:table-cell office:value-type="float" office:value="0.482409654">
                <text:p>0.48240965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581473181">
                <text:p>0.581473181</text:p>
              </table:table-cell>
              <table:table-cell office:value-type="float" office:value="0.416705062">
                <text:p>0.416705062</text:p>
              </table:table-cell>
              <table:table-cell office:value-type="float" office:value="0.566725798">
                <text:p>0.566725798</text:p>
              </table:table-cell>
              <table:table-cell office:value-type="float" office:value="0.48266357">
                <text:p>0.4826635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580813954">
                <text:p>0.580813954</text:p>
              </table:table-cell>
              <table:table-cell office:value-type="float" office:value="0.416471412">
                <text:p>0.416471412</text:p>
              </table:table-cell>
              <table:table-cell office:value-type="float" office:value="0.5673135">
                <text:p>0.5673135</text:p>
              </table:table-cell>
              <table:table-cell office:value-type="float" office:value="0.482721982">
                <text:p>0.48272198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576754877">
                <text:p>0.576754877</text:p>
              </table:table-cell>
              <table:table-cell office:value-type="float" office:value="0.424622348">
                <text:p>0.424622348</text:p>
              </table:table-cell>
              <table:table-cell office:value-type="float" office:value="0.54729945">
                <text:p>0.54729945</text:p>
              </table:table-cell>
              <table:table-cell office:value-type="float" office:value="0.48231369">
                <text:p>0.4823136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577192375">
                <text:p>0.577192375</text:p>
              </table:table-cell>
              <table:table-cell office:value-type="float" office:value="0.42279785">
                <text:p>0.42279785</text:p>
              </table:table-cell>
              <table:table-cell office:value-type="float" office:value="0.544745391">
                <text:p>0.544745391</text:p>
              </table:table-cell>
              <table:table-cell office:value-type="float" office:value="0.481957851">
                <text:p>0.48195785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576590368">
                <text:p>0.576590368</text:p>
              </table:table-cell>
              <table:table-cell office:value-type="float" office:value="0.424648574">
                <text:p>0.424648574</text:p>
              </table:table-cell>
              <table:table-cell office:value-type="float" office:value="0.545792645">
                <text:p>0.545792645</text:p>
              </table:table-cell>
              <table:table-cell office:value-type="float" office:value="0.482265411">
                <text:p>0.48226541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575798819">
                <text:p>0.575798819</text:p>
              </table:table-cell>
              <table:table-cell office:value-type="float" office:value="0.426706127">
                <text:p>0.426706127</text:p>
              </table:table-cell>
              <table:table-cell office:value-type="float" office:value="0.541889732">
                <text:p>0.541889732</text:p>
              </table:table-cell>
              <table:table-cell office:value-type="float" office:value="0.48222488">
                <text:p>0.4822248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575850079">
                <text:p>0.575850079</text:p>
              </table:table-cell>
              <table:table-cell office:value-type="float" office:value="0.424880436">
                <text:p>0.424880436</text:p>
              </table:table-cell>
              <table:table-cell office:value-type="float" office:value="0.54396755">
                <text:p>0.54396755</text:p>
              </table:table-cell>
              <table:table-cell office:value-type="float" office:value="0.481779633">
                <text:p>0.48177963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576704213">
                <text:p>0.576704213</text:p>
              </table:table-cell>
              <table:table-cell office:value-type="float" office:value="0.422048619">
                <text:p>0.422048619</text:p>
              </table:table-cell>
              <table:table-cell office:value-type="float" office:value="0.54575569">
                <text:p>0.54575569</text:p>
              </table:table-cell>
              <table:table-cell office:value-type="float" office:value="0.481888113">
                <text:p>0.48188811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576208303">
                <text:p>0.576208303</text:p>
              </table:table-cell>
              <table:table-cell office:value-type="float" office:value="0.423415354">
                <text:p>0.423415354</text:p>
              </table:table-cell>
              <table:table-cell office:value-type="float" office:value="0.54541952">
                <text:p>0.54541952</text:p>
              </table:table-cell>
              <table:table-cell office:value-type="float" office:value="0.482197461">
                <text:p>0.48219746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576292941">
                <text:p>0.576292941</text:p>
              </table:table-cell>
              <table:table-cell office:value-type="float" office:value="0.422913483">
                <text:p>0.422913483</text:p>
              </table:table-cell>
              <table:table-cell office:value-type="float" office:value="0.54539985">
                <text:p>0.54539985</text:p>
              </table:table-cell>
              <table:table-cell office:value-type="float" office:value="0.482030568">
                <text:p>0.48203056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576699445">
                <text:p>0.576699445</text:p>
              </table:table-cell>
              <table:table-cell office:value-type="float" office:value="0.423213294">
                <text:p>0.423213294</text:p>
              </table:table-cell>
              <table:table-cell office:value-type="float" office:value="0.545117324">
                <text:p>0.545117324</text:p>
              </table:table-cell>
              <table:table-cell office:value-type="float" office:value="0.48208004">
                <text:p>0.4820800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78568051">
                <text:p>0.578568051</text:p>
              </table:table-cell>
              <table:table-cell office:value-type="float" office:value="0.418432405">
                <text:p>0.418432405</text:p>
              </table:table-cell>
              <table:table-cell office:value-type="float" office:value="0.562838979">
                <text:p>0.562838979</text:p>
              </table:table-cell>
              <table:table-cell office:value-type="float" office:value="0.483024774">
                <text:p>0.48302477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577936837">
                <text:p>0.577936837</text:p>
              </table:table-cell>
              <table:table-cell office:value-type="float" office:value="0.419915965">
                <text:p>0.419915965</text:p>
              </table:table-cell>
              <table:table-cell office:value-type="float" office:value="0.557158656">
                <text:p>0.557158656</text:p>
              </table:table-cell>
              <table:table-cell office:value-type="float" office:value="0.48284894">
                <text:p>0.4828489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577626297">
                <text:p>0.577626297</text:p>
              </table:table-cell>
              <table:table-cell office:value-type="float" office:value="0.422279289">
                <text:p>0.422279289</text:p>
              </table:table-cell>
              <table:table-cell office:value-type="float" office:value="0.553064412">
                <text:p>0.553064412</text:p>
              </table:table-cell>
              <table:table-cell office:value-type="float" office:value="0.482826887">
                <text:p>0.48282688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580691168">
                <text:p>0.580691168</text:p>
              </table:table-cell>
              <table:table-cell office:value-type="float" office:value="0.417367866">
                <text:p>0.417367866</text:p>
              </table:table-cell>
              <table:table-cell office:value-type="float" office:value="0.567008325">
                <text:p>0.567008325</text:p>
              </table:table-cell>
              <table:table-cell office:value-type="float" office:value="0.482940731">
                <text:p>0.48294073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579636762">
                <text:p>0.579636762</text:p>
              </table:table-cell>
              <table:table-cell office:value-type="float" office:value="0.420199683">
                <text:p>0.420199683</text:p>
              </table:table-cell>
              <table:table-cell office:value-type="float" office:value="0.562699504">
                <text:p>0.562699504</text:p>
              </table:table-cell>
              <table:table-cell office:value-type="float" office:value="0.482773242">
                <text:p>0.48277324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57650871">
                <text:p>0.57650871</text:p>
              </table:table-cell>
              <table:table-cell office:value-type="float" office:value="0.426859907">
                <text:p>0.426859907</text:p>
              </table:table-cell>
              <table:table-cell office:value-type="float" office:value="0.546221798">
                <text:p>0.546221798</text:p>
              </table:table-cell>
              <table:table-cell office:value-type="float" office:value="0.482718406">
                <text:p>0.48271840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577604243">
                <text:p>0.577604243</text:p>
              </table:table-cell>
              <table:table-cell office:value-type="float" office:value="0.42450135">
                <text:p>0.42450135</text:p>
              </table:table-cell>
              <table:table-cell office:value-type="float" office:value="0.545747941">
                <text:p>0.545747941</text:p>
              </table:table-cell>
              <table:table-cell office:value-type="float" office:value="0.482040701">
                <text:p>0.48204070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578723023">
                <text:p>0.578723023</text:p>
              </table:table-cell>
              <table:table-cell office:value-type="float" office:value="0.422816923">
                <text:p>0.422816923</text:p>
              </table:table-cell>
              <table:table-cell office:value-type="float" office:value="0.546962684">
                <text:p>0.546962684</text:p>
              </table:table-cell>
              <table:table-cell office:value-type="float" office:value="0.482397733">
                <text:p>0.48239773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578273604">
                <text:p>0.578273604</text:p>
              </table:table-cell>
              <table:table-cell office:value-type="float" office:value="0.424277237">
                <text:p>0.424277237</text:p>
              </table:table-cell>
              <table:table-cell office:value-type="float" office:value="0.546612805">
                <text:p>0.546612805</text:p>
              </table:table-cell>
              <table:table-cell office:value-type="float" office:value="0.482655225">
                <text:p>0.48265522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577355096">
                <text:p>0.577355096</text:p>
              </table:table-cell>
              <table:table-cell office:value-type="float" office:value="0.425002626">
                <text:p>0.425002626</text:p>
              </table:table-cell>
              <table:table-cell office:value-type="float" office:value="0.549665159">
                <text:p>0.549665159</text:p>
              </table:table-cell>
              <table:table-cell office:value-type="float" office:value="0.482965169">
                <text:p>0.48296516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577640602">
                <text:p>0.577640602</text:p>
              </table:table-cell>
              <table:table-cell office:value-type="float" office:value="0.42555218">
                <text:p>0.42555218</text:p>
              </table:table-cell>
              <table:table-cell office:value-type="float" office:value="0.546535915">
                <text:p>0.546535915</text:p>
              </table:table-cell>
              <table:table-cell office:value-type="float" office:value="0.482637344">
                <text:p>0.48263734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577085087">
                <text:p>0.577085087</text:p>
              </table:table-cell>
              <table:table-cell office:value-type="float" office:value="0.425590327">
                <text:p>0.425590327</text:p>
              </table:table-cell>
              <table:table-cell office:value-type="float" office:value="0.547207063">
                <text:p>0.547207063</text:p>
              </table:table-cell>
              <table:table-cell office:value-type="float" office:value="0.482574163">
                <text:p>0.48257416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580226252">
                <text:p>0.580226252</text:p>
              </table:table-cell>
              <table:table-cell office:value-type="float" office:value="0.417241504">
                <text:p>0.417241504</text:p>
              </table:table-cell>
              <table:table-cell office:value-type="float" office:value="0.569216081">
                <text:p>0.569216081</text:p>
              </table:table-cell>
              <table:table-cell office:value-type="float" office:value="0.483000932">
                <text:p>0.48300093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580216715">
                <text:p>0.580216715</text:p>
              </table:table-cell>
              <table:table-cell office:value-type="float" office:value="0.418381741">
                <text:p>0.418381741</text:p>
              </table:table-cell>
              <table:table-cell office:value-type="float" office:value="0.567190715">
                <text:p>0.567190715</text:p>
              </table:table-cell>
              <table:table-cell office:value-type="float" office:value="0.483036099">
                <text:p>0.48303609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577986309">
                <text:p>0.577986309</text:p>
              </table:table-cell>
              <table:table-cell office:value-type="float" office:value="0.422751358">
                <text:p>0.422751358</text:p>
              </table:table-cell>
              <table:table-cell office:value-type="float" office:value="0.556326575">
                <text:p>0.556326575</text:p>
              </table:table-cell>
              <table:table-cell office:value-type="float" office:value="0.482970534">
                <text:p>0.48297053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575584838">
                <text:p>0.575584838</text:p>
              </table:table-cell>
              <table:table-cell office:value-type="float" office:value="0.427847556">
                <text:p>0.427847556</text:p>
              </table:table-cell>
              <table:table-cell office:value-type="float" office:value="0.54465062">
                <text:p>0.54465062</text:p>
              </table:table-cell>
              <table:table-cell office:value-type="float" office:value="0.482459722">
                <text:p>0.48245972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575928161">
                <text:p>0.575928161</text:p>
              </table:table-cell>
              <table:table-cell office:value-type="float" office:value="0.427438072">
                <text:p>0.427438072</text:p>
              </table:table-cell>
              <table:table-cell office:value-type="float" office:value="0.545610851">
                <text:p>0.545610851</text:p>
              </table:table-cell>
              <table:table-cell office:value-type="float" office:value="0.482852517">
                <text:p>0.482852517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576431224">
                <text:p>0.576431224</text:p>
              </table:table-cell>
              <table:table-cell office:value-type="float" office:value="0.427510789">
                <text:p>0.427510789</text:p>
              </table:table-cell>
              <table:table-cell office:value-type="float" office:value="0.545227593">
                <text:p>0.545227593</text:p>
              </table:table-cell>
              <table:table-cell office:value-type="float" office:value="0.482536016">
                <text:p>0.48253601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57589061">
                <text:p>0.57589061</text:p>
              </table:table-cell>
              <table:table-cell office:value-type="float" office:value="0.42767351">
                <text:p>0.42767351</text:p>
              </table:table-cell>
              <table:table-cell office:value-type="float" office:value="0.544105833">
                <text:p>0.544105833</text:p>
              </table:table-cell>
              <table:table-cell office:value-type="float" office:value="0.482488928">
                <text:p>0.48248892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576317379">
                <text:p>0.576317379</text:p>
              </table:table-cell>
              <table:table-cell office:value-type="float" office:value="0.426945141">
                <text:p>0.426945141</text:p>
              </table:table-cell>
              <table:table-cell office:value-type="float" office:value="0.544570749">
                <text:p>0.544570749</text:p>
              </table:table-cell>
              <table:table-cell office:value-type="float" office:value="0.48222488">
                <text:p>0.4822248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577879617">
                <text:p>0.577879617</text:p>
              </table:table-cell>
              <table:table-cell office:value-type="float" office:value="0.423041633">
                <text:p>0.423041633</text:p>
              </table:table-cell>
              <table:table-cell office:value-type="float" office:value="0.54606027">
                <text:p>0.54606027</text:p>
              </table:table-cell>
              <table:table-cell office:value-type="float" office:value="0.482451377">
                <text:p>0.48245137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577625701">
                <text:p>0.577625701</text:p>
              </table:table-cell>
              <table:table-cell office:value-type="float" office:value="0.424090674">
                <text:p>0.424090674</text:p>
              </table:table-cell>
              <table:table-cell office:value-type="float" office:value="0.545466607">
                <text:p>0.545466607</text:p>
              </table:table-cell>
              <table:table-cell office:value-type="float" office:value="0.48235601">
                <text:p>0.4823560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57791836">
                <text:p>0.57791836</text:p>
              </table:table-cell>
              <table:table-cell office:value-type="float" office:value="0.425200513">
                <text:p>0.425200513</text:p>
              </table:table-cell>
              <table:table-cell office:value-type="float" office:value="0.545495218">
                <text:p>0.545495218</text:p>
              </table:table-cell>
              <table:table-cell office:value-type="float" office:value="0.482306538">
                <text:p>0.482306538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578543613">
                <text:p>0.578543613</text:p>
              </table:table-cell>
              <table:table-cell office:value-type="float" office:value="0.421424558">
                <text:p>0.421424558</text:p>
              </table:table-cell>
              <table:table-cell office:value-type="float" office:value="0.555045671">
                <text:p>0.555045671</text:p>
              </table:table-cell>
              <table:table-cell office:value-type="float" office:value="0.482702313">
                <text:p>0.48270231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581471989">
                <text:p>0.581471989</text:p>
              </table:table-cell>
              <table:table-cell office:value-type="float" office:value="0.416688373">
                <text:p>0.416688373</text:p>
              </table:table-cell>
              <table:table-cell office:value-type="float" office:value="0.568336316">
                <text:p>0.568336316</text:p>
              </table:table-cell>
              <table:table-cell office:value-type="float" office:value="0.48295146">
                <text:p>0.4829514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578089425">
                <text:p>0.578089425</text:p>
              </table:table-cell>
              <table:table-cell office:value-type="float" office:value="0.423007062">
                <text:p>0.423007062</text:p>
              </table:table-cell>
              <table:table-cell office:value-type="float" office:value="0.552619165">
                <text:p>0.552619165</text:p>
              </table:table-cell>
              <table:table-cell office:value-type="float" office:value="0.482276736">
                <text:p>0.48227673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577343175">
                <text:p>0.577343175</text:p>
              </table:table-cell>
              <table:table-cell office:value-type="float" office:value="0.426272801">
                <text:p>0.426272801</text:p>
              </table:table-cell>
              <table:table-cell office:value-type="float" office:value="0.544527834">
                <text:p>0.544527834</text:p>
              </table:table-cell>
              <table:table-cell office:value-type="float" office:value="0.482252298">
                <text:p>0.48225229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578534672">
                <text:p>0.578534672</text:p>
              </table:table-cell>
              <table:table-cell office:value-type="float" office:value="0.424265316">
                <text:p>0.424265316</text:p>
              </table:table-cell>
              <table:table-cell office:value-type="float" office:value="0.546505516">
                <text:p>0.546505516</text:p>
              </table:table-cell>
              <table:table-cell office:value-type="float" office:value="0.48243588">
                <text:p>0.4824358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57802088">
                <text:p>0.57802088</text:p>
              </table:table-cell>
              <table:table-cell office:value-type="float" office:value="0.42566841">
                <text:p>0.42566841</text:p>
              </table:table-cell>
              <table:table-cell office:value-type="float" office:value="0.546636051">
                <text:p>0.546636051</text:p>
              </table:table-cell>
              <table:table-cell office:value-type="float" office:value="0.482412634">
                <text:p>0.48241263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578952501">
                <text:p>0.578952501</text:p>
              </table:table-cell>
              <table:table-cell office:value-type="float" office:value="0.424734405">
                <text:p>0.424734405</text:p>
              </table:table-cell>
              <table:table-cell office:value-type="float" office:value="0.546620553">
                <text:p>0.546620553</text:p>
              </table:table-cell>
              <table:table-cell office:value-type="float" office:value="0.482320247">
                <text:p>0.48232024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578442881">
                <text:p>0.578442881</text:p>
              </table:table-cell>
              <table:table-cell office:value-type="float" office:value="0.422011664">
                <text:p>0.422011664</text:p>
              </table:table-cell>
              <table:table-cell office:value-type="float" office:value="0.546972817">
                <text:p>0.546972817</text:p>
              </table:table-cell>
              <table:table-cell office:value-type="float" office:value="0.482258258">
                <text:p>0.48225825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579006741">
                <text:p>0.579006741</text:p>
              </table:table-cell>
              <table:table-cell office:value-type="float" office:value="0.422425916">
                <text:p>0.422425916</text:p>
              </table:table-cell>
              <table:table-cell office:value-type="float" office:value="0.547515815">
                <text:p>0.547515815</text:p>
              </table:table-cell>
              <table:table-cell office:value-type="float" office:value="0.482188521">
                <text:p>0.48218852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57775862">
                <text:p>0.57775862</text:p>
              </table:table-cell>
              <table:table-cell office:value-type="float" office:value="0.425076535">
                <text:p>0.425076535</text:p>
              </table:table-cell>
              <table:table-cell office:value-type="float" office:value="0.547268456">
                <text:p>0.547268456</text:p>
              </table:table-cell>
              <table:table-cell office:value-type="float" office:value="0.482662378">
                <text:p>0.482662378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581026743">
                <text:p>0.581026743</text:p>
              </table:table-cell>
              <table:table-cell office:value-type="float" office:value="0.416680028">
                <text:p>0.416680028</text:p>
              </table:table-cell>
              <table:table-cell office:value-type="float" office:value="0.569433638">
                <text:p>0.569433638</text:p>
              </table:table-cell>
              <table:table-cell office:value-type="float" office:value="0.482790528">
                <text:p>0.48279052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577652523">
                <text:p>0.577652523</text:p>
              </table:table-cell>
              <table:table-cell office:value-type="float" office:value="0.423603704">
                <text:p>0.423603704</text:p>
              </table:table-cell>
              <table:table-cell office:value-type="float" office:value="0.550441808">
                <text:p>0.550441808</text:p>
              </table:table-cell>
              <table:table-cell office:value-type="float" office:value="0.482757745">
                <text:p>0.48275774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578209231">
                <text:p>0.578209231</text:p>
              </table:table-cell>
              <table:table-cell office:value-type="float" office:value="0.421398332">
                <text:p>0.421398332</text:p>
              </table:table-cell>
              <table:table-cell office:value-type="float" office:value="0.555340118">
                <text:p>0.555340118</text:p>
              </table:table-cell>
              <table:table-cell office:value-type="float" office:value="0.482549129">
                <text:p>0.48254912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579639742">
                <text:p>0.579639742</text:p>
              </table:table-cell>
              <table:table-cell office:value-type="float" office:value="0.416971495">
                <text:p>0.416971495</text:p>
              </table:table-cell>
              <table:table-cell office:value-type="float" office:value="0.564379759">
                <text:p>0.564379759</text:p>
              </table:table-cell>
              <table:table-cell office:value-type="float" office:value="0.483169613">
                <text:p>0.48316961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577161977">
                <text:p>0.577161977</text:p>
              </table:table-cell>
              <table:table-cell office:value-type="float" office:value="0.42459195">
                <text:p>0.42459195</text:p>
              </table:table-cell>
              <table:table-cell office:value-type="float" office:value="0.54773516">
                <text:p>0.54773516</text:p>
              </table:table-cell>
              <table:table-cell office:value-type="float" office:value="0.482552705">
                <text:p>0.48255270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577840874">
                <text:p>0.577840874</text:p>
              </table:table-cell>
              <table:table-cell office:value-type="float" office:value="0.421646288">
                <text:p>0.421646288</text:p>
              </table:table-cell>
              <table:table-cell office:value-type="float" office:value="0.546259945">
                <text:p>0.546259945</text:p>
              </table:table-cell>
              <table:table-cell office:value-type="float" office:value="0.482223091">
                <text:p>0.48222309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578183005">
                <text:p>0.578183005</text:p>
              </table:table-cell>
              <table:table-cell office:value-type="float" office:value="0.421883514">
                <text:p>0.421883514</text:p>
              </table:table-cell>
              <table:table-cell office:value-type="float" office:value="0.546449488">
                <text:p>0.546449488</text:p>
              </table:table-cell>
              <table:table-cell office:value-type="float" office:value="0.482192097">
                <text:p>0.48219209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578241417">
                <text:p>0.578241417</text:p>
              </table:table-cell>
              <table:table-cell office:value-type="float" office:value="0.423610261">
                <text:p>0.423610261</text:p>
              </table:table-cell>
              <table:table-cell office:value-type="float" office:value="0.546957916">
                <text:p>0.546957916</text:p>
              </table:table-cell>
              <table:table-cell office:value-type="float" office:value="0.48235601">
                <text:p>0.48235601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577855179">
                <text:p>0.577855179</text:p>
              </table:table-cell>
              <table:table-cell office:value-type="float" office:value="0.423609069">
                <text:p>0.423609069</text:p>
              </table:table-cell>
              <table:table-cell office:value-type="float" office:value="0.549895233">
                <text:p>0.549895233</text:p>
              </table:table-cell>
              <table:table-cell office:value-type="float" office:value="0.482856093">
                <text:p>0.48285609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577935049">
                <text:p>0.577935049</text:p>
              </table:table-cell>
              <table:table-cell office:value-type="float" office:value="0.424465588">
                <text:p>0.424465588</text:p>
              </table:table-cell>
              <table:table-cell office:value-type="float" office:value="0.546144908">
                <text:p>0.546144908</text:p>
              </table:table-cell>
              <table:table-cell office:value-type="float" office:value="0.482499061">
                <text:p>0.482499061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577159593">
                <text:p>0.577159593</text:p>
              </table:table-cell>
              <table:table-cell office:value-type="float" office:value="0.424473336">
                <text:p>0.424473336</text:p>
              </table:table-cell>
              <table:table-cell office:value-type="float" office:value="0.547660058">
                <text:p>0.547660058</text:p>
              </table:table-cell>
              <table:table-cell office:value-type="float" office:value="0.482398925">
                <text:p>0.482398925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578899453">
                <text:p>0.578899453</text:p>
              </table:table-cell>
              <table:table-cell office:value-type="float" office:value="0.418940236">
                <text:p>0.418940236</text:p>
              </table:table-cell>
              <table:table-cell office:value-type="float" office:value="0.561730929">
                <text:p>0.561730929</text:p>
              </table:table-cell>
              <table:table-cell office:value-type="float" office:value="0.482347069">
                <text:p>0.48234706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581057737">
                <text:p>0.581057737</text:p>
              </table:table-cell>
              <table:table-cell office:value-type="float" office:value="0.416942289">
                <text:p>0.416942289</text:p>
              </table:table-cell>
              <table:table-cell office:value-type="float" office:value="0.56841559">
                <text:p>0.56841559</text:p>
              </table:table-cell>
              <table:table-cell office:value-type="float" office:value="0.482585488">
                <text:p>0.48258548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580772827">
                <text:p>0.580772827</text:p>
              </table:table-cell>
              <table:table-cell office:value-type="float" office:value="0.41729038">
                <text:p>0.41729038</text:p>
              </table:table-cell>
              <table:table-cell office:value-type="float" office:value="0.566725202">
                <text:p>0.566725202</text:p>
              </table:table-cell>
              <table:table-cell office:value-type="float" office:value="0.482883511">
                <text:p>0.482883511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577416489">
                <text:p>0.577416489</text:p>
              </table:table-cell>
              <table:table-cell office:value-type="float" office:value="0.426385454">
                <text:p>0.426385454</text:p>
              </table:table-cell>
              <table:table-cell office:value-type="float" office:value="0.544983214">
                <text:p>0.544983214</text:p>
              </table:table-cell>
              <table:table-cell office:value-type="float" office:value="0.482453165">
                <text:p>0.482453165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578467319">
                <text:p>0.578467319</text:p>
              </table:table-cell>
              <table:table-cell office:value-type="float" office:value="0.423106006">
                <text:p>0.423106006</text:p>
              </table:table-cell>
              <table:table-cell office:value-type="float" office:value="0.547235673">
                <text:p>0.547235673</text:p>
              </table:table-cell>
              <table:table-cell office:value-type="float" office:value="0.482108054">
                <text:p>0.482108054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57825155">
                <text:p>0.57825155</text:p>
              </table:table-cell>
              <table:table-cell office:value-type="float" office:value="0.421156933">
                <text:p>0.421156933</text:p>
              </table:table-cell>
              <table:table-cell office:value-type="float" office:value="0.546745723">
                <text:p>0.546745723</text:p>
              </table:table-cell>
              <table:table-cell office:value-type="float" office:value="0.481839237">
                <text:p>0.48183923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78592489">
                <text:p>0.578592489</text:p>
              </table:table-cell>
              <table:table-cell office:value-type="float" office:value="0.422551086">
                <text:p>0.422551086</text:p>
              </table:table-cell>
              <table:table-cell office:value-type="float" office:value="0.547387665">
                <text:p>0.547387665</text:p>
              </table:table-cell>
              <table:table-cell office:value-type="float" office:value="0.48200017">
                <text:p>0.48200017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577821204">
                <text:p>0.577821204</text:p>
              </table:table-cell>
              <table:table-cell office:value-type="float" office:value="0.424490026">
                <text:p>0.424490026</text:p>
              </table:table-cell>
              <table:table-cell office:value-type="float" office:value="0.547339981">
                <text:p>0.547339981</text:p>
              </table:table-cell>
              <table:table-cell office:value-type="float" office:value="0.482298193">
                <text:p>0.482298193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580774019">
                <text:p>0.580774019</text:p>
              </table:table-cell>
              <table:table-cell office:value-type="float" office:value="0.417653372">
                <text:p>0.417653372</text:p>
              </table:table-cell>
              <table:table-cell office:value-type="float" office:value="0.566333004">
                <text:p>0.566333004</text:p>
              </table:table-cell>
              <table:table-cell office:value-type="float" office:value="0.482806621">
                <text:p>0.482806621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577244827">
                <text:p>0.577244827</text:p>
              </table:table-cell>
              <table:table-cell office:value-type="float" office:value="0.426019481">
                <text:p>0.426019481</text:p>
              </table:table-cell>
              <table:table-cell office:value-type="float" office:value="0.545728868">
                <text:p>0.545728868</text:p>
              </table:table-cell>
              <table:table-cell office:value-type="float" office:value="0.482100902">
                <text:p>0.482100902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577445695">
                <text:p>0.577445695</text:p>
              </table:table-cell>
              <table:table-cell office:value-type="float" office:value="0.42669659">
                <text:p>0.42669659</text:p>
              </table:table-cell>
              <table:table-cell office:value-type="float" office:value="0.544614261">
                <text:p>0.544614261</text:p>
              </table:table-cell>
              <table:table-cell office:value-type="float" office:value="0.482314883">
                <text:p>0.482314883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577712128">
                <text:p>0.577712128</text:p>
              </table:table-cell>
              <table:table-cell office:value-type="float" office:value="0.425974777">
                <text:p>0.425974777</text:p>
              </table:table-cell>
              <table:table-cell office:value-type="float" office:value="0.545283025">
                <text:p>0.545283025</text:p>
              </table:table-cell>
              <table:table-cell office:value-type="float" office:value="0.482090173">
                <text:p>0.482090173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579173038">
                <text:p>0.579173038</text:p>
              </table:table-cell>
              <table:table-cell office:value-type="float" office:value="0.424134782">
                <text:p>0.424134782</text:p>
              </table:table-cell>
              <table:table-cell office:value-type="float" office:value="0.546426838">
                <text:p>0.546426838</text:p>
              </table:table-cell>
              <table:table-cell office:value-type="float" office:value="0.482391177">
                <text:p>0.482391177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582102011">
                <text:p>0.582102011</text:p>
              </table:table-cell>
              <table:table-cell office:value-type="float" office:value="0.417010238">
                <text:p>0.417010238</text:p>
              </table:table-cell>
              <table:table-cell office:value-type="float" office:value="0.568109818">
                <text:p>0.568109818</text:p>
              </table:table-cell>
              <table:table-cell office:value-type="float" office:value="0.482879935">
                <text:p>0.482879935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579320261">
                <text:p>0.579320261</text:p>
              </table:table-cell>
              <table:table-cell office:value-type="float" office:value="0.423087528">
                <text:p>0.423087528</text:p>
              </table:table-cell>
              <table:table-cell office:value-type="float" office:value="0.547021693">
                <text:p>0.547021693</text:p>
              </table:table-cell>
              <table:table-cell office:value-type="float" office:value="0.482015071">
                <text:p>0.482015071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579191515">
                <text:p>0.579191515</text:p>
              </table:table-cell>
              <table:table-cell office:value-type="float" office:value="0.424789241">
                <text:p>0.424789241</text:p>
              </table:table-cell>
              <table:table-cell office:value-type="float" office:value="0.54652459">
                <text:p>0.54652459</text:p>
              </table:table-cell>
              <table:table-cell office:value-type="float" office:value="0.482476411">
                <text:p>0.48247641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579636166">
                <text:p>0.579636166</text:p>
              </table:table-cell>
              <table:table-cell office:value-type="float" office:value="0.421706488">
                <text:p>0.421706488</text:p>
              </table:table-cell>
              <table:table-cell office:value-type="float" office:value="0.554897851">
                <text:p>0.554897851</text:p>
              </table:table-cell>
              <table:table-cell office:value-type="float" office:value="0.482686816">
                <text:p>0.482686816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582163403">
                <text:p>0.582163403</text:p>
              </table:table-cell>
              <table:table-cell office:value-type="float" office:value="0.417130639">
                <text:p>0.417130639</text:p>
              </table:table-cell>
              <table:table-cell office:value-type="float" office:value="0.569630929">
                <text:p>0.569630929</text:p>
              </table:table-cell>
              <table:table-cell office:value-type="float" office:value="0.482990799">
                <text:p>0.482990799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580921242">
                <text:p>0.580921242</text:p>
              </table:table-cell>
              <table:table-cell office:value-type="float" office:value="0.42136555">
                <text:p>0.42136555</text:p>
              </table:table-cell>
              <table:table-cell office:value-type="float" office:value="0.559505887">
                <text:p>0.559505887</text:p>
              </table:table-cell>
              <table:table-cell office:value-type="float" office:value="0.482918678">
                <text:p>0.482918678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5775655">
                <text:p>0.5775655</text:p>
              </table:table-cell>
              <table:table-cell office:value-type="float" office:value="0.427122763">
                <text:p>0.427122763</text:p>
              </table:table-cell>
              <table:table-cell office:value-type="float" office:value="0.543867414">
                <text:p>0.543867414</text:p>
              </table:table-cell>
              <table:table-cell office:value-type="float" office:value="0.482382832">
                <text:p>0.482382832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577545831">
                <text:p>0.577545831</text:p>
              </table:table-cell>
              <table:table-cell office:value-type="float" office:value="0.426347903">
                <text:p>0.426347903</text:p>
              </table:table-cell>
              <table:table-cell office:value-type="float" office:value="0.544540351">
                <text:p>0.544540351</text:p>
              </table:table-cell>
              <table:table-cell office:value-type="float" office:value="0.482270179">
                <text:p>0.482270179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578662822">
                <text:p>0.578662822</text:p>
              </table:table-cell>
              <table:table-cell office:value-type="float" office:value="0.422506383">
                <text:p>0.422506383</text:p>
              </table:table-cell>
              <table:table-cell office:value-type="float" office:value="0.548240012">
                <text:p>0.548240012</text:p>
              </table:table-cell>
              <table:table-cell office:value-type="float" office:value="0.482090769">
                <text:p>0.482090769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580351422">
                <text:p>0.580351422</text:p>
              </table:table-cell>
              <table:table-cell office:value-type="float" office:value="0.41770642">
                <text:p>0.41770642</text:p>
              </table:table-cell>
              <table:table-cell office:value-type="float" office:value="0.56571848">
                <text:p>0.56571848</text:p>
              </table:table-cell>
              <table:table-cell office:value-type="float" office:value="0.48274344">
                <text:p>0.48274344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580874155">
                <text:p>0.580874155</text:p>
              </table:table-cell>
              <table:table-cell office:value-type="float" office:value="0.416783144">
                <text:p>0.416783144</text:p>
              </table:table-cell>
              <table:table-cell office:value-type="float" office:value="0.568534204">
                <text:p>0.568534204</text:p>
              </table:table-cell>
              <table:table-cell office:value-type="float" office:value="0.483241139">
                <text:p>0.483241139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581109593">
                <text:p>0.581109593</text:p>
              </table:table-cell>
              <table:table-cell office:value-type="float" office:value="0.419451644">
                <text:p>0.419451644</text:p>
              </table:table-cell>
              <table:table-cell office:value-type="float" office:value="0.56239552">
                <text:p>0.56239552</text:p>
              </table:table-cell>
              <table:table-cell office:value-type="float" office:value="0.482744036">
                <text:p>0.482744036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578979323">
                <text:p>0.578979323</text:p>
              </table:table-cell>
              <table:table-cell office:value-type="float" office:value="0.422939113">
                <text:p>0.422939113</text:p>
              </table:table-cell>
              <table:table-cell office:value-type="float" office:value="0.555491514">
                <text:p>0.555491514</text:p>
              </table:table-cell>
              <table:table-cell office:value-type="float" office:value="0.48256701">
                <text:p>0.4825670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580772231">
                <text:p>0.580772231</text:p>
              </table:table-cell>
              <table:table-cell office:value-type="float" office:value="0.416908314">
                <text:p>0.416908314</text:p>
              </table:table-cell>
              <table:table-cell office:value-type="float" office:value="0.569419333">
                <text:p>0.569419333</text:p>
              </table:table-cell>
              <table:table-cell office:value-type="float" office:value="0.48292881">
                <text:p>0.48292881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579183767">
                <text:p>0.579183767</text:p>
              </table:table-cell>
              <table:table-cell office:value-type="float" office:value="0.421538403">
                <text:p>0.421538403</text:p>
              </table:table-cell>
              <table:table-cell office:value-type="float" office:value="0.557988353">
                <text:p>0.557988353</text:p>
              </table:table-cell>
              <table:table-cell office:value-type="float" office:value="0.48264688">
                <text:p>0.48264688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576025316">
                <text:p>0.576025316</text:p>
              </table:table-cell>
              <table:table-cell office:value-type="float" office:value="0.426453999">
                <text:p>0.426453999</text:p>
              </table:table-cell>
              <table:table-cell office:value-type="float" office:value="0.544741219">
                <text:p>0.544741219</text:p>
              </table:table-cell>
              <table:table-cell office:value-type="float" office:value="0.482170043">
                <text:p>0.482170043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57711787">
                <text:p>0.57711787</text:p>
              </table:table-cell>
              <table:table-cell office:value-type="float" office:value="0.424972227">
                <text:p>0.424972227</text:p>
              </table:table-cell>
              <table:table-cell office:value-type="float" office:value="0.547267264">
                <text:p>0.547267264</text:p>
              </table:table-cell>
              <table:table-cell office:value-type="float" office:value="0.482801257">
                <text:p>0.482801257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577137539">
                <text:p>0.577137539</text:p>
              </table:table-cell>
              <table:table-cell office:value-type="float" office:value="0.425698212">
                <text:p>0.425698212</text:p>
              </table:table-cell>
              <table:table-cell office:value-type="float" office:value="0.546571678">
                <text:p>0.546571678</text:p>
              </table:table-cell>
              <table:table-cell office:value-type="float" office:value="0.482744632">
                <text:p>0.482744632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579640338">
                <text:p>0.579640338</text:p>
              </table:table-cell>
              <table:table-cell office:value-type="float" office:value="0.418077161">
                <text:p>0.418077161</text:p>
              </table:table-cell>
              <table:table-cell office:value-type="float" office:value="0.566155978">
                <text:p>0.566155978</text:p>
              </table:table-cell>
              <table:table-cell office:value-type="float" office:value="0.483009277">
                <text:p>0.483009277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577954719">
                <text:p>0.577954719</text:p>
              </table:table-cell>
              <table:table-cell office:value-type="float" office:value="0.424410155">
                <text:p>0.424410155</text:p>
              </table:table-cell>
              <table:table-cell office:value-type="float" office:value="0.551794833">
                <text:p>0.551794833</text:p>
              </table:table-cell>
              <table:table-cell office:value-type="float" office:value="0.482626019">
                <text:p>0.48262601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577361653">
                <text:p>0.577361653</text:p>
              </table:table-cell>
              <table:table-cell office:value-type="float" office:value="0.425018719">
                <text:p>0.425018719</text:p>
              </table:table-cell>
              <table:table-cell office:value-type="float" office:value="0.54903633">
                <text:p>0.54903633</text:p>
              </table:table-cell>
              <table:table-cell office:value-type="float" office:value="0.48295444">
                <text:p>0.4829544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58080859">
                <text:p>0.58080859</text:p>
              </table:table-cell>
              <table:table-cell office:value-type="float" office:value="0.418614199">
                <text:p>0.418614199</text:p>
              </table:table-cell>
              <table:table-cell office:value-type="float" office:value="0.565764375">
                <text:p>0.565764375</text:p>
              </table:table-cell>
              <table:table-cell office:value-type="float" office:value="0.483161269">
                <text:p>0.483161269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576695273">
                <text:p>0.576695273</text:p>
              </table:table-cell>
              <table:table-cell office:value-type="float" office:value="0.427457741">
                <text:p>0.427457741</text:p>
              </table:table-cell>
              <table:table-cell office:value-type="float" office:value="0.544087356">
                <text:p>0.544087356</text:p>
              </table:table-cell>
              <table:table-cell office:value-type="float" office:value="0.48273748">
                <text:p>0.4827374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578118036">
                <text:p>0.578118036</text:p>
              </table:table-cell>
              <table:table-cell office:value-type="float" office:value="0.422151139">
                <text:p>0.422151139</text:p>
              </table:table-cell>
              <table:table-cell office:value-type="float" office:value="0.547469324">
                <text:p>0.547469324</text:p>
              </table:table-cell>
              <table:table-cell office:value-type="float" office:value="0.482006727">
                <text:p>0.482006727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57848222">
                <text:p>0.57848222</text:p>
              </table:table-cell>
              <table:table-cell office:value-type="float" office:value="0.422687581">
                <text:p>0.422687581</text:p>
              </table:table-cell>
              <table:table-cell office:value-type="float" office:value="0.546339219">
                <text:p>0.546339219</text:p>
              </table:table-cell>
              <table:table-cell office:value-type="float" office:value="0.482049642">
                <text:p>0.482049642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577855775">
                <text:p>0.577855775</text:p>
              </table:table-cell>
              <table:table-cell office:value-type="float" office:value="0.424046567">
                <text:p>0.424046567</text:p>
              </table:table-cell>
              <table:table-cell office:value-type="float" office:value="0.545090502">
                <text:p>0.545090502</text:p>
              </table:table-cell>
              <table:table-cell office:value-type="float" office:value="0.482131896">
                <text:p>0.482131896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579053233">
                <text:p>0.579053233</text:p>
              </table:table-cell>
              <table:table-cell office:value-type="float" office:value="0.422106436">
                <text:p>0.422106436</text:p>
              </table:table-cell>
              <table:table-cell office:value-type="float" office:value="0.547497934">
                <text:p>0.547497934</text:p>
              </table:table-cell>
              <table:table-cell office:value-type="float" office:value="0.482040701">
                <text:p>0.482040701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578356454">
                <text:p>0.578356454</text:p>
              </table:table-cell>
              <table:table-cell office:value-type="float" office:value="0.424451283">
                <text:p>0.424451283</text:p>
              </table:table-cell>
              <table:table-cell office:value-type="float" office:value="0.55062837">
                <text:p>0.55062837</text:p>
              </table:table-cell>
              <table:table-cell office:value-type="float" office:value="0.482721386">
                <text:p>0.482721386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578670571">
                <text:p>0.578670571</text:p>
              </table:table-cell>
              <table:table-cell office:value-type="float" office:value="0.422622016">
                <text:p>0.422622016</text:p>
              </table:table-cell>
              <table:table-cell office:value-type="float" office:value="0.552464789">
                <text:p>0.552464789</text:p>
              </table:table-cell>
              <table:table-cell office:value-type="float" office:value="0.482410846">
                <text:p>0.482410846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577318737">
                <text:p>0.577318737</text:p>
              </table:table-cell>
              <table:table-cell office:value-type="float" office:value="0.427212766">
                <text:p>0.427212766</text:p>
              </table:table-cell>
              <table:table-cell office:value-type="float" office:value="0.543492501">
                <text:p>0.543492501</text:p>
              </table:table-cell>
              <table:table-cell office:value-type="float" office:value="0.482291041">
                <text:p>0.482291041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577558348">
                <text:p>0.577558348</text:p>
              </table:table-cell>
              <table:table-cell office:value-type="float" office:value="0.425713709">
                <text:p>0.425713709</text:p>
              </table:table-cell>
              <table:table-cell office:value-type="float" office:value="0.546897715">
                <text:p>0.546897715</text:p>
              </table:table-cell>
              <table:table-cell office:value-type="float" office:value="0.482438264">
                <text:p>0.482438264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577178666">
                <text:p>0.577178666</text:p>
              </table:table-cell>
              <table:table-cell office:value-type="float" office:value="0.427224687">
                <text:p>0.427224687</text:p>
              </table:table-cell>
              <table:table-cell office:value-type="float" office:value="0.544085567">
                <text:p>0.544085567</text:p>
              </table:table-cell>
              <table:table-cell office:value-type="float" office:value="0.481770692">
                <text:p>0.481770692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577836702">
                <text:p>0.577836702</text:p>
              </table:table-cell>
              <table:table-cell office:value-type="float" office:value="0.425662449">
                <text:p>0.425662449</text:p>
              </table:table-cell>
              <table:table-cell office:value-type="float" office:value="0.545353954">
                <text:p>0.545353954</text:p>
              </table:table-cell>
              <table:table-cell office:value-type="float" office:value="0.481758175">
                <text:p>0.48175817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579252908">
                <text:p>0.579252908</text:p>
              </table:table-cell>
              <table:table-cell office:value-type="float" office:value="0.423857024">
                <text:p>0.423857024</text:p>
              </table:table-cell>
              <table:table-cell office:value-type="float" office:value="0.546999639">
                <text:p>0.546999639</text:p>
              </table:table-cell>
              <table:table-cell office:value-type="float" office:value="0.482374487">
                <text:p>0.482374487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579571197">
                <text:p>0.579571197</text:p>
              </table:table-cell>
              <table:table-cell office:value-type="float" office:value="0.423229983">
                <text:p>0.423229983</text:p>
              </table:table-cell>
              <table:table-cell office:value-type="float" office:value="0.547007388">
                <text:p>0.547007388</text:p>
              </table:table-cell>
              <table:table-cell office:value-type="float" office:value="0.48205441">
                <text:p>0.48205441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579000184">
                <text:p>0.579000184</text:p>
              </table:table-cell>
              <table:table-cell office:value-type="float" office:value="0.424742749">
                <text:p>0.424742749</text:p>
              </table:table-cell>
              <table:table-cell office:value-type="float" office:value="0.547144478">
                <text:p>0.547144478</text:p>
              </table:table-cell>
              <table:table-cell office:value-type="float" office:value="0.482207594">
                <text:p>0.482207594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57894654">
                <text:p>0.57894654</text:p>
              </table:table-cell>
              <table:table-cell office:value-type="float" office:value="0.425199917">
                <text:p>0.425199917</text:p>
              </table:table-cell>
              <table:table-cell office:value-type="float" office:value="0.546678966">
                <text:p>0.546678966</text:p>
              </table:table-cell>
              <table:table-cell office:value-type="float" office:value="0.482208786">
                <text:p>0.482208786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579447219">
                <text:p>0.579447219</text:p>
              </table:table-cell>
              <table:table-cell office:value-type="float" office:value="0.423771193">
                <text:p>0.423771193</text:p>
              </table:table-cell>
              <table:table-cell office:value-type="float" office:value="0.546717709">
                <text:p>0.546717709</text:p>
              </table:table-cell>
              <table:table-cell office:value-type="float" office:value="0.482271371">
                <text:p>0.482271371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580056975">
                <text:p>0.580056975</text:p>
              </table:table-cell>
              <table:table-cell office:value-type="float" office:value="0.420425584">
                <text:p>0.420425584</text:p>
              </table:table-cell>
              <table:table-cell office:value-type="float" office:value="0.558367438">
                <text:p>0.558367438</text:p>
              </table:table-cell>
              <table:table-cell office:value-type="float" office:value="0.482610522">
                <text:p>0.482610522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581773589">
                <text:p>0.581773589</text:p>
              </table:table-cell>
              <table:table-cell office:value-type="float" office:value="0.4195035">
                <text:p>0.4195035</text:p>
              </table:table-cell>
              <table:table-cell office:value-type="float" office:value="0.563098855">
                <text:p>0.563098855</text:p>
              </table:table-cell>
              <table:table-cell office:value-type="float" office:value="0.482452569">
                <text:p>0.482452569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581873725">
                <text:p>0.581873725</text:p>
              </table:table-cell>
              <table:table-cell office:value-type="float" office:value="0.416387965">
                <text:p>0.416387965</text:p>
              </table:table-cell>
              <table:table-cell office:value-type="float" office:value="0.569167205">
                <text:p>0.569167205</text:p>
              </table:table-cell>
              <table:table-cell office:value-type="float" office:value="0.482900796">
                <text:p>0.482900796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582225988">
                <text:p>0.582225988</text:p>
              </table:table-cell>
              <table:table-cell office:value-type="float" office:value="0.41736727">
                <text:p>0.41736727</text:p>
              </table:table-cell>
              <table:table-cell office:value-type="float" office:value="0.567762323">
                <text:p>0.567762323</text:p>
              </table:table-cell>
              <table:table-cell office:value-type="float" office:value="0.483095107">
                <text:p>0.483095107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581971476">
                <text:p>0.581971476</text:p>
              </table:table-cell>
              <table:table-cell office:value-type="float" office:value="0.418477108">
                <text:p>0.418477108</text:p>
              </table:table-cell>
              <table:table-cell office:value-type="float" office:value="0.565427609">
                <text:p>0.565427609</text:p>
              </table:table-cell>
              <table:table-cell office:value-type="float" office:value="0.482508002">
                <text:p>0.48250800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580910514">
                <text:p>0.580910514</text:p>
              </table:table-cell>
              <table:table-cell office:value-type="float" office:value="0.420721223">
                <text:p>0.420721223</text:p>
              </table:table-cell>
              <table:table-cell office:value-type="float" office:value="0.558545656">
                <text:p>0.558545656</text:p>
              </table:table-cell>
              <table:table-cell office:value-type="float" office:value="0.482780991">
                <text:p>0.482780991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577909419">
                <text:p>0.577909419</text:p>
              </table:table-cell>
              <table:table-cell office:value-type="float" office:value="0.425630263">
                <text:p>0.425630263</text:p>
              </table:table-cell>
              <table:table-cell office:value-type="float" office:value="0.546627706">
                <text:p>0.546627706</text:p>
              </table:table-cell>
              <table:table-cell office:value-type="float" office:value="0.482816158">
                <text:p>0.482816158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578125784">
                <text:p>0.578125784</text:p>
              </table:table-cell>
              <table:table-cell office:value-type="float" office:value="0.424268892">
                <text:p>0.424268892</text:p>
              </table:table-cell>
              <table:table-cell office:value-type="float" office:value="0.550009078">
                <text:p>0.550009078</text:p>
              </table:table-cell>
              <table:table-cell office:value-type="float" office:value="0.482893048">
                <text:p>0.482893048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578056047">
                <text:p>0.578056047</text:p>
              </table:table-cell>
              <table:table-cell office:value-type="float" office:value="0.424198559">
                <text:p>0.424198559</text:p>
              </table:table-cell>
              <table:table-cell office:value-type="float" office:value="0.546311205">
                <text:p>0.546311205</text:p>
              </table:table-cell>
              <table:table-cell office:value-type="float" office:value="0.482440648">
                <text:p>0.482440648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578110883">
                <text:p>0.578110883</text:p>
              </table:table-cell>
              <table:table-cell office:value-type="float" office:value="0.423653176">
                <text:p>0.423653176</text:p>
              </table:table-cell>
              <table:table-cell office:value-type="float" office:value="0.547444886">
                <text:p>0.547444886</text:p>
              </table:table-cell>
              <table:table-cell office:value-type="float" office:value="0.48237866">
                <text:p>0.48237866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577820608">
                <text:p>0.577820608</text:p>
              </table:table-cell>
              <table:table-cell office:value-type="float" office:value="0.42203789">
                <text:p>0.42203789</text:p>
              </table:table-cell>
              <table:table-cell office:value-type="float" office:value="0.547013944">
                <text:p>0.547013944</text:p>
              </table:table-cell>
              <table:table-cell office:value-type="float" office:value="0.482152758">
                <text:p>0.482152758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577644775">
                <text:p>0.577644775</text:p>
              </table:table-cell>
              <table:table-cell office:value-type="float" office:value="0.423822453">
                <text:p>0.423822453</text:p>
              </table:table-cell>
              <table:table-cell office:value-type="float" office:value="0.552913016">
                <text:p>0.552913016</text:p>
              </table:table-cell>
              <table:table-cell office:value-type="float" office:value="0.483228026">
                <text:p>0.483228026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57619817">
                <text:p>0.57619817</text:p>
              </table:table-cell>
              <table:table-cell office:value-type="float" office:value="0.426818183">
                <text:p>0.426818183</text:p>
              </table:table-cell>
              <table:table-cell office:value-type="float" office:value="0.544250076">
                <text:p>0.544250076</text:p>
              </table:table-cell>
              <table:table-cell office:value-type="float" office:value="0.483003316">
                <text:p>0.483003316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577497551">
                <text:p>0.577497551</text:p>
              </table:table-cell>
              <table:table-cell office:value-type="float" office:value="0.423176935">
                <text:p>0.423176935</text:p>
              </table:table-cell>
              <table:table-cell office:value-type="float" office:value="0.545500582">
                <text:p>0.545500582</text:p>
              </table:table-cell>
              <table:table-cell office:value-type="float" office:value="0.482562242">
                <text:p>0.482562242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578541825">
                <text:p>0.578541825</text:p>
              </table:table-cell>
              <table:table-cell office:value-type="float" office:value="0.425899676">
                <text:p>0.425899676</text:p>
              </table:table-cell>
              <table:table-cell office:value-type="float" office:value="0.544916456">
                <text:p>0.544916456</text:p>
              </table:table-cell>
              <table:table-cell office:value-type="float" office:value="0.482707081">
                <text:p>0.48270708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57858176">
                <text:p>0.57858176</text:p>
              </table:table-cell>
              <table:table-cell office:value-type="float" office:value="0.423883846">
                <text:p>0.423883846</text:p>
              </table:table-cell>
              <table:table-cell office:value-type="float" office:value="0.546073383">
                <text:p>0.546073383</text:p>
              </table:table-cell>
              <table:table-cell office:value-type="float" office:value="0.482959209">
                <text:p>0.482959209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57812042">
                <text:p>0.57812042</text:p>
              </table:table-cell>
              <table:table-cell office:value-type="float" office:value="0.425390056">
                <text:p>0.425390056</text:p>
              </table:table-cell>
              <table:table-cell office:value-type="float" office:value="0.54624564">
                <text:p>0.54624564</text:p>
              </table:table-cell>
              <table:table-cell office:value-type="float" office:value="0.482790528">
                <text:p>0.482790528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578798125">
                <text:p>0.578798125</text:p>
              </table:table-cell>
              <table:table-cell office:value-type="float" office:value="0.422657779">
                <text:p>0.422657779</text:p>
              </table:table-cell>
              <table:table-cell office:value-type="float" office:value="0.553848213">
                <text:p>0.553848213</text:p>
              </table:table-cell>
              <table:table-cell office:value-type="float" office:value="0.483131466">
                <text:p>0.483131466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579361389">
                <text:p>0.579361389</text:p>
              </table:table-cell>
              <table:table-cell office:value-type="float" office:value="0.421817353">
                <text:p>0.421817353</text:p>
              </table:table-cell>
              <table:table-cell office:value-type="float" office:value="0.557147331">
                <text:p>0.557147331</text:p>
              </table:table-cell>
              <table:table-cell office:value-type="float" office:value="0.483241139">
                <text:p>0.483241139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577827761">
                <text:p>0.577827761</text:p>
              </table:table-cell>
              <table:table-cell office:value-type="float" office:value="0.42670553">
                <text:p>0.42670553</text:p>
              </table:table-cell>
              <table:table-cell office:value-type="float" office:value="0.544660752">
                <text:p>0.544660752</text:p>
              </table:table-cell>
              <table:table-cell office:value-type="float" office:value="0.482758937">
                <text:p>0.48275893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578898857">
                <text:p>0.578898857</text:p>
              </table:table-cell>
              <table:table-cell office:value-type="float" office:value="0.423375419">
                <text:p>0.423375419</text:p>
              </table:table-cell>
              <table:table-cell office:value-type="float" office:value="0.54672665">
                <text:p>0.54672665</text:p>
              </table:table-cell>
              <table:table-cell office:value-type="float" office:value="0.482463298">
                <text:p>0.482463298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578974554">
                <text:p>0.578974554</text:p>
              </table:table-cell>
              <table:table-cell office:value-type="float" office:value="0.424954346">
                <text:p>0.424954346</text:p>
              </table:table-cell>
              <table:table-cell office:value-type="float" office:value="0.546801751">
                <text:p>0.546801751</text:p>
              </table:table-cell>
              <table:table-cell office:value-type="float" office:value="0.482682047">
                <text:p>0.482682047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581865976">
                <text:p>0.581865976</text:p>
              </table:table-cell>
              <table:table-cell office:value-type="float" office:value="0.417750528">
                <text:p>0.417750528</text:p>
              </table:table-cell>
              <table:table-cell office:value-type="float" office:value="0.569011041">
                <text:p>0.569011041</text:p>
              </table:table-cell>
              <table:table-cell office:value-type="float" office:value="0.483225642">
                <text:p>0.483225642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578672955">
                <text:p>0.578672955</text:p>
              </table:table-cell>
              <table:table-cell office:value-type="float" office:value="0.425247005">
                <text:p>0.425247005</text:p>
              </table:table-cell>
              <table:table-cell office:value-type="float" office:value="0.547974175">
                <text:p>0.547974175</text:p>
              </table:table-cell>
              <table:table-cell office:value-type="float" office:value="0.483092127">
                <text:p>0.483092127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57723231">
                <text:p>0.57723231</text:p>
              </table:table-cell>
              <table:table-cell office:value-type="float" office:value="0.425965837">
                <text:p>0.425965837</text:p>
              </table:table-cell>
              <table:table-cell office:value-type="float" office:value="0.545732444">
                <text:p>0.545732444</text:p>
              </table:table-cell>
              <table:table-cell office:value-type="float" office:value="0.482595024">
                <text:p>0.48259502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577063629">
                <text:p>0.577063629</text:p>
              </table:table-cell>
              <table:table-cell office:value-type="float" office:value="0.427631191">
                <text:p>0.427631191</text:p>
              </table:table-cell>
              <table:table-cell office:value-type="float" office:value="0.544260209">
                <text:p>0.544260209</text:p>
              </table:table-cell>
              <table:table-cell office:value-type="float" office:value="0.483029542">
                <text:p>0.483029542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577352712">
                <text:p>0.577352712</text:p>
              </table:table-cell>
              <table:table-cell office:value-type="float" office:value="0.426219753">
                <text:p>0.426219753</text:p>
              </table:table-cell>
              <table:table-cell office:value-type="float" office:value="0.544356769">
                <text:p>0.544356769</text:p>
              </table:table-cell>
              <table:table-cell office:value-type="float" office:value="0.482463894">
                <text:p>0.482463894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577610204">
                <text:p>0.577610204</text:p>
              </table:table-cell>
              <table:table-cell office:value-type="float" office:value="0.424862555">
                <text:p>0.424862555</text:p>
              </table:table-cell>
              <table:table-cell office:value-type="float" office:value="0.546717709">
                <text:p>0.546717709</text:p>
              </table:table-cell>
              <table:table-cell office:value-type="float" office:value="0.48245555">
                <text:p>0.48245555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578386257">
                <text:p>0.578386257</text:p>
              </table:table-cell>
              <table:table-cell office:value-type="float" office:value="0.422726324">
                <text:p>0.422726324</text:p>
              </table:table-cell>
              <table:table-cell office:value-type="float" office:value="0.547169512">
                <text:p>0.547169512</text:p>
              </table:table-cell>
              <table:table-cell office:value-type="float" office:value="0.482604561">
                <text:p>0.482604561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578403542">
                <text:p>0.578403542</text:p>
              </table:table-cell>
              <table:table-cell office:value-type="float" office:value="0.422226837">
                <text:p>0.422226837</text:p>
              </table:table-cell>
              <table:table-cell office:value-type="float" office:value="0.547618335">
                <text:p>0.547618335</text:p>
              </table:table-cell>
              <table:table-cell office:value-type="float" office:value="0.482652245">
                <text:p>0.482652245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578004191">
                <text:p>0.578004191</text:p>
              </table:table-cell>
              <table:table-cell office:value-type="float" office:value="0.424422076">
                <text:p>0.424422076</text:p>
              </table:table-cell>
              <table:table-cell office:value-type="float" office:value="0.547171896">
                <text:p>0.547171896</text:p>
              </table:table-cell>
              <table:table-cell office:value-type="float" office:value="0.482626615">
                <text:p>0.482626615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578088233">
                <text:p>0.578088233</text:p>
              </table:table-cell>
              <table:table-cell office:value-type="float" office:value="0.422359755">
                <text:p>0.422359755</text:p>
              </table:table-cell>
              <table:table-cell office:value-type="float" office:value="0.554154581">
                <text:p>0.554154581</text:p>
              </table:table-cell>
              <table:table-cell office:value-type="float" office:value="0.483495651">
                <text:p>0.483495651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580967138">
                <text:p>0.580967138</text:p>
              </table:table-cell>
              <table:table-cell office:value-type="float" office:value="0.417454292">
                <text:p>0.417454292</text:p>
              </table:table-cell>
              <table:table-cell office:value-type="float" office:value="0.568406054">
                <text:p>0.568406054</text:p>
              </table:table-cell>
              <table:table-cell office:value-type="float" office:value="0.483286438">
                <text:p>0.483286438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576773355">
                <text:p>0.576773355</text:p>
              </table:table-cell>
              <table:table-cell office:value-type="float" office:value="0.427466086">
                <text:p>0.427466086</text:p>
              </table:table-cell>
              <table:table-cell office:value-type="float" office:value="0.545201963">
                <text:p>0.545201963</text:p>
              </table:table-cell>
              <table:table-cell office:value-type="float" office:value="0.482738672">
                <text:p>0.482738672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576997468">
                <text:p>0.576997468</text:p>
              </table:table-cell>
              <table:table-cell office:value-type="float" office:value="0.427498272">
                <text:p>0.427498272</text:p>
              </table:table-cell>
              <table:table-cell office:value-type="float" office:value="0.545216864">
                <text:p>0.545216864</text:p>
              </table:table-cell>
              <table:table-cell office:value-type="float" office:value="0.482937155">
                <text:p>0.48293715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578321287">
                <text:p>0.578321287</text:p>
              </table:table-cell>
              <table:table-cell office:value-type="float" office:value="0.422484329">
                <text:p>0.422484329</text:p>
              </table:table-cell>
              <table:table-cell office:value-type="float" office:value="0.547002619">
                <text:p>0.547002619</text:p>
              </table:table-cell>
              <table:table-cell office:value-type="float" office:value="0.482565222">
                <text:p>0.482565222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5778671">
                <text:p>0.5778671</text:p>
              </table:table-cell>
              <table:table-cell office:value-type="float" office:value="0.425431183">
                <text:p>0.425431183</text:p>
              </table:table-cell>
              <table:table-cell office:value-type="float" office:value="0.546559161">
                <text:p>0.546559161</text:p>
              </table:table-cell>
              <table:table-cell office:value-type="float" office:value="0.482705889">
                <text:p>0.482705889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57994611">
                <text:p>0.57994611</text:p>
              </table:table-cell>
              <table:table-cell office:value-type="float" office:value="0.418009808">
                <text:p>0.418009808</text:p>
              </table:table-cell>
              <table:table-cell office:value-type="float" office:value="0.565075346">
                <text:p>0.565075346</text:p>
              </table:table-cell>
              <table:table-cell office:value-type="float" office:value="0.483282266">
                <text:p>0.483282266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579071114">
                <text:p>0.579071114</text:p>
              </table:table-cell>
              <table:table-cell office:value-type="float" office:value="0.419929674">
                <text:p>0.419929674</text:p>
              </table:table-cell>
              <table:table-cell office:value-type="float" office:value="0.559625692">
                <text:p>0.559625692</text:p>
              </table:table-cell>
              <table:table-cell office:value-type="float" office:value="0.4831565">
                <text:p>0.4831565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580229232">
                <text:p>0.580229232</text:p>
              </table:table-cell>
              <table:table-cell office:value-type="float" office:value="0.417504956">
                <text:p>0.417504956</text:p>
              </table:table-cell>
              <table:table-cell office:value-type="float" office:value="0.566652485">
                <text:p>0.566652485</text:p>
              </table:table-cell>
              <table:table-cell office:value-type="float" office:value="0.48312789">
                <text:p>0.48312789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580397317">
                <text:p>0.580397317</text:p>
              </table:table-cell>
              <table:table-cell office:value-type="float" office:value="0.420264056">
                <text:p>0.420264056</text:p>
              </table:table-cell>
              <table:table-cell office:value-type="float" office:value="0.560551949">
                <text:p>0.560551949</text:p>
              </table:table-cell>
              <table:table-cell office:value-type="float" office:value="0.483059345">
                <text:p>0.483059345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577276418">
                <text:p>0.577276418</text:p>
              </table:table-cell>
              <table:table-cell office:value-type="float" office:value="0.426790765">
                <text:p>0.426790765</text:p>
              </table:table-cell>
              <table:table-cell office:value-type="float" office:value="0.543761318">
                <text:p>0.543761318</text:p>
              </table:table-cell>
              <table:table-cell office:value-type="float" office:value="0.482266603">
                <text:p>0.482266603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578563878">
                <text:p>0.578563878</text:p>
              </table:table-cell>
              <table:table-cell office:value-type="float" office:value="0.423622778">
                <text:p>0.423622778</text:p>
              </table:table-cell>
              <table:table-cell office:value-type="float" office:value="0.551623172">
                <text:p>0.551623172</text:p>
              </table:table-cell>
              <table:table-cell office:value-type="float" office:value="0.482855497">
                <text:p>0.482855497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580576727">
                <text:p>0.580576727</text:p>
              </table:table-cell>
              <table:table-cell office:value-type="float" office:value="0.419789007">
                <text:p>0.419789007</text:p>
              </table:table-cell>
              <table:table-cell office:value-type="float" office:value="0.561649866">
                <text:p>0.561649866</text:p>
              </table:table-cell>
              <table:table-cell office:value-type="float" office:value="0.482870398">
                <text:p>0.482870398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579924653">
                <text:p>0.579924653</text:p>
              </table:table-cell>
              <table:table-cell office:value-type="float" office:value="0.421637943">
                <text:p>0.421637943</text:p>
              </table:table-cell>
              <table:table-cell office:value-type="float" office:value="0.55529601">
                <text:p>0.55529601</text:p>
              </table:table-cell>
              <table:table-cell office:value-type="float" office:value="0.482796488">
                <text:p>0.48279648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577653715">
                <text:p>0.577653715</text:p>
              </table:table-cell>
              <table:table-cell office:value-type="float" office:value="0.425492576">
                <text:p>0.425492576</text:p>
              </table:table-cell>
              <table:table-cell office:value-type="float" office:value="0.544203585">
                <text:p>0.544203585</text:p>
              </table:table-cell>
              <table:table-cell office:value-type="float" office:value="0.482063947">
                <text:p>0.482063947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578549573">
                <text:p>0.578549573</text:p>
              </table:table-cell>
              <table:table-cell office:value-type="float" office:value="0.423107198">
                <text:p>0.423107198</text:p>
              </table:table-cell>
              <table:table-cell office:value-type="float" office:value="0.545554226">
                <text:p>0.545554226</text:p>
              </table:table-cell>
              <table:table-cell office:value-type="float" office:value="0.482035337">
                <text:p>0.482035337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582202146">
                <text:p>0.582202146</text:p>
              </table:table-cell>
              <table:table-cell office:value-type="float" office:value="0.417437603">
                <text:p>0.417437603</text:p>
              </table:table-cell>
              <table:table-cell office:value-type="float" office:value="0.567190715">
                <text:p>0.567190715</text:p>
              </table:table-cell>
              <table:table-cell office:value-type="float" office:value="0.482783375">
                <text:p>0.482783375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580682228">
                <text:p>0.580682228</text:p>
              </table:table-cell>
              <table:table-cell office:value-type="float" office:value="0.420182397">
                <text:p>0.420182397</text:p>
              </table:table-cell>
              <table:table-cell office:value-type="float" office:value="0.559343166">
                <text:p>0.559343166</text:p>
              </table:table-cell>
              <table:table-cell office:value-type="float" office:value="0.482862649">
                <text:p>0.482862649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577503512">
                <text:p>0.577503512</text:p>
              </table:table-cell>
              <table:table-cell office:value-type="float" office:value="0.426455191">
                <text:p>0.426455191</text:p>
              </table:table-cell>
              <table:table-cell office:value-type="float" office:value="0.543630188">
                <text:p>0.543630188</text:p>
              </table:table-cell>
              <table:table-cell office:value-type="float" office:value="0.482547937">
                <text:p>0.482547937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582101414">
                <text:p>0.582101414</text:p>
              </table:table-cell>
              <table:table-cell office:value-type="float" office:value="0.417816689">
                <text:p>0.417816689</text:p>
              </table:table-cell>
              <table:table-cell office:value-type="float" office:value="0.564479895">
                <text:p>0.564479895</text:p>
              </table:table-cell>
              <table:table-cell office:value-type="float" office:value="0.482986031">
                <text:p>0.482986031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58244891">
                <text:p>0.58244891</text:p>
              </table:table-cell>
              <table:table-cell office:value-type="float" office:value="0.416951825">
                <text:p>0.416951825</text:p>
              </table:table-cell>
              <table:table-cell office:value-type="float" office:value="0.56682057">
                <text:p>0.56682057</text:p>
              </table:table-cell>
              <table:table-cell office:value-type="float" office:value="0.482884703">
                <text:p>0.482884703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582534144">
                <text:p>0.582534144</text:p>
              </table:table-cell>
              <table:table-cell office:value-type="float" office:value="0.416621019">
                <text:p>0.416621019</text:p>
              </table:table-cell>
              <table:table-cell office:value-type="float" office:value="0.567456551">
                <text:p>0.567456551</text:p>
              </table:table-cell>
              <table:table-cell office:value-type="float" office:value="0.482866822">
                <text:p>0.482866822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578116247">
                <text:p>0.578116247</text:p>
              </table:table-cell>
              <table:table-cell office:value-type="float" office:value="0.425474098">
                <text:p>0.425474098</text:p>
              </table:table-cell>
              <table:table-cell office:value-type="float" office:value="0.546169942">
                <text:p>0.546169942</text:p>
              </table:table-cell>
              <table:table-cell office:value-type="float" office:value="0.482683239">
                <text:p>0.482683239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577263305">
                <text:p>0.577263305</text:p>
              </table:table-cell>
              <table:table-cell office:value-type="float" office:value="0.426412872">
                <text:p>0.426412872</text:p>
              </table:table-cell>
              <table:table-cell office:value-type="float" office:value="0.544567173">
                <text:p>0.544567173</text:p>
              </table:table-cell>
              <table:table-cell office:value-type="float" office:value="0.482677279">
                <text:p>0.48267727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578763554">
                <text:p>0.578763554</text:p>
              </table:table-cell>
              <table:table-cell office:value-type="float" office:value="0.422862223">
                <text:p>0.422862223</text:p>
              </table:table-cell>
              <table:table-cell office:value-type="float" office:value="0.549618667">
                <text:p>0.549618667</text:p>
              </table:table-cell>
              <table:table-cell office:value-type="float" office:value="0.482981263">
                <text:p>0.482981263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579677889">
                <text:p>0.579677889</text:p>
              </table:table-cell>
              <table:table-cell office:value-type="float" office:value="0.419163158">
                <text:p>0.419163158</text:p>
              </table:table-cell>
              <table:table-cell office:value-type="float" office:value="0.560282536">
                <text:p>0.560282536</text:p>
              </table:table-cell>
              <table:table-cell office:value-type="float" office:value="0.483169613">
                <text:p>0.483169613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577913592">
                <text:p>0.577913592</text:p>
              </table:table-cell>
              <table:table-cell office:value-type="float" office:value="0.423709205">
                <text:p>0.423709205</text:p>
              </table:table-cell>
              <table:table-cell office:value-type="float" office:value="0.544834798">
                <text:p>0.544834798</text:p>
              </table:table-cell>
              <table:table-cell office:value-type="float" office:value="0.482828079">
                <text:p>0.482828079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577725241">
                <text:p>0.577725241</text:p>
              </table:table-cell>
              <table:table-cell office:value-type="float" office:value="0.421462705">
                <text:p>0.421462705</text:p>
              </table:table-cell>
              <table:table-cell office:value-type="float" office:value="0.546808904">
                <text:p>0.546808904</text:p>
              </table:table-cell>
              <table:table-cell office:value-type="float" office:value="0.482285676">
                <text:p>0.482285676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574434468">
                <text:p>0.574434468</text:p>
              </table:table-cell>
              <table:table-cell office:value-type="float" office:value="0.42675679">
                <text:p>0.42675679</text:p>
              </table:table-cell>
              <table:table-cell office:value-type="float" office:value="0.542544787">
                <text:p>0.542544787</text:p>
              </table:table-cell>
              <table:table-cell office:value-type="float" office:value="0.482949672">
                <text:p>0.482949672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574280688">
                <text:p>0.574280688</text:p>
              </table:table-cell>
              <table:table-cell office:value-type="float" office:value="0.426774672">
                <text:p>0.426774672</text:p>
              </table:table-cell>
              <table:table-cell office:value-type="float" office:value="0.543433493">
                <text:p>0.543433493</text:p>
              </table:table-cell>
              <table:table-cell office:value-type="float" office:value="0.482771454">
                <text:p>0.482771454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573473045">
                <text:p>0.573473045</text:p>
              </table:table-cell>
              <table:table-cell office:value-type="float" office:value="0.425737551">
                <text:p>0.425737551</text:p>
              </table:table-cell>
              <table:table-cell office:value-type="float" office:value="0.544519489">
                <text:p>0.544519489</text:p>
              </table:table-cell>
              <table:table-cell office:value-type="float" office:value="0.482623039">
                <text:p>0.482623039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573273369">
                <text:p>0.573273369</text:p>
              </table:table-cell>
              <table:table-cell office:value-type="float" office:value="0.425252369">
                <text:p>0.425252369</text:p>
              </table:table-cell>
              <table:table-cell office:value-type="float" office:value="0.54441995">
                <text:p>0.54441995</text:p>
              </table:table-cell>
              <table:table-cell office:value-type="float" office:value="0.4826892">
                <text:p>0.4826892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57650573">
                <text:p>0.57650573</text:p>
              </table:table-cell>
              <table:table-cell office:value-type="float" office:value="0.417764833">
                <text:p>0.417764833</text:p>
              </table:table-cell>
              <table:table-cell office:value-type="float" office:value="0.56664712">
                <text:p>0.56664712</text:p>
              </table:table-cell>
              <table:table-cell office:value-type="float" office:value="0.483280478">
                <text:p>0.483280478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574517319">
                <text:p>0.574517319</text:p>
              </table:table-cell>
              <table:table-cell office:value-type="float" office:value="0.422542742">
                <text:p>0.422542742</text:p>
              </table:table-cell>
              <table:table-cell office:value-type="float" office:value="0.554732746">
                <text:p>0.554732746</text:p>
              </table:table-cell>
              <table:table-cell office:value-type="float" office:value="0.483196435">
                <text:p>0.48319643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576347777">
                <text:p>0.576347777</text:p>
              </table:table-cell>
              <table:table-cell office:value-type="float" office:value="0.416184713">
                <text:p>0.416184713</text:p>
              </table:table-cell>
              <table:table-cell office:value-type="float" office:value="0.568180152">
                <text:p>0.568180152</text:p>
              </table:table-cell>
              <table:table-cell office:value-type="float" office:value="0.483509956">
                <text:p>0.483509956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57261891">
                <text:p>0.57261891</text:p>
              </table:table-cell>
              <table:table-cell office:value-type="float" office:value="0.424722484">
                <text:p>0.424722484</text:p>
              </table:table-cell>
              <table:table-cell office:value-type="float" office:value="0.546693271">
                <text:p>0.546693271</text:p>
              </table:table-cell>
              <table:table-cell office:value-type="float" office:value="0.483418165">
                <text:p>0.483418165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573135087">
                <text:p>0.573135087</text:p>
              </table:table-cell>
              <table:table-cell office:value-type="float" office:value="0.423994711">
                <text:p>0.423994711</text:p>
              </table:table-cell>
              <table:table-cell office:value-type="float" office:value="0.54970867">
                <text:p>0.54970867</text:p>
              </table:table-cell>
              <table:table-cell office:value-type="float" office:value="0.483158288">
                <text:p>0.483158288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572902629">
                <text:p>0.572902629</text:p>
              </table:table-cell>
              <table:table-cell office:value-type="float" office:value="0.423129251">
                <text:p>0.423129251</text:p>
              </table:table-cell>
              <table:table-cell office:value-type="float" office:value="0.551946229">
                <text:p>0.551946229</text:p>
              </table:table-cell>
              <table:table-cell office:value-type="float" office:value="0.483206568">
                <text:p>0.483206568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575889418">
                <text:p>0.575889418</text:p>
              </table:table-cell>
              <table:table-cell office:value-type="float" office:value="0.41663294">
                <text:p>0.41663294</text:p>
              </table:table-cell>
              <table:table-cell office:value-type="float" office:value="0.568096705">
                <text:p>0.568096705</text:p>
              </table:table-cell>
              <table:table-cell office:value-type="float" office:value="0.483496247">
                <text:p>0.483496247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574226448">
                <text:p>0.574226448</text:p>
              </table:table-cell>
              <table:table-cell office:value-type="float" office:value="0.422711423">
                <text:p>0.422711423</text:p>
              </table:table-cell>
              <table:table-cell office:value-type="float" office:value="0.55429644">
                <text:p>0.55429644</text:p>
              </table:table-cell>
              <table:table-cell office:value-type="float" office:value="0.483260808">
                <text:p>0.483260808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575458476">
                <text:p>0.575458476</text:p>
              </table:table-cell>
              <table:table-cell office:value-type="float" office:value="0.420866659">
                <text:p>0.420866659</text:p>
              </table:table-cell>
              <table:table-cell office:value-type="float" office:value="0.558285184">
                <text:p>0.558285184</text:p>
              </table:table-cell>
              <table:table-cell office:value-type="float" office:value="0.483471213">
                <text:p>0.483471213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573514172">
                <text:p>0.573514172</text:p>
              </table:table-cell>
              <table:table-cell office:value-type="float" office:value="0.4250819">
                <text:p>0.4250819</text:p>
              </table:table-cell>
              <table:table-cell office:value-type="float" office:value="0.54911024">
                <text:p>0.54911024</text:p>
              </table:table-cell>
              <table:table-cell office:value-type="float" office:value="0.483462272">
                <text:p>0.483462272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576770374">
                <text:p>0.576770374</text:p>
              </table:table-cell>
              <table:table-cell office:value-type="float" office:value="0.419556549">
                <text:p>0.419556549</text:p>
              </table:table-cell>
              <table:table-cell office:value-type="float" office:value="0.563082762">
                <text:p>0.563082762</text:p>
              </table:table-cell>
              <table:table-cell office:value-type="float" office:value="0.483460484">
                <text:p>0.483460484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574503609">
                <text:p>0.574503609</text:p>
              </table:table-cell>
              <table:table-cell office:value-type="float" office:value="0.425014547">
                <text:p>0.425014547</text:p>
              </table:table-cell>
              <table:table-cell office:value-type="float" office:value="0.548753208">
                <text:p>0.548753208</text:p>
              </table:table-cell>
              <table:table-cell office:value-type="float" office:value="0.483152328">
                <text:p>0.48315232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574575731">
                <text:p>0.574575731</text:p>
              </table:table-cell>
              <table:table-cell office:value-type="float" office:value="0.424851826">
                <text:p>0.424851826</text:p>
              </table:table-cell>
              <table:table-cell office:value-type="float" office:value="0.545477932">
                <text:p>0.545477932</text:p>
              </table:table-cell>
              <table:table-cell office:value-type="float" office:value="0.482476411">
                <text:p>0.482476411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575709412">
                <text:p>0.575709412</text:p>
              </table:table-cell>
              <table:table-cell office:value-type="float" office:value="0.421594432">
                <text:p>0.421594432</text:p>
              </table:table-cell>
              <table:table-cell office:value-type="float" office:value="0.547180241">
                <text:p>0.547180241</text:p>
              </table:table-cell>
              <table:table-cell office:value-type="float" office:value="0.482443629">
                <text:p>0.482443629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575282046">
                <text:p>0.575282046</text:p>
              </table:table-cell>
              <table:table-cell office:value-type="float" office:value="0.42173331">
                <text:p>0.42173331</text:p>
              </table:table-cell>
              <table:table-cell office:value-type="float" office:value="0.547113484">
                <text:p>0.547113484</text:p>
              </table:table-cell>
              <table:table-cell office:value-type="float" office:value="0.482679067">
                <text:p>0.482679067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575907299">
                <text:p>0.575907299</text:p>
              </table:table-cell>
              <table:table-cell office:value-type="float" office:value="0.42186146">
                <text:p>0.42186146</text:p>
              </table:table-cell>
              <table:table-cell office:value-type="float" office:value="0.551943845">
                <text:p>0.551943845</text:p>
              </table:table-cell>
              <table:table-cell office:value-type="float" office:value="0.482958613">
                <text:p>0.482958613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576289961">
                <text:p>0.576289961</text:p>
              </table:table-cell>
              <table:table-cell office:value-type="float" office:value="0.423145345">
                <text:p>0.423145345</text:p>
              </table:table-cell>
              <table:table-cell office:value-type="float" office:value="0.546235507">
                <text:p>0.546235507</text:p>
              </table:table-cell>
              <table:table-cell office:value-type="float" office:value="0.482770262">
                <text:p>0.482770262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575913259">
                <text:p>0.575913259</text:p>
              </table:table-cell>
              <table:table-cell office:value-type="float" office:value="0.423965505">
                <text:p>0.423965505</text:p>
              </table:table-cell>
              <table:table-cell office:value-type="float" office:value="0.54637081">
                <text:p>0.54637081</text:p>
              </table:table-cell>
              <table:table-cell office:value-type="float" office:value="0.482853709">
                <text:p>0.482853709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576475927">
                <text:p>0.576475927</text:p>
              </table:table-cell>
              <table:table-cell office:value-type="float" office:value="0.421827486">
                <text:p>0.421827486</text:p>
              </table:table-cell>
              <table:table-cell office:value-type="float" office:value="0.553006">
                <text:p>0.553006</text:p>
              </table:table-cell>
              <table:table-cell office:value-type="float" office:value="0.482997356">
                <text:p>0.482997356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578736136">
                <text:p>0.578736136</text:p>
              </table:table-cell>
              <table:table-cell office:value-type="float" office:value="0.419671586">
                <text:p>0.419671586</text:p>
              </table:table-cell>
              <table:table-cell office:value-type="float" office:value="0.560249753">
                <text:p>0.560249753</text:p>
              </table:table-cell>
              <table:table-cell office:value-type="float" office:value="0.482778607">
                <text:p>0.482778607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576436588">
                <text:p>0.576436588</text:p>
              </table:table-cell>
              <table:table-cell office:value-type="float" office:value="0.423247269">
                <text:p>0.423247269</text:p>
              </table:table-cell>
              <table:table-cell office:value-type="float" office:value="0.545595949">
                <text:p>0.545595949</text:p>
              </table:table-cell>
              <table:table-cell office:value-type="float" office:value="0.48215395">
                <text:p>0.48215395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577114889">
                <text:p>0.577114889</text:p>
              </table:table-cell>
              <table:table-cell office:value-type="float" office:value="0.423579266">
                <text:p>0.423579266</text:p>
              </table:table-cell>
              <table:table-cell office:value-type="float" office:value="0.548005765">
                <text:p>0.548005765</text:p>
              </table:table-cell>
              <table:table-cell office:value-type="float" office:value="0.482527671">
                <text:p>0.48252767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580762694">
                <text:p>0.580762694</text:p>
              </table:table-cell>
              <table:table-cell office:value-type="float" office:value="0.418084314">
                <text:p>0.418084314</text:p>
              </table:table-cell>
              <table:table-cell office:value-type="float" office:value="0.564938255">
                <text:p>0.564938255</text:p>
              </table:table-cell>
              <table:table-cell office:value-type="float" office:value="0.482888279">
                <text:p>0.482888279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581476162">
                <text:p>0.581476162</text:p>
              </table:table-cell>
              <table:table-cell office:value-type="float" office:value="0.415941526">
                <text:p>0.415941526</text:p>
              </table:table-cell>
              <table:table-cell office:value-type="float" office:value="0.568493672">
                <text:p>0.568493672</text:p>
              </table:table-cell>
              <table:table-cell office:value-type="float" office:value="0.482612906">
                <text:p>0.482612906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581232379">
                <text:p>0.581232379</text:p>
              </table:table-cell>
              <table:table-cell office:value-type="float" office:value="0.416083385">
                <text:p>0.416083385</text:p>
              </table:table-cell>
              <table:table-cell office:value-type="float" office:value="0.568385788">
                <text:p>0.568385788</text:p>
              </table:table-cell>
              <table:table-cell office:value-type="float" office:value="0.482832251">
                <text:p>0.482832251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57942457">
                <text:p>0.57942457</text:p>
              </table:table-cell>
              <table:table-cell office:value-type="float" office:value="0.418396642">
                <text:p>0.418396642</text:p>
              </table:table-cell>
              <table:table-cell office:value-type="float" office:value="0.559061832">
                <text:p>0.559061832</text:p>
              </table:table-cell>
              <table:table-cell office:value-type="float" office:value="0.482923446">
                <text:p>0.482923446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577899286">
                <text:p>0.577899286</text:p>
              </table:table-cell>
              <table:table-cell office:value-type="float" office:value="0.423244884">
                <text:p>0.423244884</text:p>
              </table:table-cell>
              <table:table-cell office:value-type="float" office:value="0.548281139">
                <text:p>0.548281139</text:p>
              </table:table-cell>
              <table:table-cell office:value-type="float" office:value="0.48286563">
                <text:p>0.48286563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577675769">
                <text:p>0.577675769</text:p>
              </table:table-cell>
              <table:table-cell office:value-type="float" office:value="0.423701456">
                <text:p>0.423701456</text:p>
              </table:table-cell>
              <table:table-cell office:value-type="float" office:value="0.546866124">
                <text:p>0.546866124</text:p>
              </table:table-cell>
              <table:table-cell office:value-type="float" office:value="0.482598601">
                <text:p>0.482598601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578304002">
                <text:p>0.578304002</text:p>
              </table:table-cell>
              <table:table-cell office:value-type="float" office:value="0.421004346">
                <text:p>0.421004346</text:p>
              </table:table-cell>
              <table:table-cell office:value-type="float" office:value="0.553404755">
                <text:p>0.553404755</text:p>
              </table:table-cell>
              <table:table-cell office:value-type="float" office:value="0.482635556">
                <text:p>0.482635556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580962966">
                <text:p>0.580962966</text:p>
              </table:table-cell>
              <table:table-cell office:value-type="float" office:value="0.417960336">
                <text:p>0.417960336</text:p>
              </table:table-cell>
              <table:table-cell office:value-type="float" office:value="0.56318111">
                <text:p>0.56318111</text:p>
              </table:table-cell>
              <table:table-cell office:value-type="float" office:value="0.482593832">
                <text:p>0.482593832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577303836">
                <text:p>0.577303836</text:p>
              </table:table-cell>
              <table:table-cell office:value-type="float" office:value="0.425162962">
                <text:p>0.425162962</text:p>
              </table:table-cell>
              <table:table-cell office:value-type="float" office:value="0.544620817">
                <text:p>0.544620817</text:p>
              </table:table-cell>
              <table:table-cell office:value-type="float" office:value="0.482304154">
                <text:p>0.482304154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576987931">
                <text:p>0.576987931</text:p>
              </table:table-cell>
              <table:table-cell office:value-type="float" office:value="0.426172665">
                <text:p>0.426172665</text:p>
              </table:table-cell>
              <table:table-cell office:value-type="float" office:value="0.543214744">
                <text:p>0.543214744</text:p>
              </table:table-cell>
              <table:table-cell office:value-type="float" office:value="0.482031164">
                <text:p>0.48203116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576953957">
                <text:p>0.576953957</text:p>
              </table:table-cell>
              <table:table-cell office:value-type="float" office:value="0.426249555">
                <text:p>0.426249555</text:p>
              </table:table-cell>
              <table:table-cell office:value-type="float" office:value="0.544534391">
                <text:p>0.544534391</text:p>
              </table:table-cell>
              <table:table-cell office:value-type="float" office:value="0.482575355">
                <text:p>0.482575355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577161381">
                <text:p>0.577161381</text:p>
              </table:table-cell>
              <table:table-cell office:value-type="float" office:value="0.425499728">
                <text:p>0.425499728</text:p>
              </table:table-cell>
              <table:table-cell office:value-type="float" office:value="0.543879335">
                <text:p>0.543879335</text:p>
              </table:table-cell>
              <table:table-cell office:value-type="float" office:value="0.482116995">
                <text:p>0.482116995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579007337">
                <text:p>0.579007337</text:p>
              </table:table-cell>
              <table:table-cell office:value-type="float" office:value="0.421484759">
                <text:p>0.421484759</text:p>
              </table:table-cell>
              <table:table-cell office:value-type="float" office:value="0.546741551">
                <text:p>0.546741551</text:p>
              </table:table-cell>
              <table:table-cell office:value-type="float" office:value="0.481905995">
                <text:p>0.481905995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578374336">
                <text:p>0.578374336</text:p>
              </table:table-cell>
              <table:table-cell office:value-type="float" office:value="0.423561981">
                <text:p>0.423561981</text:p>
              </table:table-cell>
              <table:table-cell office:value-type="float" office:value="0.548612541">
                <text:p>0.548612541</text:p>
              </table:table-cell>
              <table:table-cell office:value-type="float" office:value="0.482502637">
                <text:p>0.482502637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581986377">
                <text:p>0.581986377</text:p>
              </table:table-cell>
              <table:table-cell office:value-type="float" office:value="0.415853312">
                <text:p>0.415853312</text:p>
              </table:table-cell>
              <table:table-cell office:value-type="float" office:value="0.568598577">
                <text:p>0.568598577</text:p>
              </table:table-cell>
              <table:table-cell office:value-type="float" office:value="0.482778011">
                <text:p>0.482778011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578595469">
                <text:p>0.578595469</text:p>
              </table:table-cell>
              <table:table-cell office:value-type="float" office:value="0.424000671">
                <text:p>0.424000671</text:p>
              </table:table-cell>
              <table:table-cell office:value-type="float" office:value="0.548852151">
                <text:p>0.548852151</text:p>
              </table:table-cell>
              <table:table-cell office:value-type="float" office:value="0.482882915">
                <text:p>0.482882915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578162739">
                <text:p>0.578162739</text:p>
              </table:table-cell>
              <table:table-cell office:value-type="float" office:value="0.424250415">
                <text:p>0.424250415</text:p>
              </table:table-cell>
              <table:table-cell office:value-type="float" office:value="0.548462337">
                <text:p>0.548462337</text:p>
              </table:table-cell>
              <table:table-cell office:value-type="float" office:value="0.482698737">
                <text:p>0.482698737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577250788">
                <text:p>0.577250788</text:p>
              </table:table-cell>
              <table:table-cell office:value-type="float" office:value="0.426554135">
                <text:p>0.426554135</text:p>
              </table:table-cell>
              <table:table-cell office:value-type="float" office:value="0.543330973">
                <text:p>0.543330973</text:p>
              </table:table-cell>
              <table:table-cell office:value-type="float" office:value="0.48218256">
                <text:p>0.48218256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578250358">
                <text:p>0.578250358</text:p>
              </table:table-cell>
              <table:table-cell office:value-type="float" office:value="0.424068621">
                <text:p>0.424068621</text:p>
              </table:table-cell>
              <table:table-cell office:value-type="float" office:value="0.545358723">
                <text:p>0.545358723</text:p>
              </table:table-cell>
              <table:table-cell office:value-type="float" office:value="0.48223084">
                <text:p>0.48223084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581823657">
                <text:p>0.581823657</text:p>
              </table:table-cell>
              <table:table-cell office:value-type="float" office:value="0.416488697">
                <text:p>0.416488697</text:p>
              </table:table-cell>
              <table:table-cell office:value-type="float" office:value="0.566449829">
                <text:p>0.566449829</text:p>
              </table:table-cell>
              <table:table-cell office:value-type="float" office:value="0.482622443">
                <text:p>0.48262244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581226418">
                <text:p>0.581226418</text:p>
              </table:table-cell>
              <table:table-cell office:value-type="float" office:value="0.415749003">
                <text:p>0.415749003</text:p>
              </table:table-cell>
              <table:table-cell office:value-type="float" office:value="0.568820902">
                <text:p>0.568820902</text:p>
              </table:table-cell>
              <table:table-cell office:value-type="float" office:value="0.482824502">
                <text:p>0.482824502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579205224">
                <text:p>0.579205224</text:p>
              </table:table-cell>
              <table:table-cell office:value-type="float" office:value="0.421484759">
                <text:p>0.421484759</text:p>
              </table:table-cell>
              <table:table-cell office:value-type="float" office:value="0.555746026">
                <text:p>0.555746026</text:p>
              </table:table-cell>
              <table:table-cell office:value-type="float" office:value="0.482548533">
                <text:p>0.482548533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57899482">
                <text:p>0.57899482</text:p>
              </table:table-cell>
              <table:table-cell office:value-type="float" office:value="0.421052625">
                <text:p>0.421052625</text:p>
              </table:table-cell>
              <table:table-cell office:value-type="float" office:value="0.553354091">
                <text:p>0.553354091</text:p>
              </table:table-cell>
              <table:table-cell office:value-type="float" office:value="0.482338724">
                <text:p>0.482338724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577857563">
                <text:p>0.577857563</text:p>
              </table:table-cell>
              <table:table-cell office:value-type="float" office:value="0.423062494">
                <text:p>0.423062494</text:p>
              </table:table-cell>
              <table:table-cell office:value-type="float" office:value="0.544440215">
                <text:p>0.544440215</text:p>
              </table:table-cell>
              <table:table-cell office:value-type="float" office:value="0.481784997">
                <text:p>0.481784997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576968858">
                <text:p>0.576968858</text:p>
              </table:table-cell>
              <table:table-cell office:value-type="float" office:value="0.424856594">
                <text:p>0.424856594</text:p>
              </table:table-cell>
              <table:table-cell office:value-type="float" office:value="0.546407765">
                <text:p>0.546407765</text:p>
              </table:table-cell>
              <table:table-cell office:value-type="float" office:value="0.482261238">
                <text:p>0.482261238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578625271">
                <text:p>0.578625271</text:p>
              </table:table-cell>
              <table:table-cell office:value-type="float" office:value="0.421001365">
                <text:p>0.421001365</text:p>
              </table:table-cell>
              <table:table-cell office:value-type="float" office:value="0.553172893">
                <text:p>0.553172893</text:p>
              </table:table-cell>
              <table:table-cell office:value-type="float" office:value="0.482508598">
                <text:p>0.48250859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579562256">
                <text:p>0.579562256</text:p>
              </table:table-cell>
              <table:table-cell office:value-type="float" office:value="0.419964244">
                <text:p>0.419964244</text:p>
              </table:table-cell>
              <table:table-cell office:value-type="float" office:value="0.55680222">
                <text:p>0.55680222</text:p>
              </table:table-cell>
              <table:table-cell office:value-type="float" office:value="0.482347069">
                <text:p>0.482347069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581393311">
                <text:p>0.581393311</text:p>
              </table:table-cell>
              <table:table-cell office:value-type="float" office:value="0.415384223">
                <text:p>0.415384223</text:p>
              </table:table-cell>
              <table:table-cell office:value-type="float" office:value="0.567172237">
                <text:p>0.567172237</text:p>
              </table:table-cell>
              <table:table-cell office:value-type="float" office:value="0.482187925">
                <text:p>0.482187925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57720668">
                <text:p>0.57720668</text:p>
              </table:table-cell>
              <table:table-cell office:value-type="float" office:value="0.425785235">
                <text:p>0.425785235</text:p>
              </table:table-cell>
              <table:table-cell office:value-type="float" office:value="0.543311303">
                <text:p>0.543311303</text:p>
              </table:table-cell>
              <table:table-cell office:value-type="float" office:value="0.481928048">
                <text:p>0.481928048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578801701">
                <text:p>0.578801701</text:p>
              </table:table-cell>
              <table:table-cell office:value-type="float" office:value="0.423449924">
                <text:p>0.423449924</text:p>
              </table:table-cell>
              <table:table-cell office:value-type="float" office:value="0.546318358">
                <text:p>0.546318358</text:p>
              </table:table-cell>
              <table:table-cell office:value-type="float" office:value="0.482099114">
                <text:p>0.48209911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581320594">
                <text:p>0.581320594</text:p>
              </table:table-cell>
              <table:table-cell office:value-type="float" office:value="0.418466379">
                <text:p>0.418466379</text:p>
              </table:table-cell>
              <table:table-cell office:value-type="float" office:value="0.560253329">
                <text:p>0.560253329</text:p>
              </table:table-cell>
              <table:table-cell office:value-type="float" office:value="0.482329188">
                <text:p>0.482329188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578666994">
                <text:p>0.578666994</text:p>
              </table:table-cell>
              <table:table-cell office:value-type="float" office:value="0.423166802">
                <text:p>0.423166802</text:p>
              </table:table-cell>
              <table:table-cell office:value-type="float" office:value="0.549842781">
                <text:p>0.549842781</text:p>
              </table:table-cell>
              <table:table-cell office:value-type="float" office:value="0.482414422">
                <text:p>0.482414422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576697657">
                <text:p>0.576697657</text:p>
              </table:table-cell>
              <table:table-cell office:value-type="float" office:value="0.422657183">
                <text:p>0.422657183</text:p>
              </table:table-cell>
              <table:table-cell office:value-type="float" office:value="0.551815695">
                <text:p>0.551815695</text:p>
              </table:table-cell>
              <table:table-cell office:value-type="float" office:value="0.482223687">
                <text:p>0.482223687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576931903">
                <text:p>0.576931903</text:p>
              </table:table-cell>
              <table:table-cell office:value-type="float" office:value="0.42562907">
                <text:p>0.42562907</text:p>
              </table:table-cell>
              <table:table-cell office:value-type="float" office:value="0.542857116">
                <text:p>0.542857116</text:p>
              </table:table-cell>
              <table:table-cell office:value-type="float" office:value="0.481876192">
                <text:p>0.481876192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577890942">
                <text:p>0.577890942</text:p>
              </table:table-cell>
              <table:table-cell office:value-type="float" office:value="0.421917489">
                <text:p>0.421917489</text:p>
              </table:table-cell>
              <table:table-cell office:value-type="float" office:value="0.546475714">
                <text:p>0.546475714</text:p>
              </table:table-cell>
              <table:table-cell office:value-type="float" office:value="0.481602011">
                <text:p>0.481602011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579001973">
                <text:p>0.579001973</text:p>
              </table:table-cell>
              <table:table-cell office:value-type="float" office:value="0.419353893">
                <text:p>0.419353893</text:p>
              </table:table-cell>
              <table:table-cell office:value-type="float" office:value="0.558074183">
                <text:p>0.558074183</text:p>
              </table:table-cell>
              <table:table-cell office:value-type="float" office:value="0.482338724">
                <text:p>0.482338724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578450033">
                <text:p>0.578450033</text:p>
              </table:table-cell>
              <table:table-cell office:value-type="float" office:value="0.423140576">
                <text:p>0.423140576</text:p>
              </table:table-cell>
              <table:table-cell office:value-type="float" office:value="0.546184843">
                <text:p>0.546184843</text:p>
              </table:table-cell>
              <table:table-cell office:value-type="float" office:value="0.481991825">
                <text:p>0.481991825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578146646">
                <text:p>0.578146646</text:p>
              </table:table-cell>
              <table:table-cell office:value-type="float" office:value="0.422994545">
                <text:p>0.422994545</text:p>
              </table:table-cell>
              <table:table-cell office:value-type="float" office:value="0.547557538">
                <text:p>0.547557538</text:p>
              </table:table-cell>
              <table:table-cell office:value-type="float" office:value="0.482257066">
                <text:p>0.482257066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578727791">
                <text:p>0.578727791</text:p>
              </table:table-cell>
              <table:table-cell office:value-type="float" office:value="0.423468402">
                <text:p>0.423468402</text:p>
              </table:table-cell>
              <table:table-cell office:value-type="float" office:value="0.546969837">
                <text:p>0.546969837</text:p>
              </table:table-cell>
              <table:table-cell office:value-type="float" office:value="0.482264815">
                <text:p>0.482264815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580768654">
                <text:p>0.580768654</text:p>
              </table:table-cell>
              <table:table-cell office:value-type="float" office:value="0.417188456">
                <text:p>0.417188456</text:p>
              </table:table-cell>
              <table:table-cell office:value-type="float" office:value="0.56218452">
                <text:p>0.56218452</text:p>
              </table:table-cell>
              <table:table-cell office:value-type="float" office:value="0.482369719">
                <text:p>0.48236971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581575701">
                <text:p>0.581575701</text:p>
              </table:table-cell>
              <table:table-cell office:value-type="float" office:value="0.415586879">
                <text:p>0.415586879</text:p>
              </table:table-cell>
              <table:table-cell office:value-type="float" office:value="0.567382642">
                <text:p>0.567382642</text:p>
              </table:table-cell>
              <table:table-cell office:value-type="float" office:value="0.482555089">
                <text:p>0.482555089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57832546">
                <text:p>0.57832546</text:p>
              </table:table-cell>
              <table:table-cell office:value-type="float" office:value="0.420833876">
                <text:p>0.420833876</text:p>
              </table:table-cell>
              <table:table-cell office:value-type="float" office:value="0.551206535">
                <text:p>0.551206535</text:p>
              </table:table-cell>
              <table:table-cell office:value-type="float" office:value="0.482403693">
                <text:p>0.482403693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578754017">
                <text:p>0.578754017</text:p>
              </table:table-cell>
              <table:table-cell office:value-type="float" office:value="0.420916131">
                <text:p>0.420916131</text:p>
              </table:table-cell>
              <table:table-cell office:value-type="float" office:value="0.546221798">
                <text:p>0.546221798</text:p>
              </table:table-cell>
              <table:table-cell office:value-type="float" office:value="0.481516776">
                <text:p>0.481516776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578790972">
                <text:p>0.578790972</text:p>
              </table:table-cell>
              <table:table-cell office:value-type="float" office:value="0.420740893">
                <text:p>0.420740893</text:p>
              </table:table-cell>
              <table:table-cell office:value-type="float" office:value="0.546954935">
                <text:p>0.546954935</text:p>
              </table:table-cell>
              <table:table-cell office:value-type="float" office:value="0.481701551">
                <text:p>0.481701551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577121446">
                <text:p>0.577121446</text:p>
              </table:table-cell>
              <table:table-cell office:value-type="float" office:value="0.425916961">
                <text:p>0.425916961</text:p>
              </table:table-cell>
              <table:table-cell office:value-type="float" office:value="0.543104475">
                <text:p>0.543104475</text:p>
              </table:table-cell>
              <table:table-cell office:value-type="float" office:value="0.482038317">
                <text:p>0.482038317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577584574">
                <text:p>0.577584574</text:p>
              </table:table-cell>
              <table:table-cell office:value-type="float" office:value="0.424689701">
                <text:p>0.424689701</text:p>
              </table:table-cell>
              <table:table-cell office:value-type="float" office:value="0.545100635">
                <text:p>0.545100635</text:p>
              </table:table-cell>
              <table:table-cell office:value-type="float" office:value="0.481987057">
                <text:p>0.481987057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581682394">
                <text:p>0.581682394</text:p>
              </table:table-cell>
              <table:table-cell office:value-type="float" office:value="0.415853312">
                <text:p>0.415853312</text:p>
              </table:table-cell>
              <table:table-cell office:value-type="float" office:value="0.56686885">
                <text:p>0.56686885</text:p>
              </table:table-cell>
              <table:table-cell office:value-type="float" office:value="0.48253542">
                <text:p>0.48253542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581081579">
                <text:p>0.581081579</text:p>
              </table:table-cell>
              <table:table-cell office:value-type="float" office:value="0.415453364">
                <text:p>0.415453364</text:p>
              </table:table-cell>
              <table:table-cell office:value-type="float" office:value="0.56802816">
                <text:p>0.56802816</text:p>
              </table:table-cell>
              <table:table-cell office:value-type="float" office:value="0.482497869">
                <text:p>0.482497869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580898593">
                <text:p>0.580898593</text:p>
              </table:table-cell>
              <table:table-cell office:value-type="float" office:value="0.418530752">
                <text:p>0.418530752</text:p>
              </table:table-cell>
              <table:table-cell office:value-type="float" office:value="0.559739537">
                <text:p>0.559739537</text:p>
              </table:table-cell>
              <table:table-cell office:value-type="float" office:value="0.482153354">
                <text:p>0.482153354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579882929">
                <text:p>0.579882929</text:p>
              </table:table-cell>
              <table:table-cell office:value-type="float" office:value="0.420940569">
                <text:p>0.420940569</text:p>
              </table:table-cell>
              <table:table-cell office:value-type="float" office:value="0.554615325">
                <text:p>0.554615325</text:p>
              </table:table-cell>
              <table:table-cell office:value-type="float" office:value="0.482166467">
                <text:p>0.48216646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577547023">
                <text:p>0.577547023</text:p>
              </table:table-cell>
              <table:table-cell office:value-type="float" office:value="0.425755432">
                <text:p>0.425755432</text:p>
              </table:table-cell>
              <table:table-cell office:value-type="float" office:value="0.544006293">
                <text:p>0.544006293</text:p>
              </table:table-cell>
              <table:table-cell office:value-type="float" office:value="0.482104478">
                <text:p>0.482104478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579040716">
                <text:p>0.579040716</text:p>
              </table:table-cell>
              <table:table-cell office:value-type="float" office:value="0.420407703">
                <text:p>0.420407703</text:p>
              </table:table-cell>
              <table:table-cell office:value-type="float" office:value="0.545550054">
                <text:p>0.545550054</text:p>
              </table:table-cell>
              <table:table-cell office:value-type="float" office:value="0.481886325">
                <text:p>0.481886325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578194926">
                <text:p>0.578194926</text:p>
              </table:table-cell>
              <table:table-cell office:value-type="float" office:value="0.42193835">
                <text:p>0.42193835</text:p>
              </table:table-cell>
              <table:table-cell office:value-type="float" office:value="0.550184912">
                <text:p>0.550184912</text:p>
              </table:table-cell>
              <table:table-cell office:value-type="float" office:value="0.482892452">
                <text:p>0.482892452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579012701">
                <text:p>0.579012701</text:p>
              </table:table-cell>
              <table:table-cell office:value-type="float" office:value="0.418664267">
                <text:p>0.418664267</text:p>
              </table:table-cell>
              <table:table-cell office:value-type="float" office:value="0.5579359">
                <text:p>0.5579359</text:p>
              </table:table-cell>
              <table:table-cell office:value-type="float" office:value="0.482786355">
                <text:p>0.482786355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579786966">
                <text:p>0.579786966</text:p>
              </table:table-cell>
              <table:table-cell office:value-type="float" office:value="0.418106963">
                <text:p>0.418106963</text:p>
              </table:table-cell>
              <table:table-cell office:value-type="float" office:value="0.560045309">
                <text:p>0.560045309</text:p>
              </table:table-cell>
              <table:table-cell office:value-type="float" office:value="0.482705889">
                <text:p>0.482705889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580746601">
                <text:p>0.580746601</text:p>
              </table:table-cell>
              <table:table-cell office:value-type="float" office:value="0.415343096">
                <text:p>0.415343096</text:p>
              </table:table-cell>
              <table:table-cell office:value-type="float" office:value="0.567429133">
                <text:p>0.567429133</text:p>
              </table:table-cell>
              <table:table-cell office:value-type="float" office:value="0.482878743">
                <text:p>0.482878743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57945616">
                <text:p>0.57945616</text:p>
              </table:table-cell>
              <table:table-cell office:value-type="float" office:value="0.417801192">
                <text:p>0.417801192</text:p>
              </table:table-cell>
              <table:table-cell office:value-type="float" office:value="0.561267204">
                <text:p>0.561267204</text:p>
              </table:table-cell>
              <table:table-cell office:value-type="float" office:value="0.482791124">
                <text:p>0.482791124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579888294">
                <text:p>0.579888294</text:p>
              </table:table-cell>
              <table:table-cell office:value-type="float" office:value="0.416404655">
                <text:p>0.416404655</text:p>
              </table:table-cell>
              <table:table-cell office:value-type="float" office:value="0.565421053">
                <text:p>0.565421053</text:p>
              </table:table-cell>
              <table:table-cell office:value-type="float" office:value="0.482728539">
                <text:p>0.482728539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57794697">
                <text:p>0.57794697</text:p>
              </table:table-cell>
              <table:table-cell office:value-type="float" office:value="0.424018553">
                <text:p>0.424018553</text:p>
              </table:table-cell>
              <table:table-cell office:value-type="float" office:value="0.545532768">
                <text:p>0.545532768</text:p>
              </table:table-cell>
              <table:table-cell office:value-type="float" office:value="0.482388792">
                <text:p>0.482388792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577275822">
                <text:p>0.577275822</text:p>
              </table:table-cell>
              <table:table-cell office:value-type="float" office:value="0.423930934">
                <text:p>0.423930934</text:p>
              </table:table-cell>
              <table:table-cell office:value-type="float" office:value="0.547072357">
                <text:p>0.547072357</text:p>
              </table:table-cell>
              <table:table-cell office:value-type="float" office:value="0.482798872">
                <text:p>0.48279887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57973809">
                <text:p>0.57973809</text:p>
              </table:table-cell>
              <table:table-cell office:value-type="float" office:value="0.416760494">
                <text:p>0.416760494</text:p>
              </table:table-cell>
              <table:table-cell office:value-type="float" office:value="0.565450259">
                <text:p>0.565450259</text:p>
              </table:table-cell>
              <table:table-cell office:value-type="float" office:value="0.482949672">
                <text:p>0.482949672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577766368">
                <text:p>0.577766368</text:p>
              </table:table-cell>
              <table:table-cell office:value-type="float" office:value="0.423902324">
                <text:p>0.423902324</text:p>
              </table:table-cell>
              <table:table-cell office:value-type="float" office:value="0.545877879">
                <text:p>0.545877879</text:p>
              </table:table-cell>
              <table:table-cell office:value-type="float" office:value="0.482603965">
                <text:p>0.482603965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576880047">
                <text:p>0.576880047</text:p>
              </table:table-cell>
              <table:table-cell office:value-type="float" office:value="0.425015739">
                <text:p>0.425015739</text:p>
              </table:table-cell>
              <table:table-cell office:value-type="float" office:value="0.544076031">
                <text:p>0.544076031</text:p>
              </table:table-cell>
              <table:table-cell office:value-type="float" office:value="0.482607541">
                <text:p>0.482607541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57991154">
                <text:p>0.57991154</text:p>
              </table:table-cell>
              <table:table-cell office:value-type="float" office:value="0.420209219">
                <text:p>0.420209219</text:p>
              </table:table-cell>
              <table:table-cell office:value-type="float" office:value="0.55716402">
                <text:p>0.55716402</text:p>
              </table:table-cell>
              <table:table-cell office:value-type="float" office:value="0.482979474">
                <text:p>0.482979474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5767364">
                <text:p>0.5767364</text:p>
              </table:table-cell>
              <table:table-cell office:value-type="float" office:value="0.42628353">
                <text:p>0.42628353</text:p>
              </table:table-cell>
              <table:table-cell office:value-type="float" office:value="0.542697971">
                <text:p>0.542697971</text:p>
              </table:table-cell>
              <table:table-cell office:value-type="float" office:value="0.482577739">
                <text:p>0.482577739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577768752">
                <text:p>0.577768752</text:p>
              </table:table-cell>
              <table:table-cell office:value-type="float" office:value="0.422598174">
                <text:p>0.422598174</text:p>
              </table:table-cell>
              <table:table-cell office:value-type="float" office:value="0.545290177">
                <text:p>0.545290177</text:p>
              </table:table-cell>
              <table:table-cell office:value-type="float" office:value="0.482562838">
                <text:p>0.482562838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578520963">
                <text:p>0.578520963</text:p>
              </table:table-cell>
              <table:table-cell office:value-type="float" office:value="0.42141681">
                <text:p>0.42141681</text:p>
              </table:table-cell>
              <table:table-cell office:value-type="float" office:value="0.54675228">
                <text:p>0.54675228</text:p>
              </table:table-cell>
              <table:table-cell office:value-type="float" office:value="0.482408462">
                <text:p>0.482408462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580453942">
                <text:p>0.580453942</text:p>
              </table:table-cell>
              <table:table-cell office:value-type="float" office:value="0.422884872">
                <text:p>0.422884872</text:p>
              </table:table-cell>
              <table:table-cell office:value-type="float" office:value="0.547075933">
                <text:p>0.547075933</text:p>
              </table:table-cell>
              <table:table-cell office:value-type="float" office:value="0.482665954">
                <text:p>0.482665954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578739116">
                <text:p>0.578739116</text:p>
              </table:table-cell>
              <table:table-cell office:value-type="float" office:value="0.420975139">
                <text:p>0.420975139</text:p>
              </table:table-cell>
              <table:table-cell office:value-type="float" office:value="0.553996629">
                <text:p>0.553996629</text:p>
              </table:table-cell>
              <table:table-cell office:value-type="float" office:value="0.482835231">
                <text:p>0.482835231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580940912">
                <text:p>0.580940912</text:p>
              </table:table-cell>
              <table:table-cell office:value-type="float" office:value="0.415716817">
                <text:p>0.415716817</text:p>
              </table:table-cell>
              <table:table-cell office:value-type="float" office:value="0.566532083">
                <text:p>0.566532083</text:p>
              </table:table-cell>
              <table:table-cell office:value-type="float" office:value="0.48312491">
                <text:p>0.483124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